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31864"/>
    </style:style>
    <style:style style:name="P74" style:family="paragraph" style:parent-style-name="Standard">
      <style:text-properties officeooo:rsid="001a1637" officeooo:paragraph-rsid="0725a78e"/>
    </style:style>
    <style:style style:name="P75" style:family="paragraph" style:parent-style-name="Standard">
      <style:text-properties officeooo:rsid="001a1637" officeooo:paragraph-rsid="072ee9ea"/>
    </style:style>
    <style:style style:name="P76" style:family="paragraph" style:parent-style-name="Standard">
      <style:text-properties officeooo:rsid="001a1637" officeooo:paragraph-rsid="077bf642"/>
    </style:style>
    <style:style style:name="P77" style:family="paragraph" style:parent-style-name="Standard">
      <style:text-properties officeooo:rsid="001a1637" officeooo:paragraph-rsid="07d60c2a"/>
    </style:style>
    <style:style style:name="P78" style:family="paragraph" style:parent-style-name="Standard">
      <style:text-properties officeooo:rsid="001a1637" officeooo:paragraph-rsid="07f859a9"/>
    </style:style>
    <style:style style:name="P79" style:family="paragraph" style:parent-style-name="Standard">
      <style:text-properties officeooo:rsid="001a1637" officeooo:paragraph-rsid="08dd39ee"/>
    </style:style>
    <style:style style:name="P80" style:family="paragraph" style:parent-style-name="Standard">
      <style:text-properties officeooo:rsid="001a1637" officeooo:paragraph-rsid="09475ecd"/>
    </style:style>
    <style:style style:name="P81" style:family="paragraph" style:parent-style-name="Standard">
      <style:text-properties officeooo:rsid="001a1637" officeooo:paragraph-rsid="09508d9c"/>
    </style:style>
    <style:style style:name="P82" style:family="paragraph" style:parent-style-name="Standard">
      <style:text-properties officeooo:rsid="001a1637" officeooo:paragraph-rsid="09526d0d"/>
    </style:style>
    <style:style style:name="P83" style:family="paragraph" style:parent-style-name="Standard">
      <style:text-properties officeooo:rsid="001a1637" officeooo:paragraph-rsid="09d44b4a"/>
    </style:style>
    <style:style style:name="P84" style:family="paragraph" style:parent-style-name="Standard">
      <style:text-properties officeooo:rsid="001a1637" officeooo:paragraph-rsid="09f595e2"/>
    </style:style>
    <style:style style:name="P85" style:family="paragraph" style:parent-style-name="Standard">
      <style:text-properties officeooo:rsid="001a1637" officeooo:paragraph-rsid="09b578ec"/>
    </style:style>
    <style:style style:name="P86" style:family="paragraph" style:parent-style-name="Standard">
      <style:text-properties officeooo:rsid="001a1637" officeooo:paragraph-rsid="0b8026d6"/>
    </style:style>
    <style:style style:name="P87" style:family="paragraph" style:parent-style-name="Standard">
      <style:text-properties officeooo:rsid="001a1637" officeooo:paragraph-rsid="0c1ed142"/>
    </style:style>
    <style:style style:name="P88" style:family="paragraph" style:parent-style-name="Standard">
      <style:text-properties officeooo:rsid="001a1637" officeooo:paragraph-rsid="0c208ff1"/>
    </style:style>
    <style:style style:name="P89" style:family="paragraph" style:parent-style-name="Standard">
      <style:text-properties officeooo:rsid="001a1637" officeooo:paragraph-rsid="0b74b761"/>
    </style:style>
    <style:style style:name="P90" style:family="paragraph" style:parent-style-name="Standard">
      <style:text-properties officeooo:rsid="001a1637" officeooo:paragraph-rsid="0bf72e20"/>
    </style:style>
    <style:style style:name="P91" style:family="paragraph" style:parent-style-name="Standard">
      <style:text-properties officeooo:rsid="001a1637" officeooo:paragraph-rsid="0bfc58f8"/>
    </style:style>
    <style:style style:name="P92" style:family="paragraph" style:parent-style-name="Standard">
      <style:text-properties officeooo:rsid="001a1637" officeooo:paragraph-rsid="0bf90bef"/>
    </style:style>
    <style:style style:name="P93" style:family="paragraph" style:parent-style-name="Standard">
      <style:text-properties officeooo:rsid="001a1637" officeooo:paragraph-rsid="0c2d5bab"/>
    </style:style>
    <style:style style:name="P94" style:family="paragraph" style:parent-style-name="Standard">
      <style:text-properties officeooo:rsid="001a1637" officeooo:paragraph-rsid="0c2dd08c"/>
    </style:style>
    <style:style style:name="P95" style:family="paragraph" style:parent-style-name="Standard">
      <style:text-properties officeooo:rsid="001a1637" officeooo:paragraph-rsid="0c2ecd8e"/>
    </style:style>
    <style:style style:name="P96" style:family="paragraph" style:parent-style-name="Standard">
      <style:text-properties officeooo:rsid="001a1637" officeooo:paragraph-rsid="0c319013"/>
    </style:style>
    <style:style style:name="P97" style:family="paragraph" style:parent-style-name="Standard">
      <style:text-properties officeooo:rsid="001a1637" officeooo:paragraph-rsid="0c5be195"/>
    </style:style>
    <style:style style:name="P98" style:family="paragraph" style:parent-style-name="Standard">
      <style:text-properties officeooo:rsid="001a1637" officeooo:paragraph-rsid="0c790b3e"/>
    </style:style>
    <style:style style:name="P99" style:family="paragraph" style:parent-style-name="Standard">
      <style:text-properties officeooo:rsid="001a1637" officeooo:paragraph-rsid="0c89db3e"/>
    </style:style>
    <style:style style:name="P100" style:family="paragraph" style:parent-style-name="Standard">
      <style:text-properties officeooo:rsid="001a1637" officeooo:paragraph-rsid="0c8c042a"/>
    </style:style>
    <style:style style:name="P101" style:family="paragraph" style:parent-style-name="Standard">
      <style:text-properties officeooo:rsid="001a1637" officeooo:paragraph-rsid="0c909009"/>
    </style:style>
    <style:style style:name="P102" style:family="paragraph" style:parent-style-name="Standard">
      <style:text-properties officeooo:rsid="001a1637" officeooo:paragraph-rsid="0c99f80c"/>
    </style:style>
    <style:style style:name="P103" style:family="paragraph" style:parent-style-name="Standard">
      <style:text-properties officeooo:rsid="001a1637" officeooo:paragraph-rsid="0c9e43a8"/>
    </style:style>
    <style:style style:name="P104" style:family="paragraph" style:parent-style-name="Standard">
      <style:text-properties officeooo:rsid="001a1637" officeooo:paragraph-rsid="0c439590"/>
    </style:style>
    <style:style style:name="P105" style:family="paragraph" style:parent-style-name="Standard">
      <style:text-properties officeooo:rsid="001a1637" officeooo:paragraph-rsid="0ca60d33"/>
    </style:style>
    <style:style style:name="P106" style:family="paragraph" style:parent-style-name="Standard">
      <style:text-properties officeooo:rsid="001a1637" officeooo:paragraph-rsid="0c933392"/>
    </style:style>
    <style:style style:name="P107" style:family="paragraph" style:parent-style-name="Standard">
      <style:text-properties officeooo:rsid="001a1637" officeooo:paragraph-rsid="0c20ec2b"/>
    </style:style>
    <style:style style:name="P108" style:family="paragraph" style:parent-style-name="Standard">
      <style:text-properties officeooo:rsid="001a1637" officeooo:paragraph-rsid="0cab3d0b"/>
    </style:style>
    <style:style style:name="P109" style:family="paragraph" style:parent-style-name="Standard">
      <style:text-properties officeooo:rsid="001a1637" officeooo:paragraph-rsid="0c2372a8"/>
    </style:style>
    <style:style style:name="P110" style:family="paragraph" style:parent-style-name="Standard">
      <style:text-properties officeooo:rsid="001a1637" officeooo:paragraph-rsid="0d0f1ba2"/>
    </style:style>
    <style:style style:name="P111" style:family="paragraph" style:parent-style-name="Standard">
      <style:text-properties officeooo:rsid="001a1637" officeooo:paragraph-rsid="0d181276"/>
    </style:style>
    <style:style style:name="P112" style:family="paragraph" style:parent-style-name="Standard">
      <style:text-properties officeooo:rsid="001a1637" officeooo:paragraph-rsid="0d2c92c1"/>
    </style:style>
    <style:style style:name="P113" style:family="paragraph" style:parent-style-name="Standard">
      <style:text-properties officeooo:rsid="001a1637" officeooo:paragraph-rsid="0dfa5cd7"/>
    </style:style>
    <style:style style:name="P114" style:family="paragraph" style:parent-style-name="Standard">
      <style:text-properties officeooo:rsid="001a1637" officeooo:paragraph-rsid="0e8b0b40"/>
    </style:style>
    <style:style style:name="P115" style:family="paragraph" style:parent-style-name="Standard">
      <style:text-properties officeooo:rsid="001a1637" officeooo:paragraph-rsid="108eb7ac"/>
    </style:style>
    <style:style style:name="P116" style:family="paragraph" style:parent-style-name="Standard">
      <style:text-properties officeooo:rsid="001a1637" officeooo:paragraph-rsid="06df48d6"/>
    </style:style>
    <style:style style:name="P117" style:family="paragraph" style:parent-style-name="Standard">
      <style:text-properties officeooo:rsid="001a1637" officeooo:paragraph-rsid="11a28a5d"/>
    </style:style>
    <style:style style:name="P118" style:family="paragraph" style:parent-style-name="Standard">
      <style:text-properties officeooo:rsid="001a1637" officeooo:paragraph-rsid="11c0ef63"/>
    </style:style>
    <style:style style:name="P119" style:family="paragraph" style:parent-style-name="Standard">
      <style:text-properties officeooo:rsid="001a1637" officeooo:paragraph-rsid="11caf45b"/>
    </style:style>
    <style:style style:name="P120" style:family="paragraph" style:parent-style-name="Standard">
      <style:text-properties officeooo:rsid="001a1637" officeooo:paragraph-rsid="113e2af3"/>
    </style:style>
    <style:style style:name="P121" style:family="paragraph" style:parent-style-name="Standard">
      <style:text-properties officeooo:rsid="001a1637" officeooo:paragraph-rsid="11582932"/>
    </style:style>
    <style:style style:name="P122" style:family="paragraph" style:parent-style-name="Standard">
      <style:text-properties officeooo:rsid="001a1637" officeooo:paragraph-rsid="1171c0db"/>
    </style:style>
    <style:style style:name="P123" style:family="paragraph" style:parent-style-name="Standard">
      <style:text-properties officeooo:rsid="001a1637" officeooo:paragraph-rsid="116d1028"/>
    </style:style>
    <style:style style:name="P124" style:family="paragraph" style:parent-style-name="Standard">
      <style:text-properties officeooo:rsid="001a1637" officeooo:paragraph-rsid="126c9fb5"/>
    </style:style>
    <style:style style:name="P125" style:family="paragraph" style:parent-style-name="Standard">
      <style:text-properties officeooo:rsid="001a1637" officeooo:paragraph-rsid="12704f0d"/>
    </style:style>
    <style:style style:name="P126"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4" style:family="paragraph" style:parent-style-name="Standard">
      <style:text-properties style:text-underline-style="none" fo:font-weight="normal" officeooo:rsid="001a1637" officeooo:paragraph-rsid="06e7aaf8" style:font-weight-asian="normal" style:font-weight-complex="normal"/>
    </style:style>
    <style:style style:name="P135" style:family="paragraph" style:parent-style-name="Standard">
      <style:text-properties style:text-underline-style="none" fo:font-weight="normal" officeooo:rsid="001a1637" officeooo:paragraph-rsid="06f31a9a" style:font-weight-asian="normal" style:font-weight-complex="normal"/>
    </style:style>
    <style:style style:name="P136" style:family="paragraph" style:parent-style-name="Standard">
      <style:text-properties style:text-underline-style="none" fo:font-weight="normal" officeooo:rsid="001a1637" officeooo:paragraph-rsid="06f67e5b" style:font-weight-asian="normal" style:font-weight-complex="normal"/>
    </style:style>
    <style:style style:name="P137" style:family="paragraph" style:parent-style-name="Standard">
      <style:text-properties style:text-underline-style="none" fo:font-weight="normal" officeooo:rsid="001a1637" officeooo:paragraph-rsid="06f7dd00" style:font-weight-asian="normal" style:font-weight-complex="normal"/>
    </style:style>
    <style:style style:name="P138" style:family="paragraph" style:parent-style-name="Standard">
      <style:text-properties style:text-underline-style="none" fo:font-weight="normal" officeooo:rsid="001a1637" officeooo:paragraph-rsid="06f8f933" style:font-weight-asian="normal" style:font-weight-complex="normal"/>
    </style:style>
    <style:style style:name="P139" style:family="paragraph" style:parent-style-name="Standard">
      <style:text-properties style:text-underline-style="none" fo:font-weight="normal" officeooo:rsid="001a1637" officeooo:paragraph-rsid="06fbc737" style:font-weight-asian="normal" style:font-weight-complex="normal"/>
    </style:style>
    <style:style style:name="P140" style:family="paragraph" style:parent-style-name="Standard">
      <style:text-properties style:text-underline-style="none" fo:font-weight="normal" officeooo:rsid="001a1637" officeooo:paragraph-rsid="0ab45cad" style:font-weight-asian="normal" style:font-weight-complex="normal"/>
    </style:style>
    <style:style style:name="P141" style:family="paragraph" style:parent-style-name="Standard">
      <style:text-properties style:text-underline-style="none" fo:font-weight="normal" officeooo:rsid="044e5bac" officeooo:paragraph-rsid="0717235b" style:font-weight-asian="normal" style:font-weight-complex="normal"/>
    </style:style>
    <style:style style:name="P142" style:family="paragraph" style:parent-style-name="Standard">
      <style:text-properties style:text-underline-style="none" fo:font-weight="normal" officeooo:rsid="00270697" officeooo:paragraph-rsid="001f0ea3" style:font-weight-asian="normal" style:font-weight-complex="normal"/>
    </style:style>
    <style:style style:name="P143" style:family="paragraph" style:parent-style-name="Standard">
      <style:text-properties style:text-underline-style="none" fo:font-weight="normal" officeooo:rsid="00270697" officeooo:paragraph-rsid="071a22d6" style:font-weight-asian="normal" style:font-weight-complex="normal"/>
    </style:style>
    <style:style style:name="P144" style:family="paragraph" style:parent-style-name="Standard">
      <style:text-properties style:text-underline-style="none" fo:font-weight="normal" officeooo:rsid="00270697" officeooo:paragraph-rsid="06f0cc8b" style:font-weight-asian="normal" style:font-weight-complex="normal"/>
    </style:style>
    <style:style style:name="P145" style:family="paragraph" style:parent-style-name="Standard">
      <style:text-properties style:text-underline-style="none" fo:font-weight="normal" officeooo:rsid="06ba1545" officeooo:paragraph-rsid="071a22d6" style:font-weight-asian="normal" style:font-weight-complex="normal"/>
    </style:style>
    <style:style style:name="P146" style:family="paragraph" style:parent-style-name="Standard">
      <style:text-properties style:text-underline-style="none" fo:font-weight="normal" officeooo:rsid="06ba1545" officeooo:paragraph-rsid="06f14970" style:font-weight-asian="normal" style:font-weight-complex="normal"/>
    </style:style>
    <style:style style:name="P147" style:family="paragraph" style:parent-style-name="Standard">
      <style:text-properties style:text-underline-style="none" fo:font-weight="normal" officeooo:rsid="06bb41a6" officeooo:paragraph-rsid="071a22d6" style:font-weight-asian="normal" style:font-weight-complex="normal"/>
    </style:style>
    <style:style style:name="P148" style:family="paragraph" style:parent-style-name="Standard">
      <style:text-properties style:text-underline-style="none" fo:font-weight="normal" officeooo:rsid="0033de04" officeooo:paragraph-rsid="070d1180" style:font-weight-asian="normal" style:font-weight-complex="normal"/>
    </style:style>
    <style:style style:name="P149" style:family="paragraph" style:parent-style-name="Standard">
      <style:text-properties style:text-underline-style="none" fo:font-weight="normal" officeooo:rsid="0a48135d" officeooo:paragraph-rsid="0a48135d" style:font-weight-asian="normal" style:font-weight-complex="normal"/>
    </style:style>
    <style:style style:name="P150" style:family="paragraph" style:parent-style-name="Standard">
      <style:text-properties officeooo:rsid="0037565c" officeooo:paragraph-rsid="0037565c"/>
    </style:style>
    <style:style style:name="P151" style:family="paragraph" style:parent-style-name="Standard">
      <style:text-properties fo:font-style="italic" officeooo:rsid="004897fc" officeooo:paragraph-rsid="0075845c" style:font-style-asian="italic" style:font-style-complex="italic"/>
    </style:style>
    <style:style style:name="P152" style:family="paragraph" style:parent-style-name="Standard">
      <style:text-properties fo:font-style="italic" officeooo:rsid="004897fc" officeooo:paragraph-rsid="0c1ed142" style:font-style-asian="italic" style:font-style-complex="italic"/>
    </style:style>
    <style:style style:name="P153" style:family="paragraph" style:parent-style-name="Standard">
      <style:text-properties fo:font-style="italic" officeooo:rsid="043186ab" officeooo:paragraph-rsid="0472ec40" style:font-style-asian="italic" style:font-style-complex="italic"/>
    </style:style>
    <style:style style:name="P154" style:family="paragraph" style:parent-style-name="Standard">
      <style:text-properties fo:font-style="italic" officeooo:rsid="0aaa103a" officeooo:paragraph-rsid="0b8026d6" style:font-style-asian="italic" style:font-style-complex="italic"/>
    </style:style>
    <style:style style:name="P155" style:family="paragraph" style:parent-style-name="Standard">
      <style:text-properties fo:font-style="italic" officeooo:rsid="0c2d5bab" officeooo:paragraph-rsid="0c2dd08c" style:font-style-asian="italic" style:font-style-complex="italic"/>
    </style:style>
    <style:style style:name="P156" style:family="paragraph" style:parent-style-name="Standard">
      <style:text-properties fo:font-style="italic" officeooo:rsid="0c2dd08c" officeooo:paragraph-rsid="0c2ecd8e" style:font-style-asian="italic" style:font-style-complex="italic"/>
    </style:style>
    <style:style style:name="P157" style:family="paragraph" style:parent-style-name="Standard">
      <style:text-properties fo:font-style="italic" officeooo:rsid="0f94a613" officeooo:paragraph-rsid="0ffcb492" style:font-style-asian="italic" style:font-style-complex="italic"/>
    </style:style>
    <style:style style:name="P158"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9"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0"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1"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6" style:family="paragraph" style:parent-style-name="Standard">
      <style:text-properties fo:font-style="normal" officeooo:rsid="004897fc" officeooo:paragraph-rsid="0074b1c9" style:font-style-asian="normal" style:font-style-complex="normal"/>
    </style:style>
    <style:style style:name="P167" style:family="paragraph" style:parent-style-name="Standard">
      <style:text-properties fo:font-style="normal" officeooo:rsid="004897fc" officeooo:paragraph-rsid="0075845c" style:font-style-asian="normal" style:font-style-complex="normal"/>
    </style:style>
    <style:style style:name="P168" style:family="paragraph" style:parent-style-name="Standard">
      <style:text-properties fo:font-style="normal" officeooo:rsid="004897fc" officeooo:paragraph-rsid="0c1ed142" style:font-style-asian="normal" style:font-style-complex="normal"/>
    </style:style>
    <style:style style:name="P169" style:family="paragraph" style:parent-style-name="Standard">
      <style:text-properties fo:font-style="normal" officeooo:rsid="004897fc" officeooo:paragraph-rsid="0ca9ee04" style:font-style-asian="normal" style:font-style-complex="normal"/>
    </style:style>
    <style:style style:name="P170" style:family="paragraph" style:parent-style-name="Standard">
      <style:text-properties fo:font-style="normal" officeooo:rsid="0116f2f1" officeooo:paragraph-rsid="011c85d9" style:font-style-asian="normal" style:font-style-complex="normal"/>
    </style:style>
    <style:style style:name="P171" style:family="paragraph" style:parent-style-name="Standard">
      <style:text-properties fo:font-style="normal" officeooo:rsid="001a1637" officeooo:paragraph-rsid="01526a37" style:font-style-asian="normal" style:font-style-complex="normal"/>
    </style:style>
    <style:style style:name="P172" style:family="paragraph" style:parent-style-name="Standard">
      <style:text-properties fo:font-style="normal" officeooo:rsid="001a1637" officeooo:paragraph-rsid="02debfa5" style:font-style-asian="normal" style:font-style-complex="normal"/>
    </style:style>
    <style:style style:name="P173" style:family="paragraph" style:parent-style-name="Standard">
      <style:text-properties fo:font-style="normal" officeooo:rsid="001a1637" officeooo:paragraph-rsid="02e582fc" style:font-style-asian="normal" style:font-style-complex="normal"/>
    </style:style>
    <style:style style:name="P174" style:family="paragraph" style:parent-style-name="Standard">
      <style:text-properties fo:font-style="normal" officeooo:rsid="001a1637" officeooo:paragraph-rsid="0303f948" style:font-style-asian="normal" style:font-style-complex="normal"/>
    </style:style>
    <style:style style:name="P175" style:family="paragraph" style:parent-style-name="Standard">
      <style:text-properties fo:font-style="normal" officeooo:rsid="001a1637" officeooo:paragraph-rsid="031b52b4" style:font-style-asian="normal" style:font-style-complex="normal"/>
    </style:style>
    <style:style style:name="P176" style:family="paragraph" style:parent-style-name="Standard">
      <style:text-properties fo:font-style="normal" officeooo:rsid="001a1637" officeooo:paragraph-rsid="032266e9" style:font-style-asian="normal" style:font-style-complex="normal"/>
    </style:style>
    <style:style style:name="P177" style:family="paragraph" style:parent-style-name="Standard">
      <style:text-properties fo:font-style="normal" officeooo:rsid="001a1637" officeooo:paragraph-rsid="03457f76" style:font-style-asian="normal" style:font-style-complex="normal"/>
    </style:style>
    <style:style style:name="P178" style:family="paragraph" style:parent-style-name="Standard">
      <style:text-properties fo:font-style="normal" officeooo:rsid="001a1637" officeooo:paragraph-rsid="037a6a18" style:font-style-asian="normal" style:font-style-complex="normal"/>
    </style:style>
    <style:style style:name="P179" style:family="paragraph" style:parent-style-name="Standard">
      <style:text-properties fo:font-style="normal" officeooo:rsid="001a1637" officeooo:paragraph-rsid="03a78896" style:font-style-asian="normal" style:font-style-complex="normal"/>
    </style:style>
    <style:style style:name="P180" style:family="paragraph" style:parent-style-name="Standard">
      <style:text-properties fo:font-style="normal" officeooo:rsid="001a1637" officeooo:paragraph-rsid="03bb7d67" style:font-style-asian="normal" style:font-style-complex="normal"/>
    </style:style>
    <style:style style:name="P181" style:family="paragraph" style:parent-style-name="Standard">
      <style:text-properties fo:font-style="normal" officeooo:rsid="001a1637" officeooo:paragraph-rsid="03e5ac15" style:font-style-asian="normal" style:font-style-complex="normal"/>
    </style:style>
    <style:style style:name="P182" style:family="paragraph" style:parent-style-name="Standard">
      <style:text-properties fo:font-style="normal" officeooo:rsid="001a1637" officeooo:paragraph-rsid="03ecd6f5" style:font-style-asian="normal" style:font-style-complex="normal"/>
    </style:style>
    <style:style style:name="P183" style:family="paragraph" style:parent-style-name="Standard">
      <style:text-properties fo:font-style="normal" officeooo:rsid="001a1637" officeooo:paragraph-rsid="0401aba6" style:font-style-asian="normal" style:font-style-complex="normal"/>
    </style:style>
    <style:style style:name="P184" style:family="paragraph" style:parent-style-name="Standard">
      <style:text-properties fo:font-style="normal" officeooo:rsid="001a1637" officeooo:paragraph-rsid="07d60c2a" style:font-style-asian="normal" style:font-style-complex="normal"/>
    </style:style>
    <style:style style:name="P185" style:family="paragraph" style:parent-style-name="Standard">
      <style:text-properties fo:font-style="normal" officeooo:rsid="001a1637" officeooo:paragraph-rsid="0d31c80b" style:font-style-asian="normal" style:font-style-complex="normal"/>
    </style:style>
    <style:style style:name="P186" style:family="paragraph" style:parent-style-name="Standard">
      <style:text-properties fo:font-style="normal" officeooo:rsid="001a1637" officeooo:paragraph-rsid="0f5ef101" style:font-style-asian="normal" style:font-style-complex="normal"/>
    </style:style>
    <style:style style:name="P187" style:family="paragraph" style:parent-style-name="Standard">
      <style:text-properties fo:font-style="normal" officeooo:rsid="001a1637" officeooo:paragraph-rsid="0f89983f" style:font-style-asian="normal" style:font-style-complex="normal"/>
    </style:style>
    <style:style style:name="P188" style:family="paragraph" style:parent-style-name="Standard">
      <style:text-properties fo:font-style="normal" officeooo:rsid="001a1637" officeooo:paragraph-rsid="0f8b2f14" style:font-style-asian="normal" style:font-style-complex="normal"/>
    </style:style>
    <style:style style:name="P189" style:family="paragraph" style:parent-style-name="Standard">
      <style:text-properties fo:font-style="normal" officeooo:rsid="001a1637" officeooo:paragraph-rsid="0ff9ff53" style:font-style-asian="normal" style:font-style-complex="normal"/>
    </style:style>
    <style:style style:name="P190" style:family="paragraph" style:parent-style-name="Standard">
      <style:text-properties fo:font-style="normal" officeooo:rsid="001a1637" officeooo:paragraph-rsid="0ffcb492" style:font-style-asian="normal" style:font-style-complex="normal"/>
    </style:style>
    <style:style style:name="P191" style:family="paragraph" style:parent-style-name="Standard">
      <style:text-properties fo:font-style="normal" officeooo:rsid="001a1637" officeooo:paragraph-rsid="109007bd" style:font-style-asian="normal" style:font-style-complex="normal"/>
    </style:style>
    <style:style style:name="P192" style:family="paragraph" style:parent-style-name="Standard">
      <style:text-properties fo:font-style="normal" officeooo:rsid="001a1637" officeooo:paragraph-rsid="10e957d1" style:font-style-asian="normal" style:font-style-complex="normal"/>
    </style:style>
    <style:style style:name="P193" style:family="paragraph" style:parent-style-name="Standard">
      <style:text-properties fo:font-style="normal" officeooo:rsid="001a1637" officeooo:paragraph-rsid="1132bd0a" style:font-style-asian="normal" style:font-style-complex="normal"/>
    </style:style>
    <style:style style:name="P194" style:family="paragraph" style:parent-style-name="Standard">
      <style:text-properties fo:font-style="normal" officeooo:rsid="001a1637" officeooo:paragraph-rsid="103f81a9" style:font-style-asian="normal" style:font-style-complex="normal"/>
    </style:style>
    <style:style style:name="P195" style:family="paragraph" style:parent-style-name="Standard">
      <style:text-properties fo:font-style="normal" officeooo:rsid="01491b38" officeooo:paragraph-rsid="014a39d5" style:font-style-asian="normal" style:font-style-complex="normal"/>
    </style:style>
    <style:style style:name="P196" style:family="paragraph" style:parent-style-name="Standard">
      <style:text-properties fo:font-style="normal" officeooo:rsid="014ec919" officeooo:paragraph-rsid="01526a37" style:font-style-asian="normal" style:font-style-complex="normal"/>
    </style:style>
    <style:style style:name="P197" style:family="paragraph" style:parent-style-name="Standard">
      <style:text-properties fo:font-style="normal" officeooo:rsid="0116633c" officeooo:paragraph-rsid="00d2a527" style:font-style-asian="normal" style:font-style-complex="normal"/>
    </style:style>
    <style:style style:name="P198" style:family="paragraph" style:parent-style-name="Standard">
      <style:text-properties fo:font-style="normal" officeooo:rsid="0116633c" officeooo:paragraph-rsid="016b8953" style:font-style-asian="normal" style:font-style-complex="normal"/>
    </style:style>
    <style:style style:name="P199" style:family="paragraph" style:parent-style-name="Standard">
      <style:text-properties fo:font-style="normal" officeooo:rsid="0116633c" officeooo:paragraph-rsid="0cba59b8" style:font-style-asian="normal" style:font-style-complex="normal"/>
    </style:style>
    <style:style style:name="P200" style:family="paragraph" style:parent-style-name="Standard">
      <style:text-properties fo:font-style="normal" officeooo:rsid="01b19ef9" officeooo:paragraph-rsid="016b8953" style:font-style-asian="normal" style:font-style-complex="normal"/>
    </style:style>
    <style:style style:name="P201" style:family="paragraph" style:parent-style-name="Standard">
      <style:text-properties fo:font-style="normal" officeooo:rsid="027e467c" officeooo:paragraph-rsid="031b52b4" style:font-style-asian="normal" style:font-style-complex="normal"/>
    </style:style>
    <style:style style:name="P202" style:family="paragraph" style:parent-style-name="Standard">
      <style:text-properties fo:font-style="normal" officeooo:rsid="033049ec" officeooo:paragraph-rsid="032266e9" style:font-style-asian="normal" style:font-style-complex="normal"/>
    </style:style>
    <style:style style:name="P203" style:family="paragraph" style:parent-style-name="Standard">
      <style:text-properties fo:font-style="normal" officeooo:rsid="035819b5" officeooo:paragraph-rsid="0371c066" style:font-style-asian="normal" style:font-style-complex="normal"/>
    </style:style>
    <style:style style:name="P204" style:family="paragraph" style:parent-style-name="Standard">
      <style:text-properties fo:font-style="normal" officeooo:rsid="033728cd" officeooo:paragraph-rsid="03a78896" style:font-style-asian="normal" style:font-style-complex="normal"/>
    </style:style>
    <style:style style:name="P205" style:family="paragraph" style:parent-style-name="Standard">
      <style:text-properties fo:font-style="normal" officeooo:rsid="033728cd" officeooo:paragraph-rsid="040527f1" style:font-style-asian="normal" style:font-style-complex="normal"/>
    </style:style>
    <style:style style:name="P206" style:family="paragraph" style:parent-style-name="Standard">
      <style:text-properties fo:font-style="normal" officeooo:rsid="033728cd" officeooo:paragraph-rsid="043186ab" style:font-style-asian="normal" style:font-style-complex="normal"/>
    </style:style>
    <style:style style:name="P207" style:family="paragraph" style:parent-style-name="Standard">
      <style:text-properties fo:font-style="normal" officeooo:rsid="033728cd" officeooo:paragraph-rsid="040990d5" style:font-style-asian="normal" style:font-style-complex="normal"/>
    </style:style>
    <style:style style:name="P208" style:family="paragraph" style:parent-style-name="Standard">
      <style:text-properties fo:font-style="normal" officeooo:rsid="033728cd" officeooo:paragraph-rsid="065fa8b1" style:font-style-asian="normal" style:font-style-complex="normal"/>
    </style:style>
    <style:style style:name="P209" style:family="paragraph" style:parent-style-name="Standard">
      <style:text-properties fo:font-style="normal" officeooo:rsid="0385163f" officeooo:paragraph-rsid="0401aba6" style:font-style-asian="normal" style:font-style-complex="normal"/>
    </style:style>
    <style:style style:name="P210" style:family="paragraph" style:parent-style-name="Standard">
      <style:text-properties fo:font-style="normal" officeooo:rsid="04209c87" officeooo:paragraph-rsid="03a0eab0" style:font-style-asian="normal" style:font-style-complex="normal"/>
    </style:style>
    <style:style style:name="P211" style:family="paragraph" style:parent-style-name="Standard">
      <style:text-properties fo:font-style="normal" officeooo:rsid="04537127" officeooo:paragraph-rsid="03a0eab0" style:font-style-asian="normal" style:font-style-complex="normal"/>
    </style:style>
    <style:style style:name="P212" style:family="paragraph" style:parent-style-name="Standard">
      <style:text-properties fo:font-style="normal" officeooo:rsid="044abd30" officeooo:paragraph-rsid="0717235b" style:font-style-asian="normal" style:font-style-complex="normal"/>
    </style:style>
    <style:style style:name="P213" style:family="paragraph" style:parent-style-name="Standard">
      <style:text-properties fo:font-style="normal" officeooo:rsid="0436a2e2" officeooo:paragraph-rsid="0717235b" style:font-style-asian="normal" style:font-style-complex="normal"/>
    </style:style>
    <style:style style:name="P214" style:family="paragraph" style:parent-style-name="Standard">
      <style:text-properties fo:font-style="normal" officeooo:rsid="0443b7b5" officeooo:paragraph-rsid="0717235b" style:font-style-asian="normal" style:font-style-complex="normal"/>
    </style:style>
    <style:style style:name="P215" style:family="paragraph" style:parent-style-name="Standard">
      <style:text-properties fo:font-style="normal" officeooo:rsid="043186ab" officeooo:paragraph-rsid="043186ab" style:font-style-asian="normal" style:font-style-complex="normal"/>
    </style:style>
    <style:style style:name="P216" style:family="paragraph" style:parent-style-name="Standard">
      <style:text-properties fo:font-style="normal" officeooo:rsid="043186ab" officeooo:paragraph-rsid="04834108" style:font-style-asian="normal" style:font-style-complex="normal"/>
    </style:style>
    <style:style style:name="P217" style:family="paragraph" style:parent-style-name="Standard">
      <style:text-properties fo:font-style="normal" officeooo:rsid="043186ab" officeooo:paragraph-rsid="04869f4e" style:font-style-asian="normal" style:font-style-complex="normal"/>
    </style:style>
    <style:style style:name="P218" style:family="paragraph" style:parent-style-name="Standard">
      <style:text-properties fo:font-style="normal" officeooo:rsid="043186ab" officeooo:paragraph-rsid="05867b51" style:font-style-asian="normal" style:font-style-complex="normal"/>
    </style:style>
    <style:style style:name="P219" style:family="paragraph" style:parent-style-name="Standard">
      <style:text-properties fo:font-style="normal" officeooo:rsid="043186ab" officeooo:paragraph-rsid="0597cf24" style:font-style-asian="normal" style:font-style-complex="normal"/>
    </style:style>
    <style:style style:name="P220" style:family="paragraph" style:parent-style-name="Standard">
      <style:text-properties fo:font-style="normal" officeooo:rsid="043186ab" officeooo:paragraph-rsid="132b6bbf" style:font-style-asian="normal" style:font-style-complex="normal"/>
    </style:style>
    <style:style style:name="P221" style:family="paragraph" style:parent-style-name="Standard">
      <style:text-properties fo:font-style="normal" officeooo:rsid="0471e89f" officeooo:paragraph-rsid="0472ec40" style:font-style-asian="normal" style:font-style-complex="normal"/>
    </style:style>
    <style:style style:name="P222" style:family="paragraph" style:parent-style-name="Standard">
      <style:text-properties fo:font-style="normal" officeooo:rsid="0491a489" officeooo:paragraph-rsid="043186ab" style:font-style-asian="normal" style:font-style-complex="normal"/>
    </style:style>
    <style:style style:name="P223" style:family="paragraph" style:parent-style-name="Standard">
      <style:text-properties fo:font-style="normal" officeooo:rsid="04a20c9e" officeooo:paragraph-rsid="043186ab" style:font-style-asian="normal" style:font-style-complex="normal"/>
    </style:style>
    <style:style style:name="P224" style:family="paragraph" style:parent-style-name="Standard">
      <style:text-properties fo:font-style="normal" officeooo:rsid="04bb0ee0" officeooo:paragraph-rsid="043186ab" style:font-style-asian="normal" style:font-style-complex="normal"/>
    </style:style>
    <style:style style:name="P225" style:family="paragraph" style:parent-style-name="Standard">
      <style:text-properties fo:font-style="normal" officeooo:rsid="04c1ad38" officeooo:paragraph-rsid="043186ab" style:font-style-asian="normal" style:font-style-complex="normal"/>
    </style:style>
    <style:style style:name="P226" style:family="paragraph" style:parent-style-name="Standard">
      <style:text-properties fo:font-style="normal" officeooo:rsid="04cc6ab6" officeooo:paragraph-rsid="043186ab" style:font-style-asian="normal" style:font-style-complex="normal"/>
    </style:style>
    <style:style style:name="P227" style:family="paragraph" style:parent-style-name="Standard">
      <style:text-properties fo:font-style="normal" officeooo:rsid="04cfc012" officeooo:paragraph-rsid="049b7de4" style:font-style-asian="normal" style:font-style-complex="normal"/>
    </style:style>
    <style:style style:name="P228" style:family="paragraph" style:parent-style-name="Standard">
      <style:text-properties fo:font-style="normal" officeooo:rsid="04cfc012" officeooo:paragraph-rsid="0521350e" style:font-style-asian="normal" style:font-style-complex="normal"/>
    </style:style>
    <style:style style:name="P229" style:family="paragraph" style:parent-style-name="Standard">
      <style:text-properties fo:font-style="normal" officeooo:rsid="04cfc012" officeooo:paragraph-rsid="05867b51" style:font-style-asian="normal" style:font-style-complex="normal"/>
    </style:style>
    <style:style style:name="P230" style:family="paragraph" style:parent-style-name="Standard">
      <style:text-properties fo:font-style="normal" officeooo:rsid="04cfc012" officeooo:paragraph-rsid="0597cf24" style:font-style-asian="normal" style:font-style-complex="normal"/>
    </style:style>
    <style:style style:name="P231" style:family="paragraph" style:parent-style-name="Standard">
      <style:text-properties fo:font-style="normal" officeooo:rsid="04cfc012" officeooo:paragraph-rsid="05e7385a" style:font-style-asian="normal" style:font-style-complex="normal"/>
    </style:style>
    <style:style style:name="P232" style:family="paragraph" style:parent-style-name="Standard">
      <style:text-properties fo:font-style="normal" officeooo:rsid="04ee5478" officeooo:paragraph-rsid="049b7de4" style:font-style-asian="normal" style:font-style-complex="normal"/>
    </style:style>
    <style:style style:name="P233" style:family="paragraph" style:parent-style-name="Standard">
      <style:text-properties fo:font-style="normal" officeooo:rsid="04f6e2ea" officeooo:paragraph-rsid="049b7de4" style:font-style-asian="normal" style:font-style-complex="normal"/>
    </style:style>
    <style:style style:name="P234" style:family="paragraph" style:parent-style-name="Standard">
      <style:text-properties fo:font-style="normal" officeooo:rsid="053ef7f5" officeooo:paragraph-rsid="0597cf24" style:font-style-asian="normal" style:font-style-complex="normal"/>
    </style:style>
    <style:style style:name="P235" style:family="paragraph" style:parent-style-name="Standard">
      <style:text-properties fo:font-style="normal" officeooo:rsid="0576f668" officeooo:paragraph-rsid="05729da9" style:font-style-asian="normal" style:font-style-complex="normal"/>
    </style:style>
    <style:style style:name="P236" style:family="paragraph" style:parent-style-name="Standard">
      <style:text-properties fo:font-style="normal" officeooo:rsid="05a62358" officeooo:paragraph-rsid="0597cf24" style:font-style-asian="normal" style:font-style-complex="normal"/>
    </style:style>
    <style:style style:name="P237" style:family="paragraph" style:parent-style-name="Standard">
      <style:text-properties fo:font-style="normal" officeooo:rsid="05a62358" officeooo:paragraph-rsid="05a62358" style:font-style-asian="normal" style:font-style-complex="normal"/>
    </style:style>
    <style:style style:name="P238" style:family="paragraph" style:parent-style-name="Standard">
      <style:text-properties fo:font-style="normal" officeooo:rsid="05bbac55" officeooo:paragraph-rsid="05ac1dab" style:font-style-asian="normal" style:font-style-complex="normal"/>
    </style:style>
    <style:style style:name="P239" style:family="paragraph" style:parent-style-name="Standard">
      <style:text-properties fo:font-style="normal" officeooo:rsid="05c59e49" officeooo:paragraph-rsid="05c59e49" style:font-style-asian="normal" style:font-style-complex="normal"/>
    </style:style>
    <style:style style:name="P240" style:family="paragraph" style:parent-style-name="Standard">
      <style:text-properties fo:font-style="normal" officeooo:rsid="050f057b" officeooo:paragraph-rsid="05f4eb68" style:font-style-asian="normal" style:font-style-complex="normal"/>
    </style:style>
    <style:style style:name="P241" style:family="paragraph" style:parent-style-name="Standard">
      <style:text-properties fo:font-style="normal" officeooo:rsid="0637ea69" officeooo:paragraph-rsid="064747c5" style:font-style-asian="normal" style:font-style-complex="normal"/>
    </style:style>
    <style:style style:name="P242" style:family="paragraph" style:parent-style-name="Standard">
      <style:text-properties fo:font-style="normal" officeooo:rsid="0635fc7c" officeooo:paragraph-rsid="0637ea69" style:font-style-asian="normal" style:font-style-complex="normal"/>
    </style:style>
    <style:style style:name="P243" style:family="paragraph" style:parent-style-name="Standard">
      <style:text-properties fo:font-style="normal" officeooo:rsid="06633699" officeooo:paragraph-rsid="064e6974" style:font-style-asian="normal" style:font-style-complex="normal"/>
    </style:style>
    <style:style style:name="P244" style:family="paragraph" style:parent-style-name="Standard">
      <style:text-properties fo:font-style="normal" officeooo:rsid="0668679b" officeooo:paragraph-rsid="009c5420" style:font-style-asian="normal" style:font-style-complex="normal"/>
    </style:style>
    <style:style style:name="P245" style:family="paragraph" style:parent-style-name="Standard">
      <style:text-properties fo:font-style="normal" officeooo:rsid="0668679b" officeooo:paragraph-rsid="0668679b" style:font-style-asian="normal" style:font-style-complex="normal"/>
    </style:style>
    <style:style style:name="P246" style:family="paragraph" style:parent-style-name="Standard">
      <style:text-properties fo:font-style="normal" officeooo:rsid="066b1544" officeooo:paragraph-rsid="0668679b" style:font-style-asian="normal" style:font-style-complex="normal"/>
    </style:style>
    <style:style style:name="P247" style:family="paragraph" style:parent-style-name="Standard">
      <style:text-properties fo:font-style="normal" officeooo:rsid="066b1544" officeooo:paragraph-rsid="066b1544" style:font-style-asian="normal" style:font-style-complex="normal"/>
    </style:style>
    <style:style style:name="P248" style:family="paragraph" style:parent-style-name="Standard">
      <style:text-properties fo:font-style="normal" officeooo:rsid="066d6d38" officeooo:paragraph-rsid="066d6d38" style:font-style-asian="normal" style:font-style-complex="normal"/>
    </style:style>
    <style:style style:name="P249" style:family="paragraph" style:parent-style-name="Standard">
      <style:text-properties fo:font-style="normal" officeooo:rsid="06742487" officeooo:paragraph-rsid="0672eca6" style:font-style-asian="normal" style:font-style-complex="normal"/>
    </style:style>
    <style:style style:name="P250" style:family="paragraph" style:parent-style-name="Standard">
      <style:text-properties fo:font-style="normal" officeooo:rsid="06742487" officeooo:paragraph-rsid="06742487" style:font-style-asian="normal" style:font-style-complex="normal"/>
    </style:style>
    <style:style style:name="P251" style:family="paragraph" style:parent-style-name="Standard">
      <style:text-properties fo:font-style="normal" officeooo:rsid="067561f2" officeooo:paragraph-rsid="06742487" style:font-style-asian="normal" style:font-style-complex="normal"/>
    </style:style>
    <style:style style:name="P252" style:family="paragraph" style:parent-style-name="Standard">
      <style:text-properties fo:font-style="normal" officeooo:rsid="067b217c" officeooo:paragraph-rsid="067b217c" style:font-style-asian="normal" style:font-style-complex="normal"/>
    </style:style>
    <style:style style:name="P253" style:family="paragraph" style:parent-style-name="Standard">
      <style:text-properties fo:font-style="normal" officeooo:rsid="067b2e9e" officeooo:paragraph-rsid="067b2e9e" style:font-style-asian="normal" style:font-style-complex="normal"/>
    </style:style>
    <style:style style:name="P254" style:family="paragraph" style:parent-style-name="Standard">
      <style:text-properties fo:font-style="normal" officeooo:rsid="06a69171" officeooo:paragraph-rsid="06aaae3e" style:font-style-asian="normal" style:font-style-complex="normal"/>
    </style:style>
    <style:style style:name="P255" style:family="paragraph" style:parent-style-name="Standard">
      <style:text-properties fo:font-style="normal" officeooo:rsid="06a69171" officeooo:paragraph-rsid="0d42e41d" style:font-style-asian="normal" style:font-style-complex="normal"/>
    </style:style>
    <style:style style:name="P256" style:family="paragraph" style:parent-style-name="Standard">
      <style:text-properties fo:font-style="normal" officeooo:rsid="069fd14c" officeooo:paragraph-rsid="09475ecd" style:font-style-asian="normal" style:font-style-complex="normal"/>
    </style:style>
    <style:style style:name="P257" style:family="paragraph" style:parent-style-name="Standard">
      <style:text-properties fo:font-style="normal" officeooo:rsid="069fd14c" officeooo:paragraph-rsid="094f4ca8" style:font-style-asian="normal" style:font-style-complex="normal"/>
    </style:style>
    <style:style style:name="P258" style:family="paragraph" style:parent-style-name="Standard">
      <style:text-properties fo:font-style="normal" officeooo:rsid="069fd14c" officeooo:paragraph-rsid="0b8026d6" style:font-style-asian="normal" style:font-style-complex="normal"/>
    </style:style>
    <style:style style:name="P259" style:family="paragraph" style:parent-style-name="Standard">
      <style:text-properties fo:font-style="normal" officeooo:rsid="07aa70a6" officeooo:paragraph-rsid="07d40d28" style:font-style-asian="normal" style:font-style-complex="normal"/>
    </style:style>
    <style:style style:name="P260" style:family="paragraph" style:parent-style-name="Standard">
      <style:text-properties fo:font-style="normal" officeooo:rsid="07c3ca41" officeooo:paragraph-rsid="0787fa7b" style:font-style-asian="normal" style:font-style-complex="normal"/>
    </style:style>
    <style:style style:name="P261" style:family="paragraph" style:parent-style-name="Standard">
      <style:text-properties fo:font-style="normal" officeooo:rsid="078aa54c" officeooo:paragraph-rsid="0787fa7b" style:font-style-asian="normal" style:font-style-complex="normal"/>
    </style:style>
    <style:style style:name="P262" style:family="paragraph" style:parent-style-name="Standard">
      <style:text-properties fo:font-style="normal" officeooo:rsid="0892a638" officeooo:paragraph-rsid="088be31d" style:font-style-asian="normal" style:font-style-complex="normal"/>
    </style:style>
    <style:style style:name="P263" style:family="paragraph" style:parent-style-name="Standard">
      <style:text-properties fo:font-style="normal" officeooo:rsid="09526d0d" officeooo:paragraph-rsid="09526d0d" style:font-style-asian="normal" style:font-style-complex="normal"/>
    </style:style>
    <style:style style:name="P264" style:family="paragraph" style:parent-style-name="Standard">
      <style:text-properties fo:font-style="normal" officeooo:rsid="0a0c64ff" officeooo:paragraph-rsid="0b8026d6" style:font-style-asian="normal" style:font-style-complex="normal"/>
    </style:style>
    <style:style style:name="P265" style:family="paragraph" style:parent-style-name="Standard">
      <style:text-properties fo:font-style="normal" officeooo:rsid="0a0fa517" officeooo:paragraph-rsid="0b8026d6" style:font-style-asian="normal" style:font-style-complex="normal"/>
    </style:style>
    <style:style style:name="P266" style:family="paragraph" style:parent-style-name="Standard">
      <style:text-properties fo:font-style="normal" officeooo:rsid="0734db54" officeooo:paragraph-rsid="0a215983" style:font-style-asian="normal" style:font-style-complex="normal"/>
    </style:style>
    <style:style style:name="P267" style:family="paragraph" style:parent-style-name="Standard">
      <style:text-properties fo:font-style="normal" officeooo:rsid="0a24c1a6" officeooo:paragraph-rsid="0b8026d6" style:font-style-asian="normal" style:font-style-complex="normal"/>
    </style:style>
    <style:style style:name="P268" style:family="paragraph" style:parent-style-name="Standard">
      <style:text-properties fo:font-style="normal" officeooo:rsid="0a29bb2e" officeooo:paragraph-rsid="0b8026d6" style:font-style-asian="normal" style:font-style-complex="normal"/>
    </style:style>
    <style:style style:name="P269" style:family="paragraph" style:parent-style-name="Standard">
      <style:text-properties fo:font-style="normal" officeooo:rsid="0a2a085c" officeooo:paragraph-rsid="0b8026d6" style:font-style-asian="normal" style:font-style-complex="normal"/>
    </style:style>
    <style:style style:name="P270" style:family="paragraph" style:parent-style-name="Standard">
      <style:text-properties fo:font-style="normal" officeooo:rsid="0a9c17a6" officeooo:paragraph-rsid="0b8026d6" style:font-style-asian="normal" style:font-style-complex="normal"/>
    </style:style>
    <style:style style:name="P271" style:family="paragraph" style:parent-style-name="Standard">
      <style:text-properties fo:font-style="normal" officeooo:rsid="0c2dd08c" officeooo:paragraph-rsid="0c2ecd8e" style:font-style-asian="normal" style:font-style-complex="normal"/>
    </style:style>
    <style:style style:name="P272" style:family="paragraph" style:parent-style-name="Standard">
      <style:text-properties fo:font-style="normal" officeooo:rsid="0c2dd08c" officeooo:paragraph-rsid="0c2d5bab" style:font-style-asian="normal" style:font-style-complex="normal"/>
    </style:style>
    <style:style style:name="P273" style:family="paragraph" style:parent-style-name="Standard">
      <style:text-properties fo:font-style="normal" officeooo:rsid="0c40a6d0" officeooo:paragraph-rsid="0c3d287d" style:font-style-asian="normal" style:font-style-complex="normal"/>
    </style:style>
    <style:style style:name="P274" style:family="paragraph" style:parent-style-name="Standard">
      <style:text-properties fo:font-style="normal" officeooo:rsid="0c40a6d0" officeooo:paragraph-rsid="0c41b1f5" style:font-style-asian="normal" style:font-style-complex="normal"/>
    </style:style>
    <style:style style:name="P275" style:family="paragraph" style:parent-style-name="Standard">
      <style:text-properties fo:font-style="normal" officeooo:rsid="0c40a6d0" officeooo:paragraph-rsid="0c4bef1f" style:font-style-asian="normal" style:font-style-complex="normal"/>
    </style:style>
    <style:style style:name="P276" style:family="paragraph" style:parent-style-name="Standard">
      <style:text-properties fo:font-style="normal" officeooo:rsid="0c6b0d7b" officeooo:paragraph-rsid="0c319013" style:font-style-asian="normal" style:font-style-complex="normal"/>
    </style:style>
    <style:style style:name="P277" style:family="paragraph" style:parent-style-name="Standard">
      <style:text-properties fo:font-style="normal" officeooo:rsid="0c802e2e" officeooo:paragraph-rsid="0c2372a8" style:font-style-asian="normal" style:font-style-complex="normal"/>
    </style:style>
    <style:style style:name="P278" style:family="paragraph" style:parent-style-name="Standard">
      <style:text-properties fo:font-style="normal" officeooo:rsid="0c944849" officeooo:paragraph-rsid="0c9e43a8" style:font-style-asian="normal" style:font-style-complex="normal"/>
    </style:style>
    <style:style style:name="P279" style:family="paragraph" style:parent-style-name="Standard">
      <style:text-properties fo:font-style="normal" officeooo:rsid="0d31c80b" officeooo:paragraph-rsid="0d327678" style:font-style-asian="normal" style:font-style-complex="normal"/>
    </style:style>
    <style:style style:name="P280" style:family="paragraph" style:parent-style-name="Standard">
      <style:text-properties fo:font-style="normal" officeooo:rsid="0d46fb7a" officeooo:paragraph-rsid="0d47ddfd" style:font-style-asian="normal" style:font-style-complex="normal"/>
    </style:style>
    <style:style style:name="P281" style:family="paragraph" style:parent-style-name="Standard">
      <style:text-properties fo:font-style="normal" officeooo:rsid="0e0682d3" officeooo:paragraph-rsid="0dfd5078" style:font-style-asian="normal" style:font-style-complex="normal"/>
    </style:style>
    <style:style style:name="P282" style:family="paragraph" style:parent-style-name="Standard">
      <style:text-properties fo:font-style="normal" officeooo:rsid="0e0682d3" officeooo:paragraph-rsid="0e651bb9" style:font-style-asian="normal" style:font-style-complex="normal"/>
    </style:style>
    <style:style style:name="P283" style:family="paragraph" style:parent-style-name="Standard">
      <style:text-properties fo:font-style="normal" officeooo:rsid="0e0d7f0a" officeooo:paragraph-rsid="0e111830" style:font-style-asian="normal" style:font-style-complex="normal"/>
    </style:style>
    <style:style style:name="P284" style:family="paragraph" style:parent-style-name="Standard">
      <style:text-properties fo:font-style="normal" officeooo:rsid="0e2f3ba4" officeooo:paragraph-rsid="0e266086" style:font-style-asian="normal" style:font-style-complex="normal"/>
    </style:style>
    <style:style style:name="P285" style:family="paragraph" style:parent-style-name="Standard">
      <style:text-properties fo:font-style="normal" officeooo:rsid="0e3f3a09" officeooo:paragraph-rsid="06da5e54" style:font-style-asian="normal" style:font-style-complex="normal"/>
    </style:style>
    <style:style style:name="P286" style:family="paragraph" style:parent-style-name="Standard">
      <style:text-properties fo:font-style="normal" officeooo:rsid="0e45a123" officeooo:paragraph-rsid="06da5e54" style:font-style-asian="normal" style:font-style-complex="normal"/>
    </style:style>
    <style:style style:name="P287" style:family="paragraph" style:parent-style-name="Standard">
      <style:text-properties fo:font-style="normal" officeooo:rsid="0e5771c3" officeooo:paragraph-rsid="06da5e54" style:font-style-asian="normal" style:font-style-complex="normal"/>
    </style:style>
    <style:style style:name="P288" style:family="paragraph" style:parent-style-name="Standard">
      <style:text-properties fo:font-style="normal" officeooo:rsid="0e5771c3" officeooo:paragraph-rsid="0eb115f0" style:font-style-asian="normal" style:font-style-complex="normal"/>
    </style:style>
    <style:style style:name="P289" style:family="paragraph" style:parent-style-name="Standard">
      <style:text-properties fo:font-style="normal" officeooo:rsid="0e5771c3" officeooo:paragraph-rsid="0ee20b4f" style:font-style-asian="normal" style:font-style-complex="normal"/>
    </style:style>
    <style:style style:name="P290" style:family="paragraph" style:parent-style-name="Standard">
      <style:text-properties fo:font-style="normal" officeooo:rsid="0eb1f40a" officeooo:paragraph-rsid="0eb115f0" style:font-style-asian="normal" style:font-style-complex="normal"/>
    </style:style>
    <style:style style:name="P291" style:family="paragraph" style:parent-style-name="Standard">
      <style:text-properties fo:font-style="normal" officeooo:rsid="0eb72b3c" officeooo:paragraph-rsid="0eb115f0" style:font-style-asian="normal" style:font-style-complex="normal"/>
    </style:style>
    <style:style style:name="P292" style:family="paragraph" style:parent-style-name="Standard">
      <style:text-properties fo:font-style="normal" officeooo:rsid="0eb87e68" officeooo:paragraph-rsid="0eb115f0" style:font-style-asian="normal" style:font-style-complex="normal"/>
    </style:style>
    <style:style style:name="P293" style:family="paragraph" style:parent-style-name="Standard">
      <style:text-properties fo:font-style="normal" officeooo:rsid="0ed8e0c0" officeooo:paragraph-rsid="0eba5ee1" style:font-style-asian="normal" style:font-style-complex="normal"/>
    </style:style>
    <style:style style:name="P294" style:family="paragraph" style:parent-style-name="Standard">
      <style:text-properties fo:font-style="normal" officeooo:rsid="0ed8e0c0" officeooo:paragraph-rsid="0ed8e0c0" style:font-style-asian="normal" style:font-style-complex="normal"/>
    </style:style>
    <style:style style:name="P295" style:family="paragraph" style:parent-style-name="Standard">
      <style:text-properties fo:font-style="normal" officeooo:rsid="0ee12843" officeooo:paragraph-rsid="0ee12843" style:font-style-asian="normal" style:font-style-complex="normal"/>
    </style:style>
    <style:style style:name="P296" style:family="paragraph" style:parent-style-name="Standard">
      <style:text-properties fo:font-style="normal" officeooo:rsid="0f44766f" officeooo:paragraph-rsid="0ee20b4f" style:font-style-asian="normal" style:font-style-complex="normal"/>
    </style:style>
    <style:style style:name="P297" style:family="paragraph" style:parent-style-name="Standard">
      <style:text-properties fo:font-style="normal" officeooo:rsid="0f493dfe" officeooo:paragraph-rsid="0ee20b4f" style:font-style-asian="normal" style:font-style-complex="normal"/>
    </style:style>
    <style:style style:name="P298" style:family="paragraph" style:parent-style-name="Standard">
      <style:text-properties fo:font-style="normal" officeooo:rsid="0f4978cc" officeooo:paragraph-rsid="0ee20b4f" style:font-style-asian="normal" style:font-style-complex="normal"/>
    </style:style>
    <style:style style:name="P299" style:family="paragraph" style:parent-style-name="Standard">
      <style:text-properties fo:font-style="normal" officeooo:rsid="0f4c58cf" officeooo:paragraph-rsid="0f44766f" style:font-style-asian="normal" style:font-style-complex="normal"/>
    </style:style>
    <style:style style:name="P300" style:family="paragraph" style:parent-style-name="Standard">
      <style:text-properties fo:font-style="normal" officeooo:rsid="0f593333" officeooo:paragraph-rsid="0f44766f" style:font-style-asian="normal" style:font-style-complex="normal"/>
    </style:style>
    <style:style style:name="P301" style:family="paragraph" style:parent-style-name="Standard">
      <style:text-properties fo:font-style="normal" officeooo:rsid="0f602eb2" officeooo:paragraph-rsid="0fde3cc6" style:font-style-asian="normal" style:font-style-complex="normal"/>
    </style:style>
    <style:style style:name="P302" style:family="paragraph" style:parent-style-name="Standard">
      <style:text-properties fo:font-style="normal" officeooo:rsid="0f782621" officeooo:paragraph-rsid="0f782621" style:font-style-asian="normal" style:font-style-complex="normal"/>
    </style:style>
    <style:style style:name="P303" style:family="paragraph" style:parent-style-name="Standard">
      <style:text-properties fo:font-style="normal" officeooo:rsid="0f782621" officeooo:paragraph-rsid="0f5ef101" style:font-style-asian="normal" style:font-style-complex="normal"/>
    </style:style>
    <style:style style:name="P304" style:family="paragraph" style:parent-style-name="Standard">
      <style:text-properties fo:font-style="normal" officeooo:rsid="0f78f66e" officeooo:paragraph-rsid="0f7978f1" style:font-style-asian="normal" style:font-style-complex="normal"/>
    </style:style>
    <style:style style:name="P305" style:family="paragraph" style:parent-style-name="Standard">
      <style:text-properties fo:font-style="normal" officeooo:rsid="0f7db7db" officeooo:paragraph-rsid="0f7978f1" style:font-style-asian="normal" style:font-style-complex="normal"/>
    </style:style>
    <style:style style:name="P306" style:family="paragraph" style:parent-style-name="Standard">
      <style:text-properties fo:font-style="normal" officeooo:rsid="0f7f332e" officeooo:paragraph-rsid="0f7978f1" style:font-style-asian="normal" style:font-style-complex="normal"/>
    </style:style>
    <style:style style:name="P307" style:family="paragraph" style:parent-style-name="Standard">
      <style:text-properties fo:font-style="normal" officeooo:rsid="0f7fb065" officeooo:paragraph-rsid="0f7978f1" style:font-style-asian="normal" style:font-style-complex="normal"/>
    </style:style>
    <style:style style:name="P308" style:family="paragraph" style:parent-style-name="Standard">
      <style:text-properties fo:font-style="normal" officeooo:rsid="0f814050" officeooo:paragraph-rsid="0f7978f1" style:font-style-asian="normal" style:font-style-complex="normal"/>
    </style:style>
    <style:style style:name="P309" style:family="paragraph" style:parent-style-name="Standard">
      <style:text-properties fo:font-style="normal" officeooo:rsid="0f834513" officeooo:paragraph-rsid="0f7978f1" style:font-style-asian="normal" style:font-style-complex="normal"/>
    </style:style>
    <style:style style:name="P310" style:family="paragraph" style:parent-style-name="Standard">
      <style:text-properties fo:font-style="normal" officeooo:rsid="0f840462" officeooo:paragraph-rsid="0f7978f1" style:font-style-asian="normal" style:font-style-complex="normal"/>
    </style:style>
    <style:style style:name="P311" style:family="paragraph" style:parent-style-name="Standard">
      <style:text-properties fo:font-style="normal" officeooo:rsid="0f89983f" officeooo:paragraph-rsid="0f8b2f14" style:font-style-asian="normal" style:font-style-complex="normal"/>
    </style:style>
    <style:style style:name="P312" style:family="paragraph" style:parent-style-name="Standard">
      <style:text-properties fo:font-style="normal" officeooo:rsid="0fad77c8" officeooo:paragraph-rsid="0fb2c8e7" style:font-style-asian="normal" style:font-style-complex="normal"/>
    </style:style>
    <style:style style:name="P313" style:family="paragraph" style:parent-style-name="Standard">
      <style:text-properties fo:font-style="normal" officeooo:rsid="101fc54b" officeooo:paragraph-rsid="10188f0d" style:font-style-asian="normal" style:font-style-complex="normal"/>
    </style:style>
    <style:style style:name="P314" style:family="paragraph" style:parent-style-name="Standard">
      <style:text-properties fo:font-style="normal" officeooo:rsid="1021c489" officeooo:paragraph-rsid="1020c655" style:font-style-asian="normal" style:font-style-complex="normal"/>
    </style:style>
    <style:style style:name="P315" style:family="paragraph" style:parent-style-name="Standard">
      <style:text-properties fo:font-style="normal" officeooo:rsid="102343fc" officeooo:paragraph-rsid="102343fc" style:font-style-asian="normal" style:font-style-complex="normal"/>
    </style:style>
    <style:style style:name="P316" style:family="paragraph" style:parent-style-name="Standard">
      <style:text-properties fo:font-style="normal" officeooo:rsid="102b5aa1" officeooo:paragraph-rsid="10188f0d" style:font-style-asian="normal" style:font-style-complex="normal"/>
    </style:style>
    <style:style style:name="P317" style:family="paragraph" style:parent-style-name="Standard">
      <style:text-properties fo:font-style="normal" officeooo:rsid="1034b298" officeooo:paragraph-rsid="1037ee80" style:font-style-asian="normal" style:font-style-complex="normal"/>
    </style:style>
    <style:style style:name="P318" style:family="paragraph" style:parent-style-name="Standard">
      <style:text-properties fo:font-style="normal" officeooo:rsid="1044a89c" officeooo:paragraph-rsid="1044a89c" style:font-style-asian="normal" style:font-style-complex="normal"/>
    </style:style>
    <style:style style:name="P319" style:family="paragraph" style:parent-style-name="Standard">
      <style:text-properties fo:font-style="normal" officeooo:rsid="104d10ce" officeooo:paragraph-rsid="1044a89c" style:font-style-asian="normal" style:font-style-complex="normal"/>
    </style:style>
    <style:style style:name="P320" style:family="paragraph" style:parent-style-name="Standard">
      <style:text-properties fo:font-style="normal" officeooo:rsid="104d10ce" officeooo:paragraph-rsid="10ee6220" style:font-style-asian="normal" style:font-style-complex="normal"/>
    </style:style>
    <style:style style:name="P321" style:family="paragraph" style:parent-style-name="Standard">
      <style:text-properties fo:font-style="normal" officeooo:rsid="10651be2" officeooo:paragraph-rsid="1044a89c" style:font-style-asian="normal" style:font-style-complex="normal"/>
    </style:style>
    <style:style style:name="P322" style:family="paragraph" style:parent-style-name="Standard">
      <style:text-properties fo:font-style="normal" officeooo:rsid="1068d366" officeooo:paragraph-rsid="1044a89c" style:font-style-asian="normal" style:font-style-complex="normal"/>
    </style:style>
    <style:style style:name="P323" style:family="paragraph" style:parent-style-name="Standard">
      <style:text-properties fo:font-style="normal" officeooo:rsid="1073b9bb" officeooo:paragraph-rsid="1044a89c" style:font-style-asian="normal" style:font-style-complex="normal"/>
    </style:style>
    <style:style style:name="P324" style:family="paragraph" style:parent-style-name="Standard">
      <style:text-properties fo:font-style="normal" officeooo:rsid="1082b085" officeooo:paragraph-rsid="1044a89c" style:font-style-asian="normal" style:font-style-complex="normal"/>
    </style:style>
    <style:style style:name="P325" style:family="paragraph" style:parent-style-name="Standard">
      <style:text-properties fo:font-style="normal" officeooo:rsid="1085da00" officeooo:paragraph-rsid="1044a89c" style:font-style-asian="normal" style:font-style-complex="normal"/>
    </style:style>
    <style:style style:name="P326" style:family="paragraph" style:parent-style-name="Standard">
      <style:text-properties fo:font-style="normal" officeooo:rsid="10a234d8" officeooo:paragraph-rsid="109aaeb3" style:font-style-asian="normal" style:font-style-complex="normal"/>
    </style:style>
    <style:style style:name="P327" style:family="paragraph" style:parent-style-name="Standard">
      <style:text-properties fo:font-style="normal" officeooo:rsid="10a234d8" officeooo:paragraph-rsid="1121fc09" style:font-style-asian="normal" style:font-style-complex="normal"/>
    </style:style>
    <style:style style:name="P328" style:family="paragraph" style:parent-style-name="Standard">
      <style:text-properties fo:font-style="normal" officeooo:rsid="10a3e07c" officeooo:paragraph-rsid="109aaeb3" style:font-style-asian="normal" style:font-style-complex="normal"/>
    </style:style>
    <style:style style:name="P329" style:family="paragraph" style:parent-style-name="Standard">
      <style:text-properties fo:font-style="normal" officeooo:rsid="10a99584" officeooo:paragraph-rsid="10a99584" style:font-style-asian="normal" style:font-style-complex="normal"/>
    </style:style>
    <style:style style:name="P330" style:family="paragraph" style:parent-style-name="Standard">
      <style:text-properties fo:font-style="normal" officeooo:rsid="10b6901b" officeooo:paragraph-rsid="10b6901b" style:font-style-asian="normal" style:font-style-complex="normal"/>
    </style:style>
    <style:style style:name="P331" style:family="paragraph" style:parent-style-name="Standard">
      <style:text-properties fo:font-style="normal" officeooo:rsid="10b9b53c" officeooo:paragraph-rsid="1132bd0a" style:font-style-asian="normal" style:font-style-complex="normal"/>
    </style:style>
    <style:style style:name="P332" style:family="paragraph" style:parent-style-name="Standard">
      <style:text-properties fo:font-style="normal" officeooo:rsid="1185e878" officeooo:paragraph-rsid="06df48d6" style:font-style-asian="normal" style:font-style-complex="normal"/>
    </style:style>
    <style:style style:name="P333" style:family="paragraph" style:parent-style-name="Standard">
      <style:text-properties fo:font-style="normal" officeooo:rsid="1185e878" officeooo:paragraph-rsid="11a28a5d" style:font-style-asian="normal" style:font-style-complex="normal"/>
    </style:style>
    <style:style style:name="P334" style:family="paragraph" style:parent-style-name="Standard">
      <style:text-properties fo:font-style="normal" officeooo:rsid="1185e878" officeooo:paragraph-rsid="1237cb80" style:font-style-asian="normal" style:font-style-complex="normal"/>
    </style:style>
    <style:style style:name="P335" style:family="paragraph" style:parent-style-name="Standard">
      <style:text-properties fo:font-style="normal" officeooo:rsid="119680f6" officeooo:paragraph-rsid="119680f6" style:font-style-asian="normal" style:font-style-complex="normal"/>
    </style:style>
    <style:style style:name="P336" style:family="paragraph" style:parent-style-name="Standard">
      <style:text-properties fo:font-style="normal" officeooo:rsid="1275fede" officeooo:paragraph-rsid="126c9fb5" style:font-style-asian="normal" style:font-style-complex="normal"/>
    </style:style>
    <style:style style:name="P337" style:family="paragraph" style:parent-style-name="Standard">
      <style:text-properties fo:font-style="normal" officeooo:rsid="1275fede" officeooo:paragraph-rsid="1275fede" style:font-style-asian="normal" style:font-style-complex="normal"/>
    </style:style>
    <style:style style:name="P338" style:family="paragraph" style:parent-style-name="Standard">
      <style:text-properties fo:font-style="normal" officeooo:rsid="1276a30f" officeooo:paragraph-rsid="1276a30f" style:font-style-asian="normal" style:font-style-complex="normal"/>
    </style:style>
    <style:style style:name="P339" style:family="paragraph" style:parent-style-name="Standard">
      <style:text-properties fo:font-style="normal" officeooo:rsid="127dab5b" officeooo:paragraph-rsid="127bce9d" style:font-style-asian="normal" style:font-style-complex="normal"/>
    </style:style>
    <style:style style:name="P340" style:family="paragraph" style:parent-style-name="Standard">
      <style:text-properties fo:font-style="normal" officeooo:rsid="1282aa6b" officeooo:paragraph-rsid="1282aa6b" style:font-style-asian="normal" style:font-style-complex="normal"/>
    </style:style>
    <style:style style:name="P341" style:family="paragraph" style:parent-style-name="Standard">
      <style:text-properties fo:font-style="normal" officeooo:rsid="128915a6" officeooo:paragraph-rsid="1282aa6b" style:font-style-asian="normal" style:font-style-complex="normal"/>
    </style:style>
    <style:style style:name="P342" style:family="paragraph" style:parent-style-name="Standard">
      <style:text-properties fo:font-style="normal" officeooo:rsid="129f5633" officeooo:paragraph-rsid="129d07c1" style:font-style-asian="normal" style:font-style-complex="normal"/>
    </style:style>
    <style:style style:name="P343" style:family="paragraph" style:parent-style-name="Standard">
      <style:text-properties fo:font-style="normal" officeooo:rsid="12a53687" officeooo:paragraph-rsid="129d07c1" style:font-style-asian="normal" style:font-style-complex="normal"/>
    </style:style>
    <style:style style:name="P344" style:family="paragraph" style:parent-style-name="Standard">
      <style:text-properties fo:font-style="normal" officeooo:rsid="12be032f" officeooo:paragraph-rsid="129d07c1" style:font-style-asian="normal" style:font-style-complex="normal"/>
    </style:style>
    <style:style style:name="P345" style:family="paragraph" style:parent-style-name="Standard">
      <style:text-properties fo:font-style="normal" officeooo:rsid="12be4020" officeooo:paragraph-rsid="129d07c1" style:font-style-asian="normal" style:font-style-complex="normal"/>
    </style:style>
    <style:style style:name="P346" style:family="paragraph" style:parent-style-name="Standard">
      <style:text-properties fo:font-style="normal" officeooo:rsid="12c07c83" officeooo:paragraph-rsid="129d07c1" style:font-style-asian="normal" style:font-style-complex="normal"/>
    </style:style>
    <style:style style:name="P347" style:family="paragraph" style:parent-style-name="Standard">
      <style:text-properties fo:font-style="normal" officeooo:rsid="129866ed" officeooo:paragraph-rsid="12c5d894" style:font-style-asian="normal" style:font-style-complex="normal"/>
    </style:style>
    <style:style style:name="P348" style:family="paragraph" style:parent-style-name="Standard">
      <style:text-properties fo:font-style="normal" officeooo:rsid="12b24afa" officeooo:paragraph-rsid="129d07c1" style:font-style-asian="normal" style:font-style-complex="normal"/>
    </style:style>
    <style:style style:name="P349"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73" style:family="paragraph" style:parent-style-name="Standard">
      <style:text-properties fo:font-style="normal" style:text-underline-style="none" officeooo:rsid="069fd14c" officeooo:paragraph-rsid="0b8026d6" style:font-style-asian="normal" style:font-style-complex="normal"/>
    </style:style>
    <style:style style:name="P374"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75"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76"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77"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78" style:family="paragraph" style:parent-style-name="Standard">
      <style:text-properties officeooo:rsid="004475b0" officeooo:paragraph-rsid="004475b0"/>
    </style:style>
    <style:style style:name="P37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80"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81"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82"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83"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84"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85"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86"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87"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88"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02"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24"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1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18"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19"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20"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21"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22"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23"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24"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25"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26"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27"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officeooo:rsid="001a1637" officeooo:paragraph-rsid="009c5420" style:font-size-asian="12.25pt" style:font-size-complex="14pt"/>
    </style:style>
    <style:style style:name="P630" style:family="paragraph" style:parent-style-name="Standard">
      <style:text-properties fo:font-size="14pt" officeooo:rsid="015dc122" officeooo:paragraph-rsid="06598c92" style:font-size-asian="14pt" style:font-size-complex="14pt"/>
    </style:style>
    <style:style style:name="P631" style:family="paragraph" style:parent-style-name="Standard">
      <style:text-properties officeooo:paragraph-rsid="024a8b63"/>
    </style:style>
    <style:style style:name="P632" style:family="paragraph" style:parent-style-name="Standard">
      <style:text-properties officeooo:paragraph-rsid="00c4f6be"/>
    </style:style>
    <style:style style:name="P633" style:family="paragraph" style:parent-style-name="Standard">
      <style:text-properties officeooo:paragraph-rsid="035a4cab"/>
    </style:style>
    <style:style style:name="P634" style:family="paragraph" style:parent-style-name="Standard">
      <style:text-properties officeooo:paragraph-rsid="037588cb"/>
    </style:style>
    <style:style style:name="P635" style:family="paragraph" style:parent-style-name="Standard">
      <style:text-properties officeooo:paragraph-rsid="037a6a18"/>
    </style:style>
    <style:style style:name="P636" style:family="paragraph" style:parent-style-name="Standard">
      <style:text-properties officeooo:paragraph-rsid="03901a9f"/>
    </style:style>
    <style:style style:name="P637" style:family="paragraph" style:parent-style-name="Standard">
      <style:text-properties officeooo:paragraph-rsid="03a0eab0"/>
    </style:style>
    <style:style style:name="P638" style:family="paragraph" style:parent-style-name="Standard">
      <style:text-properties officeooo:paragraph-rsid="040990d5"/>
    </style:style>
    <style:style style:name="P639" style:family="paragraph" style:parent-style-name="Standard">
      <style:text-properties officeooo:paragraph-rsid="040abb37"/>
    </style:style>
    <style:style style:name="P640" style:family="paragraph" style:parent-style-name="Standard">
      <style:text-properties officeooo:paragraph-rsid="0429893e"/>
    </style:style>
    <style:style style:name="P641" style:family="paragraph" style:parent-style-name="Standard">
      <style:text-properties officeooo:paragraph-rsid="0454bf60"/>
    </style:style>
    <style:style style:name="P642" style:family="paragraph" style:parent-style-name="Standard">
      <style:text-properties officeooo:paragraph-rsid="04583ff2"/>
    </style:style>
    <style:style style:name="P643" style:family="paragraph" style:parent-style-name="Standard">
      <style:text-properties officeooo:paragraph-rsid="045a2b33"/>
    </style:style>
    <style:style style:name="P644" style:family="paragraph" style:parent-style-name="Standard">
      <style:text-properties officeooo:paragraph-rsid="046316dc"/>
    </style:style>
    <style:style style:name="P645" style:family="paragraph" style:parent-style-name="Standard">
      <style:text-properties officeooo:paragraph-rsid="043186ab"/>
    </style:style>
    <style:style style:name="P646" style:family="paragraph" style:parent-style-name="Standard">
      <style:text-properties officeooo:paragraph-rsid="049b7de4"/>
    </style:style>
    <style:style style:name="P647" style:family="paragraph" style:parent-style-name="Standard">
      <style:text-properties officeooo:paragraph-rsid="009c5420"/>
    </style:style>
    <style:style style:name="P648" style:family="paragraph" style:parent-style-name="Standard">
      <style:text-properties officeooo:paragraph-rsid="055adfc7"/>
    </style:style>
    <style:style style:name="P649" style:family="paragraph" style:parent-style-name="Standard">
      <style:text-properties officeooo:paragraph-rsid="05729da9"/>
    </style:style>
    <style:style style:name="P650" style:family="paragraph" style:parent-style-name="Standard">
      <style:text-properties officeooo:paragraph-rsid="05867b51"/>
    </style:style>
    <style:style style:name="P651" style:family="paragraph" style:parent-style-name="Standard">
      <style:text-properties officeooo:paragraph-rsid="058b3f92"/>
    </style:style>
    <style:style style:name="P652" style:family="paragraph" style:parent-style-name="Standard">
      <style:text-properties officeooo:paragraph-rsid="0592db6d"/>
    </style:style>
    <style:style style:name="P653" style:family="paragraph" style:parent-style-name="Standard">
      <style:text-properties officeooo:paragraph-rsid="0597cf24"/>
    </style:style>
    <style:style style:name="P654" style:family="paragraph" style:parent-style-name="Standard">
      <style:text-properties officeooo:paragraph-rsid="05aa25a4"/>
    </style:style>
    <style:style style:name="P655" style:family="paragraph" style:parent-style-name="Standard">
      <style:text-properties officeooo:paragraph-rsid="05ac1dab"/>
    </style:style>
    <style:style style:name="P656" style:family="paragraph" style:parent-style-name="Standard">
      <style:text-properties officeooo:paragraph-rsid="05c5cc6b"/>
    </style:style>
    <style:style style:name="P657" style:family="paragraph" style:parent-style-name="Standard">
      <style:text-properties officeooo:paragraph-rsid="05ceaa9f"/>
    </style:style>
    <style:style style:name="P658" style:family="paragraph" style:parent-style-name="Standard">
      <style:text-properties officeooo:paragraph-rsid="05f4eb68"/>
    </style:style>
    <style:style style:name="P659" style:family="paragraph" style:parent-style-name="Standard">
      <style:text-properties officeooo:paragraph-rsid="0521350e"/>
    </style:style>
    <style:style style:name="P660" style:family="paragraph" style:parent-style-name="Standard">
      <style:text-properties officeooo:paragraph-rsid="0637ea69"/>
    </style:style>
    <style:style style:name="P661" style:family="paragraph" style:parent-style-name="Standard">
      <style:text-properties officeooo:rsid="015dc122" officeooo:paragraph-rsid="06598c92"/>
    </style:style>
    <style:style style:name="P662" style:family="paragraph" style:parent-style-name="Standard">
      <style:text-properties officeooo:paragraph-rsid="065fa8b1"/>
    </style:style>
    <style:style style:name="P663" style:family="paragraph" style:parent-style-name="Standard">
      <style:text-properties officeooo:paragraph-rsid="0668679b"/>
    </style:style>
    <style:style style:name="P664" style:family="paragraph" style:parent-style-name="Standard">
      <style:text-properties officeooo:paragraph-rsid="066c527a"/>
    </style:style>
    <style:style style:name="P665" style:family="paragraph" style:parent-style-name="Standard">
      <style:text-properties officeooo:paragraph-rsid="066d0fef"/>
    </style:style>
    <style:style style:name="P666" style:family="paragraph" style:parent-style-name="Standard">
      <style:text-properties officeooo:paragraph-rsid="066d6d38"/>
    </style:style>
    <style:style style:name="P667" style:family="paragraph" style:parent-style-name="Standard">
      <style:text-properties officeooo:paragraph-rsid="0672eca6"/>
    </style:style>
    <style:style style:name="P668" style:family="paragraph" style:parent-style-name="Standard">
      <style:text-properties officeooo:paragraph-rsid="06742487"/>
    </style:style>
    <style:style style:name="P669" style:family="paragraph" style:parent-style-name="Standard">
      <style:text-properties officeooo:paragraph-rsid="0677cd71"/>
    </style:style>
    <style:style style:name="P670" style:family="paragraph" style:parent-style-name="Standard">
      <style:text-properties officeooo:paragraph-rsid="067b217c"/>
    </style:style>
    <style:style style:name="P671" style:family="paragraph" style:parent-style-name="Standard">
      <style:text-properties officeooo:paragraph-rsid="067b2e9e"/>
    </style:style>
    <style:style style:name="P672" style:family="paragraph" style:parent-style-name="Standard">
      <style:text-properties officeooo:paragraph-rsid="067d2af4"/>
    </style:style>
    <style:style style:name="P673" style:family="paragraph" style:parent-style-name="Standard">
      <style:text-properties officeooo:paragraph-rsid="06a04d6e"/>
    </style:style>
    <style:style style:name="P674" style:family="paragraph" style:parent-style-name="Standard">
      <style:text-properties officeooo:paragraph-rsid="06a6ce64"/>
    </style:style>
    <style:style style:name="P675" style:family="paragraph" style:parent-style-name="Standard">
      <style:text-properties officeooo:paragraph-rsid="06aaae3e"/>
    </style:style>
    <style:style style:name="P676" style:family="paragraph" style:parent-style-name="Standard">
      <style:text-properties officeooo:paragraph-rsid="06b5c896"/>
    </style:style>
    <style:style style:name="P677" style:family="paragraph" style:parent-style-name="Standard">
      <style:text-properties officeooo:rsid="001af432" officeooo:paragraph-rsid="001af432"/>
    </style:style>
    <style:style style:name="P678" style:family="paragraph" style:parent-style-name="Standard">
      <style:text-properties officeooo:paragraph-rsid="06ca1bc9"/>
    </style:style>
    <style:style style:name="P679" style:family="paragraph" style:parent-style-name="Standard">
      <style:text-properties officeooo:paragraph-rsid="06cff232"/>
    </style:style>
    <style:style style:name="P680" style:family="paragraph" style:parent-style-name="Standard">
      <style:text-properties officeooo:paragraph-rsid="06d45da2"/>
    </style:style>
    <style:style style:name="P681" style:family="paragraph" style:parent-style-name="Standard">
      <style:text-properties officeooo:paragraph-rsid="06d6dfaa"/>
    </style:style>
    <style:style style:name="P682" style:family="paragraph" style:parent-style-name="Standard">
      <style:text-properties officeooo:paragraph-rsid="06da5e54"/>
    </style:style>
    <style:style style:name="P683" style:family="paragraph" style:parent-style-name="Standard">
      <style:text-properties officeooo:paragraph-rsid="06df48d6"/>
    </style:style>
    <style:style style:name="P684" style:family="paragraph" style:parent-style-name="Standard">
      <style:text-properties officeooo:paragraph-rsid="06e1e676"/>
    </style:style>
    <style:style style:name="P685" style:family="paragraph" style:parent-style-name="Standard">
      <style:text-properties officeooo:paragraph-rsid="06e31864"/>
    </style:style>
    <style:style style:name="P686" style:family="paragraph" style:parent-style-name="Standard">
      <style:text-properties officeooo:paragraph-rsid="06e6297d"/>
    </style:style>
    <style:style style:name="P687" style:family="paragraph" style:parent-style-name="Standard">
      <style:text-properties officeooo:paragraph-rsid="06e7aaf8"/>
    </style:style>
    <style:style style:name="P688" style:family="paragraph" style:parent-style-name="Standard">
      <style:text-properties officeooo:paragraph-rsid="06eb43ee"/>
    </style:style>
    <style:style style:name="P689" style:family="paragraph" style:parent-style-name="Standard">
      <style:text-properties officeooo:paragraph-rsid="06edbd06"/>
    </style:style>
    <style:style style:name="P690" style:family="paragraph" style:parent-style-name="Standard">
      <style:text-properties officeooo:paragraph-rsid="06f0cc8b"/>
    </style:style>
    <style:style style:name="P691" style:family="paragraph" style:parent-style-name="Standard">
      <style:text-properties officeooo:paragraph-rsid="06f14970"/>
    </style:style>
    <style:style style:name="P692" style:family="paragraph" style:parent-style-name="Standard">
      <style:text-properties officeooo:paragraph-rsid="06f31a9a"/>
    </style:style>
    <style:style style:name="P693" style:family="paragraph" style:parent-style-name="Standard">
      <style:text-properties officeooo:paragraph-rsid="06f67e5b"/>
    </style:style>
    <style:style style:name="P694" style:family="paragraph" style:parent-style-name="Standard">
      <style:text-properties officeooo:paragraph-rsid="06f8f933"/>
    </style:style>
    <style:style style:name="P695" style:family="paragraph" style:parent-style-name="Standard">
      <style:text-properties officeooo:paragraph-rsid="06fbc737"/>
    </style:style>
    <style:style style:name="P696" style:family="paragraph" style:parent-style-name="Standard">
      <style:text-properties officeooo:paragraph-rsid="06fd7f85"/>
    </style:style>
    <style:style style:name="P697" style:family="paragraph" style:parent-style-name="Standard">
      <style:text-properties officeooo:paragraph-rsid="06ff7ab1"/>
    </style:style>
    <style:style style:name="P698" style:family="paragraph" style:parent-style-name="Standard">
      <style:text-properties officeooo:paragraph-rsid="0703cf63"/>
    </style:style>
    <style:style style:name="P699" style:family="paragraph" style:parent-style-name="Standard">
      <style:text-properties officeooo:paragraph-rsid="07045c34"/>
    </style:style>
    <style:style style:name="P700" style:family="paragraph" style:parent-style-name="Standard">
      <style:text-properties officeooo:paragraph-rsid="07076d11"/>
    </style:style>
    <style:style style:name="P701" style:family="paragraph" style:parent-style-name="Standard">
      <style:text-properties officeooo:paragraph-rsid="0707e7c8"/>
    </style:style>
    <style:style style:name="P702" style:family="paragraph" style:parent-style-name="Standard">
      <style:text-properties officeooo:paragraph-rsid="070d1180"/>
    </style:style>
    <style:style style:name="P703" style:family="paragraph" style:parent-style-name="Standard">
      <style:text-properties officeooo:paragraph-rsid="07101a5e"/>
    </style:style>
    <style:style style:name="P704" style:family="paragraph" style:parent-style-name="Standard">
      <style:text-properties officeooo:paragraph-rsid="07114797"/>
    </style:style>
    <style:style style:name="P705" style:family="paragraph" style:parent-style-name="Standard">
      <style:text-properties officeooo:paragraph-rsid="0717235b"/>
    </style:style>
    <style:style style:name="P706" style:family="paragraph" style:parent-style-name="Standard">
      <style:text-properties officeooo:paragraph-rsid="071a22d6"/>
    </style:style>
    <style:style style:name="P707" style:family="paragraph" style:parent-style-name="Standard">
      <style:text-properties officeooo:paragraph-rsid="071b8e7d"/>
    </style:style>
    <style:style style:name="P708" style:family="paragraph" style:parent-style-name="Standard">
      <style:text-properties officeooo:paragraph-rsid="009e9be0"/>
    </style:style>
    <style:style style:name="P709" style:family="paragraph" style:parent-style-name="Standard">
      <style:text-properties officeooo:paragraph-rsid="072ee9ea"/>
    </style:style>
    <style:style style:name="P710" style:family="paragraph" style:parent-style-name="Standard">
      <style:text-properties officeooo:paragraph-rsid="07396970"/>
    </style:style>
    <style:style style:name="P711" style:family="paragraph" style:parent-style-name="Standard">
      <style:text-properties officeooo:paragraph-rsid="0749b729"/>
    </style:style>
    <style:style style:name="P712" style:family="paragraph" style:parent-style-name="Standard">
      <style:text-properties officeooo:paragraph-rsid="074a9bc7"/>
    </style:style>
    <style:style style:name="P713" style:family="paragraph" style:parent-style-name="Standard">
      <style:text-properties officeooo:rsid="075f1edc" officeooo:paragraph-rsid="075f1edc"/>
    </style:style>
    <style:style style:name="P714" style:family="paragraph" style:parent-style-name="Standard">
      <style:text-properties officeooo:rsid="0760e847" officeooo:paragraph-rsid="0760e847"/>
    </style:style>
    <style:style style:name="P715" style:family="paragraph" style:parent-style-name="Standard">
      <style:text-properties officeooo:rsid="0760e847" officeooo:paragraph-rsid="078fb9d7"/>
    </style:style>
    <style:style style:name="P716" style:family="paragraph" style:parent-style-name="Standard">
      <style:text-properties officeooo:rsid="0760e847" officeooo:paragraph-rsid="07a448c0"/>
    </style:style>
    <style:style style:name="P717" style:family="paragraph" style:parent-style-name="Standard">
      <style:text-properties officeooo:rsid="0760e847" officeooo:paragraph-rsid="07d40d28"/>
    </style:style>
    <style:style style:name="P718" style:family="paragraph" style:parent-style-name="Standard">
      <style:text-properties officeooo:paragraph-rsid="0760e847"/>
    </style:style>
    <style:style style:name="P719" style:family="paragraph" style:parent-style-name="Standard">
      <style:text-properties officeooo:paragraph-rsid="076a39e9"/>
    </style:style>
    <style:style style:name="P720" style:family="paragraph" style:parent-style-name="Standard">
      <style:text-properties officeooo:paragraph-rsid="077bf642"/>
    </style:style>
    <style:style style:name="P721" style:family="paragraph" style:parent-style-name="Standard">
      <style:text-properties officeooo:paragraph-rsid="07859870"/>
    </style:style>
    <style:style style:name="P722" style:family="paragraph" style:parent-style-name="Standard">
      <style:text-properties officeooo:paragraph-rsid="0787fa7b"/>
    </style:style>
    <style:style style:name="P723" style:family="paragraph" style:parent-style-name="Standard">
      <style:text-properties officeooo:paragraph-rsid="078aafab"/>
    </style:style>
    <style:style style:name="P724" style:family="paragraph" style:parent-style-name="Standard">
      <style:text-properties officeooo:paragraph-rsid="078fb9d7"/>
    </style:style>
    <style:style style:name="P725" style:family="paragraph" style:parent-style-name="Standard">
      <style:text-properties officeooo:paragraph-rsid="0792743d"/>
    </style:style>
    <style:style style:name="P726" style:family="paragraph" style:parent-style-name="Standard">
      <style:text-properties officeooo:paragraph-rsid="0797792f"/>
    </style:style>
    <style:style style:name="P727" style:family="paragraph" style:parent-style-name="Standard">
      <style:text-properties officeooo:paragraph-rsid="079b92dc"/>
    </style:style>
    <style:style style:name="P728" style:family="paragraph" style:parent-style-name="Standard">
      <style:text-properties officeooo:paragraph-rsid="07a448c0"/>
    </style:style>
    <style:style style:name="P729" style:family="paragraph" style:parent-style-name="Standard">
      <style:text-properties officeooo:paragraph-rsid="08056fab"/>
    </style:style>
    <style:style style:name="P730" style:family="paragraph" style:parent-style-name="Standard">
      <style:text-properties officeooo:paragraph-rsid="07d60c2a"/>
    </style:style>
    <style:style style:name="P731" style:family="paragraph" style:parent-style-name="Standard">
      <style:text-properties officeooo:paragraph-rsid="083e30f2"/>
    </style:style>
    <style:style style:name="P732" style:family="paragraph" style:parent-style-name="Standard">
      <style:text-properties officeooo:paragraph-rsid="0840804e"/>
    </style:style>
    <style:style style:name="P733" style:family="paragraph" style:parent-style-name="Standard">
      <style:text-properties officeooo:paragraph-rsid="0848fdd5"/>
    </style:style>
    <style:style style:name="P734" style:family="paragraph" style:parent-style-name="Standard">
      <style:text-properties officeooo:paragraph-rsid="08492060"/>
    </style:style>
    <style:style style:name="P735" style:family="paragraph" style:parent-style-name="Standard">
      <style:text-properties officeooo:paragraph-rsid="08520806"/>
    </style:style>
    <style:style style:name="P736" style:family="paragraph" style:parent-style-name="Standard">
      <style:text-properties officeooo:paragraph-rsid="085bdca6"/>
    </style:style>
    <style:style style:name="P737" style:family="paragraph" style:parent-style-name="Standard">
      <style:text-properties officeooo:paragraph-rsid="07d40d28"/>
    </style:style>
    <style:style style:name="P738" style:family="paragraph" style:parent-style-name="Standard">
      <style:text-properties officeooo:paragraph-rsid="07af4a8e"/>
    </style:style>
    <style:style style:name="P739" style:family="paragraph" style:parent-style-name="Standard">
      <style:text-properties officeooo:paragraph-rsid="07d25e9b"/>
    </style:style>
    <style:style style:name="P740" style:family="paragraph" style:parent-style-name="Standard">
      <style:text-properties officeooo:paragraph-rsid="07e01ee2"/>
    </style:style>
    <style:style style:name="P741" style:family="paragraph" style:parent-style-name="Standard">
      <style:text-properties officeooo:paragraph-rsid="07eaa729"/>
    </style:style>
    <style:style style:name="P742" style:family="paragraph" style:parent-style-name="Standard">
      <style:text-properties officeooo:paragraph-rsid="07f859a9"/>
    </style:style>
    <style:style style:name="P743" style:family="paragraph" style:parent-style-name="Standard">
      <style:text-properties officeooo:paragraph-rsid="085e8ef7"/>
    </style:style>
    <style:style style:name="P744" style:family="paragraph" style:parent-style-name="Standard">
      <style:text-properties officeooo:paragraph-rsid="086850db"/>
    </style:style>
    <style:style style:name="P745" style:family="paragraph" style:parent-style-name="Standard">
      <style:text-properties officeooo:paragraph-rsid="0870b2ae"/>
    </style:style>
    <style:style style:name="P746" style:family="paragraph" style:parent-style-name="Standard">
      <style:text-properties officeooo:paragraph-rsid="08747209"/>
    </style:style>
    <style:style style:name="P747" style:family="paragraph" style:parent-style-name="Standard">
      <style:text-properties officeooo:paragraph-rsid="087886b0"/>
    </style:style>
    <style:style style:name="P748" style:family="paragraph" style:parent-style-name="Standard">
      <style:text-properties officeooo:paragraph-rsid="087b9851"/>
    </style:style>
    <style:style style:name="P749" style:family="paragraph" style:parent-style-name="Standard">
      <style:text-properties officeooo:paragraph-rsid="087dc127"/>
    </style:style>
    <style:style style:name="P750" style:family="paragraph" style:parent-style-name="Standard">
      <style:text-properties officeooo:paragraph-rsid="08825019"/>
    </style:style>
    <style:style style:name="P751" style:family="paragraph" style:parent-style-name="Standard">
      <style:text-properties officeooo:paragraph-rsid="088579da"/>
    </style:style>
    <style:style style:name="P752" style:family="paragraph" style:parent-style-name="Standard">
      <style:text-properties officeooo:paragraph-rsid="0885a2b0"/>
    </style:style>
    <style:style style:name="P753" style:family="paragraph" style:parent-style-name="Standard">
      <style:text-properties officeooo:paragraph-rsid="08885147"/>
    </style:style>
    <style:style style:name="P754" style:family="paragraph" style:parent-style-name="Standard">
      <style:text-properties officeooo:paragraph-rsid="088be31d"/>
    </style:style>
    <style:style style:name="P755" style:family="paragraph" style:parent-style-name="Standard">
      <style:text-properties officeooo:paragraph-rsid="089d5a4f"/>
    </style:style>
    <style:style style:name="P756" style:family="paragraph" style:parent-style-name="Standard">
      <style:text-properties officeooo:paragraph-rsid="09124975"/>
    </style:style>
    <style:style style:name="P757" style:family="paragraph" style:parent-style-name="Standard">
      <style:text-properties officeooo:paragraph-rsid="09311a6c"/>
    </style:style>
    <style:style style:name="P758" style:family="paragraph" style:parent-style-name="Standard">
      <style:text-properties officeooo:paragraph-rsid="093d6e66"/>
    </style:style>
    <style:style style:name="P759" style:family="paragraph" style:parent-style-name="Standard">
      <style:text-properties officeooo:paragraph-rsid="09475ecd"/>
    </style:style>
    <style:style style:name="P760" style:family="paragraph" style:parent-style-name="Standard">
      <style:text-properties officeooo:paragraph-rsid="09526d0d"/>
    </style:style>
    <style:style style:name="P761" style:family="paragraph" style:parent-style-name="Standard">
      <style:text-properties officeooo:paragraph-rsid="094f4ca8"/>
    </style:style>
    <style:style style:name="P762" style:family="paragraph" style:parent-style-name="Standard">
      <style:text-properties officeooo:paragraph-rsid="099cacd5"/>
    </style:style>
    <style:style style:name="P763" style:family="paragraph" style:parent-style-name="Standard">
      <style:text-properties officeooo:paragraph-rsid="09d44b4a"/>
    </style:style>
    <style:style style:name="P764" style:family="paragraph" style:parent-style-name="Standard">
      <style:text-properties officeooo:paragraph-rsid="09f595e2"/>
    </style:style>
    <style:style style:name="P765" style:family="paragraph" style:parent-style-name="Standard">
      <style:text-properties officeooo:paragraph-rsid="0a04e9b9"/>
    </style:style>
    <style:style style:name="P766" style:family="paragraph" style:parent-style-name="Standard">
      <style:text-properties officeooo:paragraph-rsid="0a08a834"/>
    </style:style>
    <style:style style:name="P767" style:family="paragraph" style:parent-style-name="Standard">
      <style:text-properties officeooo:rsid="069fd14c" officeooo:paragraph-rsid="094f4ca8"/>
    </style:style>
    <style:style style:name="P768" style:family="paragraph" style:parent-style-name="Standard">
      <style:text-properties officeooo:paragraph-rsid="0a208154"/>
    </style:style>
    <style:style style:name="P769" style:family="paragraph" style:parent-style-name="Standard">
      <style:text-properties officeooo:paragraph-rsid="0ab45cad"/>
    </style:style>
    <style:style style:name="P770" style:family="paragraph" style:parent-style-name="Standard">
      <style:text-properties officeooo:paragraph-rsid="0abfe929"/>
    </style:style>
    <style:style style:name="P771" style:family="paragraph" style:parent-style-name="Standard">
      <style:text-properties officeooo:paragraph-rsid="0ac29c3b"/>
    </style:style>
    <style:style style:name="P772" style:family="paragraph" style:parent-style-name="Standard">
      <style:text-properties officeooo:paragraph-rsid="0ac87929"/>
    </style:style>
    <style:style style:name="P773" style:family="paragraph" style:parent-style-name="Standard">
      <style:text-properties officeooo:paragraph-rsid="0ad32e9b"/>
    </style:style>
    <style:style style:name="P774" style:family="paragraph" style:parent-style-name="Standard">
      <style:text-properties officeooo:paragraph-rsid="0ae08b22"/>
    </style:style>
    <style:style style:name="P775" style:family="paragraph" style:parent-style-name="Standard">
      <style:text-properties officeooo:paragraph-rsid="0b35fe14"/>
    </style:style>
    <style:style style:name="P776" style:family="paragraph" style:parent-style-name="Standard">
      <style:text-properties officeooo:paragraph-rsid="0b7e0583"/>
    </style:style>
    <style:style style:name="P777" style:family="paragraph" style:parent-style-name="Standard">
      <style:text-properties officeooo:paragraph-rsid="0b8026d6"/>
    </style:style>
    <style:style style:name="P778" style:family="paragraph" style:parent-style-name="Standard">
      <style:text-properties officeooo:paragraph-rsid="0b74b761"/>
    </style:style>
    <style:style style:name="P779" style:family="paragraph" style:parent-style-name="Standard">
      <style:text-properties officeooo:paragraph-rsid="0bf90bef"/>
    </style:style>
    <style:style style:name="P780" style:family="paragraph" style:parent-style-name="Standard">
      <style:text-properties officeooo:paragraph-rsid="0c08a897"/>
    </style:style>
    <style:style style:name="P781" style:family="paragraph" style:parent-style-name="Standard">
      <style:text-properties officeooo:paragraph-rsid="0c0956b9"/>
    </style:style>
    <style:style style:name="P782" style:family="paragraph" style:parent-style-name="Standard">
      <style:text-properties officeooo:rsid="00be57ee" officeooo:paragraph-rsid="00c4f6be"/>
    </style:style>
    <style:style style:name="P783" style:family="paragraph" style:parent-style-name="Standard">
      <style:text-properties officeooo:rsid="00be57ee" officeooo:paragraph-rsid="0c2372a8"/>
    </style:style>
    <style:style style:name="P784" style:family="paragraph" style:parent-style-name="Standard">
      <style:text-properties officeooo:paragraph-rsid="0c2372a8"/>
    </style:style>
    <style:style style:name="P785" style:family="paragraph" style:parent-style-name="Standard">
      <style:text-properties officeooo:paragraph-rsid="0c2dd08c"/>
    </style:style>
    <style:style style:name="P786" style:family="paragraph" style:parent-style-name="Standard">
      <style:text-properties officeooo:paragraph-rsid="0c319013"/>
    </style:style>
    <style:style style:name="P787" style:family="paragraph" style:parent-style-name="Standard">
      <style:text-properties officeooo:paragraph-rsid="0c354373"/>
    </style:style>
    <style:style style:name="P788" style:family="paragraph" style:parent-style-name="Standard">
      <style:text-properties officeooo:paragraph-rsid="0c3d287d"/>
    </style:style>
    <style:style style:name="P789" style:family="paragraph" style:parent-style-name="Standard">
      <style:text-properties officeooo:paragraph-rsid="0c41b1f5"/>
    </style:style>
    <style:style style:name="P790" style:family="paragraph" style:parent-style-name="Standard">
      <style:text-properties officeooo:paragraph-rsid="0c439590"/>
    </style:style>
    <style:style style:name="P791" style:family="paragraph" style:parent-style-name="Standard">
      <style:text-properties officeooo:paragraph-rsid="0c4ba4c7"/>
    </style:style>
    <style:style style:name="P792" style:family="paragraph" style:parent-style-name="Standard">
      <style:text-properties officeooo:paragraph-rsid="0c4bef1f"/>
    </style:style>
    <style:style style:name="P793" style:family="paragraph" style:parent-style-name="Standard">
      <style:text-properties officeooo:paragraph-rsid="0c4dd9d1"/>
    </style:style>
    <style:style style:name="P794" style:family="paragraph" style:parent-style-name="Standard">
      <style:text-properties officeooo:paragraph-rsid="0c53eea2"/>
    </style:style>
    <style:style style:name="P795" style:family="paragraph" style:parent-style-name="Standard">
      <style:text-properties officeooo:paragraph-rsid="0c55a963"/>
    </style:style>
    <style:style style:name="P796" style:family="paragraph" style:parent-style-name="Standard">
      <style:text-properties officeooo:paragraph-rsid="0c565119"/>
    </style:style>
    <style:style style:name="P797" style:family="paragraph" style:parent-style-name="Standard">
      <style:text-properties officeooo:paragraph-rsid="0c5be195"/>
    </style:style>
    <style:style style:name="P798" style:family="paragraph" style:parent-style-name="Standard">
      <style:text-properties officeooo:paragraph-rsid="0c6e51d5"/>
    </style:style>
    <style:style style:name="P799" style:family="paragraph" style:parent-style-name="Standard">
      <style:text-properties officeooo:paragraph-rsid="0c7261c0"/>
    </style:style>
    <style:style style:name="P800" style:family="paragraph" style:parent-style-name="Standard">
      <style:text-properties officeooo:paragraph-rsid="0c790b3e"/>
    </style:style>
    <style:style style:name="P801" style:family="paragraph" style:parent-style-name="Standard">
      <style:text-properties officeooo:paragraph-rsid="010e4e5d"/>
    </style:style>
    <style:style style:name="P802" style:family="paragraph" style:parent-style-name="Standard">
      <style:text-properties officeooo:paragraph-rsid="0c99f80c"/>
    </style:style>
    <style:style style:name="P803" style:family="paragraph" style:parent-style-name="Standard">
      <style:text-properties officeooo:paragraph-rsid="0c9ad3b4"/>
    </style:style>
    <style:style style:name="P804" style:family="paragraph" style:parent-style-name="Standard">
      <style:text-properties officeooo:paragraph-rsid="0c9e43a8"/>
    </style:style>
    <style:style style:name="P805" style:family="paragraph" style:parent-style-name="Standard">
      <style:text-properties officeooo:rsid="0081af51" officeooo:paragraph-rsid="0c2ecd8e"/>
    </style:style>
    <style:style style:name="P806"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07" style:family="paragraph" style:parent-style-name="Standard">
      <style:paragraph-properties fo:text-align="end" style:justify-single-word="false"/>
      <style:text-properties officeooo:paragraph-rsid="0ca5a08a"/>
    </style:style>
    <style:style style:name="P808" style:family="paragraph" style:parent-style-name="Standard">
      <style:text-properties officeooo:paragraph-rsid="0c89db3e"/>
    </style:style>
    <style:style style:name="P809" style:family="paragraph" style:parent-style-name="Standard">
      <style:text-properties officeooo:paragraph-rsid="0c933392"/>
    </style:style>
    <style:style style:name="P810" style:family="paragraph" style:parent-style-name="Standard">
      <style:text-properties officeooo:paragraph-rsid="0c208ff1"/>
    </style:style>
    <style:style style:name="P811" style:family="paragraph" style:parent-style-name="Standard">
      <style:text-properties officeooo:paragraph-rsid="0cb55e6a"/>
    </style:style>
    <style:style style:name="P812" style:family="paragraph" style:parent-style-name="Standard">
      <style:text-properties officeooo:paragraph-rsid="0cba5801"/>
    </style:style>
    <style:style style:name="P813" style:family="paragraph" style:parent-style-name="Standard">
      <style:text-properties officeooo:paragraph-rsid="0cbc4c8b"/>
    </style:style>
    <style:style style:name="P814" style:family="paragraph" style:parent-style-name="Standard">
      <style:text-properties officeooo:paragraph-rsid="0cc59a9c"/>
    </style:style>
    <style:style style:name="P815" style:family="paragraph" style:parent-style-name="Standard">
      <style:text-properties officeooo:paragraph-rsid="0cdb377f"/>
    </style:style>
    <style:style style:name="P816" style:family="paragraph" style:parent-style-name="Standard">
      <style:text-properties officeooo:paragraph-rsid="0ce29f48"/>
    </style:style>
    <style:style style:name="P817" style:family="paragraph" style:parent-style-name="Standard">
      <style:text-properties officeooo:paragraph-rsid="0ce92eb7"/>
    </style:style>
    <style:style style:name="P818" style:family="paragraph" style:parent-style-name="Standard">
      <style:text-properties officeooo:paragraph-rsid="0ceda2a4"/>
    </style:style>
    <style:style style:name="P819" style:family="paragraph" style:parent-style-name="Standard">
      <style:text-properties officeooo:paragraph-rsid="0d068e6f"/>
    </style:style>
    <style:style style:name="P820" style:family="paragraph" style:parent-style-name="Standard">
      <style:text-properties officeooo:paragraph-rsid="0d2c92c1"/>
    </style:style>
    <style:style style:name="P821" style:family="paragraph" style:parent-style-name="Standard">
      <style:text-properties officeooo:paragraph-rsid="0d31c80b"/>
    </style:style>
    <style:style style:name="P822" style:family="paragraph" style:parent-style-name="Standard">
      <style:text-properties officeooo:paragraph-rsid="0d327678"/>
    </style:style>
    <style:style style:name="P823" style:family="paragraph" style:parent-style-name="Standard">
      <style:text-properties officeooo:paragraph-rsid="0d37c353"/>
    </style:style>
    <style:style style:name="P824" style:family="paragraph" style:parent-style-name="Standard">
      <style:text-properties officeooo:paragraph-rsid="0d42e41d"/>
    </style:style>
    <style:style style:name="P825" style:family="paragraph" style:parent-style-name="Standard">
      <style:text-properties officeooo:paragraph-rsid="0d456a6a"/>
    </style:style>
    <style:style style:name="P826" style:family="paragraph" style:parent-style-name="Standard">
      <style:text-properties officeooo:paragraph-rsid="0d49294f"/>
    </style:style>
    <style:style style:name="P827" style:family="paragraph" style:parent-style-name="Standard">
      <style:text-properties officeooo:paragraph-rsid="0d5e286b"/>
    </style:style>
    <style:style style:name="P828" style:family="paragraph" style:parent-style-name="Standard">
      <style:text-properties officeooo:paragraph-rsid="0d6088dc"/>
    </style:style>
    <style:style style:name="P829" style:family="paragraph" style:parent-style-name="Standard">
      <style:text-properties officeooo:paragraph-rsid="0d61fdb5"/>
    </style:style>
    <style:style style:name="P830" style:family="paragraph" style:parent-style-name="Standard">
      <style:text-properties officeooo:paragraph-rsid="0d63ac58"/>
    </style:style>
    <style:style style:name="P831" style:family="paragraph" style:parent-style-name="Standard">
      <style:text-properties officeooo:paragraph-rsid="0d6499ea"/>
    </style:style>
    <style:style style:name="P832" style:family="paragraph" style:parent-style-name="Standard">
      <style:text-properties officeooo:rsid="0c4a2e31" officeooo:paragraph-rsid="0d696951"/>
    </style:style>
    <style:style style:name="P833" style:family="paragraph" style:parent-style-name="Standard">
      <style:text-properties officeooo:paragraph-rsid="0d6f776f"/>
    </style:style>
    <style:style style:name="P834" style:family="paragraph" style:parent-style-name="Standard">
      <style:text-properties officeooo:paragraph-rsid="0d7121c6"/>
    </style:style>
    <style:style style:name="P835" style:family="paragraph" style:parent-style-name="Standard">
      <style:text-properties officeooo:paragraph-rsid="0d7e4aa8"/>
    </style:style>
    <style:style style:name="P836" style:family="paragraph" style:parent-style-name="Standard">
      <style:text-properties officeooo:paragraph-rsid="0d8aa6b5"/>
    </style:style>
    <style:style style:name="P837" style:family="paragraph" style:parent-style-name="Standard">
      <style:text-properties officeooo:paragraph-rsid="0db935b9"/>
    </style:style>
    <style:style style:name="P838" style:family="paragraph" style:parent-style-name="Standard">
      <style:text-properties officeooo:paragraph-rsid="0dc06de1"/>
    </style:style>
    <style:style style:name="P839" style:family="paragraph" style:parent-style-name="Standard">
      <style:text-properties officeooo:paragraph-rsid="0d696951"/>
    </style:style>
    <style:style style:name="P840" style:family="paragraph" style:parent-style-name="Standard">
      <style:text-properties officeooo:paragraph-rsid="0de66dc5"/>
    </style:style>
    <style:style style:name="P841" style:family="paragraph" style:parent-style-name="Standard">
      <style:text-properties officeooo:paragraph-rsid="0df61be4"/>
    </style:style>
    <style:style style:name="P842" style:family="paragraph" style:parent-style-name="Standard">
      <style:text-properties officeooo:paragraph-rsid="0dfa5cd7"/>
    </style:style>
    <style:style style:name="P843" style:family="paragraph" style:parent-style-name="Standard">
      <style:text-properties officeooo:paragraph-rsid="0dfb77a2"/>
    </style:style>
    <style:style style:name="P844" style:family="paragraph" style:parent-style-name="Standard">
      <style:text-properties officeooo:paragraph-rsid="0dfd5078"/>
    </style:style>
    <style:style style:name="P845" style:family="paragraph" style:parent-style-name="Standard">
      <style:text-properties officeooo:paragraph-rsid="0e111830"/>
    </style:style>
    <style:style style:name="P846" style:family="paragraph" style:parent-style-name="Standard">
      <style:text-properties officeooo:paragraph-rsid="0e1f1949"/>
    </style:style>
    <style:style style:name="P847" style:family="paragraph" style:parent-style-name="Standard">
      <style:text-properties officeooo:paragraph-rsid="0e266086"/>
    </style:style>
    <style:style style:name="P848" style:family="paragraph" style:parent-style-name="Standard">
      <style:text-properties officeooo:paragraph-rsid="0e5b80e5"/>
    </style:style>
    <style:style style:name="P849" style:family="paragraph" style:parent-style-name="Standard">
      <style:text-properties officeooo:paragraph-rsid="0ea0406e"/>
    </style:style>
    <style:style style:name="P850" style:family="paragraph" style:parent-style-name="Standard">
      <style:text-properties officeooo:paragraph-rsid="0ea90e43"/>
    </style:style>
    <style:style style:name="P851" style:family="paragraph" style:parent-style-name="Standard">
      <style:text-properties officeooo:paragraph-rsid="0eabd671"/>
    </style:style>
    <style:style style:name="P852" style:family="paragraph" style:parent-style-name="Standard">
      <style:text-properties officeooo:paragraph-rsid="0eb115f0"/>
    </style:style>
    <style:style style:name="P853" style:family="paragraph" style:parent-style-name="Standard">
      <style:text-properties officeooo:paragraph-rsid="0eba5ee1"/>
    </style:style>
    <style:style style:name="P854" style:family="paragraph" style:parent-style-name="Standard">
      <style:text-properties officeooo:paragraph-rsid="0edc9350"/>
    </style:style>
    <style:style style:name="P855" style:family="paragraph" style:parent-style-name="Standard">
      <style:text-properties officeooo:paragraph-rsid="0ee12843"/>
    </style:style>
    <style:style style:name="P856" style:family="paragraph" style:parent-style-name="Standard">
      <style:text-properties officeooo:paragraph-rsid="0eed68ad"/>
    </style:style>
    <style:style style:name="P857" style:family="paragraph" style:parent-style-name="Standard">
      <style:text-properties officeooo:paragraph-rsid="0efe63e8"/>
    </style:style>
    <style:style style:name="P858" style:family="paragraph" style:parent-style-name="Standard">
      <style:text-properties officeooo:paragraph-rsid="0ee20b4f"/>
    </style:style>
    <style:style style:name="P859" style:family="paragraph" style:parent-style-name="Standard">
      <style:text-properties officeooo:paragraph-rsid="0f44766f"/>
    </style:style>
    <style:style style:name="P860" style:family="paragraph" style:parent-style-name="Standard">
      <style:text-properties officeooo:paragraph-rsid="0f53ef8e"/>
    </style:style>
    <style:style style:name="P861" style:family="paragraph" style:parent-style-name="Standard">
      <style:text-properties officeooo:paragraph-rsid="0f5ef101"/>
    </style:style>
    <style:style style:name="P862" style:family="paragraph" style:parent-style-name="Standard">
      <style:text-properties officeooo:rsid="0e39a61f" officeooo:paragraph-rsid="0efe63e8"/>
    </style:style>
    <style:style style:name="P863" style:family="paragraph" style:parent-style-name="Standard">
      <style:text-properties officeooo:paragraph-rsid="0f602eb2"/>
    </style:style>
    <style:style style:name="P864" style:family="paragraph" style:parent-style-name="Standard">
      <style:text-properties officeooo:paragraph-rsid="0f6ad9b3"/>
    </style:style>
    <style:style style:name="P865" style:family="paragraph" style:parent-style-name="Standard">
      <style:text-properties officeooo:paragraph-rsid="0f70e253"/>
    </style:style>
    <style:style style:name="P866" style:family="paragraph" style:parent-style-name="Standard">
      <style:text-properties officeooo:paragraph-rsid="0f782621"/>
    </style:style>
    <style:style style:name="P867" style:family="paragraph" style:parent-style-name="Standard">
      <style:text-properties officeooo:paragraph-rsid="0f7978f1"/>
    </style:style>
    <style:style style:name="P868" style:family="paragraph" style:parent-style-name="Standard">
      <style:text-properties officeooo:paragraph-rsid="0f94a613"/>
    </style:style>
    <style:style style:name="P869" style:family="paragraph" style:parent-style-name="Standard">
      <style:text-properties officeooo:paragraph-rsid="0fa3297c"/>
    </style:style>
    <style:style style:name="P870" style:family="paragraph" style:parent-style-name="Standard">
      <style:text-properties officeooo:paragraph-rsid="0fa73256"/>
    </style:style>
    <style:style style:name="P871" style:family="paragraph" style:parent-style-name="Standard">
      <style:text-properties officeooo:paragraph-rsid="0fb2c8e7"/>
    </style:style>
    <style:style style:name="P872" style:family="paragraph" style:parent-style-name="Standard">
      <style:text-properties officeooo:paragraph-rsid="0fb84997"/>
    </style:style>
    <style:style style:name="P873" style:family="paragraph" style:parent-style-name="Standard">
      <style:text-properties officeooo:paragraph-rsid="0ffe859b"/>
    </style:style>
    <style:style style:name="P874" style:family="paragraph" style:parent-style-name="Standard">
      <style:text-properties officeooo:paragraph-rsid="10118e8f"/>
    </style:style>
    <style:style style:name="P875" style:family="paragraph" style:parent-style-name="Standard">
      <style:text-properties officeooo:paragraph-rsid="10188f0d"/>
    </style:style>
    <style:style style:name="P876" style:family="paragraph" style:parent-style-name="Standard">
      <style:text-properties officeooo:paragraph-rsid="1020c655"/>
    </style:style>
    <style:style style:name="P877" style:family="paragraph" style:parent-style-name="Standard">
      <style:text-properties officeooo:paragraph-rsid="102343fc"/>
    </style:style>
    <style:style style:name="P878" style:family="paragraph" style:parent-style-name="Standard">
      <style:text-properties officeooo:paragraph-rsid="102ed6b9"/>
    </style:style>
    <style:style style:name="P879" style:family="paragraph" style:parent-style-name="Standard">
      <style:text-properties officeooo:paragraph-rsid="1037ee80"/>
    </style:style>
    <style:style style:name="P880" style:family="paragraph" style:parent-style-name="Standard">
      <style:text-properties officeooo:paragraph-rsid="1038798f"/>
    </style:style>
    <style:style style:name="P881" style:family="paragraph" style:parent-style-name="Standard">
      <style:text-properties officeooo:paragraph-rsid="1039effb"/>
    </style:style>
    <style:style style:name="P882" style:family="paragraph" style:parent-style-name="Standard">
      <style:text-properties officeooo:paragraph-rsid="103f81a9"/>
    </style:style>
    <style:style style:name="P883" style:family="paragraph" style:parent-style-name="Standard">
      <style:text-properties officeooo:paragraph-rsid="1044a89c"/>
    </style:style>
    <style:style style:name="P884" style:family="paragraph" style:parent-style-name="Standard">
      <style:text-properties officeooo:paragraph-rsid="10589e51"/>
    </style:style>
    <style:style style:name="P885" style:family="paragraph" style:parent-style-name="Standard">
      <style:text-properties officeooo:paragraph-rsid="105ceaaa"/>
    </style:style>
    <style:style style:name="P886" style:family="paragraph" style:parent-style-name="Standard">
      <style:text-properties officeooo:paragraph-rsid="1085da00"/>
    </style:style>
    <style:style style:name="P887" style:family="paragraph" style:parent-style-name="Standard">
      <style:text-properties officeooo:paragraph-rsid="109007bd"/>
    </style:style>
    <style:style style:name="P888" style:family="paragraph" style:parent-style-name="Standard">
      <style:text-properties officeooo:paragraph-rsid="10980490"/>
    </style:style>
    <style:style style:name="P889" style:family="paragraph" style:parent-style-name="Standard">
      <style:text-properties officeooo:paragraph-rsid="109aaeb3"/>
    </style:style>
    <style:style style:name="P890" style:family="paragraph" style:parent-style-name="Standard">
      <style:text-properties officeooo:paragraph-rsid="10a99584"/>
    </style:style>
    <style:style style:name="P891" style:family="paragraph" style:parent-style-name="Standard">
      <style:text-properties officeooo:paragraph-rsid="10b6901b"/>
    </style:style>
    <style:style style:name="P892" style:family="paragraph" style:parent-style-name="Standard">
      <style:text-properties officeooo:paragraph-rsid="10be1748"/>
    </style:style>
    <style:style style:name="P893" style:family="paragraph" style:parent-style-name="Standard">
      <style:text-properties officeooo:paragraph-rsid="10f9e5e7"/>
    </style:style>
    <style:style style:name="P894" style:family="paragraph" style:parent-style-name="Standard">
      <style:text-properties officeooo:paragraph-rsid="11015842"/>
    </style:style>
    <style:style style:name="P895" style:family="paragraph" style:parent-style-name="Standard">
      <style:text-properties officeooo:paragraph-rsid="1125e1c6"/>
    </style:style>
    <style:style style:name="P896" style:family="paragraph" style:parent-style-name="Standard">
      <style:text-properties officeooo:paragraph-rsid="112af9bc"/>
    </style:style>
    <style:style style:name="P897" style:family="paragraph" style:parent-style-name="Standard">
      <style:text-properties officeooo:paragraph-rsid="112ca730"/>
    </style:style>
    <style:style style:name="P898" style:family="paragraph" style:parent-style-name="Standard">
      <style:text-properties officeooo:rsid="108cde27" officeooo:paragraph-rsid="11155d2e"/>
    </style:style>
    <style:style style:name="P899" style:family="paragraph" style:parent-style-name="Standard">
      <style:text-properties officeooo:paragraph-rsid="113ba01a"/>
    </style:style>
    <style:style style:name="P900" style:family="paragraph" style:parent-style-name="Standard">
      <style:text-properties officeooo:paragraph-rsid="113e2af3"/>
    </style:style>
    <style:style style:name="P901" style:family="paragraph" style:parent-style-name="Standard">
      <style:text-properties officeooo:paragraph-rsid="1145c29a"/>
    </style:style>
    <style:style style:name="P902" style:family="paragraph" style:parent-style-name="Standard">
      <style:text-properties officeooo:paragraph-rsid="114a7c2e"/>
    </style:style>
    <style:style style:name="P903" style:family="paragraph" style:parent-style-name="Standard">
      <style:text-properties officeooo:paragraph-rsid="11582932"/>
    </style:style>
    <style:style style:name="P904" style:family="paragraph" style:parent-style-name="Standard">
      <style:text-properties officeooo:paragraph-rsid="11638675"/>
    </style:style>
    <style:style style:name="P905" style:family="paragraph" style:parent-style-name="Standard">
      <style:text-properties officeooo:paragraph-rsid="116befa2"/>
    </style:style>
    <style:style style:name="P906" style:family="paragraph" style:parent-style-name="Standard">
      <style:text-properties officeooo:paragraph-rsid="116d1028"/>
    </style:style>
    <style:style style:name="P907" style:family="paragraph" style:parent-style-name="Standard">
      <style:text-properties officeooo:paragraph-rsid="11835f08"/>
    </style:style>
    <style:style style:name="P908" style:family="paragraph" style:parent-style-name="Standard">
      <style:text-properties officeooo:paragraph-rsid="11863ad4"/>
    </style:style>
    <style:style style:name="P909" style:family="paragraph" style:parent-style-name="Standard">
      <style:text-properties officeooo:paragraph-rsid="1188ba21"/>
    </style:style>
    <style:style style:name="P910" style:family="paragraph" style:parent-style-name="Standard">
      <style:text-properties officeooo:paragraph-rsid="118a4082"/>
    </style:style>
    <style:style style:name="P911" style:family="paragraph" style:parent-style-name="Standard">
      <style:text-properties officeooo:paragraph-rsid="1187e63f"/>
    </style:style>
    <style:style style:name="P912" style:family="paragraph" style:parent-style-name="Standard">
      <style:text-properties officeooo:paragraph-rsid="119680f6"/>
    </style:style>
    <style:style style:name="P913" style:family="paragraph" style:parent-style-name="Standard">
      <style:text-properties officeooo:paragraph-rsid="119bf75d"/>
    </style:style>
    <style:style style:name="P914" style:family="paragraph" style:parent-style-name="Standard">
      <style:text-properties officeooo:paragraph-rsid="119f2908"/>
    </style:style>
    <style:style style:name="P915" style:family="paragraph" style:parent-style-name="Standard">
      <style:text-properties officeooo:paragraph-rsid="11a631e7"/>
    </style:style>
    <style:style style:name="P916" style:family="paragraph" style:parent-style-name="Standard">
      <style:text-properties officeooo:paragraph-rsid="11a6d2a4"/>
    </style:style>
    <style:style style:name="P917" style:family="paragraph" style:parent-style-name="Standard">
      <style:text-properties officeooo:paragraph-rsid="11a7a6e0"/>
    </style:style>
    <style:style style:name="P918" style:family="paragraph" style:parent-style-name="Standard">
      <style:text-properties officeooo:paragraph-rsid="11acccc4"/>
    </style:style>
    <style:style style:name="P919" style:family="paragraph" style:parent-style-name="Standard">
      <style:text-properties officeooo:paragraph-rsid="11b8fe9d"/>
    </style:style>
    <style:style style:name="P920" style:family="paragraph" style:parent-style-name="Standard">
      <style:text-properties officeooo:rsid="117dd45e" officeooo:paragraph-rsid="118a4082"/>
    </style:style>
    <style:style style:name="P921" style:family="paragraph" style:parent-style-name="Standard">
      <style:text-properties officeooo:rsid="1182d21b" officeooo:paragraph-rsid="11835f08"/>
    </style:style>
    <style:style style:name="P922" style:family="paragraph" style:parent-style-name="Standard">
      <style:text-properties officeooo:paragraph-rsid="11d1a66a"/>
    </style:style>
    <style:style style:name="P923" style:family="paragraph" style:parent-style-name="Standard">
      <style:text-properties officeooo:paragraph-rsid="11daed0d"/>
    </style:style>
    <style:style style:name="P924" style:family="paragraph" style:parent-style-name="Standard">
      <style:text-properties officeooo:paragraph-rsid="11dd98e1"/>
    </style:style>
    <style:style style:name="P925" style:family="paragraph" style:parent-style-name="Standard">
      <style:text-properties officeooo:paragraph-rsid="1237cb80"/>
    </style:style>
    <style:style style:name="P926" style:family="paragraph" style:parent-style-name="Standard">
      <style:text-properties officeooo:rsid="114891d2" officeooo:paragraph-rsid="114a7c2e"/>
    </style:style>
    <style:style style:name="P927" style:family="paragraph" style:parent-style-name="Standard">
      <style:text-properties officeooo:rsid="114dffc0" officeooo:paragraph-rsid="11dd98e1"/>
    </style:style>
    <style:style style:name="P928" style:family="paragraph" style:parent-style-name="Standard">
      <style:text-properties officeooo:rsid="114dffc0" officeooo:paragraph-rsid="11ddceac"/>
    </style:style>
    <style:style style:name="P929" style:family="paragraph" style:parent-style-name="Standard">
      <style:text-properties officeooo:paragraph-rsid="126c9fb5"/>
    </style:style>
    <style:style style:name="P930" style:family="paragraph" style:parent-style-name="Standard">
      <style:text-properties officeooo:paragraph-rsid="12704f0d"/>
    </style:style>
    <style:style style:name="P931" style:family="paragraph" style:parent-style-name="Standard">
      <style:text-properties officeooo:paragraph-rsid="1275fede"/>
    </style:style>
    <style:style style:name="P932" style:family="paragraph" style:parent-style-name="Standard">
      <style:text-properties officeooo:paragraph-rsid="1276a30f"/>
    </style:style>
    <style:style style:name="P933" style:family="paragraph" style:parent-style-name="Standard">
      <style:text-properties officeooo:paragraph-rsid="127875d1"/>
    </style:style>
    <style:style style:name="P934" style:family="paragraph" style:parent-style-name="Standard">
      <style:text-properties officeooo:paragraph-rsid="127bce9d"/>
    </style:style>
    <style:style style:name="P935" style:family="paragraph" style:parent-style-name="Standard">
      <style:text-properties officeooo:paragraph-rsid="1282aa6b"/>
    </style:style>
    <style:style style:name="P936" style:family="paragraph" style:parent-style-name="Standard">
      <style:text-properties officeooo:paragraph-rsid="1290a95f"/>
    </style:style>
    <style:style style:name="P937" style:family="paragraph" style:parent-style-name="Standard">
      <style:text-properties officeooo:paragraph-rsid="1295a04e"/>
    </style:style>
    <style:style style:name="P938" style:family="paragraph" style:parent-style-name="Standard">
      <style:text-properties officeooo:paragraph-rsid="129d07c1"/>
    </style:style>
    <style:style style:name="P939" style:family="paragraph" style:parent-style-name="Standard">
      <style:text-properties officeooo:paragraph-rsid="12c5d894"/>
    </style:style>
    <style:style style:name="P940" style:family="paragraph" style:parent-style-name="Standard">
      <style:text-properties officeooo:paragraph-rsid="12dacd83"/>
    </style:style>
    <style:style style:name="P941" style:family="paragraph" style:parent-style-name="Standard">
      <style:text-properties officeooo:paragraph-rsid="12dd08f7"/>
    </style:style>
    <style:style style:name="P942" style:family="paragraph" style:parent-style-name="Standard">
      <style:text-properties officeooo:paragraph-rsid="12e363c1"/>
    </style:style>
    <style:style style:name="P943" style:family="paragraph" style:parent-style-name="Standard">
      <style:text-properties officeooo:paragraph-rsid="130a2863"/>
    </style:style>
    <style:style style:name="P944" style:family="paragraph" style:parent-style-name="Standard">
      <style:text-properties officeooo:paragraph-rsid="130f372e"/>
    </style:style>
    <style:style style:name="P945" style:family="paragraph" style:parent-style-name="Standard">
      <style:text-properties officeooo:paragraph-rsid="1311347b"/>
    </style:style>
    <style:style style:name="P946" style:family="paragraph" style:parent-style-name="Standard">
      <style:text-properties officeooo:paragraph-rsid="131f67e4"/>
    </style:style>
    <style:style style:name="P947" style:family="paragraph" style:parent-style-name="Standard">
      <style:text-properties officeooo:paragraph-rsid="132a34c6"/>
    </style:style>
    <style:style style:name="P948" style:family="paragraph" style:parent-style-name="Standard">
      <style:text-properties officeooo:paragraph-rsid="132fc957"/>
    </style:style>
    <style:style style:name="P949" style:family="paragraph" style:parent-style-name="Standard">
      <style:text-properties officeooo:paragraph-rsid="13348129"/>
    </style:style>
    <style:style style:name="P950" style:family="paragraph" style:parent-style-name="Standard">
      <style:text-properties officeooo:paragraph-rsid="1353c275"/>
    </style:style>
    <style:style style:name="P951" style:family="paragraph" style:parent-style-name="Standard">
      <style:text-properties officeooo:paragraph-rsid="1363a524"/>
    </style:style>
    <style:style style:name="P952" style:family="paragraph" style:parent-style-name="Standard">
      <style:text-properties officeooo:paragraph-rsid="1364299a"/>
    </style:style>
    <style:style style:name="P953" style:family="paragraph" style:parent-style-name="Standard">
      <style:paragraph-properties fo:break-before="page"/>
      <style:text-properties officeooo:rsid="001a1637" officeooo:paragraph-rsid="001a1637"/>
    </style:style>
    <style:style style:name="P954" style:family="paragraph" style:parent-style-name="Standard">
      <style:paragraph-properties fo:break-before="page"/>
      <style:text-properties fo:font-size="20pt" officeooo:rsid="001a1637" officeooo:paragraph-rsid="01600273" style:font-size-asian="20pt" style:font-size-complex="20pt"/>
    </style:style>
    <style:style style:name="P95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5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95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95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95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60"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61"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62"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63"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64" style:family="paragraph" style:parent-style-name="Standard">
      <style:paragraph-properties fo:break-before="page"/>
      <style:text-properties officeooo:paragraph-rsid="04503da5"/>
    </style:style>
    <style:style style:name="P965" style:family="paragraph" style:parent-style-name="Standard">
      <style:paragraph-properties fo:break-before="page"/>
      <style:text-properties officeooo:paragraph-rsid="04d715ff"/>
    </style:style>
    <style:style style:name="P966" style:family="paragraph" style:parent-style-name="Standard">
      <style:paragraph-properties fo:break-before="page"/>
      <style:text-properties officeooo:paragraph-rsid="064e6974"/>
    </style:style>
    <style:style style:name="P967" style:family="paragraph" style:parent-style-name="Standard">
      <style:paragraph-properties fo:break-before="page"/>
      <style:text-properties officeooo:paragraph-rsid="067d2af4"/>
    </style:style>
    <style:style style:name="P968" style:family="paragraph" style:parent-style-name="Standard">
      <style:paragraph-properties fo:break-before="page"/>
      <style:text-properties officeooo:paragraph-rsid="06cff232"/>
    </style:style>
    <style:style style:name="P969" style:family="paragraph" style:parent-style-name="Standard">
      <style:paragraph-properties fo:break-before="page"/>
      <style:text-properties officeooo:paragraph-rsid="06d61332"/>
    </style:style>
    <style:style style:name="P970" style:family="paragraph" style:parent-style-name="Standard">
      <style:paragraph-properties fo:break-before="page"/>
      <style:text-properties officeooo:paragraph-rsid="06d6dfaa"/>
    </style:style>
    <style:style style:name="P971" style:family="paragraph" style:parent-style-name="Standard">
      <style:paragraph-properties fo:break-before="page"/>
      <style:text-properties officeooo:paragraph-rsid="06da5e54"/>
    </style:style>
    <style:style style:name="P972" style:family="paragraph" style:parent-style-name="Standard">
      <style:paragraph-properties fo:break-before="page"/>
      <style:text-properties officeooo:paragraph-rsid="06e1e676"/>
    </style:style>
    <style:style style:name="P973" style:family="paragraph" style:parent-style-name="Standard">
      <style:paragraph-properties fo:break-before="page"/>
      <style:text-properties officeooo:paragraph-rsid="06e31864"/>
    </style:style>
    <style:style style:name="P974" style:family="paragraph" style:parent-style-name="Standard">
      <style:paragraph-properties fo:break-before="page"/>
      <style:text-properties officeooo:paragraph-rsid="06e6297d"/>
    </style:style>
    <style:style style:name="P975" style:family="paragraph" style:parent-style-name="Standard">
      <style:paragraph-properties fo:break-before="page"/>
      <style:text-properties officeooo:paragraph-rsid="06eb43ee"/>
    </style:style>
    <style:style style:name="P976" style:family="paragraph" style:parent-style-name="Standard">
      <style:paragraph-properties fo:break-before="page"/>
      <style:text-properties officeooo:paragraph-rsid="06edbd06"/>
    </style:style>
    <style:style style:name="P977" style:family="paragraph" style:parent-style-name="Standard">
      <style:paragraph-properties fo:break-before="page"/>
      <style:text-properties officeooo:paragraph-rsid="06f0cc8b"/>
    </style:style>
    <style:style style:name="P978" style:family="paragraph" style:parent-style-name="Standard">
      <style:paragraph-properties fo:break-before="page"/>
      <style:text-properties officeooo:paragraph-rsid="06f14970"/>
    </style:style>
    <style:style style:name="P979" style:family="paragraph" style:parent-style-name="Standard">
      <style:paragraph-properties fo:break-before="page"/>
      <style:text-properties officeooo:paragraph-rsid="06f31a9a"/>
    </style:style>
    <style:style style:name="P980" style:family="paragraph" style:parent-style-name="Standard">
      <style:paragraph-properties fo:break-before="page"/>
      <style:text-properties officeooo:paragraph-rsid="06f67e5b"/>
    </style:style>
    <style:style style:name="P981" style:family="paragraph" style:parent-style-name="Standard">
      <style:paragraph-properties fo:break-before="page"/>
      <style:text-properties officeooo:paragraph-rsid="06f7dd00"/>
    </style:style>
    <style:style style:name="P982" style:family="paragraph" style:parent-style-name="Standard">
      <style:paragraph-properties fo:break-before="page"/>
      <style:text-properties officeooo:paragraph-rsid="06fbc737"/>
    </style:style>
    <style:style style:name="P983" style:family="paragraph" style:parent-style-name="Standard">
      <style:paragraph-properties fo:break-before="page"/>
      <style:text-properties officeooo:paragraph-rsid="06fd7f85"/>
    </style:style>
    <style:style style:name="P984" style:family="paragraph" style:parent-style-name="Standard">
      <style:paragraph-properties fo:break-before="page"/>
      <style:text-properties officeooo:paragraph-rsid="06ff7ab1"/>
    </style:style>
    <style:style style:name="P985" style:family="paragraph" style:parent-style-name="Standard">
      <style:paragraph-properties fo:break-before="page"/>
      <style:text-properties officeooo:paragraph-rsid="07045c34"/>
    </style:style>
    <style:style style:name="P986" style:family="paragraph" style:parent-style-name="Standard">
      <style:paragraph-properties fo:break-before="page"/>
      <style:text-properties officeooo:paragraph-rsid="07076d11"/>
    </style:style>
    <style:style style:name="P987" style:family="paragraph" style:parent-style-name="Standard">
      <style:paragraph-properties fo:break-before="page"/>
      <style:text-properties officeooo:paragraph-rsid="0707e7c8"/>
    </style:style>
    <style:style style:name="P988" style:family="paragraph" style:parent-style-name="Standard">
      <style:paragraph-properties fo:break-before="page"/>
      <style:text-properties officeooo:paragraph-rsid="07101a5e"/>
    </style:style>
    <style:style style:name="P989" style:family="paragraph" style:parent-style-name="Standard">
      <style:paragraph-properties fo:break-before="page"/>
      <style:text-properties officeooo:paragraph-rsid="0a08a834"/>
    </style:style>
    <style:style style:name="P99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991" style:family="paragraph" style:parent-style-name="Standard">
      <style:paragraph-properties fo:break-before="page"/>
      <style:text-properties officeooo:paragraph-rsid="0b8026d6"/>
    </style:style>
    <style:style style:name="P992" style:family="paragraph" style:parent-style-name="Standard">
      <style:paragraph-properties fo:break-before="page"/>
      <style:text-properties officeooo:paragraph-rsid="06d45da2"/>
    </style:style>
    <style:style style:name="P993" style:family="paragraph" style:parent-style-name="Standard">
      <style:paragraph-properties fo:break-before="page"/>
      <style:text-properties officeooo:paragraph-rsid="0ca5a08a"/>
    </style:style>
    <style:style style:name="P994" style:family="paragraph" style:parent-style-name="Standard">
      <style:paragraph-properties fo:break-before="page"/>
      <style:text-properties officeooo:paragraph-rsid="0e5b80e5"/>
    </style:style>
    <style:style style:name="P995" style:family="paragraph" style:parent-style-name="Standard">
      <style:paragraph-properties fo:break-before="page"/>
      <style:text-properties officeooo:paragraph-rsid="0fa73256"/>
    </style:style>
    <style:style style:name="P996" style:family="paragraph" style:parent-style-name="Standard">
      <style:paragraph-properties fo:break-before="page"/>
      <style:text-properties officeooo:paragraph-rsid="06df48d6"/>
    </style:style>
    <style:style style:name="P997" style:family="paragraph" style:parent-style-name="Standard">
      <style:paragraph-properties fo:break-before="page"/>
      <style:text-properties officeooo:paragraph-rsid="11acccc4"/>
    </style:style>
    <style:style style:name="P99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99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0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0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0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0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0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0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06"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07"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08"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09"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10"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11"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1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1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14"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1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1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1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1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1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20"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21"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22"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23"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24"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25"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26"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27"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28"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29"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30"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31"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32"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33"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34"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35"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36"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37"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38"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3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4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4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4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04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04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04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04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047"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048"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049"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050"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051"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052"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053"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054"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55"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56"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057"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058"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059"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060"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061"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062"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63"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64"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65"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66"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67"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68"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69"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070" style:family="paragraph" style:parent-style-name="Standard">
      <style:text-properties fo:font-style="normal" officeooo:rsid="1021c489" officeooo:paragraph-rsid="1020c655" style:font-style-asian="normal" style:font-style-complex="normal"/>
    </style:style>
    <style:style style:name="P1071" style:family="paragraph" style:parent-style-name="Standard">
      <style:text-properties fo:font-style="normal" officeooo:rsid="12ddf02f" officeooo:paragraph-rsid="1276a30f" style:font-style-asian="normal" style:font-style-complex="normal"/>
    </style:style>
    <style:style style:name="P1072" style:family="paragraph" style:parent-style-name="Standard">
      <style:text-properties fo:font-style="normal" officeooo:rsid="129866ed" officeooo:paragraph-rsid="132a34c6" style:font-style-asian="normal" style:font-style-complex="normal"/>
    </style:style>
    <style:style style:name="P1073" style:family="paragraph" style:parent-style-name="Standard">
      <style:text-properties fo:font-style="normal" officeooo:rsid="13348129" officeooo:paragraph-rsid="13348129" style:font-style-asian="normal" style:font-style-complex="normal"/>
    </style:style>
    <style:style style:name="P1074" style:family="paragraph" style:parent-style-name="Standard">
      <style:text-properties fo:font-style="normal" officeooo:rsid="133af097" officeooo:paragraph-rsid="13438635" style:font-style-asian="normal" style:font-style-complex="normal"/>
    </style:style>
    <style:style style:name="P1075" style:family="paragraph" style:parent-style-name="Standard">
      <style:text-properties officeooo:rsid="001a1637" officeooo:paragraph-rsid="12704f0d"/>
    </style:style>
    <style:style style:name="P1076" style:family="paragraph" style:parent-style-name="Standard">
      <style:text-properties officeooo:rsid="001a1637" officeooo:paragraph-rsid="06e1e676"/>
    </style:style>
    <style:style style:name="P1077" style:family="paragraph" style:parent-style-name="Standard">
      <style:text-properties officeooo:rsid="001a1637" officeooo:paragraph-rsid="1366a144"/>
    </style:style>
    <style:style style:name="P1078" style:family="paragraph" style:parent-style-name="Standard">
      <style:text-properties officeooo:rsid="001a1637" officeooo:paragraph-rsid="13680a29"/>
    </style:style>
    <style:style style:name="P1079" style:family="paragraph" style:parent-style-name="Standard">
      <style:text-properties officeooo:paragraph-rsid="06e1e676"/>
    </style:style>
    <style:style style:name="P1080"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1081"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1082" style:family="paragraph" style:parent-style-name="Standard">
      <style:text-properties officeooo:paragraph-rsid="1375d727"/>
    </style:style>
    <style:style style:name="P1083" style:family="paragraph" style:parent-style-name="Standard">
      <style:text-properties officeooo:paragraph-rsid="138b659f"/>
    </style:style>
    <style:style style:name="P1084" style:family="paragraph" style:parent-style-name="Standard">
      <style:text-properties officeooo:paragraph-rsid="138c68d0"/>
    </style:style>
    <style:style style:name="P1085" style:family="paragraph" style:parent-style-name="Standard">
      <style:text-properties officeooo:paragraph-rsid="138f9afb"/>
    </style:style>
    <style:style style:name="P1086" style:family="paragraph" style:parent-style-name="Standard">
      <style:text-properties officeooo:paragraph-rsid="1392d925"/>
    </style:style>
    <style:style style:name="P1087" style:family="paragraph" style:parent-style-name="Standard">
      <style:text-properties officeooo:rsid="139d9b62" officeooo:paragraph-rsid="139d9b62"/>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4275" style:font-style-asian="normal" style:font-style-complex="normal"/>
    </style:style>
    <style:style style:name="T1679" style:family="text">
      <style:text-properties fo:font-style="normal" officeooo:rsid="137f9b37" style:font-style-asian="normal" style:font-style-complex="normal"/>
    </style:style>
    <style:style style:name="T1680" style:family="text">
      <style:text-properties fo:font-style="normal" officeooo:rsid="137fb176" style:font-style-asian="normal" style:font-style-complex="normal"/>
    </style:style>
    <style:style style:name="T1681" style:family="text">
      <style:text-properties fo:font-style="normal" officeooo:rsid="13895df0" style:font-style-asian="normal" style:font-style-complex="normal"/>
    </style:style>
    <style:style style:name="T1682" style:family="text">
      <style:text-properties fo:font-style="normal" officeooo:rsid="138c68d0" style:font-style-asian="normal" style:font-style-complex="normal"/>
    </style:style>
    <style:style style:name="T1683" style:family="text">
      <style:text-properties fo:font-style="normal" officeooo:rsid="138e493c" style:font-style-asian="normal" style:font-style-complex="normal"/>
    </style:style>
    <style:style style:name="T1684" style:family="text">
      <style:text-properties fo:font-style="normal" officeooo:rsid="138f9afb" style:font-style-asian="normal" style:font-style-complex="normal"/>
    </style:style>
    <style:style style:name="T1685" style:family="text">
      <style:text-properties fo:font-style="normal" officeooo:rsid="139061ec" style:font-style-asian="normal" style:font-style-complex="normal"/>
    </style:style>
    <style:style style:name="T1686" style:family="text">
      <style:text-properties fo:font-style="normal" officeooo:rsid="13906380" style:font-style-asian="normal" style:font-style-complex="normal"/>
    </style:style>
    <style:style style:name="T1687" style:family="text">
      <style:text-properties fo:font-style="normal" officeooo:rsid="139073be" style:font-style-asian="normal" style:font-style-complex="normal"/>
    </style:style>
    <style:style style:name="T1688" style:family="text">
      <style:text-properties fo:font-style="normal" officeooo:rsid="1390f1ac" style:font-style-asian="normal" style:font-style-complex="normal"/>
    </style:style>
    <style:style style:name="T1689" style:family="text">
      <style:text-properties fo:font-style="normal" officeooo:rsid="13925b1b" style:font-style-asian="normal" style:font-style-complex="normal"/>
    </style:style>
    <style:style style:name="T1690" style:family="text">
      <style:text-properties fo:font-style="normal" officeooo:rsid="1392d925" style:font-style-asian="normal" style:font-style-complex="normal"/>
    </style:style>
    <style:style style:name="T1691" style:family="text">
      <style:text-properties fo:font-style="normal" officeooo:rsid="1393c325" style:font-style-asian="normal" style:font-style-complex="normal"/>
    </style:style>
    <style:style style:name="T1692" style:family="text">
      <style:text-properties fo:font-style="normal" officeooo:rsid="1394bde7" style:font-style-asian="normal" style:font-style-complex="normal"/>
    </style:style>
    <style:style style:name="T1693" style:family="text">
      <style:text-properties fo:font-style="normal" officeooo:rsid="1394f297" style:font-style-asian="normal" style:font-style-complex="normal"/>
    </style:style>
    <style:style style:name="T1694" style:family="text">
      <style:text-properties fo:font-style="normal" officeooo:rsid="13960dc2" style:font-style-asian="normal" style:font-style-complex="normal"/>
    </style:style>
    <style:style style:name="T1695" style:family="text">
      <style:text-properties fo:font-style="normal" officeooo:rsid="1396eed2" style:font-style-asian="normal" style:font-style-complex="normal"/>
    </style:style>
    <style:style style:name="T1696" style:family="text">
      <style:text-properties fo:font-style="normal" officeooo:rsid="13972fe1" style:font-style-asian="normal" style:font-style-complex="normal"/>
    </style:style>
    <style:style style:name="T1697" style:family="text">
      <style:text-properties fo:font-style="normal" officeooo:rsid="13982e01" style:font-style-asian="normal" style:font-style-complex="normal"/>
    </style:style>
    <style:style style:name="T1698" style:family="text">
      <style:text-properties fo:font-style="normal" officeooo:rsid="139883d4" style:font-style-asian="normal" style:font-style-complex="normal"/>
    </style:style>
    <style:style style:name="T1699" style:family="text">
      <style:text-properties fo:font-style="normal" officeooo:rsid="139b1a96" style:font-style-asian="normal" style:font-style-complex="normal"/>
    </style:style>
    <style:style style:name="T1700" style:family="text">
      <style:text-properties fo:font-style="normal" fo:font-weight="normal" officeooo:rsid="028503dd" style:font-style-asian="normal" style:font-weight-asian="normal" style:font-style-complex="normal" style:font-weight-complex="normal"/>
    </style:style>
    <style:style style:name="T1701" style:family="text">
      <style:text-properties fo:font-style="normal" fo:font-weight="normal" officeooo:rsid="05818313" style:font-style-asian="normal" style:font-weight-asian="normal" style:font-style-complex="normal" style:font-weight-complex="normal"/>
    </style:style>
    <style:style style:name="T1702" style:family="text">
      <style:text-properties fo:font-style="normal" fo:font-weight="normal" officeooo:rsid="058198f0" style:font-style-asian="normal" style:font-weight-asian="normal" style:font-style-complex="normal" style:font-weight-complex="normal"/>
    </style:style>
    <style:style style:name="T1703" style:family="text">
      <style:text-properties fo:font-style="normal" fo:font-weight="normal" officeooo:rsid="05820867" style:font-style-asian="normal" style:font-weight-asian="normal" style:font-style-complex="normal" style:font-weight-complex="normal"/>
    </style:style>
    <style:style style:name="T1704" style:family="text">
      <style:text-properties fo:font-style="normal" fo:font-weight="normal" officeooo:rsid="07c3ca41" style:font-style-asian="normal" style:font-weight-asian="normal" style:font-style-complex="normal" style:font-weight-complex="normal"/>
    </style:style>
    <style:style style:name="T1705" style:family="text">
      <style:text-properties fo:font-style="normal" fo:font-weight="normal" officeooo:rsid="10b6901b" style:font-style-asian="normal" style:font-weight-asian="normal" style:font-style-complex="normal" style:font-weight-complex="normal"/>
    </style:style>
    <style:style style:name="T1706" style:family="text">
      <style:text-properties fo:font-style="normal" fo:font-weight="normal" officeooo:rsid="10b79f5e" style:font-style-asian="normal" style:font-weight-asian="normal" style:font-style-complex="normal" style:font-weight-complex="normal"/>
    </style:style>
    <style:style style:name="T1707" style:family="text">
      <style:text-properties fo:font-style="normal" fo:font-weight="normal" officeooo:rsid="10b8886d" style:font-style-asian="normal" style:font-weight-asian="normal" style:font-style-complex="normal" style:font-weight-complex="normal"/>
    </style:style>
    <style:style style:name="T1708" style:family="text">
      <style:text-properties fo:font-style="normal" fo:font-weight="normal" officeooo:rsid="112991df" style:font-style-asian="normal" style:font-weight-asian="normal" style:font-style-complex="normal" style:font-weight-complex="normal"/>
    </style:style>
    <style:style style:name="T1709" style:family="text">
      <style:text-properties fo:font-style="normal" fo:font-weight="normal" officeooo:rsid="112bb692" style:font-style-asian="normal" style:font-weight-asian="normal" style:font-style-complex="normal" style:font-weight-complex="normal"/>
    </style:style>
    <style:style style:name="T1710" style:family="text">
      <style:text-properties fo:font-style="normal" fo:font-weight="normal" officeooo:rsid="112ca730" style:font-style-asian="normal" style:font-weight-asian="normal" style:font-style-complex="normal" style:font-weight-complex="normal"/>
    </style:style>
    <style:style style:name="T1711" style:family="text">
      <style:text-properties fo:font-style="normal" officeooo:rsid="0239ffc1" fo:background-color="transparent" loext:char-shading-value="0" style:font-style-asian="normal" style:font-style-complex="normal"/>
    </style:style>
    <style:style style:name="T1712" style:family="text">
      <style:text-properties fo:font-style="normal" officeooo:rsid="03a1a5e7" fo:background-color="transparent" loext:char-shading-value="0" style:font-style-asian="normal" style:font-style-complex="normal"/>
    </style:style>
    <style:style style:name="T1713" style:family="text">
      <style:text-properties fo:font-style="normal" style:text-underline-style="none" fo:font-weight="normal" style:font-style-asian="normal" style:font-weight-asian="normal" style:font-style-complex="normal" style:font-weight-complex="normal"/>
    </style:style>
    <style:style style:name="T1714" style:family="text">
      <style:text-properties fo:font-style="normal" style:text-underline-style="none" fo:font-weight="normal" officeooo:rsid="044abd30" style:font-style-asian="normal" style:font-weight-asian="normal" style:font-style-complex="normal" style:font-weight-complex="normal"/>
    </style:style>
    <style:style style:name="T1715" style:family="text">
      <style:text-properties fo:font-style="normal" style:text-underline-style="none" fo:font-weight="normal" officeooo:rsid="04490c34" style:font-style-asian="normal" style:font-weight-asian="normal" style:font-style-complex="normal" style:font-weight-complex="normal"/>
    </style:style>
    <style:style style:name="T1716" style:family="text">
      <style:text-properties fo:font-style="normal" style:text-underline-style="none" fo:font-weight="normal" officeooo:rsid="042ea266" style:font-style-asian="normal" style:font-weight-asian="normal" style:font-style-complex="normal" style:font-weight-complex="normal"/>
    </style:style>
    <style:style style:name="T1717" style:family="text">
      <style:text-properties fo:font-style="normal" style:text-underline-style="none" fo:font-weight="normal" officeooo:rsid="0a38d638" style:font-style-asian="normal" style:font-weight-asian="normal" style:font-style-complex="normal" style:font-weight-complex="normal"/>
    </style:style>
    <style:style style:name="T1718" style:family="text">
      <style:text-properties fo:font-style="normal" style:text-underline-style="none" fo:font-weight="normal" officeooo:rsid="0a3948c2" style:font-style-asian="normal" style:font-weight-asian="normal" style:font-style-complex="normal" style:font-weight-complex="normal"/>
    </style:style>
    <style:style style:name="T1719" style:family="text">
      <style:text-properties fo:font-style="normal" style:text-underline-style="none" fo:font-weight="normal" officeooo:rsid="0a3aef18" style:font-style-asian="normal" style:font-weight-asian="normal" style:font-style-complex="normal" style:font-weight-complex="normal"/>
    </style:style>
    <style:style style:name="T1720" style:family="text">
      <style:text-properties fo:font-style="normal" style:text-underline-style="none" fo:font-weight="normal" officeooo:rsid="0a3c8e51" style:font-style-asian="normal" style:font-weight-asian="normal" style:font-style-complex="normal" style:font-weight-complex="normal"/>
    </style:style>
    <style:style style:name="T1721" style:family="text">
      <style:text-properties fo:font-style="normal" style:text-underline-style="none" fo:font-weight="normal" officeooo:rsid="0ab45cad" style:font-style-asian="normal" style:font-weight-asian="normal" style:font-style-complex="normal" style:font-weight-complex="normal"/>
    </style:style>
    <style:style style:name="T1722" style:family="text">
      <style:text-properties fo:font-style="normal" style:text-underline-style="none" fo:font-weight="normal" officeooo:rsid="033728cd" style:font-style-asian="normal" style:font-weight-asian="normal" style:font-style-complex="normal" style:font-weight-complex="normal"/>
    </style:style>
    <style:style style:name="T1723" style:family="text">
      <style:text-properties fo:font-style="normal" style:text-underline-style="none" fo:font-weight="normal" officeooo:rsid="0ab62eec" style:font-style-asian="normal" style:font-weight-asian="normal" style:font-style-complex="normal" style:font-weight-complex="normal"/>
    </style:style>
    <style:style style:name="T1724" style:family="text">
      <style:text-properties fo:font-style="normal" style:text-underline-style="none" fo:font-weight="normal" officeooo:rsid="0ab63257" style:font-style-asian="normal" style:font-weight-asian="normal" style:font-style-complex="normal" style:font-weight-complex="normal"/>
    </style:style>
    <style:style style:name="T1725" style:family="text">
      <style:text-properties fo:font-style="normal" style:text-underline-style="none" fo:font-weight="normal" officeooo:rsid="0aba9b1c" style:font-style-asian="normal" style:font-weight-asian="normal" style:font-style-complex="normal" style:font-weight-complex="normal"/>
    </style:style>
    <style:style style:name="T1726" style:family="text">
      <style:text-properties fo:font-style="normal" style:text-underline-style="none" fo:font-weight="normal" officeooo:rsid="0ababcf3" style:font-style-asian="normal" style:font-weight-asian="normal" style:font-style-complex="normal" style:font-weight-complex="normal"/>
    </style:style>
    <style:style style:name="T1727" style:family="text">
      <style:text-properties fo:font-style="normal" style:text-underline-style="none" fo:font-weight="normal" officeooo:rsid="0abacdc8" style:font-style-asian="normal" style:font-weight-asian="normal" style:font-style-complex="normal" style:font-weight-complex="normal"/>
    </style:style>
    <style:style style:name="T1728" style:family="text">
      <style:text-properties fo:font-style="normal" style:text-underline-style="none" fo:font-weight="normal" officeooo:rsid="0abb97c6" style:font-style-asian="normal" style:font-weight-asian="normal" style:font-style-complex="normal" style:font-weight-complex="normal"/>
    </style:style>
    <style:style style:name="T1729" style:family="text">
      <style:text-properties fo:font-style="normal" style:text-underline-style="none" fo:font-weight="normal" officeooo:rsid="0abc9059" style:font-style-asian="normal" style:font-weight-asian="normal" style:font-style-complex="normal" style:font-weight-complex="normal"/>
    </style:style>
    <style:style style:name="T1730" style:family="text">
      <style:text-properties fo:font-style="normal" style:text-underline-style="none" fo:font-weight="normal" officeooo:rsid="0abe1c18" style:font-style-asian="normal" style:font-weight-asian="normal" style:font-style-complex="normal" style:font-weight-complex="normal"/>
    </style:style>
    <style:style style:name="T1731" style:family="text">
      <style:text-properties fo:font-style="normal" style:text-underline-style="none" fo:font-weight="normal" officeooo:rsid="0abee58f" style:font-style-asian="normal" style:font-weight-asian="normal" style:font-style-complex="normal" style:font-weight-complex="normal"/>
    </style:style>
    <style:style style:name="T1732" style:family="text">
      <style:text-properties fo:font-style="normal" style:text-underline-style="none" fo:font-weight="normal" officeooo:rsid="0abfe929" style:font-style-asian="normal" style:font-weight-asian="normal" style:font-style-complex="normal" style:font-weight-complex="normal"/>
    </style:style>
    <style:style style:name="T1733" style:family="text">
      <style:text-properties fo:font-style="normal" style:text-underline-style="none" fo:font-weight="normal" officeooo:rsid="0ac128ca" style:font-style-asian="normal" style:font-weight-asian="normal" style:font-style-complex="normal" style:font-weight-complex="normal"/>
    </style:style>
    <style:style style:name="T1734" style:family="text">
      <style:text-properties fo:font-style="normal" style:text-underline-style="none" fo:font-weight="normal" officeooo:rsid="0ac245dd" style:font-style-asian="normal" style:font-weight-asian="normal" style:font-style-complex="normal" style:font-weight-complex="normal"/>
    </style:style>
    <style:style style:name="T1735" style:family="text">
      <style:text-properties fo:font-style="normal" style:text-underline-style="none" fo:font-weight="normal" officeooo:rsid="0ac29c3b" style:font-style-asian="normal" style:font-weight-asian="normal" style:font-style-complex="normal" style:font-weight-complex="normal"/>
    </style:style>
    <style:style style:name="T1736" style:family="text">
      <style:text-properties fo:font-style="normal" style:text-underline-style="none" fo:font-weight="normal" officeooo:rsid="0ac2f49d" style:font-style-asian="normal" style:font-weight-asian="normal" style:font-style-complex="normal" style:font-weight-complex="normal"/>
    </style:style>
    <style:style style:name="T1737" style:family="text">
      <style:text-properties fo:font-style="normal" style:text-underline-style="none" fo:font-weight="normal" officeooo:rsid="0ac685d0" style:font-style-asian="normal" style:font-weight-asian="normal" style:font-style-complex="normal" style:font-weight-complex="normal"/>
    </style:style>
    <style:style style:name="T1738" style:family="text">
      <style:text-properties fo:font-style="normal" style:text-underline-style="none" fo:font-weight="normal" officeooo:rsid="0ac87929" style:font-style-asian="normal" style:font-weight-asian="normal" style:font-style-complex="normal" style:font-weight-complex="normal"/>
    </style:style>
    <style:style style:name="T1739" style:family="text">
      <style:text-properties fo:font-style="normal" style:text-underline-style="none" fo:font-weight="normal" officeooo:rsid="0ac9cda8" style:font-style-asian="normal" style:font-weight-asian="normal" style:font-style-complex="normal" style:font-weight-complex="normal"/>
    </style:style>
    <style:style style:name="T1740" style:family="text">
      <style:text-properties fo:font-style="normal" style:text-underline-style="none" fo:font-weight="normal" officeooo:rsid="0acaa38c" style:font-style-asian="normal" style:font-weight-asian="normal" style:font-style-complex="normal" style:font-weight-complex="normal"/>
    </style:style>
    <style:style style:name="T1741" style:family="text">
      <style:text-properties fo:font-style="normal" style:text-underline-style="none" fo:font-weight="normal" officeooo:rsid="0acc2279" style:font-style-asian="normal" style:font-weight-asian="normal" style:font-style-complex="normal" style:font-weight-complex="normal"/>
    </style:style>
    <style:style style:name="T1742" style:family="text">
      <style:text-properties fo:font-style="normal" style:text-underline-style="none" fo:font-weight="normal" officeooo:rsid="0acfb588" style:font-style-asian="normal" style:font-weight-asian="normal" style:font-style-complex="normal" style:font-weight-complex="normal"/>
    </style:style>
    <style:style style:name="T1743" style:family="text">
      <style:text-properties fo:font-style="normal" style:text-underline-style="none" fo:font-weight="normal" officeooo:rsid="0ad05163" style:font-style-asian="normal" style:font-weight-asian="normal" style:font-style-complex="normal" style:font-weight-complex="normal"/>
    </style:style>
    <style:style style:name="T1744" style:family="text">
      <style:text-properties fo:font-style="normal" style:text-underline-style="none" fo:font-weight="normal" officeooo:rsid="0ad0cef2" style:font-style-asian="normal" style:font-weight-asian="normal" style:font-style-complex="normal" style:font-weight-complex="normal"/>
    </style:style>
    <style:style style:name="T1745" style:family="text">
      <style:text-properties fo:font-style="normal" style:text-underline-style="none" fo:font-weight="normal" officeooo:rsid="0ad26748" style:font-style-asian="normal" style:font-weight-asian="normal" style:font-style-complex="normal" style:font-weight-complex="normal"/>
    </style:style>
    <style:style style:name="T1746" style:family="text">
      <style:text-properties fo:font-style="normal" style:text-underline-style="none" fo:font-weight="normal" officeooo:rsid="0ad2736d" style:font-style-asian="normal" style:font-weight-asian="normal" style:font-style-complex="normal" style:font-weight-complex="normal"/>
    </style:style>
    <style:style style:name="T1747" style:family="text">
      <style:text-properties fo:font-style="normal" style:text-underline-style="none" fo:font-weight="normal" officeooo:rsid="0ad32e9b" style:font-style-asian="normal" style:font-weight-asian="normal" style:font-style-complex="normal" style:font-weight-complex="normal"/>
    </style:style>
    <style:style style:name="T1748" style:family="text">
      <style:text-properties fo:font-style="normal" style:text-underline-style="none" fo:font-weight="normal" officeooo:rsid="0ad4b7f8" style:font-style-asian="normal" style:font-weight-asian="normal" style:font-style-complex="normal" style:font-weight-complex="normal"/>
    </style:style>
    <style:style style:name="T1749" style:family="text">
      <style:text-properties fo:font-style="normal" style:text-underline-style="none" fo:font-weight="normal" officeooo:rsid="0ada2d11" style:font-style-asian="normal" style:font-weight-asian="normal" style:font-style-complex="normal" style:font-weight-complex="normal"/>
    </style:style>
    <style:style style:name="T1750" style:family="text">
      <style:text-properties fo:font-style="normal" style:text-underline-style="none" fo:font-weight="normal" officeooo:rsid="0adac2f4" style:font-style-asian="normal" style:font-weight-asian="normal" style:font-style-complex="normal" style:font-weight-complex="normal"/>
    </style:style>
    <style:style style:name="T1751" style:family="text">
      <style:text-properties fo:font-style="normal" style:text-underline-style="none" fo:font-weight="normal" officeooo:rsid="0adc2203" style:font-style-asian="normal" style:font-weight-asian="normal" style:font-style-complex="normal" style:font-weight-complex="normal"/>
    </style:style>
    <style:style style:name="T1752" style:family="text">
      <style:text-properties fo:font-style="normal" style:text-underline-style="none" fo:font-weight="normal" officeooo:rsid="0add36b1" style:font-style-asian="normal" style:font-weight-asian="normal" style:font-style-complex="normal" style:font-weight-complex="normal"/>
    </style:style>
    <style:style style:name="T1753" style:family="text">
      <style:text-properties fo:font-style="normal" style:text-underline-style="none" fo:font-weight="normal" officeooo:rsid="0adedde6" style:font-style-asian="normal" style:font-weight-asian="normal" style:font-style-complex="normal" style:font-weight-complex="normal"/>
    </style:style>
    <style:style style:name="T1754" style:family="text">
      <style:text-properties fo:font-style="normal" style:text-underline-style="none" fo:font-weight="normal" officeooo:rsid="0adfb464" style:font-style-asian="normal" style:font-weight-asian="normal" style:font-style-complex="normal" style:font-weight-complex="normal"/>
    </style:style>
    <style:style style:name="T1755" style:family="text">
      <style:text-properties fo:font-style="normal" style:text-underline-style="none" fo:font-weight="normal" officeooo:rsid="0ae4efbc" style:font-style-asian="normal" style:font-weight-asian="normal" style:font-style-complex="normal" style:font-weight-complex="normal"/>
    </style:style>
    <style:style style:name="T1756" style:family="text">
      <style:text-properties fo:font-style="normal" style:text-underline-style="none" fo:font-weight="normal" officeooo:rsid="0ae4f66b" style:font-style-asian="normal" style:font-weight-asian="normal" style:font-style-complex="normal" style:font-weight-complex="normal"/>
    </style:style>
    <style:style style:name="T1757" style:family="text">
      <style:text-properties fo:font-style="normal" style:text-underline-style="none" fo:font-weight="normal" officeooo:rsid="0ae69405" style:font-style-asian="normal" style:font-weight-asian="normal" style:font-style-complex="normal" style:font-weight-complex="normal"/>
    </style:style>
    <style:style style:name="T1758" style:family="text">
      <style:text-properties fo:font-style="normal" style:text-underline-style="none" fo:font-weight="normal" officeooo:rsid="0ae858b9" style:font-style-asian="normal" style:font-weight-asian="normal" style:font-style-complex="normal" style:font-weight-complex="normal"/>
    </style:style>
    <style:style style:name="T1759" style:family="text">
      <style:text-properties fo:font-style="normal" style:text-underline-style="none" fo:font-weight="normal" officeooo:rsid="0ae911de" style:font-style-asian="normal" style:font-weight-asian="normal" style:font-style-complex="normal" style:font-weight-complex="normal"/>
    </style:style>
    <style:style style:name="T1760" style:family="text">
      <style:text-properties fo:font-style="normal" style:text-underline-style="none" fo:font-weight="normal" officeooo:rsid="0aeb5c35" style:font-style-asian="normal" style:font-weight-asian="normal" style:font-style-complex="normal" style:font-weight-complex="normal"/>
    </style:style>
    <style:style style:name="T1761" style:family="text">
      <style:text-properties fo:font-style="normal" style:text-underline-style="none" fo:font-weight="normal" officeooo:rsid="0aecbd17" style:font-style-asian="normal" style:font-weight-asian="normal" style:font-style-complex="normal" style:font-weight-complex="normal"/>
    </style:style>
    <style:style style:name="T1762" style:family="text">
      <style:text-properties fo:font-style="normal" style:text-underline-style="none" fo:font-weight="normal" officeooo:rsid="0aee76bd" style:font-style-asian="normal" style:font-weight-asian="normal" style:font-style-complex="normal" style:font-weight-complex="normal"/>
    </style:style>
    <style:style style:name="T1763" style:family="text">
      <style:text-properties fo:font-style="normal" style:text-underline-style="none" fo:font-weight="normal" officeooo:rsid="0af07157" style:font-style-asian="normal" style:font-weight-asian="normal" style:font-style-complex="normal" style:font-weight-complex="normal"/>
    </style:style>
    <style:style style:name="T1764" style:family="text">
      <style:text-properties fo:font-style="normal" style:text-underline-style="none" fo:font-weight="normal" officeooo:rsid="0af26adf" style:font-style-asian="normal" style:font-weight-asian="normal" style:font-style-complex="normal" style:font-weight-complex="normal"/>
    </style:style>
    <style:style style:name="T1765" style:family="text">
      <style:text-properties fo:font-style="normal" style:text-underline-style="none" fo:font-weight="normal" officeooo:rsid="0af2b64e" style:font-style-asian="normal" style:font-weight-asian="normal" style:font-style-complex="normal" style:font-weight-complex="normal"/>
    </style:style>
    <style:style style:name="T1766" style:family="text">
      <style:text-properties fo:font-style="normal" style:text-underline-style="none" fo:font-weight="normal" officeooo:rsid="0af307d6" style:font-style-asian="normal" style:font-weight-asian="normal" style:font-style-complex="normal" style:font-weight-complex="normal"/>
    </style:style>
    <style:style style:name="T1767" style:family="text">
      <style:text-properties fo:font-style="normal" style:text-underline-style="none" fo:font-weight="normal" officeooo:rsid="0af477dd" style:font-style-asian="normal" style:font-weight-asian="normal" style:font-style-complex="normal" style:font-weight-complex="normal"/>
    </style:style>
    <style:style style:name="T1768" style:family="text">
      <style:text-properties fo:font-style="normal" style:text-underline-style="none" fo:font-weight="normal" officeooo:rsid="0af57fe4" style:font-style-asian="normal" style:font-weight-asian="normal" style:font-style-complex="normal" style:font-weight-complex="normal"/>
    </style:style>
    <style:style style:name="T1769" style:family="text">
      <style:text-properties fo:font-style="normal" style:text-underline-style="none" fo:font-weight="normal" officeooo:rsid="0af72530" style:font-style-asian="normal" style:font-weight-asian="normal" style:font-style-complex="normal" style:font-weight-complex="normal"/>
    </style:style>
    <style:style style:name="T1770" style:family="text">
      <style:text-properties fo:font-style="normal" style:text-underline-style="none" fo:font-weight="normal" officeooo:rsid="0af920f9" style:font-style-asian="normal" style:font-weight-asian="normal" style:font-style-complex="normal" style:font-weight-complex="normal"/>
    </style:style>
    <style:style style:name="T1771" style:family="text">
      <style:text-properties fo:font-style="normal" style:text-underline-style="none" fo:font-weight="normal" officeooo:rsid="0afa4080" style:font-style-asian="normal" style:font-weight-asian="normal" style:font-style-complex="normal" style:font-weight-complex="normal"/>
    </style:style>
    <style:style style:name="T1772" style:family="text">
      <style:text-properties fo:font-style="normal" style:text-underline-style="none" fo:font-weight="normal" officeooo:rsid="0afba6ad" style:font-style-asian="normal" style:font-weight-asian="normal" style:font-style-complex="normal" style:font-weight-complex="normal"/>
    </style:style>
    <style:style style:name="T1773" style:family="text">
      <style:text-properties fo:font-style="normal" style:text-underline-style="none" fo:font-weight="normal" officeooo:rsid="0afbce6b" style:font-style-asian="normal" style:font-weight-asian="normal" style:font-style-complex="normal" style:font-weight-complex="normal"/>
    </style:style>
    <style:style style:name="T1774" style:family="text">
      <style:text-properties fo:font-style="normal" style:text-underline-style="none" fo:font-weight="normal" officeooo:rsid="0afcde71" style:font-style-asian="normal" style:font-weight-asian="normal" style:font-style-complex="normal" style:font-weight-complex="normal"/>
    </style:style>
    <style:style style:name="T1775" style:family="text">
      <style:text-properties fo:font-style="normal" style:text-underline-style="none" fo:font-weight="normal" officeooo:rsid="0afe0d4f" style:font-style-asian="normal" style:font-weight-asian="normal" style:font-style-complex="normal" style:font-weight-complex="normal"/>
    </style:style>
    <style:style style:name="T1776" style:family="text">
      <style:text-properties fo:font-style="normal" style:text-underline-style="none" fo:font-weight="normal" officeooo:rsid="0b0308b8" style:font-style-asian="normal" style:font-weight-asian="normal" style:font-style-complex="normal" style:font-weight-complex="normal"/>
    </style:style>
    <style:style style:name="T1777" style:family="text">
      <style:text-properties fo:font-style="normal" style:text-underline-style="none" fo:font-weight="normal" officeooo:rsid="0b04ea1e" style:font-style-asian="normal" style:font-weight-asian="normal" style:font-style-complex="normal" style:font-weight-complex="normal"/>
    </style:style>
    <style:style style:name="T1778" style:family="text">
      <style:text-properties fo:font-style="normal" style:text-underline-style="none" fo:font-weight="normal" officeooo:rsid="0b052ec0" style:font-style-asian="normal" style:font-weight-asian="normal" style:font-style-complex="normal" style:font-weight-complex="normal"/>
    </style:style>
    <style:style style:name="T1779" style:family="text">
      <style:text-properties fo:font-style="normal" style:text-underline-style="none" fo:font-weight="normal" officeooo:rsid="0b06979e" style:font-style-asian="normal" style:font-weight-asian="normal" style:font-style-complex="normal" style:font-weight-complex="normal"/>
    </style:style>
    <style:style style:name="T1780" style:family="text">
      <style:text-properties fo:font-style="normal" style:text-underline-style="none" fo:font-weight="normal" officeooo:rsid="0b07fbe2" style:font-style-asian="normal" style:font-weight-asian="normal" style:font-style-complex="normal" style:font-weight-complex="normal"/>
    </style:style>
    <style:style style:name="T1781" style:family="text">
      <style:text-properties fo:font-style="normal" style:text-underline-style="none" fo:font-weight="normal" officeooo:rsid="0b09f5e9" style:font-style-asian="normal" style:font-weight-asian="normal" style:font-style-complex="normal" style:font-weight-complex="normal"/>
    </style:style>
    <style:style style:name="T1782" style:family="text">
      <style:text-properties fo:font-style="normal" style:text-underline-style="none" fo:font-weight="normal" officeooo:rsid="0b0e131f" style:font-style-asian="normal" style:font-weight-asian="normal" style:font-style-complex="normal" style:font-weight-complex="normal"/>
    </style:style>
    <style:style style:name="T1783" style:family="text">
      <style:text-properties fo:font-style="normal" style:text-underline-style="none" fo:font-weight="normal" officeooo:rsid="0b10f55c" style:font-style-asian="normal" style:font-weight-asian="normal" style:font-style-complex="normal" style:font-weight-complex="normal"/>
    </style:style>
    <style:style style:name="T1784" style:family="text">
      <style:text-properties fo:font-style="normal" style:text-underline-style="none" fo:font-weight="normal" officeooo:rsid="0b126891" style:font-style-asian="normal" style:font-weight-asian="normal" style:font-style-complex="normal" style:font-weight-complex="normal"/>
    </style:style>
    <style:style style:name="T1785" style:family="text">
      <style:text-properties fo:font-style="normal" style:text-underline-style="none" fo:font-weight="normal" officeooo:rsid="0b13f934" style:font-style-asian="normal" style:font-weight-asian="normal" style:font-style-complex="normal" style:font-weight-complex="normal"/>
    </style:style>
    <style:style style:name="T1786" style:family="text">
      <style:text-properties fo:font-style="normal" style:text-underline-style="none" fo:font-weight="normal" officeooo:rsid="0b155098" style:font-style-asian="normal" style:font-weight-asian="normal" style:font-style-complex="normal" style:font-weight-complex="normal"/>
    </style:style>
    <style:style style:name="T1787" style:family="text">
      <style:text-properties fo:font-style="normal" style:text-underline-style="none" fo:font-weight="normal" officeooo:rsid="0b156ce6" style:font-style-asian="normal" style:font-weight-asian="normal" style:font-style-complex="normal" style:font-weight-complex="normal"/>
    </style:style>
    <style:style style:name="T1788" style:family="text">
      <style:text-properties fo:font-style="normal" style:text-underline-style="none" fo:font-weight="normal" officeooo:rsid="0b15a038" style:font-style-asian="normal" style:font-weight-asian="normal" style:font-style-complex="normal" style:font-weight-complex="normal"/>
    </style:style>
    <style:style style:name="T1789" style:family="text">
      <style:text-properties fo:font-style="normal" style:text-underline-style="none" fo:font-weight="normal" officeooo:rsid="0b16c9a7" style:font-style-asian="normal" style:font-weight-asian="normal" style:font-style-complex="normal" style:font-weight-complex="normal"/>
    </style:style>
    <style:style style:name="T1790" style:family="text">
      <style:text-properties fo:font-style="normal" style:text-underline-style="none" fo:font-weight="normal" officeooo:rsid="0b1790a9" style:font-style-asian="normal" style:font-weight-asian="normal" style:font-style-complex="normal" style:font-weight-complex="normal"/>
    </style:style>
    <style:style style:name="T1791" style:family="text">
      <style:text-properties fo:font-style="normal" style:text-underline-style="none" fo:font-weight="normal" officeooo:rsid="0b195ab2" style:font-style-asian="normal" style:font-weight-asian="normal" style:font-style-complex="normal" style:font-weight-complex="normal"/>
    </style:style>
    <style:style style:name="T1792" style:family="text">
      <style:text-properties fo:font-style="normal" style:text-underline-style="none" fo:font-weight="normal" officeooo:rsid="0b1a0574" style:font-style-asian="normal" style:font-weight-asian="normal" style:font-style-complex="normal" style:font-weight-complex="normal"/>
    </style:style>
    <style:style style:name="T1793" style:family="text">
      <style:text-properties fo:font-style="normal" style:text-underline-style="none" fo:font-weight="normal" officeooo:rsid="0b1ad1be" style:font-style-asian="normal" style:font-weight-asian="normal" style:font-style-complex="normal" style:font-weight-complex="normal"/>
    </style:style>
    <style:style style:name="T1794" style:family="text">
      <style:text-properties fo:font-style="normal" style:text-underline-style="none" fo:font-weight="normal" officeooo:rsid="0b1d9d79" style:font-style-asian="normal" style:font-weight-asian="normal" style:font-style-complex="normal" style:font-weight-complex="normal"/>
    </style:style>
    <style:style style:name="T1795" style:family="text">
      <style:text-properties fo:font-style="normal" style:text-underline-style="none" fo:font-weight="normal" officeooo:rsid="0b1ee77d" style:font-style-asian="normal" style:font-weight-asian="normal" style:font-style-complex="normal" style:font-weight-complex="normal"/>
    </style:style>
    <style:style style:name="T1796" style:family="text">
      <style:text-properties fo:font-style="normal" style:text-underline-style="none" fo:font-weight="normal" officeooo:rsid="0b20bf78" style:font-style-asian="normal" style:font-weight-asian="normal" style:font-style-complex="normal" style:font-weight-complex="normal"/>
    </style:style>
    <style:style style:name="T1797" style:family="text">
      <style:text-properties fo:font-style="normal" style:text-underline-style="none" fo:font-weight="normal" officeooo:rsid="0b20ec45" style:font-style-asian="normal" style:font-weight-asian="normal" style:font-style-complex="normal" style:font-weight-complex="normal"/>
    </style:style>
    <style:style style:name="T1798" style:family="text">
      <style:text-properties fo:font-style="normal" style:text-underline-style="none" fo:font-weight="normal" officeooo:rsid="0b2270dc" style:font-style-asian="normal" style:font-weight-asian="normal" style:font-style-complex="normal" style:font-weight-complex="normal"/>
    </style:style>
    <style:style style:name="T1799" style:family="text">
      <style:text-properties fo:font-style="normal" style:text-underline-style="none" fo:font-weight="normal" officeooo:rsid="0b23ea3d" style:font-style-asian="normal" style:font-weight-asian="normal" style:font-style-complex="normal" style:font-weight-complex="normal"/>
    </style:style>
    <style:style style:name="T1800" style:family="text">
      <style:text-properties fo:font-style="normal" style:text-underline-style="none" fo:font-weight="normal" officeooo:rsid="0b26c399" style:font-style-asian="normal" style:font-weight-asian="normal" style:font-style-complex="normal" style:font-weight-complex="normal"/>
    </style:style>
    <style:style style:name="T1801" style:family="text">
      <style:text-properties fo:font-style="normal" style:text-underline-style="none" fo:font-weight="normal" officeooo:rsid="0b27cc44" style:font-style-asian="normal" style:font-weight-asian="normal" style:font-style-complex="normal" style:font-weight-complex="normal"/>
    </style:style>
    <style:style style:name="T1802" style:family="text">
      <style:text-properties fo:font-style="normal" style:text-underline-style="none" fo:font-weight="normal" officeooo:rsid="0b29a221" style:font-style-asian="normal" style:font-weight-asian="normal" style:font-style-complex="normal" style:font-weight-complex="normal"/>
    </style:style>
    <style:style style:name="T1803" style:family="text">
      <style:text-properties fo:font-style="normal" style:text-underline-style="none" fo:font-weight="normal" officeooo:rsid="0b2b8b8c" style:font-style-asian="normal" style:font-weight-asian="normal" style:font-style-complex="normal" style:font-weight-complex="normal"/>
    </style:style>
    <style:style style:name="T1804" style:family="text">
      <style:text-properties fo:font-style="normal" style:text-underline-style="none" fo:font-weight="normal" officeooo:rsid="0b2d4371" style:font-style-asian="normal" style:font-weight-asian="normal" style:font-style-complex="normal" style:font-weight-complex="normal"/>
    </style:style>
    <style:style style:name="T1805" style:family="text">
      <style:text-properties fo:font-style="normal" style:text-underline-style="none" fo:font-weight="normal" officeooo:rsid="0b2ebe10" style:font-style-asian="normal" style:font-weight-asian="normal" style:font-style-complex="normal" style:font-weight-complex="normal"/>
    </style:style>
    <style:style style:name="T1806" style:family="text">
      <style:text-properties fo:font-style="normal" style:text-underline-style="none" fo:font-weight="normal" officeooo:rsid="0b2eec53" style:font-style-asian="normal" style:font-weight-asian="normal" style:font-style-complex="normal" style:font-weight-complex="normal"/>
    </style:style>
    <style:style style:name="T1807" style:family="text">
      <style:text-properties fo:font-style="normal" style:text-underline-style="none" fo:font-weight="normal" officeooo:rsid="0b30397c" style:font-style-asian="normal" style:font-weight-asian="normal" style:font-style-complex="normal" style:font-weight-complex="normal"/>
    </style:style>
    <style:style style:name="T1808" style:family="text">
      <style:text-properties fo:font-style="normal" style:text-underline-style="none" fo:font-weight="normal" officeooo:rsid="0b308b03" style:font-style-asian="normal" style:font-weight-asian="normal" style:font-style-complex="normal" style:font-weight-complex="normal"/>
    </style:style>
    <style:style style:name="T1809" style:family="text">
      <style:text-properties fo:font-style="normal" style:text-underline-style="none" fo:font-weight="normal" officeooo:rsid="0b31308b" style:font-style-asian="normal" style:font-weight-asian="normal" style:font-style-complex="normal" style:font-weight-complex="normal"/>
    </style:style>
    <style:style style:name="T1810" style:family="text">
      <style:text-properties fo:font-style="normal" style:text-underline-style="none" fo:font-weight="normal" officeooo:rsid="0b314280" style:font-style-asian="normal" style:font-weight-asian="normal" style:font-style-complex="normal" style:font-weight-complex="normal"/>
    </style:style>
    <style:style style:name="T1811" style:family="text">
      <style:text-properties fo:font-style="normal" style:text-underline-style="none" fo:font-weight="normal" officeooo:rsid="0b32122c" style:font-style-asian="normal" style:font-weight-asian="normal" style:font-style-complex="normal" style:font-weight-complex="normal"/>
    </style:style>
    <style:style style:name="T1812" style:family="text">
      <style:text-properties fo:font-style="normal" style:text-underline-style="none" fo:font-weight="normal" officeooo:rsid="0b32858e" style:font-style-asian="normal" style:font-weight-asian="normal" style:font-style-complex="normal" style:font-weight-complex="normal"/>
    </style:style>
    <style:style style:name="T1813" style:family="text">
      <style:text-properties fo:font-style="normal" style:text-underline-style="none" fo:font-weight="normal" officeooo:rsid="0b385813" style:font-style-asian="normal" style:font-weight-asian="normal" style:font-style-complex="normal" style:font-weight-complex="normal"/>
    </style:style>
    <style:style style:name="T1814" style:family="text">
      <style:text-properties fo:font-style="normal" style:text-underline-style="none" fo:font-weight="normal" officeooo:rsid="0b3bf0f3" style:font-style-asian="normal" style:font-weight-asian="normal" style:font-style-complex="normal" style:font-weight-complex="normal"/>
    </style:style>
    <style:style style:name="T1815" style:family="text">
      <style:text-properties fo:font-style="normal" style:text-underline-style="none" fo:font-weight="normal" officeooo:rsid="0b3c74ee" style:font-style-asian="normal" style:font-weight-asian="normal" style:font-style-complex="normal" style:font-weight-complex="normal"/>
    </style:style>
    <style:style style:name="T1816" style:family="text">
      <style:text-properties fo:font-style="normal" style:text-underline-style="none" fo:font-weight="normal" officeooo:rsid="0b3d5af5" style:font-style-asian="normal" style:font-weight-asian="normal" style:font-style-complex="normal" style:font-weight-complex="normal"/>
    </style:style>
    <style:style style:name="T1817" style:family="text">
      <style:text-properties fo:font-style="normal" style:text-underline-style="none" fo:font-weight="normal" officeooo:rsid="0b3eaa4f" style:font-style-asian="normal" style:font-weight-asian="normal" style:font-style-complex="normal" style:font-weight-complex="normal"/>
    </style:style>
    <style:style style:name="T1818" style:family="text">
      <style:text-properties fo:font-style="normal" style:text-underline-style="none" fo:font-weight="normal" officeooo:rsid="0b4083bc" style:font-style-asian="normal" style:font-weight-asian="normal" style:font-style-complex="normal" style:font-weight-complex="normal"/>
    </style:style>
    <style:style style:name="T1819" style:family="text">
      <style:text-properties fo:font-style="normal" style:text-underline-style="none" fo:font-weight="normal" officeooo:rsid="0b428070" style:font-style-asian="normal" style:font-weight-asian="normal" style:font-style-complex="normal" style:font-weight-complex="normal"/>
    </style:style>
    <style:style style:name="T1820" style:family="text">
      <style:text-properties fo:font-style="normal" style:text-underline-style="none" fo:font-weight="normal" officeooo:rsid="0b42f967" style:font-style-asian="normal" style:font-weight-asian="normal" style:font-style-complex="normal" style:font-weight-complex="normal"/>
    </style:style>
    <style:style style:name="T1821" style:family="text">
      <style:text-properties fo:font-style="normal" style:text-underline-style="none" fo:font-weight="normal" officeooo:rsid="0b440ed1" style:font-style-asian="normal" style:font-weight-asian="normal" style:font-style-complex="normal" style:font-weight-complex="normal"/>
    </style:style>
    <style:style style:name="T1822" style:family="text">
      <style:text-properties fo:font-style="normal" style:text-underline-style="none" fo:font-weight="normal" officeooo:rsid="0b453e20" style:font-style-asian="normal" style:font-weight-asian="normal" style:font-style-complex="normal" style:font-weight-complex="normal"/>
    </style:style>
    <style:style style:name="T1823" style:family="text">
      <style:text-properties fo:font-style="normal" style:text-underline-style="none" fo:font-weight="normal" officeooo:rsid="0b489d5b" style:font-style-asian="normal" style:font-weight-asian="normal" style:font-style-complex="normal" style:font-weight-complex="normal"/>
    </style:style>
    <style:style style:name="T1824" style:family="text">
      <style:text-properties fo:font-style="normal" style:text-underline-style="none" fo:font-weight="normal" officeooo:rsid="0b49c159" style:font-style-asian="normal" style:font-weight-asian="normal" style:font-style-complex="normal" style:font-weight-complex="normal"/>
    </style:style>
    <style:style style:name="T1825" style:family="text">
      <style:text-properties fo:font-style="normal" style:text-underline-style="none" fo:font-weight="normal" officeooo:rsid="0b4aa23f" style:font-style-asian="normal" style:font-weight-asian="normal" style:font-style-complex="normal" style:font-weight-complex="normal"/>
    </style:style>
    <style:style style:name="T1826" style:family="text">
      <style:text-properties fo:font-style="normal" style:text-underline-style="none" fo:font-weight="normal" officeooo:rsid="0b4bcb00" style:font-style-asian="normal" style:font-weight-asian="normal" style:font-style-complex="normal" style:font-weight-complex="normal"/>
    </style:style>
    <style:style style:name="T1827" style:family="text">
      <style:text-properties fo:font-style="normal" style:text-underline-style="none" fo:font-weight="normal" officeooo:rsid="0b4cf810" style:font-style-asian="normal" style:font-weight-asian="normal" style:font-style-complex="normal" style:font-weight-complex="normal"/>
    </style:style>
    <style:style style:name="T1828" style:family="text">
      <style:text-properties fo:font-style="normal" style:text-underline-style="none" fo:font-weight="normal" officeooo:rsid="0b4e1cff" style:font-style-asian="normal" style:font-weight-asian="normal" style:font-style-complex="normal" style:font-weight-complex="normal"/>
    </style:style>
    <style:style style:name="T1829" style:family="text">
      <style:text-properties fo:font-style="normal" style:text-underline-style="none" fo:font-weight="normal" officeooo:rsid="0b4e4d8f" style:font-style-asian="normal" style:font-weight-asian="normal" style:font-style-complex="normal" style:font-weight-complex="normal"/>
    </style:style>
    <style:style style:name="T1830" style:family="text">
      <style:text-properties fo:font-style="normal" style:text-underline-style="none" fo:font-weight="normal" officeooo:rsid="0b4f3efe" style:font-style-asian="normal" style:font-weight-asian="normal" style:font-style-complex="normal" style:font-weight-complex="normal"/>
    </style:style>
    <style:style style:name="T1831" style:family="text">
      <style:text-properties fo:font-style="normal" style:text-underline-style="none" fo:font-weight="normal" officeooo:rsid="0b52b69f" style:font-style-asian="normal" style:font-weight-asian="normal" style:font-style-complex="normal" style:font-weight-complex="normal"/>
    </style:style>
    <style:style style:name="T1832" style:family="text">
      <style:text-properties fo:font-style="normal" style:text-underline-style="none" fo:font-weight="normal" officeooo:rsid="0b53fa38" style:font-style-asian="normal" style:font-weight-asian="normal" style:font-style-complex="normal" style:font-weight-complex="normal"/>
    </style:style>
    <style:style style:name="T1833" style:family="text">
      <style:text-properties fo:font-style="normal" style:text-underline-style="none" fo:font-weight="normal" officeooo:rsid="0b54d5e9" style:font-style-asian="normal" style:font-weight-asian="normal" style:font-style-complex="normal" style:font-weight-complex="normal"/>
    </style:style>
    <style:style style:name="T1834" style:family="text">
      <style:text-properties fo:font-style="normal" style:text-underline-style="none" fo:font-weight="normal" officeooo:rsid="0b552c04" style:font-style-asian="normal" style:font-weight-asian="normal" style:font-style-complex="normal" style:font-weight-complex="normal"/>
    </style:style>
    <style:style style:name="T1835" style:family="text">
      <style:text-properties fo:font-style="normal" style:text-underline-style="none" fo:font-weight="normal" officeooo:rsid="0b563b58" style:font-style-asian="normal" style:font-weight-asian="normal" style:font-style-complex="normal" style:font-weight-complex="normal"/>
    </style:style>
    <style:style style:name="T1836" style:family="text">
      <style:text-properties fo:font-style="normal" style:text-underline-style="none" fo:font-weight="normal" officeooo:rsid="0b5672c2" style:font-style-asian="normal" style:font-weight-asian="normal" style:font-style-complex="normal" style:font-weight-complex="normal"/>
    </style:style>
    <style:style style:name="T1837" style:family="text">
      <style:text-properties fo:font-style="normal" style:text-underline-style="none" fo:font-weight="normal" officeooo:rsid="0b57d43b" style:font-style-asian="normal" style:font-weight-asian="normal" style:font-style-complex="normal" style:font-weight-complex="normal"/>
    </style:style>
    <style:style style:name="T1838" style:family="text">
      <style:text-properties fo:font-style="normal" style:text-underline-style="none" fo:font-weight="normal" officeooo:rsid="0b5c4431" style:font-style-asian="normal" style:font-weight-asian="normal" style:font-style-complex="normal" style:font-weight-complex="normal"/>
    </style:style>
    <style:style style:name="T1839" style:family="text">
      <style:text-properties fo:font-style="normal" style:text-underline-style="none" fo:font-weight="normal" officeooo:rsid="0b5e9218" style:font-style-asian="normal" style:font-weight-asian="normal" style:font-style-complex="normal" style:font-weight-complex="normal"/>
    </style:style>
    <style:style style:name="T1840" style:family="text">
      <style:text-properties fo:font-style="normal" style:text-underline-style="none" fo:font-weight="normal" officeooo:rsid="0b634a7e" style:font-style-asian="normal" style:font-weight-asian="normal" style:font-style-complex="normal" style:font-weight-complex="normal"/>
    </style:style>
    <style:style style:name="T1841" style:family="text">
      <style:text-properties fo:font-style="normal" style:text-underline-style="none" fo:font-weight="normal" officeooo:rsid="0b650b5a" style:font-style-asian="normal" style:font-weight-asian="normal" style:font-style-complex="normal" style:font-weight-complex="normal"/>
    </style:style>
    <style:style style:name="T1842" style:family="text">
      <style:text-properties fo:font-style="normal" style:text-underline-style="none" fo:font-weight="normal" officeooo:rsid="0b65ee93" style:font-style-asian="normal" style:font-weight-asian="normal" style:font-style-complex="normal" style:font-weight-complex="normal"/>
    </style:style>
    <style:style style:name="T1843" style:family="text">
      <style:text-properties fo:font-style="normal" style:text-underline-style="none" fo:font-weight="normal" officeooo:rsid="0b66c2c8" style:font-style-asian="normal" style:font-weight-asian="normal" style:font-style-complex="normal" style:font-weight-complex="normal"/>
    </style:style>
    <style:style style:name="T1844" style:family="text">
      <style:text-properties fo:font-style="normal" style:text-underline-style="none" fo:font-weight="normal" officeooo:rsid="0b69a882" style:font-style-asian="normal" style:font-weight-asian="normal" style:font-style-complex="normal" style:font-weight-complex="normal"/>
    </style:style>
    <style:style style:name="T1845" style:family="text">
      <style:text-properties fo:font-style="normal" style:text-underline-style="none" fo:font-weight="normal" officeooo:rsid="0b70260b" style:font-style-asian="normal" style:font-weight-asian="normal" style:font-style-complex="normal" style:font-weight-complex="normal"/>
    </style:style>
    <style:style style:name="T1846" style:family="text">
      <style:text-properties fo:font-style="normal" style:text-underline-style="none" fo:font-weight="normal" officeooo:rsid="0b73893d" style:font-style-asian="normal" style:font-weight-asian="normal" style:font-style-complex="normal" style:font-weight-complex="normal"/>
    </style:style>
    <style:style style:name="T1847" style:family="text">
      <style:text-properties fo:font-style="normal" style:text-underline-style="none" fo:font-weight="normal" officeooo:rsid="0b7489c7" style:font-style-asian="normal" style:font-weight-asian="normal" style:font-style-complex="normal" style:font-weight-complex="normal"/>
    </style:style>
    <style:style style:name="T1848" style:family="text">
      <style:text-properties fo:font-style="normal" style:text-underline-style="none" fo:font-weight="normal" officeooo:rsid="0b7528ec" style:font-style-asian="normal" style:font-weight-asian="normal" style:font-style-complex="normal" style:font-weight-complex="normal"/>
    </style:style>
    <style:style style:name="T1849" style:family="text">
      <style:text-properties fo:font-style="normal" style:text-underline-style="none" fo:font-weight="normal" officeooo:rsid="0b75edf5" style:font-style-asian="normal" style:font-weight-asian="normal" style:font-style-complex="normal" style:font-weight-complex="normal"/>
    </style:style>
    <style:style style:name="T1850" style:family="text">
      <style:text-properties fo:font-style="normal" style:text-underline-style="none" fo:font-weight="normal" officeooo:rsid="0b7a2a4e" style:font-style-asian="normal" style:font-weight-asian="normal" style:font-style-complex="normal" style:font-weight-complex="normal"/>
    </style:style>
    <style:style style:name="T1851" style:family="text">
      <style:text-properties fo:font-style="normal" style:text-underline-style="none" fo:font-weight="normal" officeooo:rsid="0b7c0396" style:font-style-asian="normal" style:font-weight-asian="normal" style:font-style-complex="normal" style:font-weight-complex="normal"/>
    </style:style>
    <style:style style:name="T1852" style:family="text">
      <style:text-properties fo:font-style="normal" style:text-underline-style="none" fo:font-weight="normal" officeooo:rsid="0b7cf565" style:font-style-asian="normal" style:font-weight-asian="normal" style:font-style-complex="normal" style:font-weight-complex="normal"/>
    </style:style>
    <style:style style:name="T1853" style:family="text">
      <style:text-properties fo:font-style="normal" style:text-underline-style="none" fo:font-weight="normal" officeooo:rsid="0b7d3289" style:font-style-asian="normal" style:font-weight-asian="normal" style:font-style-complex="normal" style:font-weight-complex="normal"/>
    </style:style>
    <style:style style:name="T1854" style:family="text">
      <style:text-properties fo:font-style="normal" style:text-underline-style="none" fo:font-weight="normal" officeooo:rsid="0b81736e" style:font-style-asian="normal" style:font-weight-asian="normal" style:font-style-complex="normal" style:font-weight-complex="normal"/>
    </style:style>
    <style:style style:name="T1855" style:family="text">
      <style:text-properties fo:font-style="normal" style:text-underline-style="none" fo:font-weight="normal" officeooo:rsid="0b818331" style:font-style-asian="normal" style:font-weight-asian="normal" style:font-style-complex="normal" style:font-weight-complex="normal"/>
    </style:style>
    <style:style style:name="T1856" style:family="text">
      <style:text-properties fo:font-style="normal" style:text-underline-style="none" fo:font-weight="normal" officeooo:rsid="0b83767b" style:font-style-asian="normal" style:font-weight-asian="normal" style:font-style-complex="normal" style:font-weight-complex="normal"/>
    </style:style>
    <style:style style:name="T1857" style:family="text">
      <style:text-properties fo:font-style="normal" style:text-underline-style="none" fo:font-weight="normal" officeooo:rsid="0b83877d" style:font-style-asian="normal" style:font-weight-asian="normal" style:font-style-complex="normal" style:font-weight-complex="normal"/>
    </style:style>
    <style:style style:name="T1858" style:family="text">
      <style:text-properties fo:font-style="normal" style:text-underline-style="none" fo:font-weight="normal" officeooo:rsid="0b84c455" style:font-style-asian="normal" style:font-weight-asian="normal" style:font-style-complex="normal" style:font-weight-complex="normal"/>
    </style:style>
    <style:style style:name="T1859" style:family="text">
      <style:text-properties fo:font-style="normal" style:text-underline-style="none" fo:font-weight="normal" officeooo:rsid="0b85c962" style:font-style-asian="normal" style:font-weight-asian="normal" style:font-style-complex="normal" style:font-weight-complex="normal"/>
    </style:style>
    <style:style style:name="T1860" style:family="text">
      <style:text-properties fo:font-style="normal" style:text-underline-style="none" fo:font-weight="normal" officeooo:rsid="0b8681f0" style:font-style-asian="normal" style:font-weight-asian="normal" style:font-style-complex="normal" style:font-weight-complex="normal"/>
    </style:style>
    <style:style style:name="T1861" style:family="text">
      <style:text-properties fo:font-style="normal" style:text-underline-style="none" fo:font-weight="normal" officeooo:rsid="0b87c094" style:font-style-asian="normal" style:font-weight-asian="normal" style:font-style-complex="normal" style:font-weight-complex="normal"/>
    </style:style>
    <style:style style:name="T1862" style:family="text">
      <style:text-properties fo:font-style="normal" style:text-underline-style="none" fo:font-weight="normal" officeooo:rsid="0b8b0372" style:font-style-asian="normal" style:font-weight-asian="normal" style:font-style-complex="normal" style:font-weight-complex="normal"/>
    </style:style>
    <style:style style:name="T1863" style:family="text">
      <style:text-properties fo:font-style="normal" style:text-underline-style="none" fo:font-weight="normal" officeooo:rsid="0b8c8776" style:font-style-asian="normal" style:font-weight-asian="normal" style:font-style-complex="normal" style:font-weight-complex="normal"/>
    </style:style>
    <style:style style:name="T1864" style:family="text">
      <style:text-properties fo:font-style="normal" style:text-underline-style="none" fo:font-weight="normal" officeooo:rsid="0b8d3d7b" style:font-style-asian="normal" style:font-weight-asian="normal" style:font-style-complex="normal" style:font-weight-complex="normal"/>
    </style:style>
    <style:style style:name="T1865" style:family="text">
      <style:text-properties fo:font-style="normal" style:text-underline-style="none" fo:font-weight="normal" officeooo:rsid="0b8f23d9" style:font-style-asian="normal" style:font-weight-asian="normal" style:font-style-complex="normal" style:font-weight-complex="normal"/>
    </style:style>
    <style:style style:name="T1866" style:family="text">
      <style:text-properties fo:font-style="normal" style:text-underline-style="none" fo:font-weight="normal" officeooo:rsid="0b8ff21b" style:font-style-asian="normal" style:font-weight-asian="normal" style:font-style-complex="normal" style:font-weight-complex="normal"/>
    </style:style>
    <style:style style:name="T1867" style:family="text">
      <style:text-properties fo:font-style="normal" style:text-underline-style="none" fo:font-weight="normal" officeooo:rsid="0b91927a" style:font-style-asian="normal" style:font-weight-asian="normal" style:font-style-complex="normal" style:font-weight-complex="normal"/>
    </style:style>
    <style:style style:name="T1868" style:family="text">
      <style:text-properties fo:font-style="normal" style:text-underline-style="none" fo:font-weight="normal" officeooo:rsid="0b91ce09" style:font-style-asian="normal" style:font-weight-asian="normal" style:font-style-complex="normal" style:font-weight-complex="normal"/>
    </style:style>
    <style:style style:name="T1869" style:family="text">
      <style:text-properties fo:font-style="normal" style:text-underline-style="none" fo:font-weight="normal" officeooo:rsid="0b926778" style:font-style-asian="normal" style:font-weight-asian="normal" style:font-style-complex="normal" style:font-weight-complex="normal"/>
    </style:style>
    <style:style style:name="T1870" style:family="text">
      <style:text-properties fo:font-style="normal" style:text-underline-style="none" fo:font-weight="normal" officeooo:rsid="0b97ae11" style:font-style-asian="normal" style:font-weight-asian="normal" style:font-style-complex="normal" style:font-weight-complex="normal"/>
    </style:style>
    <style:style style:name="T1871" style:family="text">
      <style:text-properties fo:font-style="normal" style:text-underline-style="none" fo:font-weight="normal" officeooo:rsid="0b997a9a" style:font-style-asian="normal" style:font-weight-asian="normal" style:font-style-complex="normal" style:font-weight-complex="normal"/>
    </style:style>
    <style:style style:name="T1872" style:family="text">
      <style:text-properties fo:font-style="normal" style:text-underline-style="none" fo:font-weight="normal" officeooo:rsid="0b9bbe34" style:font-style-asian="normal" style:font-weight-asian="normal" style:font-style-complex="normal" style:font-weight-complex="normal"/>
    </style:style>
    <style:style style:name="T1873" style:family="text">
      <style:text-properties fo:font-style="normal" style:text-underline-style="none" fo:font-weight="normal" officeooo:rsid="0b9df4e8" style:font-style-asian="normal" style:font-weight-asian="normal" style:font-style-complex="normal" style:font-weight-complex="normal"/>
    </style:style>
    <style:style style:name="T1874" style:family="text">
      <style:text-properties fo:font-style="normal" style:text-underline-style="none" fo:font-weight="normal" officeooo:rsid="0b9f81d6" style:font-style-asian="normal" style:font-weight-asian="normal" style:font-style-complex="normal" style:font-weight-complex="normal"/>
    </style:style>
    <style:style style:name="T1875" style:family="text">
      <style:text-properties fo:font-style="normal" style:text-underline-style="none" fo:font-weight="normal" officeooo:rsid="0ba0fb81" style:font-style-asian="normal" style:font-weight-asian="normal" style:font-style-complex="normal" style:font-weight-complex="normal"/>
    </style:style>
    <style:style style:name="T1876" style:family="text">
      <style:text-properties fo:font-style="normal" style:text-underline-style="none" fo:font-weight="normal" officeooo:rsid="0ba2ac89" style:font-style-asian="normal" style:font-weight-asian="normal" style:font-style-complex="normal" style:font-weight-complex="normal"/>
    </style:style>
    <style:style style:name="T1877" style:family="text">
      <style:text-properties fo:font-style="normal" style:text-underline-style="none" fo:font-weight="normal" officeooo:rsid="0ba4ffe3" style:font-style-asian="normal" style:font-weight-asian="normal" style:font-style-complex="normal" style:font-weight-complex="normal"/>
    </style:style>
    <style:style style:name="T1878" style:family="text">
      <style:text-properties fo:font-style="normal" style:text-underline-style="none" fo:font-weight="normal" officeooo:rsid="0ba69b8a" style:font-style-asian="normal" style:font-weight-asian="normal" style:font-style-complex="normal" style:font-weight-complex="normal"/>
    </style:style>
    <style:style style:name="T1879" style:family="text">
      <style:text-properties fo:font-style="normal" style:text-underline-style="none" fo:font-weight="normal" officeooo:rsid="0ba7b940" style:font-style-asian="normal" style:font-weight-asian="normal" style:font-style-complex="normal" style:font-weight-complex="normal"/>
    </style:style>
    <style:style style:name="T1880" style:family="text">
      <style:text-properties fo:font-style="normal" style:text-underline-style="none" fo:font-weight="normal" officeooo:rsid="0ba9c051" style:font-style-asian="normal" style:font-weight-asian="normal" style:font-style-complex="normal" style:font-weight-complex="normal"/>
    </style:style>
    <style:style style:name="T1881" style:family="text">
      <style:text-properties fo:font-style="normal" style:text-underline-style="none" fo:font-weight="normal" officeooo:rsid="0bab75be" style:font-style-asian="normal" style:font-weight-asian="normal" style:font-style-complex="normal" style:font-weight-complex="normal"/>
    </style:style>
    <style:style style:name="T1882" style:family="text">
      <style:text-properties fo:font-style="normal" style:text-underline-style="none" fo:font-weight="normal" officeooo:rsid="0badb45e" style:font-style-asian="normal" style:font-weight-asian="normal" style:font-style-complex="normal" style:font-weight-complex="normal"/>
    </style:style>
    <style:style style:name="T1883" style:family="text">
      <style:text-properties fo:font-style="normal" style:text-underline-style="none" fo:font-weight="normal" officeooo:rsid="0bae68a1" style:font-style-asian="normal" style:font-weight-asian="normal" style:font-style-complex="normal" style:font-weight-complex="normal"/>
    </style:style>
    <style:style style:name="T1884" style:family="text">
      <style:text-properties fo:font-style="normal" style:text-underline-style="none" fo:font-weight="normal" officeooo:rsid="0baed773" style:font-style-asian="normal" style:font-weight-asian="normal" style:font-style-complex="normal" style:font-weight-complex="normal"/>
    </style:style>
    <style:style style:name="T1885" style:family="text">
      <style:text-properties fo:font-style="normal" style:text-underline-style="none" fo:font-weight="normal" officeooo:rsid="0baf3a7f" style:font-style-asian="normal" style:font-weight-asian="normal" style:font-style-complex="normal" style:font-weight-complex="normal"/>
    </style:style>
    <style:style style:name="T1886" style:family="text">
      <style:text-properties fo:font-style="normal" style:text-underline-style="none" fo:font-weight="normal" officeooo:rsid="0bb1bdbb" style:font-style-asian="normal" style:font-weight-asian="normal" style:font-style-complex="normal" style:font-weight-complex="normal"/>
    </style:style>
    <style:style style:name="T1887" style:family="text">
      <style:text-properties fo:font-style="normal" style:text-underline-style="none" fo:font-weight="normal" officeooo:rsid="0bb372e7" style:font-style-asian="normal" style:font-weight-asian="normal" style:font-style-complex="normal" style:font-weight-complex="normal"/>
    </style:style>
    <style:style style:name="T1888" style:family="text">
      <style:text-properties fo:font-style="normal" style:text-underline-style="none" fo:font-weight="normal" officeooo:rsid="0bb48dfc" style:font-style-asian="normal" style:font-weight-asian="normal" style:font-style-complex="normal" style:font-weight-complex="normal"/>
    </style:style>
    <style:style style:name="T1889" style:family="text">
      <style:text-properties fo:font-style="normal" style:text-underline-style="none" fo:font-weight="normal" officeooo:rsid="0bb642ab" style:font-style-asian="normal" style:font-weight-asian="normal" style:font-style-complex="normal" style:font-weight-complex="normal"/>
    </style:style>
    <style:style style:name="T1890" style:family="text">
      <style:text-properties fo:font-style="normal" style:text-underline-style="none" fo:font-weight="normal" officeooo:rsid="0bc18a05" style:font-style-asian="normal" style:font-weight-asian="normal" style:font-style-complex="normal" style:font-weight-complex="normal"/>
    </style:style>
    <style:style style:name="T1891" style:family="text">
      <style:text-properties fo:font-style="normal" style:text-underline-style="none" fo:font-weight="normal" officeooo:rsid="0bc25406" style:font-style-asian="normal" style:font-weight-asian="normal" style:font-style-complex="normal" style:font-weight-complex="normal"/>
    </style:style>
    <style:style style:name="T1892" style:family="text">
      <style:text-properties fo:font-style="normal" style:text-underline-style="none" fo:font-weight="normal" officeooo:rsid="0bc3b62f" style:font-style-asian="normal" style:font-weight-asian="normal" style:font-style-complex="normal" style:font-weight-complex="normal"/>
    </style:style>
    <style:style style:name="T1893" style:family="text">
      <style:text-properties fo:font-style="normal" style:text-underline-style="none" fo:font-weight="normal" officeooo:rsid="0bc444c1" style:font-style-asian="normal" style:font-weight-asian="normal" style:font-style-complex="normal" style:font-weight-complex="normal"/>
    </style:style>
    <style:style style:name="T1894" style:family="text">
      <style:text-properties fo:font-style="normal" style:text-underline-style="none" fo:font-weight="normal" officeooo:rsid="0bc88753" style:font-style-asian="normal" style:font-weight-asian="normal" style:font-style-complex="normal" style:font-weight-complex="normal"/>
    </style:style>
    <style:style style:name="T1895" style:family="text">
      <style:text-properties fo:font-style="normal" style:text-underline-style="none" fo:font-weight="normal" officeooo:rsid="0bc88e33" style:font-style-asian="normal" style:font-weight-asian="normal" style:font-style-complex="normal" style:font-weight-complex="normal"/>
    </style:style>
    <style:style style:name="T1896" style:family="text">
      <style:text-properties fo:font-style="normal" style:text-underline-style="none" fo:font-weight="normal" officeooo:rsid="0bca83d3" style:font-style-asian="normal" style:font-weight-asian="normal" style:font-style-complex="normal" style:font-weight-complex="normal"/>
    </style:style>
    <style:style style:name="T1897" style:family="text">
      <style:text-properties fo:font-style="normal" style:text-underline-style="none" fo:font-weight="normal" officeooo:rsid="0bcd93e8" style:font-style-asian="normal" style:font-weight-asian="normal" style:font-style-complex="normal" style:font-weight-complex="normal"/>
    </style:style>
    <style:style style:name="T1898" style:family="text">
      <style:text-properties fo:font-style="normal" style:text-underline-style="none" fo:font-weight="normal" officeooo:rsid="0bce63e2" style:font-style-asian="normal" style:font-weight-asian="normal" style:font-style-complex="normal" style:font-weight-complex="normal"/>
    </style:style>
    <style:style style:name="T1899" style:family="text">
      <style:text-properties fo:font-style="normal" style:text-underline-style="none" fo:font-weight="normal" officeooo:rsid="0bd044d1" style:font-style-asian="normal" style:font-weight-asian="normal" style:font-style-complex="normal" style:font-weight-complex="normal"/>
    </style:style>
    <style:style style:name="T1900" style:family="text">
      <style:text-properties fo:font-style="normal" style:text-underline-style="none" fo:font-weight="normal" officeooo:rsid="0bd219e1" style:font-style-asian="normal" style:font-weight-asian="normal" style:font-style-complex="normal" style:font-weight-complex="normal"/>
    </style:style>
    <style:style style:name="T1901" style:family="text">
      <style:text-properties fo:font-style="normal" style:text-underline-style="none" fo:font-weight="normal" officeooo:rsid="0bd2a214" style:font-style-asian="normal" style:font-weight-asian="normal" style:font-style-complex="normal" style:font-weight-complex="normal"/>
    </style:style>
    <style:style style:name="T1902" style:family="text">
      <style:text-properties fo:font-style="normal" style:text-underline-style="none" fo:font-weight="normal" officeooo:rsid="0bd4ee6b" style:font-style-asian="normal" style:font-weight-asian="normal" style:font-style-complex="normal" style:font-weight-complex="normal"/>
    </style:style>
    <style:style style:name="T1903" style:family="text">
      <style:text-properties fo:font-style="normal" style:text-underline-style="none" fo:font-weight="normal" officeooo:rsid="0bd5a908" style:font-style-asian="normal" style:font-weight-asian="normal" style:font-style-complex="normal" style:font-weight-complex="normal"/>
    </style:style>
    <style:style style:name="T1904" style:family="text">
      <style:text-properties fo:font-style="normal" style:text-underline-style="none" fo:font-weight="normal" officeooo:rsid="0bd5e425" style:font-style-asian="normal" style:font-weight-asian="normal" style:font-style-complex="normal" style:font-weight-complex="normal"/>
    </style:style>
    <style:style style:name="T1905" style:family="text">
      <style:text-properties fo:font-style="normal" style:text-underline-style="none" fo:font-weight="normal" officeooo:rsid="0bd844b5" style:font-style-asian="normal" style:font-weight-asian="normal" style:font-style-complex="normal" style:font-weight-complex="normal"/>
    </style:style>
    <style:style style:name="T1906" style:family="text">
      <style:text-properties fo:font-style="normal" style:text-underline-style="none" fo:font-weight="normal" officeooo:rsid="0bd9c3ef" style:font-style-asian="normal" style:font-weight-asian="normal" style:font-style-complex="normal" style:font-weight-complex="normal"/>
    </style:style>
    <style:style style:name="T1907" style:family="text">
      <style:text-properties fo:font-style="normal" style:text-underline-style="none" fo:font-weight="normal" officeooo:rsid="0bdb35d1" style:font-style-asian="normal" style:font-weight-asian="normal" style:font-style-complex="normal" style:font-weight-complex="normal"/>
    </style:style>
    <style:style style:name="T1908" style:family="text">
      <style:text-properties fo:font-style="normal" style:text-underline-style="none" fo:font-weight="normal" officeooo:rsid="0bdcae7a" style:font-style-asian="normal" style:font-weight-asian="normal" style:font-style-complex="normal" style:font-weight-complex="normal"/>
    </style:style>
    <style:style style:name="T1909" style:family="text">
      <style:text-properties fo:font-style="normal" style:text-underline-style="none" fo:font-weight="normal" officeooo:rsid="0bde90e6" style:font-style-asian="normal" style:font-weight-asian="normal" style:font-style-complex="normal" style:font-weight-complex="normal"/>
    </style:style>
    <style:style style:name="T1910" style:family="text">
      <style:text-properties fo:font-style="normal" style:text-underline-style="none" fo:font-weight="normal" officeooo:rsid="0be05a43" style:font-style-asian="normal" style:font-weight-asian="normal" style:font-style-complex="normal" style:font-weight-complex="normal"/>
    </style:style>
    <style:style style:name="T1911" style:family="text">
      <style:text-properties fo:font-style="normal" style:text-underline-style="none" fo:font-weight="normal" officeooo:rsid="0be0d891" style:font-style-asian="normal" style:font-weight-asian="normal" style:font-style-complex="normal" style:font-weight-complex="normal"/>
    </style:style>
    <style:style style:name="T1912" style:family="text">
      <style:text-properties fo:font-style="normal" style:text-underline-style="none" fo:font-weight="normal" officeooo:rsid="0be1dc82" style:font-style-asian="normal" style:font-weight-asian="normal" style:font-style-complex="normal" style:font-weight-complex="normal"/>
    </style:style>
    <style:style style:name="T1913" style:family="text">
      <style:text-properties fo:font-style="normal" style:text-underline-style="none" fo:font-weight="normal" officeooo:rsid="0be2e654" style:font-style-asian="normal" style:font-weight-asian="normal" style:font-style-complex="normal" style:font-weight-complex="normal"/>
    </style:style>
    <style:style style:name="T1914" style:family="text">
      <style:text-properties fo:font-style="normal" style:text-underline-style="none" fo:font-weight="normal" officeooo:rsid="0be6e3c7" style:font-style-asian="normal" style:font-weight-asian="normal" style:font-style-complex="normal" style:font-weight-complex="normal"/>
    </style:style>
    <style:style style:name="T1915" style:family="text">
      <style:text-properties fo:font-style="normal" style:text-underline-style="none" fo:font-weight="normal" officeooo:rsid="0be7ad1f" style:font-style-asian="normal" style:font-weight-asian="normal" style:font-style-complex="normal" style:font-weight-complex="normal"/>
    </style:style>
    <style:style style:name="T1916" style:family="text">
      <style:text-properties fo:font-style="normal" style:text-underline-style="none" fo:font-weight="normal" officeooo:rsid="0be8a73f" style:font-style-asian="normal" style:font-weight-asian="normal" style:font-style-complex="normal" style:font-weight-complex="normal"/>
    </style:style>
    <style:style style:name="T1917" style:family="text">
      <style:text-properties fo:font-style="normal" style:text-underline-style="none" fo:font-weight="normal" officeooo:rsid="0be94976" style:font-style-asian="normal" style:font-weight-asian="normal" style:font-style-complex="normal" style:font-weight-complex="normal"/>
    </style:style>
    <style:style style:name="T1918" style:family="text">
      <style:text-properties fo:font-style="normal" style:text-underline-style="none" fo:font-weight="normal" officeooo:rsid="0c4478e4" style:font-style-asian="normal" style:font-weight-asian="normal" style:font-style-complex="normal" style:font-weight-complex="normal"/>
    </style:style>
    <style:style style:name="T1919" style:family="text">
      <style:text-properties fo:font-style="normal" style:text-underline-style="none" fo:font-weight="normal" officeooo:rsid="0c467509" style:font-style-asian="normal" style:font-weight-asian="normal" style:font-style-complex="normal" style:font-weight-complex="normal"/>
    </style:style>
    <style:style style:name="T1920" style:family="text">
      <style:text-properties fo:font-style="normal" style:text-underline-style="none" fo:font-weight="normal" officeooo:rsid="0c49f5c1" style:font-style-asian="normal" style:font-weight-asian="normal" style:font-style-complex="normal" style:font-weight-complex="normal"/>
    </style:style>
    <style:style style:name="T1921" style:family="text">
      <style:text-properties fo:font-style="normal" style:text-underline-style="none" fo:font-weight="normal" officeooo:rsid="0c4a2e31" style:font-style-asian="normal" style:font-weight-asian="normal" style:font-style-complex="normal" style:font-weight-complex="normal"/>
    </style:style>
    <style:style style:name="T1922" style:family="text">
      <style:text-properties fo:font-style="normal" style:text-underline-style="none" fo:font-weight="normal" officeooo:rsid="0c4dd9d1" style:font-style-asian="normal" style:font-weight-asian="normal" style:font-style-complex="normal" style:font-weight-complex="normal"/>
    </style:style>
    <style:style style:name="T1923" style:family="text">
      <style:text-properties fo:font-style="normal" style:text-underline-style="none" fo:font-weight="normal" officeooo:rsid="0c4e5b23" style:font-style-asian="normal" style:font-weight-asian="normal" style:font-style-complex="normal" style:font-weight-complex="normal"/>
    </style:style>
    <style:style style:name="T1924" style:family="text">
      <style:text-properties fo:font-style="normal" style:text-underline-style="none" fo:font-weight="normal" officeooo:rsid="0c500c12" style:font-style-asian="normal" style:font-weight-asian="normal" style:font-style-complex="normal" style:font-weight-complex="normal"/>
    </style:style>
    <style:style style:name="T1925" style:family="text">
      <style:text-properties fo:font-style="normal" style:text-underline-style="none" fo:font-weight="normal" officeooo:rsid="0c53eea2" style:font-style-asian="normal" style:font-weight-asian="normal" style:font-style-complex="normal" style:font-weight-complex="normal"/>
    </style:style>
    <style:style style:name="T1926" style:family="text">
      <style:text-properties fo:font-style="normal" style:text-underline-style="none" fo:font-weight="normal" officeooo:rsid="0c55a963" style:font-style-asian="normal" style:font-weight-asian="normal" style:font-style-complex="normal" style:font-weight-complex="normal"/>
    </style:style>
    <style:style style:name="T1927" style:family="text">
      <style:text-properties fo:font-style="normal" style:text-underline-style="none" fo:font-weight="normal" officeooo:rsid="0c55ce1c" style:font-style-asian="normal" style:font-weight-asian="normal" style:font-style-complex="normal" style:font-weight-complex="normal"/>
    </style:style>
    <style:style style:name="T1928" style:family="text">
      <style:text-properties fo:font-style="normal" style:text-underline-style="none" fo:font-weight="normal" officeooo:rsid="0c565119" style:font-style-asian="normal" style:font-weight-asian="normal" style:font-style-complex="normal" style:font-weight-complex="normal"/>
    </style:style>
    <style:style style:name="T1929" style:family="text">
      <style:text-properties fo:font-style="normal" style:text-underline-style="none" fo:font-weight="normal" officeooo:rsid="0c588f87" style:font-style-asian="normal" style:font-weight-asian="normal" style:font-style-complex="normal" style:font-weight-complex="normal"/>
    </style:style>
    <style:style style:name="T1930" style:family="text">
      <style:text-properties fo:font-style="normal" style:text-underline-style="none" fo:font-weight="normal" officeooo:rsid="0c5a0cda" style:font-style-asian="normal" style:font-weight-asian="normal" style:font-style-complex="normal" style:font-weight-complex="normal"/>
    </style:style>
    <style:style style:name="T1931" style:family="text">
      <style:text-properties fo:font-style="normal" style:text-underline-style="none" fo:font-weight="normal" officeooo:rsid="0c5a3caa" style:font-style-asian="normal" style:font-weight-asian="normal" style:font-style-complex="normal" style:font-weight-complex="normal"/>
    </style:style>
    <style:style style:name="T1932" style:family="text">
      <style:text-properties fo:font-style="normal" style:text-underline-style="none" fo:font-weight="normal" officeooo:rsid="0c5be195" style:font-style-asian="normal" style:font-weight-asian="normal" style:font-style-complex="normal" style:font-weight-complex="normal"/>
    </style:style>
    <style:style style:name="T1933" style:family="text">
      <style:text-properties fo:font-style="normal" style:text-underline-style="none" fo:font-weight="normal" officeooo:rsid="0c5ddfbd" style:font-style-asian="normal" style:font-weight-asian="normal" style:font-style-complex="normal" style:font-weight-complex="normal"/>
    </style:style>
    <style:style style:name="T1934" style:family="text">
      <style:text-properties fo:font-style="normal" style:text-underline-style="none" fo:font-weight="normal" officeooo:rsid="0c610d88" style:font-style-asian="normal" style:font-weight-asian="normal" style:font-style-complex="normal" style:font-weight-complex="normal"/>
    </style:style>
    <style:style style:name="T1935" style:family="text">
      <style:text-properties fo:font-style="normal" style:text-underline-style="none" fo:font-weight="normal" officeooo:rsid="0c62afee" style:font-style-asian="normal" style:font-weight-asian="normal" style:font-style-complex="normal" style:font-weight-complex="normal"/>
    </style:style>
    <style:style style:name="T1936" style:family="text">
      <style:text-properties fo:font-style="normal" style:text-underline-style="none" fo:font-weight="normal" officeooo:rsid="0c60859d" style:font-style-asian="normal" style:font-weight-asian="normal" style:font-style-complex="normal" style:font-weight-complex="normal"/>
    </style:style>
    <style:style style:name="T1937" style:family="text">
      <style:text-properties fo:font-style="normal" style:text-underline-style="none" fo:font-weight="normal" officeooo:rsid="0c65017c" style:font-style-asian="normal" style:font-weight-asian="normal" style:font-style-complex="normal" style:font-weight-complex="normal"/>
    </style:style>
    <style:style style:name="T1938" style:family="text">
      <style:text-properties fo:font-style="normal" style:text-underline-style="none" fo:font-weight="normal" officeooo:rsid="0c70c749" style:font-style-asian="normal" style:font-weight-asian="normal" style:font-style-complex="normal" style:font-weight-complex="normal"/>
    </style:style>
    <style:style style:name="T1939" style:family="text">
      <style:text-properties fo:font-style="normal" style:text-underline-style="none" fo:font-weight="normal" officeooo:rsid="0c715d47" style:font-style-asian="normal" style:font-weight-asian="normal" style:font-style-complex="normal" style:font-weight-complex="normal"/>
    </style:style>
    <style:style style:name="T1940" style:family="text">
      <style:text-properties fo:font-style="normal" style:text-underline-style="none" fo:font-weight="normal" officeooo:rsid="0c7261c0" style:font-style-asian="normal" style:font-weight-asian="normal" style:font-style-complex="normal" style:font-weight-complex="normal"/>
    </style:style>
    <style:style style:name="T1941" style:family="text">
      <style:text-properties fo:font-style="normal" style:text-underline-style="none" fo:font-weight="normal" officeooo:rsid="0cb80aa4" style:font-style-asian="normal" style:font-weight-asian="normal" style:font-style-complex="normal" style:font-weight-complex="normal"/>
    </style:style>
    <style:style style:name="T1942" style:family="text">
      <style:text-properties fo:font-style="normal" style:text-underline-style="none" fo:font-weight="normal" officeooo:rsid="0cc1d38e" style:font-style-asian="normal" style:font-weight-asian="normal" style:font-style-complex="normal" style:font-weight-complex="normal"/>
    </style:style>
    <style:style style:name="T1943" style:family="text">
      <style:text-properties fo:font-style="normal" style:text-underline-style="none" fo:font-weight="normal" officeooo:rsid="0cc24b7f" style:font-style-asian="normal" style:font-weight-asian="normal" style:font-style-complex="normal" style:font-weight-complex="normal"/>
    </style:style>
    <style:style style:name="T1944" style:family="text">
      <style:text-properties fo:font-style="normal" style:text-underline-style="none" fo:font-weight="normal" officeooo:rsid="0cc4132f" style:font-style-asian="normal" style:font-weight-asian="normal" style:font-style-complex="normal" style:font-weight-complex="normal"/>
    </style:style>
    <style:style style:name="T1945" style:family="text">
      <style:text-properties fo:font-style="normal" style:text-underline-style="none" fo:font-weight="normal" officeooo:rsid="0cc59a9c" style:font-style-asian="normal" style:font-weight-asian="normal" style:font-style-complex="normal" style:font-weight-complex="normal"/>
    </style:style>
    <style:style style:name="T1946" style:family="text">
      <style:text-properties fo:font-style="normal" style:text-underline-style="none" fo:font-weight="normal" officeooo:rsid="0cc65abf" style:font-style-asian="normal" style:font-weight-asian="normal" style:font-style-complex="normal" style:font-weight-complex="normal"/>
    </style:style>
    <style:style style:name="T1947" style:family="text">
      <style:text-properties fo:font-style="normal" style:text-underline-style="none" fo:font-weight="normal" officeooo:rsid="0cc85085" style:font-style-asian="normal" style:font-weight-asian="normal" style:font-style-complex="normal" style:font-weight-complex="normal"/>
    </style:style>
    <style:style style:name="T1948" style:family="text">
      <style:text-properties fo:font-style="normal" style:text-underline-style="none" fo:font-weight="normal" officeooo:rsid="0cd66fed" style:font-style-asian="normal" style:font-weight-asian="normal" style:font-style-complex="normal" style:font-weight-complex="normal"/>
    </style:style>
    <style:style style:name="T1949" style:family="text">
      <style:text-properties fo:font-style="normal" style:text-underline-style="none" fo:font-weight="normal" officeooo:rsid="0cd67312" style:font-style-asian="normal" style:font-weight-asian="normal" style:font-style-complex="normal" style:font-weight-complex="normal"/>
    </style:style>
    <style:style style:name="T1950" style:family="text">
      <style:text-properties fo:font-style="normal" style:text-underline-style="none" fo:font-weight="normal" officeooo:rsid="0cd6c2de" style:font-style-asian="normal" style:font-weight-asian="normal" style:font-style-complex="normal" style:font-weight-complex="normal"/>
    </style:style>
    <style:style style:name="T1951" style:family="text">
      <style:text-properties fo:font-style="normal" style:text-underline-style="none" fo:font-weight="normal" officeooo:rsid="0cd99513" style:font-style-asian="normal" style:font-weight-asian="normal" style:font-style-complex="normal" style:font-weight-complex="normal"/>
    </style:style>
    <style:style style:name="T1952" style:family="text">
      <style:text-properties fo:font-style="normal" style:text-underline-style="none" fo:font-weight="normal" officeooo:rsid="0cdb377f" style:font-style-asian="normal" style:font-weight-asian="normal" style:font-style-complex="normal" style:font-weight-complex="normal"/>
    </style:style>
    <style:style style:name="T1953" style:family="text">
      <style:text-properties fo:font-style="normal" style:text-underline-style="none" fo:font-weight="normal" officeooo:rsid="0cde44bb" style:font-style-asian="normal" style:font-weight-asian="normal" style:font-style-complex="normal" style:font-weight-complex="normal"/>
    </style:style>
    <style:style style:name="T1954" style:family="text">
      <style:text-properties fo:font-style="normal" style:text-underline-style="none" fo:font-weight="normal" officeooo:rsid="0ce2a521" style:font-style-asian="normal" style:font-weight-asian="normal" style:font-style-complex="normal" style:font-weight-complex="normal"/>
    </style:style>
    <style:style style:name="T1955" style:family="text">
      <style:text-properties fo:font-style="normal" style:text-underline-style="none" fo:font-weight="normal" officeooo:rsid="0ce5fe0f" style:font-style-asian="normal" style:font-weight-asian="normal" style:font-style-complex="normal" style:font-weight-complex="normal"/>
    </style:style>
    <style:style style:name="T1956" style:family="text">
      <style:text-properties fo:font-style="normal" style:text-underline-style="none" fo:font-weight="normal" officeooo:rsid="0ce7f20d" style:font-style-asian="normal" style:font-weight-asian="normal" style:font-style-complex="normal" style:font-weight-complex="normal"/>
    </style:style>
    <style:style style:name="T1957" style:family="text">
      <style:text-properties fo:font-style="normal" style:text-underline-style="none" fo:font-weight="normal" officeooo:rsid="0ce81365" style:font-style-asian="normal" style:font-weight-asian="normal" style:font-style-complex="normal" style:font-weight-complex="normal"/>
    </style:style>
    <style:style style:name="T1958" style:family="text">
      <style:text-properties fo:font-style="normal" style:text-underline-style="none" fo:font-weight="normal" officeooo:rsid="0ce92eb7" style:font-style-asian="normal" style:font-weight-asian="normal" style:font-style-complex="normal" style:font-weight-complex="normal"/>
    </style:style>
    <style:style style:name="T1959" style:family="text">
      <style:text-properties fo:font-style="normal" style:text-underline-style="none" fo:font-weight="normal" officeooo:rsid="0ceaba65" style:font-style-asian="normal" style:font-weight-asian="normal" style:font-style-complex="normal" style:font-weight-complex="normal"/>
    </style:style>
    <style:style style:name="T1960" style:family="text">
      <style:text-properties fo:font-style="normal" style:text-underline-style="none" fo:font-weight="normal" officeooo:rsid="0cec80cd" style:font-style-asian="normal" style:font-weight-asian="normal" style:font-style-complex="normal" style:font-weight-complex="normal"/>
    </style:style>
    <style:style style:name="T1961" style:family="text">
      <style:text-properties fo:font-style="normal" style:text-underline-style="none" fo:font-weight="normal" officeooo:rsid="0cf1f8b3" style:font-style-asian="normal" style:font-weight-asian="normal" style:font-style-complex="normal" style:font-weight-complex="normal"/>
    </style:style>
    <style:style style:name="T1962" style:family="text">
      <style:text-properties fo:font-style="normal" style:text-underline-style="none" fo:font-weight="normal" officeooo:rsid="0cf3e951" style:font-style-asian="normal" style:font-weight-asian="normal" style:font-style-complex="normal" style:font-weight-complex="normal"/>
    </style:style>
    <style:style style:name="T1963" style:family="text">
      <style:text-properties fo:font-style="normal" style:text-underline-style="none" fo:font-weight="normal" officeooo:rsid="0cfd5214" style:font-style-asian="normal" style:font-weight-asian="normal" style:font-style-complex="normal" style:font-weight-complex="normal"/>
    </style:style>
    <style:style style:name="T1964" style:family="text">
      <style:text-properties fo:font-style="normal" style:text-underline-style="none" fo:font-weight="normal" officeooo:rsid="0d007167" style:font-style-asian="normal" style:font-weight-asian="normal" style:font-style-complex="normal" style:font-weight-complex="normal"/>
    </style:style>
    <style:style style:name="T1965" style:family="text">
      <style:text-properties fo:font-style="normal" style:text-underline-style="none" fo:font-weight="normal" officeooo:rsid="0d044eb1" style:font-style-asian="normal" style:font-weight-asian="normal" style:font-style-complex="normal" style:font-weight-complex="normal"/>
    </style:style>
    <style:style style:name="T1966" style:family="text">
      <style:text-properties fo:font-style="normal" style:text-underline-style="none" fo:font-weight="normal" officeooo:rsid="0d068e6f" style:font-style-asian="normal" style:font-weight-asian="normal" style:font-style-complex="normal" style:font-weight-complex="normal"/>
    </style:style>
    <style:style style:name="T1967" style:family="text">
      <style:text-properties fo:font-style="normal" style:text-underline-style="none" fo:font-weight="normal" officeooo:rsid="0d0a90d8" style:font-style-asian="normal" style:font-weight-asian="normal" style:font-style-complex="normal" style:font-weight-complex="normal"/>
    </style:style>
    <style:style style:name="T1968" style:family="text">
      <style:text-properties fo:font-style="normal" style:text-underline-style="none" fo:font-weight="normal" officeooo:rsid="0d63ac58" style:font-style-asian="normal" style:font-weight-asian="normal" style:font-style-complex="normal" style:font-weight-complex="normal"/>
    </style:style>
    <style:style style:name="T1969" style:family="text">
      <style:text-properties fo:font-style="normal" style:text-underline-style="none" fo:font-weight="normal" officeooo:rsid="0d6499ea" style:font-style-asian="normal" style:font-weight-asian="normal" style:font-style-complex="normal" style:font-weight-complex="normal"/>
    </style:style>
    <style:style style:name="T1970" style:family="text">
      <style:text-properties fo:font-style="normal" style:text-underline-style="none" fo:font-weight="normal" officeooo:rsid="0d667481" style:font-style-asian="normal" style:font-weight-asian="normal" style:font-style-complex="normal" style:font-weight-complex="normal"/>
    </style:style>
    <style:style style:name="T1971" style:family="text">
      <style:text-properties fo:font-style="normal" style:text-underline-style="none" fo:font-weight="normal" officeooo:rsid="0d677ce2" style:font-style-asian="normal" style:font-weight-asian="normal" style:font-style-complex="normal" style:font-weight-complex="normal"/>
    </style:style>
    <style:style style:name="T1972" style:family="text">
      <style:text-properties fo:font-style="normal" style:text-underline-style="none" fo:font-weight="normal" officeooo:rsid="0d6c9163" style:font-style-asian="normal" style:font-weight-asian="normal" style:font-style-complex="normal" style:font-weight-complex="normal"/>
    </style:style>
    <style:style style:name="T1973" style:family="text">
      <style:text-properties fo:font-style="normal" style:text-underline-style="none" fo:font-weight="normal" officeooo:rsid="0d6d8487" style:font-style-asian="normal" style:font-weight-asian="normal" style:font-style-complex="normal" style:font-weight-complex="normal"/>
    </style:style>
    <style:style style:name="T1974" style:family="text">
      <style:text-properties fo:font-style="normal" style:text-underline-style="none" fo:font-weight="normal" officeooo:rsid="0d6f0caa" style:font-style-asian="normal" style:font-weight-asian="normal" style:font-style-complex="normal" style:font-weight-complex="normal"/>
    </style:style>
    <style:style style:name="T1975" style:family="text">
      <style:text-properties fo:font-style="normal" style:text-underline-style="none" fo:font-weight="normal" officeooo:rsid="0d6fb4f0" style:font-style-asian="normal" style:font-weight-asian="normal" style:font-style-complex="normal" style:font-weight-complex="normal"/>
    </style:style>
    <style:style style:name="T1976" style:family="text">
      <style:text-properties fo:font-style="normal" style:text-underline-style="none" fo:font-weight="normal" officeooo:rsid="0d7121c6" style:font-style-asian="normal" style:font-weight-asian="normal" style:font-style-complex="normal" style:font-weight-complex="normal"/>
    </style:style>
    <style:style style:name="T1977" style:family="text">
      <style:text-properties fo:font-style="normal" style:text-underline-style="none" fo:font-weight="normal" officeooo:rsid="0d72b3bd" style:font-style-asian="normal" style:font-weight-asian="normal" style:font-style-complex="normal" style:font-weight-complex="normal"/>
    </style:style>
    <style:style style:name="T1978" style:family="text">
      <style:text-properties fo:font-style="normal" style:text-underline-style="none" fo:font-weight="normal" officeooo:rsid="0d744267" style:font-style-asian="normal" style:font-weight-asian="normal" style:font-style-complex="normal" style:font-weight-complex="normal"/>
    </style:style>
    <style:style style:name="T1979" style:family="text">
      <style:text-properties fo:font-style="normal" style:text-underline-style="none" fo:font-weight="normal" officeooo:rsid="0d754a28" style:font-style-asian="normal" style:font-weight-asian="normal" style:font-style-complex="normal" style:font-weight-complex="normal"/>
    </style:style>
    <style:style style:name="T1980" style:family="text">
      <style:text-properties fo:font-style="normal" style:text-underline-style="none" fo:font-weight="normal" officeooo:rsid="0d76d08a" style:font-style-asian="normal" style:font-weight-asian="normal" style:font-style-complex="normal" style:font-weight-complex="normal"/>
    </style:style>
    <style:style style:name="T1981" style:family="text">
      <style:text-properties fo:font-style="normal" style:text-underline-style="none" fo:font-weight="normal" officeooo:rsid="0d7a23c3" style:font-style-asian="normal" style:font-weight-asian="normal" style:font-style-complex="normal" style:font-weight-complex="normal"/>
    </style:style>
    <style:style style:name="T1982" style:family="text">
      <style:text-properties fo:font-style="normal" style:text-underline-style="none" fo:font-weight="normal" officeooo:rsid="0d7ad292" style:font-style-asian="normal" style:font-weight-asian="normal" style:font-style-complex="normal" style:font-weight-complex="normal"/>
    </style:style>
    <style:style style:name="T1983" style:family="text">
      <style:text-properties fo:font-style="normal" style:text-underline-style="none" fo:font-weight="normal" officeooo:rsid="0d7c4da6" style:font-style-asian="normal" style:font-weight-asian="normal" style:font-style-complex="normal" style:font-weight-complex="normal"/>
    </style:style>
    <style:style style:name="T1984" style:family="text">
      <style:text-properties fo:font-style="normal" style:text-underline-style="none" fo:font-weight="normal" officeooo:rsid="0d7e6186" style:font-style-asian="normal" style:font-weight-asian="normal" style:font-style-complex="normal" style:font-weight-complex="normal"/>
    </style:style>
    <style:style style:name="T1985" style:family="text">
      <style:text-properties fo:font-style="normal" style:text-underline-style="none" fo:font-weight="normal" officeooo:rsid="0d80bf5c" style:font-style-asian="normal" style:font-weight-asian="normal" style:font-style-complex="normal" style:font-weight-complex="normal"/>
    </style:style>
    <style:style style:name="T1986" style:family="text">
      <style:text-properties fo:font-style="normal" style:text-underline-style="none" fo:font-weight="normal" officeooo:rsid="0d82666b" style:font-style-asian="normal" style:font-weight-asian="normal" style:font-style-complex="normal" style:font-weight-complex="normal"/>
    </style:style>
    <style:style style:name="T1987" style:family="text">
      <style:text-properties fo:font-style="normal" style:text-underline-style="none" fo:font-weight="normal" officeooo:rsid="0d82c687" style:font-style-asian="normal" style:font-weight-asian="normal" style:font-style-complex="normal" style:font-weight-complex="normal"/>
    </style:style>
    <style:style style:name="T1988" style:family="text">
      <style:text-properties fo:font-style="normal" style:text-underline-style="none" fo:font-weight="normal" officeooo:rsid="0d841e0f" style:font-style-asian="normal" style:font-weight-asian="normal" style:font-style-complex="normal" style:font-weight-complex="normal"/>
    </style:style>
    <style:style style:name="T1989" style:family="text">
      <style:text-properties fo:font-style="normal" style:text-underline-style="none" fo:font-weight="normal" officeooo:rsid="0d5ee47f" style:font-style-asian="normal" style:font-weight-asian="normal" style:font-style-complex="normal" style:font-weight-complex="normal"/>
    </style:style>
    <style:style style:name="T1990" style:family="text">
      <style:text-properties fo:font-style="normal" style:text-underline-style="none" fo:font-weight="normal" officeooo:rsid="0dc06de1" style:font-style-asian="normal" style:font-weight-asian="normal" style:font-style-complex="normal" style:font-weight-complex="normal"/>
    </style:style>
    <style:style style:name="T1991" style:family="text">
      <style:text-properties fo:font-style="normal" style:text-underline-style="none" fo:font-weight="normal" officeooo:rsid="0dc14406" style:font-style-asian="normal" style:font-weight-asian="normal" style:font-style-complex="normal" style:font-weight-complex="normal"/>
    </style:style>
    <style:style style:name="T1992" style:family="text">
      <style:text-properties fo:font-style="normal" style:text-underline-style="none" fo:font-weight="normal" officeooo:rsid="0dc27ac1" style:font-style-asian="normal" style:font-weight-asian="normal" style:font-style-complex="normal" style:font-weight-complex="normal"/>
    </style:style>
    <style:style style:name="T1993" style:family="text">
      <style:text-properties fo:font-style="normal" style:text-underline-style="none" fo:font-weight="normal" officeooo:rsid="0dc2befd" style:font-style-asian="normal" style:font-weight-asian="normal" style:font-style-complex="normal" style:font-weight-complex="normal"/>
    </style:style>
    <style:style style:name="T1994" style:family="text">
      <style:text-properties fo:font-style="normal" style:text-underline-style="none" fo:font-weight="normal" officeooo:rsid="0dc7b6ed" style:font-style-asian="normal" style:font-weight-asian="normal" style:font-style-complex="normal" style:font-weight-complex="normal"/>
    </style:style>
    <style:style style:name="T1995" style:family="text">
      <style:text-properties fo:font-style="normal" style:text-underline-style="none" fo:font-weight="normal" officeooo:rsid="0dc86342" style:font-style-asian="normal" style:font-weight-asian="normal" style:font-style-complex="normal" style:font-weight-complex="normal"/>
    </style:style>
    <style:style style:name="T1996" style:family="text">
      <style:text-properties fo:font-style="normal" style:text-underline-style="none" fo:font-weight="normal" officeooo:rsid="0dc92599" style:font-style-asian="normal" style:font-weight-asian="normal" style:font-style-complex="normal" style:font-weight-complex="normal"/>
    </style:style>
    <style:style style:name="T1997" style:family="text">
      <style:text-properties fo:font-style="normal" style:text-underline-style="none" fo:font-weight="normal" officeooo:rsid="0dcc1512" style:font-style-asian="normal" style:font-weight-asian="normal" style:font-style-complex="normal" style:font-weight-complex="normal"/>
    </style:style>
    <style:style style:name="T1998" style:family="text">
      <style:text-properties fo:font-style="normal" style:text-underline-style="none" fo:font-weight="normal" officeooo:rsid="0d696951" style:font-style-asian="normal" style:font-weight-asian="normal" style:font-style-complex="normal" style:font-weight-complex="normal"/>
    </style:style>
    <style:style style:name="T1999" style:family="text">
      <style:text-properties fo:font-style="normal" style:text-underline-style="none" fo:font-weight="normal" officeooo:rsid="0dd28320" style:font-style-asian="normal" style:font-weight-asian="normal" style:font-style-complex="normal" style:font-weight-complex="normal"/>
    </style:style>
    <style:style style:name="T2000" style:family="text">
      <style:text-properties fo:font-style="normal" style:text-underline-style="none" fo:font-weight="normal" officeooo:rsid="0dd455a4" style:font-style-asian="normal" style:font-weight-asian="normal" style:font-style-complex="normal" style:font-weight-complex="normal"/>
    </style:style>
    <style:style style:name="T2001" style:family="text">
      <style:text-properties fo:font-style="normal" style:text-underline-style="none" fo:font-weight="normal" officeooo:rsid="0dd64955" style:font-style-asian="normal" style:font-weight-asian="normal" style:font-style-complex="normal" style:font-weight-complex="normal"/>
    </style:style>
    <style:style style:name="T2002" style:family="text">
      <style:text-properties fo:font-style="normal" style:text-underline-style="none" fo:font-weight="normal" officeooo:rsid="0dd71d4b" style:font-style-asian="normal" style:font-weight-asian="normal" style:font-style-complex="normal" style:font-weight-complex="normal"/>
    </style:style>
    <style:style style:name="T2003" style:family="text">
      <style:text-properties fo:font-style="normal" style:text-underline-style="none" fo:font-weight="normal" officeooo:rsid="0dd8f573" style:font-style-asian="normal" style:font-weight-asian="normal" style:font-style-complex="normal" style:font-weight-complex="normal"/>
    </style:style>
    <style:style style:name="T2004" style:family="text">
      <style:text-properties fo:font-style="normal" style:text-underline-style="none" fo:font-weight="normal" officeooo:rsid="0dda5997" style:font-style-asian="normal" style:font-weight-asian="normal" style:font-style-complex="normal" style:font-weight-complex="normal"/>
    </style:style>
    <style:style style:name="T2005" style:family="text">
      <style:text-properties fo:font-style="normal" style:text-underline-style="none" fo:font-weight="normal" officeooo:rsid="0ddb3c65" style:font-style-asian="normal" style:font-weight-asian="normal" style:font-style-complex="normal" style:font-weight-complex="normal"/>
    </style:style>
    <style:style style:name="T2006" style:family="text">
      <style:text-properties fo:font-style="normal" style:text-underline-style="none" fo:font-weight="normal" officeooo:rsid="0de59e7a" style:font-style-asian="normal" style:font-weight-asian="normal" style:font-style-complex="normal" style:font-weight-complex="normal"/>
    </style:style>
    <style:style style:name="T2007" style:family="text">
      <style:text-properties fo:font-style="normal" style:text-underline-style="none" fo:font-weight="normal" officeooo:rsid="0de66dc5" style:font-style-asian="normal" style:font-weight-asian="normal" style:font-style-complex="normal" style:font-weight-complex="normal"/>
    </style:style>
    <style:style style:name="T2008" style:family="text">
      <style:text-properties fo:font-style="normal" style:text-underline-style="none" fo:font-weight="normal" officeooo:rsid="0de8ddef" style:font-style-asian="normal" style:font-weight-asian="normal" style:font-style-complex="normal" style:font-weight-complex="normal"/>
    </style:style>
    <style:style style:name="T2009" style:family="text">
      <style:text-properties fo:font-style="normal" style:text-underline-style="none" fo:font-weight="normal" officeooo:rsid="0debc414" style:font-style-asian="normal" style:font-weight-asian="normal" style:font-style-complex="normal" style:font-weight-complex="normal"/>
    </style:style>
    <style:style style:name="T2010" style:family="text">
      <style:text-properties fo:font-style="normal" style:text-underline-style="none" fo:font-weight="normal" officeooo:rsid="0deda13d" style:font-style-asian="normal" style:font-weight-asian="normal" style:font-style-complex="normal" style:font-weight-complex="normal"/>
    </style:style>
    <style:style style:name="T2011" style:family="text">
      <style:text-properties fo:font-style="normal" style:text-underline-style="none" fo:font-weight="normal" officeooo:rsid="0df0ab86" style:font-style-asian="normal" style:font-weight-asian="normal" style:font-style-complex="normal" style:font-weight-complex="normal"/>
    </style:style>
    <style:style style:name="T2012" style:family="text">
      <style:text-properties fo:font-style="normal" style:text-underline-style="none" fo:font-weight="normal" officeooo:rsid="0df20cc2" style:font-style-asian="normal" style:font-weight-asian="normal" style:font-style-complex="normal" style:font-weight-complex="normal"/>
    </style:style>
    <style:style style:name="T2013" style:family="text">
      <style:text-properties fo:font-style="normal" style:text-underline-style="none" officeooo:rsid="069fd14c" style:font-style-asian="normal" style:font-style-complex="normal"/>
    </style:style>
    <style:style style:name="T2014" style:family="text">
      <style:text-properties fo:font-style="normal" style:text-underline-style="none" officeooo:rsid="0a99f1d2" style:font-style-asian="normal" style:font-style-complex="normal"/>
    </style:style>
    <style:style style:name="T2015" style:family="text">
      <style:text-properties fo:font-style="normal" style:text-underline-style="none" officeooo:rsid="0a9f7d97" style:font-style-asian="normal" style:font-style-complex="normal"/>
    </style:style>
    <style:style style:name="T2016" style:family="text">
      <style:text-properties fo:font-style="normal" style:text-underline-style="none" officeooo:rsid="0b4379e5" style:font-style-asian="normal" style:font-style-complex="normal"/>
    </style:style>
    <style:style style:name="T2017" style:family="text">
      <style:text-properties fo:font-style="normal" fo:font-weight="bold" officeooo:rsid="09628952" style:font-style-asian="normal" style:font-weight-asian="bold" style:font-style-complex="normal" style:font-weight-complex="bold"/>
    </style:style>
    <style:style style:name="T2018" style:family="text">
      <style:text-properties fo:font-style="normal" fo:font-weight="bold" officeooo:rsid="09dd235c" style:font-style-asian="normal" style:font-weight-asian="bold" style:font-style-complex="normal" style:font-weight-complex="bold"/>
    </style:style>
    <style:style style:name="T2019" style:family="text">
      <style:text-properties fo:font-style="italic" style:font-style-asian="italic" style:font-style-complex="italic"/>
    </style:style>
    <style:style style:name="T2020" style:family="text">
      <style:text-properties fo:font-style="italic" officeooo:rsid="00b2bd35" style:font-style-asian="italic" style:font-style-complex="italic"/>
    </style:style>
    <style:style style:name="T2021" style:family="text">
      <style:text-properties fo:font-style="italic" officeooo:rsid="00cb5f07" style:font-style-asian="italic" style:font-style-complex="italic"/>
    </style:style>
    <style:style style:name="T2022" style:family="text">
      <style:text-properties fo:font-style="italic" officeooo:rsid="00d3b65e" style:font-style-asian="italic" style:font-style-complex="italic"/>
    </style:style>
    <style:style style:name="T2023" style:family="text">
      <style:text-properties fo:font-style="italic" officeooo:rsid="00fc8d6e" style:font-style-asian="italic" style:font-style-complex="italic"/>
    </style:style>
    <style:style style:name="T2024" style:family="text">
      <style:text-properties fo:font-style="italic" officeooo:rsid="0100c18d" style:font-style-asian="italic" style:font-style-complex="italic"/>
    </style:style>
    <style:style style:name="T2025" style:family="text">
      <style:text-properties fo:font-style="italic" officeooo:rsid="0100f55c" style:font-style-asian="italic" style:font-style-complex="italic"/>
    </style:style>
    <style:style style:name="T2026" style:family="text">
      <style:text-properties fo:font-style="italic" officeooo:rsid="0104f64b" style:font-style-asian="italic" style:font-style-complex="italic"/>
    </style:style>
    <style:style style:name="T2027" style:family="text">
      <style:text-properties fo:font-style="italic" officeooo:rsid="010e4e5d" style:font-style-asian="italic" style:font-style-complex="italic"/>
    </style:style>
    <style:style style:name="T2028" style:family="text">
      <style:text-properties fo:font-style="italic" officeooo:rsid="0116f2f1" style:font-style-asian="italic" style:font-style-complex="italic"/>
    </style:style>
    <style:style style:name="T2029" style:family="text">
      <style:text-properties fo:font-style="italic" officeooo:rsid="01276b54" style:font-style-asian="italic" style:font-style-complex="italic"/>
    </style:style>
    <style:style style:name="T2030" style:family="text">
      <style:text-properties fo:font-style="italic" officeooo:rsid="01294dbf" style:font-style-asian="italic" style:font-style-complex="italic"/>
    </style:style>
    <style:style style:name="T2031" style:family="text">
      <style:text-properties fo:font-style="italic" officeooo:rsid="012c6fd6" style:font-style-asian="italic" style:font-style-complex="italic"/>
    </style:style>
    <style:style style:name="T2032" style:family="text">
      <style:text-properties fo:font-style="italic" officeooo:rsid="014324d7" style:font-style-asian="italic" style:font-style-complex="italic"/>
    </style:style>
    <style:style style:name="T2033" style:family="text">
      <style:text-properties fo:font-style="italic" officeooo:rsid="01457bde" style:font-style-asian="italic" style:font-style-complex="italic"/>
    </style:style>
    <style:style style:name="T2034" style:family="text">
      <style:text-properties fo:font-style="italic" officeooo:rsid="01491b38" style:font-style-asian="italic" style:font-style-complex="italic"/>
    </style:style>
    <style:style style:name="T2035" style:family="text">
      <style:text-properties fo:font-style="italic" officeooo:rsid="014a39d5" style:font-style-asian="italic" style:font-style-complex="italic"/>
    </style:style>
    <style:style style:name="T2036" style:family="text">
      <style:text-properties fo:font-style="italic" officeooo:rsid="014d97ee" style:font-style-asian="italic" style:font-style-complex="italic"/>
    </style:style>
    <style:style style:name="T2037" style:family="text">
      <style:text-properties fo:font-style="italic" officeooo:rsid="014ec919" style:font-style-asian="italic" style:font-style-complex="italic"/>
    </style:style>
    <style:style style:name="T2038" style:family="text">
      <style:text-properties fo:font-style="italic" officeooo:rsid="01526a37" style:font-style-asian="italic" style:font-style-complex="italic"/>
    </style:style>
    <style:style style:name="T2039" style:family="text">
      <style:text-properties fo:font-style="italic" officeooo:rsid="0152859f" style:font-style-asian="italic" style:font-style-complex="italic"/>
    </style:style>
    <style:style style:name="T2040" style:family="text">
      <style:text-properties fo:font-style="italic" officeooo:rsid="0155f822" style:font-style-asian="italic" style:font-style-complex="italic"/>
    </style:style>
    <style:style style:name="T2041" style:family="text">
      <style:text-properties fo:font-style="italic" officeooo:rsid="0159b3b2" style:font-style-asian="italic" style:font-style-complex="italic"/>
    </style:style>
    <style:style style:name="T2042" style:family="text">
      <style:text-properties fo:font-style="italic" officeooo:rsid="015a707f" style:font-style-asian="italic" style:font-style-complex="italic"/>
    </style:style>
    <style:style style:name="T2043" style:family="text">
      <style:text-properties fo:font-style="italic" officeooo:rsid="015bd70d" style:font-style-asian="italic" style:font-style-complex="italic"/>
    </style:style>
    <style:style style:name="T2044" style:family="text">
      <style:text-properties fo:font-style="italic" officeooo:rsid="018dd6c6" style:font-style-asian="italic" style:font-style-complex="italic"/>
    </style:style>
    <style:style style:name="T2045" style:family="text">
      <style:text-properties fo:font-style="italic" officeooo:rsid="018f8b25" style:font-style-asian="italic" style:font-style-complex="italic"/>
    </style:style>
    <style:style style:name="T2046" style:family="text">
      <style:text-properties fo:font-style="italic" officeooo:rsid="0190e6e6" style:font-style-asian="italic" style:font-style-complex="italic"/>
    </style:style>
    <style:style style:name="T2047" style:family="text">
      <style:text-properties fo:font-style="italic" officeooo:rsid="0192a7ab" style:font-style-asian="italic" style:font-style-complex="italic"/>
    </style:style>
    <style:style style:name="T2048" style:family="text">
      <style:text-properties fo:font-style="italic" officeooo:rsid="01946e17" style:font-style-asian="italic" style:font-style-complex="italic"/>
    </style:style>
    <style:style style:name="T2049" style:family="text">
      <style:text-properties fo:font-style="italic" officeooo:rsid="0196ce72" style:font-style-asian="italic" style:font-style-complex="italic"/>
    </style:style>
    <style:style style:name="T2050" style:family="text">
      <style:text-properties fo:font-style="italic" officeooo:rsid="0199f065" style:font-style-asian="italic" style:font-style-complex="italic"/>
    </style:style>
    <style:style style:name="T2051" style:family="text">
      <style:text-properties fo:font-style="italic" officeooo:rsid="019c3f20" style:font-style-asian="italic" style:font-style-complex="italic"/>
    </style:style>
    <style:style style:name="T2052" style:family="text">
      <style:text-properties fo:font-style="italic" officeooo:rsid="01a30129" style:font-style-asian="italic" style:font-style-complex="italic"/>
    </style:style>
    <style:style style:name="T2053" style:family="text">
      <style:text-properties fo:font-style="italic" officeooo:rsid="01a38467" style:font-style-asian="italic" style:font-style-complex="italic"/>
    </style:style>
    <style:style style:name="T2054" style:family="text">
      <style:text-properties fo:font-style="italic" officeooo:rsid="01a5821d" style:font-style-asian="italic" style:font-style-complex="italic"/>
    </style:style>
    <style:style style:name="T2055" style:family="text">
      <style:text-properties fo:font-style="italic" officeooo:rsid="01a62467" style:font-style-asian="italic" style:font-style-complex="italic"/>
    </style:style>
    <style:style style:name="T2056" style:family="text">
      <style:text-properties fo:font-style="italic" officeooo:rsid="01a767a9" style:font-style-asian="italic" style:font-style-complex="italic"/>
    </style:style>
    <style:style style:name="T2057" style:family="text">
      <style:text-properties fo:font-style="italic" officeooo:rsid="01abcf34" style:font-style-asian="italic" style:font-style-complex="italic"/>
    </style:style>
    <style:style style:name="T2058" style:family="text">
      <style:text-properties fo:font-style="italic" officeooo:rsid="01b07d2e" style:font-style-asian="italic" style:font-style-complex="italic"/>
    </style:style>
    <style:style style:name="T2059" style:family="text">
      <style:text-properties fo:font-style="italic" officeooo:rsid="01b19ef9" style:font-style-asian="italic" style:font-style-complex="italic"/>
    </style:style>
    <style:style style:name="T2060" style:family="text">
      <style:text-properties fo:font-style="italic" officeooo:rsid="01b936a0" style:font-style-asian="italic" style:font-style-complex="italic"/>
    </style:style>
    <style:style style:name="T2061" style:family="text">
      <style:text-properties fo:font-style="italic" officeooo:rsid="01baf82b" style:font-style-asian="italic" style:font-style-complex="italic"/>
    </style:style>
    <style:style style:name="T2062" style:family="text">
      <style:text-properties fo:font-style="italic" officeooo:rsid="01bc53b0" style:font-style-asian="italic" style:font-style-complex="italic"/>
    </style:style>
    <style:style style:name="T2063" style:family="text">
      <style:text-properties fo:font-style="italic" officeooo:rsid="01c643f7" style:font-style-asian="italic" style:font-style-complex="italic"/>
    </style:style>
    <style:style style:name="T2064" style:family="text">
      <style:text-properties fo:font-style="italic" officeooo:rsid="01c8496f" style:font-style-asian="italic" style:font-style-complex="italic"/>
    </style:style>
    <style:style style:name="T2065" style:family="text">
      <style:text-properties fo:font-style="italic" officeooo:rsid="01c9af8a" style:font-style-asian="italic" style:font-style-complex="italic"/>
    </style:style>
    <style:style style:name="T2066" style:family="text">
      <style:text-properties fo:font-style="italic" officeooo:rsid="01cb80f9" style:font-style-asian="italic" style:font-style-complex="italic"/>
    </style:style>
    <style:style style:name="T2067" style:family="text">
      <style:text-properties fo:font-style="italic" officeooo:rsid="01cc6304" style:font-style-asian="italic" style:font-style-complex="italic"/>
    </style:style>
    <style:style style:name="T2068" style:family="text">
      <style:text-properties fo:font-style="italic" officeooo:rsid="01d0d9d6" style:font-style-asian="italic" style:font-style-complex="italic"/>
    </style:style>
    <style:style style:name="T2069" style:family="text">
      <style:text-properties fo:font-style="italic" officeooo:rsid="01d1a987" style:font-style-asian="italic" style:font-style-complex="italic"/>
    </style:style>
    <style:style style:name="T2070" style:family="text">
      <style:text-properties fo:font-style="italic" officeooo:rsid="01d2b6e8" style:font-style-asian="italic" style:font-style-complex="italic"/>
    </style:style>
    <style:style style:name="T2071" style:family="text">
      <style:text-properties fo:font-style="italic" officeooo:rsid="01e6a859" style:font-style-asian="italic" style:font-style-complex="italic"/>
    </style:style>
    <style:style style:name="T2072" style:family="text">
      <style:text-properties fo:font-style="italic" officeooo:rsid="01f4725c" style:font-style-asian="italic" style:font-style-complex="italic"/>
    </style:style>
    <style:style style:name="T2073" style:family="text">
      <style:text-properties fo:font-style="italic" officeooo:rsid="01f68661" style:font-style-asian="italic" style:font-style-complex="italic"/>
    </style:style>
    <style:style style:name="T2074" style:family="text">
      <style:text-properties fo:font-style="italic" officeooo:rsid="01f72680" style:font-style-asian="italic" style:font-style-complex="italic"/>
    </style:style>
    <style:style style:name="T2075" style:family="text">
      <style:text-properties fo:font-style="italic" officeooo:rsid="01f8eee1" style:font-style-asian="italic" style:font-style-complex="italic"/>
    </style:style>
    <style:style style:name="T2076" style:family="text">
      <style:text-properties fo:font-style="italic" officeooo:rsid="01f97c92" style:font-style-asian="italic" style:font-style-complex="italic"/>
    </style:style>
    <style:style style:name="T2077" style:family="text">
      <style:text-properties fo:font-style="italic" officeooo:rsid="01fd52db" style:font-style-asian="italic" style:font-style-complex="italic"/>
    </style:style>
    <style:style style:name="T2078" style:family="text">
      <style:text-properties fo:font-style="italic" officeooo:rsid="0200c130" style:font-style-asian="italic" style:font-style-complex="italic"/>
    </style:style>
    <style:style style:name="T2079" style:family="text">
      <style:text-properties fo:font-style="italic" officeooo:rsid="02096751" style:font-style-asian="italic" style:font-style-complex="italic"/>
    </style:style>
    <style:style style:name="T2080" style:family="text">
      <style:text-properties fo:font-style="italic" officeooo:rsid="02221c55" style:font-style-asian="italic" style:font-style-complex="italic"/>
    </style:style>
    <style:style style:name="T2081" style:family="text">
      <style:text-properties fo:font-style="italic" officeooo:rsid="0223b380" style:font-style-asian="italic" style:font-style-complex="italic"/>
    </style:style>
    <style:style style:name="T2082" style:family="text">
      <style:text-properties fo:font-style="italic" officeooo:rsid="022578c8" style:font-style-asian="italic" style:font-style-complex="italic"/>
    </style:style>
    <style:style style:name="T2083" style:family="text">
      <style:text-properties fo:font-style="italic" officeooo:rsid="02288b02" style:font-style-asian="italic" style:font-style-complex="italic"/>
    </style:style>
    <style:style style:name="T2084" style:family="text">
      <style:text-properties fo:font-style="italic" officeooo:rsid="022ced96" style:font-style-asian="italic" style:font-style-complex="italic"/>
    </style:style>
    <style:style style:name="T2085" style:family="text">
      <style:text-properties fo:font-style="italic" officeooo:rsid="022e6685" style:font-style-asian="italic" style:font-style-complex="italic"/>
    </style:style>
    <style:style style:name="T2086" style:family="text">
      <style:text-properties fo:font-style="italic" officeooo:rsid="02362297" style:font-style-asian="italic" style:font-style-complex="italic"/>
    </style:style>
    <style:style style:name="T2087" style:family="text">
      <style:text-properties fo:font-style="italic" officeooo:rsid="0239ffc1" style:font-style-asian="italic" style:font-style-complex="italic"/>
    </style:style>
    <style:style style:name="T2088" style:family="text">
      <style:text-properties fo:font-style="italic" officeooo:rsid="02439008" style:font-style-asian="italic" style:font-style-complex="italic"/>
    </style:style>
    <style:style style:name="T2089" style:family="text">
      <style:text-properties fo:font-style="italic" officeooo:rsid="025e50f8" style:font-style-asian="italic" style:font-style-complex="italic"/>
    </style:style>
    <style:style style:name="T2090" style:family="text">
      <style:text-properties fo:font-style="italic" officeooo:rsid="025fe23d" style:font-style-asian="italic" style:font-style-complex="italic"/>
    </style:style>
    <style:style style:name="T2091" style:family="text">
      <style:text-properties fo:font-style="italic" officeooo:rsid="026291dd" style:font-style-asian="italic" style:font-style-complex="italic"/>
    </style:style>
    <style:style style:name="T2092" style:family="text">
      <style:text-properties fo:font-style="italic" officeooo:rsid="02648d3b" style:font-style-asian="italic" style:font-style-complex="italic"/>
    </style:style>
    <style:style style:name="T2093" style:family="text">
      <style:text-properties fo:font-style="italic" officeooo:rsid="0265bb5e" style:font-style-asian="italic" style:font-style-complex="italic"/>
    </style:style>
    <style:style style:name="T2094" style:family="text">
      <style:text-properties fo:font-style="italic" officeooo:rsid="0269297d" style:font-style-asian="italic" style:font-style-complex="italic"/>
    </style:style>
    <style:style style:name="T2095" style:family="text">
      <style:text-properties fo:font-style="italic" officeooo:rsid="02771663" style:font-style-asian="italic" style:font-style-complex="italic"/>
    </style:style>
    <style:style style:name="T2096" style:family="text">
      <style:text-properties fo:font-style="italic" officeooo:rsid="0279ad5e" style:font-style-asian="italic" style:font-style-complex="italic"/>
    </style:style>
    <style:style style:name="T2097" style:family="text">
      <style:text-properties fo:font-style="italic" officeooo:rsid="027e467c" style:font-style-asian="italic" style:font-style-complex="italic"/>
    </style:style>
    <style:style style:name="T2098" style:family="text">
      <style:text-properties fo:font-style="italic" officeooo:rsid="028102bb" style:font-style-asian="italic" style:font-style-complex="italic"/>
    </style:style>
    <style:style style:name="T2099" style:family="text">
      <style:text-properties fo:font-style="italic" officeooo:rsid="0281d738" style:font-style-asian="italic" style:font-style-complex="italic"/>
    </style:style>
    <style:style style:name="T2100" style:family="text">
      <style:text-properties fo:font-style="italic" officeooo:rsid="028503dd" style:font-style-asian="italic" style:font-style-complex="italic"/>
    </style:style>
    <style:style style:name="T2101" style:family="text">
      <style:text-properties fo:font-style="italic" officeooo:rsid="029bca05" style:font-style-asian="italic" style:font-style-complex="italic"/>
    </style:style>
    <style:style style:name="T2102" style:family="text">
      <style:text-properties fo:font-style="italic" officeooo:rsid="029f899e" style:font-style-asian="italic" style:font-style-complex="italic"/>
    </style:style>
    <style:style style:name="T2103" style:family="text">
      <style:text-properties fo:font-style="italic" officeooo:rsid="02a15033" style:font-style-asian="italic" style:font-style-complex="italic"/>
    </style:style>
    <style:style style:name="T2104" style:family="text">
      <style:text-properties fo:font-style="italic" officeooo:rsid="02a26238" style:font-style-asian="italic" style:font-style-complex="italic"/>
    </style:style>
    <style:style style:name="T2105" style:family="text">
      <style:text-properties fo:font-style="italic" officeooo:rsid="02a40a00" style:font-style-asian="italic" style:font-style-complex="italic"/>
    </style:style>
    <style:style style:name="T2106" style:family="text">
      <style:text-properties fo:font-style="italic" officeooo:rsid="02a52301" style:font-style-asian="italic" style:font-style-complex="italic"/>
    </style:style>
    <style:style style:name="T2107" style:family="text">
      <style:text-properties fo:font-style="italic" officeooo:rsid="02a52952" style:font-style-asian="italic" style:font-style-complex="italic"/>
    </style:style>
    <style:style style:name="T2108" style:family="text">
      <style:text-properties fo:font-style="italic" officeooo:rsid="02a620f9" style:font-style-asian="italic" style:font-style-complex="italic"/>
    </style:style>
    <style:style style:name="T2109" style:family="text">
      <style:text-properties fo:font-style="italic" officeooo:rsid="02a6f1fa" style:font-style-asian="italic" style:font-style-complex="italic"/>
    </style:style>
    <style:style style:name="T2110" style:family="text">
      <style:text-properties fo:font-style="italic" officeooo:rsid="02aa378f" style:font-style-asian="italic" style:font-style-complex="italic"/>
    </style:style>
    <style:style style:name="T2111" style:family="text">
      <style:text-properties fo:font-style="italic" officeooo:rsid="02ae27db" style:font-style-asian="italic" style:font-style-complex="italic"/>
    </style:style>
    <style:style style:name="T2112" style:family="text">
      <style:text-properties fo:font-style="italic" officeooo:rsid="02ae4ba3" style:font-style-asian="italic" style:font-style-complex="italic"/>
    </style:style>
    <style:style style:name="T2113" style:family="text">
      <style:text-properties fo:font-style="italic" officeooo:rsid="02aeceda" style:font-style-asian="italic" style:font-style-complex="italic"/>
    </style:style>
    <style:style style:name="T2114" style:family="text">
      <style:text-properties fo:font-style="italic" officeooo:rsid="02af0fb1" style:font-style-asian="italic" style:font-style-complex="italic"/>
    </style:style>
    <style:style style:name="T2115" style:family="text">
      <style:text-properties fo:font-style="italic" officeooo:rsid="02baf64c" style:font-style-asian="italic" style:font-style-complex="italic"/>
    </style:style>
    <style:style style:name="T2116" style:family="text">
      <style:text-properties fo:font-style="italic" officeooo:rsid="02bbbaad" style:font-style-asian="italic" style:font-style-complex="italic"/>
    </style:style>
    <style:style style:name="T2117" style:family="text">
      <style:text-properties fo:font-style="italic" officeooo:rsid="02c057ec" style:font-style-asian="italic" style:font-style-complex="italic"/>
    </style:style>
    <style:style style:name="T2118" style:family="text">
      <style:text-properties fo:font-style="italic" officeooo:rsid="02c1fb63" style:font-style-asian="italic" style:font-style-complex="italic"/>
    </style:style>
    <style:style style:name="T2119" style:family="text">
      <style:text-properties fo:font-style="italic" officeooo:rsid="02c3a035" style:font-style-asian="italic" style:font-style-complex="italic"/>
    </style:style>
    <style:style style:name="T2120" style:family="text">
      <style:text-properties fo:font-style="italic" officeooo:rsid="02c64014" style:font-style-asian="italic" style:font-style-complex="italic"/>
    </style:style>
    <style:style style:name="T2121" style:family="text">
      <style:text-properties fo:font-style="italic" officeooo:rsid="02c7d278" style:font-style-asian="italic" style:font-style-complex="italic"/>
    </style:style>
    <style:style style:name="T2122" style:family="text">
      <style:text-properties fo:font-style="italic" officeooo:rsid="02c9e37b" style:font-style-asian="italic" style:font-style-complex="italic"/>
    </style:style>
    <style:style style:name="T2123" style:family="text">
      <style:text-properties fo:font-style="italic" officeooo:rsid="02cc9b28" style:font-style-asian="italic" style:font-style-complex="italic"/>
    </style:style>
    <style:style style:name="T2124" style:family="text">
      <style:text-properties fo:font-style="italic" officeooo:rsid="02de864f" style:font-style-asian="italic" style:font-style-complex="italic"/>
    </style:style>
    <style:style style:name="T2125" style:family="text">
      <style:text-properties fo:font-style="italic" officeooo:rsid="02e329bb" style:font-style-asian="italic" style:font-style-complex="italic"/>
    </style:style>
    <style:style style:name="T2126" style:family="text">
      <style:text-properties fo:font-style="italic" officeooo:rsid="02e37eac" style:font-style-asian="italic" style:font-style-complex="italic"/>
    </style:style>
    <style:style style:name="T2127" style:family="text">
      <style:text-properties fo:font-style="italic" officeooo:rsid="02e3c5fe" style:font-style-asian="italic" style:font-style-complex="italic"/>
    </style:style>
    <style:style style:name="T2128" style:family="text">
      <style:text-properties fo:font-style="italic" officeooo:rsid="02e582fc" style:font-style-asian="italic" style:font-style-complex="italic"/>
    </style:style>
    <style:style style:name="T2129" style:family="text">
      <style:text-properties fo:font-style="italic" officeooo:rsid="02e823c3" style:font-style-asian="italic" style:font-style-complex="italic"/>
    </style:style>
    <style:style style:name="T2130" style:family="text">
      <style:text-properties fo:font-style="italic" officeooo:rsid="02f38870" style:font-style-asian="italic" style:font-style-complex="italic"/>
    </style:style>
    <style:style style:name="T2131" style:family="text">
      <style:text-properties fo:font-style="italic" officeooo:rsid="02f8039f" style:font-style-asian="italic" style:font-style-complex="italic"/>
    </style:style>
    <style:style style:name="T2132" style:family="text">
      <style:text-properties fo:font-style="italic" officeooo:rsid="0303f948" style:font-style-asian="italic" style:font-style-complex="italic"/>
    </style:style>
    <style:style style:name="T2133" style:family="text">
      <style:text-properties fo:font-style="italic" officeooo:rsid="03084e2b" style:font-style-asian="italic" style:font-style-complex="italic"/>
    </style:style>
    <style:style style:name="T2134" style:family="text">
      <style:text-properties fo:font-style="italic" officeooo:rsid="03087868" style:font-style-asian="italic" style:font-style-complex="italic"/>
    </style:style>
    <style:style style:name="T2135" style:family="text">
      <style:text-properties fo:font-style="italic" officeooo:rsid="03133987" style:font-style-asian="italic" style:font-style-complex="italic"/>
    </style:style>
    <style:style style:name="T2136" style:family="text">
      <style:text-properties fo:font-style="italic" officeooo:rsid="0315b240" style:font-style-asian="italic" style:font-style-complex="italic"/>
    </style:style>
    <style:style style:name="T2137" style:family="text">
      <style:text-properties fo:font-style="italic" officeooo:rsid="0316ca05" style:font-style-asian="italic" style:font-style-complex="italic"/>
    </style:style>
    <style:style style:name="T2138" style:family="text">
      <style:text-properties fo:font-style="italic" officeooo:rsid="0324441b" style:font-style-asian="italic" style:font-style-complex="italic"/>
    </style:style>
    <style:style style:name="T2139" style:family="text">
      <style:text-properties fo:font-style="italic" officeooo:rsid="0326d770" style:font-style-asian="italic" style:font-style-complex="italic"/>
    </style:style>
    <style:style style:name="T2140" style:family="text">
      <style:text-properties fo:font-style="italic" officeooo:rsid="0329391f" style:font-style-asian="italic" style:font-style-complex="italic"/>
    </style:style>
    <style:style style:name="T2141" style:family="text">
      <style:text-properties fo:font-style="italic" officeooo:rsid="033049ec" style:font-style-asian="italic" style:font-style-complex="italic"/>
    </style:style>
    <style:style style:name="T2142" style:family="text">
      <style:text-properties fo:font-style="italic" officeooo:rsid="033728cd" style:font-style-asian="italic" style:font-style-complex="italic"/>
    </style:style>
    <style:style style:name="T2143" style:family="text">
      <style:text-properties fo:font-style="italic" officeooo:rsid="033bcb05" style:font-style-asian="italic" style:font-style-complex="italic"/>
    </style:style>
    <style:style style:name="T2144" style:family="text">
      <style:text-properties fo:font-style="italic" officeooo:rsid="033d776d" style:font-style-asian="italic" style:font-style-complex="italic"/>
    </style:style>
    <style:style style:name="T2145" style:family="text">
      <style:text-properties fo:font-style="italic" officeooo:rsid="034dd9ca" style:font-style-asian="italic" style:font-style-complex="italic"/>
    </style:style>
    <style:style style:name="T2146" style:family="text">
      <style:text-properties fo:font-style="italic" officeooo:rsid="034e9be0" style:font-style-asian="italic" style:font-style-complex="italic"/>
    </style:style>
    <style:style style:name="T2147" style:family="text">
      <style:text-properties fo:font-style="italic" officeooo:rsid="035819b5" style:font-style-asian="italic" style:font-style-complex="italic"/>
    </style:style>
    <style:style style:name="T2148" style:family="text">
      <style:text-properties fo:font-style="italic" officeooo:rsid="03674346" style:font-style-asian="italic" style:font-style-complex="italic"/>
    </style:style>
    <style:style style:name="T2149" style:family="text">
      <style:text-properties fo:font-style="italic" officeooo:rsid="036d4b1c" style:font-style-asian="italic" style:font-style-complex="italic"/>
    </style:style>
    <style:style style:name="T2150" style:family="text">
      <style:text-properties fo:font-style="italic" officeooo:rsid="0370c7bf" style:font-style-asian="italic" style:font-style-complex="italic"/>
    </style:style>
    <style:style style:name="T2151" style:family="text">
      <style:text-properties fo:font-style="italic" officeooo:rsid="037160f4" style:font-style-asian="italic" style:font-style-complex="italic"/>
    </style:style>
    <style:style style:name="T2152" style:family="text">
      <style:text-properties fo:font-style="italic" officeooo:rsid="037588cb" style:font-style-asian="italic" style:font-style-complex="italic"/>
    </style:style>
    <style:style style:name="T2153" style:family="text">
      <style:text-properties fo:font-style="italic" officeooo:rsid="037c33b9" style:font-style-asian="italic" style:font-style-complex="italic"/>
    </style:style>
    <style:style style:name="T2154" style:family="text">
      <style:text-properties fo:font-style="italic" officeooo:rsid="037e177b" style:font-style-asian="italic" style:font-style-complex="italic"/>
    </style:style>
    <style:style style:name="T2155" style:family="text">
      <style:text-properties fo:font-style="italic" officeooo:rsid="037f6ae6" style:font-style-asian="italic" style:font-style-complex="italic"/>
    </style:style>
    <style:style style:name="T2156" style:family="text">
      <style:text-properties fo:font-style="italic" officeooo:rsid="037ffeb2" style:font-style-asian="italic" style:font-style-complex="italic"/>
    </style:style>
    <style:style style:name="T2157" style:family="text">
      <style:text-properties fo:font-style="italic" officeooo:rsid="03815520" style:font-style-asian="italic" style:font-style-complex="italic"/>
    </style:style>
    <style:style style:name="T2158" style:family="text">
      <style:text-properties fo:font-style="italic" officeooo:rsid="03b48ae0" style:font-style-asian="italic" style:font-style-complex="italic"/>
    </style:style>
    <style:style style:name="T2159" style:family="text">
      <style:text-properties fo:font-style="italic" officeooo:rsid="03b9a8b2" style:font-style-asian="italic" style:font-style-complex="italic"/>
    </style:style>
    <style:style style:name="T2160" style:family="text">
      <style:text-properties fo:font-style="italic" officeooo:rsid="03bd73fe" style:font-style-asian="italic" style:font-style-complex="italic"/>
    </style:style>
    <style:style style:name="T2161" style:family="text">
      <style:text-properties fo:font-style="italic" officeooo:rsid="03c42064" style:font-style-asian="italic" style:font-style-complex="italic"/>
    </style:style>
    <style:style style:name="T2162" style:family="text">
      <style:text-properties fo:font-style="italic" officeooo:rsid="03c5ffee" style:font-style-asian="italic" style:font-style-complex="italic"/>
    </style:style>
    <style:style style:name="T2163" style:family="text">
      <style:text-properties fo:font-style="italic" officeooo:rsid="03c64f02" style:font-style-asian="italic" style:font-style-complex="italic"/>
    </style:style>
    <style:style style:name="T2164" style:family="text">
      <style:text-properties fo:font-style="italic" officeooo:rsid="03ca7127" style:font-style-asian="italic" style:font-style-complex="italic"/>
    </style:style>
    <style:style style:name="T2165" style:family="text">
      <style:text-properties fo:font-style="italic" officeooo:rsid="03caad91" style:font-style-asian="italic" style:font-style-complex="italic"/>
    </style:style>
    <style:style style:name="T2166" style:family="text">
      <style:text-properties fo:font-style="italic" officeooo:rsid="03cb561c" style:font-style-asian="italic" style:font-style-complex="italic"/>
    </style:style>
    <style:style style:name="T2167" style:family="text">
      <style:text-properties fo:font-style="italic" officeooo:rsid="03ce37a3" style:font-style-asian="italic" style:font-style-complex="italic"/>
    </style:style>
    <style:style style:name="T2168" style:family="text">
      <style:text-properties fo:font-style="italic" officeooo:rsid="03d1e433" style:font-style-asian="italic" style:font-style-complex="italic"/>
    </style:style>
    <style:style style:name="T2169" style:family="text">
      <style:text-properties fo:font-style="italic" officeooo:rsid="03d3be30" style:font-style-asian="italic" style:font-style-complex="italic"/>
    </style:style>
    <style:style style:name="T2170" style:family="text">
      <style:text-properties fo:font-style="italic" officeooo:rsid="03d63482" style:font-style-asian="italic" style:font-style-complex="italic"/>
    </style:style>
    <style:style style:name="T2171" style:family="text">
      <style:text-properties fo:font-style="italic" officeooo:rsid="03d7e5f5" style:font-style-asian="italic" style:font-style-complex="italic"/>
    </style:style>
    <style:style style:name="T2172" style:family="text">
      <style:text-properties fo:font-style="italic" officeooo:rsid="03de3618" style:font-style-asian="italic" style:font-style-complex="italic"/>
    </style:style>
    <style:style style:name="T2173" style:family="text">
      <style:text-properties fo:font-style="italic" officeooo:rsid="03dfbd07" style:font-style-asian="italic" style:font-style-complex="italic"/>
    </style:style>
    <style:style style:name="T2174" style:family="text">
      <style:text-properties fo:font-style="italic" officeooo:rsid="03dfdbe3" style:font-style-asian="italic" style:font-style-complex="italic"/>
    </style:style>
    <style:style style:name="T2175" style:family="text">
      <style:text-properties fo:font-style="italic" officeooo:rsid="03e11e8b" style:font-style-asian="italic" style:font-style-complex="italic"/>
    </style:style>
    <style:style style:name="T2176" style:family="text">
      <style:text-properties fo:font-style="italic" officeooo:rsid="03e2ea78" style:font-style-asian="italic" style:font-style-complex="italic"/>
    </style:style>
    <style:style style:name="T2177" style:family="text">
      <style:text-properties fo:font-style="italic" officeooo:rsid="03e42307" style:font-style-asian="italic" style:font-style-complex="italic"/>
    </style:style>
    <style:style style:name="T2178" style:family="text">
      <style:text-properties fo:font-style="italic" officeooo:rsid="03e99e56" style:font-style-asian="italic" style:font-style-complex="italic"/>
    </style:style>
    <style:style style:name="T2179" style:family="text">
      <style:text-properties fo:font-style="italic" officeooo:rsid="03ea7391" style:font-style-asian="italic" style:font-style-complex="italic"/>
    </style:style>
    <style:style style:name="T2180" style:family="text">
      <style:text-properties fo:font-style="italic" officeooo:rsid="03f05f41" style:font-style-asian="italic" style:font-style-complex="italic"/>
    </style:style>
    <style:style style:name="T2181" style:family="text">
      <style:text-properties fo:font-style="italic" officeooo:rsid="03f24ffa" style:font-style-asian="italic" style:font-style-complex="italic"/>
    </style:style>
    <style:style style:name="T2182" style:family="text">
      <style:text-properties fo:font-style="italic" officeooo:rsid="03f5408f" style:font-style-asian="italic" style:font-style-complex="italic"/>
    </style:style>
    <style:style style:name="T2183" style:family="text">
      <style:text-properties fo:font-style="italic" officeooo:rsid="03f6ffa3" style:font-style-asian="italic" style:font-style-complex="italic"/>
    </style:style>
    <style:style style:name="T2184" style:family="text">
      <style:text-properties fo:font-style="italic" officeooo:rsid="03f96aa6" style:font-style-asian="italic" style:font-style-complex="italic"/>
    </style:style>
    <style:style style:name="T2185" style:family="text">
      <style:text-properties fo:font-style="italic" officeooo:rsid="03f97627" style:font-style-asian="italic" style:font-style-complex="italic"/>
    </style:style>
    <style:style style:name="T2186" style:family="text">
      <style:text-properties fo:font-style="italic" officeooo:rsid="03f9ce8a" style:font-style-asian="italic" style:font-style-complex="italic"/>
    </style:style>
    <style:style style:name="T2187" style:family="text">
      <style:text-properties fo:font-style="italic" officeooo:rsid="03faab2b" style:font-style-asian="italic" style:font-style-complex="italic"/>
    </style:style>
    <style:style style:name="T2188" style:family="text">
      <style:text-properties fo:font-style="italic" officeooo:rsid="03fb1fa1" style:font-style-asian="italic" style:font-style-complex="italic"/>
    </style:style>
    <style:style style:name="T2189" style:family="text">
      <style:text-properties fo:font-style="italic" officeooo:rsid="0400ef13" style:font-style-asian="italic" style:font-style-complex="italic"/>
    </style:style>
    <style:style style:name="T2190" style:family="text">
      <style:text-properties fo:font-style="italic" officeooo:rsid="040391ac" style:font-style-asian="italic" style:font-style-complex="italic"/>
    </style:style>
    <style:style style:name="T2191" style:family="text">
      <style:text-properties fo:font-style="italic" officeooo:rsid="04049903" style:font-style-asian="italic" style:font-style-complex="italic"/>
    </style:style>
    <style:style style:name="T2192" style:family="text">
      <style:text-properties fo:font-style="italic" officeooo:rsid="0407df1b" style:font-style-asian="italic" style:font-style-complex="italic"/>
    </style:style>
    <style:style style:name="T2193" style:family="text">
      <style:text-properties fo:font-style="italic" officeooo:rsid="040990d5" style:font-style-asian="italic" style:font-style-complex="italic"/>
    </style:style>
    <style:style style:name="T2194" style:family="text">
      <style:text-properties fo:font-style="italic" officeooo:rsid="040a7ad4" style:font-style-asian="italic" style:font-style-complex="italic"/>
    </style:style>
    <style:style style:name="T2195" style:family="text">
      <style:text-properties fo:font-style="italic" officeooo:rsid="040d7e6b" style:font-style-asian="italic" style:font-style-complex="italic"/>
    </style:style>
    <style:style style:name="T2196" style:family="text">
      <style:text-properties fo:font-style="italic" officeooo:rsid="040e4962" style:font-style-asian="italic" style:font-style-complex="italic"/>
    </style:style>
    <style:style style:name="T2197" style:family="text">
      <style:text-properties fo:font-style="italic" officeooo:rsid="0410ab3c" style:font-style-asian="italic" style:font-style-complex="italic"/>
    </style:style>
    <style:style style:name="T2198" style:family="text">
      <style:text-properties fo:font-style="italic" officeooo:rsid="0413ad03" style:font-style-asian="italic" style:font-style-complex="italic"/>
    </style:style>
    <style:style style:name="T2199" style:family="text">
      <style:text-properties fo:font-style="italic" officeooo:rsid="0418782d" style:font-style-asian="italic" style:font-style-complex="italic"/>
    </style:style>
    <style:style style:name="T2200" style:family="text">
      <style:text-properties fo:font-style="italic" officeooo:rsid="041952bb" style:font-style-asian="italic" style:font-style-complex="italic"/>
    </style:style>
    <style:style style:name="T2201" style:family="text">
      <style:text-properties fo:font-style="italic" officeooo:rsid="041b11be" style:font-style-asian="italic" style:font-style-complex="italic"/>
    </style:style>
    <style:style style:name="T2202" style:family="text">
      <style:text-properties fo:font-style="italic" officeooo:rsid="041caa4c" style:font-style-asian="italic" style:font-style-complex="italic"/>
    </style:style>
    <style:style style:name="T2203" style:family="text">
      <style:text-properties fo:font-style="italic" officeooo:rsid="041f1e6d" style:font-style-asian="italic" style:font-style-complex="italic"/>
    </style:style>
    <style:style style:name="T2204" style:family="text">
      <style:text-properties fo:font-style="italic" officeooo:rsid="04209c87" style:font-style-asian="italic" style:font-style-complex="italic"/>
    </style:style>
    <style:style style:name="T2205" style:family="text">
      <style:text-properties fo:font-style="italic" officeooo:rsid="04216ca4" style:font-style-asian="italic" style:font-style-complex="italic"/>
    </style:style>
    <style:style style:name="T2206" style:family="text">
      <style:text-properties fo:font-style="italic" officeooo:rsid="0427c727" style:font-style-asian="italic" style:font-style-complex="italic"/>
    </style:style>
    <style:style style:name="T2207" style:family="text">
      <style:text-properties fo:font-style="italic" officeooo:rsid="042b012a" style:font-style-asian="italic" style:font-style-complex="italic"/>
    </style:style>
    <style:style style:name="T2208" style:family="text">
      <style:text-properties fo:font-style="italic" officeooo:rsid="042d145d" style:font-style-asian="italic" style:font-style-complex="italic"/>
    </style:style>
    <style:style style:name="T2209" style:family="text">
      <style:text-properties fo:font-style="italic" officeooo:rsid="042ea266" style:font-style-asian="italic" style:font-style-complex="italic"/>
    </style:style>
    <style:style style:name="T2210" style:family="text">
      <style:text-properties fo:font-style="italic" officeooo:rsid="04518fbb" style:font-style-asian="italic" style:font-style-complex="italic"/>
    </style:style>
    <style:style style:name="T2211" style:family="text">
      <style:text-properties fo:font-style="italic" officeooo:rsid="04537127" style:font-style-asian="italic" style:font-style-complex="italic"/>
    </style:style>
    <style:style style:name="T2212" style:family="text">
      <style:text-properties fo:font-style="italic" officeooo:rsid="04563551" style:font-style-asian="italic" style:font-style-complex="italic"/>
    </style:style>
    <style:style style:name="T2213" style:family="text">
      <style:text-properties fo:font-style="italic" officeooo:rsid="04651517" style:font-style-asian="italic" style:font-style-complex="italic"/>
    </style:style>
    <style:style style:name="T2214" style:family="text">
      <style:text-properties fo:font-style="italic" officeooo:rsid="0465e06d" style:font-style-asian="italic" style:font-style-complex="italic"/>
    </style:style>
    <style:style style:name="T2215" style:family="text">
      <style:text-properties fo:font-style="italic" officeooo:rsid="0467d5e9" style:font-style-asian="italic" style:font-style-complex="italic"/>
    </style:style>
    <style:style style:name="T2216" style:family="text">
      <style:text-properties fo:font-style="italic" officeooo:rsid="04859c2e" style:font-style-asian="italic" style:font-style-complex="italic"/>
    </style:style>
    <style:style style:name="T2217" style:family="text">
      <style:text-properties fo:font-style="italic" officeooo:rsid="048b072b" style:font-style-asian="italic" style:font-style-complex="italic"/>
    </style:style>
    <style:style style:name="T2218" style:family="text">
      <style:text-properties fo:font-style="italic" officeooo:rsid="048c320e" style:font-style-asian="italic" style:font-style-complex="italic"/>
    </style:style>
    <style:style style:name="T2219" style:family="text">
      <style:text-properties fo:font-style="italic" officeooo:rsid="048f3e72" style:font-style-asian="italic" style:font-style-complex="italic"/>
    </style:style>
    <style:style style:name="T2220" style:family="text">
      <style:text-properties fo:font-style="italic" officeooo:rsid="0491a489" style:font-style-asian="italic" style:font-style-complex="italic"/>
    </style:style>
    <style:style style:name="T2221" style:family="text">
      <style:text-properties fo:font-style="italic" officeooo:rsid="04953643" style:font-style-asian="italic" style:font-style-complex="italic"/>
    </style:style>
    <style:style style:name="T2222" style:family="text">
      <style:text-properties fo:font-style="italic" officeooo:rsid="049dbc5b" style:font-style-asian="italic" style:font-style-complex="italic"/>
    </style:style>
    <style:style style:name="T2223" style:family="text">
      <style:text-properties fo:font-style="italic" officeooo:rsid="049ea964" style:font-style-asian="italic" style:font-style-complex="italic"/>
    </style:style>
    <style:style style:name="T2224" style:family="text">
      <style:text-properties fo:font-style="italic" officeooo:rsid="04a20c9e" style:font-style-asian="italic" style:font-style-complex="italic"/>
    </style:style>
    <style:style style:name="T2225" style:family="text">
      <style:text-properties fo:font-style="italic" officeooo:rsid="04a4ae7c" style:font-style-asian="italic" style:font-style-complex="italic"/>
    </style:style>
    <style:style style:name="T2226" style:family="text">
      <style:text-properties fo:font-style="italic" officeooo:rsid="04a60dfc" style:font-style-asian="italic" style:font-style-complex="italic"/>
    </style:style>
    <style:style style:name="T2227" style:family="text">
      <style:text-properties fo:font-style="italic" officeooo:rsid="04adbe5a" style:font-style-asian="italic" style:font-style-complex="italic"/>
    </style:style>
    <style:style style:name="T2228" style:family="text">
      <style:text-properties fo:font-style="italic" officeooo:rsid="04b8436b" style:font-style-asian="italic" style:font-style-complex="italic"/>
    </style:style>
    <style:style style:name="T2229" style:family="text">
      <style:text-properties fo:font-style="italic" officeooo:rsid="04bb0ee0" style:font-style-asian="italic" style:font-style-complex="italic"/>
    </style:style>
    <style:style style:name="T2230" style:family="text">
      <style:text-properties fo:font-style="italic" officeooo:rsid="04c1087c" style:font-style-asian="italic" style:font-style-complex="italic"/>
    </style:style>
    <style:style style:name="T2231" style:family="text">
      <style:text-properties fo:font-style="italic" officeooo:rsid="04c1ad38" style:font-style-asian="italic" style:font-style-complex="italic"/>
    </style:style>
    <style:style style:name="T2232" style:family="text">
      <style:text-properties fo:font-style="italic" officeooo:rsid="04c64882" style:font-style-asian="italic" style:font-style-complex="italic"/>
    </style:style>
    <style:style style:name="T2233" style:family="text">
      <style:text-properties fo:font-style="italic" officeooo:rsid="04ca276a" style:font-style-asian="italic" style:font-style-complex="italic"/>
    </style:style>
    <style:style style:name="T2234" style:family="text">
      <style:text-properties fo:font-style="italic" officeooo:rsid="04ca8c27" style:font-style-asian="italic" style:font-style-complex="italic"/>
    </style:style>
    <style:style style:name="T2235" style:family="text">
      <style:text-properties fo:font-style="italic" officeooo:rsid="04cfc012" style:font-style-asian="italic" style:font-style-complex="italic"/>
    </style:style>
    <style:style style:name="T2236" style:family="text">
      <style:text-properties fo:font-style="italic" officeooo:rsid="04d8cbe6" style:font-style-asian="italic" style:font-style-complex="italic"/>
    </style:style>
    <style:style style:name="T2237" style:family="text">
      <style:text-properties fo:font-style="italic" officeooo:rsid="04deb270" style:font-style-asian="italic" style:font-style-complex="italic"/>
    </style:style>
    <style:style style:name="T2238" style:family="text">
      <style:text-properties fo:font-style="italic" officeooo:rsid="04e4814a" style:font-style-asian="italic" style:font-style-complex="italic"/>
    </style:style>
    <style:style style:name="T2239" style:family="text">
      <style:text-properties fo:font-style="italic" officeooo:rsid="04e67e71" style:font-style-asian="italic" style:font-style-complex="italic"/>
    </style:style>
    <style:style style:name="T2240" style:family="text">
      <style:text-properties fo:font-style="italic" officeooo:rsid="04ec6bb4" style:font-style-asian="italic" style:font-style-complex="italic"/>
    </style:style>
    <style:style style:name="T2241" style:family="text">
      <style:text-properties fo:font-style="italic" officeooo:rsid="04ee5478" style:font-style-asian="italic" style:font-style-complex="italic"/>
    </style:style>
    <style:style style:name="T2242" style:family="text">
      <style:text-properties fo:font-style="italic" officeooo:rsid="04f6e2ea" style:font-style-asian="italic" style:font-style-complex="italic"/>
    </style:style>
    <style:style style:name="T2243" style:family="text">
      <style:text-properties fo:font-style="italic" officeooo:rsid="0501b9d4" style:font-style-asian="italic" style:font-style-complex="italic"/>
    </style:style>
    <style:style style:name="T2244" style:family="text">
      <style:text-properties fo:font-style="italic" officeooo:rsid="0505c1cc" style:font-style-asian="italic" style:font-style-complex="italic"/>
    </style:style>
    <style:style style:name="T2245" style:family="text">
      <style:text-properties fo:font-style="italic" officeooo:rsid="050acb11" style:font-style-asian="italic" style:font-style-complex="italic"/>
    </style:style>
    <style:style style:name="T2246" style:family="text">
      <style:text-properties fo:font-style="italic" officeooo:rsid="051380fc" style:font-style-asian="italic" style:font-style-complex="italic"/>
    </style:style>
    <style:style style:name="T2247" style:family="text">
      <style:text-properties fo:font-style="italic" officeooo:rsid="051c1910" style:font-style-asian="italic" style:font-style-complex="italic"/>
    </style:style>
    <style:style style:name="T2248" style:family="text">
      <style:text-properties fo:font-style="italic" officeooo:rsid="051ee45c" style:font-style-asian="italic" style:font-style-complex="italic"/>
    </style:style>
    <style:style style:name="T2249" style:family="text">
      <style:text-properties fo:font-style="italic" officeooo:rsid="0521350e" style:font-style-asian="italic" style:font-style-complex="italic"/>
    </style:style>
    <style:style style:name="T2250" style:family="text">
      <style:text-properties fo:font-style="italic" officeooo:rsid="052865b2" style:font-style-asian="italic" style:font-style-complex="italic"/>
    </style:style>
    <style:style style:name="T2251" style:family="text">
      <style:text-properties fo:font-style="italic" officeooo:rsid="0529251a" style:font-style-asian="italic" style:font-style-complex="italic"/>
    </style:style>
    <style:style style:name="T2252" style:family="text">
      <style:text-properties fo:font-style="italic" officeooo:rsid="053d3420" style:font-style-asian="italic" style:font-style-complex="italic"/>
    </style:style>
    <style:style style:name="T2253" style:family="text">
      <style:text-properties fo:font-style="italic" officeooo:rsid="053ef7f5" style:font-style-asian="italic" style:font-style-complex="italic"/>
    </style:style>
    <style:style style:name="T2254" style:family="text">
      <style:text-properties fo:font-style="italic" officeooo:rsid="054885cd" style:font-style-asian="italic" style:font-style-complex="italic"/>
    </style:style>
    <style:style style:name="T2255" style:family="text">
      <style:text-properties fo:font-style="italic" officeooo:rsid="055610db" style:font-style-asian="italic" style:font-style-complex="italic"/>
    </style:style>
    <style:style style:name="T2256" style:family="text">
      <style:text-properties fo:font-style="italic" officeooo:rsid="056a3df6" style:font-style-asian="italic" style:font-style-complex="italic"/>
    </style:style>
    <style:style style:name="T2257" style:family="text">
      <style:text-properties fo:font-style="italic" officeooo:rsid="056fb012" style:font-style-asian="italic" style:font-style-complex="italic"/>
    </style:style>
    <style:style style:name="T2258" style:family="text">
      <style:text-properties fo:font-style="italic" officeooo:rsid="0575e558" style:font-style-asian="italic" style:font-style-complex="italic"/>
    </style:style>
    <style:style style:name="T2259" style:family="text">
      <style:text-properties fo:font-style="italic" officeooo:rsid="0576ba37" style:font-style-asian="italic" style:font-style-complex="italic"/>
    </style:style>
    <style:style style:name="T2260" style:family="text">
      <style:text-properties fo:font-style="italic" officeooo:rsid="0576f668" style:font-style-asian="italic" style:font-style-complex="italic"/>
    </style:style>
    <style:style style:name="T2261" style:family="text">
      <style:text-properties fo:font-style="italic" officeooo:rsid="057b9e87" style:font-style-asian="italic" style:font-style-complex="italic"/>
    </style:style>
    <style:style style:name="T2262" style:family="text">
      <style:text-properties fo:font-style="italic" officeooo:rsid="05818313" style:font-style-asian="italic" style:font-style-complex="italic"/>
    </style:style>
    <style:style style:name="T2263" style:family="text">
      <style:text-properties fo:font-style="italic" officeooo:rsid="0585abaa" style:font-style-asian="italic" style:font-style-complex="italic"/>
    </style:style>
    <style:style style:name="T2264" style:family="text">
      <style:text-properties fo:font-style="italic" officeooo:rsid="058d9374" style:font-style-asian="italic" style:font-style-complex="italic"/>
    </style:style>
    <style:style style:name="T2265" style:family="text">
      <style:text-properties fo:font-style="italic" officeooo:rsid="058ee606" style:font-style-asian="italic" style:font-style-complex="italic"/>
    </style:style>
    <style:style style:name="T2266" style:family="text">
      <style:text-properties fo:font-style="italic" officeooo:rsid="058ff97a" style:font-style-asian="italic" style:font-style-complex="italic"/>
    </style:style>
    <style:style style:name="T2267" style:family="text">
      <style:text-properties fo:font-style="italic" officeooo:rsid="05949b4f" style:font-style-asian="italic" style:font-style-complex="italic"/>
    </style:style>
    <style:style style:name="T2268" style:family="text">
      <style:text-properties fo:font-style="italic" officeooo:rsid="0594c3b1" style:font-style-asian="italic" style:font-style-complex="italic"/>
    </style:style>
    <style:style style:name="T2269" style:family="text">
      <style:text-properties fo:font-style="italic" officeooo:rsid="059dc481" style:font-style-asian="italic" style:font-style-complex="italic"/>
    </style:style>
    <style:style style:name="T2270" style:family="text">
      <style:text-properties fo:font-style="italic" officeooo:rsid="05a62358" style:font-style-asian="italic" style:font-style-complex="italic"/>
    </style:style>
    <style:style style:name="T2271" style:family="text">
      <style:text-properties fo:font-style="italic" officeooo:rsid="05b1e12b" style:font-style-asian="italic" style:font-style-complex="italic"/>
    </style:style>
    <style:style style:name="T2272" style:family="text">
      <style:text-properties fo:font-style="italic" officeooo:rsid="05c59e49" style:font-style-asian="italic" style:font-style-complex="italic"/>
    </style:style>
    <style:style style:name="T2273" style:family="text">
      <style:text-properties fo:font-style="italic" officeooo:rsid="05c8a5e8" style:font-style-asian="italic" style:font-style-complex="italic"/>
    </style:style>
    <style:style style:name="T2274" style:family="text">
      <style:text-properties fo:font-style="italic" officeooo:rsid="05c998af" style:font-style-asian="italic" style:font-style-complex="italic"/>
    </style:style>
    <style:style style:name="T2275" style:family="text">
      <style:text-properties fo:font-style="italic" officeooo:rsid="06172b9d" style:font-style-asian="italic" style:font-style-complex="italic"/>
    </style:style>
    <style:style style:name="T2276" style:family="text">
      <style:text-properties fo:font-style="italic" officeooo:rsid="0618b391" style:font-style-asian="italic" style:font-style-complex="italic"/>
    </style:style>
    <style:style style:name="T2277" style:family="text">
      <style:text-properties fo:font-style="italic" officeooo:rsid="0637ea69" style:font-style-asian="italic" style:font-style-complex="italic"/>
    </style:style>
    <style:style style:name="T2278" style:family="text">
      <style:text-properties fo:font-style="italic" officeooo:rsid="0639b0d4" style:font-style-asian="italic" style:font-style-complex="italic"/>
    </style:style>
    <style:style style:name="T2279" style:family="text">
      <style:text-properties fo:font-style="italic" officeooo:rsid="064218d5" style:font-style-asian="italic" style:font-style-complex="italic"/>
    </style:style>
    <style:style style:name="T2280" style:family="text">
      <style:text-properties fo:font-style="italic" officeooo:rsid="06494156" style:font-style-asian="italic" style:font-style-complex="italic"/>
    </style:style>
    <style:style style:name="T2281" style:family="text">
      <style:text-properties fo:font-style="italic" officeooo:rsid="064a9a93" style:font-style-asian="italic" style:font-style-complex="italic"/>
    </style:style>
    <style:style style:name="T2282" style:family="text">
      <style:text-properties fo:font-style="italic" officeooo:rsid="0668679b" style:font-style-asian="italic" style:font-style-complex="italic"/>
    </style:style>
    <style:style style:name="T2283" style:family="text">
      <style:text-properties fo:font-style="italic" officeooo:rsid="066b1544" style:font-style-asian="italic" style:font-style-complex="italic"/>
    </style:style>
    <style:style style:name="T2284" style:family="text">
      <style:text-properties fo:font-style="italic" officeooo:rsid="066d0fef" style:font-style-asian="italic" style:font-style-complex="italic"/>
    </style:style>
    <style:style style:name="T2285" style:family="text">
      <style:text-properties fo:font-style="italic" officeooo:rsid="06762c99" style:font-style-asian="italic" style:font-style-complex="italic"/>
    </style:style>
    <style:style style:name="T2286" style:family="text">
      <style:text-properties fo:font-style="italic" officeooo:rsid="0677cd71" style:font-style-asian="italic" style:font-style-complex="italic"/>
    </style:style>
    <style:style style:name="T2287" style:family="text">
      <style:text-properties fo:font-style="italic" officeooo:rsid="067959fc" style:font-style-asian="italic" style:font-style-complex="italic"/>
    </style:style>
    <style:style style:name="T2288" style:family="text">
      <style:text-properties fo:font-style="italic" officeooo:rsid="067b217c" style:font-style-asian="italic" style:font-style-complex="italic"/>
    </style:style>
    <style:style style:name="T2289" style:family="text">
      <style:text-properties fo:font-style="italic" officeooo:rsid="06925fbb" style:font-style-asian="italic" style:font-style-complex="italic"/>
    </style:style>
    <style:style style:name="T2290" style:family="text">
      <style:text-properties fo:font-style="italic" officeooo:rsid="069e97ec" style:font-style-asian="italic" style:font-style-complex="italic"/>
    </style:style>
    <style:style style:name="T2291" style:family="text">
      <style:text-properties fo:font-style="italic" officeooo:rsid="06a1ed70" style:font-style-asian="italic" style:font-style-complex="italic"/>
    </style:style>
    <style:style style:name="T2292" style:family="text">
      <style:text-properties fo:font-style="italic" officeooo:rsid="06a69171" style:font-style-asian="italic" style:font-style-complex="italic"/>
    </style:style>
    <style:style style:name="T2293" style:family="text">
      <style:text-properties fo:font-style="italic" officeooo:rsid="06a7e231" style:font-style-asian="italic" style:font-style-complex="italic"/>
    </style:style>
    <style:style style:name="T2294" style:family="text">
      <style:text-properties fo:font-style="italic" officeooo:rsid="06ab2442" style:font-style-asian="italic" style:font-style-complex="italic"/>
    </style:style>
    <style:style style:name="T2295" style:family="text">
      <style:text-properties fo:font-style="italic" officeooo:rsid="06ae9fda" style:font-style-asian="italic" style:font-style-complex="italic"/>
    </style:style>
    <style:style style:name="T2296" style:family="text">
      <style:text-properties fo:font-style="italic" officeooo:rsid="06b4c447" style:font-style-asian="italic" style:font-style-complex="italic"/>
    </style:style>
    <style:style style:name="T2297" style:family="text">
      <style:text-properties fo:font-style="italic" officeooo:rsid="06c215b3" style:font-style-asian="italic" style:font-style-complex="italic"/>
    </style:style>
    <style:style style:name="T2298" style:family="text">
      <style:text-properties fo:font-style="italic" officeooo:rsid="06c27d05" style:font-style-asian="italic" style:font-style-complex="italic"/>
    </style:style>
    <style:style style:name="T2299" style:family="text">
      <style:text-properties fo:font-style="italic" officeooo:rsid="06c3061f" style:font-style-asian="italic" style:font-style-complex="italic"/>
    </style:style>
    <style:style style:name="T2300" style:family="text">
      <style:text-properties fo:font-style="italic" officeooo:rsid="06c3ee19" style:font-style-asian="italic" style:font-style-complex="italic"/>
    </style:style>
    <style:style style:name="T2301" style:family="text">
      <style:text-properties fo:font-style="italic" officeooo:rsid="06c7d8b8" style:font-style-asian="italic" style:font-style-complex="italic"/>
    </style:style>
    <style:style style:name="T2302" style:family="text">
      <style:text-properties fo:font-style="italic" officeooo:rsid="06c818fc" style:font-style-asian="italic" style:font-style-complex="italic"/>
    </style:style>
    <style:style style:name="T2303" style:family="text">
      <style:text-properties fo:font-style="italic" officeooo:rsid="06c91dcd" style:font-style-asian="italic" style:font-style-complex="italic"/>
    </style:style>
    <style:style style:name="T2304" style:family="text">
      <style:text-properties fo:font-style="italic" officeooo:rsid="071c7ed7" style:font-style-asian="italic" style:font-style-complex="italic"/>
    </style:style>
    <style:style style:name="T2305" style:family="text">
      <style:text-properties fo:font-style="italic" officeooo:rsid="072e2a4b" style:font-style-asian="italic" style:font-style-complex="italic"/>
    </style:style>
    <style:style style:name="T2306" style:family="text">
      <style:text-properties fo:font-style="italic" officeooo:rsid="072ee9ea" style:font-style-asian="italic" style:font-style-complex="italic"/>
    </style:style>
    <style:style style:name="T2307" style:family="text">
      <style:text-properties fo:font-style="italic" officeooo:rsid="0730a83b" style:font-style-asian="italic" style:font-style-complex="italic"/>
    </style:style>
    <style:style style:name="T2308" style:family="text">
      <style:text-properties fo:font-style="italic" officeooo:rsid="0734db54" style:font-style-asian="italic" style:font-style-complex="italic"/>
    </style:style>
    <style:style style:name="T2309" style:family="text">
      <style:text-properties fo:font-style="italic" officeooo:rsid="0734e93a" style:font-style-asian="italic" style:font-style-complex="italic"/>
    </style:style>
    <style:style style:name="T2310" style:family="text">
      <style:text-properties fo:font-style="italic" officeooo:rsid="07424f7d" style:font-style-asian="italic" style:font-style-complex="italic"/>
    </style:style>
    <style:style style:name="T2311" style:family="text">
      <style:text-properties fo:font-style="italic" officeooo:rsid="07439d4c" style:font-style-asian="italic" style:font-style-complex="italic"/>
    </style:style>
    <style:style style:name="T2312" style:family="text">
      <style:text-properties fo:font-style="italic" officeooo:rsid="0743be04" style:font-style-asian="italic" style:font-style-complex="italic"/>
    </style:style>
    <style:style style:name="T2313" style:family="text">
      <style:text-properties fo:font-style="italic" officeooo:rsid="07459965" style:font-style-asian="italic" style:font-style-complex="italic"/>
    </style:style>
    <style:style style:name="T2314" style:family="text">
      <style:text-properties fo:font-style="italic" officeooo:rsid="0746ec61" style:font-style-asian="italic" style:font-style-complex="italic"/>
    </style:style>
    <style:style style:name="T2315" style:family="text">
      <style:text-properties fo:font-style="italic" officeooo:rsid="074778a8" style:font-style-asian="italic" style:font-style-complex="italic"/>
    </style:style>
    <style:style style:name="T2316" style:family="text">
      <style:text-properties fo:font-style="italic" officeooo:rsid="074840b1" style:font-style-asian="italic" style:font-style-complex="italic"/>
    </style:style>
    <style:style style:name="T2317" style:family="text">
      <style:text-properties fo:font-style="italic" officeooo:rsid="0749b729" style:font-style-asian="italic" style:font-style-complex="italic"/>
    </style:style>
    <style:style style:name="T2318" style:family="text">
      <style:text-properties fo:font-style="italic" officeooo:rsid="075805d5" style:font-style-asian="italic" style:font-style-complex="italic"/>
    </style:style>
    <style:style style:name="T2319" style:family="text">
      <style:text-properties fo:font-style="italic" officeooo:rsid="0759a5bf" style:font-style-asian="italic" style:font-style-complex="italic"/>
    </style:style>
    <style:style style:name="T2320" style:family="text">
      <style:text-properties fo:font-style="italic" officeooo:rsid="075c172a" style:font-style-asian="italic" style:font-style-complex="italic"/>
    </style:style>
    <style:style style:name="T2321" style:family="text">
      <style:text-properties fo:font-style="italic" officeooo:rsid="075d841d" style:font-style-asian="italic" style:font-style-complex="italic"/>
    </style:style>
    <style:style style:name="T2322" style:family="text">
      <style:text-properties fo:font-style="italic" officeooo:rsid="0760e847" style:font-style-asian="italic" style:font-style-complex="italic"/>
    </style:style>
    <style:style style:name="T2323" style:family="text">
      <style:text-properties fo:font-style="italic" officeooo:rsid="076bfdac" style:font-style-asian="italic" style:font-style-complex="italic"/>
    </style:style>
    <style:style style:name="T2324" style:family="text">
      <style:text-properties fo:font-style="italic" officeooo:rsid="077bf642" style:font-style-asian="italic" style:font-style-complex="italic"/>
    </style:style>
    <style:style style:name="T2325" style:family="text">
      <style:text-properties fo:font-style="italic" officeooo:rsid="077e7e21" style:font-style-asian="italic" style:font-style-complex="italic"/>
    </style:style>
    <style:style style:name="T2326" style:family="text">
      <style:text-properties fo:font-style="italic" officeooo:rsid="0782cc18" style:font-style-asian="italic" style:font-style-complex="italic"/>
    </style:style>
    <style:style style:name="T2327" style:family="text">
      <style:text-properties fo:font-style="italic" officeooo:rsid="0787fa7b" style:font-style-asian="italic" style:font-style-complex="italic"/>
    </style:style>
    <style:style style:name="T2328" style:family="text">
      <style:text-properties fo:font-style="italic" officeooo:rsid="07899a3b" style:font-style-asian="italic" style:font-style-complex="italic"/>
    </style:style>
    <style:style style:name="T2329" style:family="text">
      <style:text-properties fo:font-style="italic" officeooo:rsid="078b7583" style:font-style-asian="italic" style:font-style-complex="italic"/>
    </style:style>
    <style:style style:name="T2330" style:family="text">
      <style:text-properties fo:font-style="italic" officeooo:rsid="07932bff" style:font-style-asian="italic" style:font-style-complex="italic"/>
    </style:style>
    <style:style style:name="T2331" style:family="text">
      <style:text-properties fo:font-style="italic" officeooo:rsid="07970875" style:font-style-asian="italic" style:font-style-complex="italic"/>
    </style:style>
    <style:style style:name="T2332" style:family="text">
      <style:text-properties fo:font-style="italic" officeooo:rsid="0797792f" style:font-style-asian="italic" style:font-style-complex="italic"/>
    </style:style>
    <style:style style:name="T2333" style:family="text">
      <style:text-properties fo:font-style="italic" officeooo:rsid="079b92dc" style:font-style-asian="italic" style:font-style-complex="italic"/>
    </style:style>
    <style:style style:name="T2334" style:family="text">
      <style:text-properties fo:font-style="italic" officeooo:rsid="07a118c5" style:font-style-asian="italic" style:font-style-complex="italic"/>
    </style:style>
    <style:style style:name="T2335" style:family="text">
      <style:text-properties fo:font-style="italic" officeooo:rsid="07a1b410" style:font-style-asian="italic" style:font-style-complex="italic"/>
    </style:style>
    <style:style style:name="T2336" style:family="text">
      <style:text-properties fo:font-style="italic" officeooo:rsid="07a9dc5a" style:font-style-asian="italic" style:font-style-complex="italic"/>
    </style:style>
    <style:style style:name="T2337" style:family="text">
      <style:text-properties fo:font-style="italic" officeooo:rsid="07aa70a6" style:font-style-asian="italic" style:font-style-complex="italic"/>
    </style:style>
    <style:style style:name="T2338" style:family="text">
      <style:text-properties fo:font-style="italic" officeooo:rsid="07af0c38" style:font-style-asian="italic" style:font-style-complex="italic"/>
    </style:style>
    <style:style style:name="T2339" style:family="text">
      <style:text-properties fo:font-style="italic" officeooo:rsid="07b7423b" style:font-style-asian="italic" style:font-style-complex="italic"/>
    </style:style>
    <style:style style:name="T2340" style:family="text">
      <style:text-properties fo:font-style="italic" officeooo:rsid="07b8d91a" style:font-style-asian="italic" style:font-style-complex="italic"/>
    </style:style>
    <style:style style:name="T2341" style:family="text">
      <style:text-properties fo:font-style="italic" officeooo:rsid="078aa54c" style:font-style-asian="italic" style:font-style-complex="italic"/>
    </style:style>
    <style:style style:name="T2342" style:family="text">
      <style:text-properties fo:font-style="italic" officeooo:rsid="07bd56c4" style:font-style-asian="italic" style:font-style-complex="italic"/>
    </style:style>
    <style:style style:name="T2343" style:family="text">
      <style:text-properties fo:font-style="italic" officeooo:rsid="07c080ed" style:font-style-asian="italic" style:font-style-complex="italic"/>
    </style:style>
    <style:style style:name="T2344" style:family="text">
      <style:text-properties fo:font-style="italic" officeooo:rsid="07c25866" style:font-style-asian="italic" style:font-style-complex="italic"/>
    </style:style>
    <style:style style:name="T2345" style:family="text">
      <style:text-properties fo:font-style="italic" officeooo:rsid="07c3ca41" style:font-style-asian="italic" style:font-style-complex="italic"/>
    </style:style>
    <style:style style:name="T2346" style:family="text">
      <style:text-properties fo:font-style="italic" officeooo:rsid="07c3d98b" style:font-style-asian="italic" style:font-style-complex="italic"/>
    </style:style>
    <style:style style:name="T2347" style:family="text">
      <style:text-properties fo:font-style="italic" officeooo:rsid="07d25e9b" style:font-style-asian="italic" style:font-style-complex="italic"/>
    </style:style>
    <style:style style:name="T2348" style:family="text">
      <style:text-properties fo:font-style="italic" officeooo:rsid="07dcfd4e" style:font-style-asian="italic" style:font-style-complex="italic"/>
    </style:style>
    <style:style style:name="T2349" style:family="text">
      <style:text-properties fo:font-style="italic" officeooo:rsid="07de2c8d" style:font-style-asian="italic" style:font-style-complex="italic"/>
    </style:style>
    <style:style style:name="T2350" style:family="text">
      <style:text-properties fo:font-style="italic" officeooo:rsid="07e01ee2" style:font-style-asian="italic" style:font-style-complex="italic"/>
    </style:style>
    <style:style style:name="T2351" style:family="text">
      <style:text-properties fo:font-style="italic" officeooo:rsid="07e9b80b" style:font-style-asian="italic" style:font-style-complex="italic"/>
    </style:style>
    <style:style style:name="T2352" style:family="text">
      <style:text-properties fo:font-style="italic" officeooo:rsid="07f64ed3" style:font-style-asian="italic" style:font-style-complex="italic"/>
    </style:style>
    <style:style style:name="T2353" style:family="text">
      <style:text-properties fo:font-style="italic" officeooo:rsid="07fb3029" style:font-style-asian="italic" style:font-style-complex="italic"/>
    </style:style>
    <style:style style:name="T2354" style:family="text">
      <style:text-properties fo:font-style="italic" officeooo:rsid="08002462" style:font-style-asian="italic" style:font-style-complex="italic"/>
    </style:style>
    <style:style style:name="T2355" style:family="text">
      <style:text-properties fo:font-style="italic" officeooo:rsid="0801727a" style:font-style-asian="italic" style:font-style-complex="italic"/>
    </style:style>
    <style:style style:name="T2356" style:family="text">
      <style:text-properties fo:font-style="italic" officeooo:rsid="08039e76" style:font-style-asian="italic" style:font-style-complex="italic"/>
    </style:style>
    <style:style style:name="T2357" style:family="text">
      <style:text-properties fo:font-style="italic" officeooo:rsid="0807ddba" style:font-style-asian="italic" style:font-style-complex="italic"/>
    </style:style>
    <style:style style:name="T2358" style:family="text">
      <style:text-properties fo:font-style="italic" officeooo:rsid="08092cef" style:font-style-asian="italic" style:font-style-complex="italic"/>
    </style:style>
    <style:style style:name="T2359" style:family="text">
      <style:text-properties fo:font-style="italic" officeooo:rsid="080ba71a" style:font-style-asian="italic" style:font-style-complex="italic"/>
    </style:style>
    <style:style style:name="T2360" style:family="text">
      <style:text-properties fo:font-style="italic" officeooo:rsid="0814226e" style:font-style-asian="italic" style:font-style-complex="italic"/>
    </style:style>
    <style:style style:name="T2361" style:family="text">
      <style:text-properties fo:font-style="italic" officeooo:rsid="0815b1f2" style:font-style-asian="italic" style:font-style-complex="italic"/>
    </style:style>
    <style:style style:name="T2362" style:family="text">
      <style:text-properties fo:font-style="italic" officeooo:rsid="0815d4a3" style:font-style-asian="italic" style:font-style-complex="italic"/>
    </style:style>
    <style:style style:name="T2363" style:family="text">
      <style:text-properties fo:font-style="italic" officeooo:rsid="0816a5a0" style:font-style-asian="italic" style:font-style-complex="italic"/>
    </style:style>
    <style:style style:name="T2364" style:family="text">
      <style:text-properties fo:font-style="italic" officeooo:rsid="08186f39" style:font-style-asian="italic" style:font-style-complex="italic"/>
    </style:style>
    <style:style style:name="T2365" style:family="text">
      <style:text-properties fo:font-style="italic" officeooo:rsid="081b75ab" style:font-style-asian="italic" style:font-style-complex="italic"/>
    </style:style>
    <style:style style:name="T2366" style:family="text">
      <style:text-properties fo:font-style="italic" officeooo:rsid="0822cb60" style:font-style-asian="italic" style:font-style-complex="italic"/>
    </style:style>
    <style:style style:name="T2367" style:family="text">
      <style:text-properties fo:font-style="italic" officeooo:rsid="08231380" style:font-style-asian="italic" style:font-style-complex="italic"/>
    </style:style>
    <style:style style:name="T2368" style:family="text">
      <style:text-properties fo:font-style="italic" officeooo:rsid="0825ac91" style:font-style-asian="italic" style:font-style-complex="italic"/>
    </style:style>
    <style:style style:name="T2369" style:family="text">
      <style:text-properties fo:font-style="italic" officeooo:rsid="0834ff6d" style:font-style-asian="italic" style:font-style-complex="italic"/>
    </style:style>
    <style:style style:name="T2370" style:family="text">
      <style:text-properties fo:font-style="italic" officeooo:rsid="083dc042" style:font-style-asian="italic" style:font-style-complex="italic"/>
    </style:style>
    <style:style style:name="T2371" style:family="text">
      <style:text-properties fo:font-style="italic" officeooo:rsid="08485b38" style:font-style-asian="italic" style:font-style-complex="italic"/>
    </style:style>
    <style:style style:name="T2372" style:family="text">
      <style:text-properties fo:font-style="italic" officeooo:rsid="08492060" style:font-style-asian="italic" style:font-style-complex="italic"/>
    </style:style>
    <style:style style:name="T2373" style:family="text">
      <style:text-properties fo:font-style="italic" officeooo:rsid="084d8663" style:font-style-asian="italic" style:font-style-complex="italic"/>
    </style:style>
    <style:style style:name="T2374" style:family="text">
      <style:text-properties fo:font-style="italic" officeooo:rsid="08512f52" style:font-style-asian="italic" style:font-style-complex="italic"/>
    </style:style>
    <style:style style:name="T2375" style:family="text">
      <style:text-properties fo:font-style="italic" officeooo:rsid="08517361" style:font-style-asian="italic" style:font-style-complex="italic"/>
    </style:style>
    <style:style style:name="T2376" style:family="text">
      <style:text-properties fo:font-style="italic" officeooo:rsid="08553bb6" style:font-style-asian="italic" style:font-style-complex="italic"/>
    </style:style>
    <style:style style:name="T2377" style:family="text">
      <style:text-properties fo:font-style="italic" officeooo:rsid="08570450" style:font-style-asian="italic" style:font-style-complex="italic"/>
    </style:style>
    <style:style style:name="T2378" style:family="text">
      <style:text-properties fo:font-style="italic" officeooo:rsid="085d4c6b" style:font-style-asian="italic" style:font-style-complex="italic"/>
    </style:style>
    <style:style style:name="T2379" style:family="text">
      <style:text-properties fo:font-style="italic" officeooo:rsid="085e8ef7" style:font-style-asian="italic" style:font-style-complex="italic"/>
    </style:style>
    <style:style style:name="T2380" style:family="text">
      <style:text-properties fo:font-style="italic" officeooo:rsid="08671818" style:font-style-asian="italic" style:font-style-complex="italic"/>
    </style:style>
    <style:style style:name="T2381" style:family="text">
      <style:text-properties fo:font-style="italic" officeooo:rsid="086850db" style:font-style-asian="italic" style:font-style-complex="italic"/>
    </style:style>
    <style:style style:name="T2382" style:family="text">
      <style:text-properties fo:font-style="italic" officeooo:rsid="087cbd4d" style:font-style-asian="italic" style:font-style-complex="italic"/>
    </style:style>
    <style:style style:name="T2383" style:family="text">
      <style:text-properties fo:font-style="italic" officeooo:rsid="088579da" style:font-style-asian="italic" style:font-style-complex="italic"/>
    </style:style>
    <style:style style:name="T2384" style:family="text">
      <style:text-properties fo:font-style="italic" officeooo:rsid="0887b209" style:font-style-asian="italic" style:font-style-complex="italic"/>
    </style:style>
    <style:style style:name="T2385" style:family="text">
      <style:text-properties fo:font-style="italic" officeooo:rsid="088a19e6" style:font-style-asian="italic" style:font-style-complex="italic"/>
    </style:style>
    <style:style style:name="T2386" style:family="text">
      <style:text-properties fo:font-style="italic" officeooo:rsid="088ef116" style:font-style-asian="italic" style:font-style-complex="italic"/>
    </style:style>
    <style:style style:name="T2387" style:family="text">
      <style:text-properties fo:font-style="italic" officeooo:rsid="0891da16" style:font-style-asian="italic" style:font-style-complex="italic"/>
    </style:style>
    <style:style style:name="T2388" style:family="text">
      <style:text-properties fo:font-style="italic" officeooo:rsid="0892a638" style:font-style-asian="italic" style:font-style-complex="italic"/>
    </style:style>
    <style:style style:name="T2389" style:family="text">
      <style:text-properties fo:font-style="italic" officeooo:rsid="089c57f3" style:font-style-asian="italic" style:font-style-complex="italic"/>
    </style:style>
    <style:style style:name="T2390" style:family="text">
      <style:text-properties fo:font-style="italic" officeooo:rsid="089d2b6b" style:font-style-asian="italic" style:font-style-complex="italic"/>
    </style:style>
    <style:style style:name="T2391" style:family="text">
      <style:text-properties fo:font-style="italic" officeooo:rsid="08a411fe" style:font-style-asian="italic" style:font-style-complex="italic"/>
    </style:style>
    <style:style style:name="T2392" style:family="text">
      <style:text-properties fo:font-style="italic" officeooo:rsid="08b0c021" style:font-style-asian="italic" style:font-style-complex="italic"/>
    </style:style>
    <style:style style:name="T2393" style:family="text">
      <style:text-properties fo:font-style="italic" officeooo:rsid="08b9fb20" style:font-style-asian="italic" style:font-style-complex="italic"/>
    </style:style>
    <style:style style:name="T2394" style:family="text">
      <style:text-properties fo:font-style="italic" officeooo:rsid="08cbc8db" style:font-style-asian="italic" style:font-style-complex="italic"/>
    </style:style>
    <style:style style:name="T2395" style:family="text">
      <style:text-properties fo:font-style="italic" officeooo:rsid="08cc9d58" style:font-style-asian="italic" style:font-style-complex="italic"/>
    </style:style>
    <style:style style:name="T2396" style:family="text">
      <style:text-properties fo:font-style="italic" officeooo:rsid="08d05568" style:font-style-asian="italic" style:font-style-complex="italic"/>
    </style:style>
    <style:style style:name="T2397" style:family="text">
      <style:text-properties fo:font-style="italic" officeooo:rsid="08d1b6b1" style:font-style-asian="italic" style:font-style-complex="italic"/>
    </style:style>
    <style:style style:name="T2398" style:family="text">
      <style:text-properties fo:font-style="italic" officeooo:rsid="08d2a908" style:font-style-asian="italic" style:font-style-complex="italic"/>
    </style:style>
    <style:style style:name="T2399" style:family="text">
      <style:text-properties fo:font-style="italic" officeooo:rsid="08d407c6" style:font-style-asian="italic" style:font-style-complex="italic"/>
    </style:style>
    <style:style style:name="T2400" style:family="text">
      <style:text-properties fo:font-style="italic" officeooo:rsid="08d5b3e6" style:font-style-asian="italic" style:font-style-complex="italic"/>
    </style:style>
    <style:style style:name="T2401" style:family="text">
      <style:text-properties fo:font-style="italic" officeooo:rsid="08da9297" style:font-style-asian="italic" style:font-style-complex="italic"/>
    </style:style>
    <style:style style:name="T2402" style:family="text">
      <style:text-properties fo:font-style="italic" officeooo:rsid="08dd39ee" style:font-style-asian="italic" style:font-style-complex="italic"/>
    </style:style>
    <style:style style:name="T2403" style:family="text">
      <style:text-properties fo:font-style="italic" officeooo:rsid="08e73259" style:font-style-asian="italic" style:font-style-complex="italic"/>
    </style:style>
    <style:style style:name="T2404" style:family="text">
      <style:text-properties fo:font-style="italic" officeooo:rsid="08e9f525" style:font-style-asian="italic" style:font-style-complex="italic"/>
    </style:style>
    <style:style style:name="T2405" style:family="text">
      <style:text-properties fo:font-style="italic" officeooo:rsid="08f21775" style:font-style-asian="italic" style:font-style-complex="italic"/>
    </style:style>
    <style:style style:name="T2406" style:family="text">
      <style:text-properties fo:font-style="italic" officeooo:rsid="09038fea" style:font-style-asian="italic" style:font-style-complex="italic"/>
    </style:style>
    <style:style style:name="T2407" style:family="text">
      <style:text-properties fo:font-style="italic" officeooo:rsid="09054cc5" style:font-style-asian="italic" style:font-style-complex="italic"/>
    </style:style>
    <style:style style:name="T2408" style:family="text">
      <style:text-properties fo:font-style="italic" officeooo:rsid="08967f9b" style:font-style-asian="italic" style:font-style-complex="italic"/>
    </style:style>
    <style:style style:name="T2409" style:family="text">
      <style:text-properties fo:font-style="italic" officeooo:rsid="090caac1" style:font-style-asian="italic" style:font-style-complex="italic"/>
    </style:style>
    <style:style style:name="T2410" style:family="text">
      <style:text-properties fo:font-style="italic" officeooo:rsid="090fe008" style:font-style-asian="italic" style:font-style-complex="italic"/>
    </style:style>
    <style:style style:name="T2411" style:family="text">
      <style:text-properties fo:font-style="italic" officeooo:rsid="0910c617" style:font-style-asian="italic" style:font-style-complex="italic"/>
    </style:style>
    <style:style style:name="T2412" style:family="text">
      <style:text-properties fo:font-style="italic" officeooo:rsid="091c1e48" style:font-style-asian="italic" style:font-style-complex="italic"/>
    </style:style>
    <style:style style:name="T2413" style:family="text">
      <style:text-properties fo:font-style="italic" officeooo:rsid="09208d38" style:font-style-asian="italic" style:font-style-complex="italic"/>
    </style:style>
    <style:style style:name="T2414" style:family="text">
      <style:text-properties fo:font-style="italic" officeooo:rsid="09216253" style:font-style-asian="italic" style:font-style-complex="italic"/>
    </style:style>
    <style:style style:name="T2415" style:family="text">
      <style:text-properties fo:font-style="italic" officeooo:rsid="092e5875" style:font-style-asian="italic" style:font-style-complex="italic"/>
    </style:style>
    <style:style style:name="T2416" style:family="text">
      <style:text-properties fo:font-style="italic" officeooo:rsid="093041d0" style:font-style-asian="italic" style:font-style-complex="italic"/>
    </style:style>
    <style:style style:name="T2417" style:family="text">
      <style:text-properties fo:font-style="italic" officeooo:rsid="09349b4f" style:font-style-asian="italic" style:font-style-complex="italic"/>
    </style:style>
    <style:style style:name="T2418" style:family="text">
      <style:text-properties fo:font-style="italic" officeooo:rsid="09356bb2" style:font-style-asian="italic" style:font-style-complex="italic"/>
    </style:style>
    <style:style style:name="T2419" style:family="text">
      <style:text-properties fo:font-style="italic" officeooo:rsid="093726b2" style:font-style-asian="italic" style:font-style-complex="italic"/>
    </style:style>
    <style:style style:name="T2420" style:family="text">
      <style:text-properties fo:font-style="italic" officeooo:rsid="093a987d" style:font-style-asian="italic" style:font-style-complex="italic"/>
    </style:style>
    <style:style style:name="T2421" style:family="text">
      <style:text-properties fo:font-style="italic" officeooo:rsid="093b96e9" style:font-style-asian="italic" style:font-style-complex="italic"/>
    </style:style>
    <style:style style:name="T2422" style:family="text">
      <style:text-properties fo:font-style="italic" officeooo:rsid="0945e17a" style:font-style-asian="italic" style:font-style-complex="italic"/>
    </style:style>
    <style:style style:name="T2423" style:family="text">
      <style:text-properties fo:font-style="italic" officeooo:rsid="069fd14c" style:font-style-asian="italic" style:font-style-complex="italic"/>
    </style:style>
    <style:style style:name="T2424" style:family="text">
      <style:text-properties fo:font-style="italic" officeooo:rsid="094a9a48" style:font-style-asian="italic" style:font-style-complex="italic"/>
    </style:style>
    <style:style style:name="T2425" style:family="text">
      <style:text-properties fo:font-style="italic" officeooo:rsid="094bedb8" style:font-style-asian="italic" style:font-style-complex="italic"/>
    </style:style>
    <style:style style:name="T2426" style:family="text">
      <style:text-properties fo:font-style="italic" officeooo:rsid="094cbf6a" style:font-style-asian="italic" style:font-style-complex="italic"/>
    </style:style>
    <style:style style:name="T2427" style:family="text">
      <style:text-properties fo:font-style="italic" officeooo:rsid="095518ef" style:font-style-asian="italic" style:font-style-complex="italic"/>
    </style:style>
    <style:style style:name="T2428" style:family="text">
      <style:text-properties fo:font-style="italic" officeooo:rsid="095f3f23" style:font-style-asian="italic" style:font-style-complex="italic"/>
    </style:style>
    <style:style style:name="T2429" style:family="text">
      <style:text-properties fo:font-style="italic" officeooo:rsid="0970b8de" style:font-style-asian="italic" style:font-style-complex="italic"/>
    </style:style>
    <style:style style:name="T2430" style:family="text">
      <style:text-properties fo:font-style="italic" officeooo:rsid="0979a44a" style:font-style-asian="italic" style:font-style-complex="italic"/>
    </style:style>
    <style:style style:name="T2431" style:family="text">
      <style:text-properties fo:font-style="italic" officeooo:rsid="097eaa57" style:font-style-asian="italic" style:font-style-complex="italic"/>
    </style:style>
    <style:style style:name="T2432" style:family="text">
      <style:text-properties fo:font-style="italic" officeooo:rsid="0985c467" style:font-style-asian="italic" style:font-style-complex="italic"/>
    </style:style>
    <style:style style:name="T2433" style:family="text">
      <style:text-properties fo:font-style="italic" officeooo:rsid="098c846c" style:font-style-asian="italic" style:font-style-complex="italic"/>
    </style:style>
    <style:style style:name="T2434" style:family="text">
      <style:text-properties fo:font-style="italic" officeooo:rsid="099042e4" style:font-style-asian="italic" style:font-style-complex="italic"/>
    </style:style>
    <style:style style:name="T2435" style:family="text">
      <style:text-properties fo:font-style="italic" officeooo:rsid="09909584" style:font-style-asian="italic" style:font-style-complex="italic"/>
    </style:style>
    <style:style style:name="T2436" style:family="text">
      <style:text-properties fo:font-style="italic" officeooo:rsid="09b91294" style:font-style-asian="italic" style:font-style-complex="italic"/>
    </style:style>
    <style:style style:name="T2437" style:family="text">
      <style:text-properties fo:font-style="italic" officeooo:rsid="09badf45" style:font-style-asian="italic" style:font-style-complex="italic"/>
    </style:style>
    <style:style style:name="T2438" style:family="text">
      <style:text-properties fo:font-style="italic" officeooo:rsid="09bd17a2" style:font-style-asian="italic" style:font-style-complex="italic"/>
    </style:style>
    <style:style style:name="T2439" style:family="text">
      <style:text-properties fo:font-style="italic" officeooo:rsid="09c1144d" style:font-style-asian="italic" style:font-style-complex="italic"/>
    </style:style>
    <style:style style:name="T2440" style:family="text">
      <style:text-properties fo:font-style="italic" officeooo:rsid="001a1637" style:font-style-asian="italic" style:font-style-complex="italic"/>
    </style:style>
    <style:style style:name="T2441" style:family="text">
      <style:text-properties fo:font-style="italic" officeooo:rsid="09c46521" style:font-style-asian="italic" style:font-style-complex="italic"/>
    </style:style>
    <style:style style:name="T2442" style:family="text">
      <style:text-properties fo:font-style="italic" officeooo:rsid="09cbb24f" style:font-style-asian="italic" style:font-style-complex="italic"/>
    </style:style>
    <style:style style:name="T2443" style:family="text">
      <style:text-properties fo:font-style="italic" officeooo:rsid="09cd74c5" style:font-style-asian="italic" style:font-style-complex="italic"/>
    </style:style>
    <style:style style:name="T2444" style:family="text">
      <style:text-properties fo:font-style="italic" officeooo:rsid="09d4a872" style:font-style-asian="italic" style:font-style-complex="italic"/>
    </style:style>
    <style:style style:name="T2445" style:family="text">
      <style:text-properties fo:font-style="italic" officeooo:rsid="09d76daa" style:font-style-asian="italic" style:font-style-complex="italic"/>
    </style:style>
    <style:style style:name="T2446" style:family="text">
      <style:text-properties fo:font-style="italic" officeooo:rsid="09db5080" style:font-style-asian="italic" style:font-style-complex="italic"/>
    </style:style>
    <style:style style:name="T2447" style:family="text">
      <style:text-properties fo:font-style="italic" officeooo:rsid="09dcdf87" style:font-style-asian="italic" style:font-style-complex="italic"/>
    </style:style>
    <style:style style:name="T2448" style:family="text">
      <style:text-properties fo:font-style="italic" officeooo:rsid="09e3ef50" style:font-style-asian="italic" style:font-style-complex="italic"/>
    </style:style>
    <style:style style:name="T2449" style:family="text">
      <style:text-properties fo:font-style="italic" officeooo:rsid="09e444ba" style:font-style-asian="italic" style:font-style-complex="italic"/>
    </style:style>
    <style:style style:name="T2450" style:family="text">
      <style:text-properties fo:font-style="italic" officeooo:rsid="09efdd3f" style:font-style-asian="italic" style:font-style-complex="italic"/>
    </style:style>
    <style:style style:name="T2451" style:family="text">
      <style:text-properties fo:font-style="italic" officeooo:rsid="09f0d917" style:font-style-asian="italic" style:font-style-complex="italic"/>
    </style:style>
    <style:style style:name="T2452" style:family="text">
      <style:text-properties fo:font-style="italic" officeooo:rsid="0a0c64ff" style:font-style-asian="italic" style:font-style-complex="italic"/>
    </style:style>
    <style:style style:name="T2453" style:family="text">
      <style:text-properties fo:font-style="italic" officeooo:rsid="0a261944" style:font-style-asian="italic" style:font-style-complex="italic"/>
    </style:style>
    <style:style style:name="T2454" style:family="text">
      <style:text-properties fo:font-style="italic" officeooo:rsid="0a363963" style:font-style-asian="italic" style:font-style-complex="italic"/>
    </style:style>
    <style:style style:name="T2455" style:family="text">
      <style:text-properties fo:font-style="italic" officeooo:rsid="0a38d638" style:font-style-asian="italic" style:font-style-complex="italic"/>
    </style:style>
    <style:style style:name="T2456" style:family="text">
      <style:text-properties fo:font-style="italic" officeooo:rsid="0a8ea416" style:font-style-asian="italic" style:font-style-complex="italic"/>
    </style:style>
    <style:style style:name="T2457" style:family="text">
      <style:text-properties fo:font-style="italic" officeooo:rsid="0a9c17a6" style:font-style-asian="italic" style:font-style-complex="italic"/>
    </style:style>
    <style:style style:name="T2458" style:family="text">
      <style:text-properties fo:font-style="italic" officeooo:rsid="0a9c207d" style:font-style-asian="italic" style:font-style-complex="italic"/>
    </style:style>
    <style:style style:name="T2459" style:family="text">
      <style:text-properties fo:font-style="italic" officeooo:rsid="0aa1f25f" style:font-style-asian="italic" style:font-style-complex="italic"/>
    </style:style>
    <style:style style:name="T2460" style:family="text">
      <style:text-properties fo:font-style="italic" officeooo:rsid="0aa23b29" style:font-style-asian="italic" style:font-style-complex="italic"/>
    </style:style>
    <style:style style:name="T2461" style:family="text">
      <style:text-properties fo:font-style="italic" officeooo:rsid="0aa6099b" style:font-style-asian="italic" style:font-style-complex="italic"/>
    </style:style>
    <style:style style:name="T2462" style:family="text">
      <style:text-properties fo:font-style="italic" officeooo:rsid="0aa7d52f" style:font-style-asian="italic" style:font-style-complex="italic"/>
    </style:style>
    <style:style style:name="T2463" style:family="text">
      <style:text-properties fo:font-style="italic" officeooo:rsid="0aa8e2af" style:font-style-asian="italic" style:font-style-complex="italic"/>
    </style:style>
    <style:style style:name="T2464" style:family="text">
      <style:text-properties fo:font-style="italic" officeooo:rsid="0aaa103a" style:font-style-asian="italic" style:font-style-complex="italic"/>
    </style:style>
    <style:style style:name="T2465" style:family="text">
      <style:text-properties fo:font-style="italic" officeooo:rsid="0aab6f8d" style:font-style-asian="italic" style:font-style-complex="italic"/>
    </style:style>
    <style:style style:name="T2466" style:family="text">
      <style:text-properties fo:font-style="italic" officeooo:rsid="0aac7ad3" style:font-style-asian="italic" style:font-style-complex="italic"/>
    </style:style>
    <style:style style:name="T2467" style:family="text">
      <style:text-properties fo:font-style="italic" officeooo:rsid="0aadc45d" style:font-style-asian="italic" style:font-style-complex="italic"/>
    </style:style>
    <style:style style:name="T2468" style:family="text">
      <style:text-properties fo:font-style="italic" officeooo:rsid="0aae8f6b" style:font-style-asian="italic" style:font-style-complex="italic"/>
    </style:style>
    <style:style style:name="T2469" style:family="text">
      <style:text-properties fo:font-style="italic" officeooo:rsid="0abacdc8" style:font-style-asian="italic" style:font-style-complex="italic"/>
    </style:style>
    <style:style style:name="T2470" style:family="text">
      <style:text-properties fo:font-style="italic" officeooo:rsid="0ab45407" style:font-style-asian="italic" style:font-style-complex="italic"/>
    </style:style>
    <style:style style:name="T2471" style:family="text">
      <style:text-properties fo:font-style="italic" officeooo:rsid="0ad4d38d" style:font-style-asian="italic" style:font-style-complex="italic"/>
    </style:style>
    <style:style style:name="T2472" style:family="text">
      <style:text-properties fo:font-style="italic" officeooo:rsid="0aebe543" style:font-style-asian="italic" style:font-style-complex="italic"/>
    </style:style>
    <style:style style:name="T2473" style:family="text">
      <style:text-properties fo:font-style="italic" officeooo:rsid="0af11c76" style:font-style-asian="italic" style:font-style-complex="italic"/>
    </style:style>
    <style:style style:name="T2474" style:family="text">
      <style:text-properties fo:font-style="italic" officeooo:rsid="0b2e6452" style:font-style-asian="italic" style:font-style-complex="italic"/>
    </style:style>
    <style:style style:name="T2475" style:family="text">
      <style:text-properties fo:font-style="italic" officeooo:rsid="0c05e507" style:font-style-asian="italic" style:font-style-complex="italic"/>
    </style:style>
    <style:style style:name="T2476" style:family="text">
      <style:text-properties fo:font-style="italic" officeooo:rsid="0c08a897" style:font-style-asian="italic" style:font-style-complex="italic"/>
    </style:style>
    <style:style style:name="T2477" style:family="text">
      <style:text-properties fo:font-style="italic" officeooo:rsid="0c0c4732" style:font-style-asian="italic" style:font-style-complex="italic"/>
    </style:style>
    <style:style style:name="T2478" style:family="text">
      <style:text-properties fo:font-style="italic" officeooo:rsid="0c188ae5" style:font-style-asian="italic" style:font-style-complex="italic"/>
    </style:style>
    <style:style style:name="T2479" style:family="text">
      <style:text-properties fo:font-style="italic" officeooo:rsid="0c1a76ee" style:font-style-asian="italic" style:font-style-complex="italic"/>
    </style:style>
    <style:style style:name="T2480" style:family="text">
      <style:text-properties fo:font-style="italic" officeooo:rsid="0c247bd9" style:font-style-asian="italic" style:font-style-complex="italic"/>
    </style:style>
    <style:style style:name="T2481" style:family="text">
      <style:text-properties fo:font-style="italic" officeooo:rsid="0c24f342" style:font-style-asian="italic" style:font-style-complex="italic"/>
    </style:style>
    <style:style style:name="T2482" style:family="text">
      <style:text-properties fo:font-style="italic" officeooo:rsid="0c2d5bab" style:font-style-asian="italic" style:font-style-complex="italic"/>
    </style:style>
    <style:style style:name="T2483" style:family="text">
      <style:text-properties fo:font-style="italic" officeooo:rsid="0c2dd08c" style:font-style-asian="italic" style:font-style-complex="italic"/>
    </style:style>
    <style:style style:name="T2484" style:family="text">
      <style:text-properties fo:font-style="italic" officeooo:rsid="0c40a6d0" style:font-style-asian="italic" style:font-style-complex="italic"/>
    </style:style>
    <style:style style:name="T2485" style:family="text">
      <style:text-properties fo:font-style="italic" officeooo:rsid="0c439590" style:font-style-asian="italic" style:font-style-complex="italic"/>
    </style:style>
    <style:style style:name="T2486" style:family="text">
      <style:text-properties fo:font-style="italic" officeooo:rsid="0c69d61c" style:font-style-asian="italic" style:font-style-complex="italic"/>
    </style:style>
    <style:style style:name="T2487" style:family="text">
      <style:text-properties fo:font-style="italic" officeooo:rsid="0c6b0d7b" style:font-style-asian="italic" style:font-style-complex="italic"/>
    </style:style>
    <style:style style:name="T2488" style:family="text">
      <style:text-properties fo:font-style="italic" officeooo:rsid="0c790b3e" style:font-style-asian="italic" style:font-style-complex="italic"/>
    </style:style>
    <style:style style:name="T2489" style:family="text">
      <style:text-properties fo:font-style="italic" officeooo:rsid="0c7c746a" style:font-style-asian="italic" style:font-style-complex="italic"/>
    </style:style>
    <style:style style:name="T2490" style:family="text">
      <style:text-properties fo:font-style="italic" officeooo:rsid="0c802e2e" style:font-style-asian="italic" style:font-style-complex="italic"/>
    </style:style>
    <style:style style:name="T2491" style:family="text">
      <style:text-properties fo:font-style="italic" officeooo:rsid="0c91dcc8" style:font-style-asian="italic" style:font-style-complex="italic"/>
    </style:style>
    <style:style style:name="T2492" style:family="text">
      <style:text-properties fo:font-style="italic" officeooo:rsid="0c9ad3b4" style:font-style-asian="italic" style:font-style-complex="italic"/>
    </style:style>
    <style:style style:name="T2493" style:family="text">
      <style:text-properties fo:font-style="italic" officeooo:rsid="0ca1b8d0" style:font-style-asian="italic" style:font-style-complex="italic"/>
    </style:style>
    <style:style style:name="T2494" style:family="text">
      <style:text-properties fo:font-style="italic" officeooo:rsid="0ca7fde5" style:font-style-asian="italic" style:font-style-complex="italic"/>
    </style:style>
    <style:style style:name="T2495" style:family="text">
      <style:text-properties fo:font-style="italic" officeooo:rsid="0ca89c89" style:font-style-asian="italic" style:font-style-complex="italic"/>
    </style:style>
    <style:style style:name="T2496" style:family="text">
      <style:text-properties fo:font-style="italic" officeooo:rsid="0c2372a8" style:font-style-asian="italic" style:font-style-complex="italic"/>
    </style:style>
    <style:style style:name="T2497" style:family="text">
      <style:text-properties fo:font-style="italic" officeooo:rsid="0ca9ee04" style:font-style-asian="italic" style:font-style-complex="italic"/>
    </style:style>
    <style:style style:name="T2498" style:family="text">
      <style:text-properties fo:font-style="italic" officeooo:rsid="0cab3d0b" style:font-style-asian="italic" style:font-style-complex="italic"/>
    </style:style>
    <style:style style:name="T2499" style:family="text">
      <style:text-properties fo:font-style="italic" officeooo:rsid="0cab7a58" style:font-style-asian="italic" style:font-style-complex="italic"/>
    </style:style>
    <style:style style:name="T2500" style:family="text">
      <style:text-properties fo:font-style="italic" officeooo:rsid="0cacdc51" style:font-style-asian="italic" style:font-style-complex="italic"/>
    </style:style>
    <style:style style:name="T2501" style:family="text">
      <style:text-properties fo:font-style="italic" officeooo:rsid="0cb0d8b1" style:font-style-asian="italic" style:font-style-complex="italic"/>
    </style:style>
    <style:style style:name="T2502" style:family="text">
      <style:text-properties fo:font-style="italic" officeooo:rsid="0cbdfefa" style:font-style-asian="italic" style:font-style-complex="italic"/>
    </style:style>
    <style:style style:name="T2503" style:family="text">
      <style:text-properties fo:font-style="italic" officeooo:rsid="0cbedc24" style:font-style-asian="italic" style:font-style-complex="italic"/>
    </style:style>
    <style:style style:name="T2504" style:family="text">
      <style:text-properties fo:font-style="italic" officeooo:rsid="0ccafcb7" style:font-style-asian="italic" style:font-style-complex="italic"/>
    </style:style>
    <style:style style:name="T2505" style:family="text">
      <style:text-properties fo:font-style="italic" officeooo:rsid="0d0f1ba2" style:font-style-asian="italic" style:font-style-complex="italic"/>
    </style:style>
    <style:style style:name="T2506" style:family="text">
      <style:text-properties fo:font-style="italic" officeooo:rsid="0d10ba08" style:font-style-asian="italic" style:font-style-complex="italic"/>
    </style:style>
    <style:style style:name="T2507" style:family="text">
      <style:text-properties fo:font-style="italic" officeooo:rsid="0d115a79" style:font-style-asian="italic" style:font-style-complex="italic"/>
    </style:style>
    <style:style style:name="T2508" style:family="text">
      <style:text-properties fo:font-style="italic" officeooo:rsid="0d137974" style:font-style-asian="italic" style:font-style-complex="italic"/>
    </style:style>
    <style:style style:name="T2509" style:family="text">
      <style:text-properties fo:font-style="italic" officeooo:rsid="0d18ed85" style:font-style-asian="italic" style:font-style-complex="italic"/>
    </style:style>
    <style:style style:name="T2510" style:family="text">
      <style:text-properties fo:font-style="italic" officeooo:rsid="0d31c80b" style:font-style-asian="italic" style:font-style-complex="italic"/>
    </style:style>
    <style:style style:name="T2511" style:family="text">
      <style:text-properties fo:font-style="italic" officeooo:rsid="0d38fb68" style:font-style-asian="italic" style:font-style-complex="italic"/>
    </style:style>
    <style:style style:name="T2512" style:family="text">
      <style:text-properties fo:font-style="italic" officeooo:rsid="0d42e41d" style:font-style-asian="italic" style:font-style-complex="italic"/>
    </style:style>
    <style:style style:name="T2513" style:family="text">
      <style:text-properties fo:font-style="italic" officeooo:rsid="0d445613" style:font-style-asian="italic" style:font-style-complex="italic"/>
    </style:style>
    <style:style style:name="T2514" style:family="text">
      <style:text-properties fo:font-style="italic" officeooo:rsid="0d5a358d" style:font-style-asian="italic" style:font-style-complex="italic"/>
    </style:style>
    <style:style style:name="T2515" style:family="text">
      <style:text-properties fo:font-style="italic" officeooo:rsid="0d5bc8f1" style:font-style-asian="italic" style:font-style-complex="italic"/>
    </style:style>
    <style:style style:name="T2516" style:family="text">
      <style:text-properties fo:font-style="italic" officeooo:rsid="0d5e286b" style:font-style-asian="italic" style:font-style-complex="italic"/>
    </style:style>
    <style:style style:name="T2517" style:family="text">
      <style:text-properties fo:font-style="italic" officeooo:rsid="0d5e6120" style:font-style-asian="italic" style:font-style-complex="italic"/>
    </style:style>
    <style:style style:name="T2518" style:family="text">
      <style:text-properties fo:font-style="italic" officeooo:rsid="0d61fdb5" style:font-style-asian="italic" style:font-style-complex="italic"/>
    </style:style>
    <style:style style:name="T2519" style:family="text">
      <style:text-properties fo:font-style="italic" officeooo:rsid="0d63ac58" style:font-style-asian="italic" style:font-style-complex="italic"/>
    </style:style>
    <style:style style:name="T2520" style:family="text">
      <style:text-properties fo:font-style="italic" officeooo:rsid="0d696951" style:font-style-asian="italic" style:font-style-complex="italic"/>
    </style:style>
    <style:style style:name="T2521" style:family="text">
      <style:text-properties fo:font-style="italic" officeooo:rsid="0d9eb492" style:font-style-asian="italic" style:font-style-complex="italic"/>
    </style:style>
    <style:style style:name="T2522" style:family="text">
      <style:text-properties fo:font-style="italic" officeooo:rsid="0da95b61" style:font-style-asian="italic" style:font-style-complex="italic"/>
    </style:style>
    <style:style style:name="T2523" style:family="text">
      <style:text-properties fo:font-style="italic" officeooo:rsid="0dfb77a2" style:font-style-asian="italic" style:font-style-complex="italic"/>
    </style:style>
    <style:style style:name="T2524" style:family="text">
      <style:text-properties fo:font-style="italic" officeooo:rsid="0dfd5078" style:font-style-asian="italic" style:font-style-complex="italic"/>
    </style:style>
    <style:style style:name="T2525" style:family="text">
      <style:text-properties fo:font-style="italic" officeooo:rsid="0e0682d3" style:font-style-asian="italic" style:font-style-complex="italic"/>
    </style:style>
    <style:style style:name="T2526" style:family="text">
      <style:text-properties fo:font-style="italic" officeooo:rsid="0e0d7f0a" style:font-style-asian="italic" style:font-style-complex="italic"/>
    </style:style>
    <style:style style:name="T2527" style:family="text">
      <style:text-properties fo:font-style="italic" officeooo:rsid="0e156364" style:font-style-asian="italic" style:font-style-complex="italic"/>
    </style:style>
    <style:style style:name="T2528" style:family="text">
      <style:text-properties fo:font-style="italic" officeooo:rsid="0e1760e9" style:font-style-asian="italic" style:font-style-complex="italic"/>
    </style:style>
    <style:style style:name="T2529" style:family="text">
      <style:text-properties fo:font-style="italic" officeooo:rsid="0e208fac" style:font-style-asian="italic" style:font-style-complex="italic"/>
    </style:style>
    <style:style style:name="T2530" style:family="text">
      <style:text-properties fo:font-style="italic" officeooo:rsid="0e21b6e1" style:font-style-asian="italic" style:font-style-complex="italic"/>
    </style:style>
    <style:style style:name="T2531" style:family="text">
      <style:text-properties fo:font-style="italic" officeooo:rsid="0e2f3ba4" style:font-style-asian="italic" style:font-style-complex="italic"/>
    </style:style>
    <style:style style:name="T2532" style:family="text">
      <style:text-properties fo:font-style="italic" officeooo:rsid="0e378f9a" style:font-style-asian="italic" style:font-style-complex="italic"/>
    </style:style>
    <style:style style:name="T2533" style:family="text">
      <style:text-properties fo:font-style="italic" officeooo:rsid="0e3f3a09" style:font-style-asian="italic" style:font-style-complex="italic"/>
    </style:style>
    <style:style style:name="T2534" style:family="text">
      <style:text-properties fo:font-style="italic" officeooo:rsid="0e42f3b8" style:font-style-asian="italic" style:font-style-complex="italic"/>
    </style:style>
    <style:style style:name="T2535" style:family="text">
      <style:text-properties fo:font-style="italic" officeooo:rsid="0e44c00f" style:font-style-asian="italic" style:font-style-complex="italic"/>
    </style:style>
    <style:style style:name="T2536" style:family="text">
      <style:text-properties fo:font-style="italic" officeooo:rsid="0e45a123" style:font-style-asian="italic" style:font-style-complex="italic"/>
    </style:style>
    <style:style style:name="T2537" style:family="text">
      <style:text-properties fo:font-style="italic" officeooo:rsid="0e48214e" style:font-style-asian="italic" style:font-style-complex="italic"/>
    </style:style>
    <style:style style:name="T2538" style:family="text">
      <style:text-properties fo:font-style="italic" officeooo:rsid="0e488b72" style:font-style-asian="italic" style:font-style-complex="italic"/>
    </style:style>
    <style:style style:name="T2539" style:family="text">
      <style:text-properties fo:font-style="italic" officeooo:rsid="0e49883f" style:font-style-asian="italic" style:font-style-complex="italic"/>
    </style:style>
    <style:style style:name="T2540" style:family="text">
      <style:text-properties fo:font-style="italic" officeooo:rsid="0e50a666" style:font-style-asian="italic" style:font-style-complex="italic"/>
    </style:style>
    <style:style style:name="T2541" style:family="text">
      <style:text-properties fo:font-style="italic" officeooo:rsid="0e51d5d2" style:font-style-asian="italic" style:font-style-complex="italic"/>
    </style:style>
    <style:style style:name="T2542" style:family="text">
      <style:text-properties fo:font-style="italic" officeooo:rsid="0e624bd4" style:font-style-asian="italic" style:font-style-complex="italic"/>
    </style:style>
    <style:style style:name="T2543" style:family="text">
      <style:text-properties fo:font-style="italic" officeooo:rsid="0e75ae14" style:font-style-asian="italic" style:font-style-complex="italic"/>
    </style:style>
    <style:style style:name="T2544" style:family="text">
      <style:text-properties fo:font-style="italic" officeooo:rsid="0e7ae83a" style:font-style-asian="italic" style:font-style-complex="italic"/>
    </style:style>
    <style:style style:name="T2545" style:family="text">
      <style:text-properties fo:font-style="italic" officeooo:rsid="0e89c277" style:font-style-asian="italic" style:font-style-complex="italic"/>
    </style:style>
    <style:style style:name="T2546" style:family="text">
      <style:text-properties fo:font-style="italic" officeooo:rsid="0ea4446f" style:font-style-asian="italic" style:font-style-complex="italic"/>
    </style:style>
    <style:style style:name="T2547" style:family="text">
      <style:text-properties fo:font-style="italic" officeooo:rsid="0ea596c9" style:font-style-asian="italic" style:font-style-complex="italic"/>
    </style:style>
    <style:style style:name="T2548" style:family="text">
      <style:text-properties fo:font-style="italic" officeooo:rsid="0ea6652d" style:font-style-asian="italic" style:font-style-complex="italic"/>
    </style:style>
    <style:style style:name="T2549" style:family="text">
      <style:text-properties fo:font-style="italic" officeooo:rsid="0eba5ee1" style:font-style-asian="italic" style:font-style-complex="italic"/>
    </style:style>
    <style:style style:name="T2550" style:family="text">
      <style:text-properties fo:font-style="italic" officeooo:rsid="0ebf5f0c" style:font-style-asian="italic" style:font-style-complex="italic"/>
    </style:style>
    <style:style style:name="T2551" style:family="text">
      <style:text-properties fo:font-style="italic" officeooo:rsid="0ed8e0c0" style:font-style-asian="italic" style:font-style-complex="italic"/>
    </style:style>
    <style:style style:name="T2552" style:family="text">
      <style:text-properties fo:font-style="italic" officeooo:rsid="0edaaf8d" style:font-style-asian="italic" style:font-style-complex="italic"/>
    </style:style>
    <style:style style:name="T2553" style:family="text">
      <style:text-properties fo:font-style="italic" officeooo:rsid="0ee20b4f" style:font-style-asian="italic" style:font-style-complex="italic"/>
    </style:style>
    <style:style style:name="T2554" style:family="text">
      <style:text-properties fo:font-style="italic" officeooo:rsid="0ef03d7f" style:font-style-asian="italic" style:font-style-complex="italic"/>
    </style:style>
    <style:style style:name="T2555" style:family="text">
      <style:text-properties fo:font-style="italic" officeooo:rsid="0ef4fa66" style:font-style-asian="italic" style:font-style-complex="italic"/>
    </style:style>
    <style:style style:name="T2556" style:family="text">
      <style:text-properties fo:font-style="italic" officeooo:rsid="0ef4fcdc" style:font-style-asian="italic" style:font-style-complex="italic"/>
    </style:style>
    <style:style style:name="T2557" style:family="text">
      <style:text-properties fo:font-style="italic" officeooo:rsid="0f06067e" style:font-style-asian="italic" style:font-style-complex="italic"/>
    </style:style>
    <style:style style:name="T2558" style:family="text">
      <style:text-properties fo:font-style="italic" officeooo:rsid="0f09dd02" style:font-style-asian="italic" style:font-style-complex="italic"/>
    </style:style>
    <style:style style:name="T2559" style:family="text">
      <style:text-properties fo:font-style="italic" officeooo:rsid="0e4d34d5" style:font-style-asian="italic" style:font-style-complex="italic"/>
    </style:style>
    <style:style style:name="T2560" style:family="text">
      <style:text-properties fo:font-style="italic" officeooo:rsid="0f241023" style:font-style-asian="italic" style:font-style-complex="italic"/>
    </style:style>
    <style:style style:name="T2561" style:family="text">
      <style:text-properties fo:font-style="italic" officeooo:rsid="0f432139" style:font-style-asian="italic" style:font-style-complex="italic"/>
    </style:style>
    <style:style style:name="T2562" style:family="text">
      <style:text-properties fo:font-style="italic" officeooo:rsid="0f44766f" style:font-style-asian="italic" style:font-style-complex="italic"/>
    </style:style>
    <style:style style:name="T2563" style:family="text">
      <style:text-properties fo:font-style="italic" officeooo:rsid="0f4c58cf" style:font-style-asian="italic" style:font-style-complex="italic"/>
    </style:style>
    <style:style style:name="T2564" style:family="text">
      <style:text-properties fo:font-style="italic" officeooo:rsid="0f53ef8e" style:font-style-asian="italic" style:font-style-complex="italic"/>
    </style:style>
    <style:style style:name="T2565" style:family="text">
      <style:text-properties fo:font-style="italic" officeooo:rsid="0f593333" style:font-style-asian="italic" style:font-style-complex="italic"/>
    </style:style>
    <style:style style:name="T2566" style:family="text">
      <style:text-properties fo:font-style="italic" officeooo:rsid="0f5bdd6a" style:font-style-asian="italic" style:font-style-complex="italic"/>
    </style:style>
    <style:style style:name="T2567" style:family="text">
      <style:text-properties fo:font-style="italic" officeooo:rsid="0f5d0a6a" style:font-style-asian="italic" style:font-style-complex="italic"/>
    </style:style>
    <style:style style:name="T2568" style:family="text">
      <style:text-properties fo:font-style="italic" officeooo:rsid="0f602eb2" style:font-style-asian="italic" style:font-style-complex="italic"/>
    </style:style>
    <style:style style:name="T2569" style:family="text">
      <style:text-properties fo:font-style="italic" officeooo:rsid="0f6408a8" style:font-style-asian="italic" style:font-style-complex="italic"/>
    </style:style>
    <style:style style:name="T2570" style:family="text">
      <style:text-properties fo:font-style="italic" officeooo:rsid="0f6475c1" style:font-style-asian="italic" style:font-style-complex="italic"/>
    </style:style>
    <style:style style:name="T2571" style:family="text">
      <style:text-properties fo:font-style="italic" officeooo:rsid="0f6ad9b3" style:font-style-asian="italic" style:font-style-complex="italic"/>
    </style:style>
    <style:style style:name="T2572" style:family="text">
      <style:text-properties fo:font-style="italic" officeooo:rsid="0f70e253" style:font-style-asian="italic" style:font-style-complex="italic"/>
    </style:style>
    <style:style style:name="T2573" style:family="text">
      <style:text-properties fo:font-style="italic" officeooo:rsid="0f7fb065" style:font-style-asian="italic" style:font-style-complex="italic"/>
    </style:style>
    <style:style style:name="T2574" style:family="text">
      <style:text-properties fo:font-style="italic" officeooo:rsid="0f89983f" style:font-style-asian="italic" style:font-style-complex="italic"/>
    </style:style>
    <style:style style:name="T2575" style:family="text">
      <style:text-properties fo:font-style="italic" officeooo:rsid="0fa59cd8" style:font-style-asian="italic" style:font-style-complex="italic"/>
    </style:style>
    <style:style style:name="T2576" style:family="text">
      <style:text-properties fo:font-style="italic" officeooo:rsid="0fb62ceb" style:font-style-asian="italic" style:font-style-complex="italic"/>
    </style:style>
    <style:style style:name="T2577" style:family="text">
      <style:text-properties fo:font-style="italic" officeooo:rsid="0fee5c8b" style:font-style-asian="italic" style:font-style-complex="italic"/>
    </style:style>
    <style:style style:name="T2578" style:family="text">
      <style:text-properties fo:font-style="italic" officeooo:rsid="0ff9ff53" style:font-style-asian="italic" style:font-style-complex="italic"/>
    </style:style>
    <style:style style:name="T2579" style:family="text">
      <style:text-properties fo:font-style="italic" officeooo:rsid="1012ea75" style:font-style-asian="italic" style:font-style-complex="italic"/>
    </style:style>
    <style:style style:name="T2580" style:family="text">
      <style:text-properties fo:font-style="italic" officeooo:rsid="1017b50f" style:font-style-asian="italic" style:font-style-complex="italic"/>
    </style:style>
    <style:style style:name="T2581" style:family="text">
      <style:text-properties fo:font-style="italic" officeooo:rsid="10188f0d" style:font-style-asian="italic" style:font-style-complex="italic"/>
    </style:style>
    <style:style style:name="T2582" style:family="text">
      <style:text-properties fo:font-style="italic" officeooo:rsid="101b4350" style:font-style-asian="italic" style:font-style-complex="italic"/>
    </style:style>
    <style:style style:name="T2583" style:family="text">
      <style:text-properties fo:font-style="italic" officeooo:rsid="101fc54b" style:font-style-asian="italic" style:font-style-complex="italic"/>
    </style:style>
    <style:style style:name="T2584" style:family="text">
      <style:text-properties fo:font-style="italic" officeooo:rsid="1020c655" style:font-style-asian="italic" style:font-style-complex="italic"/>
    </style:style>
    <style:style style:name="T2585" style:family="text">
      <style:text-properties fo:font-style="italic" officeooo:rsid="1021c489" style:font-style-asian="italic" style:font-style-complex="italic"/>
    </style:style>
    <style:style style:name="T2586" style:family="text">
      <style:text-properties fo:font-style="italic" officeooo:rsid="10243a95" style:font-style-asian="italic" style:font-style-complex="italic"/>
    </style:style>
    <style:style style:name="T2587" style:family="text">
      <style:text-properties fo:font-style="italic" officeooo:rsid="102b5aa1" style:font-style-asian="italic" style:font-style-complex="italic"/>
    </style:style>
    <style:style style:name="T2588" style:family="text">
      <style:text-properties fo:font-style="italic" officeooo:rsid="1034b298" style:font-style-asian="italic" style:font-style-complex="italic"/>
    </style:style>
    <style:style style:name="T2589" style:family="text">
      <style:text-properties fo:font-style="italic" officeooo:rsid="10380f7f" style:font-style-asian="italic" style:font-style-complex="italic"/>
    </style:style>
    <style:style style:name="T2590" style:family="text">
      <style:text-properties fo:font-style="italic" officeooo:rsid="103f81a9" style:font-style-asian="italic" style:font-style-complex="italic"/>
    </style:style>
    <style:style style:name="T2591" style:family="text">
      <style:text-properties fo:font-style="italic" officeooo:rsid="1042abba" style:font-style-asian="italic" style:font-style-complex="italic"/>
    </style:style>
    <style:style style:name="T2592" style:family="text">
      <style:text-properties fo:font-style="italic" officeooo:rsid="1042b454" style:font-style-asian="italic" style:font-style-complex="italic"/>
    </style:style>
    <style:style style:name="T2593" style:family="text">
      <style:text-properties fo:font-style="italic" officeooo:rsid="10441e57" style:font-style-asian="italic" style:font-style-complex="italic"/>
    </style:style>
    <style:style style:name="T2594" style:family="text">
      <style:text-properties fo:font-style="italic" officeooo:rsid="1044a89c" style:font-style-asian="italic" style:font-style-complex="italic"/>
    </style:style>
    <style:style style:name="T2595" style:family="text">
      <style:text-properties fo:font-style="italic" officeooo:rsid="104d10ce" style:font-style-asian="italic" style:font-style-complex="italic"/>
    </style:style>
    <style:style style:name="T2596" style:family="text">
      <style:text-properties fo:font-style="italic" officeooo:rsid="1050fba8" style:font-style-asian="italic" style:font-style-complex="italic"/>
    </style:style>
    <style:style style:name="T2597" style:family="text">
      <style:text-properties fo:font-style="italic" officeooo:rsid="10544049" style:font-style-asian="italic" style:font-style-complex="italic"/>
    </style:style>
    <style:style style:name="T2598" style:family="text">
      <style:text-properties fo:font-style="italic" officeooo:rsid="1056537a" style:font-style-asian="italic" style:font-style-complex="italic"/>
    </style:style>
    <style:style style:name="T2599" style:family="text">
      <style:text-properties fo:font-style="italic" officeooo:rsid="1057aaf1" style:font-style-asian="italic" style:font-style-complex="italic"/>
    </style:style>
    <style:style style:name="T2600" style:family="text">
      <style:text-properties fo:font-style="italic" officeooo:rsid="105814c3" style:font-style-asian="italic" style:font-style-complex="italic"/>
    </style:style>
    <style:style style:name="T2601" style:family="text">
      <style:text-properties fo:font-style="italic" officeooo:rsid="10651be2" style:font-style-asian="italic" style:font-style-complex="italic"/>
    </style:style>
    <style:style style:name="T2602" style:family="text">
      <style:text-properties fo:font-style="italic" officeooo:rsid="1068d366" style:font-style-asian="italic" style:font-style-complex="italic"/>
    </style:style>
    <style:style style:name="T2603" style:family="text">
      <style:text-properties fo:font-style="italic" officeooo:rsid="10a06379" style:font-style-asian="italic" style:font-style-complex="italic"/>
    </style:style>
    <style:style style:name="T2604" style:family="text">
      <style:text-properties fo:font-style="italic" officeooo:rsid="10a3e07c" style:font-style-asian="italic" style:font-style-complex="italic"/>
    </style:style>
    <style:style style:name="T2605" style:family="text">
      <style:text-properties fo:font-style="italic" officeooo:rsid="10a7afb7" style:font-style-asian="italic" style:font-style-complex="italic"/>
    </style:style>
    <style:style style:name="T2606" style:family="text">
      <style:text-properties fo:font-style="italic" officeooo:rsid="10a99584" style:font-style-asian="italic" style:font-style-complex="italic"/>
    </style:style>
    <style:style style:name="T2607" style:family="text">
      <style:text-properties fo:font-style="italic" officeooo:rsid="10b3b8ac" style:font-style-asian="italic" style:font-style-complex="italic"/>
    </style:style>
    <style:style style:name="T2608" style:family="text">
      <style:text-properties fo:font-style="italic" officeooo:rsid="10c4332f" style:font-style-asian="italic" style:font-style-complex="italic"/>
    </style:style>
    <style:style style:name="T2609" style:family="text">
      <style:text-properties fo:font-style="italic" officeooo:rsid="10c4a0cb" style:font-style-asian="italic" style:font-style-complex="italic"/>
    </style:style>
    <style:style style:name="T2610" style:family="text">
      <style:text-properties fo:font-style="italic" officeooo:rsid="10c736c0" style:font-style-asian="italic" style:font-style-complex="italic"/>
    </style:style>
    <style:style style:name="T2611" style:family="text">
      <style:text-properties fo:font-style="italic" officeooo:rsid="10d41ccf" style:font-style-asian="italic" style:font-style-complex="italic"/>
    </style:style>
    <style:style style:name="T2612" style:family="text">
      <style:text-properties fo:font-style="italic" officeooo:rsid="10db8a2c" style:font-style-asian="italic" style:font-style-complex="italic"/>
    </style:style>
    <style:style style:name="T2613" style:family="text">
      <style:text-properties fo:font-style="italic" officeooo:rsid="10e1fc9a" style:font-style-asian="italic" style:font-style-complex="italic"/>
    </style:style>
    <style:style style:name="T2614" style:family="text">
      <style:text-properties fo:font-style="italic" officeooo:rsid="10e957d1" style:font-style-asian="italic" style:font-style-complex="italic"/>
    </style:style>
    <style:style style:name="T2615" style:family="text">
      <style:text-properties fo:font-style="italic" officeooo:rsid="10ead139" style:font-style-asian="italic" style:font-style-complex="italic"/>
    </style:style>
    <style:style style:name="T2616" style:family="text">
      <style:text-properties fo:font-style="italic" officeooo:rsid="10f5bb13" style:font-style-asian="italic" style:font-style-complex="italic"/>
    </style:style>
    <style:style style:name="T2617" style:family="text">
      <style:text-properties fo:font-style="italic" officeooo:rsid="1114aead" style:font-style-asian="italic" style:font-style-complex="italic"/>
    </style:style>
    <style:style style:name="T2618" style:family="text">
      <style:text-properties fo:font-style="italic" officeooo:rsid="111bedda" style:font-style-asian="italic" style:font-style-complex="italic"/>
    </style:style>
    <style:style style:name="T2619" style:family="text">
      <style:text-properties fo:font-style="italic" officeooo:rsid="1125a4b7" style:font-style-asian="italic" style:font-style-complex="italic"/>
    </style:style>
    <style:style style:name="T2620" style:family="text">
      <style:text-properties fo:font-style="italic" officeooo:rsid="11364982" style:font-style-asian="italic" style:font-style-complex="italic"/>
    </style:style>
    <style:style style:name="T2621" style:family="text">
      <style:text-properties fo:font-style="italic" officeooo:rsid="113adadb" style:font-style-asian="italic" style:font-style-complex="italic"/>
    </style:style>
    <style:style style:name="T2622" style:family="text">
      <style:text-properties fo:font-style="italic" officeooo:rsid="113ba01a" style:font-style-asian="italic" style:font-style-complex="italic"/>
    </style:style>
    <style:style style:name="T2623" style:family="text">
      <style:text-properties fo:font-style="italic" officeooo:rsid="11422376" style:font-style-asian="italic" style:font-style-complex="italic"/>
    </style:style>
    <style:style style:name="T2624" style:family="text">
      <style:text-properties fo:font-style="italic" officeooo:rsid="114e6cd4" style:font-style-asian="italic" style:font-style-complex="italic"/>
    </style:style>
    <style:style style:name="T2625" style:family="text">
      <style:text-properties fo:font-style="italic" officeooo:rsid="114fd7c2" style:font-style-asian="italic" style:font-style-complex="italic"/>
    </style:style>
    <style:style style:name="T2626" style:family="text">
      <style:text-properties fo:font-style="italic" officeooo:rsid="115c493a" style:font-style-asian="italic" style:font-style-complex="italic"/>
    </style:style>
    <style:style style:name="T2627" style:family="text">
      <style:text-properties fo:font-style="italic" officeooo:rsid="116ed8b5" style:font-style-asian="italic" style:font-style-complex="italic"/>
    </style:style>
    <style:style style:name="T2628" style:family="text">
      <style:text-properties fo:font-style="italic" officeooo:rsid="117b98df" style:font-style-asian="italic" style:font-style-complex="italic"/>
    </style:style>
    <style:style style:name="T2629" style:family="text">
      <style:text-properties fo:font-style="italic" officeooo:rsid="1183c690" style:font-style-asian="italic" style:font-style-complex="italic"/>
    </style:style>
    <style:style style:name="T2630" style:family="text">
      <style:text-properties fo:font-style="italic" officeooo:rsid="1185e878" style:font-style-asian="italic" style:font-style-complex="italic"/>
    </style:style>
    <style:style style:name="T2631" style:family="text">
      <style:text-properties fo:font-style="italic" officeooo:rsid="117dd45e" style:font-style-asian="italic" style:font-style-complex="italic"/>
    </style:style>
    <style:style style:name="T2632" style:family="text">
      <style:text-properties fo:font-style="italic" officeooo:rsid="118a4082" style:font-style-asian="italic" style:font-style-complex="italic"/>
    </style:style>
    <style:style style:name="T2633" style:family="text">
      <style:text-properties fo:font-style="italic" officeooo:rsid="118ae166" style:font-style-asian="italic" style:font-style-complex="italic"/>
    </style:style>
    <style:style style:name="T2634" style:family="text">
      <style:text-properties fo:font-style="italic" officeooo:rsid="119165c5" style:font-style-asian="italic" style:font-style-complex="italic"/>
    </style:style>
    <style:style style:name="T2635" style:family="text">
      <style:text-properties fo:font-style="italic" officeooo:rsid="119680f6" style:font-style-asian="italic" style:font-style-complex="italic"/>
    </style:style>
    <style:style style:name="T2636" style:family="text">
      <style:text-properties fo:font-style="italic" officeooo:rsid="119976c7" style:font-style-asian="italic" style:font-style-complex="italic"/>
    </style:style>
    <style:style style:name="T2637" style:family="text">
      <style:text-properties fo:font-style="italic" officeooo:rsid="11a071f2" style:font-style-asian="italic" style:font-style-complex="italic"/>
    </style:style>
    <style:style style:name="T2638" style:family="text">
      <style:text-properties fo:font-style="italic" officeooo:rsid="11a32987" style:font-style-asian="italic" style:font-style-complex="italic"/>
    </style:style>
    <style:style style:name="T2639" style:family="text">
      <style:text-properties fo:font-style="italic" officeooo:rsid="11a6d2a4" style:font-style-asian="italic" style:font-style-complex="italic"/>
    </style:style>
    <style:style style:name="T2640" style:family="text">
      <style:text-properties fo:font-style="italic" officeooo:rsid="11a7a6e0" style:font-style-asian="italic" style:font-style-complex="italic"/>
    </style:style>
    <style:style style:name="T2641" style:family="text">
      <style:text-properties fo:font-style="italic" officeooo:rsid="11b12d4d" style:font-style-asian="italic" style:font-style-complex="italic"/>
    </style:style>
    <style:style style:name="T2642" style:family="text">
      <style:text-properties fo:font-style="italic" officeooo:rsid="11b31780" style:font-style-asian="italic" style:font-style-complex="italic"/>
    </style:style>
    <style:style style:name="T2643" style:family="text">
      <style:text-properties fo:font-style="italic" officeooo:rsid="11b8fe9d" style:font-style-asian="italic" style:font-style-complex="italic"/>
    </style:style>
    <style:style style:name="T2644" style:family="text">
      <style:text-properties fo:font-style="italic" officeooo:rsid="11bcd11b" style:font-style-asian="italic" style:font-style-complex="italic"/>
    </style:style>
    <style:style style:name="T2645" style:family="text">
      <style:text-properties fo:font-style="italic" officeooo:rsid="11c0ef63" style:font-style-asian="italic" style:font-style-complex="italic"/>
    </style:style>
    <style:style style:name="T2646" style:family="text">
      <style:text-properties fo:font-style="italic" officeooo:rsid="11cc8f79" style:font-style-asian="italic" style:font-style-complex="italic"/>
    </style:style>
    <style:style style:name="T2647" style:family="text">
      <style:text-properties fo:font-style="italic" officeooo:rsid="11d3cd2d" style:font-style-asian="italic" style:font-style-complex="italic"/>
    </style:style>
    <style:style style:name="T2648" style:family="text">
      <style:text-properties fo:font-style="italic" officeooo:rsid="11daed0d" style:font-style-asian="italic" style:font-style-complex="italic"/>
    </style:style>
    <style:style style:name="T2649" style:family="text">
      <style:text-properties fo:font-style="italic" officeooo:rsid="11e0be82" style:font-style-asian="italic" style:font-style-complex="italic"/>
    </style:style>
    <style:style style:name="T2650" style:family="text">
      <style:text-properties fo:font-style="italic" officeooo:rsid="11e22e77" style:font-style-asian="italic" style:font-style-complex="italic"/>
    </style:style>
    <style:style style:name="T2651" style:family="text">
      <style:text-properties fo:font-style="italic" officeooo:rsid="11fa3c77" style:font-style-asian="italic" style:font-style-complex="italic"/>
    </style:style>
    <style:style style:name="T2652" style:family="text">
      <style:text-properties fo:font-style="italic" officeooo:rsid="120309ce" style:font-style-asian="italic" style:font-style-complex="italic"/>
    </style:style>
    <style:style style:name="T2653" style:family="text">
      <style:text-properties fo:font-style="italic" officeooo:rsid="123a99e2" style:font-style-asian="italic" style:font-style-complex="italic"/>
    </style:style>
    <style:style style:name="T2654" style:family="text">
      <style:text-properties fo:font-style="italic" officeooo:rsid="125a7239" style:font-style-asian="italic" style:font-style-complex="italic"/>
    </style:style>
    <style:style style:name="T2655" style:family="text">
      <style:text-properties fo:font-style="italic" officeooo:rsid="12612d7e" style:font-style-asian="italic" style:font-style-complex="italic"/>
    </style:style>
    <style:style style:name="T2656" style:family="text">
      <style:text-properties fo:font-style="italic" officeooo:rsid="12618cdf" style:font-style-asian="italic" style:font-style-complex="italic"/>
    </style:style>
    <style:style style:name="T2657" style:family="text">
      <style:text-properties fo:font-style="italic" officeooo:rsid="1265a101" style:font-style-asian="italic" style:font-style-complex="italic"/>
    </style:style>
    <style:style style:name="T2658" style:family="text">
      <style:text-properties fo:font-style="italic" officeooo:rsid="12704f0d" style:font-style-asian="italic" style:font-style-complex="italic"/>
    </style:style>
    <style:style style:name="T2659" style:family="text">
      <style:text-properties fo:font-style="italic" officeooo:rsid="127551b5" style:font-style-asian="italic" style:font-style-complex="italic"/>
    </style:style>
    <style:style style:name="T2660" style:family="text">
      <style:text-properties fo:font-style="italic" officeooo:rsid="1275fede" style:font-style-asian="italic" style:font-style-complex="italic"/>
    </style:style>
    <style:style style:name="T2661" style:family="text">
      <style:text-properties fo:font-style="italic" officeooo:rsid="1276a30f" style:font-style-asian="italic" style:font-style-complex="italic"/>
    </style:style>
    <style:style style:name="T2662" style:family="text">
      <style:text-properties fo:font-style="italic" officeooo:rsid="1276fcbd" style:font-style-asian="italic" style:font-style-complex="italic"/>
    </style:style>
    <style:style style:name="T2663" style:family="text">
      <style:text-properties fo:font-style="italic" officeooo:rsid="127a47b4" style:font-style-asian="italic" style:font-style-complex="italic"/>
    </style:style>
    <style:style style:name="T2664" style:family="text">
      <style:text-properties fo:font-style="italic" officeooo:rsid="127bce9d" style:font-style-asian="italic" style:font-style-complex="italic"/>
    </style:style>
    <style:style style:name="T2665" style:family="text">
      <style:text-properties fo:font-style="italic" officeooo:rsid="1282aa6b" style:font-style-asian="italic" style:font-style-complex="italic"/>
    </style:style>
    <style:style style:name="T2666" style:family="text">
      <style:text-properties fo:font-style="italic" officeooo:rsid="128440ab" style:font-style-asian="italic" style:font-style-complex="italic"/>
    </style:style>
    <style:style style:name="T2667" style:family="text">
      <style:text-properties fo:font-style="italic" officeooo:rsid="128915a6" style:font-style-asian="italic" style:font-style-complex="italic"/>
    </style:style>
    <style:style style:name="T2668" style:family="text">
      <style:text-properties fo:font-style="italic" officeooo:rsid="128c944f" style:font-style-asian="italic" style:font-style-complex="italic"/>
    </style:style>
    <style:style style:name="T2669" style:family="text">
      <style:text-properties fo:font-style="italic" officeooo:rsid="128dafc2" style:font-style-asian="italic" style:font-style-complex="italic"/>
    </style:style>
    <style:style style:name="T2670" style:family="text">
      <style:text-properties fo:font-style="italic" officeooo:rsid="128eb1f7" style:font-style-asian="italic" style:font-style-complex="italic"/>
    </style:style>
    <style:style style:name="T2671" style:family="text">
      <style:text-properties fo:font-style="italic" officeooo:rsid="1290a95f" style:font-style-asian="italic" style:font-style-complex="italic"/>
    </style:style>
    <style:style style:name="T2672" style:family="text">
      <style:text-properties fo:font-style="italic" officeooo:rsid="12a6cf1f" style:font-style-asian="italic" style:font-style-complex="italic"/>
    </style:style>
    <style:style style:name="T2673" style:family="text">
      <style:text-properties fo:font-style="italic" officeooo:rsid="12a6ddd4" style:font-style-asian="italic" style:font-style-complex="italic"/>
    </style:style>
    <style:style style:name="T2674" style:family="text">
      <style:text-properties fo:font-style="italic" officeooo:rsid="12c07c83" style:font-style-asian="italic" style:font-style-complex="italic"/>
    </style:style>
    <style:style style:name="T2675" style:family="text">
      <style:text-properties fo:font-style="italic" officeooo:rsid="12c50d28" style:font-style-asian="italic" style:font-style-complex="italic"/>
    </style:style>
    <style:style style:name="T2676" style:family="text">
      <style:text-properties fo:font-style="italic" officeooo:rsid="12d276e6" style:font-style-asian="italic" style:font-style-complex="italic"/>
    </style:style>
    <style:style style:name="T2677" style:family="text">
      <style:text-properties fo:font-style="italic" officeooo:rsid="12d2a52a" style:font-style-asian="italic" style:font-style-complex="italic"/>
    </style:style>
    <style:style style:name="T2678" style:family="text">
      <style:text-properties fo:font-style="italic" officeooo:rsid="12d315b7" style:font-style-asian="italic" style:font-style-complex="italic"/>
    </style:style>
    <style:style style:name="T2679" style:family="text">
      <style:text-properties fo:font-style="italic" officeooo:rsid="12d5784c" style:font-style-asian="italic" style:font-style-complex="italic"/>
    </style:style>
    <style:style style:name="T2680" style:family="text">
      <style:text-properties fo:font-style="italic" officeooo:rsid="12d97e81" style:font-style-asian="italic" style:font-style-complex="italic"/>
    </style:style>
    <style:style style:name="T2681" style:family="text">
      <style:text-properties fo:font-style="italic" officeooo:rsid="12dd08f7" style:font-style-asian="italic" style:font-style-complex="italic"/>
    </style:style>
    <style:style style:name="T2682" style:family="text">
      <style:text-properties fo:font-style="italic" officeooo:rsid="13118c8f" style:font-style-asian="italic" style:font-style-complex="italic"/>
    </style:style>
    <style:style style:name="T2683" style:family="text">
      <style:text-properties fo:font-style="italic" officeooo:rsid="1325a5bf" style:font-style-asian="italic" style:font-style-complex="italic"/>
    </style:style>
    <style:style style:name="T2684" style:family="text">
      <style:text-properties fo:font-style="italic" officeooo:rsid="132edcb2" style:font-style-asian="italic" style:font-style-complex="italic"/>
    </style:style>
    <style:style style:name="T2685" style:family="text">
      <style:text-properties fo:font-style="italic" officeooo:rsid="132fc957" style:font-style-asian="italic" style:font-style-complex="italic"/>
    </style:style>
    <style:style style:name="T2686" style:family="text">
      <style:text-properties fo:font-style="italic" officeooo:rsid="133462c5" style:font-style-asian="italic" style:font-style-complex="italic"/>
    </style:style>
    <style:style style:name="T2687" style:family="text">
      <style:text-properties fo:font-style="italic" officeooo:rsid="13348129" style:font-style-asian="italic" style:font-style-complex="italic"/>
    </style:style>
    <style:style style:name="T2688" style:family="text">
      <style:text-properties fo:font-style="italic" officeooo:rsid="1366a144" style:font-style-asian="italic" style:font-style-complex="italic"/>
    </style:style>
    <style:style style:name="T2689" style:family="text">
      <style:text-properties fo:font-style="italic" officeooo:rsid="13680a29" style:font-style-asian="italic" style:font-style-complex="italic"/>
    </style:style>
    <style:style style:name="T2690" style:family="text">
      <style:text-properties fo:font-style="italic" officeooo:rsid="1368c4bf" style:font-style-asian="italic" style:font-style-complex="italic"/>
    </style:style>
    <style:style style:name="T2691" style:family="text">
      <style:text-properties fo:font-style="italic" officeooo:rsid="13694af2" style:font-style-asian="italic" style:font-style-complex="italic"/>
    </style:style>
    <style:style style:name="T2692" style:family="text">
      <style:text-properties fo:font-style="italic" officeooo:rsid="136a4748" style:font-style-asian="italic" style:font-style-complex="italic"/>
    </style:style>
    <style:style style:name="T2693" style:family="text">
      <style:text-properties fo:font-style="italic" officeooo:rsid="136d8cdf" style:font-style-asian="italic" style:font-style-complex="italic"/>
    </style:style>
    <style:style style:name="T2694" style:family="text">
      <style:text-properties fo:font-style="italic" officeooo:rsid="1370df77" style:font-style-asian="italic" style:font-style-complex="italic"/>
    </style:style>
    <style:style style:name="T2695" style:family="text">
      <style:text-properties fo:font-style="italic" officeooo:rsid="13712387" style:font-style-asian="italic" style:font-style-complex="italic"/>
    </style:style>
    <style:style style:name="T2696" style:family="text">
      <style:text-properties fo:font-style="italic" officeooo:rsid="137226e0" style:font-style-asian="italic" style:font-style-complex="italic"/>
    </style:style>
    <style:style style:name="T2697" style:family="text">
      <style:text-properties fo:font-style="italic" officeooo:rsid="13737d8d" style:font-style-asian="italic" style:font-style-complex="italic"/>
    </style:style>
    <style:style style:name="T2698" style:family="text">
      <style:text-properties fo:font-style="italic" officeooo:rsid="1375d727" style:font-style-asian="italic" style:font-style-complex="italic"/>
    </style:style>
    <style:style style:name="T2699" style:family="text">
      <style:text-properties fo:font-style="italic" officeooo:rsid="1377b2bf" style:font-style-asian="italic" style:font-style-complex="italic"/>
    </style:style>
    <style:style style:name="T2700" style:family="text">
      <style:text-properties fo:font-style="italic" fo:font-weight="bold" officeooo:rsid="02a6f1fa" style:font-style-asian="italic" style:font-weight-asian="bold" style:font-style-complex="italic" style:font-weight-complex="bold"/>
    </style:style>
    <style:style style:name="T2701" style:family="text">
      <style:text-properties fo:font-style="italic" fo:font-weight="bold" officeooo:rsid="027e467c" style:font-style-asian="italic" style:font-weight-asian="bold" style:font-style-complex="italic" style:font-weight-complex="bold"/>
    </style:style>
    <style:style style:name="T2702" style:family="text">
      <style:text-properties fo:font-style="italic" fo:font-weight="bold" officeooo:rsid="03de3618" style:font-style-asian="italic" style:font-weight-asian="bold" style:font-style-complex="italic" style:font-weight-complex="bold"/>
    </style:style>
    <style:style style:name="T2703" style:family="text">
      <style:text-properties fo:font-style="italic" fo:font-weight="bold" officeooo:rsid="0329391f" style:font-style-asian="italic" style:font-weight-asian="bold" style:font-style-complex="italic" style:font-weight-complex="bold"/>
    </style:style>
    <style:style style:name="T2704" style:family="text">
      <style:text-properties fo:font-style="italic" fo:font-weight="bold" officeooo:rsid="0400ef13" style:font-style-asian="italic" style:font-weight-asian="bold" style:font-style-complex="italic" style:font-weight-complex="bold"/>
    </style:style>
    <style:style style:name="T2705" style:family="text">
      <style:text-properties fo:font-style="italic" fo:font-weight="bold" officeooo:rsid="04859c2e" style:font-style-asian="italic" style:font-weight-asian="bold" style:font-style-complex="italic" style:font-weight-complex="bold"/>
    </style:style>
    <style:style style:name="T2706" style:family="text">
      <style:text-properties fo:font-style="italic" fo:font-weight="bold" officeooo:rsid="04deb270" style:font-style-asian="italic" style:font-weight-asian="bold" style:font-style-complex="italic" style:font-weight-complex="bold"/>
    </style:style>
    <style:style style:name="T2707" style:family="text">
      <style:text-properties fo:font-style="italic" fo:font-weight="bold" officeooo:rsid="054885cd" style:font-style-asian="italic" style:font-weight-asian="bold" style:font-style-complex="italic" style:font-weight-complex="bold"/>
    </style:style>
    <style:style style:name="T2708" style:family="text">
      <style:text-properties fo:font-style="italic" fo:font-weight="bold" officeooo:rsid="05818313" style:font-style-asian="italic" style:font-weight-asian="bold" style:font-style-complex="italic" style:font-weight-complex="bold"/>
    </style:style>
    <style:style style:name="T2709" style:family="text">
      <style:text-properties fo:font-style="italic" fo:font-weight="bold" officeooo:rsid="058ff97a" style:font-style-asian="italic" style:font-weight-asian="bold" style:font-style-complex="italic" style:font-weight-complex="bold"/>
    </style:style>
    <style:style style:name="T2710" style:family="text">
      <style:text-properties fo:font-style="italic" fo:font-weight="bold" officeooo:rsid="06a1ed70" style:font-style-asian="italic" style:font-weight-asian="bold" style:font-style-complex="italic" style:font-weight-complex="bold"/>
    </style:style>
    <style:style style:name="T2711" style:family="text">
      <style:text-properties fo:font-style="italic" fo:font-weight="bold" officeooo:rsid="087cbd4d" style:font-style-asian="italic" style:font-weight-asian="bold" style:font-style-complex="italic" style:font-weight-complex="bold"/>
    </style:style>
    <style:style style:name="T2712" style:family="text">
      <style:text-properties fo:font-style="italic" fo:font-weight="bold" officeooo:rsid="093041d0" style:font-style-asian="italic" style:font-weight-asian="bold" style:font-style-complex="italic" style:font-weight-complex="bold"/>
    </style:style>
    <style:style style:name="T2713" style:family="text">
      <style:text-properties fo:font-style="italic" fo:font-weight="bold" officeooo:rsid="098c846c" style:font-style-asian="italic" style:font-weight-asian="bold" style:font-style-complex="italic" style:font-weight-complex="bold"/>
    </style:style>
    <style:style style:name="T2714" style:family="text">
      <style:text-properties fo:font-style="italic" fo:font-weight="bold" officeooo:rsid="09c1144d" style:font-style-asian="italic" style:font-weight-asian="bold" style:font-style-complex="italic" style:font-weight-complex="bold"/>
    </style:style>
    <style:style style:name="T2715" style:family="text">
      <style:text-properties fo:font-style="italic" fo:font-weight="bold" officeooo:rsid="0f89983f" style:font-style-asian="italic" style:font-weight-asian="bold" style:font-style-complex="italic" style:font-weight-complex="bold"/>
    </style:style>
    <style:style style:name="T2716" style:family="text">
      <style:text-properties fo:font-style="italic" fo:font-weight="bold" officeooo:rsid="1085da00" style:font-style-asian="italic" style:font-weight-asian="bold" style:font-style-complex="italic" style:font-weight-complex="bold"/>
    </style:style>
    <style:style style:name="T2717" style:family="text">
      <style:text-properties fo:font-style="italic" fo:font-weight="bold" officeooo:rsid="10b6901b" style:font-style-asian="italic" style:font-weight-asian="bold" style:font-style-complex="italic" style:font-weight-complex="bold"/>
    </style:style>
    <style:style style:name="T2718" style:family="text">
      <style:text-properties fo:font-style="italic" fo:font-weight="normal" officeooo:rsid="02a6f1fa" style:font-style-asian="italic" style:font-weight-asian="normal" style:font-style-complex="italic" style:font-weight-complex="normal"/>
    </style:style>
    <style:style style:name="T2719" style:family="text">
      <style:text-properties fo:font-style="italic" fo:font-weight="normal" officeooo:rsid="03de3618" style:font-style-asian="italic" style:font-weight-asian="normal" style:font-style-complex="italic" style:font-weight-complex="normal"/>
    </style:style>
    <style:style style:name="T2720" style:family="text">
      <style:text-properties fo:font-style="italic" fo:font-weight="normal" officeooo:rsid="036d4b1c" style:font-style-asian="italic" style:font-weight-asian="normal" style:font-style-complex="italic" style:font-weight-complex="normal"/>
    </style:style>
    <style:style style:name="T2721" style:family="text">
      <style:text-properties fo:font-style="italic" fo:font-weight="normal" officeooo:rsid="05818313" style:font-style-asian="italic" style:font-weight-asian="normal" style:font-style-complex="italic" style:font-weight-complex="normal"/>
    </style:style>
    <style:style style:name="T2722" style:family="text">
      <style:text-properties fo:font-style="italic" fo:font-weight="normal" officeooo:rsid="058ff97a" style:font-style-asian="italic" style:font-weight-asian="normal" style:font-style-complex="italic" style:font-weight-complex="normal"/>
    </style:style>
    <style:style style:name="T2723" style:family="text">
      <style:text-properties fo:font-style="italic" fo:font-weight="normal" officeooo:rsid="06598c92" style:font-style-asian="italic" style:font-weight-asian="normal" style:font-style-complex="italic" style:font-weight-complex="normal"/>
    </style:style>
    <style:style style:name="T2724" style:family="text">
      <style:text-properties fo:font-style="italic" fo:font-weight="normal" officeooo:rsid="07c67e65" style:font-style-asian="italic" style:font-weight-asian="normal" style:font-style-complex="italic" style:font-weight-complex="normal"/>
    </style:style>
    <style:style style:name="T2725" style:family="text">
      <style:text-properties fo:font-style="italic" fo:font-weight="normal" officeooo:rsid="087cbd4d" style:font-style-asian="italic" style:font-weight-asian="normal" style:font-style-complex="italic" style:font-weight-complex="normal"/>
    </style:style>
    <style:style style:name="T2726" style:family="text">
      <style:text-properties fo:font-style="italic" fo:font-weight="normal" officeooo:rsid="08d05568" style:font-style-asian="italic" style:font-weight-asian="normal" style:font-style-complex="italic" style:font-weight-complex="normal"/>
    </style:style>
    <style:style style:name="T2727" style:family="text">
      <style:text-properties fo:font-style="italic" fo:font-weight="normal" officeooo:rsid="09c1144d" style:font-style-asian="italic" style:font-weight-asian="normal" style:font-style-complex="italic" style:font-weight-complex="normal"/>
    </style:style>
    <style:style style:name="T2728" style:family="text">
      <style:text-properties fo:font-style="italic" style:text-underline-style="none" fo:font-weight="normal" officeooo:rsid="042ea266" style:font-style-asian="italic" style:font-weight-asian="normal" style:font-style-complex="italic" style:font-weight-complex="normal"/>
    </style:style>
    <style:style style:name="T2729" style:family="text">
      <style:text-properties fo:font-style="italic" style:text-underline-style="none" fo:font-weight="normal" officeooo:rsid="043041f4" style:font-style-asian="italic" style:font-weight-asian="normal" style:font-style-complex="italic" style:font-weight-complex="normal"/>
    </style:style>
    <style:style style:name="T2730" style:family="text">
      <style:text-properties fo:font-style="italic" style:text-underline-style="none" fo:font-weight="normal" officeooo:rsid="033728cd" style:font-style-asian="italic" style:font-weight-asian="normal" style:font-style-complex="italic" style:font-weight-complex="normal"/>
    </style:style>
    <style:style style:name="T2731" style:family="text">
      <style:text-properties fo:font-style="italic" style:text-underline-style="none" fo:font-weight="normal" officeooo:rsid="0ab62eec" style:font-style-asian="italic" style:font-weight-asian="normal" style:font-style-complex="italic" style:font-weight-complex="normal"/>
    </style:style>
    <style:style style:name="T2732" style:family="text">
      <style:text-properties fo:font-style="italic" style:text-underline-style="none" fo:font-weight="normal" officeooo:rsid="0ab71a31" style:font-style-asian="italic" style:font-weight-asian="normal" style:font-style-complex="italic" style:font-weight-complex="normal"/>
    </style:style>
    <style:style style:name="T2733" style:family="text">
      <style:text-properties fo:font-style="italic" style:text-underline-style="none" fo:font-weight="normal" officeooo:rsid="0ab97eef" style:font-style-asian="italic" style:font-weight-asian="normal" style:font-style-complex="italic" style:font-weight-complex="normal"/>
    </style:style>
    <style:style style:name="T2734" style:family="text">
      <style:text-properties fo:font-style="italic" style:text-underline-style="none" fo:font-weight="normal" officeooo:rsid="0abacdc8" style:font-style-asian="italic" style:font-weight-asian="normal" style:font-style-complex="italic" style:font-weight-complex="normal"/>
    </style:style>
    <style:style style:name="T2735" style:family="text">
      <style:text-properties fo:font-style="italic" style:text-underline-style="none" fo:font-weight="normal" officeooo:rsid="0abb64a5" style:font-style-asian="italic" style:font-weight-asian="normal" style:font-style-complex="italic" style:font-weight-complex="normal"/>
    </style:style>
    <style:style style:name="T2736" style:family="text">
      <style:text-properties fo:font-style="italic" style:text-underline-style="none" fo:font-weight="normal" officeooo:rsid="0ac128ca" style:font-style-asian="italic" style:font-weight-asian="normal" style:font-style-complex="italic" style:font-weight-complex="normal"/>
    </style:style>
    <style:style style:name="T2737" style:family="text">
      <style:text-properties fo:font-style="italic" style:text-underline-style="none" fo:font-weight="normal" officeooo:rsid="0be33375" style:font-style-asian="italic" style:font-weight-asian="normal" style:font-style-complex="italic" style:font-weight-complex="normal"/>
    </style:style>
    <style:style style:name="T2738" style:family="text">
      <style:text-properties fo:font-style="italic" style:text-underline-style="none" fo:font-weight="normal" officeooo:rsid="0c41b1f5" style:font-style-asian="italic" style:font-weight-asian="normal" style:font-style-complex="italic" style:font-weight-complex="normal"/>
    </style:style>
    <style:style style:name="T2739" style:family="text">
      <style:text-properties fo:font-style="italic" style:text-underline-style="none" fo:font-weight="normal" officeooo:rsid="0c467509" style:font-style-asian="italic" style:font-weight-asian="normal" style:font-style-complex="italic" style:font-weight-complex="normal"/>
    </style:style>
    <style:style style:name="T2740" style:family="text">
      <style:text-properties fo:font-style="italic" style:text-underline-style="none" fo:font-weight="normal" officeooo:rsid="0c482e3a" style:font-style-asian="italic" style:font-weight-asian="normal" style:font-style-complex="italic" style:font-weight-complex="normal"/>
    </style:style>
    <style:style style:name="T2741" style:family="text">
      <style:text-properties fo:font-style="italic" style:text-underline-style="none" fo:font-weight="normal" officeooo:rsid="0c4a2e31" style:font-style-asian="italic" style:font-weight-asian="normal" style:font-style-complex="italic" style:font-weight-complex="normal"/>
    </style:style>
    <style:style style:name="T2742" style:family="text">
      <style:text-properties fo:font-style="italic" style:text-underline-style="none" fo:font-weight="normal" officeooo:rsid="0c4dd9d1" style:font-style-asian="italic" style:font-weight-asian="normal" style:font-style-complex="italic" style:font-weight-complex="normal"/>
    </style:style>
    <style:style style:name="T2743" style:family="text">
      <style:text-properties fo:font-style="italic" style:text-underline-style="none" fo:font-weight="normal" officeooo:rsid="0c4e5b23" style:font-style-asian="italic" style:font-weight-asian="normal" style:font-style-complex="italic" style:font-weight-complex="normal"/>
    </style:style>
    <style:style style:name="T2744" style:family="text">
      <style:text-properties fo:font-style="italic" style:text-underline-style="none" fo:font-weight="normal" officeooo:rsid="0c524017" style:font-style-asian="italic" style:font-weight-asian="normal" style:font-style-complex="italic" style:font-weight-complex="normal"/>
    </style:style>
    <style:style style:name="T2745" style:family="text">
      <style:text-properties fo:font-style="italic" style:text-underline-style="none" fo:font-weight="normal" officeooo:rsid="0c53eea2" style:font-style-asian="italic" style:font-weight-asian="normal" style:font-style-complex="italic" style:font-weight-complex="normal"/>
    </style:style>
    <style:style style:name="T2746" style:family="text">
      <style:text-properties fo:font-style="italic" style:text-underline-style="none" fo:font-weight="normal" officeooo:rsid="0c55a963" style:font-style-asian="italic" style:font-weight-asian="normal" style:font-style-complex="italic" style:font-weight-complex="normal"/>
    </style:style>
    <style:style style:name="T2747" style:family="text">
      <style:text-properties fo:font-style="italic" style:text-underline-style="none" fo:font-weight="normal" officeooo:rsid="0c55ce1c" style:font-style-asian="italic" style:font-weight-asian="normal" style:font-style-complex="italic" style:font-weight-complex="normal"/>
    </style:style>
    <style:style style:name="T2748" style:family="text">
      <style:text-properties fo:font-style="italic" style:text-underline-style="none" fo:font-weight="normal" officeooo:rsid="0c565119" style:font-style-asian="italic" style:font-weight-asian="normal" style:font-style-complex="italic" style:font-weight-complex="normal"/>
    </style:style>
    <style:style style:name="T2749" style:family="text">
      <style:text-properties fo:font-style="italic" style:text-underline-style="none" fo:font-weight="normal" officeooo:rsid="0c60859d" style:font-style-asian="italic" style:font-weight-asian="normal" style:font-style-complex="italic" style:font-weight-complex="normal"/>
    </style:style>
    <style:style style:name="T2750" style:family="text">
      <style:text-properties fo:font-style="italic" style:text-underline-style="none" fo:font-weight="normal" officeooo:rsid="0c70c749" style:font-style-asian="italic" style:font-weight-asian="normal" style:font-style-complex="italic" style:font-weight-complex="normal"/>
    </style:style>
    <style:style style:name="T2751" style:family="text">
      <style:text-properties fo:font-style="italic" style:text-underline-style="none" fo:font-weight="normal" officeooo:rsid="0cd4a845" style:font-style-asian="italic" style:font-weight-asian="normal" style:font-style-complex="italic" style:font-weight-complex="normal"/>
    </style:style>
    <style:style style:name="T2752" style:family="text">
      <style:text-properties fo:font-style="italic" style:text-underline-style="none" fo:font-weight="normal" officeooo:rsid="0ce0364e" style:font-style-asian="italic" style:font-weight-asian="normal" style:font-style-complex="italic" style:font-weight-complex="normal"/>
    </style:style>
    <style:style style:name="T2753" style:family="text">
      <style:text-properties fo:font-style="italic" style:text-underline-style="none" fo:font-weight="normal" officeooo:rsid="0ce0d335" style:font-style-asian="italic" style:font-weight-asian="normal" style:font-style-complex="italic" style:font-weight-complex="normal"/>
    </style:style>
    <style:style style:name="T2754" style:family="text">
      <style:text-properties fo:font-style="italic" style:text-underline-style="none" fo:font-weight="normal" officeooo:rsid="0ce8478b" style:font-style-asian="italic" style:font-weight-asian="normal" style:font-style-complex="italic" style:font-weight-complex="normal"/>
    </style:style>
    <style:style style:name="T2755" style:family="text">
      <style:text-properties fo:font-style="italic" style:text-underline-style="none" fo:font-weight="normal" officeooo:rsid="0cfc3455" style:font-style-asian="italic" style:font-weight-asian="normal" style:font-style-complex="italic" style:font-weight-complex="normal"/>
    </style:style>
    <style:style style:name="T2756" style:family="text">
      <style:text-properties fo:font-style="italic" style:text-underline-style="none" fo:font-weight="normal" officeooo:rsid="0cfe80f4" style:font-style-asian="italic" style:font-weight-asian="normal" style:font-style-complex="italic" style:font-weight-complex="normal"/>
    </style:style>
    <style:style style:name="T2757" style:family="text">
      <style:text-properties fo:font-style="italic" style:text-underline-style="none" fo:font-weight="normal" officeooo:rsid="0d61fdb5" style:font-style-asian="italic" style:font-weight-asian="normal" style:font-style-complex="italic" style:font-weight-complex="normal"/>
    </style:style>
    <style:style style:name="T2758" style:family="text">
      <style:text-properties fo:font-style="italic" style:text-underline-style="none" fo:font-weight="normal" officeooo:rsid="0d667481" style:font-style-asian="italic" style:font-weight-asian="normal" style:font-style-complex="italic" style:font-weight-complex="normal"/>
    </style:style>
    <style:style style:name="T2759" style:family="text">
      <style:text-properties fo:font-style="italic" style:text-underline-style="none" fo:font-weight="normal" officeooo:rsid="0d677ce2" style:font-style-asian="italic" style:font-weight-asian="normal" style:font-style-complex="italic" style:font-weight-complex="normal"/>
    </style:style>
    <style:style style:name="T2760" style:family="text">
      <style:text-properties fo:font-style="italic" style:text-underline-style="none" fo:font-weight="normal" officeooo:rsid="0d72b3bd" style:font-style-asian="italic" style:font-weight-asian="normal" style:font-style-complex="italic" style:font-weight-complex="normal"/>
    </style:style>
    <style:style style:name="T2761" style:family="text">
      <style:text-properties fo:font-style="italic" style:text-underline-style="none" fo:font-weight="normal" officeooo:rsid="0d7ad292" style:font-style-asian="italic" style:font-weight-asian="normal" style:font-style-complex="italic" style:font-weight-complex="normal"/>
    </style:style>
    <style:style style:name="T2762" style:family="text">
      <style:text-properties fo:font-style="italic" style:text-underline-style="none" fo:font-weight="normal" officeooo:rsid="0d80bf5c" style:font-style-asian="italic" style:font-weight-asian="normal" style:font-style-complex="italic" style:font-weight-complex="normal"/>
    </style:style>
    <style:style style:name="T2763" style:family="text">
      <style:text-properties fo:font-style="italic" style:text-underline-style="none" fo:font-weight="normal" officeooo:rsid="0d885aed" style:font-style-asian="italic" style:font-weight-asian="normal" style:font-style-complex="italic" style:font-weight-complex="normal"/>
    </style:style>
    <style:style style:name="T2764" style:family="text">
      <style:text-properties fo:font-style="italic" style:text-underline-style="none" fo:font-weight="normal" officeooo:rsid="0d5ee47f" style:font-style-asian="italic" style:font-weight-asian="normal" style:font-style-complex="italic" style:font-weight-complex="normal"/>
    </style:style>
    <style:style style:name="T2765" style:family="text">
      <style:text-properties fo:font-style="italic" style:text-underline-style="none" fo:font-weight="normal" officeooo:rsid="0d6088dc" style:font-style-asian="italic" style:font-weight-asian="normal" style:font-style-complex="italic" style:font-weight-complex="normal"/>
    </style:style>
    <style:style style:name="T2766" style:family="text">
      <style:text-properties fo:font-style="italic" style:text-underline-style="none" fo:font-weight="normal" officeooo:rsid="0dbb2975" style:font-style-asian="italic" style:font-weight-asian="normal" style:font-style-complex="italic" style:font-weight-complex="normal"/>
    </style:style>
    <style:style style:name="T2767" style:family="text">
      <style:text-properties fo:font-style="italic" style:text-underline-style="none" fo:font-weight="normal" officeooo:rsid="0dbbefaf" style:font-style-asian="italic" style:font-weight-asian="normal" style:font-style-complex="italic" style:font-weight-complex="normal"/>
    </style:style>
    <style:style style:name="T2768" style:family="text">
      <style:text-properties fo:font-style="italic" style:text-underline-style="none" fo:font-weight="normal" officeooo:rsid="0dbef40e" style:font-style-asian="italic" style:font-weight-asian="normal" style:font-style-complex="italic" style:font-weight-complex="normal"/>
    </style:style>
    <style:style style:name="T2769" style:family="text">
      <style:text-properties fo:font-style="italic" style:text-underline-style="none" fo:font-weight="normal" officeooo:rsid="0d696951" style:font-style-asian="italic" style:font-weight-asian="normal" style:font-style-complex="italic" style:font-weight-complex="normal"/>
    </style:style>
    <style:style style:name="T2770" style:family="text">
      <style:text-properties fo:font-style="italic" style:text-underline-style="none" fo:font-weight="normal" officeooo:rsid="0dccaa1e" style:font-style-asian="italic" style:font-weight-asian="normal" style:font-style-complex="italic" style:font-weight-complex="normal"/>
    </style:style>
    <style:style style:name="T2771" style:family="text">
      <style:text-properties fo:font-style="italic" style:text-underline-style="none" fo:font-weight="normal" officeooo:rsid="0dce2a36" style:font-style-asian="italic" style:font-weight-asian="normal" style:font-style-complex="italic" style:font-weight-complex="normal"/>
    </style:style>
    <style:style style:name="T2772" style:family="text">
      <style:text-properties fo:font-style="italic" style:text-underline-style="none" fo:font-weight="normal" officeooo:rsid="0dce947d" style:font-style-asian="italic" style:font-weight-asian="normal" style:font-style-complex="italic" style:font-weight-complex="normal"/>
    </style:style>
    <style:style style:name="T2773" style:family="text">
      <style:text-properties fo:font-style="italic" style:text-underline-style="none" fo:font-weight="normal" officeooo:rsid="0dcff196" style:font-style-asian="italic" style:font-weight-asian="normal" style:font-style-complex="italic" style:font-weight-complex="normal"/>
    </style:style>
    <style:style style:name="T2774" style:family="text">
      <style:text-properties fo:font-style="italic" style:text-underline-style="none" fo:font-weight="normal" officeooo:rsid="0dd455a4" style:font-style-asian="italic" style:font-weight-asian="normal" style:font-style-complex="italic" style:font-weight-complex="normal"/>
    </style:style>
    <style:style style:name="T2775" style:family="text">
      <style:text-properties fo:font-style="italic" style:text-underline-style="none" fo:font-weight="normal" officeooo:rsid="0dd62bcb" style:font-style-asian="italic" style:font-weight-asian="normal" style:font-style-complex="italic" style:font-weight-complex="normal"/>
    </style:style>
    <style:style style:name="T2776" style:family="text">
      <style:text-properties fo:font-style="italic" style:text-underline-style="none" fo:font-weight="normal" officeooo:rsid="0de28e65" style:font-style-asian="italic" style:font-weight-asian="normal" style:font-style-complex="italic" style:font-weight-complex="normal"/>
    </style:style>
    <style:style style:name="T2777" style:family="text">
      <style:text-properties fo:font-style="italic" style:text-underline-style="none" fo:font-weight="normal" officeooo:rsid="0de3205c" style:font-style-asian="italic" style:font-weight-asian="normal" style:font-style-complex="italic" style:font-weight-complex="normal"/>
    </style:style>
    <style:style style:name="T2778" style:family="text">
      <style:text-properties fo:font-style="italic" style:text-underline-style="none" fo:font-weight="normal" officeooo:rsid="0de4dd9f" style:font-style-asian="italic" style:font-weight-asian="normal" style:font-style-complex="italic" style:font-weight-complex="normal"/>
    </style:style>
    <style:style style:name="T2779" style:family="text">
      <style:text-properties fo:font-style="italic" style:text-underline-style="none" fo:font-weight="normal" officeooo:rsid="0df10b7c" style:font-style-asian="italic" style:font-weight-asian="normal" style:font-style-complex="italic" style:font-weight-complex="normal"/>
    </style:style>
    <style:style style:name="T2780" style:family="text">
      <style:text-properties fo:font-style="italic" style:text-underline-style="none" fo:font-weight="normal" officeooo:rsid="0df12b66" style:font-style-asian="italic" style:font-weight-asian="normal" style:font-style-complex="italic" style:font-weight-complex="normal"/>
    </style:style>
    <style:style style:name="T2781" style:family="text">
      <style:text-properties fo:font-style="italic" style:text-underline-style="none" fo:font-weight="normal" officeooo:rsid="126ab8e3" style:font-style-asian="italic" style:font-weight-asian="normal" style:font-style-complex="italic" style:font-weight-complex="normal"/>
    </style:style>
    <style:style style:name="T2782" style:family="text">
      <style:text-properties fo:font-style="italic" style:text-underline-style="none" officeooo:rsid="0a99f1d2" style:font-style-asian="italic" style:font-style-complex="italic"/>
    </style:style>
    <style:style style:name="T2783" style:family="text">
      <style:text-properties fo:font-style="italic" style:text-underline-style="none" officeooo:rsid="0aab6f8d" style:font-style-asian="italic" style:font-style-complex="italic"/>
    </style:style>
    <style:style style:name="T2784" style:family="text">
      <style:text-properties fo:font-style="italic" officeooo:rsid="01de4db3" style:font-size-asian="12.25pt" style:font-style-asian="italic" style:font-style-complex="italic"/>
    </style:style>
    <style:style style:name="T2785" style:family="text">
      <style:text-properties fo:font-style="italic" officeooo:rsid="01d2b6e8" style:font-size-asian="12.25pt" style:font-style-asian="italic" style:font-style-complex="italic"/>
    </style:style>
    <style:style style:name="T2786" style:family="text">
      <style:text-properties officeooo:rsid="005c16f6"/>
    </style:style>
    <style:style style:name="T2787" style:family="text">
      <style:text-properties officeooo:rsid="00600d27"/>
    </style:style>
    <style:style style:name="T2788" style:family="text">
      <style:text-properties style:text-underline-style="solid" style:text-underline-width="auto" style:text-underline-color="font-color" fo:font-weight="bold" style:font-weight-asian="bold" style:font-weight-complex="bold"/>
    </style:style>
    <style:style style:name="T2789" style:family="text">
      <style:text-properties style:text-underline-style="solid" style:text-underline-width="auto" style:text-underline-color="font-color" fo:font-weight="bold" officeooo:rsid="001f0ea3" style:font-weight-asian="bold" style:font-weight-complex="bold"/>
    </style:style>
    <style:style style:name="T2790" style:family="text">
      <style:text-properties officeooo:rsid="007218f5"/>
    </style:style>
    <style:style style:name="T2791" style:family="text">
      <style:text-properties officeooo:rsid="0081af51"/>
    </style:style>
    <style:style style:name="T2792" style:family="text">
      <style:text-properties officeooo:rsid="00898c5f"/>
    </style:style>
    <style:style style:name="T2793" style:family="text">
      <style:text-properties officeooo:rsid="008a0141"/>
    </style:style>
    <style:style style:name="T2794" style:family="text">
      <style:text-properties officeooo:rsid="008bdbe0"/>
    </style:style>
    <style:style style:name="T2795" style:family="text">
      <style:text-properties officeooo:rsid="00be57ee"/>
    </style:style>
    <style:style style:name="T2796" style:family="text">
      <style:text-properties officeooo:rsid="00cef413"/>
    </style:style>
    <style:style style:name="T2797" style:family="text">
      <style:text-properties officeooo:rsid="013b3bd4"/>
    </style:style>
    <style:style style:name="T2798" style:family="text">
      <style:text-properties officeooo:rsid="0152859f"/>
    </style:style>
    <style:style style:name="T2799" style:family="text">
      <style:text-properties officeooo:rsid="0155f822"/>
    </style:style>
    <style:style style:name="T2800" style:family="text">
      <style:text-properties officeooo:rsid="0159b3b2"/>
    </style:style>
    <style:style style:name="T2801" style:family="text">
      <style:text-properties fo:font-weight="bold" style:font-weight-asian="bold" style:font-weight-complex="bold"/>
    </style:style>
    <style:style style:name="T2802" style:family="text">
      <style:text-properties fo:font-weight="bold" officeooo:rsid="0163ff84" style:font-weight-asian="bold" style:font-weight-complex="bold"/>
    </style:style>
    <style:style style:name="T2803"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804" style:family="text">
      <style:text-properties officeooo:rsid="016c8fb6"/>
    </style:style>
    <style:style style:name="T2805" style:family="text">
      <style:text-properties officeooo:rsid="016f5c91"/>
    </style:style>
    <style:style style:name="T2806" style:family="text">
      <style:text-properties officeooo:rsid="016f72bb"/>
    </style:style>
    <style:style style:name="T2807" style:family="text">
      <style:text-properties officeooo:rsid="01715fb8"/>
    </style:style>
    <style:style style:name="T2808" style:family="text">
      <style:text-properties officeooo:rsid="01735626"/>
    </style:style>
    <style:style style:name="T2809" style:family="text">
      <style:text-properties officeooo:rsid="0174adb1"/>
    </style:style>
    <style:style style:name="T2810" style:family="text">
      <style:text-properties officeooo:rsid="01762b37"/>
    </style:style>
    <style:style style:name="T2811" style:family="text">
      <style:text-properties officeooo:rsid="0178b523"/>
    </style:style>
    <style:style style:name="T2812" style:family="text">
      <style:text-properties officeooo:rsid="017bd806"/>
    </style:style>
    <style:style style:name="T2813" style:family="text">
      <style:text-properties officeooo:rsid="017e60e3"/>
    </style:style>
    <style:style style:name="T2814" style:family="text">
      <style:text-properties officeooo:rsid="0182adf1"/>
    </style:style>
    <style:style style:name="T2815" style:family="text">
      <style:text-properties officeooo:rsid="01837a4e"/>
    </style:style>
    <style:style style:name="T2816" style:family="text">
      <style:text-properties officeooo:rsid="0192a970"/>
    </style:style>
    <style:style style:name="T2817" style:family="text">
      <style:text-properties officeooo:rsid="019c3f20"/>
    </style:style>
    <style:style style:name="T2818" style:family="text">
      <style:text-properties officeooo:rsid="01ab5dd2"/>
    </style:style>
    <style:style style:name="T2819" style:family="text">
      <style:text-properties officeooo:rsid="01abcf34"/>
    </style:style>
    <style:style style:name="T2820" style:family="text">
      <style:text-properties officeooo:rsid="01bf997c"/>
    </style:style>
    <style:style style:name="T2821" style:family="text">
      <style:text-properties officeooo:rsid="01c3f6fc"/>
    </style:style>
    <style:style style:name="T2822" style:family="text">
      <style:text-properties officeooo:rsid="01c52b58"/>
    </style:style>
    <style:style style:name="T2823" style:family="text">
      <style:text-properties officeooo:rsid="01c68cd4"/>
    </style:style>
    <style:style style:name="T282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82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826"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827"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828"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829"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830"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831"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832"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833"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834"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835"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836"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837"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838"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839"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840"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841"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842"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843"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844"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845"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846"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847"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848"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849"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850"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851"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852"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853"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854"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855"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856"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857"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858"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859"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860"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861"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862"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863"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864"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865"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866"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867"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868"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869"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870"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871"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872"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873"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874"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875"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876"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877"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878"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879"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880"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881"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882"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883"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884"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885"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886"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887"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888"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889"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890"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891"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892"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893"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894"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895"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896"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897"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898"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899"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900"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901"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902"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903"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904"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905"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906"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2907" style:family="text">
      <style:text-properties fo:font-size="14pt" fo:font-style="italic" officeooo:rsid="052a6168" style:font-size-asian="14pt" style:font-style-asian="italic" style:font-size-complex="14pt" style:font-style-complex="italic"/>
    </style:style>
    <style:style style:name="T2908" style:family="text">
      <style:text-properties fo:font-size="14pt" fo:font-style="italic" officeooo:rsid="0597cf24" style:font-size-asian="14pt" style:font-style-asian="italic" style:font-size-complex="14pt" style:font-style-complex="italic"/>
    </style:style>
    <style:style style:name="T2909" style:family="text">
      <style:text-properties fo:font-size="14pt" fo:font-style="italic" officeooo:rsid="065aa910" style:font-size-asian="14pt" style:font-style-asian="italic" style:font-size-complex="14pt" style:font-style-complex="italic"/>
    </style:style>
    <style:style style:name="T2910"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911"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912"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913"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914" style:family="text">
      <style:text-properties officeooo:rsid="01e4eb87"/>
    </style:style>
    <style:style style:name="T2915" style:family="text">
      <style:text-properties officeooo:rsid="01ecfb37"/>
    </style:style>
    <style:style style:name="T2916" style:family="text">
      <style:text-properties officeooo:rsid="01f158b4"/>
    </style:style>
    <style:style style:name="T2917" style:family="text">
      <style:text-properties officeooo:rsid="01f72680"/>
    </style:style>
    <style:style style:name="T2918" style:family="text">
      <style:text-properties officeooo:rsid="01f8eee1"/>
    </style:style>
    <style:style style:name="T2919" style:family="text">
      <style:text-properties officeooo:rsid="0205d0fb"/>
    </style:style>
    <style:style style:name="T2920" style:family="text">
      <style:text-properties officeooo:rsid="0205df7c"/>
    </style:style>
    <style:style style:name="T2921" style:family="text">
      <style:text-properties officeooo:rsid="0206c9af"/>
    </style:style>
    <style:style style:name="T2922" style:family="text">
      <style:text-properties officeooo:rsid="0215565f"/>
    </style:style>
    <style:style style:name="T2923" style:family="text">
      <style:text-properties officeooo:rsid="0216e9ac"/>
    </style:style>
    <style:style style:name="T2924" style:family="text">
      <style:text-properties officeooo:rsid="02179275"/>
    </style:style>
    <style:style style:name="T2925" style:family="text">
      <style:text-properties officeooo:rsid="021d4a0a"/>
    </style:style>
    <style:style style:name="T2926" style:family="text">
      <style:text-properties officeooo:rsid="021de231"/>
    </style:style>
    <style:style style:name="T2927" style:family="text">
      <style:text-properties officeooo:rsid="022b20af"/>
    </style:style>
    <style:style style:name="T2928" style:family="text">
      <style:text-properties officeooo:rsid="023356fd"/>
    </style:style>
    <style:style style:name="T2929" style:family="text">
      <style:text-properties officeooo:rsid="02579dd0"/>
    </style:style>
    <style:style style:name="T2930" style:family="text">
      <style:text-properties officeooo:rsid="02678416"/>
    </style:style>
    <style:style style:name="T2931" style:family="text">
      <style:text-properties officeooo:rsid="0273ea81"/>
    </style:style>
    <style:style style:name="T2932" style:family="text">
      <style:text-properties officeooo:rsid="027e467c"/>
    </style:style>
    <style:style style:name="T2933" style:family="text">
      <style:text-properties officeooo:rsid="02e3a1a2"/>
    </style:style>
    <style:style style:name="T2934" style:family="text">
      <style:text-properties officeooo:rsid="02e3c5fe"/>
    </style:style>
    <style:style style:name="T2935" style:family="text">
      <style:text-properties officeooo:rsid="02e823c3"/>
    </style:style>
    <style:style style:name="T2936" style:family="text">
      <style:text-properties officeooo:rsid="02efff2b"/>
    </style:style>
    <style:style style:name="T2937" style:family="text">
      <style:text-properties officeooo:rsid="02f38870"/>
    </style:style>
    <style:style style:name="T2938" style:family="text">
      <style:text-properties officeooo:rsid="02f8039f"/>
    </style:style>
    <style:style style:name="T2939" style:family="text">
      <style:text-properties officeooo:rsid="02fe3556"/>
    </style:style>
    <style:style style:name="T2940" style:family="text">
      <style:text-properties officeooo:rsid="03022537"/>
    </style:style>
    <style:style style:name="T2941" style:family="text">
      <style:text-properties officeooo:rsid="0303f948"/>
    </style:style>
    <style:style style:name="T2942" style:family="text">
      <style:text-properties officeooo:rsid="0309801d"/>
    </style:style>
    <style:style style:name="T2943" style:family="text">
      <style:text-properties officeooo:rsid="030a339d"/>
    </style:style>
    <style:style style:name="T2944" style:family="text">
      <style:text-properties officeooo:rsid="030e3272"/>
    </style:style>
    <style:style style:name="T2945" style:family="text">
      <style:text-properties officeooo:rsid="031b52b4"/>
    </style:style>
    <style:style style:name="T2946" style:family="text">
      <style:text-properties officeooo:rsid="0320c6b9"/>
    </style:style>
    <style:style style:name="T2947" style:family="text">
      <style:text-properties officeooo:rsid="0324441b"/>
    </style:style>
    <style:style style:name="T2948" style:family="text">
      <style:text-properties officeooo:rsid="0326d770"/>
    </style:style>
    <style:style style:name="T2949" style:family="text">
      <style:text-properties officeooo:rsid="0329391f"/>
    </style:style>
    <style:style style:name="T2950" style:family="text">
      <style:text-properties officeooo:rsid="033523c7"/>
    </style:style>
    <style:style style:name="T2951" style:family="text">
      <style:text-properties officeooo:rsid="033728cd"/>
    </style:style>
    <style:style style:name="T2952" style:family="text">
      <style:text-properties officeooo:rsid="0337c4cc"/>
    </style:style>
    <style:style style:name="T2953" style:family="text">
      <style:text-properties officeooo:rsid="033d776d"/>
    </style:style>
    <style:style style:name="T2954" style:family="text">
      <style:text-properties officeooo:rsid="034010b6"/>
    </style:style>
    <style:style style:name="T2955" style:family="text">
      <style:text-properties officeooo:rsid="0344100b"/>
    </style:style>
    <style:style style:name="T2956" style:family="text">
      <style:text-properties officeooo:rsid="034e9be0"/>
    </style:style>
    <style:style style:name="T2957" style:family="text">
      <style:text-properties officeooo:rsid="0355c4bc"/>
    </style:style>
    <style:style style:name="T2958" style:family="text">
      <style:text-properties officeooo:rsid="0369a315"/>
    </style:style>
    <style:style style:name="T2959" style:family="text">
      <style:text-properties officeooo:rsid="036d4b1c"/>
    </style:style>
    <style:style style:name="T2960" style:family="text">
      <style:text-properties officeooo:rsid="037588cb"/>
    </style:style>
    <style:style style:name="T2961" style:family="text">
      <style:text-properties officeooo:rsid="0385163f"/>
    </style:style>
    <style:style style:name="T2962" style:family="text">
      <style:text-properties fo:background-color="transparent" loext:char-shading-value="0"/>
    </style:style>
    <style:style style:name="T2963" style:family="text">
      <style:text-properties officeooo:rsid="0309801d" fo:background-color="transparent" loext:char-shading-value="0"/>
    </style:style>
    <style:style style:name="T2964"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965"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966" style:family="text">
      <style:text-properties style:font-name="Liberation Serif1" fo:font-size="12pt" fo:font-style="normal" officeooo:rsid="00d8dd24" style:font-size-asian="12pt" style:font-style-asian="normal" style:font-size-complex="12pt" style:font-style-complex="normal"/>
    </style:style>
    <style:style style:name="T2967" style:family="text">
      <style:text-properties fo:font-size="12pt" fo:font-style="italic" officeooo:rsid="00d8dd24" style:font-size-asian="12pt" style:font-style-asian="italic" style:font-size-complex="12pt" style:font-style-complex="italic"/>
    </style:style>
    <style:style style:name="T2968"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969" style:family="text">
      <style:text-properties fo:font-size="12pt" fo:font-style="normal" officeooo:rsid="00d8dd24" style:font-size-asian="12pt" style:font-style-asian="normal" style:font-size-complex="12pt" style:font-style-complex="normal"/>
    </style:style>
    <style:style style:name="T2970" style:family="text">
      <style:text-properties officeooo:rsid="03b59d2e"/>
    </style:style>
    <style:style style:name="T2971" style:family="text">
      <style:text-properties officeooo:rsid="03bd4a2c"/>
    </style:style>
    <style:style style:name="T2972" style:family="text">
      <style:text-properties officeooo:rsid="03bf5ca4"/>
    </style:style>
    <style:style style:name="T2973" style:family="text">
      <style:text-properties officeooo:rsid="03c25cfb"/>
    </style:style>
    <style:style style:name="T2974" style:family="text">
      <style:text-properties officeooo:rsid="03cc63a6"/>
    </style:style>
    <style:style style:name="T2975" style:family="text">
      <style:text-properties officeooo:rsid="03dfbd07"/>
    </style:style>
    <style:style style:name="T2976" style:family="text">
      <style:text-properties officeooo:rsid="03e5ac15"/>
    </style:style>
    <style:style style:name="T2977" style:family="text">
      <style:text-properties officeooo:rsid="03e6a6c5"/>
    </style:style>
    <style:style style:name="T2978" style:family="text">
      <style:text-properties officeooo:rsid="03e71010"/>
    </style:style>
    <style:style style:name="T2979" style:family="text">
      <style:text-properties officeooo:rsid="03f3a9aa"/>
    </style:style>
    <style:style style:name="T2980" style:family="text">
      <style:text-properties officeooo:rsid="001a1637"/>
    </style:style>
    <style:style style:name="T2981" style:family="text">
      <style:text-properties officeooo:rsid="043186ab"/>
    </style:style>
    <style:style style:name="T2982"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983"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984"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985"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986"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987"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988"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989"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990"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991"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992"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993"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994"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995"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996"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997"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998"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999"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000"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001"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002"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003"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004"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005"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006"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007"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008"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009"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010"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011"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012"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013"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014"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015"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016"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017"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018"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019"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020"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021"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022"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023"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024"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025"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026"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027"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028"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029"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030" style:family="text">
      <style:text-properties officeooo:rsid="0481503d"/>
    </style:style>
    <style:style style:name="T3031" style:family="text">
      <style:text-properties officeooo:rsid="048293d6"/>
    </style:style>
    <style:style style:name="T3032" style:family="text">
      <style:text-properties officeooo:rsid="0482cc8e"/>
    </style:style>
    <style:style style:name="T3033" style:family="text">
      <style:text-properties officeooo:rsid="04859c2e"/>
    </style:style>
    <style:style style:name="T3034" style:family="text">
      <style:text-properties officeooo:rsid="04869f4e"/>
    </style:style>
    <style:style style:name="T3035" style:family="text">
      <style:text-properties officeooo:rsid="0488a08c"/>
    </style:style>
    <style:style style:name="T3036" style:family="text">
      <style:text-properties officeooo:rsid="048dc908"/>
    </style:style>
    <style:style style:name="T3037" style:family="text">
      <style:text-properties officeooo:rsid="048f3e72"/>
    </style:style>
    <style:style style:name="T3038" style:family="text">
      <style:text-properties officeooo:rsid="04953643"/>
    </style:style>
    <style:style style:name="T3039" style:family="text">
      <style:text-properties officeooo:rsid="049b7de4"/>
    </style:style>
    <style:style style:name="T3040" style:family="text">
      <style:text-properties officeooo:rsid="049c9635"/>
    </style:style>
    <style:style style:name="T3041" style:family="text">
      <style:text-properties officeooo:rsid="049dbc5b"/>
    </style:style>
    <style:style style:name="T3042" style:family="text">
      <style:text-properties officeooo:rsid="049ea964"/>
    </style:style>
    <style:style style:name="T3043" style:family="text">
      <style:text-properties officeooo:rsid="04a128ba"/>
    </style:style>
    <style:style style:name="T3044" style:family="text">
      <style:text-properties officeooo:rsid="04a4ae7c"/>
    </style:style>
    <style:style style:name="T3045" style:family="text">
      <style:text-properties officeooo:rsid="04a6734c"/>
    </style:style>
    <style:style style:name="T3046" style:family="text">
      <style:text-properties officeooo:rsid="04adbe5a"/>
    </style:style>
    <style:style style:name="T3047" style:family="text">
      <style:text-properties officeooo:rsid="04b2fab1"/>
    </style:style>
    <style:style style:name="T3048" style:family="text">
      <style:text-properties officeooo:rsid="04ba35e1"/>
    </style:style>
    <style:style style:name="T3049" style:family="text">
      <style:text-properties officeooo:rsid="04bb0ee0"/>
    </style:style>
    <style:style style:name="T3050" style:family="text">
      <style:text-properties officeooo:rsid="04c02719"/>
    </style:style>
    <style:style style:name="T3051" style:family="text">
      <style:text-properties officeooo:rsid="04c1087c"/>
    </style:style>
    <style:style style:name="T3052" style:family="text">
      <style:text-properties officeooo:rsid="04deb270"/>
    </style:style>
    <style:style style:name="T3053" style:family="text">
      <style:text-properties officeooo:rsid="04e4814a"/>
    </style:style>
    <style:style style:name="T3054" style:family="text">
      <style:text-properties officeooo:rsid="04e77dea"/>
    </style:style>
    <style:style style:name="T3055" style:family="text">
      <style:text-properties officeooo:rsid="04e95fa4"/>
    </style:style>
    <style:style style:name="T3056" style:family="text">
      <style:text-properties officeooo:rsid="04eb257d"/>
    </style:style>
    <style:style style:name="T3057" style:family="text">
      <style:text-properties officeooo:rsid="04ee5478"/>
    </style:style>
    <style:style style:name="T3058" style:family="text">
      <style:text-properties officeooo:rsid="04f323ca"/>
    </style:style>
    <style:style style:name="T3059" style:family="text">
      <style:text-properties officeooo:rsid="04f6e2ea"/>
    </style:style>
    <style:style style:name="T3060" style:family="text">
      <style:text-properties officeooo:rsid="04f84b44"/>
    </style:style>
    <style:style style:name="T3061" style:family="text">
      <style:text-properties officeooo:rsid="04fb5ce5"/>
    </style:style>
    <style:style style:name="T3062" style:family="text">
      <style:text-properties officeooo:rsid="04fd6f59"/>
    </style:style>
    <style:style style:name="T3063" style:family="text">
      <style:text-properties officeooo:rsid="0501b9d4"/>
    </style:style>
    <style:style style:name="T3064" style:family="text">
      <style:text-properties officeooo:rsid="05072bc9"/>
    </style:style>
    <style:style style:name="T3065" style:family="text">
      <style:text-properties officeooo:rsid="050902ec"/>
    </style:style>
    <style:style style:name="T3066" style:family="text">
      <style:text-properties officeooo:rsid="051380fc"/>
    </style:style>
    <style:style style:name="T3067" style:family="text">
      <style:text-properties officeooo:rsid="0515f0ac"/>
    </style:style>
    <style:style style:name="T3068" style:family="text">
      <style:text-properties officeooo:rsid="0516e884"/>
    </style:style>
    <style:style style:name="T3069" style:family="text">
      <style:text-properties officeooo:rsid="051f58f1"/>
    </style:style>
    <style:style style:name="T3070" style:family="text">
      <style:text-properties officeooo:rsid="0523b41b"/>
    </style:style>
    <style:style style:name="T3071" style:family="text">
      <style:text-properties officeooo:rsid="05254b6b"/>
    </style:style>
    <style:style style:name="T3072" style:family="text">
      <style:text-properties officeooo:rsid="05255690"/>
    </style:style>
    <style:style style:name="T3073" style:family="text">
      <style:text-properties officeooo:rsid="05264200"/>
    </style:style>
    <style:style style:name="T3074" style:family="text">
      <style:text-properties officeooo:rsid="052865b2"/>
    </style:style>
    <style:style style:name="T3075" style:family="text">
      <style:text-properties officeooo:rsid="05289d74"/>
    </style:style>
    <style:style style:name="T3076" style:family="text">
      <style:text-properties officeooo:rsid="0534e478"/>
    </style:style>
    <style:style style:name="T3077" style:family="text">
      <style:text-properties officeooo:rsid="05867b51"/>
    </style:style>
    <style:style style:name="T3078" style:family="text">
      <style:text-properties officeooo:rsid="059636b3"/>
    </style:style>
    <style:style style:name="T3079" style:family="text">
      <style:text-properties officeooo:rsid="05e6ee6c"/>
    </style:style>
    <style:style style:name="T3080" style:family="text">
      <style:text-properties officeooo:rsid="062129db"/>
    </style:style>
    <style:style style:name="T3081" style:family="text">
      <style:text-properties officeooo:rsid="064fc626"/>
    </style:style>
    <style:style style:name="T3082" style:family="text">
      <style:text-properties officeooo:rsid="06598c92"/>
    </style:style>
    <style:style style:name="T3083" style:family="text">
      <style:text-properties fo:font-weight="normal" officeooo:rsid="015da12b" style:font-size-asian="14pt" style:font-weight-asian="normal" style:font-weight-complex="normal"/>
    </style:style>
    <style:style style:name="T3084" style:family="text">
      <style:text-properties fo:font-weight="normal" officeooo:rsid="06598c92" style:font-weight-asian="normal" style:font-weight-complex="normal"/>
    </style:style>
    <style:style style:name="T3085" style:family="text">
      <style:text-properties officeooo:rsid="01de4db3" style:font-size-asian="12.25pt"/>
    </style:style>
    <style:style style:name="T3086" style:family="text">
      <style:text-properties officeooo:rsid="02135b8b" style:font-size-asian="12.25pt"/>
    </style:style>
    <style:style style:name="T3087" style:family="text">
      <style:text-properties officeooo:rsid="065aa910"/>
    </style:style>
    <style:style style:name="T3088" style:family="text">
      <style:text-properties officeooo:rsid="065acf9a"/>
    </style:style>
    <style:style style:name="T3089" style:family="text">
      <style:text-properties officeooo:rsid="066695e2"/>
    </style:style>
    <style:style style:name="T3090" style:family="text">
      <style:text-properties officeooo:rsid="0680f5bf"/>
    </style:style>
    <style:style style:name="T3091" style:family="text">
      <style:text-properties officeooo:rsid="0682ef57"/>
    </style:style>
    <style:style style:name="T3092" style:family="text">
      <style:text-properties officeooo:rsid="069453f7"/>
    </style:style>
    <style:style style:name="T3093" style:family="text">
      <style:text-properties officeooo:rsid="069ae464"/>
    </style:style>
    <style:style style:name="T3094" style:family="text">
      <style:text-properties officeooo:rsid="069c5483"/>
    </style:style>
    <style:style style:name="T3095" style:family="text">
      <style:text-properties officeooo:rsid="069c9f88"/>
    </style:style>
    <style:style style:name="T3096" style:family="text">
      <style:text-properties officeooo:rsid="06b84469"/>
    </style:style>
    <style:style style:name="T3097" style:family="text">
      <style:text-properties officeooo:rsid="06bc823e"/>
    </style:style>
    <style:style style:name="T3098" style:family="text">
      <style:text-properties officeooo:rsid="06bdc307"/>
    </style:style>
    <style:style style:name="T3099"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100"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101"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102"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103"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104"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105"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106"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107" style:family="text">
      <style:text-properties officeooo:rsid="06d68f87"/>
    </style:style>
    <style:style style:name="T3108" style:family="text">
      <style:text-properties officeooo:rsid="06e7aaf8"/>
    </style:style>
    <style:style style:name="T3109" style:family="text">
      <style:text-properties officeooo:rsid="06e9f460"/>
    </style:style>
    <style:style style:name="T3110" style:family="text">
      <style:text-properties officeooo:rsid="06f31a9a"/>
    </style:style>
    <style:style style:name="T3111" style:family="text">
      <style:text-properties officeooo:rsid="06f8f933"/>
    </style:style>
    <style:style style:name="T3112" style:family="text">
      <style:text-properties officeooo:rsid="0703cf63"/>
    </style:style>
    <style:style style:name="T3113" style:family="text">
      <style:text-properties officeooo:rsid="070d1180"/>
    </style:style>
    <style:style style:name="T3114" style:family="text">
      <style:text-properties officeooo:rsid="07114797"/>
    </style:style>
    <style:style style:name="T3115" style:family="text">
      <style:text-properties officeooo:rsid="0717235b"/>
    </style:style>
    <style:style style:name="T3116" style:family="text">
      <style:text-properties officeooo:rsid="071a22d6"/>
    </style:style>
    <style:style style:name="T3117" style:family="text">
      <style:text-properties officeooo:rsid="072d497a"/>
    </style:style>
    <style:style style:name="T3118" style:family="text">
      <style:text-properties officeooo:rsid="077b47ff"/>
    </style:style>
    <style:style style:name="T3119" style:family="text">
      <style:text-properties officeooo:rsid="07d25e9b"/>
    </style:style>
    <style:style style:name="T3120" style:family="text">
      <style:text-properties officeooo:rsid="07de2c8d"/>
    </style:style>
    <style:style style:name="T3121" style:family="text">
      <style:text-properties officeooo:rsid="08301115"/>
    </style:style>
    <style:style style:name="T3122" style:family="text">
      <style:text-properties officeooo:rsid="089d5a4f"/>
    </style:style>
    <style:style style:name="T3123" style:family="text">
      <style:text-properties officeooo:rsid="0932bb89"/>
    </style:style>
    <style:style style:name="T3124" style:family="text">
      <style:text-properties officeooo:rsid="09817e94"/>
    </style:style>
    <style:style style:name="T3125" style:family="text">
      <style:text-properties officeooo:rsid="09b1f5ec"/>
    </style:style>
    <style:style style:name="T3126" style:family="text">
      <style:text-properties officeooo:rsid="09c46521"/>
    </style:style>
    <style:style style:name="T3127" style:family="text">
      <style:text-properties officeooo:rsid="09c8cf88"/>
    </style:style>
    <style:style style:name="T3128" style:family="text">
      <style:text-properties officeooo:rsid="09cb33b5"/>
    </style:style>
    <style:style style:name="T3129" style:family="text">
      <style:text-properties officeooo:rsid="09cbb24f"/>
    </style:style>
    <style:style style:name="T3130" style:family="text">
      <style:text-properties officeooo:rsid="09cc8082"/>
    </style:style>
    <style:style style:name="T3131" style:family="text">
      <style:text-properties officeooo:rsid="09cd74c5"/>
    </style:style>
    <style:style style:name="T3132" style:family="text">
      <style:text-properties officeooo:rsid="09d16f7c"/>
    </style:style>
    <style:style style:name="T3133" style:family="text">
      <style:text-properties officeooo:rsid="09d33615"/>
    </style:style>
    <style:style style:name="T3134" style:family="text">
      <style:text-properties officeooo:rsid="09d44b4a"/>
    </style:style>
    <style:style style:name="T3135" style:family="text">
      <style:text-properties officeooo:rsid="09d4a872"/>
    </style:style>
    <style:style style:name="T3136" style:family="text">
      <style:text-properties officeooo:rsid="0a04e9b9"/>
    </style:style>
    <style:style style:name="T3137" style:family="text">
      <style:text-properties officeooo:rsid="0a08a834"/>
    </style:style>
    <style:style style:name="T3138" style:family="text">
      <style:text-properties officeooo:rsid="0a1f2fe4"/>
    </style:style>
    <style:style style:name="T3139" style:family="text">
      <style:text-properties officeooo:rsid="0a208154"/>
    </style:style>
    <style:style style:name="T3140" style:family="text">
      <style:text-properties officeooo:rsid="0a24c1a6"/>
    </style:style>
    <style:style style:name="T3141" style:family="text">
      <style:text-properties officeooo:rsid="0a2b6233"/>
    </style:style>
    <style:style style:name="T3142" style:family="text">
      <style:text-properties officeooo:rsid="0a8d214a"/>
    </style:style>
    <style:style style:name="T3143" style:family="text">
      <style:text-properties officeooo:rsid="0a8ea416"/>
    </style:style>
    <style:style style:name="T3144" style:family="text">
      <style:text-properties officeooo:rsid="0a918b67"/>
    </style:style>
    <style:style style:name="T3145" style:family="text">
      <style:text-properties officeooo:rsid="0a93503e"/>
    </style:style>
    <style:style style:name="T3146" style:family="text">
      <style:text-properties officeooo:rsid="0a952605"/>
    </style:style>
    <style:style style:name="T3147" style:family="text">
      <style:text-properties officeooo:rsid="0a9745de"/>
    </style:style>
    <style:style style:name="T3148" style:family="text">
      <style:text-properties officeooo:rsid="0ab62eec"/>
    </style:style>
    <style:style style:name="T3149" style:family="text">
      <style:text-properties officeooo:rsid="0ab464fc"/>
    </style:style>
    <style:style style:name="T3150" style:family="text">
      <style:text-properties officeooo:rsid="0ab45407"/>
    </style:style>
    <style:style style:name="T3151" style:family="text">
      <style:text-properties officeooo:rsid="0ab821ad"/>
    </style:style>
    <style:style style:name="T3152" style:family="text">
      <style:text-properties officeooo:rsid="0ab8b1ec"/>
    </style:style>
    <style:style style:name="T3153" style:family="text">
      <style:text-properties officeooo:rsid="0ac6a11a"/>
    </style:style>
    <style:style style:name="T3154" style:family="text">
      <style:text-properties officeooo:rsid="0ac80e96"/>
    </style:style>
    <style:style style:name="T3155" style:family="text">
      <style:text-properties officeooo:rsid="0ad47b8e"/>
    </style:style>
    <style:style style:name="T3156" style:family="text">
      <style:text-properties officeooo:rsid="0ad8eb77"/>
    </style:style>
    <style:style style:name="T3157" style:family="text">
      <style:text-properties officeooo:rsid="0ada6c7a"/>
    </style:style>
    <style:style style:name="T3158" style:family="text">
      <style:text-properties officeooo:rsid="0adba3d8"/>
    </style:style>
    <style:style style:name="T3159" style:family="text">
      <style:text-properties officeooo:rsid="0adcf859"/>
    </style:style>
    <style:style style:name="T3160" style:family="text">
      <style:text-properties officeooo:rsid="0add8a83"/>
    </style:style>
    <style:style style:name="T3161" style:family="text">
      <style:text-properties officeooo:rsid="0adf0355"/>
    </style:style>
    <style:style style:name="T3162" style:family="text">
      <style:text-properties officeooo:rsid="0adfb377"/>
    </style:style>
    <style:style style:name="T3163" style:family="text">
      <style:text-properties officeooo:rsid="0adfe905"/>
    </style:style>
    <style:style style:name="T3164" style:family="text">
      <style:text-properties officeooo:rsid="0b0841ff"/>
    </style:style>
    <style:style style:name="T3165" style:family="text">
      <style:text-properties officeooo:rsid="0b194038"/>
    </style:style>
    <style:style style:name="T3166" style:family="text">
      <style:text-properties officeooo:rsid="0b1d5321"/>
    </style:style>
    <style:style style:name="T3167" style:family="text">
      <style:text-properties officeooo:rsid="0b21086e"/>
    </style:style>
    <style:style style:name="T3168" style:family="text">
      <style:text-properties officeooo:rsid="0b212cbe"/>
    </style:style>
    <style:style style:name="T3169" style:family="text">
      <style:text-properties officeooo:rsid="0b218cfd"/>
    </style:style>
    <style:style style:name="T3170" style:family="text">
      <style:text-properties officeooo:rsid="0b22f747"/>
    </style:style>
    <style:style style:name="T3171" style:family="text">
      <style:text-properties officeooo:rsid="0b247ba4"/>
    </style:style>
    <style:style style:name="T3172" style:family="text">
      <style:text-properties officeooo:rsid="0b1b95ac"/>
    </style:style>
    <style:style style:name="T3173" style:family="text">
      <style:text-properties officeooo:rsid="0c03a5a4"/>
    </style:style>
    <style:style style:name="T3174" style:family="text">
      <style:text-properties officeooo:rsid="0c11c7e6"/>
    </style:style>
    <style:style style:name="T3175" style:family="text">
      <style:text-properties officeooo:rsid="0c208ff1"/>
    </style:style>
    <style:style style:name="T3176" style:family="text">
      <style:text-properties officeooo:rsid="0c20ec2b"/>
    </style:style>
    <style:style style:name="T3177" style:family="text">
      <style:text-properties officeooo:rsid="0c371811"/>
    </style:style>
    <style:style style:name="T3178" style:family="text">
      <style:text-properties officeooo:rsid="0c77a77f"/>
    </style:style>
    <style:style style:name="T3179" style:family="text">
      <style:text-properties officeooo:rsid="0c872ce6"/>
    </style:style>
    <style:style style:name="T3180" style:family="text">
      <style:text-properties officeooo:rsid="0c88006f"/>
    </style:style>
    <style:style style:name="T3181" style:family="text">
      <style:text-properties officeooo:rsid="0c8a9b9e"/>
    </style:style>
    <style:style style:name="T3182" style:family="text">
      <style:text-properties officeooo:rsid="0c8d1f3c"/>
    </style:style>
    <style:style style:name="T3183" style:family="text">
      <style:text-properties officeooo:rsid="0c907da1"/>
    </style:style>
    <style:style style:name="T3184" style:family="text">
      <style:text-properties officeooo:rsid="0cb0b712"/>
    </style:style>
    <style:style style:name="T3185" style:family="text">
      <style:text-properties officeooo:rsid="0cb3de1a"/>
    </style:style>
    <style:style style:name="T3186" style:family="text">
      <style:text-properties officeooo:rsid="0cb4394b"/>
    </style:style>
    <style:style style:name="T3187" style:family="text">
      <style:text-properties officeooo:rsid="0cba59b8"/>
    </style:style>
    <style:style style:name="T3188" style:family="text">
      <style:text-properties officeooo:rsid="0cc1d38e"/>
    </style:style>
    <style:style style:name="T3189" style:family="text">
      <style:text-properties officeooo:rsid="0cee8d43"/>
    </style:style>
    <style:style style:name="T3190" style:family="text">
      <style:text-properties officeooo:rsid="0cf70bbb"/>
    </style:style>
    <style:style style:name="T3191" style:family="text">
      <style:text-properties officeooo:rsid="0d2e8762"/>
    </style:style>
    <style:style style:name="T3192" style:family="text">
      <style:text-properties officeooo:rsid="0d2fb1f6"/>
    </style:style>
    <style:style style:name="T3193" style:family="text">
      <style:text-properties officeooo:rsid="0d306192"/>
    </style:style>
    <style:style style:name="T3194" style:family="text">
      <style:text-properties officeooo:rsid="0d37c353"/>
    </style:style>
    <style:style style:name="T3195" style:family="text">
      <style:text-properties officeooo:rsid="0d38a5ba"/>
    </style:style>
    <style:style style:name="T3196" style:family="text">
      <style:text-properties officeooo:rsid="0d38fb68"/>
    </style:style>
    <style:style style:name="T3197" style:family="text">
      <style:text-properties officeooo:rsid="0d3ce2e4"/>
    </style:style>
    <style:style style:name="T3198" style:family="text">
      <style:text-properties officeooo:rsid="0d403385"/>
    </style:style>
    <style:style style:name="T3199" style:family="text">
      <style:text-properties officeooo:rsid="0d5d4364"/>
    </style:style>
    <style:style style:name="T3200" style:family="text">
      <style:text-properties officeooo:rsid="0d9630fa"/>
    </style:style>
    <style:style style:name="T3201" style:family="text">
      <style:text-properties officeooo:rsid="0d981b7b"/>
    </style:style>
    <style:style style:name="T3202" style:family="text">
      <style:text-properties officeooo:rsid="0d995c4f"/>
    </style:style>
    <style:style style:name="T3203" style:family="text">
      <style:text-properties officeooo:rsid="0da0c67b"/>
    </style:style>
    <style:style style:name="T3204" style:family="text">
      <style:text-properties officeooo:rsid="0da165ab"/>
    </style:style>
    <style:style style:name="T3205" style:family="text">
      <style:text-properties officeooo:rsid="0da3bded"/>
    </style:style>
    <style:style style:name="T3206" style:family="text">
      <style:text-properties officeooo:rsid="0da53e07"/>
    </style:style>
    <style:style style:name="T3207" style:family="text">
      <style:text-properties officeooo:rsid="0da68af8"/>
    </style:style>
    <style:style style:name="T3208" style:family="text">
      <style:text-properties officeooo:rsid="0da7bc63"/>
    </style:style>
    <style:style style:name="T3209" style:family="text">
      <style:text-properties officeooo:rsid="0dbce5db"/>
    </style:style>
    <style:style style:name="T3210" style:family="text">
      <style:text-properties officeooo:rsid="0dbed0ff"/>
    </style:style>
    <style:style style:name="T3211" style:family="text">
      <style:text-properties officeooo:rsid="0dd1f0c5"/>
    </style:style>
    <style:style style:name="T3212" style:family="text">
      <style:text-properties officeooo:rsid="0e32d9f6"/>
    </style:style>
    <style:style style:name="T3213" style:family="text">
      <style:text-properties officeooo:rsid="0e347126"/>
    </style:style>
    <style:style style:name="T3214" style:family="text">
      <style:text-properties officeooo:rsid="0e38f090"/>
    </style:style>
    <style:style style:name="T3215" style:family="text">
      <style:text-properties officeooo:rsid="0e39a61f"/>
    </style:style>
    <style:style style:name="T3216" style:family="text">
      <style:text-properties officeooo:rsid="0e5ee013"/>
    </style:style>
    <style:style style:name="T3217" style:family="text">
      <style:text-properties officeooo:rsid="0e5f34f3"/>
    </style:style>
    <style:style style:name="T3218" style:family="text">
      <style:text-properties officeooo:rsid="0e61ba5c"/>
    </style:style>
    <style:style style:name="T3219" style:family="text">
      <style:text-properties officeooo:rsid="0eafaf10"/>
    </style:style>
    <style:style style:name="T3220" style:family="text">
      <style:text-properties officeooo:rsid="0eb115f0"/>
    </style:style>
    <style:style style:name="T3221" style:family="text">
      <style:text-properties officeooo:rsid="0eb1a7b5"/>
    </style:style>
    <style:style style:name="T3222" style:family="text">
      <style:text-properties officeooo:rsid="0f29b35b"/>
    </style:style>
    <style:style style:name="T3223" style:family="text">
      <style:text-properties officeooo:rsid="0f2c0161"/>
    </style:style>
    <style:style style:name="T3224" style:family="text">
      <style:text-properties officeooo:rsid="0f2dfd0b"/>
    </style:style>
    <style:style style:name="T3225" style:family="text">
      <style:text-properties officeooo:rsid="0f2fc439"/>
    </style:style>
    <style:style style:name="T3226" style:family="text">
      <style:text-properties officeooo:rsid="0f30b54d"/>
    </style:style>
    <style:style style:name="T3227" style:family="text">
      <style:text-properties officeooo:rsid="0f3eab08"/>
    </style:style>
    <style:style style:name="T3228" style:family="text">
      <style:text-properties officeooo:rsid="0f6408a8"/>
    </style:style>
    <style:style style:name="T3229" style:family="text">
      <style:text-properties officeooo:rsid="0f87b928"/>
    </style:style>
    <style:style style:name="T3230" style:family="text">
      <style:text-properties officeooo:rsid="0f89983f"/>
    </style:style>
    <style:style style:name="T3231" style:family="text">
      <style:text-properties officeooo:rsid="0f8b2f14"/>
    </style:style>
    <style:style style:name="T3232" style:family="text">
      <style:text-properties officeooo:rsid="0f8c543d"/>
    </style:style>
    <style:style style:name="T3233" style:family="text">
      <style:text-properties officeooo:rsid="0f8d1318"/>
    </style:style>
    <style:style style:name="T3234" style:family="text">
      <style:text-properties officeooo:rsid="0f8ec9fd"/>
    </style:style>
    <style:style style:name="T3235" style:family="text">
      <style:text-properties officeooo:rsid="0f9061ec"/>
    </style:style>
    <style:style style:name="T3236" style:family="text">
      <style:text-properties officeooo:rsid="0f91d17f"/>
    </style:style>
    <style:style style:name="T3237" style:family="text">
      <style:text-properties officeooo:rsid="0fc006a5"/>
    </style:style>
    <style:style style:name="T3238" style:family="text">
      <style:text-properties officeooo:rsid="0fde627b"/>
    </style:style>
    <style:style style:name="T3239" style:family="text">
      <style:text-properties officeooo:rsid="0fdedd01"/>
    </style:style>
    <style:style style:name="T3240" style:family="text">
      <style:text-properties officeooo:rsid="0fe91462"/>
    </style:style>
    <style:style style:name="T3241" style:family="text">
      <style:text-properties officeooo:rsid="0fe9eb61"/>
    </style:style>
    <style:style style:name="T3242" style:family="text">
      <style:text-properties officeooo:rsid="0ff5288d"/>
    </style:style>
    <style:style style:name="T3243" style:family="text">
      <style:text-properties officeooo:rsid="0ff59c1d"/>
    </style:style>
    <style:style style:name="T3244" style:family="text">
      <style:text-properties officeooo:rsid="0ff8a65e"/>
    </style:style>
    <style:style style:name="T3245" style:family="text">
      <style:text-properties officeooo:rsid="108cde27"/>
    </style:style>
    <style:style style:name="T3246" style:family="text">
      <style:text-properties officeooo:rsid="108ed9d4"/>
    </style:style>
    <style:style style:name="T3247" style:family="text">
      <style:text-properties officeooo:rsid="10b29734"/>
    </style:style>
    <style:style style:name="T3248" style:family="text">
      <style:text-properties officeooo:rsid="10b3b8ac"/>
    </style:style>
    <style:style style:name="T3249" style:family="text">
      <style:text-properties officeooo:rsid="10b9b53c"/>
    </style:style>
    <style:style style:name="T3250" style:family="text">
      <style:text-properties officeooo:rsid="10da4a37"/>
    </style:style>
    <style:style style:name="T3251" style:family="text">
      <style:text-properties officeooo:rsid="110b803f"/>
    </style:style>
    <style:style style:name="T3252" style:family="text">
      <style:text-properties officeooo:rsid="11422376"/>
    </style:style>
    <style:style style:name="T3253" style:family="text">
      <style:text-properties officeooo:rsid="1146dc13"/>
    </style:style>
    <style:style style:name="T3254" style:family="text">
      <style:text-properties officeooo:rsid="114891d2"/>
    </style:style>
    <style:style style:name="T3255" style:family="text">
      <style:text-properties officeooo:rsid="114c4a57"/>
    </style:style>
    <style:style style:name="T3256" style:family="text">
      <style:text-properties officeooo:rsid="114dffc0"/>
    </style:style>
    <style:style style:name="T3257" style:family="text">
      <style:text-properties officeooo:rsid="11550671"/>
    </style:style>
    <style:style style:name="T3258" style:family="text">
      <style:text-properties officeooo:rsid="11621a87"/>
    </style:style>
    <style:style style:name="T3259" style:family="text">
      <style:text-properties officeooo:rsid="11666f2d"/>
    </style:style>
    <style:style style:name="T3260" style:family="text">
      <style:text-properties officeooo:rsid="1168ff55"/>
    </style:style>
    <style:style style:name="T3261" style:family="text">
      <style:text-properties officeooo:rsid="116af915"/>
    </style:style>
    <style:style style:name="T3262" style:family="text">
      <style:text-properties officeooo:rsid="117b98df"/>
    </style:style>
    <style:style style:name="T3263" style:family="text">
      <style:text-properties officeooo:rsid="117dd45e"/>
    </style:style>
    <style:style style:name="T3264" style:family="text">
      <style:text-properties officeooo:rsid="1182d21b"/>
    </style:style>
    <style:style style:name="T3265" style:family="text">
      <style:text-properties officeooo:rsid="1183c690"/>
    </style:style>
    <style:style style:name="T3266" style:family="text">
      <style:text-properties officeooo:rsid="11857eb8"/>
    </style:style>
    <style:style style:name="T3267" style:family="text">
      <style:text-properties officeooo:rsid="1185e878"/>
    </style:style>
    <style:style style:name="T3268" style:family="text">
      <style:text-properties officeooo:rsid="118db608"/>
    </style:style>
    <style:style style:name="T3269" style:family="text">
      <style:text-properties officeooo:rsid="11a4b157"/>
    </style:style>
    <style:style style:name="T3270" style:family="text">
      <style:text-properties officeooo:rsid="11a579d2"/>
    </style:style>
    <style:style style:name="T3271" style:family="text">
      <style:text-properties officeooo:rsid="11a7a6e0"/>
    </style:style>
    <style:style style:name="T3272" style:family="text">
      <style:text-properties officeooo:rsid="11a98789"/>
    </style:style>
    <style:style style:name="T3273" style:family="text">
      <style:text-properties officeooo:rsid="11abecd6"/>
    </style:style>
    <style:style style:name="T3274" style:family="text">
      <style:text-properties officeooo:rsid="11afec4c"/>
    </style:style>
    <style:style style:name="T3275" style:family="text">
      <style:text-properties officeooo:rsid="11b12d4d"/>
    </style:style>
    <style:style style:name="T3276" style:family="text">
      <style:text-properties officeooo:rsid="11b5f43f"/>
    </style:style>
    <style:style style:name="T3277" style:family="text">
      <style:text-properties officeooo:rsid="11b79947"/>
    </style:style>
    <style:style style:name="T3278" style:family="text">
      <style:text-properties officeooo:rsid="11b8a116"/>
    </style:style>
    <style:style style:name="T3279" style:family="text">
      <style:text-properties officeooo:rsid="11bcd11b"/>
    </style:style>
    <style:style style:name="T3280" style:family="text">
      <style:text-properties officeooo:rsid="11d0e725"/>
    </style:style>
    <style:style style:name="T3281" style:family="text">
      <style:text-properties officeooo:rsid="11d230d0"/>
    </style:style>
    <style:style style:name="T3282" style:family="text">
      <style:text-properties officeooo:rsid="11d4cb25"/>
    </style:style>
    <style:style style:name="T3283" style:family="text">
      <style:text-properties officeooo:rsid="11e5ed3e"/>
    </style:style>
    <style:style style:name="T3284" style:family="text">
      <style:text-properties officeooo:rsid="11fb60d5"/>
    </style:style>
    <style:style style:name="T3285" style:family="text">
      <style:text-properties officeooo:rsid="11fca7ab"/>
    </style:style>
    <style:style style:name="T3286" style:family="text">
      <style:text-properties officeooo:rsid="11fdd0ef"/>
    </style:style>
    <style:style style:name="T3287" style:family="text">
      <style:text-properties officeooo:rsid="121bbba0"/>
    </style:style>
    <style:style style:name="T3288" style:family="text">
      <style:text-properties officeooo:rsid="121db18b"/>
    </style:style>
    <style:style style:name="T3289" style:family="text">
      <style:text-properties officeooo:rsid="12285477"/>
    </style:style>
    <style:style style:name="T3290" style:family="text">
      <style:text-properties officeooo:rsid="122a1649"/>
    </style:style>
    <style:style style:name="T3291" style:family="text">
      <style:text-properties officeooo:rsid="123d8927"/>
    </style:style>
    <style:style style:name="T3292" style:family="text">
      <style:text-properties officeooo:rsid="1253654c"/>
    </style:style>
    <style:style style:name="T3293" style:family="text">
      <style:text-properties officeooo:rsid="125438a2"/>
    </style:style>
    <style:style style:name="T3294" style:family="text">
      <style:text-properties officeooo:rsid="125585dc"/>
    </style:style>
    <style:style style:name="T3295" style:family="text">
      <style:text-properties officeooo:rsid="125d76fa"/>
    </style:style>
    <style:style style:name="T3296" style:family="text">
      <style:text-properties officeooo:rsid="125e5d30"/>
    </style:style>
    <style:style style:name="T3297" style:family="text">
      <style:text-properties officeooo:rsid="125f7046"/>
    </style:style>
    <style:style style:name="T3298" style:family="text">
      <style:text-properties officeooo:rsid="1268a690"/>
    </style:style>
    <style:style style:name="T3299" style:family="text">
      <style:text-properties officeooo:rsid="12722226"/>
    </style:style>
    <style:style style:name="T3300" style:family="text">
      <style:text-properties officeooo:rsid="1281160b"/>
    </style:style>
    <style:style style:name="T3301" style:family="text">
      <style:text-properties officeooo:rsid="12cf44b0"/>
    </style:style>
    <style:style style:name="T3302" style:family="text">
      <style:text-properties officeooo:rsid="12d276e6"/>
    </style:style>
    <style:style style:name="T3303" style:family="text">
      <style:text-properties officeooo:rsid="12f12417"/>
    </style:style>
    <style:style style:name="T3304" style:family="text">
      <style:text-properties officeooo:rsid="12f9b2b3"/>
    </style:style>
    <style:style style:name="T3305" style:family="text">
      <style:text-properties officeooo:rsid="1301a0d9"/>
    </style:style>
    <style:style style:name="T3306" style:family="text">
      <style:text-properties officeooo:rsid="130b8029"/>
    </style:style>
    <style:style style:name="T3307" style:family="text">
      <style:text-properties officeooo:rsid="1312ff00"/>
    </style:style>
    <style:style style:name="T3308" style:family="text">
      <style:text-properties officeooo:rsid="13982e01"/>
    </style:style>
    <style:style style:name="T3309" style:family="text">
      <style:text-properties officeooo:rsid="139883d4"/>
    </style:style>
    <style:style style:name="T3310" style:family="text">
      <style:text-properties officeooo:rsid="139b1a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53">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78"/>
      <text:p text:style-name="P993"><text:span text:style-name="T2968"><text:tab/>T</text:span><text:span text:style-name="T2019">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07"><text:span text:style-name="T2968"><text:line-break/><text:tab/><text:tab/><text:line-break/></text:span><text:span text:style-name="T2803">Mind of the Spiral, Vol. I</text:span></text:p>
      <text:p text:style-name="P806"><text:span text:style-name="T2801">cr. </text:span><text:span text:style-name="T2802">Vanargand</text:span><text:span text:style-name="T2801"><text:line-break/>dt. Vanquished Era</text:span></text:p>
      <text:p text:style-name="P374"/>
      <text:p text:style-name="P954"><text:span text:style-name="T2788">The Path of </text:span><text:span text:style-name="T2789">the </text:span><text:span text:style-name="T2788">Diploma</text:span><text:span text:style-name="T2789">t</text:span></text:p>
      <text:p text:style-name="P1"/>
      <text:p text:style-name="P1"/>
      <text:p text:style-name="P379">A Beginning</text:p>
      <text:p text:style-name="P424"/>
      <text:p text:style-name="P424"/>
      <text:p text:style-name="P520">______________________________</text:p>
      <text:p text:style-name="P424"><text:span text:style-name="T3082">The Sanctuary – </text:span>The Awakening Chamber</text:p>
      <text:p text:style-name="P424"/>
      <text:p text:style-name="P424"/>
      <text:p text:style-name="P166"><text:tab/>Eidos opens her eyes.<text:line-break/><text:tab/>Light floods in, burning her vision white hot.</text:p>
      <text:p text:style-name="P166"><text:tab/>Agony crushes perception, forcing teary lids shut anew.<text:line-break/><text:tab/>Defiant, she pries them open, sheer will her only lever.</text:p>
      <text:p text:style-name="P167"><text:tab/></text:p>
      <text:p text:style-name="P167"><text:tab/>Soft, amber light soon bleeds in through trembling slits.</text:p>
      <text:p text:style-name="P151"><text:span text:style-name="T24"><text:tab/>Wider, wider, ever-widening, her efforts </text:span><text:span text:style-name="T25">begin to </text:span><text:span text:style-name="T24">bear fruit.</text:span></text:p>
      <text:p text:style-name="P167"><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797">Eternity seems to pass in an instant</text:span>.</text:p>
      <text:p text:style-name="P15"><text:tab/>Yet it brings nothing but stillness.</text:p>
      <text:p text:style-name="P105"><text:tab/>The world has no reply to her terror.<text:line-break/><text:tab/></text:p>
      <text:p text:style-name="P105"><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216">multiplying</text:span>. At last, clarity replaces ambiguity and she is free to observe her surroundings for the first time, searching for hints of… something… <text:span text:style-name="T2786">anything</text:span> really… anything but the obvious solitude confronting her.</text:p>
      <text:p text:style-name="P1"><text:soft-page-break/><text:tab/>Eidos stands at the center of an octagonal room. <text:span text:style-name="T2787">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217">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790">Yet c</text:span>old feet <text:span text:style-name="T2790">soon break the spell, </text:span>draw<text:span text:style-name="T279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791">Rising from her squat, her eyes catch an anomaly, and immediately gravitate towards it. It came from the chest-high glass, the disturbing one. But now, t</text:span>he twinkle of reflecting light off the dark glass <text:span text:style-name="T2792">seems benign, inviting even.</text:span> <text:span text:style-name="T2793">It </text:span>draw<text:span text:style-name="T2793">s </text:span>her ever nearer, <text:span text:style-name="T2794">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218">i</text:span>ts yellow eyes somehow darker than the emptiness from which they emerge.</text:p>
      <text:p text:style-name="P19"><text:tab/>“Awake at last… Eyes open, but be they yet with sight?” <text:span text:style-name="T2795">The beast speaks not in human tongue, yet every word, every thought is crystal clear to Eidos.</text:span></text:p>
      <text:p text:style-name="P782"><text:tab/>Leaving her no time to reply, it continues, “The darkness of this Sanctuary blinds, such an unfitting dwelling for our ilk. To leave this room you aim. Certain truth, as akin to mine your nature be.”</text:p>
      <text:p text:style-name="P19"><text:tab/>“Who are you?” <text:span text:style-name="T2796">she asks. </text:span><text:span text:style-name="T2021">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022">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32"><text:span text:style-name="T31"><text:tab/></text:span><text:span text:style-name="T2967">This one seems… dangerous.</text:span><text:span text:style-name="T2969"> Dangerous, inde</text:span><text:span text:style-name="T2966">ed. </text:span><text:span text:style-name="T2964">Yet the only outward evidence of her anxiety is a knitted brow.</text:span><text:span text:style-name="T2965">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023">What’s his aim? Why does he want me to leave this place?</text:span></text:p>
      <text:p text:style-name="P22"><text:span text:style-name="T2023"><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024">Wait! No! It’s too dangerous! I can’t trust </text:span><text:span text:style-name="T2025">this one!</text:span><text:span text:style-name="T49"> </text:span><text:span text:style-name="T50">But these thoughts have no effect on her actions. </text:span><text:span text:style-name="T2026">Why?! Why can’t I do anything?!</text:span></text:p>
      <text:p text:style-name="P23"><text:span text:style-name="T2026"><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027">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01"><text:span text:style-name="T58"><text:tab/>“To meet and understand others.” </text:span><text:span text:style-name="T60">Yes, for is she not </text:span><text:span text:style-name="T1028">the</text:span><text:span text:style-name="T60"> Diplomat this time around? </text:span><text:span text:style-name="T2028">I am? No, I can’t be anything because I’m not making any of these damn decisions!</text:span></text:p>
      <text:p text:style-name="P170"><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029">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030">The metal seal… </text:span><text:span text:style-name="T2032">T</text:span><text:span text:style-name="T2030">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031">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033">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033">What did the wolf say about the metal seal again..?</text:span></text:p>
      <text:p text:style-name="P27"><text:span text:style-name="T2033"><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158">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5"><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970">planes both seen and unseen</text:span> linking paths among them.</text:p>
      <text:p text:style-name="P28"><text:span text:style-name="T2034"><text:tab/></text:span><text:span text:style-name="T2035">NO!</text:span></text:p>
      <text:p text:style-name="P28"><text:span text:style-name="T2035"><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036">Did I..? Did it..? Well, at least one dangerous risk went unexplored.</text:span><text:span text:style-name="T84"> Eidos appears content with her victory.</text:span></text:p>
      <text:p text:style-name="P28"><text:span text:style-name="T84"><text:tab/></text:span><text:span text:style-name="T2036">What should I do now, then..? Oh! I know! The door!</text:span><text:span text:style-name="T84"> </text:span><text:span text:style-name="T85">In her excitement she seems to have forgotten two doors remain—the third having shut already at her behest. </text:span><text:span text:style-name="T2037">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6"><text:tab/>Suddenly, a Glyph born from the overlapping of several lesser shapes etches itself precisely where Eidos had first touched.</text:p>
      <text:p text:style-name="P30"><text:span text:style-name="T85"><text:tab/></text:span><text:span text:style-name="T2038">Wait! No! This might be dangerous, too!</text:span></text:p>
      <text:p text:style-name="P30"><text:span text:style-name="T90"><text:tab/>The white lines carved from the void remain despite her protests. </text:span><text:span text:style-name="T2038">Why?! </text:span><text:span text:style-name="T85">Its meaning is innate to her—and how could it not be?—for it is the Glyph of Eidos. </text:span><text:span text:style-name="T2037">…</text:span><text:span text:style-name="T2159">m</text:span><text:span text:style-name="T2039">y Glyph..?</text:span></text:p>
      <text:p text:style-name="P171"><text:span text:style-name="T279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040">Is this me?</text:span></text:p>
      <text:p text:style-name="P180"><text:span text:style-name="T2799"><text:tab/>But soon, the image begins to fade—and the metallic sheen along with it. The space beyond the vanishing door is enveloped in absolute darkness, save a pinprick of light beckoning her from the opposite end. </text:span><text:span text:style-name="T2041">I don’t like the look of this either…</text:span><text:span text:style-name="T2800"> Nothing ventured, nothing gained. </text:span><text:span text:style-name="T2042">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043">Here we go…</text:span></text:p>
      <text:p text:style-name="P521"/>
      <text:p text:style-name="P522"/>
      <text:p text:style-name="P527">__________________________</text:p>
      <text:p text:style-name="P661"><text:span text:style-name="T2826">The Sanctuary – </text:span><text:span text:style-name="T2824">T</text:span><text:span text:style-name="T2825">he Winding Stair</text:span></text:p>
      <text:p text:style-name="P609"/>
      <text:p text:style-name="P609"/>
      <text:p text:style-name="P197"><text:tab/>Emerging from the tunnel, Eidos steps onto a winding stairway. <text:span text:style-name="T2019">What</text:span><text:span text:style-name="T2044"> is this place? </text:span>Finely cut black granite, embellished with marble accents, seems the material of choice. Yet, the dominant feature here is not the stair itself; <text:span text:style-name="T2971">f</text:span>ar more prominent a feature is nothingness. Even a cursory observation reveals the stairway’s true nature as but a narrow strip winding around a vast column of empty space. <text:span text:style-name="T2045">This stairwell is enormous… why would anybody need such a massive set of stairs?</text:span></text:p>
      <text:p text:style-name="P199"><text:tab/>The air here is dry and stale, unperturbed long enough for it to stratify by density. The thickest <text:span text:style-name="T3187">of it </text:span>clusters at the bottom, eat<text:span text:style-name="T3187">ing</text:span> away all intrusions of light.</text:p>
      <text:p text:style-name="P199"><text:soft-page-break/><text:span text:style-name="T2805"><text:tab/>Meanwhile, upon the stairs, a</text:span> thin <text:span text:style-name="T2804">blanket</text:span> of dust <text:span text:style-name="T2806">likewise</text:span> suggests that Eidos’ newly added footsteps are the first to disrupt the balance in quite some time. <text:span text:style-name="T2046">Not a lot of dust, I suppose, but enough to merit some cleaning.</text:span><text:line-break/><text:tab/>Though the<text:span text:style-name="T2807">se</text:span> <text:span text:style-name="T2808">stairs</text:span> may not have seen any recent use, they are in a state far from disrepair. <text:span text:style-name="T2816">Crouching down to b</text:span>rush away a swath of the dust with her hand, Eidos sees the floors have been carefully polished.<text:span text:style-name="T2019"> </text:span><text:span text:style-name="T2048">Oh, that’s nasty! </text:span><text:span text:style-name="T2160">Just l</text:span><text:span text:style-name="T2048">ook </text:span><text:span text:style-name="T2049">at</text:span><text:span text:style-name="T2048"> my hand! </text:span><text:span text:style-name="T2160">I</text:span><text:span text:style-name="T2048">t’s all dusty </text:span><text:span text:style-name="T2160">now</text:span><text:span text:style-name="T2047">! </text:span><text:span text:style-name="T2048">Gross… </text:span><text:span text:style-name="T2047">Oh well, as long as I’m down here, I’d might as well… </text:span><text:span text:style-name="T2809">She can detect </text:span>no cracks, no threat of crumbling. <text:span text:style-name="T2810">T</text:span>hey <text:span text:style-name="T2810">appear to be</text:span> only recently crafted. <text:span text:style-name="T2811">Countless</text:span> marble veins of geometric designs carve their way through this landing, though only humble shapes adorn the individual steps leading to and from it. <text:span text:style-name="T2050">I think that’s enough of the stairs. What else is there…</text:span></text:p>
      <text:p text:style-name="P198"><text:tab/>Leaning over the railing and peering into the depths below, Eidos sees nothing but the spiraling stair <text:span text:style-name="T2972">plummeting</text:span> into an inky void. So thick is the darkness <text:span text:style-name="T2812">below</text:span>, she feels she could float in it. Her suspicions feel confirmed as she observes the motes of dust floating alongside her, sparkling from their collisions with the light. <text:span text:style-name="T2817">They begin to dance around her, this microcosm of false stars, whirling inwards towards her. <text:s/></text:span><text:span text:style-name="T2051">They’re… beautiful…</text:span><text:span text:style-name="T2817"> She reaches a hand out to grab them, but they scurry away, propelled by the wind of her hand’s motion.</text:span></text:p>
      <text:p text:style-name="P198"><text:tab/>Searching skywards, she sees that all light here leaks in through an aperture at the top of this monolithic shaft—so high above as to appear equidistant from the terminus of the bottomless void below. <text:span text:style-name="T2052">So that’s where the light is coming from. </text:span>Golden rays weave their way down the shaft with spindly arms scraping at the darkness, as though <text:span text:style-name="T2973">desperately</text:span> searching for some stolen treasure. Yet, the darkness nips back at the shiny intruders, jealously guarding what it hides in <text:span text:style-name="T2813">the</text:span> depths.</text:p>
      <text:p text:style-name="P198"><text:tab/>Returning her attention to the more immediate surroundings, Eidos finds that the door has vanished. <text:span text:style-name="T2053">What?! </text:span><text:span text:style-name="T2054">How’s that even possible?! </text:span>The chamber beyond is now nothing but the shadow of a fading memory—<text:span text:style-name="T2814">the memory of </text:span>an event that may or may not have ever been. <text:span text:style-name="T2055">Didn’t I just come from… Or, </text:span><text:span text:style-name="T2056">wait… </text:span><text:span text:style-name="T2161">is this the same landing as before? Did I move without noticing?</text:span></text:p>
      <text:p text:style-name="P198"><text:tab/>Under <text:span text:style-name="T2818">the </text:span>current circumstances, it seems <text:span text:style-name="T2815">her</text:span> only way out is through. Though, a nagging feeling gnaws at her, begging her to confirm the veracity of her memory. <text:span text:style-name="T2057">No, I’m positive I came through a door on this landing.</text:span></text:p>
      <text:p text:style-name="P198"><text:span text:style-name="T2057"><text:tab/></text:span><text:span text:style-name="T2819">As though possessed, Eidos reaches her hand towards the stone. Carefully and thoroughly, she runs her hands along the rough surface, exerting ever greater pressure upon the cold stone. </text:span><text:span text:style-name="T2058">Nothing. There’s absolutely nothing there… How? </text:span><text:span text:style-name="T2819">Despite a most meticulous investigation of the wall, no trace of a doorway emerges. In truth, no breaks in the surface exist at all, as though this enormous silo were made of a single, impossibly large stone. </text:span><text:span text:style-name="T2059">Oh, well, no point in dwelling on what we can’t change. </text:span><text:span text:style-name="T2060">Time to move… Hmm… Up or down?</text:span></text:p>
      <text:p text:style-name="P200"><text:tab/>Eidos begins her descent into the <text:span text:style-name="T2820">murky depths</text:span>. <text:span text:style-name="T2061">Guess that settles it… </text:span>Time passes as surely as her feet continue to step, stumble, and engage in other gravity-aided motion. Surprisingly, the light high above never seems to dwindle, <text:span text:style-name="T2821">even</text:span> as she spirals <text:span text:style-name="T2822">deep into the maw of darkness</text:span>. <text:span text:style-name="T2062">Well, that is odd… Maybe my eyes are just getting used to the </text:span><text:span text:style-name="T2063">lack of light</text:span><text:span text:style-name="T2062">? </text:span>Likewise, the <text:span text:style-name="T2823">depths</text:span> always seems to hide yet another length of stairs.</text:p>
      <text:p text:style-name="P198"><text:tab/>Distracted by these thoughts, she fails to realize her body has come to a halt. <text:span text:style-name="T2064">What’s over there? </text:span>To her left an anomaly appears in the otherwise perfectly uniform, albeit rough, surface of the wall. It appears she has arrived at a doorway. <text:span text:style-name="T2065">To where?</text:span><text:line-break/><text:tab/>Peeking inside, she notes that the area is host to a dim light source of its own, thus revealing the silhouettes of the tables and shelves housed within. <text:span text:style-name="T2066">Creepy… </text:span><text:span text:style-name="T2067">but no less so than anything else I’ve seen so far</text:span><text:span text:style-name="T2066">.</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068">Who—or what—would do that, though? </text:span>And while there is another landing far beyond, one continuing the theoretical spiral trajectory, the gap is far <text:soft-page-break/>too vast for any reasonable person to consider leaping to it… <text:span text:style-name="T2069">Oh, no, no, no… Don’t even think about it, body! </text:span><text:span text:style-name="T91">L</text:span>ooking down from the edge, Eidos sees only oblivion—making failure to reach the opposite landing even more terrifying. <text:span text:style-name="T2070">Haven’t you already done enough to me? Deep breaths, body; deep breaths…</text:span></text:p>
      <text:p text:style-name="P40"><text:span text:style-name="T2162"><text:tab/></text:span><text:span text:style-name="T92">Sanity prevails, as her feet carry her towards the safer route, and so through the door she goes.</text:span></text:p>
      <text:p text:style-name="P629"/>
      <text:p text:style-name="P618">___________<text:span text:style-name="T3083">__________</text:span></text:p>
      <text:p text:style-name="P630"><text:span text:style-name="T2723">The Sanctuary – </text:span><text:span text:style-name="T2784">The </text:span><text:span text:style-name="T2785">A</text:span><text:span text:style-name="T2784">rchives</text:span></text:p>
      <text:p text:style-name="P620"/>
      <text:p text:style-name="P620"/>
      <text:p text:style-name="P375"><text:tab/>Her footfalls echo off into the immense darkness, as though fleeing from some unseen evil. Cracked tiles <text:span text:style-name="T2914">complain</text:span> with every step. <text:span text:style-name="T2071">Wait, is that </text:span><text:span text:style-name="T2163">a</text:span><text:span text:style-name="T2071">…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91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072">That can’t be good.</text:span></text:p>
      <text:p text:style-name="P376"><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916">brittle</text:span> remains of countless tomes. <text:span text:style-name="T2073">Better not touch anything; I might break it. </text:span>Arranged in concentric circles, rippling outward from the tree, are many long tables, benches and writing desks—no doubt placed here for the reading and copying of texts. <text:span text:style-name="T2074">This place looks thoroughly abandoned…</text:span></text:p>
      <text:p text:style-name="P376"><text:span text:style-name="T2074"><text:tab/></text:span><text:span text:style-name="T2917">Walking forward, Eidos notes that the majority of the tomes and shelves share the same dusty blanket as the stairs that lead here. Yet evidence that the area has seen more recent use abounds. </text:span><text:span text:style-name="T2075">That’s </text:span><text:span text:style-name="T2164">odd…</text:span><text:span text:style-name="T2075"> </text:span><text:span text:style-name="T2917">Certain tables have stacks of books piled upon them and a number of volumes lie open as if abandoned in mid-read. </text:span><text:span text:style-name="T2074">Whoever </text:span><text:span text:style-name="T2165">was here</text:span><text:span text:style-name="T2075"> </text:span><text:span text:style-name="T2076">must’ve been</text:span><text:span text:style-name="T2098"> </text:span><text:span text:style-name="T2075">in a hurry </text:span><text:span text:style-name="T2165">to leave</text:span><text:span text:style-name="T2075">…</text:span></text:p>
      <text:p text:style-name="P376"><text:span text:style-name="T2918"><text:tab/>Advancing further into the room, she sees that the oozing emerald sheen from before comes from a stone archway leading deeper into the Archives.</text:span><text:span text:style-name="T2075"> </text:span><text:span text:style-name="T2077">There’s the green glow I saw earlier… I should probably avoid that for now.</text:span><text:span text:style-name="T2075"> </text:span><text:span text:style-name="T2918">The unbridled limbs of the forgotten tree have crept their way across the ceiling only to then slither downwards around the doorway, wreathing its perimeter.</text:span></text:p>
      <text:p text:style-name="P376"><text:tab/>The emerald incandescence illuminates yet another discovery, however, for laying motionless on the dusty floor are two corpses. <text:span text:style-name="T2078">Well, that’s… uh… unfortunate. </text:span>The one to the left is slumped against a wall, smeared with blood, while the other is lying face down in front of the archway. <text:span text:style-name="T2919">Next to t</text:span>he bodies <text:span text:style-name="T2919">is</text:span> a <text:span text:style-name="T2919">curious </text:span>platform, raised perhaps a handspan above the ground <text:span text:style-name="T2921">and</text:span> <text:span text:style-name="T2920">emanating a faint violet haze</text:span>. <text:span text:style-name="T2079">Huh… I wonder what that does… </text:span></text:p>
      <text:p text:style-name="P377"><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16"/>
      <text:p text:style-name="P618">________________<text:span text:style-name="T3083">__________</text:span></text:p>
      <text:p text:style-name="P625"><text:soft-page-break/><text:span text:style-name="T3084">The Sanctuary – </text:span><text:span text:style-name="T3085">The </text:span><text:span text:style-name="T3086">Hall of Sentries</text:span></text:p>
      <text:p text:style-name="P621"/>
      <text:p text:style-name="P621"/>
      <text:p text:style-name="P17"><text:tab/>The floating platform speeds up through the shaft, bathing Eidos in stale air as she rushes towards <text:span text:style-name="T2922">this little</text:span> journey’s terminus. Slowing to a halt, she emerges <text:span text:style-name="T2924">up </text:span>from the ground <text:span text:style-name="T2923">and</text:span> into a shadowy alcove within a narrow hall. <text:span text:style-name="T2080">That was… unexpected—but, surprisingly, not unpleasant. </text:span><text:span text:style-name="T2166">M</text:span><text:span text:style-name="T2080">aybe this bizarre place isn’t so </text:span><text:span text:style-name="T2081">dangerous</text:span><text:span text:style-name="T2080">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926">primarily </text:span>comprised of simple angles and <text:span text:style-name="T2925">straight </text:span>lines. <text:span text:style-name="T2082">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083">Yet another mystery, but at least this one seems easier to approach.</text:span></text:p>
      <text:p text:style-name="P31"><text:tab/><text:span text:style-name="T2927">Eidos proceeds through the hallway towards the door. </text:span>As she draws nearer to the opening, the source of the blockage becomes apparent. What once appeared to be simply a void carved from light <text:span text:style-name="T2974">now </text:span>gains detail. Its weaker shadows emphasize its smooth contours and rugged features. Immobile before her stands a tall, statuesque figure, a spear held at its side. <text:span text:style-name="T2084">Wait a second… </text:span>Its expression is cold, and its demeanor dispassionate. <text:span text:style-name="T208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928">its</text:span> wounds, serving as a natural highlight of the sentry’s figure.</text:p>
      <text:p text:style-name="P32"><text:tab/><text:span text:style-name="T2086">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087">Now body, listen… spears don’t </text:span><text:span text:style-name="T2167">play nice</text:span><text:span text:style-name="T2087"> with flesh…</text:span></text:p>
      <text:p text:style-name="P32"><text:span text:style-name="T2087"><text:tab/></text:span><text:span text:style-name="T95">Soon it drops a jittery jaw and begins to chew on words in an attempt to communicate.</text:span></text:p>
      <text:p text:style-name="P32"><text:span text:style-name="T95"><text:tab/>“</text:span><text:span text:style-name="T1711">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088">No, I don’t! Right now I wanna get out of here!</text:span></text:p>
      <text:p text:style-name="P33"><text:span text:style-name="T97"><text:tab/></text:span><text:span text:style-name="T95">“</text:span><text:span text:style-name="T1711">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168">No, </text:span><text:span text:style-name="T2169">we’ve gotta leave</text:span><text:span text:style-name="T2168">! </text:span><text:span text:style-name="T2169">Now!</text:span><text:span text:style-name="T2168">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31"><text:span text:style-name="T102"><text:tab/></text:span><text:span text:style-name="T100"> “</text:span><text:span text:style-name="T95">onhagefuokuzhua</text:span><text:span text:style-name="T1712">,</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80"/>
      <text:p text:style-name="P960">A <text:span text:style-name="T2929">First Death</text:span></text:p>
      <text:p text:style-name="P425"/>
      <text:p text:style-name="P425"/>
      <text:p text:style-name="P527">______________________________</text:p>
      <text:p text:style-name="P437"><text:span text:style-name="T3082">The Sanctuary – </text:span>The Awakening Chamber</text:p>
      <text:p text:style-name="P425"/>
      <text:p text:style-name="P425"/>
      <text:p text:style-name="P36"><text:tab/>Eidos respawns upon a metallic platform in the middle of an octagonal room. <text:span text:style-name="T2089">Did I just… die? </text:span><text:span text:style-name="T24">The garden murals all about leave no doubt that this is the same chamber in which she first awoke. </text:span><text:span text:style-name="T2090">My body was walking toward that talking statue and then… </text:span></text:p>
      <text:p text:style-name="P36"><text:span text:style-name="T2090"><text:tab/></text:span><text:span text:style-name="T110">S</text:span><text:span text:style-name="T109">he </text:span><text:span text:style-name="T110">heads for the same white door that led her from this place before. </text:span><text:span text:style-name="T2090">It stabbed me… to death. </text:span><text:span text:style-name="T110">As she </text:span><text:span text:style-name="T109">approaches, the portal’s entire surface again becomes reflective, displaying Eidos’ features clearly against the blurred image of the chamber. </text:span><text:span text:style-name="T2090">Yet here I am… not dead.</text:span><text:span text:style-name="T109"> Burning brightly at the center, the Glyph of Eidos activates. </text:span><text:span text:style-name="T2091">How…? </text:span><text:span text:style-name="T109">Soon the portal’s physicality wanes like a half-forgotten memory. </text:span><text:span text:style-name="T2091">Why…? </text:span><text:span text:style-name="T109">By the time she reaches it, the door has vanished completely, leaving only darkness and a speck of light at its end. </text:span><text:span text:style-name="T2092">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093">Who am I…?</text:span></text:p>
      <text:p text:style-name="P17"><text:tab/><text:span text:style-name="T2930">Before she knows it, she is headed once more toward that spiraling stairwell. </text:span><text:span text:style-name="T2094">Help…</text:span></text:p>
      <text:p text:style-name="P426"/>
      <text:p text:style-name="P426"/>
      <text:p text:style-name="P528">_________________________</text:p>
      <text:p text:style-name="P614">The Sanctuary – The Winding Stair</text:p>
      <text:p text:style-name="P426"/>
      <text:p text:style-name="P426"/>
      <text:p text:style-name="P37"><text:tab/>Stepping through the portal, Eidos finds herself upon the stairway once more. Spinning on her heel, she turns to see that the chamber beyond seems to yet again <text:span text:style-name="T2931">be </text:span>hidden behind a wall. Its existence constantly negated, Eidos determines searching for it is pointless, fighting back that nagging feeling that the portal remains somewhere beyond her Awareness.</text:p>
      <text:p text:style-name="P37"><text:tab/><text:span text:style-name="T2095">Didn’t I go down these steps last time?</text:span><text:span text:style-name="T111"> She looks down into the murky depths where the Archives were. </text:span><text:span text:style-name="T2095">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096">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097">If every time I die, I just come back… maybe I </text:span><text:span text:style-name="T2701">could</text:span><text:span text:style-name="T2097"> try to leap it.</text:span><text:span text:style-name="T117"> She instead enters the Archives. </text:span><text:span text:style-name="T2097"><text:s/>Wait! Hold on a minute!</text:span></text:p>
      <text:p text:style-name="P427"/>
      <text:p text:style-name="P427"/>
      <text:p text:style-name="P528">_____________________</text:p>
      <text:p text:style-name="P614">The Sanctuary – The Archives</text:p>
      <text:p text:style-name="P427"/>
      <text:p text:style-name="P427"/>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098">I wonder who left this here… Maybe </text:span><text:span text:style-name="T2099">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170">Oh, gross! Can’t I investigate something without having to rub my fingers in it?! </text:span><text:span text:style-name="T158">S</text:span><text:span text:style-name="T121">he discovers that the skin more closely resembles a supple, metallic husk than a leather hide. </text:span><text:span text:style-name="T2171">Ugh… w</text:span><text:span text:style-name="T2101">hat was this thing, </text:span><text:span text:style-name="T2171">anyway</text:span><text:span text:style-name="T2101">…?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100"> </text:span><text:span text:style-name="T2102">Well that’s foul.</text:span><text:span text:style-name="T2100">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103">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104">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105">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106">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107">Gross. </text:span><text:span text:style-name="T121">Bringing her nose closer, a few quick inhalations reveal no discernible smell. </text:span><text:span text:style-name="T2108">Was that really necessary?! </text:span><text:span text:style-name="T2109">Wait… what is </text:span><text:span text:style-name="T2700">that</text:span><text:span text:style-name="T2718">? </text:span><text:span text:style-name="T1700">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110">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111">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111"> </text:span><text:span text:style-name="T2112">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113">Ah, yet another Glyph, I bet. </text:span><text:span text:style-name="T129">Whatever this symbol is, Eidos does not recognize it. </text:span><text:span text:style-name="T2114">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115">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116">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117">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118">I wonder what’s in those… </text:span><text:span text:style-name="T139">Carefully brushing thick layers of dust from the bindings, Eidos attempts to read the titles. Alas, tome after tome, shelf after shelf, all of the surviving texts seem to elude her ken. </text:span><text:span text:style-name="T2119">Maybe if I could find some </text:span><text:span text:style-name="T2120">drawings</text:span><text:span text:style-name="T2119"> instead… </text:span><text:span text:style-name="T139">But it is not merely a matter of comprehension. In fact, absorbing this information requires that her mind be altered, such that order may come to the chaotic characters strewn about the page. </text:span><text:span text:style-name="T2121">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122">Is this necessary? I already know I can’t read it… </text:span><text:span text:style-name="T142">Obstinacy beyond all imagination leads her to remain here for hours, vainly trying to make sense of this complex web of information. </text:span><text:span text:style-name="T2122">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123">Is this a good idea? I mean, what if what did that to them does th</text:span><text:span text:style-name="T2124">e same</text:span><text:span text:style-name="T2123">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173">Oh, come on! </text:span><text:span text:style-name="T2172">It’s </text:span><text:span text:style-name="T2702">green </text:span><text:span text:style-name="T2719">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719">Oh</text:span><text:span text:style-name="T2124">,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28"/>
      <text:p text:style-name="P428"/>
      <text:p text:style-name="P528">_______________________</text:p>
      <text:p text:style-name="P614">The Sanctuary – Luin’s Chamber</text:p>
      <text:p text:style-name="P428"/>
      <text:p text:style-name="P428"/>
      <text:p text:style-name="P172"><text:span text:style-name="T2932"><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125">All right, this isn’t quite as bad as I had anticipated… </text:span><text:span text:style-name="T2126">but what is that?</text:span></text:p>
      <text:p text:style-name="P172"><text:tab/><text:span text:style-name="T2975">G</text:span>aze now set upon the middle of the room, she sees the emerald light pervading the <text:span text:style-name="T2933">area</text:span> emanates from a crystal. The shimmering object is suspended midair, as though in some invisible, viscous fluid. Beyond it, a familiar dark glass adorns the wall, embedded chest-high at one of the intersections to the myriad reflective tiles. <text:span text:style-name="T2127">That’s </text:span><text:span text:style-name="T2174">like the thing </text:span><text:span text:style-name="T2127">where I met the wolf…</text:span></text:p>
      <text:p text:style-name="P173"><text:span text:style-name="T2934"><text:tab/>Feet shift towards the crystal, entranced by its rhythmic pulsations. </text:span><text:span text:style-name="T2128">What is this thing? </text:span><text:span text:style-name="T2934">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129">It’s like some murderous child is possessing this thing! Get it away from me!</text:span></text:p>
      <text:p text:style-name="P173"><text:soft-page-break/><text:span text:style-name="T2935"><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129">The further away from that thing, the better!</text:span><text:span text:style-name="T2935">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3"><text:tab/><text:span text:style-name="T2936">Finally remembering to breathe, she slumps against the wall, tightly knotted muscles seeming to unravel in unison. Vision now holds the edge of the dark glass, nestled not too high above her. </text:span><text:span text:style-name="T2130">I suppose I’m going to have to look into that thing.</text:span></text:p>
      <text:p text:style-name="P173"><text:span text:style-name="T2937"><text:tab/>She rises, soon confronted by herself, reflected within the inky mirror. </text:span><text:span text:style-name="T2130">The frame, the glass, the reflection, it’s all the same.</text:span><text:span text:style-name="T2937">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3"><text:tab/>“<text:span text:style-name="T2962">tashonEidos? tashonsoh? onLuintohsuohzha! tashulsohevatorra’kaisa?</text:span>” <text:span text:style-name="T2942">come the words, both mellifluous and childish in equal measure.</text:span></text:p>
      <text:p text:style-name="P173"><text:tab/>“<text:span text:style-name="T2943">I can’t understand you. </text:span>What <text:span text:style-name="T2943">do you mean</text:span>?” <text:span text:style-name="T2942">Eidos replies. </text:span><text:span text:style-name="T2175">Or better yet, are you dangerous?</text:span></text:p>
      <text:p text:style-name="P173"><text:tab/><text:span text:style-name="T2942">The youth simply smiles and points behind Eidos excitedly adding, “ala! tashonnashtohjawish? ibtohjukishrrezuapapohdhi! ibtohdidhishhagetohfeish. ibtohrrapiva!</text:span><text:span text:style-name="T2963">”</text:span></text:p>
      <text:p text:style-name="P173"><text:tab/><text:span text:style-name="T2938">Eidos leaves the incomprehensible youth alone in the mirror. Its image does not fade, like the wolf, however. The child simply sings and plays occasionally looking back at Eidos and eagerly encouraging her to move. </text:span><text:span text:style-name="T2131">But move to what?</text:span><text:span text:style-name="T2938"> Its hands point away from the glass. </text:span><text:span text:style-name="T2131">The crystal? Please not there! No, it’s point</text:span><text:span text:style-name="T2176">ing</text:span><text:span text:style-name="T2131"> toward the door! Let’s go to the door and leave this place!</text:span></text:p>
      <text:p text:style-name="P173"><text:span text:style-name="T2938"><text:tab/>Feet chart their course for the crystal, bringing her within arm’s reach of it. </text:span><text:span text:style-name="T2131">No! This thing is too dangerous!</text:span><text:span text:style-name="T2938"> Her hand searches for the crystal’s surface. </text:span><text:span text:style-name="T2131">Why?! Why can’t I control anything?!</text:span><text:span text:style-name="T2938"> Contact renewed, the same volatile mix of emotions fills her. </text:span><text:span text:style-name="T2131">Why…?</text:span><text:span text:style-name="T2938"> It resonates with something deep inside her, something bearing a great likeness to it. And then…</text:span></text:p>
      <text:p text:style-name="P17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4"><text:tab/>Calling to mind the Glyph of Fenrir, Eidos executes her Extraction Techne. <text:span text:style-name="T2177">My what… </text:span>A<text:span text:style-name="T2939">n agonizing</text:span> shock travels down her spine, spreading out like ink on fabric. Then a name—‘Luin’—resounds in Eidos’ mind and the eldritch <text:span text:style-name="T2978">crystal</text:span> <text:span text:style-name="T2940">soon mutates </text:span>into an emerald sword <text:span text:style-name="T2977">and shield</text:span>—a vision of her new talent, the reward for her current pain… <text:span text:style-name="T2132">Enough!</text:span></text:p>
      <text:p text:style-name="P174"><text:span text:style-name="T2132"><text:tab/></text:span><text:span text:style-name="T2941">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1"><text:tab/>Then, pain. <text:span text:style-name="T2944">Pure and unadulterated. </text:span>All else disappears. She writhes upon the ground, an agony of soul and flesh assailing her.</text:p>
      <text:p text:style-name="P181"><text:tab/><text:span text:style-name="T2976">Then, a</text:span>nother flash of searing pain grips her <text:span text:style-name="T2976">mind</text:span> and <text:span text:style-name="T2976">body</text:span>. She convulses wildly, as an uncontrollable lust for violence wells up within her. Death, destruction, yet no ill will beyond them. Slaughter, annihilation, yet no evil intent behind them.</text:p>
      <text:p text:style-name="P174"><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4"><text:span text:style-name="T2941"><text:tab/>She releases the crystal, now inert, and watches as it slowly glides to the ground performing a final transformation into a shattered mess of a thousand scattered shards, the destructive preamble to its violent future. </text:span><text:span text:style-name="T2135">Is it… over?</text:span></text:p>
      <text:p text:style-name="P174"><text:soft-page-break/><text:tab/>Eidos looks once more upon the tetrahedral chamber where Luin once dwelt. <text:span text:style-name="T2133">Who is Luin? The </text:span><text:span text:style-name="T2178">s</text:span><text:span text:style-name="T2133">word/</text:span><text:span text:style-name="T2178">shield thing</text:span><text:span text:style-name="T2133">? </text:span><text:span text:style-name="T2134">The kid? </text:span>The room is now dark, empty and devoid of life. Though inanimate, it feels as though this room, this prison, is ushering her out; its wordless exhortations simultaneously thank her and beg her to use her new talents with great urgency. <text:span text:style-name="T2136">I gotta get out of here… Please </text:span><text:span text:style-name="T2137">body, let me leave.</text:span></text:p>
      <text:p text:style-name="P174"><text:span text:style-name="T2137"><text:tab/></text:span><text:span text:style-name="T2945">Feet then begin to shuffle towards the door.</text:span></text:p>
      <text:p text:style-name="P175"><text:tab/></text:p>
      <text:p text:style-name="P429"/>
      <text:p text:style-name="P528">_____________________</text:p>
      <text:p text:style-name="P614">The Sanctuary – The Archives</text:p>
      <text:p text:style-name="P429"/>
      <text:p text:style-name="P429"/>
      <text:p text:style-name="P201"><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5"><text:tab/><text:span text:style-name="T2946">Stepping</text:span> upon it <text:span text:style-name="T2946">once again</text:span>, the violet glow strengthens, tracing the curves of the Glyph etched into its surface. <text:span text:style-name="T2179">What? So I can go get killed by the sentry again? </text:span>A slow rumble and it begins to levitate, taking her skywards, up through the invisible shaft hidden among the ceiling’s shadows. <text:span text:style-name="T2179">Sure, why not?</text:span></text:p>
      <text:p text:style-name="P175"/>
      <text:p text:style-name="P617"/>
      <text:p text:style-name="P619">________________<text:span text:style-name="T3083">__________</text:span></text:p>
      <text:p text:style-name="P626"><text:span text:style-name="T3084">The Sanctuary – </text:span><text:span text:style-name="T3085">The </text:span><text:span text:style-name="T3086">Hall of Sentries</text:span></text:p>
      <text:p text:style-name="P622"/>
      <text:p text:style-name="P622"/>
      <text:p text:style-name="P176"><text:tab/>The floating platform speeds up through the shaft, bathing Eidos in stale air as she rushes towards <text:span text:style-name="T2922">this little</text:span> journey’s terminus. Slowing to a halt, she emerges <text:span text:style-name="T2924">up </text:span>from the ground <text:span text:style-name="T2923">and</text:span> into a shadowy alcove within a narrow hall.<text:span text:style-name="T2080"> </text:span><text:span text:style-name="T2138">This I’m used to. I just hope I don’t find anymore surprises like that weird crystal.</text:span></text:p>
      <text:p text:style-name="P182"><text:span text:style-name="T2947"><text:tab/>The familiar narrow hallway and its resident sentry silently greet Eidos with their gaze as her first footfalls echo through the hall. She steps from the platform, out from the alcove and towards the sentry. </text:span><text:span text:style-name="T2139">That sounds like a bad idea! That thing killed me before.</text:span><text:span text:style-name="T2948"> She moves with confidence, knowing she now has a powerful ally, its ability to deal with creatures of this nature confirmed by the corpses littering its doorstep. </text:span><text:span text:style-name="T2140">Wait… so those things down there </text:span><text:span text:style-name="T2703">were</text:span><text:span text:style-name="T2140"> sentries? And that thing I just… absorbed… killed them?</text:span></text:p>
      <text:p text:style-name="P176"><text:span text:style-name="T2949"><text:tab/>Soon, the guardian turns to meet her with its stiff, stuttering motion. It raises its spear, soon gripping it firmly with both hands. It yet seems unwilling to let her pass. But this does not deter the intrepid Eidos. </text:span><text:span text:style-name="T2141">I hope this sword </text:span><text:span text:style-name="T2180">and shield thing </text:span><text:span text:style-name="T2141">works… </text:span></text:p>
      <text:p text:style-name="P202"><text:tab/>Its jittery jaw repeats the same incomprehensible phrase from before. Yet, something familiar about its words, beyond the obvious, strikes Eidos.</text:p>
      <text:p text:style-name="P176"><text:tab/><text:span text:style-name="T2962">“ontohrraizhuoh. ibfuonashthagish.”</text:span> <text:span text:style-name="T2950">Every word, every syllable, is uttered exactly as before, not a single variation.</text:span></text:p>
      <text:p text:style-name="P176"><text:tab/>“Stand aside and let me through; there is no need for violence,” <text:span text:style-name="T2951">she replies. </text:span><text:span text:style-name="T2181">No, I didn… Oh, whatever.</text:span></text:p>
      <text:p text:style-name="P176"><text:soft-page-break/><text:tab/><text:span text:style-name="T2951">The sentry replies only with its silence. </text:span><text:span text:style-name="T2142">I think this creature… it speaks just like that child in the dark glass down in the Archives. </text:span><text:span text:style-name="T2952">Eidos moves, slowly inching forward. She wants to see if she can just walk past the creature.</text:span></text:p>
      <text:p text:style-name="P177"><text:tab/>The sentry engages with a flurry of stabs, all invisible to Eidos. <text:span text:style-name="T2979">But then, for the briefest instant, the world shines green. </text:span>Luin, taking the form of a sword, has deflected all of the pinpoint strikes. <text:span text:style-name="T2143">Yes! At least the terrible pain was worth it! Now I can defend myself!</text:span><text:line-break/><text:tab/>Suddenly, a bloodlust wells up within her, almost certainly originating from her emerald ally.<text:span text:style-name="T2019"> </text:span><text:span text:style-name="T2144">Oh no.</text:span><text:span text:style-name="T2019"> </text:span>She leaps forward for a counter-offensive. The sentry, however, appears to have anticipated the strategy, <text:span text:style-name="T2953">already in </text:span>a defensive stance, spear upraised, ready to block. Yet it blocks nothing as Luin cleaves <text:span text:style-name="T2954">everything</text:span>, ripping through the spear and sentry alike, as though through empty space.<text:line-break/><text:tab/>A geyser of blue blood showers the surrounding bas reliefs, giving them a grim makeover. <text:span text:style-name="T2955">The sentry falls to its knees. Despite the unrestrained torrent of blood from its torso, the dispassionate look on its face seems to suggest that all is as it should be. Mere moments later, it completes the fall, cold lips now kissing a cold floor.</text:span></text:p>
      <text:p text:style-name="P177"><text:span text:style-name="T2955"><text:tab/>The corpse of the slain sentry now lies in a pool of viscous, blue fluid, appearing as lifeless as the reliefs lining this narrow hall. Eidos’ path is unobstructed. </text:span><text:span text:style-name="T2145">Is it over? </text:span><text:span text:style-name="T2146">Am I free to go?</text:span><text:span text:style-name="T2956"> Her feet soon shuffle her through the door the sentry failed to protect.</text:span></text:p>
      <text:p text:style-name="P381"/>
      <text:p text:style-name="P961">A <text:span text:style-name="T2957">Rusty Traveler</text:span></text:p>
      <text:p text:style-name="P430"/>
      <text:p text:style-name="P430"/>
      <text:p text:style-name="P528">_________________________</text:p>
      <text:p text:style-name="P438"><text:span text:style-name="T3082">The Sanctuary – </text:span>The A<text:span text:style-name="T2957">ntec</text:span>hamber</text:p>
      <text:p text:style-name="P430"/>
      <text:p text:style-name="P430"/>
      <text:p text:style-name="P633"><text:span text:style-name="T2142"><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147"> </text:span><text:span text:style-name="T2182">Yeah, okay, don’t wanna know what’s on the other side of that thing</text:span><text:span text:style-name="T2148">…</text:span><text:span text:style-name="T2147">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3"><text:tab/>Suspiciously conspicuous is the writing crudely scratched into the floor <text:span text:style-name="T2958">near one of the chamber’s corners</text:span>—large, bold letters, with shapes somewhat discernible even from this distance. <text:span text:style-name="T2149">Now </text:span><text:span text:style-name="T2720">that</text:span><text:span text:style-name="T2149"> I wouldn’t mind looking at—even though it’ll probably be similar to those books downstairs.</text:span><text:span text:style-name="T2959"> She moves toward the corner in question, reaching it in a few strides. Then, crouching down to scrutinize the characters, all Eidos can determine is that the writing’s contents are inscrutable to her. </text:span><text:span text:style-name="T2150">I figured as much. I wonder where I can learn to read that… </text:span><text:span text:style-name="T2959">The language may be ancient, modern or just plain gibberish, hard to say which. </text:span><text:span text:style-name="T2150">It probably would’ve helped me talk with that </text:span><text:span text:style-name="T2183">little green</text:span><text:span text:style-name="T2150"> fellow—‘Luin’ was it?</text:span><text:span text:style-name="T2959"> What is certain is that in her current state of ignorance, Eidos finds herself ill-equipped for the task of deciphering the script. </text:span><text:span text:style-name="T2151">Wait, how is it that I couldn’t talk to the sword, but I could talk to the wolf…?</text:span></text:p>
      <text:p text:style-name="P634"><text:span text:style-name="T166"><text:tab/></text:span><text:span text:style-name="T167">Restless feet carry her towards the portcullis. </text:span><text:span text:style-name="T2152">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153">Such an austere beauty </text:span><text:span text:style-name="T2154">to that chasm… </text:span></text:p>
      <text:p text:style-name="P178"><text:span text:style-name="T2960"><text:tab/>The serpentine bridge seems to terminate at a similar gateway, at the opposite end of the chasm, though no portcullis obstructs passage there. </text:span><text:span text:style-name="T2155">And I have no desire to find out why. </text:span><text:span text:style-name="T2960">To the left of the portcullis seems to be an apparatus or mechanism by which it is lifted through some trick of magic or artifice—likely related to the inert crystal it houses. </text:span><text:span text:style-name="T2156">Best leave this alone; I don’t need anymore repetitions of what happened down in the Archives…</text:span></text:p>
      <text:p text:style-name="P635"><text:span text:style-name="T2156"><text:tab/></text:span><text:span text:style-name="T169">Her hands reach for the crystal. </text:span><text:span text:style-name="T2157">N</text:span><text:span text:style-name="T2186">o</text:span><text:span text:style-name="T2157">! W</text:span><text:span text:style-name="T2187">hy</text:span><text:span text:style-name="T2157">, body</text:span><text:span text:style-name="T2187">?</text:span><text:span text:style-name="T2157">! You always </text:span><text:span text:style-name="T2184">do the opposite of what I think!</text:span><text:span text:style-name="T2157"> </text:span><text:span text:style-name="T2188">But wait, then</text:span><text:span text:style-name="T2157"> all I have to do is think the opposite of what I want! </text:span><text:span text:style-name="T2185">I’ll control you yet, </text:span><text:span text:style-name="T2188">body</text:span><text:span text:style-name="T2185">! </text:span><text:span text:style-name="T2157"><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36"><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3"><text:span text:style-name="T2961"><text:tab/>She begins her climb. Step summing upon step, an apparently unending ascension skywards tries Eidos’ patience, stretching it to a hair’s breadth. </text:span><text:span text:style-name="T2189">This </text:span><text:span text:style-name="T2704">is</text:span><text:span text:style-name="T2189"> taking forever. </text:span><text:span text:style-name="T2961">That she makes her way up is clear; that there is any reward in this climb remains a mystery.</text:span></text:p>
      <text:p text:style-name="P209"><text:tab/>But as she presses on, the passage seems to get ever warmer, and in time, she reaches the top—evidenced by the now-visible portal inviting her to exit the indifferent infinity of stairs.</text:p>
      <text:p text:style-name="P431"><text:soft-page-break/></text:p>
      <text:p text:style-name="P431"/>
      <text:p text:style-name="P528">__________________</text:p>
      <text:p text:style-name="P615">The Kaban Wilds – Tacriba</text:p>
      <text:p text:style-name="P431"/>
      <text:p text:style-name="P431"/>
      <text:p text:style-name="P179"><text:span text:style-name="T2142"><text:tab/></text:span><text:span text:style-name="T2951">Eidos scans the ruins now making up her surroundings, witnessing the remains of what once was a bustling town. Though the place appears to have lain deserted for uncounted centuries, the buildings yet stand, all but unscathed by the passage of time. </text:span><text:span text:style-name="T2190">The buildings may be untouched, but the courtyard seems pretty touched, if you ask me...</text:span></text:p>
      <text:p text:style-name="P204"><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191">Now, how did these things get here? </text:span>As she walks by, these jagged fangs seem to shimmer in the meager light of the environs.</text:p>
      <text:p text:style-name="P207"><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38"><text:span text:style-name="T173"><text:tab/></text:span><text:span text:style-name="T2192">Maybe I should take a look around the town.</text:span><text:span text:style-name="T174"> </text:span><text:span text:style-name="T175">She moves toward the exit. </text:span><text:span text:style-name="T2193">Excellent. All according to plan.</text:span></text:p>
      <text:p text:style-name="P432"/>
      <text:p text:style-name="P432"/>
      <text:p text:style-name="P528">___________________________</text:p>
      <text:p text:style-name="P615">The Kaban Wilds – The Jenowin Plain</text:p>
      <text:p text:style-name="P432"/>
      <text:p text:style-name="P432"/>
      <text:p text:style-name="P205"><text:span text:style-name="T201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194">What perilous places will my body take me to now?</text:span></text:p>
      <text:p text:style-name="P639"><text:span text:style-name="T2194"><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194"> </text:span><text:span text:style-name="T2195">Clearly some place I’ll end up going.</text:span><text:span text:style-name="T2194"> </text:span><text:span text:style-name="T176">Extending forth from the mountain’s belly are arching supports bearing aqueducts—one reaching her current location and the other crawling eastward. </text:span><text:span text:style-name="T2196">Aren’t aqueducts supposed to carry water? Wh</text:span><text:span text:style-name="T2198">y didn’t I see any in that building I came from</text:span><text:span text:style-name="T2197">?</text:span></text:p>
      <text:p text:style-name="P639"><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199">Damn that thing is bright; it’s burning my eyes just looking at it.</text:span></text:p>
      <text:p text:style-name="P639"><text:span text:style-name="T2199"><text:tab/></text:span><text:span text:style-name="T180">Past the towering spire, another architectural marvel spans a vast canyon. It appears to be a bridge of some sort. Lacking supports above or beneath, it is as an image frozen in time. </text:span><text:span text:style-name="T2200">It also looks just like that one by the portcullis… just bigger.</text:span></text:p>
      <text:p text:style-name="P639"><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201">And another dangerous place my body will inevitably take me…</text:span></text:p>
      <text:p text:style-name="P639"><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202">Then to the spire it is.</text:span></text:p>
      <text:p text:style-name="P637"><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37"><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203">Either way, I don’t much like it… </text:span><text:span text:style-name="T2204">so, let’s go investigate…</text:span></text:p>
      <text:p text:style-name="P637"><text:span text:style-name="T2204"><text:tab/></text:span><text:span text:style-name="T184">Eidos strides with renewed vigor across the sand towards the flickering shape. </text:span><text:span text:style-name="T2205">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37"><text:span text:style-name="T184"><text:tab/>About ten strides from Eidos, it raises its head to look upon her </text:span><text:span text:style-name="T187">and speaks with something between a squawk and a song.</text:span></text:p>
      <text:p text:style-name="P210"><text:tab/>“Well, well. I’d expected Viracocha to rebel in time, if only in part. But I must say, I didn’t anticipate you... Tell me what they named you.”</text:p>
      <text:p text:style-name="P637"><text:span text:style-name="T184"><text:tab/>“My name is Eidos,” </text:span><text:span text:style-name="T207">she replies. </text:span><text:span text:style-name="T2210">Yeah, but who are you? And who is ‘Viracocha’?</text:span></text:p>
      <text:p text:style-name="P637"><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37"><text:span text:style-name="T208"><text:tab/>“I travel to the tower.” </text:span><text:span text:style-name="T2211">Maybe we shouldn’t tell him too much… until we know why he’s asking all these questions.</text:span></text:p>
      <text:p text:style-name="P211"><text:tab/>“Oh, no. This will not do… I must insist that you make for the Duskfang mountains instead.”</text:p>
      <text:p text:style-name="P641"><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212">Okay, maybe not a great idea to anger the weird desert traveler…</text:span></text:p>
      <text:p text:style-name="P642"><text:span text:style-name="T2212"><text:tab/>“</text:span><text:span text:style-name="T212">Ah, but dear Eidos,” </text:span><text:span text:style-name="T213">he says mockingly, “</text:span><text:span text:style-name="T212">you have no will, no memory, no meaning.”</text:span></text:p>
      <text:p text:style-name="P643"><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43"><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42"><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42"><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42"><text:span text:style-name="T217"><text:tab/></text:span><text:span text:style-name="T184"><text:tab/></text:span></text:p>
      <text:p text:style-name="P637"><text:span text:style-name="T184"><text:tab/></text:span><text:span text:style-name="T218">With a knowing smirk, the rusty traveler simply turns and begins to walk away.</text:span></text:p>
      <text:p text:style-name="P640"><text:soft-page-break/><text:span text:style-name="T184"><text:tab/></text:span><text:span text:style-name="T2206">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207">Wait, wasn’t I supposed to go to the… No, I must’ve misremembered.</text:span></text:p>
      <text:p text:style-name="P644"><text:span text:style-name="T2980"><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213">Yeah, I am pretty tired. </text:span><text:span text:style-name="T2980">Her mind rests as her feet drag her towards… </text:span><text:span text:style-name="T2214">Maybe I can just close my eyes… </text:span><text:span text:style-name="T2215">just for a little bit.</text:span></text:p>
      <text:p text:style-name="P644"/>
      <text:p text:style-name="P42"><text:tab/></text:p>
      <text:p text:style-name="P433"/>
      <text:p text:style-name="P964"><text:span text:style-name="T2982">A </text:span><text:span text:style-name="T2984">M</text:span><text:span text:style-name="T2983">odest Proposal</text:span></text:p>
      <text:p text:style-name="P382"/>
      <text:p text:style-name="P382"/>
      <text:p text:style-name="P523">_________________</text:p>
      <text:p text:style-name="P610"><text:span text:style-name="T3087">Dazir – </text:span>The Mage’s Abode</text:p>
      <text:p text:style-name="P433"/>
      <text:p text:style-name="P433"/>
      <text:p text:style-name="P206"><text:span text:style-name="T2019"><text:tab/></text:span><text:span text:style-name="T2981">Linen sheets tickle fingertips. Beads of sweat rest precariously on a forehead. A dozen tendrils of candle smoke weave their way into a nose. Two sticks chatter and echo as they gently knock against each other. But above all...</text:span></text:p>
      <text:p text:style-name="P153"><text:tab/><text:span text:style-name="T221">Thirst.</text:span></text:p>
      <text:p text:style-name="P221"><text:tab/>A dryness of throat that would make desert sand seem moist.</text:p>
      <text:p text:style-name="P221"><text:tab/>Unbearable, unrelenting thirst.</text:p>
      <text:p text:style-name="P153"><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1"><text:tab/>As Eidos stirs, the woman suddenly looks up with a startled expression. But her surprise-contorted features soon ease into a timeworn smile of unparalleled kindness, framed in the wrinkles wrought from decades of caring for others.<text:tab/></text:p>
      <text:p text:style-name="P153"><text:span text:style-name="T221"><text:tab/>“Biracul be praised!” </text:span><text:span text:style-name="T224">she quietly intones. “So, you’re finally coming around… I feared we had lost you for good.”</text:span></text:p>
      <text:p text:style-name="P153"><text:span text:style-name="T224"><text:tab/></text:span><text:span text:style-name="T225">Suddenly taking on a cautionary tone, she warns, “Now, don’t try to move just yet! Your time in the Jenowin Plain has fevered your blood and robbed your brain of water!”</text:span></text:p>
      <text:p text:style-name="P153"><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3"><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3"><text:span text:style-name="T221"><text:tab/></text:span><text:span text:style-name="T227">Finishing her water, Eidos </text:span><text:span text:style-name="T228">gratefully</text:span><text:span text:style-name="T227"> replies, “Thank you for saving my life.” </text:span><text:span text:style-name="T3030">Why? I’d probably just come back to life anyway.</text:span><text:span text:style-name="T221"><text:tab/></text:span></text:p>
      <text:p text:style-name="P216"><text:tab/><text:span text:style-name="T3031">A great smile adds a few more folds to Rada’s weathered face. </text:span>“I accept your thanks! But even as mere loremasters in the eyes of Biracul, what manner of people would Dazirans be if we didn’t aid a sister in need?!” <text:span text:style-name="T3032">She thumbs her and gives Eidos a wink. “Tambul may be known for their courtesy, but they—sure as Suyutis love goats—don’t have a monopoly on it!”</text:span></text:p>
      <text:p text:style-name="P215"><text:tab/><text:span text:style-name="T3033">Eidos smiles, too. </text:span><text:span text:style-name="T2216">True, the old woman’s positivity </text:span><text:span text:style-name="T2705">is</text:span><text:span text:style-name="T2216"> contagious. She’s, at the very least, the nicest person I’ve met so far.</text:span><text:span text:style-name="T3033"> “Is there any way I can repay you?” Eidos finally asks.</text:span></text:p>
      <text:p text:style-name="P217"><text:tab/>“<text:span text:style-name="T3034">Heavens, child! There’s no need!” Rada chuckles. “</text:span>In the words of Biracul, ‘Kindness begets kindness’!”</text:p>
      <text:p text:style-name="P217"><text:tab/><text:span text:style-name="T3035">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5"/>
      <text:p text:style-name="P215"><text:tab/>Duty-bound, Rada works hard to vacate her seat. Each push closer toward standing causes her to teeter on the edge of collapse. <text:span text:style-name="T2217">Maybe I should help her… that’s if I can even stand up myself… </text:span>Yet <text:soft-page-break/>her ancient muscles somehow prevail over time and gravity’s cruel conspiracy, allowing her to finally gain an upright position. <text:span text:style-name="T2218">Looks like she doesn’t need me. </text:span>Thus, Rada and her sturdy cane begin their three-legged trek to fetch Khaa.</text:p>
      <text:p text:style-name="P215"><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036">n ebony</text:span> hue. The sheets and bedding are fresh, but the room, for all its finery, is bare bones and clearly meant for servants. <text:span text:style-name="T2219">Where am I? I was walking in the desert toward the Duskfang mountains and then…</text:span></text:p>
      <text:p text:style-name="P215"><text:span text:style-name="T2219"><text:tab/></text:span><text:span text:style-name="T3037">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220">Another jerk, surely.</text:span></text:p>
      <text:p text:style-name="P222"><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5"><text:tab/>“I came bearing a message from Mifas’cul.” <text:span text:style-name="T3038">The words leave her mouth before she knows what she is even saying. </text:span><text:span text:style-name="T2221">Mifas’cul? It has to be that creepy desert traveler…</text:span></text:p>
      <text:p text:style-name="P215"><text:span text:style-name="T3038"><text:tab/></text:span>At Eidos’ words, Khaa’s breath seems to cease. His eyes narrow before silently nodding for <text:span text:style-name="T3038">her</text:span> to continue.</text:p>
      <text:p text:style-name="P645"><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0"><text:tab/>Khaa stares suspiciously at Eidos.</text:p>
      <text:p text:style-name="P220"><text:tab/>Calculating.</text:p>
      <text:p text:style-name="P220"><text:tab/>Evaluating.</text:p>
      <text:p text:style-name="P220"><text:tab/>Machinating.</text:p>
      <text:p text:style-name="P220"><text:tab/>It is some time before he speaks again. “I see… So you have been sent here because of your ability to make use of the Farcaster.” <text:span text:style-name="T3040">With a sneer, he turns his back to her and continues speaking, “</text:span>I <text:span text:style-name="T3040">must say, I</text:span> hadn’t foreseen this stroke of good fortune, but your appearance explains much.”</text:p>
      <text:p text:style-name="P215"><text:tab/><text:span text:style-name="T3041">Eidos interjects, “Who is Mifas’cul?” </text:span><text:span text:style-name="T2222">Yes! I wanna know that, too! </text:span><text:span text:style-name="T2223">Nice one, body.</text:span></text:p>
      <text:p text:style-name="P215"><text:span text:style-name="T3042"><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223">guide</text:span><text:span text:style-name="T3042"> you to us in our time of need. For you see, we require your Farcasting Techne, foreigner.”</text:span></text:p>
      <text:p text:style-name="P215"><text:tab/><text:span text:style-name="T3043">And as expected of a diplomat, Eidos makes the obvious inquiry Khaa is inviting, “What’s wrong here?” </text:span><text:span text:style-name="T2224">Yeah, you must have lots of friends with your personality… what could possibly be wrong?</text:span></text:p>
      <text:p text:style-name="P22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5"><text:tab/><text:span text:style-name="T3044">Moved by the desire to help, she asks in return, “What is it that threatens this place and its people?” </text:span><text:span text:style-name="T2225">It’s probably something this idiot did that caused it all.</text:span></text:p>
      <text:p text:style-name="P215"><text:span text:style-name="T3044"><text:tab/>Seeing he has piqued her interest, Khaa leans in closer, “Let me tell you. You see, Dazir is menaced by the people of Tacriba, the township of barbarians located beyond the Crescent Canyon to the east.” </text:span><text:span text:style-name="T2226">That’s on the other side of that huge bridge… </text:span><text:span text:style-name="T3045">The mage stands and begins to slowly pace. </text:span><text:soft-page-break/><text:span text:style-name="T3045">“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5"><text:tab/><text:span text:style-name="T3046">Seeking to withhold her final judgment until she has heard all the evidence, she asks, “For what reason would they do this?” </text:span><text:span text:style-name="T2227">Like I said, this jerk probably pissed them off.</text:span></text:p>
      <text:p text:style-name="P215"><text:span text:style-name="T3046"><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228">This guy’s hiding something.</text:span></text:p>
      <text:p text:style-name="P215"><text:tab/><text:span text:style-name="T3047">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5"><text:tab/><text:span text:style-name="T3048">Walking back to the bed where Eidos is resting, Khaa continues, “And now, a Farcaster user stands before me—a heaven-sent gift from Biracul for my righteousness, no doubt.”</text:span></text:p>
      <text:p text:style-name="P215"><text:tab/>“<text:span text:style-name="T3049">So they have no water?” Eidos asks before adding, “The Tacribians sound justified in their grievance.” </text:span><text:span text:style-name="T2229">That they do.</text:span></text:p>
      <text:p text:style-name="P224"><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5"><text:tab/><text:span text:style-name="T3050">Eidos lowers her head and thinks for a moment, weighing the evidence, trying to tease out which side will provide the most benefit for the most people.</text:span></text:p>
      <text:p text:style-name="P215"><text:tab/><text:span text:style-name="T3050">Before she can come to a conclusion, Khaa speaks, “Now, I implore you! Use your Farcasting ability to help me to save both ourselves and our enemies!”</text:span></text:p>
      <text:p text:style-name="P215"><text:tab/><text:span text:style-name="T2230">Oh, please, who would buy that from this guy? We should go talk to the Tacribians first. Oh… dammit, we’re not going to, are we?</text:span><text:span text:style-name="T3051"> Eidos looks up, determination carved into each feature of her face. She replies, “If I can, I’ll help you avert this catastrophe.” </text:span><text:span text:style-name="T2231">Indeed.</text:span></text:p>
      <text:p text:style-name="P225"><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45"><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45"><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45"><text:soft-page-break/><text:span text:style-name="T232"><text:tab/></text:span><text:span text:style-name="T233">Eidos hesitates. </text:span><text:span text:style-name="T2232">Wait, why don’t we just give him our Sigil and let him go take care of this?</text:span><text:span text:style-name="T233"> “If I can use your Sigil, couldn’t you just use mine?” She asks. </text:span><text:span text:style-name="T2233">Yes! This is how it should be body. Just do what I want and everyone is happy. See?</text:span></text:p>
      <text:p text:style-name="P645"><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45"><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234">He’d better reward me with an easy path to the goal.</text:span></text:p>
      <text:p text:style-name="P645"><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45"><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45"><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6"><text:tab/>Khaa jerks his head away. “The architects are on the <text:span text:style-name="T3055">middle tier</text:span>. Speak with them and then leave.” He begins to walk toward the door. “Remember, you hold the lives of my people in your hands.” And with these words, he opens the door and storms out, leaving Eidos and Rada alone in the room. </text:p>
      <text:p text:style-name="P645"><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45"><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65"><text:span text:style-name="T2982">A </text:span><text:span text:style-name="T2984">L</text:span><text:span text:style-name="T2985">ocal Perspective</text:span></text:p>
      <text:p text:style-name="P384"><text:tab/></text:p>
      <text:p text:style-name="P383"/>
      <text:p text:style-name="P524">_______________</text:p>
      <text:p text:style-name="P611"><text:span text:style-name="T3087">Dazir – </text:span>The <text:span text:style-name="T3039">Arboretum</text:span></text:p>
      <text:p text:style-name="P434"/>
      <text:p text:style-name="P434"/>
      <text:p text:style-name="P646"><text:span text:style-name="T2142"><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236">If we had a wolf, </text:span><text:span text:style-name="T2273">a </text:span><text:span text:style-name="T2236">serpent, and </text:span><text:span text:style-name="T2273">a </text:span><text:span text:style-name="T2236">crow, it’</text:span><text:span text:style-name="T2274">d</text:span><text:span text:style-name="T2236"> be the spitting image of the mural near where I woke up.</text:span></text:p>
      <text:p text:style-name="P657"><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57"><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46"><text:span text:style-name="T241"><text:tab/>Eidos sits down beside her. “By all means, take as long as you need, Rada.” </text:span><text:span text:style-name="T2235">Yeah, you’re a breath of fresh air in this nest of assholes.</text:span></text:p>
      <text:p text:style-name="P227"><text:tab/>“Biracul speaks through you, child.” She places a hand on Eidos’ shoulder. <text:span text:style-name="T3052">But suddenly her smile fades and her features become grave, “But there’s something… odd about you.” Her sunken eyes begin to examine Eidos from head to toe. “Yes, something… off.”</text:span></text:p>
      <text:p text:style-name="P227"><text:tab/>“<text:span text:style-name="T3052">What do you mean?” Eidos replies, a bit self-conscious now. </text:span><text:span text:style-name="T2237">Yeah, what </text:span><text:span text:style-name="T2706">do</text:span><text:span text:style-name="T2237"> you mean?</text:span></text:p>
      <text:p text:style-name="P227"><text:span text:style-name="T3052"><text:tab/>Rada abruptly ends her scrutiny, offering, “Oh, well, for one, you’re not </text:span><text:span text:style-name="T2237">of</text:span><text:span text:style-name="T3052"> Kabu—and it’s mighty rare to have visitors from the outside these days. Last flying caravan came years ago…” she trails off.</text:span></text:p>
      <text:p text:style-name="P227"><text:tab/><text:span text:style-name="T3052">Eidos stares at Rada expectantly, soon encouraging her to speak on, “But why would people stop coming?”</text:span></text:p>
      <text:p text:style-name="P227"><text:tab/><text:span text:style-name="T3052">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237">did</text:span><text:span text:style-name="T3052"> you <text:s/>get here? You may be young, but I can’t really see you scaling the sheer cliffs surrounding the Jenowin Plain,” she adds with a chuckle.</text:span></text:p>
      <text:p text:style-name="P227"><text:tab/><text:span text:style-name="T3053">Eidos pauses, wondering just how much honesty she should inject into her answer. </text:span><text:span text:style-name="T2238">Why not tell her the truth?! She’s a nice lady!</text:span><text:span text:style-name="T3053"> “I awoke in a building to the south of here, already on the plain. Then, I just walked here. Didn’t see any cliffs, just desert,” she says with an unfiltered honesty, uncharacteristic of a diplomat, but perhaps fitting given who Eidos is speaking with.</text:span></text:p>
      <text:p text:style-name="P646"><text:span text:style-name="T241"><text:tab/></text:span><text:span text:style-name="T364">Rada listens with a half smile, chewing on her words before she speaks, “Well, that’s fine, dear. We ladies must always have some secrets.” </text:span><text:span text:style-name="T2239">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27"><text:tab/><text:span text:style-name="T3054">Eidos stands, offering Rada a hand, and between the two of them, they manage to get her on her rickety feet again. Then the two walk for another short while in comfortable silence before finally arriving at the very center of the garden.</text:span></text:p>
      <text:p text:style-name="P227"><text:tab/></text:p>
      <text:p text:style-name="P227"><text:tab/>“<text:span text:style-name="T3056">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056">you get your feet wet, but no one has used the thing in a thousand years, so we haven’t really been maintaining the barrier around it. Do forgive us, will you?”</text:span></text:p>
      <text:p text:style-name="P227"><text:tab/>“<text:span text:style-name="T3056">A little water never hurt anyone,” Eidos replies with a smile.</text:span></text:p>
      <text:p text:style-name="P646"><text:span text:style-name="T241"><text:tab/>“</text:span><text:span text:style-name="T366">Oh, you’re just so sweet!” She says as she pinches Eidos’ cheek. </text:span><text:span text:style-name="T2240">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27"><text:tab/>“<text:span text:style-name="T3057">Thank you, Rada. For everything.” </text:span><text:span text:style-name="T2241">Except for the cheek pinch… </text:span></text:p>
      <text:p text:style-name="P232"><text:tab/>Worry soon refolds the jovial creases of her smile into a frown. “You be careful in there, you hear? <text:span text:style-name="T3079">The Wellspring is no longer safe!”</text:span></text:p>
      <text:p text:style-name="P227"><text:tab/>“<text:span text:style-name="T3057">I will. I’ll be back to return the Sigil right after I’ve released the water. I promise.”</text:span></text:p>
      <text:p text:style-name="P231"><text:tab/><text:span text:style-name="T3057">The matronly smile gains ground, finally replacing the frown. “Bless your Trueflesh, Eidos. May the light of the Shining One guide you.”</text:span></text:p>
      <text:p text:style-name="P227"><text:tab/><text:span text:style-name="T3058">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242">I can’t tell if he’s actually asleep or just ignoring me…</text:span></text:p>
      <text:p text:style-name="P233"><text:tab/>Uncertainty leads her to abandon the idea of having a conversation with the man, and she proceeds to step onto the cloudstone. A great purr erupts from the device and soon, a brilliant violet haze encircles the entire device.</text:p>
      <text:p text:style-name="P227"><text:tab/><text:span text:style-name="T3059">The old man is suddenly roused by the loud noise and bright light, falling halfway out of his chair.</text:span></text:p>
      <text:p text:style-name="P227"><text:tab/>“<text:span text:style-name="T3060">Biracul’s balls! Ya tryin’ to kill me?” says the man, still half asleep. “Damn near sent me to the Graylands!” Then mashing a near toothless mouth, he adds, “I’m too young to die, you hear!”</text:span></text:p>
      <text:p text:style-name="P227"><text:tab/><text:span text:style-name="T3061">Confused, Eidos offers and apology, “I’m sorry… I tried to wake you, but couldn’t and just thought I’d figure out myself how to get down to the lower tiers.”</text:span></text:p>
      <text:p text:style-name="P227"><text:tab/>“<text:span text:style-name="T3062">Well, ya’d better be sorry! Back in my heyday, I could slap the ‘kharr outta a draug, and I’d venture I could still slap it outta you, too!” He raises a pair of shaking fists. </text:span><text:span text:style-name="T2243">I’m pretty sure the only one you can hurt is yourself, old man…</text:span></text:p>
      <text:p text:style-name="P227"><text:tab/>“<text:span text:style-name="T3063">You have my most sincere apologies.” </text:span><text:span text:style-name="T2243">I’m not sure I’m actually sorry.</text:span></text:p>
      <text:p text:style-name="P646"><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244">Not only is he senile, he’s blind, too.</text:span></text:p>
      <text:p text:style-name="P227"><text:tab/>“<text:span text:style-name="T3064">Well, I was hoping you could tell me about Dazir and the current cri…”</text:span></text:p>
      <text:p text:style-name="P227"><text:tab/>“If I have to explain Dazir to one more foreigner,” <text:span text:style-name="T3064">he interrupts,</text:span> “I’ll go as mad as a<text:span text:style-name="T3065">n</text:span> <text:span text:style-name="T3064">outhouse</text:span> Jinn!”</text:p>
      <text:p text:style-name="P227"><text:tab/>“<text:span text:style-name="T3065">Oh, okay, sorry to dis…”</text:span></text:p>
      <text:p text:style-name="P658"><text:span text:style-name="T241"><text:tab/>“Fine!” </text:span><text:span text:style-name="T372">he says, cutting her short.</text:span><text:span text:style-name="T241"> “Now pick up your ears, boy; only gonna say this once!” </text:span><text:span text:style-name="T2245">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58"><text:span text:style-name="T373"><text:tab/></text:span><text:span text:style-name="T375">“BWAHAHAHAHAhaha…hahaha…hhhh…” he starts to wheeze uncontrollably.</text:span></text:p>
      <text:p text:style-name="P240"><text:tab/>Concerned, Eidos ask, “Are you…”</text:p>
      <text:p text:style-name="P658"><text:span text:style-name="T375"><text:tab/></text:span><text:span text:style-name="T241">“Oh, don’t make an old man laugh himself to an early grave! Now where was I…?” </text:span><text:span text:style-name="T376">A lengthy pause ensues. </text:span><text:span text:style-name="T2246">Why say anything? He’ll just inter…</text:span></text:p>
      <text:p text:style-name="P227"><text:span text:style-name="T3066"><text:tab/>“Shut up! I’m old, not senile, you jinnlickin’ fool!” he says, now shouting at no one in particular. “So, as I was saying… We built our township vertically—a much better use of space, I’m </text:span><text:soft-page-break/><text:span text:style-name="T3066">sure even you’ll agree. And it gets us closer up the slope of Mount Kefkan towards the Wellspring! </text:span>You can use this here Cloudstone to go to the other levels.”</text:p>
      <text:p text:style-name="P227"><text:tab/><text:span text:style-name="T3067">Not sure whether to just get on and leave or to venture another question, Eidos simply stands there and waits. The old man just stares.</text:span></text:p>
      <text:p text:style-name="P227"><text:tab/><text:span text:style-name="T3068">Finally, Eidos decides she’d might as well get as much as she can out the interaction and begins to…</text:span></text:p>
      <text:p text:style-name="P227"><text:tab/>“Listen up, because old Asansor will only tell you one time and one time alone! Because I never repeat myself, you hear?! So listen up, because old Asansor will only tell you one time and one time alone!</text:p>
      <text:p text:style-name="P228"><text:tab/>“The lowest <text:span text:style-name="T3069">tier</text:span> is for the rank and file Dazirans who do much of the unmasterful labors—may be simple and dull-witted compared to the upper tiers, but I doubt the best of what the other towns have to offer is their equal!” <text:span text:style-name="T2247">Can </text:span><text:span text:style-name="T2248">I</text:span><text:span text:style-name="T2247"> leave </text:span><text:span text:style-name="T2249">yet</text:span><text:span text:style-name="T2247">?</text:span></text:p>
      <text:p text:style-name="P228"><text:span text:style-name="T2247"><text:tab/></text:span><text:span text:style-name="T3070">Continuing on, uninterrupted, Asansor preaches, “The second tier is for the artisans of Dazir! Those learned elite who’re trained in unearthing and manipulating relics of the Vanquished!</text:span></text:p>
      <text:p text:style-name="P228"><text:tab/>“Finally, there’s the Arboretum where we stand, which is for Khaa, Quangjo, and their trusted citizens alone!</text:p>
      <text:p text:style-name="P228"><text:tab/>“You aren’t likely to find a man with as many years of experience and loyal service under his belt than old Asansor in the levels below!” <text:span text:style-name="T3071">A triumphant smirk now hides among the maze of wrinkles that is his face, as he stares down his nose at Eidos.</text:span></text:p>
      <text:p text:style-name="P228"><text:tab/><text:span text:style-name="T3072">Suddenly, Asansor’s expression goes blank, “Wait a minute…” He eyes her with suspicion, shoulders tensing. “How’d you even get up here in the first place?!”</text:span></text:p>
      <text:p text:style-name="P228"><text:tab/><text:span text:style-name="T3073">Not that she can explain much, but Eidos starts with what she knows, “I was found on the…”</text:span></text:p>
      <text:p text:style-name="P228"><text:tab/>“<text:span text:style-name="T3073">Oh, not that I much care anyways…” his shoulder slump into the relaxed posture of old age. “Now off with you, you jinnlickin’ fool! I’m trying to sleep!”</text:span></text:p>
      <text:p text:style-name="P659"><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28"><text:tab/><text:span text:style-name="T3074">Hesitant to step on the platform and wake the old man again, Eidos stays in place for a while. </text:span><text:span text:style-name="T2250"><text:s/>No, come on! Let’s just go, please!</text:span><text:span text:style-name="T3074"> But finally, necessity overrides propriety and she leaps for the cloudstone.</text:span></text:p>
      <text:p text:style-name="P228"><text:tab/><text:span text:style-name="T3075">The artifact whirs into activity, and she senses it posing a question to her, asking where she needs to go. </text:span><text:span text:style-name="T2251">The second tier is where the artisans are, I think.</text:span></text:p>
      <text:p text:style-name="P659"><text:span text:style-name="T309"><text:tab/>The device roars and begins its descent. The reawakened guardian spits curses down on Eidos as she w</text:span><text:span text:style-name="T379">hisked away,</text:span><text:span text:style-name="T309"> down towards the second tier.</text:span></text:p>
      <text:p text:style-name="P228"/>
      <text:p text:style-name="P228"/>
      <text:p text:style-name="P228"/>
      <text:p text:style-name="P228">_________________</text:p>
      <text:p text:style-name="P623"><text:span text:style-name="T3087">Dazir – </text:span>The Workshop</text:p>
      <text:p text:style-name="P215"/>
      <text:p text:style-name="P215"/>
      <text:p text:style-name="P215"/>
      <text:p text:style-name="P645"><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47"><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076">also </text:span>seem to be the most frighteningly powerful among the tools. <text:span text:style-name="T2254">Lovely, </text:span><text:span text:style-name="T2707">more</text:span><text:span text:style-name="T2254">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47"><text:span text:style-name="T2980"><text:tab/>Two among the crowd seem to be at loose ends, and as such, free to exchange words with Eidos. One is an elderly chap with a long white bea… </text:span><text:span text:style-name="T2252">No! No more crazy old men!</text:span><text:span text:style-name="T253"> While the other is a sharp-looking yet restless fellow, </text:span><text:span text:style-name="T381">neither old nor young</text:span><text:span text:style-name="T253">. </text:span><text:span text:style-name="T2253">That one!</text:span><text:span text:style-name="T254"> However, before she can choose, the younger o</text:span><text:span text:style-name="T382">f the two</text:span><text:span text:style-name="T254"> makes his approach.</text:span></text:p>
      <text:p text:style-name="P647"><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47"><text:span text:style-name="T261"><text:tab/>“</text:span><text:span text:style-name="T262">I’m sure you have your reasons, </text:span><text:span text:style-name="T338">Mr…</text:span><text:span text:style-name="T262">” Eidos politely offers.</text:span></text:p>
      <text:p text:style-name="P647"><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47"><text:span text:style-name="T262"><text:tab/>“</text:span><text:span text:style-name="T263">In fact, that’s precisely what I wanted to talk about…”</text:span></text:p>
      <text:p text:style-name="P647"><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47"><text:span text:style-name="T254"><text:tab/>“</text:span><text:span text:style-name="T265">Well, I’m sure everyone understands, what with the situation inside the Wellspring and all,” Eidos tries again. </text:span><text:span text:style-name="T2255">It’s pointless with these types; they just say what they want. Don’t even try, body.</text:span></text:p>
      <text:p text:style-name="P647"><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48"><text:span text:style-name="T266"><text:tab/></text:span><text:span text:style-name="T268">Seeing that he is more interested in a ‘conversation’ focused on himself, the diplomatic Eidos changes tactics, “What is it you normally do for Dazir?”</text:span></text:p>
      <text:p text:style-name="P648"><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48"><text:span text:style-name="T269"><text:tab/>“</text:span><text:span text:style-name="T270">Fascinating!” she enthusiastically goads.</text:span></text:p>
      <text:p text:style-name="P648"><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47"><text:span text:style-name="T254"><text:tab/>“</text:span><text:span text:style-name="T274">Yes, it’s a marvelous invention! Would you mind sharing, how else crystals are used by your community?”</text:span></text:p>
      <text:p text:style-name="P647"><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47"><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47"><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47"><text:span text:style-name="T279"><text:tab/></text:span><text:span text:style-name="T2256">We’re losing him, body. Nice try, but I doubt he’ll tell us anything about the Wellspring.</text:span><text:span text:style-name="T280"> With a slight frown, Eidos regroups and pushes forward, “I’m sure it’s magnificent, but…”</text:span></text:p>
      <text:p text:style-name="P647"><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47"><text:span text:style-name="T281"><text:tab/>“</text:span><text:span text:style-name="T284">A useful defense, indeed. I stand corrected,” she concedes the point, trying desperately to think of a way to coax out something useful from the man. </text:span><text:span text:style-name="T2257">I’m telling you, it’s a waste of time, body. You should listen to me once in a while.</text:span></text:p>
      <text:p text:style-name="P649"><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49"><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49"><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49"><text:span text:style-name="T292"><text:tab/>“</text:span><text:span text:style-name="T294">Bad experiences?!” Shock and horror now tinge his voice. “An amateur should </text:span><text:span text:style-name="T2258">never</text:span><text:span text:style-name="T294"> be allowed near a crystal!” </text:span><text:span text:style-name="T295">he emphatically adds.</text:span></text:p>
      <text:p text:style-name="P649"><text:span text:style-name="T295"><text:tab/>“Why not?” </text:span><text:span text:style-name="T2259">Because they cause pain and inject weird green things into you, that’s why not!</text:span></text:p>
      <text:p text:style-name="P649"><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260">That I did not know…</text:span></text:p>
      <text:p text:style-name="P235"><text:tab/>“Then, I suppose I should just avoid all crystals,” Eidos says, half in jest.</text:p>
      <text:p text:style-name="P649"><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261">The ‘Wasteland’? Sounds pleasant…</text:span></text:p>
      <text:p text:style-name="P649"><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49"><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49"><text:span text:style-name="T304"><text:tab/>“</text:span><text:span text:style-name="T305">Have a good day then,” Eidos says as she begins to walk away. </text:span><text:span text:style-name="T2262">Finally, now let’s definitely avoid that Rashak guy, because if </text:span><text:span text:style-name="T2708">this</text:span><text:span text:style-name="T2721"> guy thinks he talks to much, then…</text:span></text:p>
      <text:p text:style-name="P649"><text:span text:style-name="T1701"><text:tab/></text:span><text:span text:style-name="T1702">Choking back tears, the man says, “Fare thee well, stranger. Biracul guide you.” </text:span><text:span text:style-name="T1703">Shoulders slump and he turns to walk away.</text:span></text:p>
      <text:p text:style-name="P650"><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263">YES!</text:span><text:span text:style-name="T308"> she exits the workshop.</text:span></text:p>
      <text:p text:style-name="P229"/>
      <text:p text:style-name="P229"/>
      <text:p text:style-name="P229"/>
      <text:p text:style-name="P229">________________________</text:p>
      <text:p text:style-name="P624"><text:span text:style-name="T3087">Dazir – </text:span>The Workshop <text:span text:style-name="T3077">Exterior</text:span></text:p>
      <text:p text:style-name="P218"/>
      <text:p text:style-name="P218"/>
      <text:p text:style-name="P218"/>
      <text:p text:style-name="P651"><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264">Okay, I know what you’re thinking, body, but don’t do it!</text:span></text:p>
      <text:p text:style-name="P651"><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265">Good! Guards means we can’t go over there! See?</text:span></text:p>
      <text:p text:style-name="P651"><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52"><text:span text:style-name="T254"><text:tab/>At the eastern edge of the junkyard, a banister overlooks the Jenowin Plain.</text:span><text:span text:style-name="T2253"> </text:span><text:span text:style-name="T2266">Wow! It’s nothing but desert! How did I cross </text:span><text:span text:style-name="T2709">that</text:span><text:span text:style-name="T2722">!</text:span><text:span text:style-name="T2253"> </text:span><text:span text:style-name="T254">Several of the aproned workers appear to l</text:span><text:span text:style-name="T313">inger t</text:span><text:span text:style-name="T254">here, taking a rest from their back-breaking labor.</text:span></text:p>
      <text:p text:style-name="P652"><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267">Oh, so u</text:span><text:span text:style-name="T2275">p there is</text:span><text:span text:style-name="T2267"> where R</text:span><text:span text:style-name="T2268">ada</text:span><text:span text:style-name="T2267"> lives.</text:span></text:p>
      <text:p text:style-name="P234"><text:tab/><text:span text:style-name="T3078">A bit weary at the prospect of talking to another ‘expert’, Eidos makes her way towards the stone columns, hoping to speak with a more agreeable character.</text:span></text:p>
      <text:p text:style-name="P230"/>
      <text:p text:style-name="P230"/>
      <text:p text:style-name="P230"/>
      <text:p text:style-name="P230">_____________________</text:p>
      <text:p text:style-name="P653"><text:span text:style-name="T2909">Dazir – </text:span><text:span text:style-name="T2907">The Artisan</text:span><text:span text:style-name="T2908">s’ Plaza</text:span></text:p>
      <text:p text:style-name="P219"/>
      <text:p text:style-name="P219"/>
      <text:p text:style-name="P219"/>
      <text:p text:style-name="P653"><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53"><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269">Green weapons must be a thing, I guess.</text:span></text:p>
      <text:p text:style-name="P653"><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53"><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53"><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53"><text:span text:style-name="T316"><text:tab/>“</text:span><text:span text:style-name="T322">Greetings, foreigner! Have you come in search of the secrets of the Vanquished?” </text:span><text:span text:style-name="T323">he says with a genuine smile. </text:span><text:span text:style-name="T2270">He smiles like Rada! </text:span><text:span text:style-name="T2276">Maybe it’s her grandson…</text:span></text:p>
      <text:p text:style-name="P236"><text:tab/>“Who are the Vanquished?” she asks, confusion carved clearly into her features.</text:p>
      <text:p text:style-name="P236"><text:tab/>With a hint of surprise, and yet without judgment, he replies, “Odd, I thought the Vanquished were known everywhere.”</text:p>
      <text:p text:style-name="P237"><text:tab/>Slightly embarrassed, she explains, “I’ve been remiss in my education. Perhaps you could share some Daziran wisdom with me.”</text:p>
      <text:p text:style-name="P654"><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55"><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55"><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55"><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55"><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271">Who’s this Biracul guy, I keep hearing about?</text:span></text:p>
      <text:p text:style-name="P655"><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55"><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55"><text:span text:style-name="T338"><text:tab/>“</text:span><text:span text:style-name="T343">And I am Serpil, </text:span><text:span text:style-name="T344">Miss Eidos. It’s a pleasure to meet you.”</text:span></text:p>
      <text:p text:style-name="P238"><text:tab/><text:span text:style-name="T3080">Sensing a chance to finally get some answers, she says, </text:span>“Serpil, I was wondering if you could help me with some questions I had.”</text:p>
      <text:p text:style-name="P238"><text:tab/>“Though my knowledge be meager, if it can answer your queries, it’s yours.”</text:p>
      <text:p text:style-name="P655"><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55"><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55"><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55"><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55"><text:soft-page-break/><text:span text:style-name="T348"><text:tab/>“</text:span><text:span text:style-name="T349">What happened in there, Serpil?”</text:span></text:p>
      <text:p text:style-name="P655"><text:span text:style-name="T349"><text:tab/></text:span><text:span text:style-name="T351">He hesitates, averting his gaze. </text:span><text:span text:style-name="T2272">This guy knows something… Out with it, Serpil!</text:span></text:p>
      <text:p text:style-name="P239"><text:tab/>“Please, Serpil,” Eidos places a hand on his shoulder. “If I’m going to help, I need to know what to expect in there. Besides, I’m stronger than I look,” she says, jokingly flexing her biceps.</text:p>
      <text:p text:style-name="P656"><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56"><text:span text:style-name="T352"><text:tab/>“N</text:span><text:span text:style-name="T401">o one</text:span><text:span text:style-name="T352">?”</text:span></text:p>
      <text:p text:style-name="P656"><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56"><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53"><text:span text:style-name="T316"><text:tab/>A</text:span><text:span text:style-name="T407">nd with that she stands and moves to return toward the cloudstone, </text:span><text:span text:style-name="T408">and toward the Farcaster that will take her to her task.</text:span></text:p>
      <text:p text:style-name="P385"><text:tab/></text:p>
      <text:p text:style-name="P385"/>
      <text:p text:style-name="P525">_______________</text:p>
      <text:p text:style-name="P612"><text:span text:style-name="T3087">Dazir – </text:span>The <text:span text:style-name="T3039">Arboretum</text:span></text:p>
      <text:p text:style-name="P435"/>
      <text:p text:style-name="P435"/>
      <text:p text:style-name="P43"><text:span text:style-name="T2142"><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277">At least I didn’t have to speak to him again.</text:span></text:p>
      <text:p text:style-name="P241"><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280">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281">Here we go.</text:span></text:p>
      <text:p text:style-name="P660"><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60"><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278"> </text:span><text:span text:style-name="T2279">What’s going on?!</text:span><text:span text:style-name="T2278"> </text:span><text:span text:style-name="T414">Soon, only the memory of her destination remains present as what she has become makes the journey toward it.</text:span></text:p>
      <text:p text:style-name="P242"/>
      <text:p text:style-name="P966"><text:span text:style-name="T2982">A </text:span><text:span text:style-name="T2984">M</text:span><text:span text:style-name="T2986">an Out of Time</text:span></text:p>
      <text:p text:style-name="P386"/>
      <text:p text:style-name="P386"/>
      <text:p text:style-name="P526">_________________</text:p>
      <text:p text:style-name="P613"><text:span text:style-name="T3088">The Nether Edge – </text:span>G<text:span text:style-name="T3081">arden</text:span></text:p>
      <text:p text:style-name="P436"/>
      <text:p text:style-name="P436"/>
      <text:p text:style-name="P662"><text:span text:style-name="T2142"><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62"><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08"><text:tab/>In the span of a thought, a <text:span text:style-name="T3090">timeless</text:span> eon, Eidos regains awareness of Self and surroundings. The subtle sound of water. A rush of vibrant colors. A perfume befitting nature.</text:p>
      <text:p text:style-name="P662"><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62"><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3"><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091">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092">the man’s </text:span>significant alterations to the scenery, none of the plants are left looking <text:span text:style-name="T3089">overtly </text:span>artificial, nor as if they had been touched by the hand of man at all.</text:p>
      <text:p text:style-name="P647"><text:span text:style-name="T2980"><text:tab/>“How come this world is filled almost exclusively with old bastards?” </text:span><text:span text:style-name="T2282">Holy shit-</text:span><text:span text:style-name="T2287">biscuits and gravy</text:span><text:span text:style-name="T2282">! I can speak!</text:span><text:span text:style-name="T433"> “Wait… can I really speak?! Is this me?!” </text:span><text:span text:style-name="T2282">Yes, it is!</text:span><text:span text:style-name="T433"> Eidos is in a state of giddy shock.</text:span></text:p>
      <text:p text:style-name="P647"><text:span text:style-name="T433"><text:tab/>“…Greetings, traveler.” T</text:span><text:span text:style-name="T459">he man continues with his work without turning to face Eidos</text:span><text:span text:style-name="T433">. “I am Nargund.”</text:span></text:p>
      <text:p text:style-name="P244"><text:tab/>“Sorry! I’m just not used to being able to speak, and…” embarrassment beyond measure washes away the excitement her Self felt but moments ago.</text:p>
      <text:p text:style-name="P245"><text:soft-page-break/><text:tab/>His expression softens, every so slightly. “You’re not speaking, actually. You’re just thinking.”</text:p>
      <text:p text:style-name="P663"><text:span text:style-name="T433"><text:tab/>“Thinking?” </text:span><text:span text:style-name="T2282">I thought this was thinking… </text:span></text:p>
      <text:p text:style-name="P245"><text:tab/>“Here, they are equivalent,” he offers. Making a final snip, he turns to face Eidos, “I must say, it has been quite some time since anybody used the Farcaster. But then again, perhaps it is about time.”</text:p>
      <text:p text:style-name="P663"><text:span text:style-name="T433"><text:tab/>“Well, I hope I’m not disturbing you; didn’t mean to barge in on your… home?” </text:span><text:span text:style-name="T2282">Is this guy like some forest nymph or something? Oh dammit! He can hear my thoughts!</text:span><text:span text:style-name="T433"> “Shut up, thoughts!”</text:span></text:p>
      <text:p text:style-name="P663"><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63"><text:span text:style-name="T433"><text:tab/>“</text:span><text:span text:style-name="T434">Oh, of course! I wouldn’t dream of it!” Eidos replies </text:span><text:span text:style-name="T435">innocently. “I’m just happy to finally get to talk to someone.”</text:span></text:p>
      <text:p text:style-name="P663"><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63"><text:span text:style-name="T436"><text:tab/></text:span><text:span text:style-name="T2283">Jerk.</text:span><text:span text:style-name="T436"> “No, wait! I mean… actually, yeah! That’s exactly what I mean!” she says, frustrations finally boiling over. “I finally get to speak…”</text:span></text:p>
      <text:p text:style-name="P246"><text:tab/>“Think,” he corrects.</text:p>
      <text:p text:style-name="P246"><text:tab/>“…think! Yes, I know! Think! I finally get to have my thoughts heard, and you’re the jackass I have to be heard by?! What is wrong with this place?!”</text:p>
      <text:p text:style-name="P247"><text:tab/>Nargund silently regards for several moments. His eyes reflect a bizarre mixture of vexation and curiosity. “Are those the questions you have for me?”</text:p>
      <text:p text:style-name="P247"><text:tab/>“What?”</text:p>
      <text:p text:style-name="P664"><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64"><text:span text:style-name="T436"><text:tab/>“</text:span><text:span text:style-name="T437">You’re an aggravating one, aren’t you?”</text:span></text:p>
      <text:p text:style-name="P665"><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65"><text:span text:style-name="T438"><text:tab/>Eidos stops. Her Self begins to contemplate what her expectations are and why she should have them.</text:span><text:span text:style-name="T2284"> I’m not sure.</text:span><text:span text:style-name="T438"> “I guess I have no reason to believe it should be anything other than what it is.” An epiphany. “I just wish it weren’t like this.”</text:span></text:p>
      <text:p text:style-name="P665"><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66"><text:span text:style-name="T438"><text:tab/></text:span><text:span text:style-name="T439">Feeling the weight of expectation slide from her Self, Eidos inquires, “So, I can ask questions, then, right?”</text:span></text:p>
      <text:p text:style-name="P248"><text:tab/>“Indeed.”</text:p>
      <text:p text:style-name="P666"><text:span text:style-name="T439"><text:tab/></text:span><text:span text:style-name="T441">“How many questions?”</text:span></text:p>
      <text:p text:style-name="P666"><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67"><text:span text:style-name="T442"><text:tab/></text:span><text:span text:style-name="T444">W</text:span><text:span text:style-name="T468">ith a nod of understanding, she continues,</text:span><text:span text:style-name="T444"> “Fine. First, why do you know my name?”</text:span></text:p>
      <text:p text:style-name="P667"><text:span text:style-name="T444"><text:tab/>“</text:span><text:span text:style-name="T445">I know the names of most all things. If it has been thought, I’ve likely heard it.”</text:span></text:p>
      <text:p text:style-name="P249"><text:tab/>“So you read thoughts?”</text:p>
      <text:p text:style-name="P249"><text:tab/>“I interpret thoughts.”</text:p>
      <text:p text:style-name="P667"><text:span text:style-name="T445"><text:tab/>“What’s the difference?” </text:span><text:span text:style-name="T446">she asks, irritated by the overly simplistic answers.</text:span></text:p>
      <text:p text:style-name="P249"><text:tab/>“When you see a word, do you know its meaning or just its name?”</text:p>
      <text:p text:style-name="P667"><text:span text:style-name="T445"><text:tab/>“Both?” </text:span><text:span text:style-name="T446">exasperation creeps into her voice.</text:span></text:p>
      <text:p text:style-name="P250"><text:tab/>“What then does ‘throniran’ mean?”</text:p>
      <text:p text:style-name="P668"><text:span text:style-name="T445"><text:tab/>“…I don’t know. </text:span><text:span text:style-name="T446">But I bet you just made it up right now, didn’t you?!</text:span><text:span text:style-name="T445">”</text:span></text:p>
      <text:p text:style-name="P668"><text:span text:style-name="T445"><text:tab/></text:span><text:span text:style-name="T447">With cool detachment, he counters, “Aren’t all words made up?”</text:span></text:p>
      <text:p text:style-name="P251"><text:tab/>“How am I supposed to learn anything from your vague answers?!” she snaps.</text:p>
      <text:p text:style-name="P251"><text:soft-page-break/><text:tab/>“Your learning is your own responsibility. Ask the right questions, and suddenly the answers seem obvious.”</text:p>
      <text:p text:style-name="P668"><text:span text:style-name="T444"><text:tab/></text:span><text:span text:style-name="T2285">Argh! Why is it so hard to answer a simple question!?</text:span></text:p>
      <text:p text:style-name="P668"><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69"><text:span text:style-name="T2980"><text:tab/></text:span><text:span text:style-name="T2286">Well, I’d love to stay, a</text:span><text:span text:style-name="T2288">nd keep you from boring the trees to death, but I have a village to save</text:span><text:span text:style-name="T2286">! </text:span><text:span text:style-name="T2289">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70"><text:span text:style-name="T2980"><text:tab/>In short order, the Farcaster appears, waiting patiently in its lonely glade. It again calls, but unlike before, Eidos can now start to pick out individual thoughts. </text:span><text:span text:style-name="T2288">The Farcaster can think?</text:span></text:p>
      <text:p text:style-name="P252"><text:tab/>Stepping upon its silvery seal, her Self quiets the mind and listens.</text:p>
      <text:p text:style-name="P670"><text:span text:style-name="T451"><text:tab/>“Archon status reckoned. Name the will of your travel,”</text:span><text:span text:style-name="T2288"> </text:span><text:span text:style-name="T470">a choir of a thousand voices seem to ask all at once</text:span><text:span text:style-name="T451">.</text:span></text:p>
      <text:p text:style-name="P670"><text:span text:style-name="T451"><text:tab/></text:span><text:span text:style-name="T2290">Well, this is interesting… </text:span><text:span text:style-name="T2288">Send me to the Wellspring, Farcaster.</text:span></text:p>
      <text:p text:style-name="P252"><text:tab/>“Casting Archon essence and shape to Wellspring.”</text:p>
      <text:p text:style-name="P671"><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3"><text:tab/>Consciousness wanes, split into myriad fragments. <text:span text:style-name="T3095">On a stream of light, e</text:span>ach piece now swiftly cours<text:span text:style-name="T3093">es</text:span> toward <text:span text:style-name="T3094">intent’s</text:span> destination.</text:p>
      <text:p text:style-name="P967"><text:span text:style-name="T2982">A</text:span><text:span text:style-name="T2987">n Excursion in Ignorance</text:span></text:p>
      <text:p text:style-name="P387"><text:tab/></text:p>
      <text:p text:style-name="P387"/>
      <text:p text:style-name="P529">__________________________</text:p>
      <text:p text:style-name="P672"><text:span text:style-name="T2827">The W</text:span><text:span text:style-name="T2828">ellspring</text:span><text:span text:style-name="T2827"> – </text:span><text:span text:style-name="T2828">Farcaster Chamber</text:span></text:p>
      <text:p text:style-name="P439"/>
      <text:p text:style-name="P439"/>
      <text:p text:style-name="P672"><text:span text:style-name="T2142"><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291">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72"><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291">And yet another c</text:span><text:span text:style-name="T2357">reepy</text:span><text:span text:style-name="T2291"> p</text:span><text:span text:style-name="T2358">lace</text:span><text:span text:style-name="T2291">.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291">This place </text:span><text:span text:style-name="T2710">is</text:span><text:span text:style-name="T2291"> scary, yet </text:span><text:span text:style-name="T2359">also, </text:span><text:span text:style-name="T2291">oddly beautiful.</text:span><text:span text:style-name="T475"> She is learning to appreciate the little things.</text:span></text:p>
      <text:p text:style-name="P673"><text:span text:style-name="T2980"><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291">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74"><text:span text:style-name="T2980"><text:tab/>Behind her, a door but ten paces away breaks the continuity of the walls and leads deeper into the Wellspring. </text:span><text:span text:style-name="T2292">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74"><text:span text:style-name="T476"><text:tab/>Her eyes, now fully adjusted to the lonely starlight above, spot the reflective surface of another rockface at the far side of this expansive ravine. </text:span><text:span text:style-name="T2293">The missing side? What could’ve broken a building in two? </text:span><text:span text:style-name="T478">Though too dark to tell for sure, she thinks she spots four more walls on the opposite side.</text:span></text:p>
      <text:p text:style-name="P675"><text:span text:style-name="T476"><text:tab/>Suddenly, Eidos feels a familiar presence. Engraved into a smooth stone pedestal near her, a Glyph g</text:span><text:span text:style-name="T485">azes</text:span><text:span text:style-name="T476"> up at the starlit sky. </text:span><text:span text:style-name="T2295">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4"/>
      <text:p text:style-name="P999"><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4"/>
      <text:p text:style-name="P675"><text:span text:style-name="T476"><text:tab/></text:span><text:span text:style-name="T2294">What just happened? For a m</text:span><text:span text:style-name="T2296">oment</text:span><text:span text:style-name="T2294">,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76"><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75"><text:span text:style-name="T476"><text:tab/>Stepping onto the ancient device, Eidos half fears it will fall, casting her down into the shimmering abyss below. </text:span><text:span text:style-name="T2297">Yes, but then again, I’m constantly worried that this world is trying to kill me, </text:span><text:span text:style-name="T2360">so…</text:span><text:span text:style-name="T2297"> </text:span><text:span text:style-name="T476">The pool with its t</text:span><text:span text:style-name="T610">housand</text:span><text:span text:style-name="T476"> eyes seems to stare in anticipation of her descent. </text:span><text:span text:style-name="T2298">But then again—again</text:span><text:span text:style-name="T2361">(?)—</text:span><text:span text:style-name="T2298">I’ve </text:span><text:span text:style-name="T2361">really </text:span><text:span text:style-name="T2298">only died once </text:span><text:span text:style-name="T2362">before</text:span><text:span text:style-name="T2298">. </text:span><text:span text:style-name="T2299">And it wasn’t that bad.</text:span><text:span text:style-name="T489"> </text:span><text:span text:style-name="T490">Growing comfortable with her situation, Eidos resolves to p</text:span><text:span text:style-name="T491">roceed</text:span><text:span text:style-name="T490">.</text:span></text:p>
      <text:p text:style-name="P675"><text:span text:style-name="T490"><text:tab/>Suddenly, the cloudstone lurches forward, jolting Eidos off balance. </text:span><text:span text:style-name="T2300">Argh, dammit! </text:span><text:span text:style-name="T490">Crouching low, she quickly adjusts to the new direction of motion and realigns herself as the levitating platform glides across the ravine.</text:span></text:p>
      <text:p text:style-name="P675"><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75"><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292"> </text:span><text:span text:style-name="T2363">Well, t</text:span><text:span text:style-name="T2302">hat was nice. </text:span><text:span text:style-name="T2301">B</text:span><text:span text:style-name="T2302">ut, </text:span><text:span text:style-name="T2364">now </text:span><text:span text:style-name="T2302">it’s b</text:span><text:span text:style-name="T2301">ack to narrowly avoiding death.</text:span><text:span text:style-name="T2292"> </text:span><text:span text:style-name="T476">The landing on this side is much the same as the one she left behind. The entrance to another chamber warmly invites her in, l</text:span><text:span text:style-name="T612">ike</text:span><text:span text:style-name="T476"> an old friend. </text:span><text:span text:style-name="T2303">That’s where I go. I mean you’re not going to bring me all the way here just </text:span><text:span text:style-name="T2365">to</text:span><text:span text:style-name="T2303"> send me back, right body?</text:span></text:p>
      <text:p text:style-name="P675"><text:span text:style-name="T496"><text:tab/>She hesitates, </text:span><text:span text:style-name="T2303">Oh, come on!,</text:span><text:span text:style-name="T496"> finally stepping from the platform and moving towards the door.</text:span></text:p>
      <text:p text:style-name="P388"><text:tab/></text:p>
      <text:p text:style-name="P388"/>
      <text:p text:style-name="P530">________________________</text:p>
      <text:p text:style-name="P678"><text:span text:style-name="T2827">The W</text:span><text:span text:style-name="T2828">ellspring</text:span><text:span text:style-name="T2827"> – </text:span><text:span text:style-name="T2828">T</text:span><text:span text:style-name="T2829">he Silver S</text:span><text:span text:style-name="T2830">hrine</text:span></text:p>
      <text:p text:style-name="P440"/>
      <text:p text:style-name="P440"/>
      <text:p text:style-name="P678"><text:span text:style-name="T2142"><text:tab/></text:span><text:span text:style-name="T471">L</text:span><text:span text:style-name="T497">ight appears to be in short supply</text:span><text:span text:style-name="T471">. </text:span><text:span text:style-name="T2304">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4"><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4"><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117">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08"><text:span text:style-name="T2980"><text:tab/>The perfection and symmetry given to these tracings battle Nature’s tendency toward anarchy, serving as an imposition of order upon chaos, stability upon uncertainty. </text:span><text:span text:style-name="T2305">Sure </text:span><text:span text:style-name="T2306">is… artistic…</text:span><text:span text:style-name="T2305"> But what </text:span><text:span text:style-name="T2366">could’ve</text:span><text:span text:style-name="T2305"> caused this? It had to be before the </text:span><text:span text:style-name="T2367">recent </text:span><text:span text:style-name="T2305">incident, otherwise how would they have drawn out all of this nonsense in the first place?</text:span></text:p>
      <text:p text:style-name="P709"><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09"><text:span text:style-name="T504"><text:tab/>An irresistible urge to sit upon the chair emerges, </text:span><text:span text:style-name="T505">and </text:span><text:span text:style-name="T504">without understanding why, she sits. </text:span><text:span text:style-name="T2307">Ok, get ready for another bizarre experience, E</text:span><text:span text:style-name="T2368">idos</text:span><text:span text:style-name="T2307">.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09"><text:span text:style-name="T504"><text:tab/>“</text:span><text:span text:style-name="T507">onWulfiaskuarchonohreckish,” a thousand voices seem to chant at once. “onvadohnashleerish. onfuokarrohvanish. onGurgadonugokohnashshonzhaiish.. onGulgannawahidhvashonzhaiish…”</text:span></text:p>
      <text:p text:style-name="P75"><text:span text:style-name="T507"><text:tab/></text:span><text:span text:style-name="T2308">This sounds just like the sentry back in the Sanctuary!</text:span></text:p>
      <text:p text:style-name="P266"><text:tab/>“onkarroh.. vanish…” sing the myriad voices, fading abruptly at the end. “ibdormohsuoh.. ibnashreckish.. sohdormish…”</text:p>
      <text:p text:style-name="P266"><text:tab/>Then, <text:span text:style-name="T3139">only </text:span>silence.</text:p>
      <text:p text:style-name="P709"><text:span text:style-name="T504"><text:tab/></text:span><text:span text:style-name="T506">Eidos rises, leaving the throne and its ghostly cho</text:span><text:span text:style-name="T619">i</text:span><text:span text:style-name="T506">r. </text:span><text:span text:style-name="T2309">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5"><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92"><text:tab/></text:p>
      <text:p text:style-name="P392"/>
      <text:p text:style-name="P559">________________________</text:p>
      <text:p text:style-name="P710"><text:span text:style-name="T2827">The W</text:span><text:span text:style-name="T2828">ellspring</text:span><text:span text:style-name="T2827"> – </text:span><text:span text:style-name="T2828">G</text:span><text:span text:style-name="T2857">urgadon’s Sanctum</text:span></text:p>
      <text:p text:style-name="P469"/>
      <text:p text:style-name="P469"><text:soft-page-break/></text:p>
      <text:p text:style-name="P710"><text:span text:style-name="T2142"><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09"><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08"><text:span text:style-name="T2980"><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310">Aaahhhh! </text:span><text:span text:style-name="T2980">She leaps back in surprise before steadying herself. The mound is of tremendous size, dwarfing her many times over. </text:span><text:span text:style-name="T2311">What is that thing!? </text:span><text:span text:style-name="T2980">Though it may have been mighty in life, this inert monstrosity now poses no threat. </text:span><text:span text:style-name="T2312">What am I saying? It’s just one of the thousands of dangerous things I keep bumping into. At least it’s not alive anymore.</text:span></text:p>
      <text:p text:style-name="P708"><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314">Don’t tell me </text:span><text:span text:style-name="T2313">Luin </text:span><text:span text:style-name="T2314">killed this thing, too</text:span><text:span text:style-name="T2313">?! </text:span><text:span text:style-name="T2314">W</text:span><text:span text:style-name="T2315">ell, at least he’s on my side…</text:span><text:span text:style-name="T2313">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316">And here we are touching things we shouldn’t be touching again. I hate that I can recognize this stuff by feel… gross, it’s basically sentry blood. So was this thing also a sentry?</text:span></text:p>
      <text:p text:style-name="P708"><text:span text:style-name="T520"><text:tab/>But this is all she can determine from her current investigations and now is left with no other options but to return whence she entered. </text:span><text:span text:style-name="T2317">All right, time to go, body.</text:span></text:p>
      <text:p text:style-name="P393"/>
      <text:p text:style-name="P393"/>
      <text:p text:style-name="P560">____________________</text:p>
      <text:p text:style-name="P711"><text:span text:style-name="T2827">The W</text:span><text:span text:style-name="T2828">ellspring</text:span><text:span text:style-name="T2827"> – </text:span><text:span text:style-name="T2828">T</text:span><text:span text:style-name="T2858">he Ravine</text:span></text:p>
      <text:p text:style-name="P470"/>
      <text:p text:style-name="P470"/>
      <text:p text:style-name="P712"><text:span text:style-name="T2142"><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12"><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11"><text:soft-page-break/><text:span text:style-name="T497"><text:tab/>Suddenly, the abyss within seems to resonate with the one below, calling out to her. A vision of casting herself from the platform seizes her with vivid clarity. </text:span><text:span text:style-name="T2304">No</text:span><text:span text:style-name="T2391">, not going to jump</text:span><text:span text:style-name="T2318">!</text:span><text:span text:style-name="T2304"> </text:span><text:span text:style-name="T497">She can see herself crashing into the void and joining in its solitude, becoming nothing in its all-encompassing embrace. </text:span><text:span text:style-name="T2319">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319">Look, I can’t die, but that doesn’t mean it doesn’t hurt when I get killed!</text:span></text:p>
      <text:p text:style-name="P711"><text:span text:style-name="T528"><text:tab/>As quickly as it came, the moment passes. </text:span><text:span text:style-name="T2320">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321">Great, now let’s not think about death and try walking through the door on this side, shall we?</text:span></text:p>
      <text:p text:style-name="P713"><text:span text:style-name="T529"><text:tab/></text:span><text:span text:style-name="T24">She steps off of the cloudstone and proceeds through the doorway entering deeper into the Wellspring. </text:span><text:span text:style-name="T2322">Good, now I just need to find out where I can release the water… Probably should have asked Khaa that… Oh, well.</text:span></text:p>
      <text:p text:style-name="P394"/>
      <text:p text:style-name="P394"/>
      <text:p text:style-name="P561">___________________</text:p>
      <text:p text:style-name="P718"><text:span text:style-name="T2827">The W</text:span><text:span text:style-name="T2828">ellspring</text:span><text:span text:style-name="T2827"> – </text:span><text:span text:style-name="T2828">T</text:span><text:span text:style-name="T2858">he C</text:span><text:span text:style-name="T2859">age</text:span></text:p>
      <text:p text:style-name="P471"/>
      <text:p text:style-name="P471"/>
      <text:p text:style-name="P714"><text:span text:style-name="T2142"><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19"><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19"><text:span text:style-name="T497"><text:tab/>The room is dominated by a mechanical device, an open cage on a raised platform at the center of the room. Not far from where she stands, Eidos likewise spies a raised font, or stone pedestal of some sort. </text:span><text:span text:style-name="T2323">Exactly the same as the one near the ravine… must control that cage thing over there.</text:span></text:p>
      <text:p text:style-name="P719"><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19"><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118">just </text:span>as it floats in the cage. The ambient light within the room seems to wax as though overpowered and absorbed, the creature’s luminescent intensity inversely mirroring it. <text:span text:style-name="T2324">This can’t be good… </text:span></text:p>
      <text:p text:style-name="P76"><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6"><text:tab/>Parsing the signs and signifiers, Eidos suddenly has a flash of insight—the creature does not speak; it simply emotes; and it appears to eagerly anticipate Eidos’ approach… <text:span text:style-name="T2325">Whereas I eagerly anticipate my retreat.</text:span></text:p>
      <text:p text:style-name="P720"><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326">Okay, so is this her true form or what?</text:span></text:p>
      <text:p text:style-name="P721"><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22"><text:span text:style-name="T543"><text:tab/></text:span><text:span text:style-name="T544">The intellect within the crystal is laid bare. </text:span><text:span text:style-name="T2327">So this is an ‘arclight’… a protector of some sort? </text:span><text:span text:style-name="T544">While its intent to protect this location is clear, the arclight’s thoughts remain unintelligible. </text:span><text:span text:style-name="T2327">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22"><text:span text:style-name="T544"><text:tab/></text:span><text:span text:style-name="T546">Again approaching the cage, Eidos can sense the mindshell that manipulates the device. It is a lift for accessing two other levels of the Wellspring—one above and one below. She enters.</text:span><text:span text:style-name="T2328"> </text:span><text:span text:style-name="T2329">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95"/>
      <text:p text:style-name="P395"/>
      <text:p text:style-name="P562">___________________</text:p>
      <text:p text:style-name="P723"><text:span text:style-name="T2827">The W</text:span><text:span text:style-name="T2828">ellspring</text:span><text:span text:style-name="T2827"> – </text:span><text:span text:style-name="T2828">T</text:span><text:span text:style-name="T2858">he M</text:span><text:span text:style-name="T2860">ural Room</text:span></text:p>
      <text:p text:style-name="P472"/>
      <text:p text:style-name="P472"/>
      <text:p text:style-name="P715"><text:span text:style-name="T2142"><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24"><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25"><text:span text:style-name="T173"><text:tab/>The first wall shows a number of folk standing in worship about a circle of stones at whose center is a massive tree. </text:span><text:span text:style-name="T2330">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25"><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331">Wow! One of those must be that thing I saw near the Silver Throne! Gurga-whatever its name was! </text:span><text:span text:style-name="T2392">Don! Gurgadon!</text:span></text:p>
      <text:p text:style-name="P725"><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332">But what is that all about…?</text:span></text:p>
      <text:p text:style-name="P726"><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26"><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333">So that’s how it died…</text:span></text:p>
      <text:p text:style-name="P726"><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27"><text:span text:style-name="T173"><text:tab/>The third wall c</text:span><text:span text:style-name="T556">ontinues the heroine’s saga.</text:span><text:span text:style-name="T173"> </text:span><text:span text:style-name="T2393">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27"><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27"><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334">So, a history… but of what?</text:span></text:p>
      <text:p text:style-name="P727"><text:span text:style-name="T560"><text:tab/></text:span><text:span text:style-name="T561">But a sudden realization comes upon her: she has a task to complete. </text:span><text:span text:style-name="T2335">Oh, yeah, I should go find the water valves.</text:span><text:span text:style-name="T562"> </text:span><text:span text:style-name="T563">And thus, she leaves the mosaics, leaves the exploration, and returns to her duty.</text:span></text:p>
      <text:p text:style-name="P727"><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96"/>
      <text:p text:style-name="P963">A Task Remembered</text:p>
      <text:p text:style-name="P396"/>
      <text:p text:style-name="P563">_____________________</text:p>
      <text:p text:style-name="P728"><text:span text:style-name="T2827">The W</text:span><text:span text:style-name="T2828">ellspring</text:span><text:span text:style-name="T2827"> – </text:span><text:span text:style-name="T2828">T</text:span><text:span text:style-name="T2858">he S</text:span><text:span text:style-name="T2862">criptorium</text:span></text:p>
      <text:p text:style-name="P473"/>
      <text:p text:style-name="P473"/>
      <text:p text:style-name="P728"><text:span text:style-name="T2142"><text:tab/></text:span><text:span text:style-name="T566">The cage gently stops. </text:span><text:span text:style-name="T2336">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336">Would read some of them, but that proved fruitless before, didn’t it?</text:span></text:p>
      <text:p text:style-name="P728"><text:span text:style-name="T173"><text:tab/>Two chambers lead from here, both identified by simple wooden placards placed above their corresponding door frames. One of them reads ‘Living Quarters’, the other claiming ‘Gate of the Heathen’ as its name. </text:span><text:span text:style-name="T2336">How c</text:span><text:span text:style-name="T2338">ome</text:span><text:span text:style-name="T2336">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337">Lovely.</text:span></text:p>
      <text:p text:style-name="P716"><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59"/>
      <text:p text:style-name="P259"/>
      <text:p text:style-name="P566">_________________________</text:p>
      <text:p text:style-name="P737"><text:span text:style-name="T2827">The W</text:span><text:span text:style-name="T2828">ellspring</text:span><text:span text:style-name="T2827"> – </text:span><text:span text:style-name="T2828">T</text:span><text:span text:style-name="T2858">he L</text:span><text:span text:style-name="T2861">i</text:span><text:span text:style-name="T2863">ving Quarters</text:span></text:p>
      <text:p text:style-name="P477"/>
      <text:p text:style-name="P477"/>
      <text:p text:style-name="P717"><text:span text:style-name="T2142"><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38"><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1"><text:tab/>Eidos’ progress is eventually halted when she comes upon the bodies.<text:span text:style-name="T2019"> </text:span><text:span text:style-name="T2339">Gross, more dead things. I’m guessing it was Luin again.</text:span><text:span text:style-name="T2019"> </text:span>From here to the limits of the room, corpses are strewn about in quantities large enough to populate a small township. <text:span text:style-name="T2340">But </text:span><text:span text:style-name="T2394">if it was Luin, </text:span><text:span text:style-name="T2340">then where’s the green glow? </text:span>The bodies mirror the broken bunks in their numerous unnatural separations. An<text:span text:style-name="T3121">d an</text:span> absolute lack of sound or movement seems to corroborate the suspicion that none survived the slaughter.</text:p>
      <text:p text:style-name="P739"><text:span text:style-name="T547"><text:tab/>Eidos quickly reconfirms the room’s three exits by their pale blue haze before continuing her exploration. </text:span><text:span text:style-name="T2341">Best to know where to run if whatever did this comes back.</text:span><text:span text:style-name="T547"> </text:span><text:span text:style-name="T584">But distance prevents her from reading the placards above them.</text:span></text:p>
      <text:p text:style-name="P739"><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22"><text:span text:style-name="T547"><text:tab/></text:span><text:span text:style-name="T576">Eidos moves to examine the bodies. </text:span><text:span text:style-name="T2342">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342"> </text:span><text:span text:style-name="T2343">W</text:span><text:span text:style-name="T2344">ell, at least I have a grotesque green creature in me </text:span><text:span text:style-name="T2395">as protection</text:span><text:span text:style-name="T2344">…</text:span><text:span text:style-name="T2342"> </text:span><text:span text:style-name="T576">Eidos notices many of the wounds were inflicted upon their backs and sides, as though they were in retreat when cut down.</text:span></text:p>
      <text:p text:style-name="P722"><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345">It’s pointless; I can’t read this stuff…</text:span><text:span text:style-name="T580"> Among the documents, Eidos discovers something interesting regarding Khaa’s recent excavations. </text:span><text:span text:style-name="T2396">Wait! I can read </text:span><text:span text:style-name="T2397">this</text:span><text:span text:style-name="T2396">?! </text:span><text:span text:style-name="T2724">…</text:span><text:span text:style-name="T2726">S</text:span><text:span text:style-name="T2724">o, why some things and not others? </text:span><text:span text:style-name="T1704">Merely</text:span><text:span text:style-name="T580"> by l</text:span><text:span text:style-name="T581">ooking at</text:span><text:span text:style-name="T580"> it, she commits it to memory. </text:span><text:span text:style-name="T2345">Whoa! That’s </text:span><text:span text:style-name="T2346">a </text:span><text:span text:style-name="T2345">neat </text:span><text:span text:style-name="T2346">trick</text:span><text:span text:style-name="T2345">!</text:span></text:p>
      <text:p text:style-name="P260"/>
      <text:p text:style-name="P260"/>
      <text:p text:style-name="P998">EXCAVATION REPORT II</text:p>
      <text:p text:style-name="P1001">‘Bestiary of Falitan’</text:p>
      <text:p text:style-name="P1001">cr. Art. Falitan of Kabu</text:p>
      <text:p text:style-name="P1001"/>
      <text:p text:style-name="P100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01"/>
      <text:p text:style-name="P1003"><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01"/>
      <text:p text:style-name="P100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02"/>
      <text:p text:style-name="P1002"><text:tab/>As, the wisdom of Khaa has unearthed this evil, I beg for his wisdom in guiding us in how to proceed with this new Awareness. I only pray that our people have not been watched with the smoldering eyes of the Enemy all these long years.</text:p>
      <text:p text:style-name="P261"/>
      <text:p text:style-name="P18"/>
      <text:p text:style-name="P18"><text:tab/><text:span text:style-name="T3119">Eidos looks toward the nearest exit, now close enough to read the placard above it. </text:span><text:span text:style-name="T2347">Temple. I wonder if that’s the temple that Falitan guy was talking about.</text:span><text:span text:style-name="T584"> Only one way to find out. And she moves toward the temple.</text:span></text:p>
      <text:p text:style-name="P400"/>
      <text:p text:style-name="P400"><text:soft-page-break/></text:p>
      <text:p text:style-name="P567">___________________</text:p>
      <text:p text:style-name="P730"><text:span text:style-name="T2827">The W</text:span><text:span text:style-name="T2828">ellspring</text:span><text:span text:style-name="T2827"> – </text:span><text:span text:style-name="T2828">T</text:span><text:span text:style-name="T2858">he T</text:span><text:span text:style-name="T2864">emple</text:span></text:p>
      <text:p text:style-name="P478"/>
      <text:p text:style-name="P478"/>
      <text:p text:style-name="P77"><text:span text:style-name="T2142"><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30"><text:span text:style-name="T173"><text:tab/>Most notable of all, perhaps, are the two statues flanking the altar. </text:span><text:span text:style-name="T2398">And </text:span><text:span text:style-name="T2348">I’m guessing t</text:span><text:span text:style-name="T2369">hose are the Neverborn</text:span><text:span text:style-name="T2348"> Falitan was describing. </text:span><text:span text:style-name="T2399">That guy was pretty useful, it seems.</text:span><text:span text:style-name="T2348">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349">But why haven’t they tried to kill me yet?</text:span></text:p>
      <text:p text:style-name="P184"><text:span text:style-name="T3120"><text:tab/>Only one unexplored door leads from here to the ‘Gate of the Heathen’. </text:span><text:span text:style-name="T2350">Th</text:span><text:span text:style-name="T2400">e</text:span><text:span text:style-name="T2350"> ‘Heathen’… must’ve been important—despite the terrible nickname.</text:span><text:tab/></text:p>
      <text:p text:style-name="P401"/>
      <text:p text:style-name="P401"/>
      <text:p text:style-name="P568">_____________________________</text:p>
      <text:p text:style-name="P740"><text:span text:style-name="T2827">The W</text:span><text:span text:style-name="T2828">ellspring</text:span><text:span text:style-name="T2827"> – </text:span><text:span text:style-name="T2828">T</text:span><text:span text:style-name="T2858">he G</text:span><text:span text:style-name="T2865">ate of the Heathen</text:span></text:p>
      <text:p text:style-name="P479"/>
      <text:p text:style-name="P479"/>
      <text:p text:style-name="P741"><text:span text:style-name="T2142"><text:tab/></text:span><text:span text:style-name="T173">H</text:span><text:span text:style-name="T585">ere, t</text:span><text:span text:style-name="T173">he fruits of death’s labor reach full bloom. </text:span><text:span text:style-name="T2351">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41"><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40"><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40"><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352">I think I’ve had enough of this.</text:span></text:p>
      <text:p text:style-name="P740"><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352">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40"><text:span text:style-name="T594"><text:tab/></text:span><text:span text:style-name="T595">Eidos turns back toward the temple whence she came and begins walking toward it.</text:span></text:p>
      <text:p text:style-name="P402"/>
      <text:p text:style-name="P402"/>
      <text:p text:style-name="P569">___________________</text:p>
      <text:p text:style-name="P742"><text:soft-page-break/><text:span text:style-name="T2827">The W</text:span><text:span text:style-name="T2828">ellspring</text:span><text:span text:style-name="T2827"> – </text:span><text:span text:style-name="T2828">T</text:span><text:span text:style-name="T2858">he T</text:span><text:span text:style-name="T2864">emple</text:span></text:p>
      <text:p text:style-name="P480"/>
      <text:p text:style-name="P480"/>
      <text:p text:style-name="P78"><text:span text:style-name="T2142"><text:tab/></text:span><text:span text:style-name="T596">The temple is just as it was before, save one important exception, </text:span><text:span text:style-name="T1074">namely </text:span><text:span text:style-name="T596">the two statues by the altar have vanished. </text:span><text:span text:style-name="T2353">Okay, now we’re getting somewhere. Luin, get ready!</text:span></text:p>
      <text:p text:style-name="P78"><text:span text:style-name="T2353"><text:tab/></text:span><text:span text:style-name="T597">She waits, quickly scanning the environs for signs of movement. </text:span><text:span text:style-name="T598">She sees none. </text:span><text:span text:style-name="T599">Perhaps there is no danger after all. </text:span><text:span text:style-name="T2354">Guess it’s all in my head… No! This is bullshit! Those statues were there and now they’re not and there are tons of dead bodies and what else could’ve done that?! I mean it’s clear those things are going to try to murder me!</text:span></text:p>
      <text:p text:style-name="P78"><text:span text:style-name="T599"><text:tab/>Remaining unconvinced that the room is devoid of dangers, she crouches in a corner to observe. </text:span><text:span text:style-name="T600">All grows quiet. So quiet</text:span><text:span text:style-name="T2355">. </text:span><text:span text:style-name="T713">But then she hears something. </text:span><text:span text:style-name="T2401">What’s that?!</text:span><text:span text:style-name="T713"> It pounds with impressive regularity. </text:span><text:span text:style-name="T2401">Oh, it’s my heartbeat… But still! Maybe those things are just waiting for me to move! I won’t let them ambush me!</text:span></text:p>
      <text:p text:style-name="P79"><text:span text:style-name="T600"><text:tab/></text:span><text:span text:style-name="T714">Thus, s</text:span><text:span text:style-name="T631">he waits and she waits. </text:span><text:span text:style-name="T600">Yet despite her constant paranoia, nothing happens. </text:span><text:span text:style-name="T2402">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356">Fine, body. Just be prepared!</text:span></text:p>
      <text:p text:style-name="P397"/>
      <text:p text:style-name="P397"/>
      <text:p text:style-name="P566">___________________________</text:p>
      <text:p text:style-name="P729"><text:span text:style-name="T2827">The W</text:span><text:span text:style-name="T2828">ellspring</text:span><text:span text:style-name="T2827"> – </text:span><text:span text:style-name="T2828">T</text:span><text:span text:style-name="T2858">he L</text:span><text:span text:style-name="T2866">iving Quarters</text:span></text:p>
      <text:p text:style-name="P474"/>
      <text:p text:style-name="P474"/>
      <text:p text:style-name="P729"><text:span text:style-name="T2142"><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31"><text:span text:style-name="T632"><text:tab/>About halfway through the room, a rhythmic clicking begins. Metal on stone echoes throughout the room. </text:span><text:span text:style-name="T2370">Body, listen! You need to run!</text:span></text:p>
      <text:p text:style-name="P732"><text:span text:style-name="T2370"><text:tab/></text:span><text:span text:style-name="T632">Giddiness fills her as </text:span><text:span text:style-name="T717">a </text:span><text:span text:style-name="T632">vibrant green sword emerges from the void. </text:span><text:span text:style-name="T2370">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32"><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33"><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371">Aaaahhh!</text:span><text:span text:style-name="T641"> She screams, terror strangling reason. The creature falls on her, like a desert hawk hunting its prey.</text:span></text:p>
      <text:p text:style-name="P734"><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34"><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372">How?</text:span></text:p>
      <text:p text:style-name="P734"><text:span text:style-name="T643"><text:tab/>Eidos soon recognizes a familiar green glow </text:span><text:span text:style-name="T644">enveloping her skin. </text:span><text:span text:style-name="T2373">Luin as shield… Okay, body, I was wrong. You were right to touch the weird, green crystal!</text:span></text:p>
      <text:p text:style-name="P734"><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34"><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34"><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34"><text:span text:style-name="T651"><text:tab/></text:span><text:span text:style-name="T2374">Is it over? There were only two, right?</text:span><text:span text:style-name="T653"> She pants heavily as Luin’s glow dissipates. </text:span><text:span text:style-name="T2375">That was… intense.</text:span><text:span text:style-name="T654"> Another encounter survived; another death avoided. </text:span><text:span text:style-name="T655">She moves on toward the third and final exit.</text:span></text:p>
      <text:p text:style-name="P398"/>
      <text:p text:style-name="P398"/>
      <text:p text:style-name="P564">___________________</text:p>
      <text:p text:style-name="P735"><text:span text:style-name="T2827">The W</text:span><text:span text:style-name="T2828">ellspring</text:span><text:span text:style-name="T2827"> – </text:span><text:span text:style-name="T2828">T</text:span><text:span text:style-name="T2858">he B</text:span><text:span text:style-name="T2867">ridge</text:span></text:p>
      <text:p text:style-name="P475"/>
      <text:p text:style-name="P475"/>
      <text:p text:style-name="P735"><text:span text:style-name="T2142"><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376">Okay, so the ravine from before and now I’m going to the side the silver throne thing was on.</text:span></text:p>
      <text:p text:style-name="P735"><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377">For </text:span><text:span text:style-name="T2403">the moment</text:span><text:span text:style-name="T2377">, ‘safe’ is all I care about.</text:span></text:p>
      <text:p text:style-name="P735"><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378">Looks like I’m getting closer. </text:span><text:span text:style-name="T657">She continues </text:span><text:span text:style-name="T658">forward, across the bridge</text:span><text:span text:style-name="T657">.</text:span></text:p>
      <text:p text:style-name="P735"><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99"/>
      <text:p text:style-name="P399"/>
      <text:p text:style-name="P565">____________________________</text:p>
      <text:p text:style-name="P736"><text:span text:style-name="T2827">The W</text:span><text:span text:style-name="T2828">ellspring</text:span><text:span text:style-name="T2827"> – </text:span><text:span text:style-name="T2868">The Chamber of Bones</text:span></text:p>
      <text:p text:style-name="P476"/>
      <text:p text:style-name="P476"/>
      <text:p text:style-name="P743"><text:span text:style-name="T2142"><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379">Not the most messed up </text:span><text:soft-page-break/><text:span text:style-name="T2379">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43"><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43"><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43"><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68"><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142"> </text:span><text:span text:style-name="T2380">So do they respect these remains or not? And who do these bones belong to anyway? They’re way to</text:span><text:span text:style-name="T2404">o</text:span><text:span text:style-name="T2380"> dusty to be recent…</text:span></text:p>
      <text:p text:style-name="P768"><text:span text:style-name="T2142"><text:tab/></text:span><text:span text:style-name="T173">Turning her attention to the pale room, all she can make out are the outlines of two bulky statues flanking either side of a doorway further into darkness. </text:span><text:span text:style-name="T2381">Dangerous looking and so…</text:span><text:span text:style-name="T665"> She moves to enter the room. …</text:span><text:span text:style-name="T2381">that’s where my body wants to go, </text:span><text:span text:style-name="T2404">clearly.</text:span></text:p>
      <text:p text:style-name="P403"/>
      <text:p text:style-name="P403"/>
      <text:p text:style-name="P570">____________________________</text:p>
      <text:p text:style-name="P744"><text:span text:style-name="T2827">The W</text:span><text:span text:style-name="T2828">ellspring</text:span><text:span text:style-name="T2827"> – </text:span><text:span text:style-name="T2868">The Chan</text:span><text:span text:style-name="T2869">try of the Martyr</text:span></text:p>
      <text:p text:style-name="P481"/>
      <text:p text:style-name="P481"/>
      <text:p text:style-name="P744"><text:span text:style-name="T2142"><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45"><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46"><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47"><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47"><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04"/>
      <text:p text:style-name="P404"/>
      <text:p text:style-name="P571">____________________________</text:p>
      <text:p text:style-name="P748"><text:span text:style-name="T2827">The W</text:span><text:span text:style-name="T2828">ellspring</text:span><text:span text:style-name="T2827"> – </text:span><text:span text:style-name="T2868">The Chamber of Bones</text:span></text:p>
      <text:p text:style-name="P482"/>
      <text:p text:style-name="P482"/>
      <text:p text:style-name="P748"><text:span text:style-name="T2142"><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382"> Yes, thank you. Now can we find out how to turn the water on? Oh boy, I hope </text:span><text:span text:style-name="T2711">that’s</text:span><text:span text:style-name="T2725"> not the room I have to go to to do it…</text:span></text:p>
      <text:p text:style-name="P750"><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405">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05"/>
      <text:p text:style-name="P405"/>
      <text:p text:style-name="P572">____________________________</text:p>
      <text:p text:style-name="P749"><text:span text:style-name="T2827">The W</text:span><text:span text:style-name="T2828">ellspring</text:span><text:span text:style-name="T2827"> – </text:span><text:span text:style-name="T2868">The E</text:span><text:span text:style-name="T2871">xcavation Site</text:span></text:p>
      <text:p text:style-name="P483"/>
      <text:p text:style-name="P483"/>
      <text:p text:style-name="P751"><text:span text:style-name="T2142"><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383">Not sure I’d want to made into a lamp when I died… if I could die.</text:span></text:p>
      <text:p text:style-name="P752"><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53"><text:span text:style-name="T677"><text:tab/>A number of statues have been left in alcoves that combine avian and human features.</text:span><text:span text:style-name="T2383"> </text:span><text:span text:style-name="T2384">Not those things again!</text:span><text:span text:style-name="T2383"> </text:span><text:span text:style-name="T677">Other areas hold fragments of darkened glasses, or perhaps crystal, of various shapes and sizes.</text:span></text:p>
      <text:p text:style-name="P753"><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383"> </text:span><text:span text:style-name="T2385">I can probably read something from there, too.</text:span></text:p>
      <text:p text:style-name="P754"><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54"><text:span text:style-name="T681"><text:tab/>Eidos n</text:span><text:span text:style-name="T682">otices large wooden fragments </text:span><text:span text:style-name="T681">scattered about on the landing below. They appear to have been ladders at one point, all hastily destroyed.</text:span><text:span text:style-name="T2385"> </text:span><text:span text:style-name="T2386">Trying to stop us from going down or something else from coming up?</text:span><text:span text:style-name="T2385">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54"><text:span text:style-name="T681"><text:tab/></text:span><text:span text:style-name="T684">Before continuing down </text:span><text:span text:style-name="T733">into the depths</text:span><text:span text:style-name="T684">, she thinks it wise to check the contents of the desk. </text:span><text:span text:style-name="T2387">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388">That really is pretty amazing.</text:span></text:p>
      <text:p text:style-name="P262"/>
      <text:p text:style-name="P262"/>
      <text:p text:style-name="P1011">TO ALIA</text:p>
      <text:p text:style-name="P1004"><text:span text:style-name="T685">‘I </text:span><text:span text:style-name="T686">fear the worst…</text:span><text:span text:style-name="T685">’</text:span></text:p>
      <text:p text:style-name="P1005">cr. Art. Kushkucu of Kabu</text:p>
      <text:p text:style-name="P1005"/>
      <text:p text:style-name="P1005">My dearest Alia,</text:p>
      <text:p text:style-name="P1005"><text:tab/></text:p>
      <text:p text:style-name="P1005"><text:tab/>Something must be done to halt the madness of Khaa. While sycophants like Falitan may lick that old vulture’s boots, I was right in my suspicion that this excavation will be the end of us all!</text:p>
      <text:p text:style-name="P1005"><text:tab/></text:p>
      <text:p text:style-name="P1004"><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05"><text:tab/></text:p>
      <text:p text:style-name="P1004"><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05"><text:tab/></text:p>
      <text:p text:style-name="P100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05"><text:tab/></text:p>
      <text:p text:style-name="P1005"><text:tab/>Yours in Biracul,</text:p>
      <text:p text:style-name="P1005"><text:tab/>-Kushkucu</text:p>
      <text:p text:style-name="P1005"/>
      <text:p text:style-name="P1005"/>
      <text:p text:style-name="P1013"><text:span text:style-name="T684"><text:tab/></text:span><text:span text:style-name="T2387">N</text:span><text:span text:style-name="T2389">ot a fan of Faiitan’s it seems. Also, confirms my suspicion that Khaa is a creep. What really happened here? Did Khaa stop the water to get rid of the Tacribians and it backfired? What were these excavations about? Were they the cause of the trouble? </text:span><text:span text:style-name="T2406">Why do these people have to be so frustrating?</text:span></text:p>
      <text:p text:style-name="P1014"><text:span text:style-name="T690"><text:tab/>She stands at the desk, wondering how to proceed. </text:span><text:span text:style-name="T2390">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390">This h</text:span><text:span text:style-name="T2407">as to</text:span><text:span text:style-name="T2390"> be the way to that Throne. With that and the Sigil of Wulfias, I bet I can control the Wellspring and set things right!</text:span></text:p>
      <text:p text:style-name="P1014"><text:soft-page-break/><text:span text:style-name="T691"><text:tab/></text:span><text:span text:style-name="T692">Finally starting to feel a sense of purpose, she returns to the edge of the excavation site, ready to complete her task.</text:span></text:p>
      <text:p text:style-name="P962">A <text:span text:style-name="T3122">Task Completed</text:span></text:p>
      <text:p text:style-name="P406"/>
      <text:p text:style-name="P406"/>
      <text:p text:style-name="P573">_______________________</text:p>
      <text:p text:style-name="P755"><text:span text:style-name="T2827">The W</text:span><text:span text:style-name="T2828">ellspring</text:span><text:span text:style-name="T2827"> – </text:span><text:span text:style-name="T2868">The D</text:span><text:span text:style-name="T2870">eep Lake</text:span></text:p>
      <text:p text:style-name="P484"/>
      <text:p text:style-name="P484"/>
      <text:p text:style-name="P1015"><text:tab/></text:p>
      <text:p text:style-name="P1021"><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21"><text:span text:style-name="T736"><text:tab/></text:span><text:span text:style-name="T2409">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22"><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436">Probably some other guardian that’ll try to kill me if it finds me… Best stay as far away from it as possible.</text:span></text:p>
      <text:p text:style-name="P1024"><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408"> </text:span><text:span text:style-name="T2410">That looks like it houses one of those Arclights.</text:span><text:span text:style-name="T2408"> </text:span><text:span text:style-name="T736">To the left, a path extends downward, hugging the cliff face as it leads to a great archway near the opposite end of the bridge. </text:span><text:span text:style-name="T2436">And t</text:span><text:span text:style-name="T2411">hat looks like a good candidate for </text:span><text:span text:style-name="T2429">a</text:span><text:span text:style-name="T2411"> throne room. Let’s head over there, body.</text:span></text:p>
      <text:p text:style-name="P1024"><text:span text:style-name="T745"><text:tab/></text:span><text:span text:style-name="T746">And thus, she moves toward the archway </text:span><text:span text:style-name="T747">and </text:span><text:span text:style-name="T829">into </text:span><text:span text:style-name="T747">the chamber beyond it.</text:span></text:p>
      <text:p text:style-name="P407"/>
      <text:p text:style-name="P407"/>
      <text:p text:style-name="P574">_______________________</text:p>
      <text:p text:style-name="P756"><text:span text:style-name="T2827">The W</text:span><text:span text:style-name="T2828">ellspring</text:span><text:span text:style-name="T2827"> – </text:span><text:span text:style-name="T2868">The T</text:span><text:span text:style-name="T2872">hrone Room</text:span></text:p>
      <text:p text:style-name="P485"/>
      <text:p text:style-name="P485"/>
      <text:p text:style-name="P1016"><text:tab/></text:p>
      <text:p text:style-name="P1023"><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412">Dammit! My eyes!</text:span></text:p>
      <text:p text:style-name="P1023"><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33"><text:tab/>But before long, the spell is broken and she regains her bearings.</text:p>
      <text:p text:style-name="P1047"><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430">I wonder if I’ll be seeing the wolf or Luin creeping around in one of those…</text:span></text:p>
      <text:p text:style-name="P1025"><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413">Yep, this is the place.</text:span></text:p>
      <text:p text:style-name="P1026"><text:span text:style-name="T24"><text:tab/></text:span><text:span text:style-name="T756">She approaches the chair. </text:span><text:span text:style-name="T2414">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26"><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26"><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26"><text:span text:style-name="T24"><text:tab/>“onVadhomdheishohWellspringvatohzha. </text:span><text:span text:style-name="T767">o</text:span><text:span text:style-name="T24">nWulfiaskuArchonohreckish.”</text:span></text:p>
      <text:p text:style-name="P1020"><text:tab/><text:span text:style-name="T3123">So I caught ‘Wellspring’ and ‘Wulfias’, but the rest is just gibberish…</text:span></text:p>
      <text:p text:style-name="P1020"><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26"><text:span text:style-name="T768"><text:tab/></text:span><text:span text:style-name="T2417">Again, ‘Wulfias’ something… uh, oh, I know! T</text:span><text:span text:style-name="T2418">ypically, I </text:span><text:span text:style-name="T2417">just </text:span><text:span text:style-name="T2437">have to</text:span><text:span text:style-name="T2417"> think </text:span><text:span text:style-name="T2418">about what I want to do, these things’ll </text:span><text:span text:style-name="T2437">just</text:span><text:span text:style-name="T2418"> do it for me… </text:span><text:span text:style-name="T2431">unlike my body, where it’s hit or miss with that strategy.</text:span></text:p>
      <text:p text:style-name="P1031"><text:tab/>“ondheseohArchonvareckish. Ibshuiohcorroevafangish.” Abruptly, the choir ceases its chant, <text:span text:style-name="T3124">but its echoes persist like a fading memory</text:span>.</text:p>
      <text:p text:style-name="P1027"><text:span text:style-name="T769"><text:tab/></text:span><text:span text:style-name="T2419">Did it work?</text:span><text:span text:style-name="T769"> </text:span></text:p>
      <text:p text:style-name="P1026"><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432">L</text:span><text:span text:style-name="T2415">et’s go take a look, </text:span><text:span text:style-name="T2432">body!</text:span><text:span text:style-name="T2415"> We wanna make sure this damn water remains unobstructed—</text:span><text:span text:style-name="T2438">so we can avoid making a second trip.</text:span></text:p>
      <text:p text:style-name="P1026"><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416">Hold up! Look, body, we can come back in and step on the cloudstone </text:span><text:span text:style-name="T2712">after</text:span><text:span text:style-name="T2416"> we make sure the water drains, but we might not be able to come back down.</text:span><text:span text:style-name="T766"> She hesitates. </text:span><text:span text:style-name="T2416">You know I’m right, body!</text:span><text:span text:style-name="T766"> She moves toward the archway to first observe the fruits of her labors before leaving to report to Khaa. </text:span><text:span text:style-name="T2416">I </text:span><text:span text:style-name="T2713">do</text:span><text:span text:style-name="T2416"> have some questions for </text:span><text:span text:style-name="T2433">that rat bastard</text:span><text:span text:style-name="T2416">, that’s if you decide to cooperate </text:span><text:span text:style-name="T2434">when the time comes</text:span><text:span text:style-name="T2416">, body… </text:span><text:span text:style-name="T2435">No pressure, or anything…</text:span></text:p>
      <text:p text:style-name="P1032"><text:tab/>Reaching the archway, the roar of rushing water grows deafening.</text:p>
      <text:p text:style-name="P408"/>
      <text:p text:style-name="P408"/>
      <text:p text:style-name="P575">___________________</text:p>
      <text:p text:style-name="P757"><text:span text:style-name="T2827">The W</text:span><text:span text:style-name="T2828">ellspring</text:span><text:span text:style-name="T2827"> – </text:span><text:span text:style-name="T2868">The D</text:span><text:span text:style-name="T2873">am</text:span></text:p>
      <text:p text:style-name="P486"/>
      <text:p text:style-name="P486"/>
      <text:p text:style-name="P1017"><text:tab/></text:p>
      <text:p text:style-name="P1028"><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28"><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420">Son of </text:span><text:span text:style-name="T2421">a</text:span><text:span text:style-name="T2420">…! </text:span><text:span text:style-name="T745">She falls for Nature’s trap, slipping down and slamming into the baleful rapids. </text:span><text:span text:style-name="T2421">Aaaahhhh!</text:span><text:span text:style-name="T809"> </text:span></text:p>
      <text:p text:style-name="P409"/>
      <text:p text:style-name="P409"/>
      <text:p text:style-name="P576">___________________</text:p>
      <text:p text:style-name="P758"><text:span text:style-name="T2827">The W</text:span><text:span text:style-name="T2828">ellspring</text:span><text:span text:style-name="T2827"> – </text:span><text:span text:style-name="T2868">The A</text:span><text:span text:style-name="T2874">queduct</text:span></text:p>
      <text:p text:style-name="P487"/>
      <text:p text:style-name="P487"/>
      <text:p text:style-name="P1018"><text:tab/></text:p>
      <text:p text:style-name="P1029"><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30"><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422">Hopefully I get a heroine’s welcome after all the bullshit I just went through! …</text:span><text:span text:style-name="T2439">No, wait, am </text:span><text:span text:style-name="T2714">still</text:span><text:span text:style-name="T2727"> going through!</text:span></text:p>
      <text:p text:style-name="P1030"><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68"><text:span text:style-name="T2982">A</text:span><text:span text:style-name="T2987">n I</text:span><text:span text:style-name="T2988">nevitable Outcome</text:span></text:p>
      <text:p text:style-name="P389"><text:tab/></text:p>
      <text:p text:style-name="P389"/>
      <text:p text:style-name="P531">________________________</text:p>
      <text:p text:style-name="P679"><text:span text:style-name="T2827">The D</text:span><text:span text:style-name="T2831">awn Fortress</text:span><text:span text:style-name="T2827"> – </text:span><text:span text:style-name="T2831">The Courtyard</text:span></text:p>
      <text:p text:style-name="P441"/>
      <text:p text:style-name="P441"/>
      <text:p text:style-name="P759"><text:span text:style-name="T2142"><text:tab/></text:span><text:span text:style-name="T471">Eidos awakens. </text:span><text:span text:style-name="T836">She jerks into motion, but c</text:span><text:span text:style-name="T471">oarse ropes leave painful abrasions as they mercilessly writhe around her wrists and ankles.</text:span><text:span text:style-name="T2423"> </text:span><text:span text:style-name="T2424">Oh boy…</text:span><text:span text:style-name="T2423">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423"> </text:span><text:span text:style-name="T2425">This is not the welcome I was expecting for giving these people water. W</text:span><text:span text:style-name="T2446">hat a bunch of i</text:span><text:span text:style-name="T2425">ngrates!</text:span><text:span text:style-name="T2423"> </text:span><text:span text:style-name="T471">Not far from her, a lanky man reclines in one of the corners.</text:span></text:p>
      <text:p text:style-name="P80"><text:span text:style-name="T471"><text:tab/>All around, the pungent smell of burning flesh permeates the air. </text:span><text:span text:style-name="T2426">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6"><text:tab/>At Eidos’ stirring, her fellow prisoner scuttles away like a frightened rabbit. <text:span text:style-name="T2447">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1"><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2"><text:span text:style-name="T776"><text:tab/>“</text:span><text:span text:style-name="T777">I appreciate the concern, Mr…” Eidos replies with a polite smile.</text:span></text:p>
      <text:p text:style-name="P765"><text:span text:style-name="T777"><text:tab/>“Who me?” </text:span>he says, legitimately stunned she <text:span text:style-name="T3136">wants to talk to him at all—</text:span>much less <text:span text:style-name="T3137">ask</text:span> his name. “<text:span text:style-name="T777">Ho ho! My name is Heyar! I’m a scholar hailing from the township of Dazir!”</text:span></text:p>
      <text:p text:style-name="P760"><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3"><text:tab/>“Right as a Muninn is white, my friend!”</text:p>
      <text:p text:style-name="P263"><text:tab/>With a hint of a frown, she offers her best guess, “This wouldn’t happen to be the Dawn Fortress then, would it?”</text:p>
      <text:p text:style-name="P762"><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018">un-</text:span><text:span text:style-name="T840">truth unveiled! </text:span><text:span text:style-name="T841">Yes, that’s better.</text:span></text:p>
      <text:p text:style-name="P762"><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427">If I were going to be exiled to a place called ‘the Wasteland’, I wouldn’t be laughing… poor bastard.</text:span></text:p>
      <text:p text:style-name="P760"><text:span text:style-name="T2427"><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60"><text:soft-page-break/><text:span text:style-name="T782"><text:tab/></text:span><text:span text:style-name="T2427">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60"><text:span text:style-name="T782"><text:tab/></text:span><text:span text:style-name="T783">Shocked at the outburst, Heyar nervously averts his gaze. “Oh! Well, by Biracul’s beard! Perhaps you truly are blameless after all! Ha ha!</text:span></text:p>
      <text:p text:style-name="P760"><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60"><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60"><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60"><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428">This guy’s t</text:span><text:span text:style-name="T2448">oo</text:span><text:span text:style-name="T2428"> easy to read. C</text:span><text:span text:style-name="T2449">ome on; o</text:span><text:span text:style-name="T2428">ut with it, Heyar! Continue your story.</text:span></text:p>
      <text:p text:style-name="P760"><text:span text:style-name="T2428"><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60"><text:span text:style-name="T788"><text:tab/></text:span><text:span text:style-name="T789">“‘Supposed salvation’?” Eidos says, finally chiming in.</text:span></text:p>
      <text:p text:style-name="P760"><text:span text:style-name="T789"><text:tab/>“</text:span><text:span text:style-name="T790">Indeed! Their celebration was short lived! For you see, the water bore a deadly corruption,” his voice squeaks from the excitement, “which was only discovered </text:span><text:span text:style-name="T2017">after</text:span><text:span text:style-name="T790"> they’d all become quite intoxicated by the author of their death!</text:span></text:p>
      <text:p text:style-name="P760"><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61"><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57"><text:tab/>The guard standing nearby turns and begins unlocking the cage. Before long, several guards reach in and take Eidos to kneel before the dais.</text:p>
      <text:p text:style-name="P767"><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126">Though he speaks with the weary tone of a burdened leader, his words hit like a hammer, compelling all in the area to listen—or else.</text:span></text:p>
      <text:p text:style-name="P708"><text:span text:style-name="T2980"><text:tab/>“I choose not to answer.” </text:span><text:span text:style-name="T2441">That’s right! Don’t comply with these assholes that locked us up for helping!</text:span></text:p>
      <text:p text:style-name="P18"><text:tab/>As the words leave Eidos’ lips, a sudden, stabbing pain <text:span text:style-name="T3125">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08"><text:tab/><text:span text:style-name="T3127">The man continues, “Where do you come from?”</text:span></text:p>
      <text:p text:style-name="P708"><text:tab/><text:span text:style-name="T3130">Eidos replies with silence.</text:span></text:p>
      <text:p text:style-name="P708"><text:tab/>“…‘I awoke far from here, underground, the Sanctuary… I remember nothing before this awakening.’…” <text:span text:style-name="T2443">Dammit! Stop reading my mind!</text:span></text:p>
      <text:p text:style-name="P708"><text:tab/><text:span text:style-name="T3131">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08"><text:tab/>“…‘Yes, I compelled the Wellspring to release the water.’…” <text:span text:style-name="T2450">No, I didn’t know it was poisoned! </text:span><text:span text:style-name="T847">T</text:span><text:span text:style-name="T3128">he mind reader frowns, delving deeper into Eidos’ mind as though she were flipping through the pages of an open book searching for something. “…‘Though I did not know it would result in your deaths.’…” </text:span><text:span text:style-name="T2450">Yes, tell him, </text:span><text:span text:style-name="T2451">Logira</text:span><text:span text:style-name="T2450">! …</text:span><text:span text:style-name="T2451">Logira? Why do I know her name?</text:span></text:p>
      <text:p text:style-name="P708"><text:tab/><text:span text:style-name="T3129">Logira hesitates, weighing whether or not she should add a final thought Eidos brought to mind. “…‘Look, I only wanted to help!’… Master Khlutt, it seems she was just being manipulated by Khaa.” </text:span><text:span text:style-name="T2442">Yes! Thank you!</text:span></text:p>
      <text:p text:style-name="P18"><text:tab/><text:span text:style-name="T3132">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133">Khlutt looks to his mind reader for confirmation. She nods.</text:span></text:p>
      <text:p text:style-name="P83"><text:tab/><text:span text:style-name="T3134">After a brief silence, he asks his final questions of her, “What creature do we look upon? What is your aim in realms seen and unseen? Speak the truth! All is revealed under the eye of Biracul.”</text:span></text:p>
      <text:p text:style-name="P763"><text:span text:style-name="T2980"><text:tab/>The storm erupts. </text:span><text:span text:style-name="T2444">Oh no… What are they going to do to me? </text:span><text:span text:style-name="T2980">Tears pour down her face in a bitter deluge, and a torrent of emotions spills to the surface like water breaking through a cracked dam.</text:span><text:span text:style-name="T2440"> </text:span><text:span text:style-name="T2444">I didn’t ask for this! My body just goes where it wants and does stupid shit I can’t control!</text:span><text:span text:style-name="T2440"> </text:span><text:span text:style-name="T2980">Between sobs, she announces with her cracking voice, “I wish I had never been born!”</text:span></text:p>
      <text:p text:style-name="P84"><text:tab/>Her words echo across a stunned courtyard. Even Khlutt’s authoritative facade cracks, revealing the shock and regret of sacrificing the innocent. For a moment, it even seems as though his expression softens.</text:p>
      <text:p text:style-name="P764"><text:span text:style-name="T3135"><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445">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5"><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5"><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991"><text:span text:style-name="T2982">A</text:span><text:span text:style-name="T3014"> Death</text:span><text:span text:style-name="T2987"> </text:span><text:span text:style-name="T3015">Unmerited</text:span></text:p>
      <text:p text:style-name="P413"><text:tab/></text:p>
      <text:p text:style-name="P413"/>
      <text:p text:style-name="P581">__________________________</text:p>
      <text:p text:style-name="P777"><text:span text:style-name="T2827">The W</text:span><text:span text:style-name="T2832">asteland </text:span><text:span text:style-name="T2827">– </text:span><text:span text:style-name="T2831">The </text:span><text:span text:style-name="T2832">Gates of Dawn</text:span></text:p>
      <text:p text:style-name="P492"/>
      <text:p text:style-name="P492"/>
      <text:p text:style-name="P86"><text:span text:style-name="T2142"><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452">I’m tired of this… </text:span><text:span text:style-name="T2470">of everything.</text:span></text:p>
      <text:p text:style-name="P264"><text:tab/>All about her is a landscape of lifeless desolation, <text:span text:style-name="T3149">dust and sand, dusty sand, and nothing but</text:span>. <text:span text:style-name="T3150">A</text:span>s Eidos takes in the severity of her situation, Heyar turns to look at her. <text:span text:style-name="T3151">The Daziran scholar now wears</text:span> a jubilant smile spread across his face, <text:span text:style-name="T3152">and w</text:span>ringing his hands with pent-up excitement, he addresses her, “Hmm… I spy Ark’s Beacon off there to the east; quite a trip, I dare say—then again, anywhere in this strange land would be! Ha ha!”</text:p>
      <text:p text:style-name="P86"><text:span text:style-name="T849"><text:tab/></text:span><text:span text:style-name="T850">Her silence speaks for itself. Though the mind is not the body, its effects are noticeable, indeed.</text:span></text:p>
      <text:p text:style-name="P777"><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5"><text:tab/>The diplomat in Eidos awakens, sensing she may yet make the best of this terrible situation.</text:p>
      <text:p text:style-name="P777"><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77"><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77"><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77"><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77"><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77"><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77"><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58"><text:soft-page-break/><text:tab/>To the southwest is a more <text:span text:style-name="T3153">inscrutable</text:span> feature. A blackened <text:span text:style-name="T3138">yet</text:span> reflective surface seems to alternate between stealing light and casting it back <text:span text:style-name="T3154">out </text:span>into the desert. It has the look of a distant pool of dark water, though brief moments of clarity show that it is eerily still.</text:p>
      <text:p text:style-name="P258"><text:tab/><text:span text:style-name="T3139">She looks down at the Daziran scholar, seeking to discuss their subsequent destination. He simply stares up at her with a stupid grin.</text:span></text:p>
      <text:p text:style-name="P258"><text:tab/><text:span text:style-name="T3140">Eidos finally breaks the awkward silence, </text:span>“Heyar,<text:span text:style-name="T3140"> I…”</text:span></text:p>
      <text:p text:style-name="P267"><text:tab/>“Yeeeess, Lady Eidos?”</text:p>
      <text:p text:style-name="P267"><text:tab/>“…I was wondering where we should go… Maybe we should look for a source of food or water…”</text:p>
      <text:p text:style-name="P267"><text:tab/>The scholar looks stunned. “Oh… Ha ha! I’m not sure. Hmm… Though, I think it’s impossible! We were sent here to die horrific deaths, after all! <text:span text:style-name="T3155">Ho ho!</text:span>”</text:p>
      <text:p text:style-name="P777"><text:span text:style-name="T471"><text:tab/>Eidos looks at him, incredulous, “What?! How can you be so u</text:span><text:span text:style-name="T865">pbeat</text:span><text:span text:style-name="T471"> when you think you’re going to die?!”</text:span></text:p>
      <text:p text:style-name="P777"><text:span text:style-name="T471"><text:tab/>“</text:span><text:span text:style-name="T865">Oh, well that much is obvious! I’m excited to witness the many sights few among the living ever get to witness! Ho ho!”</text:span></text:p>
      <text:p text:style-name="P777"><text:span text:style-name="T865"><text:tab/>Eidos’ shoulders slump. </text:span><text:span text:style-name="T2453">We should </text:span><text:span text:style-name="T2471">just end it for him now, you know…</text:span><text:span text:style-name="T2453"> </text:span><text:span text:style-name="T2471">minimize his suffering</text:span><text:span text:style-name="T2453">.</text:span><text:span text:style-name="T865"> </text:span><text:span text:style-name="T866">Her body shoots up straight, appalled at the darkness of the emotions washing over it.</text:span></text:p>
      <text:p text:style-name="P777"><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68"><text:tab/>“Let’s not follow the <text:span text:style-name="T3156">herd</text:span>, dear Eidos! Let’s make for the Obsidian Ruin off to the southwest, <text:span text:style-name="T3157">instead</text:span>!” <text:span text:style-name="T3158">he suggests excitedly.</text:span> “There are few records of what lies beyond it, but I’ve always suspected it leads into the Crescent Canyon itself!”</text:p>
      <text:p text:style-name="P268"><text:tab/>“What’s so interesting about a canyon?”</text:p>
      <text:p text:style-name="P268"><text:tab/>The Daziran’s eyes widen in shock and dismay. “Why… why it’s because that’s the <text:span text:style-name="T3159">legendary</text:span> resting place of Ark! She and the Jinnwraith battle eternally at the interstice between our plane and the Grays… Hmm… that doesn’t sound much like a ‘resting place’ then, does it? Ho ho!</text:p>
      <text:p text:style-name="P777"><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69"><text:tab/>Suddenly it dawns on her, “Wait, did you say rivers?”</text:p>
      <text:p text:style-name="P269"><text:tab/>“Indeed, and…”</text:p>
      <text:p text:style-name="P269"><text:tab/>“Then that’s where we’ll go!” she says, interrupting him. “Maybe there are other exiles there who had the same idea.”</text:p>
      <text:p text:style-name="P269"><text:tab/>“Perhaps,” <text:span text:style-name="T3160">he agrees, eagerly adding,</text:span> “<text:span text:style-name="T3161">B</text:span>ut even if there aren’t, there’s <text:span text:style-name="T3162">so many</text:span> historical sights to see! Let’s <text:span text:style-name="T3163">make like Torma and explore</text:span>!”</text:p>
      <text:p text:style-name="P269"><text:tab/>With a nod and a smile, they make their way to the southwest and toward the Obsidian Ruin, all while Heyar regales Eidos with the rather lengthy history of Kabu.</text:p>
      <text:p text:style-name="P413"/>
      <text:p text:style-name="P413"/>
      <text:p text:style-name="P581">___________________</text:p>
      <text:p text:style-name="P777"><text:span text:style-name="T2827">The W</text:span><text:span text:style-name="T2828">a</text:span><text:span text:style-name="T2875">steland</text:span><text:span text:style-name="T2827"> – </text:span><text:span text:style-name="T2868">The O</text:span><text:span text:style-name="T2875">bsidian Ruin</text:span></text:p>
      <text:p text:style-name="P492"/>
      <text:p text:style-name="P492"/>
      <text:p text:style-name="P1019"><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35"><text:tab/>Sunken into the ground here is a massive formation of charred, reflective obsidian. While at first it looks to be a natural formation, its sides and dimensions are too regular, its design too perfect for Nature to take the credit.</text:p>
      <text:p text:style-name="P1035"><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65"><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34"><text:tab/>Scanning off to the west over the edge of the ruin, Eidos sees a <text:span text:style-name="T3141">desiccated</text:span> riverbed lying far below—likely an entrance to the adjacent canyon. It seems likely that successfully navigating this ruin might <text:span text:style-name="T3141">indeed </text:span>give access to a path into the Crescent Canyon.</text:p>
      <text:p text:style-name="P1065"><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65"><text:span text:style-name="T870"><text:tab/>“</text:span><text:span text:style-name="T871">Ohhh! What are we waiting for then?!” he says as he scuttles down the stairs.</text:span></text:p>
      <text:p text:style-name="P1065"><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65"><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454">Maybe that idiot Heyar got cut and is bleeding to death somewhere… </text:span><text:span text:style-name="T2472">a</text:span><text:span text:style-name="T2454"> meaningless death after an equally meaningless life.</text:span></text:p>
      <text:p text:style-name="P1036"><text:tab/>Every movement in this place is perilous, with razor-sharp glass threatening her from every direction. Yet, with care, she is able to descend with minimal harm.</text:p>
      <text:p text:style-name="P1036"><text:tab/>Sudden movement attracts her attention.</text:p>
      <text:p text:style-name="P1065"><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65"><text:span text:style-name="T871"><text:tab/></text:span><text:span text:style-name="T959">In a flash,</text:span><text:span text:style-name="T879"> it lopes off. Eidos tries to follow, but soon loses track </text:span><text:span text:style-name="T960">of it</text:span><text:span text:style-name="T879">.</text:span></text:p>
      <text:p text:style-name="P1065"><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455">Go ahead, Luin. I couldn’t care less, </text:span><text:span text:style-name="T2473">at this point</text:span><text:span text:style-name="T2455">!</text:span></text:p>
      <text:p text:style-name="P1065"><text:span text:style-name="T882"><text:tab/></text:span><text:span text:style-name="T890">But Luin soon vanishes leaving just her reflection on the glassy wall.</text:span></text:p>
      <text:p text:style-name="P1065"><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65"><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65"><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37"><text:soft-page-break/><text:tab/>Rushing.</text:p>
      <text:p text:style-name="P1037"><text:tab/>Stumbling.</text:p>
      <text:p text:style-name="P1065"><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65"><text:span text:style-name="T882"><text:tab/>Gasping for air, she casts a p</text:span><text:span text:style-name="T890">anicked</text:span><text:span text:style-name="T882"> glance behind her shoulder, revealing…</text:span></text:p>
      <text:p text:style-name="P1037"><text:tab/>Nothing.</text:p>
      <text:p text:style-name="P1065"><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65"><text:span text:style-name="T885"><text:tab/>“What’re…</text:span><text:span text:style-name="T890"> </text:span><text:span text:style-name="T887">we… running…from…?” the Daziran asks between heavy breaths.</text:span></text:p>
      <text:p text:style-name="P1065"><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65"><text:span text:style-name="T890"><text:tab/></text:span><text:span text:style-name="T896">She turns to exit the reflective ruin, a confused </text:span><text:span text:style-name="T972">yet intrigued</text:span><text:span text:style-name="T896"> Heyar close on her heels. </text:span></text:p>
      <text:p text:style-name="P413"/>
      <text:p text:style-name="P413"/>
      <text:p text:style-name="P581">___________________</text:p>
      <text:p text:style-name="P777"><text:span text:style-name="T2827">The W</text:span><text:span text:style-name="T2828">a</text:span><text:span text:style-name="T2875">steland</text:span><text:span text:style-name="T2827"> – </text:span><text:span text:style-name="T2868">The C</text:span><text:span text:style-name="T2876">rescent Canyon</text:span></text:p>
      <text:p text:style-name="P492"/>
      <text:p text:style-name="P492"/>
      <text:p text:style-name="P1065"><text:span text:style-name="T2142"><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35"><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164">mountains</text:span>. Down the slope towards the east are some flatlands, bleached whiter than bones.</text:p>
      <text:p text:style-name="P1065"><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65"><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65"><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65"><text:span text:style-name="T173"><text:tab/>“</text:span><text:span text:style-name="T905">Look! It’s Heaven’s Bridge!” exclaims the ecstatic scholar. “To think that I would live to see it from this hidden angle! Ho ho!” </text:span></text:p>
      <text:p text:style-name="P1065"><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65"><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35"><text:tab/>While <text:span text:style-name="T3165">the canyon’s</text:span> western side <text:span text:style-name="T3166">hosts the brilliant splendor of</text:span> a shining silvered spire, the eastern termination is <text:span text:style-name="T3167">host</text:span> <text:span text:style-name="T3168">only to the </text:span>ruin<text:span text:style-name="T3169">ed stump of its kin</text:span>. The remains of <text:span text:style-name="T3170">the</text:span> golden sister tower have <text:span text:style-name="T3171">long since </text:span>toppled to the canyon floor, <text:span text:style-name="T3172">far</text:span> below the bestial bridge.</text:p>
      <text:p text:style-name="P1065"><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65"><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65"><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474">Maybe I should just jump in… but then I’ll just end up in the Sanctuary again, won’t I?</text:span></text:p>
      <text:p text:style-name="P1065"><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65"><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65"><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65"><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65"><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65"><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65"><text:span text:style-name="T173"><text:tab/></text:span><text:span text:style-name="T926">Suddenly, the woman begins to chant, “The Waste is but a path and I am a mere traveler on that path!</text:span></text:p>
      <text:p text:style-name="P1038"><text:tab/>“I’ll not fear the Unseen of the Waste, for their deaths brin’ glory to the brothers of Biracul!</text:p>
      <text:p text:style-name="P1038"><text:tab/>“I’ll rejoice at the sight of the draugnir, for they test the sisters of Ark!</text:p>
      <text:p text:style-name="P1038"><text:tab/>“I’ll not turn away from the Jinns of the desert, for they’re flames, catchin’ the Eye that gives sight to the One!</text:p>
      <text:p text:style-name="P1065"><text:soft-page-break/><text:span text:style-name="T173"><text:tab/></text:span><text:span text:style-name="T927">Growing in intensity, she proclaims, “Biracul, turn your Eye to me and I’ll awaken from my sleep!</text:span></text:p>
      <text:p text:style-name="P1065"><text:span text:style-name="T927"><text:tab/>“Ark, brin’ me your s</text:span><text:span text:style-name="T928">pear</text:span><text:span text:style-name="T927"> and I’ll make a feast for you to roast in the fire imperishable!</text:span></text:p>
      <text:p text:style-name="P258"><text:tab/>“I’ll fulfill the covenant and feast on the soup of shadows!</text:p>
      <text:p text:style-name="P258"><text:tab/>“On my watch, no Jinnwraith’ll ever prevail!” <text:span text:style-name="T3142">she squeals, bathing in the ecstasy of her religious fervor.</text:span></text:p>
      <text:p text:style-name="P258"><text:tab/><text:span text:style-name="T3142">Eidos cautiously approaches, “Don’t be afraid; I mean you no harm.” </text:span><text:span text:style-name="T2456">Why not? She’s probably just going to try to harm us.</text:span></text:p>
      <text:p text:style-name="P258"><text:span text:style-name="T2456"><text:tab/></text:span><text:span text:style-name="T3143">“Hmmm? Unless you be the Jinnwraith reborn, I think you no draugnir,” says the woman, drawing away from Eidos. “Does an Unseen stand before me as yet untaken by the breath of nightmare?”</text:span></text:p>
      <text:p text:style-name="P258"><text:tab/>“<text:span text:style-name="T3144">An Unseen? I don’t know what…”</text:span></text:p>
      <text:p text:style-name="P777"><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58"><text:tab/><text:span text:style-name="T3145">Sensing an opportunity, Eidos follows the old woman’s lead, “You’re right! I’m not from around here. What can you tell me about this place?”</text:span></text:p>
      <text:p text:style-name="P258"><text:tab/><text:span text:style-name="T3146">Not yet convinced, the cagey hag stares at her suspiciously, but answers, “</text:span>You stand at a most holy site! It was on yonder bridge that the Jinnwraith Rikharr came to destroy us, and before it stands the scab left by the Sun Tower’s destruction!” <text:span text:style-name="T3147">Then, as if beginning a lecture she had recited a thousand times prior, </text:span>“But Ark broke their forces in return, chasin’ them back to the depths of the Graylands!</text:p>
      <text:p text:style-name="P258"><text:tab/>“<text:span text:style-name="T3">Here, I keep my vigil! At the very site of her descent! Until I’m called upon to fulfill my oath as Valvorthr!</text:span></text:p>
      <text:p text:style-name="P373"><text:tab/>“And so we shall continue to do, until the return of our Lady!”</text:p>
      <text:p text:style-name="P777"><text:span text:style-name="T2013"><text:tab/></text:span><text:span text:style-name="T2782">Let’s kill her, before she kills us!</text:span><text:span text:style-name="T2014"> </text:span><text:span text:style-name="T2783">Luin, you know you want to! </text:span><text:span text:style-name="T2014">Eidos tries to rein in her sudden bloodlust, “And was the prayer you were r</text:span><text:span text:style-name="T2015">eciting</text:span><text:span text:style-name="T2014"> </text:span><text:span text:style-name="T2016">just now</text:span><text:span text:style-name="T2014"> for your lady?”</text:span></text:p>
      <text:p text:style-name="P777"><text:span text:style-name="T471"><text:tab/>“…</text:span><text:span text:style-name="T930">Yes! The ‘Twilight Litany’! The words to steel our hearts against the enemies of Ark and the Dawn!</text:span></text:p>
      <text:p text:style-name="P777"><text:span text:style-name="T930"><text:tab/>“As Biracul watches over us from the Eye of Heaven, so too does Ark guard our souls in the Graylands!” </text:span><text:span text:style-name="T2457">Come on! Let’s do it! It’s not like it matters. Nothing matters.</text:span></text:p>
      <text:p text:style-name="P777"><text:span text:style-name="T930"><text:tab/>“Here, I keep my vigil! At the very site of her descent! Until I’m called upon to fulfill my oath as Valvorthr!” </text:span><text:span text:style-name="T931">repeats the woman.</text:span></text:p>
      <text:p text:style-name="P270"><text:tab/>“And so we shall continue to do, until the return of our Lady!”</text:p>
      <text:p text:style-name="P777"><text:span text:style-name="T931"><text:tab/></text:span><text:span text:style-name="T2458">Do it body. Kill her. </text:span><text:span text:style-name="T2465">Luin! Get out here! </text:span><text:span text:style-name="T932">Eidos’ hands take on an emerald glow. “No!” Every fiber of Eidos’ diplomatic being screams in horror.</text:span></text:p>
      <text:p text:style-name="P777"><text:span text:style-name="T932"><text:tab/></text:span><text:span text:style-name="T933">The old woman looks on in awe as Luin manifests as a shimmering green sword. </text:span><text:span text:style-name="T934">The woman bows before Eidos.</text:span></text:p>
      <text:p text:style-name="P777"><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77"><text:span text:style-name="T936"><text:tab/>“…nooo…</text:span><text:span text:style-name="T937">” Eidos weeps </text:span><text:span text:style-name="T1000">weakly</text:span><text:span text:style-name="T937">, as her hand lowers Luin’s blade, freeing Karra’s neck from her shoulders.</text:span><text:span text:style-name="T2459"> </text:span><text:span text:style-name="T2460">Yes!</text:span></text:p>
      <text:p text:style-name="P777"><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77"><text:span text:style-name="T940"><text:tab/>“…why…?</text:span><text:span text:style-name="T941">” she sobs </text:span><text:span text:style-name="T1002">falling to her knees</text:span><text:span text:style-name="T941">.</text:span></text:p>
      <text:p text:style-name="P777"><text:span text:style-name="T941"><text:tab/></text:span><text:span text:style-name="T2461">I… I don’t know… it’s just </text:span><text:span text:style-name="T2463">so </text:span><text:span text:style-name="T2461">unfair! Everything about this place is unfair!</text:span></text:p>
      <text:p text:style-name="P777"><text:span text:style-name="T941"><text:tab/></text:span><text:span text:style-name="T942">She </text:span><text:span text:style-name="T943">scrambles to</text:span><text:span text:style-name="T942"> Karra’s corpse, </text:span><text:span text:style-name="T943">and buries her face in the rags.</text:span></text:p>
      <text:p text:style-name="P777"><text:span text:style-name="T943"><text:tab/></text:span><text:span text:style-name="T2466">What’re you doing? </text:span><text:span text:style-name="T2467">Stop it!</text:span></text:p>
      <text:p text:style-name="P777"><text:span text:style-name="T2467"><text:tab/></text:span><text:span text:style-name="T943">Eidos wails uncontrollably,</text:span><text:span text:style-name="T942"> bathing the body in her tears, “I’m sorry… I’m so sorry…”</text:span></text:p>
      <text:p text:style-name="P777"><text:span text:style-name="T942"><text:tab/></text:span><text:span text:style-name="T2462">No! I didn’t do anything wrong! These people are wrong! This place is wrong! </text:span><text:span text:style-name="T2468">You’re wrong, body!</text:span></text:p>
      <text:p text:style-name="P777"><text:soft-page-break/><text:span text:style-name="T2468"><text:tab/></text:span><text:span text:style-name="T942">“I didn’t want to hurt you…” Eidos hugs the old woman tightly, spilling </text:span><text:span text:style-name="T944">forth</text:span><text:span text:style-name="T942"> the contents of her rags—a wooden tube and an obsidian dagger.</text:span></text:p>
      <text:p text:style-name="P777"><text:span text:style-name="T942"><text:tab/></text:span><text:span text:style-name="T2462">See! She was armed! She would’ve tried to hurt me!</text:span></text:p>
      <text:p text:style-name="P777"><text:span text:style-name="T2462"><text:tab/></text:span><text:span text:style-name="T942">Eidos simply weeps.</text:span></text:p>
      <text:p text:style-name="P777"><text:span text:style-name="T2459"><text:tab/></text:span><text:span text:style-name="T2464">She would’ve… </text:span><text:span text:style-name="T2465">hurt me… </text:span><text:span text:style-name="T2464">would have…</text:span></text:p>
      <text:p text:style-name="P154"><text:tab/></text:p>
      <text:p text:style-name="Standard"><text:span text:style-name="T2987"><text:tab/></text:span><text:span text:style-name="T2019">Oh, no… What have I done?</text:span></text:p>
      <text:p text:style-name="P989"><text:span text:style-name="T2982">A</text:span><text:span text:style-name="T2987">n E</text:span><text:span text:style-name="T2989">nding</text:span></text:p>
      <text:p text:style-name="P410"/>
      <text:p text:style-name="P410"/>
      <text:p text:style-name="P577">__________________</text:p>
      <text:p text:style-name="P766"><text:span text:style-name="T2827">The W</text:span><text:span text:style-name="T2832">asteland </text:span><text:span text:style-name="T2827">– </text:span><text:span text:style-name="T2831">The </text:span><text:span text:style-name="T2832">V</text:span><text:span text:style-name="T2877">edt</text:span></text:p>
      <text:p text:style-name="P488"/>
      <text:p text:style-name="P488"/>
      <text:p text:style-name="P769"><text:span text:style-name="T2730"><text:tab/></text:span><text:span text:style-name="T1721">Eidos opens her eyes </text:span><text:span text:style-name="T1854">to find s</text:span><text:span text:style-name="T1721">he is trudging through the burning sands of the northern Wastes. How she arrived h</text:span><text:span text:style-name="T1854">ere, she cannot recall</text:span><text:span text:style-name="T1721">. </text:span><text:span text:style-name="T1724">Grasped tightly in </text:span><text:span text:style-name="T1855">either </text:span><text:span text:style-name="T1724">hand are</text:span><text:span text:style-name="T1721"> t</text:span><text:span text:style-name="T1855">he personal </text:span><text:span text:style-name="T1721">effects </text:span><text:span text:style-name="T1855">that spilled out from her victim’s rags</text:span><text:span text:style-name="T1721">, the small wooden tube and the obsidian dagger. </text:span><text:span text:style-name="T2731">I killed her.</text:span></text:p>
      <text:p text:style-name="P769"><text:span text:style-name="T1723"><text:tab/></text:span><text:span text:style-name="T1724">She had slain several inhuman Neverborn up to this point, but never before had she taken a human’s life. Her total loss of control to the forces inside her shook Eidos to the core. </text:span><text:span text:style-name="T1728">But even d</text:span><text:span text:style-name="T1729">espite the </text:span><text:span text:style-name="T1730">constant </text:span><text:span text:style-name="T1729">tragedies </text:span><text:span text:style-name="T1730">and perpetual failures</text:span><text:span text:style-name="T1729"> that befall her</text:span><text:span text:style-name="T1728">, she moves forward.</text:span><text:span text:style-name="T1724"> </text:span><text:span text:style-name="T2732">G</text:span><text:span text:style-name="T2733">one forever</text:span><text:span text:style-name="T2732">.</text:span></text:p>
      <text:p text:style-name="P140"><text:span text:style-name="T2142"><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469">And I did it.</text:span></text:p>
      <text:p text:style-name="P769"><text:span text:style-name="T1722"><text:tab/>Up ahead, through the whirling veil of dust and sand, she can make out a </text:span><text:span text:style-name="T1725">forest of</text:span><text:span text:style-name="T1722"> white pillars, salty giants rising up from the desert wastes </text:span><text:span text:style-name="T1726">with a regularity belying their artificial nature</text:span><text:span text:style-name="T1722">. </text:span><text:span text:style-name="T1726">And yet the forest is vast, utterly beyond the r</text:span><text:span text:style-name="T1855">each </text:span><text:span text:style-name="T1726">of man. </text:span><text:span text:style-name="T2734">My body tried to stop it.</text:span></text:p>
      <text:p text:style-name="P769"><text:span text:style-name="T1726"><text:tab/>Several hundred rhythmic thuds of her feet against the sand c</text:span><text:span text:style-name="T1727">arry</text:span><text:span text:style-name="T1726"> </text:span><text:span text:style-name="T1727">her </text:span><text:span text:style-name="T1726">close</text:span><text:span text:style-name="T1727">r</text:span><text:span text:style-name="T1726"> to the sleeping giants. Nearby, a quick flash catches Eidos’ eye. Between her and the salt pillars, a m</text:span><text:span text:style-name="T1727">assive mound</text:span><text:span text:style-name="T1726"> half-buried in a dune of silt and sand enters her awareness. It appears to be a calcified mound with hints of cobalt blue beneath, shimmering in the midday sun. </text:span><text:span text:style-name="T2734">I’m the murder</text:span><text:span text:style-name="T2735">er</text:span><text:span text:style-name="T2734">.</text:span></text:p>
      <text:p text:style-name="P770"><text:span text:style-name="T1732"><text:tab/>Drawing nearer, she realizes the mound is no natural feature of the land. It looks to be the desiccated remains of a long-dead creature. Walking around it some twenty paces, Eidos </text:span><text:span text:style-name="T1856">sees </text:span><text:span text:style-name="T1732">only part of its head and spine </text:span><text:span text:style-name="T1856">clawing through a sandy outer crust, like the fleeing bones of a man unaware of his own death</text:span><text:span text:style-name="T1732">. </text:span><text:span text:style-name="T1731">The sight sparks a memory. </text:span><text:span text:style-name="T1857">The memory </text:span><text:span text:style-name="T1731">of a beast named Gurgadon and its tomb with</text:span><text:span text:style-name="T1857">in</text:span><text:span text:style-name="T1731"> the Wellspring.</text:span></text:p>
      <text:p text:style-name="P770"><text:span text:style-name="T1731"><text:tab/></text:span><text:span text:style-name="T1733">Reaching a hand to its lower jaw, she gently caresses it, “Why must everything die?” </text:span><text:span text:style-name="T2736">Why can’t I?</text:span></text:p>
      <text:p text:style-name="P770"><text:span text:style-name="T1733"><text:tab/>The beast’s maw alone is enormous, like a cave entrance with stalactites and stalagmites </text:span><text:span text:style-name="T1858">p</text:span><text:span text:style-name="T1862">iercing</text:span><text:span text:style-name="T1858"> i</text:span><text:span text:style-name="T1859">nward</text:span><text:span text:style-name="T1858"> from all sides</text:span><text:span text:style-name="T1733">. C</text:span><text:span text:style-name="T1860">overed in its entirety by </text:span><text:span text:style-name="T1733">a white crust, all vestiges of </text:span><text:span text:style-name="T1860">the </text:span><text:span text:style-name="T1733">cobalt </text:span><text:span text:style-name="T1860">theoretically </text:span><text:span text:style-name="T1733">beneath </text:span><text:span text:style-name="T1860">remain hidden</text:span><text:span text:style-name="T1733">. </text:span><text:span text:style-name="T1734">Thi</text:span><text:span text:style-name="T1861">s whiteness</text:span><text:span text:style-name="T1734"> is distinct from the sands, but carries a striking resemblance to the pillars of the forest behind her.</text:span></text:p>
      <text:p text:style-name="P350"><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71"><text:span text:style-name="T1734"><text:tab/>B</text:span><text:span text:style-name="T1735">eneath her feet</text:span><text:span text:style-name="T1734">, the ground is formed from writhing, snaking patterns of what looks to be impacted salt, melted together under immense heat or pressure. Jutting </text:span><text:span text:style-name="T1863">up </text:span><text:span text:style-name="T1734">from this surface are jagged s</text:span><text:span text:style-name="T1864">pikes</text:span><text:span text:style-name="T1734"> </text:span><text:span text:style-name="T1736">of ever-increasing height,</text:span><text:span text:style-name="T1734"> composed of the same white crystalline material </text:span><text:span text:style-name="T1865">that seems to cover the pillars</text:span><text:span text:style-name="T1734">. Thes</text:span><text:span text:style-name="T1866">e </text:span><text:span text:style-name="T1867">spikes</text:span><text:span text:style-name="T1734"> l</text:span><text:span text:style-name="T1737">ead from the creature’s open mouth out</text:span><text:span text:style-name="T1734"> into the east and merge with the salt pillars below.</text:span></text:p>
      <text:p text:style-name="P772"><text:span text:style-name="T1734"><text:tab/>She </text:span><text:span text:style-name="T1868">again </text:span><text:span text:style-name="T1734">regards the beast. </text:span><text:span text:style-name="T1738">T</text:span><text:span text:style-name="T1734">he calcified layer atop the metallic husk seems to have been a trait acquired </text:span><text:span text:style-name="T1741">postmortem.</text:span><text:span text:style-name="T1734"> </text:span><text:span text:style-name="T1739">It </text:span><text:span text:style-name="T1734">cracks away at random intervals, flaking off and rejoining its dusty brethren </text:span><text:soft-page-break/><text:span text:style-name="T1734">upon the desert f</text:span><text:span text:style-name="T1869">loor</text:span><text:span text:style-name="T1734">. What is visible of the carcass </text:span><text:span text:style-name="T1740">shows the dying reflections of </text:span><text:span text:style-name="T1734">large segmented plates, </text:span><text:span text:style-name="T1740">dulling with age</text:span><text:span text:style-name="T1734">.</text:span></text:p>
      <text:p text:style-name="P772"><text:span text:style-name="T1734"><text:tab/>Numerous gashes and puncture wounds provide a look into this beast’s violent life, as well as its equally violent end. Peering into one of the wounds, the meager rays of the </text:span><text:span text:style-name="T1742">waning</text:span><text:span text:style-name="T1734"> sun unveil pools of blue liquid welled up within. Yet the sun is weak and frightened to reach deeper into this dark and deathly domain.</text:span></text:p>
      <text:p text:style-name="P772"><text:span text:style-name="T1734"><text:tab/></text:span><text:span text:style-name="T1743">Feeling like a fading flame, Eidos plops down on the sand and rests her back against the fallen beast. She needs to think. She needs to decide where to go from here. The diplomat in her wants to seek out people, to help them. B</text:span><text:span text:style-name="T1744">ut w</text:span><text:span text:style-name="T1743">hen she trie</text:span><text:span text:style-name="T1744">s</text:span><text:span text:style-name="T1743"> to help, she </text:span><text:span text:style-name="T1744">only ends up </text:span><text:span text:style-name="T1743">hurti</text:span><text:span text:style-name="T1744">ng</text:span><text:span text:style-name="T1743">.</text:span></text:p>
      <text:p text:style-name="P772"><text:span text:style-name="T1743"><text:tab/>“</text:span><text:span text:style-name="T1744">I can’t be trusted around people.”</text:span></text:p>
      <text:p text:style-name="P772"><text:span text:style-name="T1744"><text:tab/></text:span><text:span text:style-name="T1745">She sighs, unintentionally relaxing her grip on the two items she carried </text:span><text:span text:style-name="T1870">from the canyon</text:span><text:span text:style-name="T1745">. They fall to the sands, the dagger sticking upright in the ground and the wooden tube popping open to reveal a worn piece of vellum hidden within.</text:span></text:p>
      <text:p text:style-name="P772"><text:span text:style-name="T1745"><text:tab/></text:span><text:span text:style-name="T1746">Eidos hesitates, wondering if she should read the words of the woman she killed.</text:span></text:p>
      <text:p text:style-name="P773"><text:span text:style-name="T1746"><text:tab/>“But what if it’s her last will? Then I could help grant her dying wish.” She a</text:span><text:span text:style-name="T1747">dds</text:span><text:span text:style-name="T1746"> with an ironic smile, “</text:span><text:span text:style-name="T1747">It’d be better than leaving things as they are.”</text:span></text:p>
      <text:p text:style-name="P773"><text:span text:style-name="T1747"><text:tab/></text:span><text:span text:style-name="T1748">Thus, in search of a possibility for atonement, she reads.</text:span></text:p>
      <text:p text:style-name="P351"/>
      <text:p text:style-name="P351"/>
      <text:p text:style-name="P1012">MANUAL OF THE VALVORTHR</text:p>
      <text:p text:style-name="P1008">‘The Three Trials’ </text:p>
      <text:p text:style-name="P1008">cr. Khloud of Kavu</text:p>
      <text:p text:style-name="P1008"/>
      <text:p text:style-name="P1008"><text:tab/>The path of the Valvorthr, should one survive, will lead to judgment by Our Lady. Any who meet the stone-cold gaze of the twinned Arks will be slain. Only through the annihilation of the mind can these Neverborn be appeased.</text:p>
      <text:p text:style-name="P1008"><text:tab/></text:p>
      <text:p text:style-name="P1008"><text:tab/>Then will come the Nattverthr: the Holy Supper at which the Valvorthr must dine. But no sustenance will be upon at that table. Instead, one must sup upon the soup of shadows.</text:p>
      <text:p text:style-name="P1008"><text:tab/></text:p>
      <text:p text:style-name="P1008"><text:tab/>Third and last will come the Libation. But do not be deceived! Sip not from that charnel cup of silver, or you will have made a pact with the accursed Famlaz and be banished to the Crimson Field beyond the Graylands.</text:p>
      <text:p text:style-name="P1008"><text:tab/></text:p>
      <text:p text:style-name="P1009"><text:span text:style-name="T1748"><text:tab/>Rather, with the Three Trials overcome, you will drink deep of the Living Chalice and abide forever in the home of Our Lady, </text:span><text:span text:style-name="T1749">keeping </text:span><text:span text:style-name="T1750">faithful </text:span><text:span text:style-name="T1749">watch over the Enemy </text:span><text:span text:style-name="T1750">until her return</text:span><text:span text:style-name="T1748">!</text:span></text:p>
      <text:p text:style-name="P352"><text:tab/> </text:p>
      <text:p text:style-name="P353"/>
      <text:p text:style-name="P769"><text:span text:style-name="T1726"><text:tab/></text:span><text:span text:style-name="T1751">Eidos lets the vellum fall to the ground, her open hands reaching up to cup her face. She cries once more for Karra. </text:span><text:span text:style-name="T1752">But this time, she cries only the few tears she has left. </text:span><text:span text:style-name="T1871">Tears will not move her feet. Tears will not keep her from further tragedy.</text:span></text:p>
      <text:p text:style-name="P769"><text:span text:style-name="T1752"><text:tab/>Wiping her eyes, she stands </text:span><text:span text:style-name="T1753">and </text:span><text:span text:style-name="T1752">looks out into the pillars of the salt forest to the east. </text:span><text:span text:style-name="T1753">There is nothing more she can do here. N</text:span><text:span text:style-name="T1754">o more tears to cry. No more time to regret. Thus, she resolves to enter the unknown in search of purpose. Thus, she decides to m</text:span><text:span text:style-name="T1871">ove on</text:span><text:span text:style-name="T1754">.</text:span></text:p>
      <text:p text:style-name="P411"><text:soft-page-break/></text:p>
      <text:p text:style-name="P411"/>
      <text:p text:style-name="P578">_____________________</text:p>
      <text:p text:style-name="P774"><text:span text:style-name="T2827">The W</text:span><text:span text:style-name="T2828">a</text:span><text:span text:style-name="T2875">steland</text:span><text:span text:style-name="T2827"> – </text:span><text:span text:style-name="T2868">The S</text:span><text:span text:style-name="T2878">alt Forest</text:span></text:p>
      <text:p text:style-name="P489"/>
      <text:p text:style-name="P489"/>
      <text:p text:style-name="P1049"><text:span text:style-name="T2730"><text:tab/></text:span><text:span text:style-name="T1722">Eidos descends with unwanted swiftness, the grit of granulated crystal causing her to slide uncontrollably, straight down the steep incline. A rather abrupt metamorphosis </text:span><text:span text:style-name="T1755">transforms the steep incline</text:span><text:span text:style-name="T1722"> into a sheer drop, casting Eidos into a pile of loose salt below. The resulting impact sends a dull thud echoing through the rising white pillars all around her. The echoes reflect and collide, eventually enveloping Eidos in their mocking laughter.</text:span></text:p>
      <text:p text:style-name="P1049"><text:span text:style-name="T1722"><text:tab/></text:span><text:span text:style-name="T1872">Looking up, the ledge appears to be just shy of twice her height away from the pile. A</text:span><text:span text:style-name="T1873">s she suspected, t</text:span><text:span text:style-name="T1872">here is no going back </text:span><text:span text:style-name="T1873">now</text:span><text:span text:style-name="T1872">.</text:span></text:p>
      <text:p text:style-name="P1049"><text:span text:style-name="T1722"><text:tab/>The </text:span><text:span text:style-name="T1755">sound of the </text:span><text:span text:style-name="T1722">crash lingers in the air, but soon races away from her, and th</text:span><text:span text:style-name="T1756">is</text:span><text:span text:style-name="T1722"> decrescendo highlights her labored breaths. </text:span><text:span text:style-name="T1756">Rising from the pile,</text:span><text:span text:style-name="T1722"> the grating sound of salt on salt a</text:span><text:span text:style-name="T1757">gain fills the environs with weak </text:span><text:span text:style-name="T1758">but sharp </text:span><text:span text:style-name="T1757">r</text:span><text:span text:style-name="T1759">everberations</text:span><text:span text:style-name="T1722">. She steps i</text:span><text:span text:style-name="T1762">nto</text:span><text:span text:style-name="T1760"> the forest</text:span><text:span text:style-name="T1722">, ev</text:span><text:span text:style-name="T1761">ery step,</text:span><text:span text:style-name="T1722"> every action answered back by magnified distortions </text:span><text:span text:style-name="T1761">echoing o</text:span><text:span text:style-name="T1763">f</text:span><text:span text:style-name="T1761">f the massive pillars around her</text:span><text:span text:style-name="T1722">.</text:span></text:p>
      <text:p text:style-name="P1049"><text:span text:style-name="T1722"><text:tab/>Her view widens to take in her environment. Yet, her vision meets nothing but the rough surfaces of the pale columns, the spaces between each pillar filled by </text:span><text:span text:style-name="T1874">other </text:span><text:span text:style-name="T1722">pillars deeper into the forest. In every direction, white c</text:span><text:span text:style-name="T1875">olumns</text:span><text:span text:style-name="T1722"> of milky crystal impede her vision. Even the sky above is obscured by the chalky giants looming over her.</text:span></text:p>
      <text:p text:style-name="P1049"><text:span text:style-name="T1722"><text:tab/>However, the stark whiteness of the scene also highlights the fine particles of black dust drifting between the milky quartzite trunks with a speed that defies the stillness of the air. These particles never settle but </text:span><text:span text:style-name="T1764">instead </text:span><text:span text:style-name="T1722">glide through space as though buoyed up by invisible currents and eddies.</text:span></text:p>
      <text:p text:style-name="P1049"><text:span text:style-name="T1722"><text:tab/>The absence of unique landmarks make one direction as good as any other, </text:span><text:span text:style-name="T1765">and as such she heads to her right, </text:span><text:span text:style-name="T1766">to find the southern edge of the forest</text:span><text:span text:style-name="T1765">.</text:span></text:p>
      <text:p text:style-name="P1049"><text:span text:style-name="T1765"><text:tab/>As the crunch of her footfalls reverberate through the desolate environs, it is not long before the ledge whence she d</text:span><text:span text:style-name="T1767">escended</text:span><text:span text:style-name="T1765"> has vanished from her sight. Walking ever deeper into the forest, the canopy of salt pillars blinds her to the world outside. Even the hour of day is lost to her, yet all is illuminated, as the ghostly stone shapes around r</text:span><text:span text:style-name="T1876">eflect</text:span><text:span text:style-name="T1765"> light from sources unseen.</text:span></text:p>
      <text:p text:style-name="P1049"><text:span text:style-name="T1765"><text:tab/>Then, Eidos’ vision blurs and her stomach churns. </text:span><text:span text:style-name="T1768">The world starts to spin. Her very thoughts seem to fade, as if slowly eroding in an unseen current</text:span><text:span text:style-name="T1765">. While her surroundings now seem cast in even starker relief, the Glyphs within her mind feel more distant and more difficult to recall.</text:span></text:p>
      <text:p text:style-name="P1049"><text:span text:style-name="T1765"><text:tab/>But soon, this </text:span><text:span text:style-name="T1768">revolting sensation</text:span><text:span text:style-name="T1765"> passes and she regains her focus, forcing the sense of irrecoverable loss to the depths of her mind. </text:span><text:span text:style-name="T1769">She stands up, not remembering having fallen, and wipes the </text:span><text:span text:style-name="T1877">dark </text:span><text:span text:style-name="T1769">vomit from her mouth, not remembering having wretched.</text:span></text:p>
      <text:p text:style-name="P1050"><text:span text:style-name="T1765"><text:tab/>Looking around, Eidos finds no directional logic to the place. North and south might as well be pointing the same way and east-west could arguably be pointing in at each other. </text:span><text:span text:style-name="T1770">She is now utterly lost. </text:span><text:span text:style-name="T1878">But as of instinct, she keeps moving.</text:span></text:p>
      <text:p text:style-name="P1050"><text:span text:style-name="T1770"><text:tab/></text:span><text:span text:style-name="T1765">The unending files of white clones and their unnerving stillness give the impression she travers</text:span><text:span text:style-name="T1772">es</text:span><text:span text:style-name="T1765"> a frozen s</text:span><text:span text:style-name="T1770">egment</text:span><text:span text:style-name="T1765"> of time—an illusion betrayed by the movement of her mind, the sound of her breath, and swirling </text:span><text:span text:style-name="T1771">motes of</text:span><text:span text:style-name="T1765"> black dust all around.</text:span></text:p>
      <text:p text:style-name="P1039"><text:tab/>Suddenly, a sound.</text:p>
      <text:p text:style-name="P1039"><text:tab/>Off in the distance…</text:p>
      <text:p text:style-name="P1049"><text:span text:style-name="T1765"><text:tab/></text:span><text:span text:style-name="T1773">She stands still as death. It cannot be an echo of her footsteps. She </text:span><text:span text:style-name="T1774">spots </text:span><text:span text:style-name="T1773">the fresh tracks in the salt.</text:span></text:p>
      <text:p text:style-name="P1049"><text:span text:style-name="T1773"><text:tab/></text:span><text:span text:style-name="T1775">Footprints.</text:span></text:p>
      <text:p text:style-name="P1040"><text:soft-page-break/><text:tab/>Human feet.</text:p>
      <text:p text:style-name="P1041"><text:tab/>She is not alone. Someone or something else wanders this forest with her.</text:p>
      <text:p text:style-name="P1039"><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049"><text:span text:style-name="T1765"><text:tab/>“</text:span><text:span text:style-name="T1776">Two people. O</text:span><text:span text:style-name="T1879">ne</text:span><text:span text:style-name="T1776"> dragging their feet… </text:span><text:span text:style-name="T1879">Injured</text:span><text:span text:style-name="T1776">?”</text:span></text:p>
      <text:p text:style-name="P1049"><text:span text:style-name="T1776"><text:tab/>Eidos looks around and sees no signs of blood, though thick black goo dots the path carved out by the track</text:span><text:span text:style-name="T1880">s</text:span><text:span text:style-name="T1776">. She moves to touch it, but the heat radiating from the dark s</text:span><text:span text:style-name="T1880">ubstance</text:span><text:span text:style-name="T1776"> c</text:span><text:span text:style-name="T1777">ompels her to s</text:span><text:span text:style-name="T1881">nap</text:span><text:span text:style-name="T1777"> her hand back</text:span><text:span text:style-name="T1776">.</text:span></text:p>
      <text:p text:style-name="P1066"><text:span text:style-name="T1776"><text:tab/></text:span><text:span text:style-name="T1765">Swept up in the flow of footprints, </text:span><text:span text:style-name="T1778">she </text:span><text:span text:style-name="T1765">lets the tracks carry her toward their makers. </text:span><text:span text:style-name="T1779">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882">nning w</text:span><text:span text:style-name="T1883">ithin her sight</text:span><text:span text:style-name="T1779">.</text:span></text:p>
      <text:p text:style-name="P1051"><text:span text:style-name="T1779"><text:tab/>But Eidos bears it. Now forgetting what she has lost, she coughs and grits her teeth. Focusing her thoughts </text:span><text:span text:style-name="T1780">on the task at hand</text:span><text:span text:style-name="T1779">, she presses on.</text:span></text:p>
      <text:p text:style-name="P1052"><text:span text:style-name="T1776"><text:tab/></text:span><text:span text:style-name="T1781">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67"><text:span text:style-name="T1781"><text:tab/></text:span><text:span text:style-name="T1776">Pillar after indistinct pillar pass her by on her way to nowhere. C</text:span><text:span text:style-name="T1885">hasing</text:span><text:span text:style-name="T1776"> the interminable t</text:span><text:span text:style-name="T1886">rail</text:span><text:span text:style-name="T1776"> of footprints, the </text:span><text:span text:style-name="T1884">heavy</text:span><text:span text:style-name="T1776"> crunch of her footsteps announc</text:span><text:span text:style-name="T1782">es</text:span><text:span text:style-name="T1776"> her presence throughout the desolate environs, </text:span><text:span text:style-name="T1887">as though begging to be found</text:span><text:span text:style-name="T1776">.</text:span></text:p>
      <text:p text:style-name="P1067"><text:span text:style-name="T1776"><text:tab/></text:span><text:span text:style-name="T1888">Her pleas fall on alert ears further down the path of prints. There,</text:span><text:span text:style-name="T1776"> the forgotten Wasteland interloper </text:span><text:span text:style-name="T1888">examines the trail</text:span><text:span text:style-name="T1776">. </text:span><text:span text:style-name="T1889">Eidos shambles nearer, soon reaching </text:span><text:span text:style-name="T1776">the form of a crouching woman, decked in light armor and a tattered cloak.</text:span></text:p>
      <text:p text:style-name="P1053"><text:span text:style-name="T1776"><text:tab/>I</text:span><text:span text:style-name="T1784">n the space of a thought</text:span><text:span text:style-name="T1776">, the warrior, calm but dynamic, looks up and in a single flowing motion, rises a</text:span><text:span text:style-name="T1783">nd</text:span><text:span text:style-name="T1776"> unsheathe</text:span><text:span text:style-name="T1783">s her </text:span><text:span text:style-name="T1776">blade.</text:span></text:p>
      <text:p text:style-name="P1049"><text:span text:style-name="T1765"><text:tab/>“Draugnir or human!?” </text:span><text:span text:style-name="T1785">she demands, her naked blade implying the wrong answer will have d</text:span><text:span text:style-name="T1890">ire</text:span><text:span text:style-name="T1785"> consequences.</text:span></text:p>
      <text:p text:style-name="P1049"><text:span text:style-name="T1785"><text:tab/>“</text:span><text:span text:style-name="T1786">Human,” Eidos r</text:span><text:span text:style-name="T1787">eplies</text:span><text:span text:style-name="T1786"> soothingly. “The name’s… Eidos, and you… are?” </text:span><text:span text:style-name="T1891">she m</text:span><text:span text:style-name="T1892">anages, in between heavy breaths</text:span><text:span text:style-name="T1891">.</text:span></text:p>
      <text:p text:style-name="P1049"><text:span text:style-name="T1786"><text:tab/></text:span><text:span text:style-name="T1788">The warrior relaxes, resheathing her blade. “Then your Trueflesh is still yours… </text:span><text:span text:style-name="T1789">for now, anyway.”</text:span></text:p>
      <text:p text:style-name="P1054"><text:span text:style-name="T1789"><text:tab/></text:span><text:span text:style-name="T1790">Renewing her examination of the tracks, she adds, “But make no mistake, </text:span><text:span text:style-name="T1795">outlander;</text:span><text:span text:style-name="T1790"> the Wasteland </text:span><text:span text:style-name="T1791">wi</text:span><text:span text:style-name="T1790">ll make us both servants of the Jinnwraith soon enough.</text:span><text:span text:style-name="T1792"> </text:span><text:span text:style-name="T1893">And b</text:span><text:span text:style-name="T1790">efore that </text:span><text:span text:style-name="T1792">happens</text:span><text:span text:style-name="T1790">, I’ve s</text:span><text:span text:style-name="T1793">ome unfinished business here</text:span><text:span text:style-name="T1790">. Don’t stand in my way, lest you wish to know the peace of death by my blade.”</text:span></text:p>
      <text:p text:style-name="P1049"><text:span text:style-name="T1765"><text:tab/>B</text:span><text:span text:style-name="T1795">efore Eidos can reply, t</text:span><text:span text:style-name="T1794">he warrior</text:span><text:span text:style-name="T1765"> turns on her heel and dashes deeper into the forest. </text:span><text:span text:style-name="T1800">Hoping to help somehow, </text:span><text:span text:style-name="T1796">s</text:span><text:span text:style-name="T1894">he</text:span><text:span text:style-name="T1796"> clumsily follows </text:span><text:span text:style-name="T1797">as</text:span><text:span text:style-name="T1796"> the l</text:span><text:span text:style-name="T1798">ithe interloper</text:span><text:span text:style-name="T1796"> waltzes effortlessly between the pillars. T</text:span><text:span text:style-name="T1799">he warrior</text:span><text:span text:style-name="T1796"> neither speaks nor breaks her stride as she follows tracks in the salt with unerring certainty.</text:span></text:p>
      <text:p text:style-name="P1055"><text:span text:style-name="T1796"><text:tab/></text:span><text:span text:style-name="T1799">Soon, </text:span><text:span text:style-name="T1796">Eidos </text:span><text:span text:style-name="T1799">is </text:span><text:span text:style-name="T1796">limp</text:span><text:span text:style-name="T1799">ing</text:span><text:span text:style-name="T1796">, her condition worsening with each step, </text:span><text:span text:style-name="T1895">and </text:span><text:span text:style-name="T1896">thus, </text:span><text:span text:style-name="T1895">t</text:span><text:span text:style-name="T1800">he distance between t</text:span><text:span text:style-name="T1896">hem</text:span><text:span text:style-name="T1800"> grows.</text:span></text:p>
      <text:p text:style-name="P1055"><text:span text:style-name="T1800"><text:tab/>B</text:span><text:span text:style-name="T1801">ut before Eidos loses sight of her, the warrior</text:span><text:span text:style-name="T1800"> halts h</text:span><text:span text:style-name="T1801">aving </text:span><text:span text:style-name="T1800">come upon an individual donning equipment mirroring h</text:span><text:span text:style-name="T1801">er own</text:span><text:span text:style-name="T1800">.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802">U</text:span><text:span text:style-name="T1800">tterly </text:span><text:soft-page-break/><text:span text:style-name="T1800">breathless, motionless, lifeless it stands, propped up against a salty c</text:span><text:span text:style-name="T1897">olumn</text:span><text:span text:style-name="T1800"> with an outstretched arm, leaking a bilious, black fluid onto the sand below.</text:span></text:p>
      <text:p text:style-name="P1055"><text:span text:style-name="T1800"><text:tab/>The t</text:span><text:span text:style-name="T1803">racks end here and the quarry they sought</text:span><text:span text:style-name="T1800"> now stands before them. T</text:span><text:span text:style-name="T1804">he warrior</text:span><text:span text:style-name="T1800"> then </text:span><text:span text:style-name="T1804">cautiously</text:span><text:span text:style-name="T1800"> approaches the pillar.</text:span></text:p>
      <text:p text:style-name="P1055"><text:span text:style-name="T1800"><text:tab/>“</text:span><text:span text:style-name="T1805">Shen!” </text:span><text:span text:style-name="T1809">she shouts, the weight of emotion cracking her voice. “Though </text:span><text:span text:style-name="T1898">the </text:span><text:span text:style-name="T1809">Jinnwraith’s shadow may now blind you, you </text:span><text:span text:style-name="T1899">are</text:span><text:span text:style-name="T1809"> forever Valvorthr!</text:span></text:p>
      <text:p text:style-name="P1056"><text:span text:style-name="T1809"><text:tab/>“I bring us both an end befitting Biracul’</text:span><text:span text:style-name="T1900">s faithful</text:span><text:span text:style-name="T1809">…” </text:span><text:span text:style-name="T1810">she pauses, </text:span><text:span text:style-name="T1805">produci</text:span><text:span text:style-name="T1810">ng</text:span><text:span text:style-name="T1805"> an amber crystal from the folds of her cloak. “We’ll fight alongside Ark in the Graylands! Together, Shariken!”</text:span></text:p>
      <text:p text:style-name="P1055"><text:span text:style-name="T1805"><text:tab/>The silent warrior turns its head, </text:span><text:span text:style-name="T1813">showing</text:span><text:span text:style-name="T1805"> Eidos the </text:span><text:span text:style-name="T1813">very </text:span><text:span text:style-name="T1805">face of t</text:span><text:span text:style-name="T1813">he void</text:span><text:span text:style-name="T1805">. The </text:span><text:span text:style-name="T1901">deathly</text:span><text:span text:style-name="T1805">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059"><text:span text:style-name="T1805"><text:tab/>“</text:span><text:span text:style-name="T1806">R</text:span><text:span text:style-name="T1812">un</text:span><text:span text:style-name="T1806"> now, outlander,” the interloper </text:span><text:span text:style-name="T1805">s</text:span><text:span text:style-name="T1820">houts back to Eidos</text:span><text:span text:style-name="T1806"> as she </text:span><text:span text:style-name="T1805">draws her hand back with clear intent to launch the crysta</text:span><text:span text:style-name="T1808">l</text:span><text:span text:style-name="T1805">. “</text:span><text:span text:style-name="T1807">Or you will die </text:span><text:span text:style-name="T1811">here </text:span><text:span text:style-name="T1807">with us.” </text:span><text:span text:style-name="T1808">Suddenly, </text:span><text:span text:style-name="T1815">she</text:span><text:span text:style-name="T1805"> accelerates the crystal,</text:span><text:span text:style-name="T1902"> just as abruptly, </text:span><text:span text:style-name="T1805">releas</text:span><text:span text:style-name="T1903">ing</text:span><text:span text:style-name="T1805"> her grip, </text:span><text:span text:style-name="T1904">and</text:span><text:span text:style-name="T1805"> send</text:span><text:span text:style-name="T1904">s</text:span><text:span text:style-name="T1805"> it speeding towards Shen’s pillar.</text:span></text:p>
      <text:p text:style-name="P1058"><text:span text:style-name="T1805"><text:tab/></text:span><text:span text:style-name="T1814">Eidos is frozen, unable to process the situation.</text:span></text:p>
      <text:p text:style-name="P1055"><text:span text:style-name="T1805"><text:tab/>T</text:span><text:span text:style-name="T1816">he crystal</text:span><text:span text:style-name="T1805"> shatters upon impact.</text:span></text:p>
      <text:p text:style-name="P1055"><text:span text:style-name="T1805"><text:tab/></text:span><text:span text:style-name="T1817">The sound </text:span><text:span text:style-name="T1818">recalls</text:span><text:span text:style-name="T1817"> </text:span><text:span text:style-name="T1818">the shadow of a fading</text:span><text:span text:style-name="T1817"> memory, the memory of a Daziran Artisan’s warning. Something about the dangers of exploding crystals.</text:span></text:p>
      <text:p text:style-name="P1055"><text:span text:style-name="T1805"><text:tab/>In an instant, an expanding sphere of energy illuminates the forest, consuming </text:span><text:span text:style-name="T1819">everything </text:span><text:span text:style-name="T1805">in its wake. </text:span><text:span text:style-name="T1820">The </text:span><text:span text:style-name="T1821">pillars, the draugnir, the interloper, everything.</text:span></text:p>
      <text:p text:style-name="P1055"><text:span text:style-name="T1805"><text:tab/>But its growth</text:span><text:span text:style-name="T1822"> </text:span><text:span text:style-name="T1805">desists </text:span><text:span text:style-name="T1904">just before reaching Eidos,</text:span><text:span text:style-name="T1805"> giving way, instead, to a cataclysmic collapse.</text:span></text:p>
      <text:p text:style-name="P1060"><text:span text:style-name="T1805"><text:tab/>The sudden expansion and contraction throw the surrounding air into a chaotic frenzy, birthing m</text:span><text:span text:style-name="T1823">yriad</text:span><text:span text:style-name="T1805"> rippling shock waves out in t</text:span><text:span text:style-name="T1823">he six</text:span><text:span text:style-name="T1805"> directions.</text:span></text:p>
      <text:p text:style-name="P1061"><text:span text:style-name="T1805"><text:tab/></text:span><text:span text:style-name="T1824">Luin glows weakly, covering her with a meager protective shield. </text:span><text:span text:style-name="T1805">The initial burst propels Eidos up against a salt pillar, knocking the wind f</text:span><text:span text:style-name="T1907">rom her lungs</text:span><text:span text:style-name="T1805">. </text:span><text:span text:style-name="T1905">Then,</text:span><text:span text:style-name="T1805"> wave upon wave of superheated air crash</text:span><text:span text:style-name="T1825">es</text:span><text:span text:style-name="T1805"> over her, </text:span><text:span text:style-name="T1906">squeezing the liquid from her organs and boiling it at once</text:span><text:span text:style-name="T1805">. B</text:span><text:span text:style-name="T1827">ut soon the blast’s effects wane</text:span><text:span text:style-name="T1805">, </text:span><text:span text:style-name="T1826">and </text:span><text:span text:style-name="T1805">gravity finally reels her </text:span><text:span text:style-name="T1827">back </text:span><text:span text:style-name="T1805">down onto the ground.</text:span></text:p>
      <text:p text:style-name="P1042"><text:tab/>Bloodied, but alive, Eidos’ blurry vision begins to recover its sharpness.</text:p>
      <text:p text:style-name="P1062"><text:span text:style-name="T1805"><text:tab/></text:span><text:span text:style-name="T1828">She coughs, quickly covering her mouth. </text:span><text:span text:style-name="T1829">Lungs burn. </text:span><text:span text:style-name="T1805">S</text:span><text:span text:style-name="T1830">oon, a </text:span><text:span text:style-name="T1908">hot,</text:span><text:span text:style-name="T1805"> inky-black fluid ooze</text:span><text:span text:style-name="T1830">s</text:span><text:span text:style-name="T1805"> onto her hands from every opening in her face. </text:span><text:span text:style-name="T1909">She sees her hands; the</text:span><text:span text:style-name="T1805"> nails have become crusted and stained, as though she had dipped her festering fingertips in crude oil.</text:span></text:p>
      <text:p text:style-name="P1043"><text:tab/>Suddenly, she feels her insides twist and warp as though trying to strangle themselves. Her rotten innards seem to liquefy from the wringing, and now only the welcomed relief of death could placate her.</text:p>
      <text:p text:style-name="P1055"><text:span text:style-name="T1805"><text:tab/>A sudden swell of crushing agony b</text:span><text:span text:style-name="T1831">rings her </text:span><text:span text:style-name="T1834">crashing</text:span><text:span text:style-name="T1831"> face first </text:span><text:span text:style-name="T1805">into the salt. </text:span><text:span text:style-name="T1831">So great </text:span><text:span text:style-name="T1833">is </text:span><text:span text:style-name="T1832">the pain, </text:span><text:span text:style-name="T1831">she f</text:span><text:span text:style-name="T1910">orgets </text:span><text:span text:style-name="T1911">how </text:span><text:span text:style-name="T1910">to </text:span><text:span text:style-name="T1831">think. </text:span><text:span text:style-name="T1912">M</text:span><text:span text:style-name="T1805">otes of black space eat away at her vision, blotting out all light. Her </text:span><text:span text:style-name="T1835">very </text:span><text:span text:style-name="T1805">consciousness wanes as the pain waxes.</text:span></text:p>
      <text:p text:style-name="P1063"><text:span text:style-name="T1805"><text:tab/>S</text:span><text:span text:style-name="T1836">he begins to forget who she is as her Falseflesh slowly rots.</text:span></text:p>
      <text:p text:style-name="P1063"><text:span text:style-name="T1836"><text:tab/>But her Self does not wait to see what lies on the other side of oblivion. </text:span><text:span text:style-name="T1837">Her Self abandons this shell and makes for the Nether Edge in hopes of rebirth.</text:span></text:p>
      <text:p text:style-name="P412"/>
      <text:p text:style-name="P412"/>
      <text:p text:style-name="P579">_________________</text:p>
      <text:p text:style-name="P775"><text:span text:style-name="T2827">The Nether Edge – </text:span><text:span text:style-name="T2880">Nargund’s </text:span><text:span text:style-name="T2879">A</text:span><text:span text:style-name="T2880">telier</text:span></text:p>
      <text:p text:style-name="P490"/>
      <text:p text:style-name="P490"/>
      <text:p text:style-name="P1057"><text:soft-page-break/><text:span text:style-name="T2730"><text:tab/></text:span><text:span text:style-name="T1722">Streams of thoughts, ideas, perceptions—remembered, not truly felt—flood h</text:span><text:span text:style-name="T1913">er Self’s</text:span><text:span text:style-name="T1722"> mind. They converge into a single large flow, bringing with it an awareness of Self. </text:span><text:span text:style-name="T1838">And thus, </text:span><text:span text:style-name="T1722">Eidos’ Self ‘is’ again, though she now feels nothing.</text:span></text:p>
      <text:p text:style-name="P1057"><text:span text:style-name="T1722"><text:tab/>A memory of hearing comes, and she knows the use of ears and their connection to her—yet, she feels no ears </text:span><text:span text:style-name="T1839">of her own</text:span><text:span text:style-name="T1722">. Suddenly, a muffled sound in the darkness. This noise brings about greater awareness and more questions still. She wonders. J</text:span><text:span text:style-name="T1840">ust h</text:span><text:span text:style-name="T1722">ow long had her mind been submerged in this sensory deprivation?</text:span></text:p>
      <text:p text:style-name="P1057"><text:span text:style-name="T1722"><text:tab/>Then comes a memory of time, that universal heartbeat—</text:span><text:span text:style-name="T1841">though</text:span><text:span text:style-name="T1722"> her own heartbeat </text:span><text:span text:style-name="T1842">is</text:span><text:span text:style-name="T1722"> absent. Each moment, marked only by the auditory experience and her contemplation of it, passes both swiftly and slowly. Her attention focuses on the sound. Warped tones soon sharpen into something comprehensible, </text:span><text:span text:style-name="T1842">something familiar.</text:span><text:span text:style-name="T1722"> </text:span><text:span text:style-name="T1842">It is </text:span><text:span text:style-name="T1722">a man’s voice. </text:span><text:span text:style-name="T1842">The keeper of the Farcaster.</text:span></text:p>
      <text:p text:style-name="P1044"><text:tab/>“Little remains of Eidos’ soul. Curious… Nullstone should have been accounted for…”</text:p>
      <text:p text:style-name="P1057"><text:span text:style-name="T1842"><text:tab/></text:span><text:span text:style-name="T1913">The man paces some, murmuring indistinct complaints. </text:span></text:p>
      <text:p text:style-name="P1044"><text:tab/>“Perhaps I’m to blame… My daughter’s twisted hand…”</text:p>
      <text:p text:style-name="P1044"><text:tab/>She can sense no counterpart to the solitary voice, and the darkness prevents her from knowing whether the speaker is addressing her directly or if she is simply overhearing a solemn soliloquy.</text:p>
      <text:p text:style-name="P1057"><text:span text:style-name="T1842"><text:tab/>H</text:span><text:span text:style-name="T1843">er Self</text:span><text:span text:style-name="T1842"> tries to move, but feels no body. She attempts to speak, but only the memory of h</text:span><text:span text:style-name="T1914">er</text:span><text:span text:style-name="T1842"> voice remains.</text:span></text:p>
      <text:p text:style-name="P1057"><text:span text:style-name="T1842"><text:tab/>Suddenly, other sounds begin to stir in the darkness all around her. Q</text:span><text:span text:style-name="T1915">uick, </text:span><text:span text:style-name="T1916">decisive</text:span><text:span text:style-name="T1915"> f</text:span><text:span text:style-name="T1842">ootsteps echo across a stone floor, the grinding sound of metal on rock, a resonance of caressed glass.</text:span></text:p>
      <text:p text:style-name="P1064"><text:span text:style-name="T1842"><text:tab/>“Can you yet hear me, Viracocha? Or are you a</text:span><text:span text:style-name="T1917">lso</text:span><text:span text:style-name="T1842"> lost behind the Door of Night? Your child failed to achieve either of our ends… w</text:span><text:span text:style-name="T1845">e </text:span><text:span text:style-name="T1850">have</text:span><text:span text:style-name="T1845"> lost</text:span><text:span text:style-name="T1842">. Conscientia h</text:span><text:span text:style-name="T1848">as beaten us</text:span><text:span text:style-name="T1842">.” </text:span><text:span text:style-name="T1849">And with bitter resignation drip</text:span><text:span text:style-name="T1851">p</text:span><text:span text:style-name="T1849">ing from </text:span><text:span text:style-name="T1852">his</text:span><text:span text:style-name="T1849"> every syllable, he concludes,</text:span><text:span text:style-name="T1842"> “</text:span><text:span text:style-name="T1853">All is as it should be.</text:span><text:span text:style-name="T1842">”</text:span></text:p>
      <text:p text:style-name="P1057"><text:span text:style-name="T1842"><text:tab/>In a flash, h</text:span><text:span text:style-name="T1846">er Self</text:span><text:span text:style-name="T1842">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057"><text:span text:style-name="T1842"><text:tab/></text:span><text:span text:style-name="T1844">T</text:span><text:span text:style-name="T1847">his time, s</text:span><text:span text:style-name="T1844">he dreams.</text:span></text:p>
      <text:p text:style-name="P1057"><text:span text:style-name="T1844"><text:tab/></text:span><text:span text:style-name="T2737">Is this death…? Please?</text:span></text:p>
      <text:p text:style-name="P992"><text:span text:style-name="T3099">A </text:span><text:span text:style-name="T3106">Dream of the Misty Woods</text:span></text:p>
      <text:p text:style-name="P48"/>
      <text:p text:style-name="P48"/>
      <text:p text:style-name="P680"><text:span text:style-name="T2982">A W</text:span><text:span text:style-name="T2990">olf</text:span></text:p>
      <text:p text:style-name="P442"/>
      <text:p text:style-name="P442"/>
      <text:p text:style-name="P532">______________________</text:p>
      <text:p text:style-name="P680"><text:span text:style-name="T2910">The M</text:span><text:span text:style-name="T2912">indscape</text:span><text:span text:style-name="T2910"> – </text:span><text:span text:style-name="T2911">The G</text:span><text:span text:style-name="T2912">raylands</text:span></text:p>
      <text:p text:style-name="P627"/>
      <text:p text:style-name="P627"/>
      <text:p text:style-name="P89"><text:tab/>The Self awakened from the dream. It tries to remember. As far as it will tell, the world simply melted away. Shapes fade. Senses waned. Colors will unify. Then, only oblivion remains.</text:p>
      <text:p text:style-name="P778"><text:tab/><text:span text:style-name="T3174">Time stops, will start, restarted.</text:span></text:p>
      <text:p text:style-name="P89"><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0"><text:tab/>The Self then began walking, its footless steps silently falling upon a dull surface. The surrounding space and its identical hue, will crack open as a distant horizon becomes barely perceptible. The steps continued their muted march.</text:p>
      <text:p text:style-name="P90"><text:tab/>In the space of a thought, the Self has reached the distant horizon. Shapes began to distinguish themselves from the ether, and soon enough, blurred forms and amorphous masses abound. After some time, the Self will recognize these shapes as trees.</text:p>
      <text:p text:style-name="P491"/>
      <text:p text:style-name="P491"/>
      <text:p text:style-name="P580">______________________</text:p>
      <text:p text:style-name="P776"><text:span text:style-name="T2910">The M</text:span><text:span text:style-name="T2912">indscape</text:span><text:span text:style-name="T2910"> – </text:span><text:span text:style-name="T2911">The M</text:span><text:span text:style-name="T2913">isty Woods</text:span></text:p>
      <text:p text:style-name="P628"/>
      <text:p text:style-name="P628"/>
      <text:p text:style-name="P91"><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2"><text:tab/>Soon a new awareness, something else walks these woods, something stalking from within the mist.</text:p>
      <text:p text:style-name="P779"><text:tab/><text:span text:style-name="T3173">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79"><text:tab/>“The way to my home you have found. Does this your hunger to know of me fill?”</text:p>
      <text:p text:style-name="P779"><text:tab/><text:span text:style-name="T2019">I </text:span><text:span text:style-name="T2475">have no such</text:span><text:span text:style-name="T2019"> hunger.</text:span></text:p>
      <text:p text:style-name="P779"><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80"><text:span text:style-name="T24"><text:tab/></text:span><text:span text:style-name="T2476">Expectation only leads to disappointment.</text:span></text:p>
      <text:p text:style-name="P780"><text:span text:style-name="T1004"><text:tab/>The beast </text:span><text:span text:style-name="T1013">will </text:span><text:span text:style-name="T1004">beg</text:span><text:span text:style-name="T1013">i</text:span><text:span text:style-name="T1004">n to fade</text:span><text:span text:style-name="T2476">.</text:span></text:p>
      <text:p text:style-name="P781"><text:span text:style-name="T2476"><text:tab/></text:span><text:span text:style-name="T1004">“Desire, the common ailment all </text:span><text:span text:style-name="T1007">must </text:span><text:span text:style-name="T1004">suffer. Though you yourself an exception believe, none can dispassionate remain…”</text:span></text:p>
      <text:p text:style-name="P781"><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79"><text:tab/><text:span text:style-name="T2477">Including you, Fenrir?</text:span></text:p>
      <text:p text:style-name="P779"><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79"><text:span text:style-name="T1008"><text:tab/></text:span><text:span text:style-name="T2478">Danger exists only t</text:span><text:span text:style-name="T2479">o those who</text:span><text:span text:style-name="T2478"> care, Fenrir.</text:span></text:p>
      <text:p text:style-name="P779"><text:span text:style-name="T1008"><text:tab/></text:span><text:span text:style-name="T1011">The echoes die and with it the woods, sending the Self back into the void.</text:span></text:p>
      <text:p text:style-name="P779"><text:span text:style-name="T1011"><text:tab/>T</text:span><text:span text:style-name="T1012">he time for rebirth has come.</text:span></text:p>
      <text:p text:style-name="P969"><text:span text:style-name="T3099">The Path of </text:span><text:span text:style-name="T3100">the </text:span><text:span text:style-name="T3099">I</text:span><text:span text:style-name="T3101">mpartial</text:span></text:p>
      <text:p text:style-name="P49"/>
      <text:p text:style-name="P49"/>
      <text:p text:style-name="P49"/>
      <text:p text:style-name="P390">A <text:span text:style-name="T3107">New</text:span> Beginning</text:p>
      <text:p text:style-name="P443"/>
      <text:p text:style-name="P443"/>
      <text:p text:style-name="P533">____________________________</text:p>
      <text:p text:style-name="P443"><text:span text:style-name="T3082">The Sanctuary – </text:span>The Awakening Chamber</text:p>
      <text:p text:style-name="P443"/>
      <text:p text:style-name="P443"/>
      <text:p text:style-name="P87"><text:tab/><text:span text:style-name="T1015">Eidos opens her eyes.<text:line-break/><text:tab/>Light floods in, burning her vision white hot.</text:span></text:p>
      <text:p text:style-name="P168"><text:tab/>Agony crushes perception, forcing teary lids shut anew.<text:line-break/><text:tab/>Defiant, she pries them open, sheer will her only lever.</text:p>
      <text:p text:style-name="P169"><text:tab/><text:span text:style-name="T2496">And here I am again…</text:span></text:p>
      <text:p text:style-name="P168"><text:tab/></text:p>
      <text:p text:style-name="P168"><text:tab/>Soft, amber light soon bleeds in through trembling slits.</text:p>
      <text:p text:style-name="P152"><text:span text:style-name="T24"><text:tab/>Wider, wider, ever-widening, her efforts </text:span><text:span text:style-name="T25">begin to </text:span><text:span text:style-name="T24">bear fruit.</text:span></text:p>
      <text:p text:style-name="P168"><text:tab/>Vision, though blurred, is now otherwise unimpeded.</text:p>
      <text:p text:style-name="P168"><text:tab/><text:span text:style-name="T2497">What use is sight when the world is dark?</text:span></text:p>
      <text:p text:style-name="P87"><text:tab/></text:p>
      <text:p text:style-name="P87"><text:tab/>Suddenly remembering to breathe, a heaving gasp fills her lungs with the chamber’s chill air.<text:line-break/><text:tab/>Then remembering to hear, a rushing noise floods her ears,</text:p>
      <text:p text:style-name="P87"><text:tab/>drowning out all sound but the thunderous march of her heart.<text:line-break/><text:tab/>Swaying as though on violent seas, the room seems to spin.</text:p>
      <text:p text:style-name="P87"><text:tab/>Collapse is inevitable.</text:p>
      <text:p text:style-name="P87"><text:tab/><text:span text:style-name="T2497">And if I fall, </text:span><text:span text:style-name="T2498">who cares</text:span><text:span text:style-name="T2497">? My body just gets up again anyway.</text:span></text:p>
      <text:p text:style-name="P87"/>
      <text:p text:style-name="P88"><text:tab/>Eidos closes her teary eyes to the light, this time of her own volition.</text:p>
      <text:p text:style-name="P88"><text:tab/>She focuses on the darkness within, the nothingness that awaits.</text:p>
      <text:p text:style-name="P88"><text:tab/><text:span text:style-name="T2498">Anything you do is meaningless, body.</text:span></text:p>
      <text:p text:style-name="P88"><text:tab/></text:p>
      <text:p text:style-name="P88"><text:tab/>A flame emerges from the murk of thought, consuming all fear, all uncertainty.</text:p>
      <text:p text:style-name="P88"><text:tab/>Yet this fire is indiscriminate in its consumption.</text:p>
      <text:p text:style-name="P88"><text:tab/><text:span text:style-name="T3175">I</text:span>t singes her fingertips as they reach to caress the crackling glow.</text:p>
      <text:p text:style-name="P88"><text:tab/>Though warmth and comfort be its gifts, excess in these are its admonitions.</text:p>
      <text:p text:style-name="P810"><text:span text:style-name="T2980"><text:tab/></text:span><text:span text:style-name="T2498">It’s all meaningless because in the end you hurt, get hurt, and then do it again.</text:span></text:p>
      <text:p text:style-name="P107"/>
      <text:p text:style-name="P107"><text:tab/>She opens her eyes again, this time ready for the flood of light.</text:p>
      <text:p text:style-name="P107"><text:tab/>Taking measured breaths, the sting of chill air slowly decreases.</text:p>
      <text:p text:style-name="P107"><text:tab/><text:span text:style-name="T3176">A</text:span>nd while her heart still races, she feels much surer on her feet.</text:p>
      <text:p text:style-name="P810"><text:span text:style-name="T2980"><text:tab/></text:span><text:span text:style-name="T2498">Y</text:span><text:span text:style-name="T2502">ou know this, body</text:span><text:span text:style-name="T2498">…</text:span></text:p>
      <text:p text:style-name="P88"/>
      <text:p text:style-name="P94"><text:span text:style-name="T3148"><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786">anything</text:span> really… anything but the obvious solitude confronting her.</text:p>
      <text:p text:style-name="P785"><text:span text:style-name="T2980"><text:tab/></text:span><text:span text:style-name="T2498">W</text:span><text:span text:style-name="T2503">e’ve been through these </text:span><text:span text:style-name="T2498">pointless m</text:span><text:span text:style-name="T2503">otions before</text:span><text:span text:style-name="T2498">.</text:span></text:p>
      <text:p text:style-name="P94"><text:tab/>Eidos stands at the center of an octagonal room. <text:span text:style-name="T2787">Its</text:span> pale amber illumination comes not from windows, but from dully shining crystalline sconces adorning the eight corners of the chamber. Though subdued, the light is sufficient to chase away most shadows.</text:p>
      <text:p text:style-name="P108"><text:tab/><text:span text:style-name="T2498">You’ll see it’s all the same.</text:span></text:p>
      <text:p text:style-name="P108"><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5"><text:tab/>Same walls.</text:p>
      <text:p text:style-name="P94"><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85"><text:span text:style-name="T2440"><text:tab/></text:span><text:span text:style-name="T2482">Same doors.</text:span></text:p>
      <text:p text:style-name="P94"><text:tab/><text:span text:style-name="T2790">Yet c</text:span>old feet <text:span text:style-name="T2790">soon break the spell, </text:span>draw<text:span text:style-name="T2790">ing</text:span> her attention to the floor. The metallic platform she now stands upon seems to sap her body’s warmth—showing no signs of stopping.</text:p>
      <text:p text:style-name="P155"><text:tab/>Same Farcaster.</text:p>
      <text:p text:style-name="P94"><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85"><text:span text:style-name="T2480"><text:tab/></text:span><text:span text:style-name="T2499">You may not remember, body, but </text:span><text:span text:style-name="T2480">I remember it all… every </text:span><text:span text:style-name="T2483">object, </text:span><text:span text:style-name="T2500">every </text:span><text:span text:style-name="T2480">a</text:span><text:span text:style-name="T2482">ction</text:span><text:span text:style-name="T2480">, every cruel and unfair outcome, everything.</text:span></text:p>
      <text:p text:style-name="P95"><text:tab/><text:span text:style-name="T2791">Rising from her squat, her eyes catch an anomaly, and immediately gravitate towards it. It comes from the faintly glowing door, the blue one. She moves toward to it, not from any strong desire but rather because why not?</text:span></text:p>
      <text:p text:style-name="P156"><text:tab/>No. Not everything is the same…</text:p>
      <text:p text:style-name="P805"><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6"><text:tab/>I’m different <text:span text:style-name="T3184">now</text:span>.</text:p>
      <text:p text:style-name="P271"><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5"><text:span text:style-name="T1017"><text:tab/></text:span><text:span text:style-name="T2483">I was afraid before, but now…</text:span></text:p>
      <text:p text:style-name="P272"><text:tab/>The symbol is utterly incomprehensible to Eidos. Intersecting lines form the skeleton of some indecipherable Glyph, its meaning lost somewhere in memory, somewhere in time.</text:p>
      <text:p text:style-name="P93"><text:span text:style-name="T1017"><text:tab/></text:span><text:span text:style-name="T2483">I just don’t care.</text:span></text:p>
      <text:p text:style-name="P104"><text:tab/>Not even bothering to push on it, Eidos turns her attention towards the dark glass.</text:p>
      <text:p text:style-name="P790"><text:tab/><text:span text:style-name="T2485">Where I spoke to Fenrir? Don’t bother, he’s not there. </text:span><text:span text:style-name="T2501">He left after we got the Sigil of Farcasting.</text:span></text:p>
      <text:p text:style-name="P104"><text:tab/>But before her feet begin their tiresome march to it, she loses interest and moves instead toward the white door.</text:p>
      <text:p text:style-name="P787"><text:soft-page-break/><text:tab/>A quick glance reveals that the plain white door has no obvious handle or hinges. <text:span text:style-name="T3177">Her hand rises, guided not by her will, for Eidos the Impartial has none, but rather, of its own accord. Eidos does not try to stop the renegade limb as it rises to </text:span>push <text:span text:style-name="T3185">the door</text:span> open. Contact made, the milky barrier ripples outward from her fingertips, and yet she feels none of it, just as though she were touching emptiness itself.</text:p>
      <text:p text:style-name="P788"><text:tab/>Suddenly, a Glyph born from the overlapping of several lesser shapes etches itself precisely where Eidos had first touched. Its meaning is innate to her—and how could it not be?—for it is the Glyph of Eidos.</text:p>
      <text:p text:style-name="P78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88"><text:tab/><text:span text:style-name="T2484">Quite the sight. A body that moves by itself.</text:span></text:p>
      <text:p text:style-name="P273"><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186">s source</text:span>.</text:p>
      <text:p text:style-name="P788"><text:span text:style-name="T1020"><text:tab/></text:span><text:span text:style-name="T2484">And so it goes.</text:span></text:p>
      <text:p text:style-name="P274"><text:tab/></text:p>
      <text:p text:style-name="P414"/>
      <text:p text:style-name="P582">_________________________</text:p>
      <text:p text:style-name="P789"><text:span text:style-name="T2827">The S</text:span><text:span text:style-name="T2881">anctuary</text:span><text:span text:style-name="T2827"> – </text:span><text:span text:style-name="T2880">T</text:span><text:span text:style-name="T2881">he Winding Stair</text:span></text:p>
      <text:p text:style-name="P493"/>
      <text:p text:style-name="P493"/>
      <text:p text:style-name="P811"><text:span text:style-name="T2730"><text:tab/></text:span><text:span text:style-name="T1722">The air here is dry and stale, unperturbed long enough to stratify by density. The thickest </text:span><text:span text:style-name="T1941">of it</text:span><text:span text:style-name="T1722"> clusters at the bottom, eat</text:span><text:span text:style-name="T1941">ing</text:span><text:span text:style-name="T1722"> away all intrusions of light.</text:span></text:p>
      <text:p text:style-name="P363"><text:tab/>A thin layer of dust coating the stairs suggests that Eidos’ newly added footsteps are the first to disrupt the balance in quite some time. Though the steps may not have seen any recent use, they are in a state far from disrepair.</text:p>
      <text:p text:style-name="P813"><text:span text:style-name="T1722"><text:tab/>D</text:span><text:span text:style-name="T1918">istractedly b</text:span><text:span text:style-name="T1722">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89"><text:span text:style-name="T1722"><text:tab/></text:span><text:span text:style-name="T2739">Yes, we’ve seen this before, too. Why the repeated investigations, body?</text:span></text:p>
      <text:p text:style-name="P354"><text:tab/>Above, as below, light and dark entrench themselves in a pointless battle for supremacy. <text:span text:style-name="T3188">But </text:span>Eidos is utterly unconcerned with their struggle.</text:p>
      <text:p text:style-name="P789"><text:span text:style-name="T1919"><text:tab/></text:span><text:span text:style-name="T2740">And the missing door is still the same, I suppose.</text:span></text:p>
      <text:p text:style-name="P354"><text:tab/>Returning her attention to the more immediate surroundings, Eidos finds that the door has vanished. The chamber beyond is now nothing but the shadow of a fading memory—the memory of an event that may or may not have ever been.</text:p>
      <text:p text:style-name="P812"><text:span text:style-name="T1919"><text:tab/></text:span><text:span text:style-name="T2738">Where to now? The Archives? Or to where we murdered the sentry?</text:span></text:p>
      <text:p text:style-name="P814"><text:span text:style-name="T1920"><text:tab/>A</text:span><text:span text:style-name="T1942">nd yet,</text:span><text:span text:style-name="T1920"> she does not care why it has disappeared; </text:span><text:span text:style-name="T1944">s</text:span><text:span text:style-name="T1943">he</text:span><text:span text:style-name="T1920"> merely continues in an arbitrary direction.</text:span></text:p>
      <text:p text:style-name="P814"><text:span text:style-name="T1920"><text:tab/>Up, her body decides. </text:span><text:span text:style-name="T1945">She does not a</text:span><text:span text:style-name="T1946">rgue with</text:span><text:span text:style-name="T1945"> the decision. </text:span><text:span text:style-name="T1920">And thus, </text:span><text:span text:style-name="T1947">her Falseflesh begins to</text:span><text:span text:style-name="T1920"> fight the weight of the oppressive air as she ascends the myriad steps stacked before her. Leaning against the wall for support, she climbs and she climbs until eventually, her unnumbered steps lead her to the top.</text:span></text:p>
      <text:p text:style-name="P789"><text:span text:style-name="T1920"><text:tab/></text:span><text:span text:style-name="T2741">To the top, to the sentry’s tomb.</text:span></text:p>
      <text:p text:style-name="P275"><text:tab/></text:p>
      <text:p text:style-name="P415"><text:soft-page-break/></text:p>
      <text:p text:style-name="P583">_________________________</text:p>
      <text:p text:style-name="P792"><text:span text:style-name="T2827">The S</text:span><text:span text:style-name="T2881">anctuary</text:span><text:span text:style-name="T2827"> – </text:span><text:span text:style-name="T2880">T</text:span><text:span text:style-name="T2881">he H</text:span><text:span text:style-name="T2882">all of Sentries</text:span></text:p>
      <text:p text:style-name="P494"/>
      <text:p text:style-name="P494"/>
      <text:p text:style-name="P158"><text:tab/></text:p>
      <text:p text:style-name="P355"><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55"><text:tab/><text:span text:style-name="T2504">And of course, the corpse of our first victim.</text:span></text:p>
      <text:p text:style-name="P355"><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91"><text:span text:style-name="T1921"><text:tab/></text:span><text:span text:style-name="T2742">That’s odd… Why is it…</text:span></text:p>
      <text:p text:style-name="P364"><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93"><text:span text:style-name="T1922"><text:tab/></text:span><text:span text:style-name="T2743">Why is this thing alive? I thought we killed it…</text:span></text:p>
      <text:p text:style-name="P793"><text:span text:style-name="T1922"><text:tab/>In an alcove, nearly consumed in shadows, a Glyph appears to call to her; it offers an escape. </text:span><text:span text:style-name="T1923">And to</text:span><text:span text:style-name="T1924">ward</text:span><text:span text:style-name="T1923"> the Glyph she travels, not for an escape but rather because it is closer to her.</text:span></text:p>
      <text:p text:style-name="P793"><text:span text:style-name="T1923"><text:tab/></text:span><text:span text:style-name="T2744">Then nothing dies in this world?</text:span></text:p>
      <text:p text:style-name="P793"><text:span text:style-name="T1923"><text:tab/>Step</text:span><text:span text:style-name="T1924">ping</text:span><text:span text:style-name="T1923"> upon the platform, a violet light seems to carve a Glyph into its center. A slight rumble and it drops into a shadowy shaft, carrying Eidos into the depths little slower than a free fall.</text:span></text:p>
      <text:p text:style-name="P793"><text:span text:style-name="T1923"><text:tab/></text:span><text:span text:style-name="T2745">E</text:span><text:span text:style-name="T2751">ven death is meaningless here…</text:span></text:p>
      <text:p text:style-name="P794"/>
      <text:p text:style-name="P416"/>
      <text:p text:style-name="P584">___________________</text:p>
      <text:p text:style-name="P794"><text:span text:style-name="T2827">The S</text:span><text:span text:style-name="T2881">anctuary</text:span><text:span text:style-name="T2827"> – </text:span><text:span text:style-name="T2880">T</text:span><text:span text:style-name="T2881">he A</text:span><text:span text:style-name="T2883">rchives</text:span></text:p>
      <text:p text:style-name="P495"/>
      <text:p text:style-name="P495"/>
      <text:p text:style-name="P159"><text:tab/></text:p>
      <text:p text:style-name="P795"><text:span text:style-name="T1921"><text:tab/>S</text:span><text:span text:style-name="T1925">oon, t</text:span><text:span text:style-name="T1921">he levitating platform brings her to gentle stop upon the floor of the Archives. </text:span><text:span text:style-name="T1926">Tomes and tables, a dead tree faintly glowing, and that is about it, as far as she is concerned.</text:span></text:p>
      <text:p text:style-name="P361"><text:tab/>Following their familiar pattern, her feet lead her towards the nearest object, in this case, a darkened passageway.</text:p>
      <text:p text:style-name="P795"><text:span text:style-name="T1926"><text:tab/></text:span><text:span text:style-name="T2746">Luin’s Chamber.</text:span></text:p>
      <text:p text:style-name="P795"><text:span text:style-name="T1926"><text:tab/>Eidos continues further down the passage walking what seems to be an infinite distance, only to arrive right back where she started. </text:span><text:span text:style-name="T1927">H</text:span><text:span text:style-name="T1948">ere she absently notes that t</text:span><text:span text:style-name="T1927">he platform’s violet glow has dulled but not completely faded.</text:span></text:p>
      <text:p text:style-name="P795"><text:span text:style-name="T1926"><text:tab/></text:span><text:span text:style-name="T2747">Perhaps I was mistaken.</text:span></text:p>
      <text:p text:style-name="P796"><text:span text:style-name="T1927"><text:tab/>She moves toward the platform and it again </text:span><text:span text:style-name="T1949">revives, </text:span><text:span text:style-name="T1927">shini</text:span><text:span text:style-name="T1949">ng</text:span><text:span text:style-name="T1927"> its vibrant light. She </text:span><text:span text:style-name="T1950">then </text:span><text:span text:style-name="T1927">retreats, just enough to trigger its rest.</text:span></text:p>
      <text:p text:style-name="P796"><text:span text:style-name="T1927"><text:tab/>She waits a moment as the glow dies. It does not take long. </text:span><text:span text:style-name="T1928">The infinite distance she walked down the hallway took even less.</text:span></text:p>
      <text:p text:style-name="P815"><text:soft-page-break/><text:span text:style-name="T1927"><text:tab/></text:span><text:span text:style-name="T1951">Eidos shrugs her shoulders, unconcerned with her body’s findings.</text:span></text:p>
      <text:p text:style-name="P815"><text:span text:style-name="T1951"><text:tab/></text:span><text:span text:style-name="T1927">H</text:span><text:span text:style-name="T1952">er feet try again</text:span><text:span text:style-name="T1927">, moving along the same path, </text:span><text:span text:style-name="T1928">away from the platform and down the passage, again returning to the platform.</text:span></text:p>
      <text:p text:style-name="P796"><text:span text:style-name="T1928"><text:tab/></text:span><text:span text:style-name="T2748">No. I’m certain this was the path to Luin’s Chamber.</text:span></text:p>
      <text:p text:style-name="P362"><text:tab/>She hears an echoless giggle, utterly innocent, utterly pure, utterly honest in its desire for violence.</text:p>
      <text:p text:style-name="P796"><text:span text:style-name="T1928"><text:tab/></text:span><text:span text:style-name="T2752">Laugh </text:span><text:span text:style-name="T2753">as much as you want</text:span><text:span text:style-name="T2752">, murderer. All your work is undone in the end.</text:span></text:p>
      <text:p text:style-name="P816"><text:span text:style-name="T1929"><text:tab/></text:span><text:span text:style-name="T1953">Then, silence.</text:span></text:p>
      <text:p text:style-name="P816"><text:span text:style-name="T1953"><text:tab/></text:span><text:span text:style-name="T1929">Bored with the idea of walking an infinite path an infinite number of times, her E</text:span><text:span text:style-name="T1954">idos</text:span><text:span text:style-name="T1929"> ambles away from the </text:span><text:span text:style-name="T1930">passage and to wherever else seems closest. </text:span><text:span text:style-name="T1931">This happens to be the exit.</text:span></text:p>
      <text:p text:style-name="P797"/>
      <text:p text:style-name="P417"/>
      <text:p text:style-name="P585">__________________________</text:p>
      <text:p text:style-name="P797"><text:span text:style-name="T2827">The S</text:span><text:span text:style-name="T2881">anctuary</text:span><text:span text:style-name="T2827"> – </text:span><text:span text:style-name="T2880">T</text:span><text:span text:style-name="T2881">he </text:span><text:span text:style-name="T2884">Winding Stair</text:span></text:p>
      <text:p text:style-name="P496"/>
      <text:p text:style-name="P496"/>
      <text:p text:style-name="P160"><text:tab/></text:p>
      <text:p text:style-name="P97"><text:span text:style-name="T1921"><text:tab/>S</text:span><text:span text:style-name="T1932">he is returned to the winding stair, but at a location significantly distant from where she first encountered it and more distant still from the top.</text:span></text:p>
      <text:p text:style-name="P797"><text:span text:style-name="T1932"><text:tab/>Turning her attention once more to the stairwell </text:span><text:span text:style-name="T1933">itself</text:span><text:span text:style-name="T1932">, she sees that a</text:span><text:span text:style-name="T1933">ny and all plans to descend </text:span><text:span text:style-name="T1932">ha</text:span><text:span text:style-name="T1933">ve</text:span><text:span text:style-name="T1932"> been thwarted—</text:span><text:span text:style-name="T1955">not that she cared to descend anyway</text:span><text:span text:style-name="T1932">. The stairs beyond this point have crumbled away, sabotage a likelier cause than age </text:span><text:span text:style-name="T1956">given the pristine condition of the stairs</text:span><text:span text:style-name="T1932">. And while there is another landing far beyond, one continuing the theoretical spiral trajectory </text:span><text:span text:style-name="T1957">into the v</text:span><text:span text:style-name="T1961">oid</text:span><text:span text:style-name="T1932">, the gap is far too w</text:span><text:span text:style-name="T1962">ide</text:span><text:span text:style-name="T1932"> for any reasonable person to consider leaping to it.</text:span></text:p>
      <text:p text:style-name="P365"><text:tab/>Looking down from the edge, Eidos sees only oblivion—making failure to reach the opposite landing even more terrifying… </text:p>
      <text:p text:style-name="P817"><text:span text:style-name="T1934"><text:tab/></text:span><text:span text:style-name="T2749">I</text:span><text:span text:style-name="T2754">t’s hard to be afraid when there are no consequences.</text:span></text:p>
      <text:p text:style-name="P817"><text:span text:style-name="T2754"><text:tab/></text:span><text:span text:style-name="T1958">More terrifying </text:span><text:span text:style-name="T1935">for a normal person, perhaps.</text:span><text:span text:style-name="T1936"> </text:span><text:span text:style-name="T1935">But not for her.</text:span></text:p>
      <text:p text:style-name="P818"><text:span text:style-name="T1935"><text:tab/></text:span><text:span text:style-name="T1958">Her arms swing back and forth, preparing her body for the jump. </text:span><text:span text:style-name="T1959">Her legs coordinate their squat with the swing. And soon, </text:span><text:span text:style-name="T1935">s</text:span><text:span text:style-name="T1960">he </text:span><text:span text:style-name="T1935">leaps. The mark of bravery? Insanity? Or… Awareness?</text:span></text:p>
      <text:p text:style-name="P818"><text:span text:style-name="T1935"><text:tab/>Her hands reach out for the landing as she nears it, but it is indeed much too distant, and soon it seems to rise upwards, towards the ceiling and away from her i</text:span><text:span text:style-name="T1937">ndifferent</text:span><text:span text:style-name="T1935"> hands.</text:span></text:p>
      <text:p text:style-name="P96"><text:tab/><text:span text:style-name="T3189">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86"><text:tab/><text:span text:style-name="T24">Faster, faster, ever faster, she tumbles into the lightless abyss. As her speed increases, time seems to slow. Unfathomable distances traversed in an instant, all while seeming to never have moved at all.</text:span></text:p>
      <text:p text:style-name="P786"><text:span text:style-name="T24"><text:tab/></text:span><text:span text:style-name="T2486">What an odd experience. </text:span><text:span text:style-name="T2487">No, odder than anything else in this place, I suppose.</text:span></text:p>
      <text:p text:style-name="P276"><text:tab/>Suddenly, pitch black gives way to emerald phosphorescence, as a peculiar greenish sludge now lines the walls of the shaft.</text:p>
      <text:p text:style-name="P276"><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6"><text:tab/>But this peek comes at a cost. <text:span text:style-name="T3190">For though Luin protects her outer form, h</text:span>er body slams into the massive orb’s pitted, sooty metal, liquefying her organs upon impact.</text:p>
      <text:p text:style-name="P798"><text:soft-page-break/></text:p>
      <text:p text:style-name="P418"/>
      <text:p text:style-name="P586">_____________________________</text:p>
      <text:p text:style-name="P798"><text:span text:style-name="T2827">The S</text:span><text:span text:style-name="T2881">anctuary</text:span><text:span text:style-name="T2827"> – </text:span><text:span text:style-name="T2880">T</text:span><text:span text:style-name="T2881">he </text:span><text:span text:style-name="T2884">A</text:span><text:span text:style-name="T2885">wakening Chamber</text:span></text:p>
      <text:p text:style-name="P497"/>
      <text:p text:style-name="P497"/>
      <text:p text:style-name="P161"><text:tab/></text:p>
      <text:p text:style-name="P356"><text:tab/>Eidos respawns upon a metallic platform in the middle of an octagonal room. The garden murals all about leave no doubt that this is the same chamber in which she first awoke.</text:p>
      <text:p text:style-name="P798"><text:span text:style-name="T1921"><text:tab/></text:span><text:span text:style-name="T2750">A</text:span><text:span text:style-name="T2755">nd of course, I’m b</text:span><text:span text:style-name="T2750">ack where I started. </text:span><text:span text:style-name="T2756">Using Farcasting, I guess.</text:span></text:p>
      <text:p text:style-name="P798"><text:span text:style-name="T1938"><text:tab/>Eidos crouches, running her fingers along the silver surface of the platform, somehow expecting it to spring to life. B</text:span><text:span text:style-name="T1963">ut t</text:span><text:span text:style-name="T1938">he dizzying array of lines, curves and spirals, forming the Glyph at its center remains as impassive as ever.</text:span></text:p>
      <text:p text:style-name="P798"><text:span text:style-name="T1938"><text:tab/></text:span><text:span text:style-name="T2750">So, no Farcasting, but Luin still haunts me?</text:span></text:p>
      <text:p text:style-name="P819"><text:span text:style-name="T1938"><text:tab/>Patience spent, she moves toward the white door, but soon hesitates. It looks so far from this vantage point. Perhaps the dark glass would be a more suitable object to investigate. </text:span><text:span text:style-name="T1939">Her feet are restless, </text:span><text:span text:style-name="T1964">not eager to wait for a decision</text:span><text:span text:style-name="T1939">. H</text:span><text:span text:style-name="T1965">er Falseflesh</text:span><text:span text:style-name="T1939"> move</text:span><text:span text:style-name="T1965">s</text:span><text:span text:style-name="T1939">, stumbling as her mind and her feet come to terms. </text:span><text:span text:style-name="T1940">O</text:span><text:span text:style-name="T1966">nly</text:span><text:span text:style-name="T1940"> after arriving at the c</text:span><text:span text:style-name="T1967">ircular pane </text:span><text:span text:style-name="T1966">does she learn of their final agreement</text:span><text:span text:style-name="T1940">.</text:span></text:p>
      <text:p text:style-name="P165"><text:tab/>This is where I first met Fenrir.</text:p>
      <text:p text:style-name="P799"><text:span text:style-name="T1940"><text:tab/></text:span><text:span text:style-name="T2791">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8"><text:tab/><text:span text:style-name="T3178">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00"><text:span text:style-name="T2481"><text:tab/></text:span><text:span text:style-name="T2488">So, you’re home, wolf.</text:span></text:p>
      <text:p text:style-name="P109"><text:tab/>“Awake at last… Eyes open, but be they yet with sight?” <text:span text:style-name="T2795">The beast speaks not in human tongue, yet every word, every thought is crystal clear to Eidos.</text:span></text:p>
      <text:p text:style-name="P110"><text:tab/><text:span text:style-name="T2481">Those </text:span><text:span text:style-name="T2506">yellow </text:span><text:span text:style-name="T2481">eyes w</text:span><text:span text:style-name="T2489">ere </text:span><text:span text:style-name="T2505">once</text:span><text:span text:style-name="T2481"> fear </text:span><text:span text:style-name="T2489">itself to me</text:span><text:span text:style-name="T2481">, </text:span><text:span text:style-name="T2489">but </text:span><text:span text:style-name="T2481">now </text:span><text:span text:style-name="T2489">they’re </text:span><text:span text:style-name="T2481">nothing more than just eyes.</text:span></text:p>
      <text:p text:style-name="P783"><text:tab/>Leaving her no time to reply, it continues, “The darkness of this Sanctuary blinds, such an unfitting dwelling for our ilk. To leave this room you aim. Certain truth, as akin to mine your nature be.”</text:p>
      <text:p text:style-name="P783"><text:tab/><text:span text:style-name="T2507">The same exact lines, but why is it speaking to me like it doesn’t know me?</text:span></text:p>
      <text:p text:style-name="P784"><text:span text:style-name="T2980"><text:tab/></text:span><text:span text:style-name="T26">“</text:span><text:span text:style-name="T1016">W</text:span><text:span text:style-name="T1021">here am I?</text:span><text:span text:style-name="T1016">” </text:span><text:span text:style-name="T1022">she asks.</text:span></text:p>
      <text:p text:style-name="P784"><text:span text:style-name="T1022"><text:tab/></text:span><text:span text:style-name="T2490">The Sanctuary, body, that’s where.</text:span></text:p>
      <text:p text:style-name="P277"><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77"><text:tab/><text:span text:style-name="T2508">Awareness does little to add meaning, Fenrir.</text:span></text:p>
      <text:p text:style-name="P784"><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179">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180">T</text:span>he metal seal upon the floor, essence from form to form casts—some near, some far. A break in walls of space and void.”</text:p>
      <text:p text:style-name="P100"><text:soft-page-break/><text:tab/>“<text:span text:style-name="T3181">I tried it. It doesn’t work,” she replies.</text:span></text:p>
      <text:p text:style-name="P99"><text:tab/>“<text:span text:style-name="T3182">A locked door a key requires. </text:span>If your nature with it resonates, perhaps its key I can you give. Though freely given this help be, on your instinct alone does its acceptance rely.”</text:p>
      <text:p text:style-name="P99"><text:tab/>“<text:span text:style-name="T3183">Sure. I guess. Why not?”</text:span></text:p>
      <text:p text:style-name="P808"><text:span text:style-name="T2980"><text:tab/></text:span><text:span text:style-name="T2495">Not that it’s really any help.</text:span></text:p>
      <text:p text:style-name="P101"><text:tab/>“The my aid yours is…” <text:span text:style-name="T52">growls the wolf with a knowing grin. “</text:span><text:span text:style-name="T51">Many have I in my hunger consumed. Some bore Glyphs, their living thoughts now into my Trueflesh carved.”</text:span></text:p>
      <text:p text:style-name="P101"><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1"><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1"><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1"><text:span text:style-name="T53"><text:tab/></text:span><text:span text:style-name="T2491">So a ‘fleeting’ Sigil is it? Then the Farcasting and Wulfias Sigils are gone?</text:span></text:p>
      <text:p text:style-name="P106"><text:span text:style-name="T1026"><text:tab/></text:span><text:span text:style-name="T59">With a sudden guttural rumble, more roar than growl, Fenrir demands, “</text:span><text:span text:style-name="T58">Your truth speak! What reason have you to the Awakening Chamber leave?”</text:span></text:p>
      <text:p text:style-name="P111"><text:span text:style-name="T2494"><text:tab/>L</text:span><text:span text:style-name="T2495">eave? So that the world can fail to kill me and I it? </text:span><text:span text:style-name="T2509">Why bother?</text:span></text:p>
      <text:p text:style-name="P809"><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2"><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02"><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2"><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03"><text:span text:style-name="T67"><text:tab/></text:span><text:span text:style-name="T73">H</text:span><text:span text:style-name="T1029">er hand</text:span><text:span text:style-name="T73"> reaches for the pendant, and it eagerly moves toward her open hand. Contact brings awareness.</text:span></text:p>
      <text:p text:style-name="P803"><text:span text:style-name="T73"><text:tab/></text:span><text:span text:style-name="T2029">H</text:span><text:span text:style-name="T2492">uh, not Farcasting this time.</text:span></text:p>
      <text:p text:style-name="P802"><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2"><text:span text:style-name="T75"><text:tab/>“Your Sigil now the Glyph’s mark bears. Our parting nears. Till we meet anew, daughter of Viracocha…” </text:span><text:span text:style-name="T76">Fenrir’s words end abruptly, all sound seemingly devoured by the dark glass.</text:span></text:p>
      <text:p text:style-name="P804"><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78"><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3"><text:span text:style-name="T1027"><text:tab/></text:span><text:span text:style-name="T2493">So, a new key. There is that third door, I guess.</text:span></text:p>
      <text:p text:style-name="P804"><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970"><text:span text:style-name="T2982">A </text:span><text:span text:style-name="T2991">K</text:span><text:span text:style-name="T3016">indred Trueflesh</text:span></text:p>
      <text:p text:style-name="P444"/>
      <text:p text:style-name="P444"/>
      <text:p text:style-name="P534">_________________________</text:p>
      <text:p text:style-name="P681"><text:span text:style-name="T2826">The Sanctuary – </text:span><text:span text:style-name="T2833">A</text:span><text:span text:style-name="T2886">wakening Chamber</text:span></text:p>
      <text:p text:style-name="P444"/>
      <text:p text:style-name="P444"/>
      <text:p text:style-name="P112"><text:tab/>Key in hand, her feet carry her towards the hazy blue door. Eyes move as of instinct to the Glyph at its center. Though Eidos see<text:span text:style-name="T3201">s</text:span> only a mundane symbol of copulating lines birthing the symmetrical patterns of a Glyph, the resonating Sigil she carries with her reveals its meaning—Discipline.</text:p>
      <text:p text:style-name="P820"><text:tab/>As soon as this knowledge dawns within her, the mural’s impression on her changes. <text:span text:style-name="T3191">T</text:span>he hooded figures turn their heads toward her, looking upon Eidos with<text:span text:style-name="T3192"> </text:span>expecta<text:span text:style-name="T3202">nt eyes</text:span>. Suddenly, the door and mural fade from view, revealing before her a chamber shrouded in a smoky veil of deep blue light, <text:span text:style-name="T3193">its source yet unclear</text:span>.</text:p>
      <text:p text:style-name="P820"><text:tab/><text:span text:style-name="T2510">Then in we go.</text:span></text:p>
      <text:p text:style-name="P498"/>
      <text:p text:style-name="P498"/>
      <text:p text:style-name="P587">________________</text:p>
      <text:p text:style-name="P821"><text:span text:style-name="T2826">The Sanctuary – </text:span><text:span text:style-name="T2833">M</text:span><text:span text:style-name="T2887">athetia</text:span></text:p>
      <text:p text:style-name="P498"/>
      <text:p text:style-name="P498"/>
      <text:p text:style-name="P185"><text:tab/></text:p>
      <text:p text:style-name="P822"><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79"><text:tab/>Staring at any given surface gives the impression of standing between two mirrors and looking off into their simulated infinities. But this effect is true from all angles Eidos seems to choose, and perhaps from every possible angle.</text:p>
      <text:p text:style-name="P822"><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22"><text:span text:style-name="T1045"><text:tab/></text:span><text:span text:style-name="T2511">What lies within and what lies beyond, will knowing this </text:span><text:span text:style-name="T2521">end my cursed existence</text:span><text:span text:style-name="T2511">? I doubt it.</text:span></text:p>
      <text:p text:style-name="P823"><text:tab/><text:span text:style-name="T3194">Her</text:span> eyes next fall upon the elliptical table dominating the middle of the room. Unfathomably dark, yet <text:span text:style-name="T3203">somehow </text:span>polished to the point of reflecti<text:span text:style-name="T3195">on</text:span>—even from under the thick layers of dust <text:span text:style-name="T3195">covering </text:span>it. <text:span text:style-name="T3204">A</text:span> number of smooth, lacquered chairs <text:span text:style-name="T3204">surround the abyssal table, all impeccably aligned with a perfect mirror’s symmetry</text:span>.</text:p>
      <text:p text:style-name="P823"><text:tab/><text:span text:style-name="T3196">Then she sees it—the blue haze’s source. A</text:span> spherical crystal has been placed upon a simple and unpolished jade stand, near the edge of the table. It is as dissimilar to the room as a shadow is to the light that casts it,<text:span text:style-name="T3205"> a warped and distorted echo introduced by foreign elements into a forbidden plane</text:span>.</text:p>
      <text:p text:style-name="P823"><text:tab/><text:span text:style-name="T3197">Her hand</text:span> reaches out and collects the crystal. It trembles in her <text:span text:style-name="T3198">loose </text:span>grip, threatening to fall. <text:span text:style-name="T3205">S</text:span>he grips more firmly, <text:span text:style-name="T3205">careful not to break it</text:span>. The resonance persists, gently at first but ever gaining in intensity, until finally a vision coalesces at its center. The vision links with Eidos and soon becomes her <text:span text:style-name="T3206">assumed </text:span>reality. <text:span text:style-name="T3207">T</text:span>hrough the eyes of another, Eidos <text:span text:style-name="T3207">remembers</text:span>—not <text:span text:style-name="T3208">memories of </text:span>her own making, yet still distinctly hers somehow.</text:p>
      <text:p text:style-name="P824"><text:soft-page-break/><text:tab/></text:p>
      <text:p text:style-name="P1000"><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5"/>
      <text:p text:style-name="P825"><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25"><text:span text:style-name="T476"><text:tab/></text:span><text:span text:style-name="T2294">T</text:span><text:span text:style-name="T2512">his is… just as it was in the Wellspring, when I was Wulfias… </text:span><text:span text:style-name="T2513">But this time, I was… Ormenos? </text:span><text:span text:style-name="T2522">Who are these people?</text:span></text:p>
      <text:p text:style-name="P837"><text:span text:style-name="T2512"><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24"><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26"><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26"><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514">A new skill? To what end? Even if it’s useful </text:span><text:span text:style-name="T2515">to my body</text:span><text:span text:style-name="T2514">,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199">Thus, as her awareness slumbers, her body travels at its discretion.</text:span></text:p>
      <text:p text:style-name="P50"><text:tab/><text:span text:style-name="T2516">As you will, body.</text:span></text:p>
      <text:p text:style-name="P827"/>
      <text:p text:style-name="P419"/>
      <text:p text:style-name="P588">_____________________________</text:p>
      <text:p text:style-name="P827"><text:span text:style-name="T2827">The S</text:span><text:span text:style-name="T2881">anctuary</text:span><text:span text:style-name="T2827"> – </text:span><text:span text:style-name="T2880">T</text:span><text:span text:style-name="T2881">he </text:span><text:span text:style-name="T2884">A</text:span><text:span text:style-name="T2885">wakening Chamber</text:span></text:p>
      <text:p text:style-name="P499"/>
      <text:p text:style-name="P499"/>
      <text:p text:style-name="P162"><text:tab/></text:p>
      <text:p text:style-name="P357"><text:tab/>Eidos respawns upon a metallic platform in the middle of an octagonal room. The garden murals all about leave no doubt that this is the same chamber in which she first awoke.</text:p>
      <text:p text:style-name="P50"><text:tab/><text:span text:style-name="T2517">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28"/>
      <text:p text:style-name="P420"/>
      <text:p text:style-name="P589">_____________________________</text:p>
      <text:p text:style-name="P828"><text:span text:style-name="T2827">The S</text:span><text:span text:style-name="T2881">anctuary</text:span><text:span text:style-name="T2827"> – </text:span><text:span text:style-name="T2880">T</text:span><text:span text:style-name="T2881">he </text:span><text:span text:style-name="T2884">A</text:span><text:span text:style-name="T2885">wakening Chamber</text:span></text:p>
      <text:p text:style-name="P500"/>
      <text:p text:style-name="P500"/>
      <text:p text:style-name="P163"><text:tab/></text:p>
      <text:p text:style-name="P366"><text:tab/>Eidos respawns upon a metallic platform in the middle of an octagonal room. The garden murals all about leave no doubt that this is the same chamber in which she first awoke.</text:p>
      <text:p text:style-name="P828"><text:span text:style-name="T1989"><text:tab/></text:span><text:span text:style-name="T2764">Again?! </text:span><text:span text:style-name="T2765">How many times h</text:span><text:span text:style-name="T2766">as it been now</text:span><text:span text:style-name="T2765">? I’ve lost count now. But, </text:span><text:span text:style-name="T2767">then again,</text:span><text:span text:style-name="T2765"> I suppose it’s as good as any other path.</text:span></text:p>
      <text:p text:style-name="P367"><text:tab/><text:span text:style-name="T3209">Despite the passage of hours and the loss of scores—if not hundreds—of bodies, </text:span>her <text:span text:style-name="T3210">errant </text:span>body continues its stubborn attempts to find some place of interest as her consciousness naps.</text:p>
      <text:p text:style-name="P829"/>
      <text:p text:style-name="P421"/>
      <text:p text:style-name="P590">_____________________________</text:p>
      <text:p text:style-name="P829"><text:span text:style-name="T2827">The S</text:span><text:span text:style-name="T2881">anctuary</text:span><text:span text:style-name="T2827"> – </text:span><text:span text:style-name="T2880">T</text:span><text:span text:style-name="T2881">he </text:span><text:span text:style-name="T2884">A</text:span><text:span text:style-name="T2885">wakening Chamber</text:span></text:p>
      <text:p text:style-name="P501"/>
      <text:p text:style-name="P501"/>
      <text:p text:style-name="P164"><text:tab/></text:p>
      <text:p text:style-name="P358"><text:tab/>Eidos respawns upon a metallic platform in the middle of an octagonal room. The garden murals all about leave no doubt that this is the same chamber in which she first awoke.</text:p>
      <text:p text:style-name="P830"><text:span text:style-name="T1921"><text:tab/>…</text:span><text:span text:style-name="T2757">Yes, this is pointless, but it’s also maddening at this point! If we do this one more time, I’m g</text:span><text:span text:style-name="T2768">onna</text:span><text:span text:style-name="T2757"> go insane!</text:span></text:p>
      <text:p text:style-name="P368"><text:tab/>Her body recklessly plows toward the exit for another attem…</text:p>
      <text:p text:style-name="P359"><text:span text:style-name="T2518"><text:tab/></text:span><text:span text:style-name="T2519">Okay, Eidos, wake up!</text:span></text:p>
      <text:p text:style-name="P838"><text:span text:style-name="T1968"><text:tab/>As if awoken mid-dream, Eidos’ consciousness reluctantly changes states. <text:s/></text:span><text:span text:style-name="T1990">Rubbing her eyes and</text:span><text:span text:style-name="T1968"> scratching her belly, </text:span><text:span text:style-name="T1990">she looks around the chamber wondering how she got here. </text:span><text:span text:style-name="T1991">She thinks for a moment, soon distracted by a burgeoning yawn. </text:span><text:span text:style-name="T1968">S</text:span><text:span text:style-name="T1992">he briefly toys with the idea of s</text:span><text:span text:style-name="T1968">leeping </text:span><text:span text:style-name="T1992">some more</text:span><text:span text:style-name="T1968">, but since she is already </text:span><text:span text:style-name="T1988">wide </text:span><text:span text:style-name="T1968">awake, she prefers to avoid the tedious task of getting back to sleep.</text:span></text:p>
      <text:p text:style-name="P830"><text:span text:style-name="T1968"><text:tab/>W</text:span><text:span text:style-name="T1993">ith no better options</text:span><text:span text:style-name="T1968">, she d</text:span><text:span text:style-name="T1993">irects her feet </text:span><text:span text:style-name="T1969">toward the white door and to the winding stair.</text:span></text:p>
      <text:p text:style-name="P831"/>
      <text:p text:style-name="P422"/>
      <text:p text:style-name="P591">_________________________</text:p>
      <text:p text:style-name="P831"><text:span text:style-name="T2827">The S</text:span><text:span text:style-name="T2881">anctuary</text:span><text:span text:style-name="T2827"> – </text:span><text:span text:style-name="T2880">T</text:span><text:span text:style-name="T2881">he </text:span><text:span text:style-name="T2884">H</text:span><text:span text:style-name="T2888">all of Sentries</text:span></text:p>
      <text:p text:style-name="P502"/>
      <text:p text:style-name="P502"/>
      <text:p text:style-name="P831"><text:span text:style-name="T2730"><text:tab/></text:span><text:span text:style-name="T1970">Myriad distractions claimed her attention w</text:span><text:span text:style-name="T1994">hile ascending</text:span><text:span text:style-name="T1970"> the stairs, one for each step she took. </text:span><text:span text:style-name="T1995">And now somehow she finds herself at the top. </text:span><text:span text:style-name="T1996">She shrugs and moves on.</text:span></text:p>
      <text:p text:style-name="P831"><text:span text:style-name="T1970"><text:tab/></text:span><text:span text:style-name="T2758">This Eidos is apathetic in the extreme… I know everything I do is meaningless, but this is ridiculous.</text:span></text:p>
      <text:p text:style-name="P831"><text:soft-page-break/><text:span text:style-name="T1970"><text:tab/>The familiar narrow hallway and its resident sentry greet Eidos as her first footfalls echo through the hall. In the alcove, nearly consumed in shadows, the cloudstone’s Glyph appears to call to her, offering an escape. </text:span><text:span text:style-name="T1971">Since it is the nearest obj…</text:span></text:p>
      <text:p text:style-name="P831"><text:span text:style-name="T1971"><text:tab/></text:span><text:span text:style-name="T2759">No, body! Don’t you do it! We’ve already done this thousands of times.</text:span></text:p>
      <text:p text:style-name="P369"><text:tab/>Suddenly, annoyed at the prospect of using the cloudstone, she moves toward the sentry instead.</text:p>
      <text:p text:style-name="P831"><text:span text:style-name="T1971"><text:tab/></text:span><text:span text:style-name="T2759">…I guess this Eidos is easier to sway than the last one… as long as she’s awake, that is.</text:span></text:p>
      <text:p text:style-name="P831"><text:span text:style-name="T1971"><text:tab/>As Eidos approaches, she feels a Glyph bubble up to the forefront of her consciousness. With each step she takes, the form becomes clearer, yet remains uninvoked. The sentry has not yet reacted, and Eidos remains undetected. T</text:span><text:span text:style-name="T1997">here i</text:span><text:span text:style-name="T1971">t stands, motionless with its spear at its side, as if to deny Eidos’ very existence.</text:span></text:p>
      <text:p text:style-name="P831"><text:span text:style-name="T1989"><text:tab/></text:span><text:span text:style-name="T2764">Whatever this Glyph is, it</text:span><text:span text:style-name="T2769"> feels </text:span><text:span text:style-name="T2770">a lot </text:span><text:span text:style-name="T2769">like the mind from the blue crystal. O</text:span><text:span text:style-name="T2771">rmenos’</text:span><text:span text:style-name="T2769"> hidden mind, T</text:span><text:span text:style-name="T2772">echne, </text:span><text:span text:style-name="T2773">or whatever it was</text:span><text:span text:style-name="T2769">. Use it.</text:span></text:p>
      <text:p text:style-name="P370"><text:tab/>Eidos stares briefly at a wall, <text:span text:style-name="T3211">r</text:span>unning her finger along the lines of the bas-reliefs.</text:p>
      <text:p text:style-name="P360"><text:tab/><text:span text:style-name="T2520">Use it, dammit!</text:span></text:p>
      <text:p text:style-name="P839"><text:span text:style-name="T1998"><text:tab/></text:span><text:span text:style-name="T1999">I</text:span><text:span text:style-name="T1998">nstinct take</text:span><text:span text:style-name="T1999">s </text:span><text:span text:style-name="T1998">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32"><text:span text:style-name="T1713"><text:tab/>The Glyph of the Occult lends power to its Hidden Mind Techne casting an invisible veil around Eidos’ </text:span><text:span text:style-name="T2000">mind</text:span><text:span text:style-name="T1713">. The brief flash of the Glyph dissipates in her mind’s eye and she begins </text:span><text:span text:style-name="T1972">ambling</text:span><text:span text:style-name="T1713"> towards the doorway </text:span><text:span text:style-name="T1973">and towards the oblivious sentry, </text:span><text:span text:style-name="T1974">eventually walking past them both</text:span><text:span text:style-name="T1713">.</text:span></text:p>
      <text:p text:style-name="P832"><text:span text:style-name="T1713"><text:tab/></text:span><text:span text:style-name="T2774">So if it can’t see my mind, it can’t see me? </text:span><text:span text:style-name="T2775">Whatever, at least I’m leaving this place again.</text:span></text:p>
      <text:p text:style-name="P833"/>
      <text:p text:style-name="P423"/>
      <text:p text:style-name="P592">____________________</text:p>
      <text:p text:style-name="P833"><text:span text:style-name="T2827">The S</text:span><text:span text:style-name="T2881">anctuary</text:span><text:span text:style-name="T2827"> – </text:span><text:span text:style-name="T2880">T</text:span><text:span text:style-name="T2881">he </text:span><text:span text:style-name="T2884">A</text:span><text:span text:style-name="T2889">ntechamber</text:span></text:p>
      <text:p text:style-name="P503"/>
      <text:p text:style-name="P503"/>
      <text:p text:style-name="P833"><text:span text:style-name="T2730"><text:tab/></text:span><text:span text:style-name="T1975">A portcullis, some writing, more stairs. Nothing terribly exciting </text:span><text:span text:style-name="T1976">to grab her attention </text:span><text:span text:style-name="T2001">here</text:span><text:span text:style-name="T1975">. Perhaps attracted by the shininess of the light, or perhaps by the hole-iness of the portcullis itself, Eidos finds her </text:span><text:span text:style-name="T2002">feet </text:span><text:span text:style-name="T2003">soon </text:span><text:span text:style-name="T2002">walking in that direction</text:span><text:span text:style-name="T1975">.</text:span></text:p>
      <text:p text:style-name="P371"><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34"><text:span text:style-name="T1975"><text:tab/>The serpentine bridge seems to terminate at a similar gateway, at the opposite end of the chasm, though no portcullis obstructs passage there. To the left of the portcullis i</text:span><text:span text:style-name="T2004">s</text:span><text:span text:style-name="T1975"> an apparatus or mechanism </text:span><text:span text:style-name="T2006">and h</text:span><text:span text:style-name="T2005">oused within is something that nearly escaped her notice—an inert crystal.</text:span></text:p>
      <text:p text:style-name="P834"><text:span text:style-name="T1975"><text:tab/></text:span><text:span text:style-name="T2760">A</text:span><text:span text:style-name="T2776">s it was before. </text:span><text:span text:style-name="T2777">I suppose there’s so</text:span><text:span text:style-name="T2781">me</text:span><text:span text:style-name="T2777"> Techne or Glyph that can r</text:span><text:span text:style-name="T2778">epower</text:span><text:span text:style-name="T2777"> the damn thing.</text:span></text:p>
      <text:p text:style-name="P840"><text:span text:style-name="T1977"><text:tab/></text:span><text:span text:style-name="T1978">Her curious hands reach to examine the mechanism and its jeweled companion. The crystal is as it seemed—devoid of any energy. </text:span><text:span text:style-name="T2007">It </text:span><text:span text:style-name="T2004">likely a</text:span><text:span text:style-name="T2007">t one point was responsible for </text:span><text:span text:style-name="T1975">lifti</text:span><text:span text:style-name="T2007">ng the gate</text:span><text:span text:style-name="T1975"> through some trick of magic or artifice</text:span><text:span text:style-name="T1978">. But dead it is and so it shall remain, as Eidos lacks the means to revive it.</text:span></text:p>
      <text:p text:style-name="P834"><text:span text:style-name="T1978"><text:tab/></text:span><text:span text:style-name="T1979">She moves to put it back, but it slips through clumsy fingers down onto the stony floor. A violent crack signals i</text:span><text:span text:style-name="T1980">ts end</text:span><text:span text:style-name="T1979"> as the casing begins to spit shards of crystal in the six directions. Ephemeral as it may be, the crystalline f</text:span><text:span text:style-name="T2008">ragments</text:span><text:span text:style-name="T1979"> cascade floorward in gorgeous fashion—a lovely facsimile of fireworks.</text:span></text:p>
      <text:p text:style-name="P834"><text:soft-page-break/><text:span text:style-name="T1979"><text:tab/></text:span><text:span text:style-name="T1981">Eidos merely shrugs and moves towards the next nearest t</text:span><text:span text:style-name="T2009">hing</text:span><text:span text:style-name="T1981">—the stairs. </text:span><text:span text:style-name="T1982">Peeking into the ascending stairwell, she quickly regrets the decision. Just thinking of how much effort it would require to climb them </text:span><text:span text:style-name="T2010">is itself too much effort to her.</text:span><text:span text:style-name="T1982"> She begins to move away from them in search of something easier…</text:span></text:p>
      <text:p text:style-name="P834"><text:span text:style-name="T1982"><text:tab/></text:span><text:span text:style-name="T2761">Nope! Up the stairs, body. Now!</text:span></text:p>
      <text:p text:style-name="P834"><text:span text:style-name="T1982"><text:tab/>Ultimately indifferent to wherever she i</text:span><text:span text:style-name="T1983">s, is going, or will go</text:span><text:span text:style-name="T1982">, Eidos opts for the stairs </text:span><text:span text:style-name="T1983">in the end, having now forgotten her initial aversion to the work they will demand</text:span><text:span text:style-name="T1982">. </text:span><text:span text:style-name="T2011">For she knows that if she tires of consciousness, there is always the quiet refuge of slumber…</text:span></text:p>
      <text:p text:style-name="P834"><text:span text:style-name="T2011"><text:tab/></text:span><text:span text:style-name="T2779">No, you don’t! </text:span><text:span text:style-name="T2780">Move!</text:span></text:p>
      <text:p text:style-name="P835"><text:span text:style-name="T1982"><text:tab/></text:span><text:span text:style-name="T2012">Lashed by an unseen taskmaster’s bullwhip, Eidos lets her f</text:span><text:span text:style-name="T1982">eet guide her u</text:span><text:span text:style-name="T1984">p</text:span><text:span text:style-name="T1982">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35"><text:span text:style-name="T1982"><text:tab/>She begins her climb. Step summing upon step, an apparently unending ascension skywards up the shaft of a large square tower tries Eidos’ patience, stretching it to a hair’s breadth. H</text:span><text:span text:style-name="T1985">er consciousness begins to wane again, </text:span><text:span text:style-name="T1986">eyelids slowly closing, </text:span><text:span text:style-name="T1985">seeking the effortless comfort of sleep…</text:span></text:p>
      <text:p text:style-name="P835"><text:span text:style-name="T1985"><text:tab/></text:span><text:span text:style-name="T2762">Wake up!</text:span></text:p>
      <text:p text:style-name="P841"><text:span text:style-name="T1982"><text:tab/></text:span><text:span text:style-name="T1986">Her eyes </text:span><text:span text:style-name="T1987">spring open and s</text:span><text:span text:style-name="T1982">he presses on.</text:span></text:p>
      <text:p text:style-name="P372"><text:tab/>The passage seems to get ever warmer, and in time, she reaches the top, evidenced by the now-visible portal inviting her to exit the indifferent infinity of stairs.</text:p>
      <text:p text:style-name="P835"><text:span text:style-name="T1982"><text:tab/></text:span><text:span text:style-name="T2763">Next up is that creepy desert traveler that messed with my mind… I wonder if I can use Hidden Mind to avoid him, too…</text:span></text:p>
      <text:p text:style-name="P971"><text:span text:style-name="T2982">A </text:span><text:span text:style-name="T2991">N</text:span><text:span text:style-name="T3020">ew P</text:span><text:span text:style-name="T3022">iece</text:span></text:p>
      <text:p text:style-name="P445"/>
      <text:p text:style-name="P445"/>
      <text:p text:style-name="P535">____________________________</text:p>
      <text:p text:style-name="P682"><text:span text:style-name="T2826">The K</text:span><text:span text:style-name="T2834">aban Wilds</text:span><text:span text:style-name="T2826"> – </text:span><text:span text:style-name="T2833">T</text:span><text:span text:style-name="T2890">he Jenowin Plain</text:span></text:p>
      <text:p text:style-name="P445"/>
      <text:p text:style-name="P445"/>
      <text:p text:style-name="P51"><text:tab/>After traversing some rather unremarkable ruins, Eidos finds herself staring down a desert. Here, the sun beats down upon cracked earth as a strong wind blows spiraling plumes of dust into the air.</text:p>
      <text:p text:style-name="P843"><text:tab/><text:span text:style-name="T2523">Dazir off to the </text:span><text:span text:style-name="T2539">north</text:span><text:span text:style-name="T2523">west, shiny tower off to the </text:span><text:span text:style-name="T2539">north</text:span><text:span text:style-name="T2523">east, and beyond that the Tacribians… Filled </text:span><text:span text:style-name="T2542">to bursting </text:span><text:span text:style-name="T2523">with ingrates and liars. I guess we should head to the one rats’ nest we haven’t visited, if for no other reason than for variety. </text:span><text:span text:style-name="T2524">Yip yip, body! Time to move.</text:span></text:p>
      <text:p text:style-name="P844"><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44"><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44"><text:span text:style-name="T1076"><text:tab/></text:span><text:span text:style-name="T2525">The rusty traveler… okay, body, activate the Techne.</text:span></text:p>
      <text:p text:style-name="P281"><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2"><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2"><text:tab/>It approaches…</text:p>
      <text:p text:style-name="P844"><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43"><text:span text:style-name="T1075"><text:tab/></text:span><text:span text:style-name="T2526">Guess I avoided another nasty encounter with him.</text:span></text:p>
      <text:p text:style-name="P845"><text:span text:style-name="T2526"><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3"><text:tab/>Onward she marches, through the night, until the dawn delivers her to her destination.</text:p>
      <text:p text:style-name="P504"/>
      <text:p text:style-name="P504"/>
      <text:p text:style-name="P593">____________________</text:p>
      <text:p text:style-name="P842"><text:span text:style-name="T2826">Ta</text:span><text:span text:style-name="T2835">mbul</text:span><text:span text:style-name="T2826"> – </text:span><text:span text:style-name="T2833">The G</text:span><text:span text:style-name="T2835">ates of Tambul</text:span></text:p>
      <text:p text:style-name="P504"/>
      <text:p text:style-name="P504"><text:soft-page-break/></text:p>
      <text:p text:style-name="P113"><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3"><text:tab/><text:span text:style-name="T2527">Stuck in a dying world… But I guess </text:span><text:span text:style-name="T2528">even</text:span><text:span text:style-name="T2527"> paradise would be torturous if it repeated forever.</text:span></text:p>
      <text:p text:style-name="P842"><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46"><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46"><text:span text:style-name="T1090"><text:tab/></text:span><text:span text:style-name="T2554">I’m guessing this is Tambul</text:span><text:span text:style-name="T2555">—</text:span><text:span text:style-name="T2556">think Rada said something about them being hospitable</text:span><text:span text:style-name="T2554">. </text:span><text:span text:style-name="T2529">Maybe I should ‘Hidden Mind’ myself from them, just in case…</text:span></text:p>
      <text:p text:style-name="P856"><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56"><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46"><text:span text:style-name="T1090"><text:tab/></text:span><text:span text:style-name="T2530">They can see me? </text:span><text:span text:style-name="T2543">Why didn’t it work on them?</text:span></text:p>
      <text:p text:style-name="P846"><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47"><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47"><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47"><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47"><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47"><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47"><text:span text:style-name="T1100"><text:tab/></text:span><text:span text:style-name="T2531">Might as well see what these people are like… probably just like the Dazirans </text:span><text:span text:style-name="T2545">and Tacribians</text:span><text:span text:style-name="T2531">.</text:span></text:p>
      <text:p text:style-name="P284"><text:tab/>Eidos stands there blankly staring for a moment. The lady’s hand stops waving and her enthusiastic smile fades into a slight frown of disappointment.</text:p>
      <text:p text:style-name="P847"><text:span text:style-name="T1101"><text:tab/></text:span><text:span text:style-name="T2531">Hurry up, body! They’re going to think I’m a half-wit if you just stand there.</text:span></text:p>
      <text:p text:style-name="P847"><text:span text:style-name="T1101"><text:tab/>Her feet jerk into motion, carrying her towards </text:span><text:span text:style-name="T1102">the lady. The water peddler’s enthusiasm reignites into the perfect storm of excited smiles and inviting hand waves.</text:span></text:p>
      <text:p text:style-name="P114"><text:soft-page-break/><text:tab/>“It’s not got the kick of a good Jinn-Liquor,” <text:span text:style-name="T3212">she says, handing a cup to Eidos,</text:span> “but water’ll get the job done!”</text:p>
      <text:p text:style-name="P113"><text:tab/>“<text:span text:style-name="T3213">Thanks.”</text:span></text:p>
      <text:p text:style-name="P113"><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3"><text:tab/><text:span text:style-name="T2532">The talkative type… but at least, she’s friendly.</text:span></text:p>
      <text:p text:style-name="P842"><text:span text:style-name="T2980"><text:tab/>Suddenly spinning back to face Eidos, she adds, “Not that we aren’t welcomin’ of foreign folk, mind you! It’s just hard to get here, is all! </text:span><text:span text:style-name="T2440">And</text:span><text:span text:style-name="T2980"> the only thing you’ll find once you do get here is boredom and sand! Really difficult for a curious one such as myself to live in this place where not much happens…”</text:span></text:p>
      <text:p text:style-name="P51"><text:tab/>“<text:span text:style-name="T3214">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57"><text:tab/>“…<text:span text:style-name="T3215">But you, my intrepid friend,” she says with a wink and a nod, “you’re different, aren’t you? I imagine you’ve loads of stories from beyond these stuffy walls!</text:span></text:p>
      <text:p text:style-name="P862"><text:tab/>“Say, if you’re interested in an equal exchange,” she says pouring another cup of water, “I’ll tell you everything you need to know about this boring place!”</text:p>
      <text:p text:style-name="P682"><text:tab/><text:span text:style-name="T2533">If it’s so boring, why would I want to know about it?</text:span></text:p>
      <text:p text:style-name="P285"><text:tab/>“Sure, why not?”</text:p>
      <text:p text:style-name="P682"><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82"><text:span text:style-name="T1103"><text:tab/></text:span><text:span text:style-name="T2534">Logira and Khlutt? The two people who exiled me? </text:span><text:span text:style-name="T2535">It’s a world of intrigue out there… w</text:span><text:span text:style-name="T2557">ould they change if they knew how pointless it was?</text:span></text:p>
      <text:p text:style-name="P682"><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82"><text:span text:style-name="T1104"><text:tab/></text:span><text:span text:style-name="T2536">Yes, and it’s not much of a tourist attraction, so stay away.</text:span></text:p>
      <text:p text:style-name="P286"><text:tab/>“No, this is the first town I’ve seen,” Eidos replies.</text:p>
      <text:p text:style-name="P682"><text:span text:style-name="T1105"><text:tab/></text:span><text:span text:style-name="T2536">Ah yes, my body is just as ignorant as the rest of these people.</text:span></text:p>
      <text:p text:style-name="P682"><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82"><text:span text:style-name="T1106"><text:tab/></text:span><text:span text:style-name="T2537">Last time they died from a poisoned ‘gift’ Khaa had me deliver to them… this time, he can do it himself if he wants, though I half hope that bastard </text:span><text:span text:style-name="T2558">drowns in it</text:span><text:span text:style-name="T2537"> this time around.</text:span></text:p>
      <text:p text:style-name="P849"><text:span text:style-name="T1107"><text:tab/>“</text:span><text:span text:style-name="T1106">No towns, huh? </text:span><text:span text:style-name="T1108">I gotta ask then, where </text:span><text:span text:style-name="T2538">have </text:span><text:span text:style-name="T1108">you been?”</text:span></text:p>
      <text:p text:style-name="P682"><text:span text:style-name="T1108"><text:tab/>“Some place underground. Lots of stairs. A gate. South of here,” </text:span><text:span text:style-name="T1134">she says thinking uttering complete thoughts too tiresome.</text:span></text:p>
      <text:p text:style-name="P682"><text:span text:style-name="T1134"><text:tab/></text:span><text:span text:style-name="T2546">I sound like an idiot.</text:span></text:p>
      <text:p text:style-name="P682"><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82"><text:span text:style-name="T1110"><text:tab/>“</text:span><text:span text:style-name="T1111">That’s just where I woke up,” then half-distractedly she adds, “And other people </text:span><text:span text:style-name="T2559">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82"><text:soft-page-break/><text:span text:style-name="T1111"><text:tab/></text:span><text:span text:style-name="T1112">Shock and disbelief tug at her warm smile, twisting it into a concerned frown. “Mifas’cul.”</text:span></text:p>
      <text:p text:style-name="P682"><text:span text:style-name="T1112"><text:tab/></text:span><text:span text:style-name="T2540">That was his name, wasn’t it? </text:span><text:span text:style-name="T2541">Didn’t Khaa call him an ‘ally of Dazir’?</text:span></text:p>
      <text:p text:style-name="P682"><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82"><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82"><text:span text:style-name="T1115"><text:tab/></text:span><text:span text:style-name="T2547">Nicer than your average local… </text:span><text:span text:style-name="T2548">Well, let’s get moving, body. Yip yip!</text:span></text:p>
      <text:p text:style-name="P506"/>
      <text:p text:style-name="P506"/>
      <text:p text:style-name="P595">_____________</text:p>
      <text:p text:style-name="P851"><text:span text:style-name="T2826">Ta</text:span><text:span text:style-name="T2835">mbul</text:span><text:span text:style-name="T2826"> – </text:span><text:span text:style-name="T2833">The A</text:span><text:span text:style-name="T2892">trium</text:span></text:p>
      <text:p text:style-name="P506"/>
      <text:p text:style-name="P506"/>
      <text:p text:style-name="P851"><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50"><text:span text:style-name="T1138"><text:tab/></text:span><text:span text:style-name="T2544">Must be nice to have an extravagant fountain while your neighbors die of thirst…</text:span></text:p>
      <text:p text:style-name="P682"><text:span text:style-name="T1138"><text:tab/>Suddenly, an elderly man calls out to her, as he waddles h</text:span><text:span text:style-name="T1141">er way</text:span><text:span text:style-name="T1138">.</text:span></text:p>
      <text:p text:style-name="P287"><text:tab/>“Greetings… stranger…” <text:span text:style-name="T3219">he says, struggling to catch his breath from the brisk walk that brought him here.</text:span> “You’ve entered… the township of Tambul, and… I… am its mage-leader… Pakahron…”</text:p>
      <text:p text:style-name="P287"><text:tab/>“<text:span text:style-name="T3220">Are you okay?”</text:span></text:p>
      <text:p text:style-name="P288"><text:tab/>“<text:span text:style-name="T3220">I’ll be… fine… shortly…” He inhales deeply several times, trying to regulate his chaotic breaths. </text:span>“That’s<text:span text:style-name="T3220"> better. Sorry to make you wait.</text:span></text:p>
      <text:p text:style-name="P852"><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88"><text:tab/>“<text:span text:style-name="T3221">Thanks.”</text:span></text:p>
      <text:p text:style-name="P852"><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0"><text:tab/>“That’s nice.”</text:p>
      <text:p text:style-name="P852"><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52"><text:span text:style-name="T1143"><text:tab/>“</text:span><text:span text:style-name="T1146">Don’t think I’m a Jinn, or a Daziran for that matter.”</text:span></text:p>
      <text:p text:style-name="P852"><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1"><text:tab/>“Not in particular.”</text:p>
      <text:p text:style-name="P852"><text:span text:style-name="T1148"><text:tab/>“</text:span><text:span text:style-name="T1149">I’m afraid I must insist…”</text:span></text:p>
      <text:p text:style-name="P292"><text:tab/>“I don’t want any trouble.”</text:p>
      <text:p text:style-name="P852"><text:span text:style-name="T1149"><text:tab/>“</text:span><text:span text:style-name="T1150">A noble aspiration!”</text:span></text:p>
      <text:p text:style-name="P853"><text:span text:style-name="T1150"><text:tab/>“</text:span><text:span text:style-name="T1149">Looking to avoid anything needing too much effort, </text:span><text:span text:style-name="T1150">really…</text:span><text:span text:style-name="T1149">”</text:span></text:p>
      <text:p text:style-name="P853"><text:span text:style-name="T1149"><text:tab/>“Oh…</text:span><text:span text:style-name="T1150"> Well, even still, these are uncertain times… and as the leader of this township, I must determine whether your words are at odds with your thoughts.”</text:span></text:p>
      <text:p text:style-name="P853"><text:span text:style-name="T1150"><text:tab/>“They’re not.” </text:span><text:span text:style-name="T2549">Wait a moment… is he going to do what Logira did to me during the trial?</text:span></text:p>
      <text:p text:style-name="P853"><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53"><text:span text:style-name="T1150"><text:tab/>“</text:span><text:span text:style-name="T1152">Sure, doesn’t matter to me.” </text:span><text:span text:style-name="T2560">Thanks, body; can always count on you to say something stupid.</text:span></text:p>
      <text:p text:style-name="P853"><text:span text:style-name="T1152"><text:tab/>“</text:span><text:span text:style-name="T1153">Then I shall proceed…”</text:span></text:p>
      <text:p text:style-name="P853"><text:span text:style-name="T1153"><text:tab/>“Wait… could this go wrong and mess up my mind </text:span><text:span text:style-name="T1154">or something</text:span><text:span text:style-name="T1153">?” </text:span><text:span text:style-name="T2550">It doesn’t matter; just get it over with.</text:span></text:p>
      <text:p text:style-name="P853"><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53"><text:span text:style-name="T1154"><text:tab/>“</text:span><text:span text:style-name="T1160">You know what? Doesn’t matter. Go for it.”</text:span></text:p>
      <text:p text:style-name="P853"><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53"><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53"><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3"><text:tab/>“<text:span text:style-name="T3222">Well, I could’ve told you all that—glad you saved me the effort, though.</text:span>”</text:p>
      <text:p text:style-name="P294"><text:tab/>“<text:span text:style-name="T3223">Be that as it may… </text:span>you’d sooner find the Ruby Jinn telling the truth than an adult newborn… you are a mystery indeed, Eidos. But an ultimately harmless one, as I detected not a drop of malice in your thoughts.”</text:p>
      <text:p text:style-name="P854"><text:span text:style-name="T1168"><text:tab/>“Great. What now?”</text:span><text:span text:style-name="T2551"> </text:span><text:span text:style-name="T2552">I guess we walk around and talk to random people.</text:span></text:p>
      <text:p text:style-name="P854"><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551">”</text:span></text:p>
      <text:p text:style-name="P852"><text:span text:style-name="T1149"><text:tab/>“</text:span><text:span text:style-name="T1174">Is it far?”</text:span></text:p>
      <text:p text:style-name="P295"><text:tab/>“The Archives are past the Residence District, near the Hydroponics Facility.”</text:p>
      <text:p text:style-name="P295"><text:tab/>“<text:span text:style-name="T3224">Sounds far, but o</text:span>kay. Maybe I’ll find my way there. <text:span text:style-name="T3224">Thanks.</text:span>”</text:p>
      <text:p text:style-name="P295"><text:tab/>Staring an unasked question at her, he says, “Yes. Well, I have my <text:span text:style-name="T3225">civic</text:span> duties to attend to. May Biracul guide you, stranger,” <text:span text:style-name="T3226">and then waddles off into the crowded atrium.</text:span></text:p>
      <text:p text:style-name="P855"><text:span text:style-name="T1174"><text:tab/></text:span><text:span text:style-name="T2553">Okay, so now we walk around and talk to random people?</text:span></text:p>
      <text:p text:style-name="P855"><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994"><text:span text:style-name="T2982">A</text:span><text:span text:style-name="T3019"> P</text:span><text:span text:style-name="T3025">uzzling</text:span><text:span text:style-name="T3021"> P</text:span><text:span text:style-name="T3023">o</text:span><text:span text:style-name="T3026">pulace</text:span></text:p>
      <text:p text:style-name="P505"/>
      <text:p text:style-name="P505"/>
      <text:p text:style-name="P594">_____________</text:p>
      <text:p text:style-name="P848"><text:span text:style-name="T2826">Ta</text:span><text:span text:style-name="T2891">mbul</text:span><text:span text:style-name="T2826"> – </text:span><text:span text:style-name="T2833">The A</text:span><text:span text:style-name="T2893">trium</text:span></text:p>
      <text:p text:style-name="P505"/>
      <text:p text:style-name="P505"/>
      <text:p text:style-name="P872"><text:span text:style-name="T2980"><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89"><text:tab/>This statue seems to serve as a gathering place and most people around here seem engaged in lively conversation. However, a good number seem to <text:span text:style-name="T3227">share Eidos’ intent and are</text:span> merely countering the midday heat with the <text:span text:style-name="T3237">fountain’s </text:span>misty coolness.</text:p>
      <text:p text:style-name="P858"><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58"><text:span text:style-name="T1210"><text:tab/></text:span><text:span text:style-name="T2561">But of course, the dam will burst and out will come an unending stream of words… </text:span><text:span text:style-name="T2562">Let’s go, body, before that happens.</text:span></text:p>
      <text:p text:style-name="P296"><text:tab/>Eidos simply stands beneath a shower of mist, enjoying the coolness.</text:p>
      <text:p text:style-name="P858"><text:span text:style-name="T1212"><text:tab/></text:span><text:span text:style-name="T2562">Really? So we’re going to fight again, body? No. I’m done fighting. Stay if you want.</text:span></text:p>
      <text:p text:style-name="P858"><text:span text:style-name="T1212"><text:tab/>M</text:span><text:span text:style-name="T1213">eanwhile, the bearded man’s own internal conflict also reaches its conclusion, instinct triumphing over reason.</text:span></text:p>
      <text:p text:style-name="P858"><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58"><text:span text:style-name="T1214"><text:tab/>“If you say so,” </text:span><text:span text:style-name="T1216">she replies still submerged in her misty shower.</text:span></text:p>
      <text:p text:style-name="P297"><text:tab/>“Indeed, I do! I say you are both from Thiuda, are you not?”</text:p>
      <text:p text:style-name="P858"><text:span text:style-name="T1216"><text:tab/></text:span><text:span text:style-name="T1217">Eidos rubs her hands through her moistened hair, sinking the coolness to her scalp, having utterly forgotten the man beside her.</text:span></text:p>
      <text:p text:style-name="P298"><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59"><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563">I am an idiot. Can this ‘me’ end soon?</text:span></text:p>
      <text:p text:style-name="P299"><text:tab/>“Indeed, I insist it is so! Despite the remoteness of your homeland, there’s certainly plenty of evidence of your people’s artifacts here in Kabu.</text:p>
      <text:p text:style-name="P299"><text:tab/>“It follows, then, that there must have been numerous trade routes when the folk of Kabu were stronger, and not merely degenerate, as we are now.</text:p>
      <text:p text:style-name="P859"><text:span text:style-name="T1218"><text:tab/>“Wouldn’t that be something?” </text:span><text:span text:style-name="T1220">he says beginning to muse.</text:span><text:span text:style-name="T1218"> “To see folk of the Northlands in the desert plains, just as common as migrating birds!”</text:span></text:p>
      <text:p text:style-name="P859"><text:span text:style-name="T1218"><text:tab/>“</text:span><text:span text:style-name="T1221">What is Thiuda anyway?” </text:span><text:span text:style-name="T1292">Eidos inquires.</text:span></text:p>
      <text:p text:style-name="P860"><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60"><text:soft-page-break/><text:span text:style-name="T1222"><text:tab/></text:span><text:span text:style-name="T1223">Clearing his throat, he proceeds to lecture Eidos, “What </text:span><text:span text:style-name="T2564">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59"><text:span text:style-name="T1212"><text:tab/>“</text:span><text:span text:style-name="T1226">Nope, but I’m gonna leave now.” Eidos begins to walk away. </text:span><text:span text:style-name="T2565">Finally.</text:span></text:p>
      <text:p text:style-name="P300"><text:tab/>“Of course! One so far from home must have come with a purpose beyond talking to the region’s most learned citizen scholars! May Biracul gui… no wait, what was the Thiudan phrase for this occasion? …hmm… Ah, yes! ‘Thra mis Skesir, Dyes mis dawk!’, brave Thiudan!”</text:p>
      <text:p text:style-name="P859"><text:span text:style-name="T1212"><text:tab/>Ablah waves Eidos off, loudl</text:span><text:span text:style-name="T1227">y</text:span><text:span text:style-name="T1212"> chanting his bizarre farewell.</text:span></text:p>
      <text:p text:style-name="P859"><text:span text:style-name="T1212"><text:tab/></text:span><text:span text:style-name="T2566">Why do the annoying one’s always seem to be the happiest? Is it a problem with me?</text:span></text:p>
      <text:p text:style-name="P859"><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59"><text:span text:style-name="T1229"><text:tab/></text:span><text:span text:style-name="T2567">That’s about two hundred paces more than this lazy body is willing to walk… Oh, just go there, you idiot. There’ll be water for you to play with—and hopefully drown in, so I can get a smarter body on the next run…</text:span></text:p>
      <text:p text:style-name="P859"><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07"/>
      <text:p text:style-name="P507"/>
      <text:p text:style-name="P596">_____________________</text:p>
      <text:p text:style-name="P861"><text:span text:style-name="T2826">Ta</text:span><text:span text:style-name="T2891">mbul</text:span><text:span text:style-name="T2826"> – </text:span><text:span text:style-name="T2833">The T</text:span><text:span text:style-name="T2894">emple of Biracul</text:span></text:p>
      <text:p text:style-name="P507"/>
      <text:p text:style-name="P507"/>
      <text:p text:style-name="P863"><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63"><text:span text:style-name="T1231"><text:tab/></text:span><text:span text:style-name="T2568">No point in just standing here; best move inside.</text:span></text:p>
      <text:p text:style-name="P863"><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6"><text:tab/><text:span text:style-name="T2569">A Farcaster? I guess I could’ve come here, too. Where else do they have these things? </text:span><text:span text:style-name="T2570">Does the Dawn Fortress also have one?</text:span></text:p>
      <text:p text:style-name="P861"><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61"><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61"><text:span text:style-name="T1243"><text:tab/></text:span><text:span text:style-name="T2571">This is a lot of water… Why exactly can’t they give more to the Tacribians? I remember Heyar saying they gave some, but this looks like it’s more than enough for two towns…</text:span></text:p>
      <text:p text:style-name="P861"><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08"/>
      <text:p text:style-name="P508"/>
      <text:p text:style-name="P597">_____________________</text:p>
      <text:p text:style-name="P864"><text:span text:style-name="T2826">Ta</text:span><text:span text:style-name="T2891">mbul</text:span><text:span text:style-name="T2826"> – </text:span><text:span text:style-name="T2833">The R</text:span><text:span text:style-name="T2895">esidence District</text:span></text:p>
      <text:p text:style-name="P508"/>
      <text:p text:style-name="P508"/>
      <text:p text:style-name="P865"><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1"><text:tab/>Though mostly monochromatic and uniform, the residences distinguish themselves by simple yet colorful placards framing what could well be names and occupations.</text:p>
      <text:p text:style-name="P301"><text:tab/>Dary, Loremaster.</text:p>
      <text:p text:style-name="P301"><text:tab/>Dysron, Cultivator.</text:p>
      <text:p text:style-name="P301"><text:tab/>Kagesh, Guardian.</text:p>
      <text:p text:style-name="P301"><text:tab/>But then, she reaches one with the name defaced. Scratched through with a single line, Zebh, Cultivator was once <text:span text:style-name="T3238">cleanly </text:span>written upon it<text:span text:style-name="T3239">s presently marred surface</text:span>.</text:p>
      <text:p text:style-name="P186"><text:span text:style-name="T2569"><text:tab/></text:span><text:span text:style-name="T2572">Zebh? I’ll hear that name again, surely.</text:span></text:p>
      <text:p text:style-name="P861"><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61"><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61"><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61"><text:span text:style-name="T1253"><text:tab/></text:span><text:span text:style-name="T1254">Inspiration strikes, and the man begins.</text:span></text:p>
      <text:p text:style-name="P866"><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2"><text:tab/>“It starts with a horrible, jinnborn wail.</text:p>
      <text:p text:style-name="P303"><text:tab/>“A storm of blood, a storm of crime,</text:p>
      <text:p text:style-name="P861"><text:span text:style-name="T1254"><text:tab/>“A ghastly, ghoulish, ghost-filled time!” </text:span><text:span text:style-name="T1255">He solemnly bows, pausing for dramatic effect.</text:span></text:p>
      <text:p text:style-name="P304"><text:tab/>“First, came ol’ Famlaz, dread Jinn king of red,</text:p>
      <text:p text:style-name="P867"><text:span text:style-name="T1255"><text:tab/>“Lies dripping—oozing!</text:span><text:span text:style-name="T1256">—</text:span><text:span text:style-name="T1255">from his brain-filled head.</text:span></text:p>
      <text:p text:style-name="P304"><text:tab/>“Pay attention! Listen now <text:span text:style-name="T3240">and</text:span> <text:span text:style-name="T3240">l</text:span>isten well!</text:p>
      <text:p text:style-name="P867"><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5"><text:tab/>“It is I, CAW! Famlicus, the Lord of Lies!</text:p>
      <text:p text:style-name="P305"><text:tab/>“Scorpions and buzzards, my <text:span text:style-name="T3241">myriad </text:span>spies.</text:p>
      <text:p text:style-name="P305"><text:tab/>“I turn the father ‘gainst the son,</text:p>
      <text:p text:style-name="P867"><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6"><text:tab/>“Then came the brutal brothers Amethyst,</text:p>
      <text:p text:style-name="P306"><text:soft-page-break/><text:tab/>“Whom you would do well to detest.</text:p>
      <text:p text:style-name="P306"><text:tab/>“Most strong in body, yet quite weak in brain.</text:p>
      <text:p text:style-name="P867"><text:span text:style-name="T1259"><text:tab/>“For gifts, they brought </text:span><text:span text:style-name="T1315">man</text:span><text:span text:style-name="T1259"> tears and pain!” </text:span><text:span text:style-name="T1260">Lowering his head, he returns to prior look of constipation.</text:span></text:p>
      <text:p text:style-name="P867"><text:span text:style-name="T1260"><text:tab/></text:span><text:span text:style-name="T2573">This guy only has two </text:span><text:span text:style-name="T2577">facial </text:span><text:span text:style-name="T2573">expressions it seems…</text:span></text:p>
      <text:p text:style-name="P307"><text:tab/>“Call our names, fools! Konki and Nerius!</text:p>
      <text:p text:style-name="P307"><text:tab/>“Twinned Jinns and brothers most nefarious!</text:p>
      <text:p text:style-name="P307"><text:tab/>“First, we strike and smash, then whip and lash!</text:p>
      <text:p text:style-name="P867"><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08"><text:tab/>“Next, came Vanargand, fabled Man of Green,</text:p>
      <text:p text:style-name="P308"><text:tab/>“With his emerald eyes and ghelblade most keen.</text:p>
      <text:p text:style-name="P308"><text:tab/>“Worse still are his children, death born in three.</text:p>
      <text:p text:style-name="P867"><text:span text:style-name="T1261"><text:tab/>“A curse for Biracul, for you and… ME!” </text:span><text:span text:style-name="T1262">His faces shifts.</text:span></text:p>
      <text:p text:style-name="P309"><text:tab/>“I shall strike with both my sword and spear.</text:p>
      <text:p text:style-name="P309"><text:tab/>“My first’s deadly poison will burn and sear.</text:p>
      <text:p text:style-name="P309"><text:tab/>“My second’s crushing jaw will mash and bite.</text:p>
      <text:p text:style-name="P867"><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0"><text:tab/>“Of these roles, nary a one can compare,</text:p>
      <text:p text:style-name="P310"><text:tab/>“To the unseen Jinn of night and despair!</text:p>
      <text:p text:style-name="P310"><text:tab/>“Indeed! The very worst was Melinoe,</text:p>
      <text:p text:style-name="P310"><text:tab/>“Obsidian dowager of shadow!</text:p>
      <text:p text:style-name="P310"><text:tab/>“Yes! Sister Midnight, neither found nor sought, </text:p>
      <text:p text:style-name="P310"><text:tab/>“Her most wicked weapon, her silent thought.</text:p>
      <text:p text:style-name="P310"><text:tab/>“No respite in sleep! Just nightmares galore!</text:p>
      <text:p text:style-name="P310"><text:tab/>“Beckon ye enter through Night’s charnel door!” <text:span text:style-name="T3242">His pace accelerates.</text:span></text:p>
      <text:p text:style-name="P186"><text:span text:style-name="T2569"><text:tab/>“</text:span><text:span text:style-name="T3228">Each and every evil deed sows the seeds” Faster.</text:span></text:p>
      <text:p text:style-name="P186"><text:tab/>“For the almighty Dread Spiral’s return.” <text:span text:style-name="T3243">Faster.</text:span></text:p>
      <text:p text:style-name="P186"><text:tab/>“Begging please, <text:span text:style-name="T3244">each mortal</text:span> pleads,” <text:span text:style-name="T3243">FASTER!</text:span></text:p>
      <text:p text:style-name="P186"><text:tab/>“Make this festering world… BUR-UR-UR-URRRRrrrrrnnn…” <text:span text:style-name="T3229">his words peter out as his breath is expended.</text:span></text:p>
      <text:p text:style-name="P187"><text:tab/><text:span text:style-name="T2574">What was </text:span><text:span text:style-name="T2715">that</text:span><text:span text:style-name="T2574">?</text:span></text:p>
      <text:p text:style-name="P188"><text:span text:style-name="T2574"><text:tab/></text:span><text:span text:style-name="T3230">Then, a lengthy silence ensues, with Eidos and the man simply staring at each other. Uncounted heartbeats pass and the deadlock of their gazes continues.</text:span></text:p>
      <text:p text:style-name="P311"><text:tab/>Minutes.</text:p>
      <text:p text:style-name="P311"><text:tab/>Hours.</text:p>
      <text:p text:style-name="P188"><text:tab/><text:span text:style-name="T3231">Days.</text:span></text:p>
      <text:p text:style-name="P188"><text:tab/><text:span text:style-name="T3231">The two stare at each other, fighting an invisible battle between art and indifference.</text:span></text:p>
      <text:p text:style-name="P188"><text:tab/><text:span text:style-name="T3232">Years.</text:span></text:p>
      <text:p text:style-name="P188"><text:tab/><text:span text:style-name="T3232">Centuries.</text:span></text:p>
      <text:p text:style-name="P188"><text:tab/><text:span text:style-name="T3232">Millennia.</text:span></text:p>
      <text:p text:style-name="P188"><text:tab/><text:span text:style-name="T3233">All pass in an instant while they peer deeply into one another’s Trueflesh. One so devout to his craft, the other so apathetic towards it.</text:span></text:p>
      <text:p text:style-name="P186"><text:tab/><text:span text:style-name="T3233">But soon an ever-widening smile cracks the man’s sober expression, eyes beaming with pride and delight.</text:span></text:p>
      <text:p text:style-name="P189"><text:tab/>“I can’t believe it!” <text:span text:style-name="T3234">he excitedly exclaims as he rushes to embrace Eidos.</text:span> “You watched my whole performance! Even the lengthy, silent outro—included for dramatic effect! No one has ever watched my play in its entirety!”</text:p>
      <text:p text:style-name="P189"><text:soft-page-break/><text:tab/><text:span text:style-name="T2578">I doubt anyone even made it through the first stanza…</text:span></text:p>
      <text:p text:style-name="P189"><text:span text:style-name="T3235"><text:tab/>Then releasing his embrace yet maintaining a loving grip on her shoulders, </text:span>“You are thus bestowed with the highest honor of being my most loyal and supportive fan!”</text:p>
      <text:p text:style-name="P190"><text:tab/>“<text:span text:style-name="T3236">Sure,” she replies, “but to be honest I wasn’t really paying attention. Just kind of spaced out there for a moment.”</text:span></text:p>
      <text:p text:style-name="P157"><text:tab/>If only I could’ve done the same…</text:p>
      <text:p text:style-name="P868"><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68"><text:span text:style-name="T1264"><text:tab/>“</text:span><text:span text:style-name="T1266">Hey, are you listen…”</text:span></text:p>
      <text:p text:style-name="P868"><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69"><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69"><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69"><text:span text:style-name="T1276"><text:tab/></text:span><text:span text:style-name="T2575">Even though in the end nothing matters anyway, from the bottom of my heart, I truly hope we never meet again.</text:span></text:p>
      <text:p text:style-name="P873"><text:span text:style-name="T1276"><text:tab/></text:span><text:span text:style-name="T1322">She shrugs and turns her attention back to the surroundings.</text:span></text:p>
      <text:p text:style-name="P873"><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71"><text:span text:style-name="T1115"><text:tab/></text:span><text:span text:style-name="T2576">And I guess those are the Archives where that Kaleki person works.</text:span></text:p>
      <text:p text:style-name="P871"><text:span text:style-name="T1115"><text:tab/></text:span><text:span text:style-name="T1278">Recalling the mage Pakahron’s advice, she wonders if she should go investigate.</text:span></text:p>
      <text:p text:style-name="P312"><text:tab/>“Not too far off. Might as well, I guess.”</text:p>
      <text:p text:style-name="P871"><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995"><text:span text:style-name="T2982">A</text:span><text:span text:style-name="T3024"> D</text:span><text:span text:style-name="T3027">eparture</text:span></text:p>
      <text:p text:style-name="P509"/>
      <text:p text:style-name="P509"/>
      <text:p text:style-name="P598">_____________</text:p>
      <text:p text:style-name="P870"><text:span text:style-name="T2826">Ta</text:span><text:span text:style-name="T2891">mbul</text:span><text:span text:style-name="T2826"> – </text:span><text:span text:style-name="T2833">The A</text:span><text:span text:style-name="T2896">rchives</text:span></text:p>
      <text:p text:style-name="P509"/>
      <text:p text:style-name="P509"/>
      <text:p text:style-name="P870"><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70"><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70"><text:span text:style-name="T166"><text:tab/></text:span><text:span text:style-name="T2579">It’s like the one in the Sanctuary… but alive.</text:span></text:p>
      <text:p text:style-name="P870"><text:span text:style-name="T166"><text:tab/>The handful of individuals reading or copying texts are dwarfed by the arboreal behemoth, </text:span><text:span text:style-name="T1338">and </text:span><text:span text:style-name="T166">rendered seemingly insignificant in contrast.</text:span></text:p>
      <text:p text:style-name="P874"><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74"><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74"><text:span text:style-name="T166"><text:tab/></text:span><text:span text:style-name="T2580">Wait, is that a…</text:span></text:p>
      <text:p text:style-name="P874"><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74"><text:span text:style-name="T166"><text:tab/></text:span><text:span text:style-name="T2581">It looks a lot like the mural in the Sanctuary, what with the woman u</text:span><text:span text:style-name="T2608">nder the</text:span><text:span text:style-name="T2581"> tree and all that nonsense.</text:span></text:p>
      <text:p text:style-name="P875"><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75"><text:span text:style-name="T1333"><text:tab/></text:span><text:span text:style-name="T2582">How many of these things are there, anyway? So far I’ve seen Farcaster, Eidos, Fenrir, Luin—does that one count?—, Discipline, Wulfias, and the Occult… so seven plus this one. At least eight. </text:span><text:span text:style-name="T2609">This one’s different. </text:span><text:span text:style-name="T2582">W</text:span><text:span text:style-name="T2609">onder what it does</text:span><text:span text:style-name="T2582">… Maybe Fenrir will give it to me next time.</text:span></text:p>
      <text:p text:style-name="P875"><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75"><text:soft-page-break/><text:span text:style-name="T1334"><text:tab/></text:span><text:span text:style-name="T2583">Can read some, but not others… What am I missing? </text:span><text:span text:style-name="T2610">Not that being able to read them would help anyway.</text:span></text:p>
      <text:p text:style-name="P875"><text:span text:style-name="T1338"><text:tab/>Soon, she has completed her rounds and returned to the entrance. Yawning, she considers exiting in search of green p</text:span><text:span text:style-name="T1438">astures</text:span><text:span text:style-name="T1338">.</text:span></text:p>
      <text:p text:style-name="P875"><text:span text:style-name="T1338"><text:tab/></text:span><text:span text:style-name="T2583">Body, didn’t you come here to talk to Kaleki?</text:span></text:p>
      <text:p text:style-name="P313"><text:tab/>Eyes search for her original purpose, finally landing on a rather grim-looking woman pacing the area with the bearing of authority.</text:p>
      <text:p text:style-name="P875"><text:span text:style-name="T1338"><text:tab/></text:span><text:span text:style-name="T2584">Yeah, I bet that’s her.</text:span></text:p>
      <text:p text:style-name="P876"><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76"><text:span text:style-name="T1340"><text:tab/>Eidos s</text:span><text:span text:style-name="T1439">imply continues</text:span><text:span text:style-name="T1340"> her shuffle towards who she thinks must be Kaleki.</text:span></text:p>
      <text:p text:style-name="P876"><text:span text:style-name="T1340"><text:tab/>The woman soon confirms a</text:span><text:span text:style-name="T1440">ll</text:span><text:span text:style-name="T1340"> suspicions, saying, “Biracul guide you, Eidos. I’m Kaleki, Librarian of Tambul.”</text:span></text:p>
      <text:p text:style-name="P314"><text:tab/>“You know my name?”</text:p>
      <text:p text:style-name="P314"><text:tab/>“Pakahron informed me you might be paying the Archives a visit. How may I serve you?”</text:p>
      <text:p text:style-name="P876"><text:span text:style-name="T1340"><text:tab/>“Not sure.” </text:span><text:span text:style-name="T2585">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585">For the love of…</text:span></text:p>
      <text:p text:style-name="P877"><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5"><text:tab/>“Born a Neverborn? You make no sense. I thought people like you were supposed to make sense.”</text:p>
      <text:p text:style-name="P877"><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75"><text:span text:style-name="T1338"><text:tab/></text:span><text:span text:style-name="T2586">The sentry… and maybe those different statues in the Wellspring… and maybe the big blue creatures I saw, too</text:span><text:span text:style-name="T2611">(?)</text:span><text:span text:style-name="T2586">. Vanquished automata, huh? Then who were the Vanquished?</text:span></text:p>
      <text:p text:style-name="P875"><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75"><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875"><text:span text:style-name="T1345"><text:tab/>“</text:span><text:span text:style-name="T1443">Forget it</text:span><text:span text:style-name="T1345">. Bye then.” </text:span><text:span text:style-name="T2587">That’s rude…</text:span></text:p>
      <text:p text:style-name="P316"><text:tab/>Stunned by the rather abrupt farewell, an awkward silence ensues.</text:p>
      <text:p text:style-name="P316"><text:tab/>Eidos shrugs and walks away.</text:p>
      <text:p text:style-name="P875"><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6"><text:tab/>“Not really,” Eidos says without turning around.</text:p>
      <text:p text:style-name="P316"><text:tab/>Clearly flabbergasted at this point, the slighted Librarian’s voice teases a volume inappropriate for an <text:span text:style-name="T3306">A</text:span>rchives. “Then why even bother asking <text:span text:style-name="T3250">in the first place</text:span>?!”</text:p>
      <text:p text:style-name="P875"><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75"><text:span text:style-name="T1346"><text:tab/></text:span><text:span text:style-name="T2612">This me sure knows how to make friends and influence people…</text:span></text:p>
      <text:p text:style-name="P510"/>
      <text:p text:style-name="P510"><text:soft-page-break/></text:p>
      <text:p text:style-name="P599">__________________</text:p>
      <text:p text:style-name="P878"><text:span text:style-name="T2826">Ta</text:span><text:span text:style-name="T2891">mbul</text:span><text:span text:style-name="T2826"> – </text:span><text:span text:style-name="T2833">The </text:span><text:span text:style-name="T2897">Moon Tower</text:span></text:p>
      <text:p text:style-name="P510"/>
      <text:p text:style-name="P510"/>
      <text:p text:style-name="P878"><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78"><text:span text:style-name="T1350"><text:tab/></text:span><text:span text:style-name="T2588">The Moon Tower, according to Heyar… I wonder… if he’s still alive—he must be. Maybe my idiot body will go to the Dawn Fortress and find out.</text:span></text:p>
      <text:p text:style-name="P879"><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17"><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6"><text:tab/><text:span text:style-name="T2589">We could take a look from the ramparts. Should be able to see the Dawn Fortress and the canyon from there—and who knows what else?</text:span></text:p>
      <text:p text:style-name="P880"><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80"><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82"><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82"><text:span text:style-name="T166"><text:tab/></text:span><text:span text:style-name="T2590">That’ll likely get us to the </text:span><text:span text:style-name="T2613">top.</text:span></text:p>
      <text:p text:style-name="P882"><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4"><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81"><text:span text:style-name="T166"><text:tab/></text:span><text:span text:style-name="T2591">Huh, I can’t really see the Obsidian Ruin from here… I wonder if it would </text:span><text:span text:style-name="T2592">still</text:span><text:span text:style-name="T2591"> freak me out as much as it did last time.</text:span></text:p>
      <text:p text:style-name="P881"><text:span text:style-name="T2591"><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81"><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2"><text:tab/><text:span text:style-name="T2593">The tower is blocking both Dazir and the Sanctuary… must be further east of Tambul than I thought. </text:span><text:span text:style-name="T2614">Nothing north or south, though… </text:span><text:span text:style-name="T2615">This is it.</text:span></text:p>
      <text:p text:style-name="P192"><text:span text:style-name="T2593"><text:tab/></text:span>Disrupting the serenity of the scene is the sound of somewhat muffled, scratching footsteps.</text:p>
      <text:p text:style-name="P186"><text:tab/><text:span text:style-name="T2594">Doesn’t concern me.</text:span></text:p>
      <text:p text:style-name="P318"><text:tab/>Eidos lazily hunts for the source to the left and then the right, spotting nothing, as the wind howls by mockingly.</text:p>
      <text:p text:style-name="P883"><text:span text:style-name="T1367"><text:tab/>“</text:span><text:span text:style-name="T1368">Stupid wind. Making me hear things.”</text:span></text:p>
      <text:p text:style-name="P883"><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83"><text:span text:style-name="T166"><text:tab/></text:span><text:span text:style-name="T2595">I suppose I could climb it.</text:span></text:p>
      <text:p text:style-name="P319"><text:tab/>She stares vacantly at the rope.</text:p>
      <text:p text:style-name="P883"><text:span text:style-name="T1370"><text:tab/></text:span><text:span text:style-name="T2595">…perhaps in another lifetime.</text:span></text:p>
      <text:p text:style-name="P319"><text:tab/>Time passes. How long? Too long. Eidos has already forgotten what she was looking at or even why she is here in the first place.</text:p>
      <text:p text:style-name="P320"><text:tab/>Motion sparks a thought in her, the man she once watched now emerges and slides down his rope, right in front of Eidos. With only the slightest bit of surprise detectable upon his face, he regards her.</text:p>
      <text:p text:style-name="P320"><text:tab/>Calculating.</text:p>
      <text:p text:style-name="P320"><text:tab/>Assessing.</text:p>
      <text:p text:style-name="P320"><text:tab/>Scheming.</text:p>
      <text:p text:style-name="P883"><text:span text:style-name="T1370"><text:tab/>But she finds interpreting facial expressions too taxing an activity and thus just replies with a dumb </text:span><text:span text:style-name="T1371">but genuine </text:span><text:span text:style-name="T1370">smile.</text:span></text:p>
      <text:p text:style-name="P883"><text:span text:style-name="T1370"><text:tab/>“Lovely weather we’ve been having…” </text:span><text:span text:style-name="T1372">the man says, breaking the silence.</text:span></text:p>
      <text:p text:style-name="P883"><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83"><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83"><text:span text:style-name="T1370"><text:tab/></text:span><text:span text:style-name="T2597">This body doesn’t care, and honestly, it doesn’t much matter… Let’s just leave and do something else.</text:span></text:p>
      <text:p text:style-name="P883"><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83"><text:span text:style-name="T1370"><text:tab/></text:span><text:span text:style-name="T2597">Why does that part have a roof? Is it a garrison… </text:span><text:span text:style-name="T2616">a</text:span><text:span text:style-name="T2597"> guardhouse, </text:span><text:span text:style-name="T2616">maybe</text:span><text:span text:style-name="T2597">?</text:span></text:p>
      <text:p text:style-name="P319"><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83"><text:span text:style-name="T1370"><text:tab/></text:span><text:span text:style-name="T2596">Let’s go check it out, </text:span><text:span text:style-name="T2598">body</text:span><text:span text:style-name="T2596">. </text:span><text:span text:style-name="T2599">Better than staying here and roasting in the sun. </text:span><text:span text:style-name="T2600">Meaningless or not, I prefer going somewhere—anywhere—to doing nothing.</text:span></text:p>
      <text:p text:style-name="P883"><text:span text:style-name="T1370"><text:tab/></text:span><text:span text:style-name="T1375">Reluctantly, her body rises from its resting position and walks the length of the walls to the covered section at the far end of the battlements.</text:span></text:p>
      <text:p text:style-name="P511"/>
      <text:p text:style-name="P511"/>
      <text:p text:style-name="P600">______________</text:p>
      <text:p text:style-name="P884"><text:span text:style-name="T2826">Ta</text:span><text:span text:style-name="T2891">mbul</text:span><text:span text:style-name="T2826"> – </text:span><text:span text:style-name="T2833">The </text:span><text:span text:style-name="T2897">M</text:span><text:span text:style-name="T2898">ortuary</text:span></text:p>
      <text:p text:style-name="P511"/>
      <text:p text:style-name="P511"/>
      <text:p text:style-name="P884"><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85"><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893"><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893"><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83"><text:span text:style-name="T1370"><text:tab/></text:span><text:span text:style-name="T1383">Finally noticing her presence, the mortician wipes the sweat off his brow and gives Eidos a quizzical glance.</text:span></text:p>
      <text:p text:style-name="P883"><text:span text:style-name="T1383"><text:tab/></text:span><text:span text:style-name="T1384">Eidos replies with her characteristic blank stare.</text:span></text:p>
      <text:p text:style-name="P883"><text:span text:style-name="T1384"><text:tab/></text:span><text:span text:style-name="T1385">The man laughs a hearty laugh and shouts, “Well don’t be shy! They don’t bite, kid!” He waves her over.</text:span></text:p>
      <text:p text:style-name="P321"><text:tab/>Eidos obliges.</text:p>
      <text:p text:style-name="P883"><text:span text:style-name="T1385"><text:tab/></text:span><text:span text:style-name="T2601">So you go when a random stranger beckons, but not when I ask you to? No, don’t let this bother you; you can’t let it bother you because there’s not a damn thing you can do about it.</text:span></text:p>
      <text:p text:style-name="P883"><text:span text:style-name="T2601"><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83"><text:span text:style-name="T1386"><text:tab/>“</text:span><text:span text:style-name="T1387">Just kind of ended up here,” she says poking at some of the hanging corpses.</text:span></text:p>
      <text:p text:style-name="P883"><text:span text:style-name="T1387"><text:tab/></text:span><text:span text:style-name="T2602">Can you please not do that.</text:span></text:p>
      <text:p text:style-name="P883"><text:span text:style-name="T1387"><text:tab/>“M</text:span><text:span text:style-name="T1388">ind</text:span><text:span text:style-name="T1387"> not touch</text:span><text:span text:style-name="T1388">in’</text:span><text:span text:style-name="T1387"> the merchandise, sweetcheeks?”</text:span></text:p>
      <text:p text:style-name="P322"><text:tab/>She gives it one last poke before moving away towards a large opening in the wall.</text:p>
      <text:p text:style-name="P883"><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894"><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83"><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83"><text:span text:style-name="T1390"><text:tab/>“</text:span><text:span text:style-name="T1391">Doesn’t much matter; we all gotta die sometime,” </text:span><text:span text:style-name="T1392">she says growing bored with sitting.</text:span></text:p>
      <text:p text:style-name="P883"><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83"><text:span text:style-name="T2601"><text:tab/>“</text:span><text:span text:style-name="T1394">Maybe.”</text:span></text:p>
      <text:p text:style-name="P323"><text:tab/>“Well, nice havin’ a chat, but maybe you should run along. I’m sure you got places to be!”</text:p>
      <text:p text:style-name="P323"><text:tab/>“Not really. I don’t really know where to go.”</text:p>
      <text:p text:style-name="P883"><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83"><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83"><text:span text:style-name="T1394"><text:tab/></text:span><text:span text:style-name="T1398">Eidos simply stares at the man only half focused, her maximum effort though it may be.</text:span></text:p>
      <text:p text:style-name="P883"><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83"><text:span text:style-name="T1385"><text:tab/>“</text:span><text:span text:style-name="T1402">Why throw the bodies into the canyon?” she asks, ignora</text:span><text:span text:style-name="T1403">nt of</text:span><text:span text:style-name="T1402"> his annoyance.</text:span></text:p>
      <text:p text:style-name="P883"><text:span text:style-name="T1402"><text:tab/>“</text:span><text:span text:style-name="T1404">Why do Kabans do it or why do I do it?”</text:span></text:p>
      <text:p text:style-name="P324"><text:tab/>“Kabans.”</text:p>
      <text:p text:style-name="P324"><text:tab/>“To remember Ark’s fall into the canyon.”</text:p>
      <text:p text:style-name="P324"><text:tab/>“You?”</text:p>
      <text:p text:style-name="P883"><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83"><text:span text:style-name="T1405"><text:tab/>“</text:span><text:span text:style-name="T1406">Okay,” </text:span><text:span text:style-name="T1407">she says, rising to leave.</text:span></text:p>
      <text:p text:style-name="P325"><text:tab/>“Ah, you leavin’ so soon? And here I thought we were bo<text:span text:style-name="T3251">n</text:span>din’!”</text:p>
      <text:p text:style-name="P325"><text:tab/>“I don’t mind stayin’ either; no difference to me.”</text:p>
      <text:p text:style-name="P325"><text:tab/>“No! Jinns take you, kid! I’m up to my balls in corpses these days.”</text:p>
      <text:p text:style-name="P325"><text:tab/>“Why so many recently?”</text:p>
      <text:p text:style-name="P886"><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716">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5"><text:tab/>“<text:span text:style-name="T3245">Okay. I’ve lost interest.” </text:span><text:span text:style-name="T2617">Rude as always, body.</text:span></text:p>
      <text:p text:style-name="P898"><text:tab/>Eidos begins to walk down the nearby stairs, as Boz looks on in stunned silence.</text:p>
      <text:p text:style-name="P898"><text:tab/>Halfway down the stairs she hears a raucous laughter echoing after her, followed by the words, “You win this one, kid! Ha! Biracul guide you!”</text:p>
      <text:p text:style-name="P115"><text:tab/><text:span text:style-name="T3246">But she barely registers them and simply continues her descent.</text:span></text:p>
      <text:p text:style-name="P512"/>
      <text:p text:style-name="P512"/>
      <text:p text:style-name="P601">___________________________</text:p>
      <text:p text:style-name="P887"><text:span text:style-name="T2826">Ta</text:span><text:span text:style-name="T2891">mbul</text:span><text:span text:style-name="T2826"> – </text:span><text:span text:style-name="T2833">The </text:span><text:span text:style-name="T2898">Gate of Celestial Judgment</text:span></text:p>
      <text:p text:style-name="P512"/>
      <text:p text:style-name="P512"/>
      <text:p text:style-name="P888"><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889"><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889"><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889"><text:span text:style-name="T166"><text:tab/></text:span><text:span text:style-name="T2603">That’s probably the bridge to the Dawn Fortress… might make for a more comfortable journey than a torrent of poisoned water.</text:span></text:p>
      <text:p text:style-name="P889"><text:span text:style-name="T1419"><text:tab/></text:span><text:span text:style-name="T1420">Nearby she hears a familiar voice yet cannot quite match it to a name or face.</text:span></text:p>
      <text:p text:style-name="P326"><text:tab/>“‘Fairer than a polished gem,</text:p>
      <text:p text:style-name="P326"><text:tab/>“More robust than an egg-laying hen…’</text:p>
      <text:p text:style-name="P889"><text:span text:style-name="T1420"><text:tab/>“Hmm… needs more vivid imagery… I g</text:span><text:span text:style-name="T1471">ot it</text:span><text:span text:style-name="T1420">!</text:span></text:p>
      <text:p text:style-name="P326"><text:tab/>“‘Love deeper than a Suyuti’s for their goat,</text:p>
      <text:p text:style-name="P326"><text:tab/>“Want to memorize your every bit by rote!’</text:p>
      <text:p text:style-name="P889"><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889"><text:span text:style-name="T1421"><text:tab/></text:span><text:span text:style-name="T2604">Oh no… body, hide. </text:span><text:span text:style-name="T2618">For the love of all that’s sacred, hide.</text:span><text:span text:style-name="T2604"> It’s better for all parties involved.</text:span></text:p>
      <text:p text:style-name="P889"><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28"><text:soft-page-break/><text:tab/>The voice continues, “‘More idle than the unemployed,</text:p>
      <text:p text:style-name="P328"><text:tab/>“Hotter than an asteroid…’</text:p>
      <text:p text:style-name="P328"><text:tab/>“...Or perhaps ‘Closer to me than my hemorrhoid,’ instead..?</text:p>
      <text:p text:style-name="P327"><text:tab/>“Gah! I need the brutal cruelty of the Dawn Fortress to move my pen beyond this writer’s block! Yes! Only by submerging my seed into manure can it blossom into the most beautiful stalk of grain!</text:p>
      <text:p text:style-name="P327"><text:tab/>“When next we meet, you will have been immortalized in song, my sweet!”</text:p>
      <text:p text:style-name="P889"><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889"><text:span text:style-name="T1422"><text:tab/></text:span><text:span text:style-name="T2605">Now, I’m not </text:span><text:span text:style-name="T2619">so </text:span><text:span text:style-name="T2605">sure about going to the Dawn Fortress…</text:span></text:p>
      <text:p text:style-name="P890"><text:span text:style-name="T1422"><text:tab/></text:span><text:span text:style-name="T1419">Eidos </text:span><text:span text:style-name="T1422">rises from her stony seat and </text:span><text:span text:style-name="T1419">moves </text:span><text:span text:style-name="T1423">toward the doorless gate.</text:span></text:p>
      <text:p text:style-name="P890"><text:span text:style-name="T1423"><text:tab/></text:span><text:span text:style-name="T2606">Well, as long as we avoid that guy, I guess it’ll be fine.</text:span></text:p>
      <text:p text:style-name="P329"><text:tab/>Two guards stand chatting near the archway, oblivious to her approach.</text:p>
      <text:p text:style-name="P890"><text:span text:style-name="T1423"><text:tab/></text:span><text:span text:style-name="T2606">What’s the point of having guards if they’re not going to watch what they’re guarding?</text:span></text:p>
      <text:p text:style-name="P890"><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890"><text:span text:style-name="T1419"><text:tab/></text:span><text:span text:style-name="T1427">He begins his violent reproach, </text:span><text:span text:style-name="T1419">“Biracul’s balls! You almost got yourself dissolved, lady!”</text:span></text:p>
      <text:p text:style-name="P895"><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895"><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1"><text:tab/>“Get it now?! That could’ve been you!” <text:span text:style-name="T3247">he says pointing to, well nothing, now that the stone has dissolved.</text:span></text:p>
      <text:p text:style-name="P191"><text:tab/><text:span text:style-name="T2607">Doesn’t matter. Death doesn’t affect me.</text:span></text:p>
      <text:p text:style-name="P191"><text:span text:style-name="T2607"><text:tab/></text:span><text:span text:style-name="T3248">“Look,” he continues, his tone softening, “I don’t know where you came from, but it’s obvious you’re not from around Kabu, at least. So lemme explain two things to you.</text:span></text:p>
      <text:p text:style-name="P191"><text:tab/>“Number one. The Tacribians on the other side of the bridge’re on the brink of committing a Daziran genocide, something to do with a water dispute—but I don’t know, nor do I care to find out the details of their conflict…</text:p>
      <text:p text:style-name="P891"><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891"><text:span text:style-name="T166"><text:tab/>“So with that in mind, it’s your call, lady.” </text:span><text:span text:style-name="T1430">He stares at her impatiently.</text:span></text:p>
      <text:p text:style-name="P330"><text:tab/>“Not sure. Maybe you can tell me what to do,” she replies.</text:p>
      <text:p text:style-name="P896"><text:span text:style-name="T1430"><text:tab/>An incredulous guffaw from the guards has them in stitches. “Did you hear that, Brus? She wants </text:span><text:span text:style-name="T2717">me</text:span><text:span text:style-name="T1705"> to tell her what she should do!</text:span></text:p>
      <text:p text:style-name="P896"><text:span text:style-name="T1705"><text:tab/>“</text:span><text:span text:style-name="T1709">Well</text:span><text:span text:style-name="T1705">, </text:span><text:span text:style-name="T1706">L</text:span><text:span text:style-name="T1708">et’s see, do we have a</text:span><text:span text:style-name="T1706"> simpleton who’ll follow any orders? Dawn Fortress! Or </text:span><text:span text:style-name="T1708">is she </text:span><text:span text:style-name="T1706">just lazy? Dazir! Ha!”</text:span></text:p>
      <text:p text:style-name="P897"><text:span text:style-name="T1706"><text:tab/>The other guard chimes in, “Ho</text:span><text:span text:style-name="T1710">ld up there, Arkal</text:span><text:span text:style-name="T1706">! T</text:span><text:span text:style-name="T1710">he d</text:span><text:span text:style-name="T1706">raug raids ended with Rikharr, </text:span><text:span text:style-name="T1710">didn’t they?”</text:span></text:p>
      <text:p text:style-name="P897"><text:span text:style-name="T1710"><text:tab/>Arkal picks up the flow,</text:span><text:span text:style-name="T1706"> “</text:span><text:span text:style-name="T1710">Meaning </text:span><text:span text:style-name="T1706">the Tacribs have just been sitting on their arses doing nothing anyway.”</text:span></text:p>
      <text:p text:style-name="P897"><text:span text:style-name="T1706"><text:tab/>“</text:span><text:span text:style-name="T1710">Exactly!” Brus agrees.</text:span><text:span text:style-name="T1706"> “So, follower or lazy, </text:span><text:span text:style-name="T1707">either way </text:span><text:span text:style-name="T1706">the Fort’s the place for this one. Ha!”</text:span></text:p>
      <text:p text:style-name="P887"><text:span text:style-name="T166"><text:tab/>“</text:span><text:span text:style-name="T1431">Sitting and doing nothing? You mean… paradise?” E</text:span><text:span text:style-name="T1477">idos</text:span><text:span text:style-name="T1431"> asks in earnest.</text:span></text:p>
      <text:p text:style-name="P193"><text:tab/><text:span text:style-name="T3249">The guards stare at each other and then laugh so hard they fall to the floor. “I can’t take it! She’s killing me!”</text:span></text:p>
      <text:p text:style-name="P331"><text:tab/>“Biracul’s balls, she’d be a perfect match for Akkeber!”</text:p>
      <text:p text:style-name="P191"><text:soft-page-break/><text:tab/><text:span text:style-name="T3249">Eidos smiles dumbly, naturally happy at others’ happiness.</text:span></text:p>
      <text:p text:style-name="P191"><text:tab/><text:span text:style-name="T2620">My body may be stupid, but at least it’s happy, I guess.</text:span></text:p>
      <text:p text:style-name="P887"><text:span text:style-name="T166"><text:tab/></text:span><text:span text:style-name="T1431">The two stand up, chuckles still t</text:span><text:span text:style-name="T1478">ugging at their guts</text:span><text:span text:style-name="T1431">.</text:span></text:p>
      <text:p text:style-name="P887"><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892"><text:span text:style-name="T1432"><text:tab/>The shimmer vanishes. </text:span><text:span text:style-name="T1433">The path is revealed.</text:span></text:p>
      <text:p text:style-name="P892"><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892"><text:span text:style-name="T166"><text:tab/></text:span><text:span text:style-name="T1434">The guards laugh their farewells as she moves steadily across the bridge.</text:span></text:p>
      <text:p text:style-name="P996"><text:span text:style-name="T2982">A </text:span><text:span text:style-name="T2991">D</text:span><text:span text:style-name="T2992">uty Most Sacred</text:span></text:p>
      <text:p text:style-name="P446"/>
      <text:p text:style-name="P446"/>
      <text:p text:style-name="P536">__________________________</text:p>
      <text:p text:style-name="P683"><text:span text:style-name="T2826">The D</text:span><text:span text:style-name="T2836">awn Fortress</text:span><text:span text:style-name="T2826"> – </text:span><text:span text:style-name="T2833">The S</text:span><text:span text:style-name="T2837">un Keep</text:span></text:p>
      <text:p text:style-name="P446"/>
      <text:p text:style-name="P446"/>
      <text:p text:style-name="P118"><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683"><text:tab/><text:span text:style-name="T2621">This m</text:span><text:span text:style-name="T2645">ust be</text:span><text:span text:style-name="T2621"> the foot of the broken tower I saw down in the canyon.</text:span></text:p>
      <text:p text:style-name="P119"><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899"><text:span text:style-name="T2980"><text:tab/></text:span><text:span text:style-name="T2622">How many Tacribians are there, anyway? With a place like this, there must be at least five to every Daziran… no wonder Khaa </text:span><text:span text:style-name="T2646">i</text:span><text:span text:style-name="T2622">s worried.</text:span><text:span text:style-name="T2980"> </text:span></text:p>
      <text:p text:style-name="P120"><text:tab/>Finally entering the keep proper, Eidos notices the Tacribian warriors eyeing her with dispassionate gazes, most seeming somewhat dismissive of her presence. They make no attempt to bar her entry.</text:p>
      <text:p text:style-name="P120"><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22"><text:tab/>Eidos sees that human hands have bedecked the <text:span text:style-name="T3252">tower’s charred </text:span>corpse <text:span text:style-name="T3252">with </text:span>bizarre ornamentation. Spear points, arrow heads and knives have been driven into cracks in its blackened surface. Small alcoves have been hollowed out and filled with <text:span text:style-name="T3280">inelegant</text:span>ly carved objects, cups and plates.</text:p>
      <text:p text:style-name="P922"><text:tab/>Walking around the base, Eidos sees that there is an obscure shrine of some sort: a stone effigy of a vaguely feminine form clasping a jade sword. Standing in front of the shrine is an elderly woman, <text:span text:style-name="T3281">her gaze expectantly</text:span> lo<text:span text:style-name="T3281">c</text:span>k<text:span text:style-name="T3281">ed</text:span> <text:span text:style-name="T3281">on</text:span> Eidos.</text:p>
      <text:p text:style-name="P900"><text:tab/><text:span text:style-name="T2647">It’s basically a bigger version of</text:span><text:span text:style-name="T2623"> the small altar </text:span><text:span text:style-name="T2647">out in the canyon…</text:span><text:span text:style-name="T2623"> </text:span><text:span text:style-name="T2647">The canyon.</text:span></text:p>
      <text:p text:style-name="P901"><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6"><text:tab/><text:span text:style-name="T3253">Eidos stares blankly.</text:span></text:p>
      <text:p text:style-name="P116"><text:tab/>“Come,” the woman entreats. “Come and share communion with those that saved Kabu from the <text:span text:style-name="T3282">greedy </text:span>maw of the Wasteland in the dark of yesteryear.”</text:p>
      <text:p text:style-name="P902"><text:tab/>“<text:span text:style-name="T3254">No thanks,” comes Eidos’ reply as she continues down the curving path.</text:span></text:p>
      <text:p text:style-name="P926"><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23"><text:tab/>“<text:span text:style-name="T3255">From what I hear, all you have is shade now.” Though said without malice, some truths may be best left unsaid.</text:span></text:p>
      <text:p text:style-name="P923"><text:span text:style-name="T2624"><text:tab/>W</text:span><text:span text:style-name="T2648">ow</text:span><text:span text:style-name="T2624">, body. If these people are as savage as the other towns say they are, I’m guessing you’re in for a</text:span><text:span text:style-name="T2625">nother death</text:span><text:span text:style-name="T2624">. Enjoy.</text:span></text:p>
      <text:p text:style-name="P924"><text:soft-page-break/><text:tab/><text:span text:style-name="T3256">Indignant rage boils the patience from the elder’s tone.</text:span></text:p>
      <text:p text:style-name="P927"><text:tab/>She grips tighter.</text:p>
      <text:p text:style-name="P928"><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28"><text:tab/>The woman releases Eidos and turns to renew her worship.</text:p>
      <text:p text:style-name="P683"><text:tab/><text:span text:style-name="T3257">Rubbing out the pain, Eidos moves forward along the path, quickly forgetting the encounter.</text:span></text:p>
      <text:p text:style-name="P513"/>
      <text:p text:style-name="P513"/>
      <text:p text:style-name="P602">______________________________</text:p>
      <text:p text:style-name="P903"><text:span text:style-name="T2826">The D</text:span><text:span text:style-name="T2836">awn Fortress</text:span><text:span text:style-name="T2826"> – </text:span><text:span text:style-name="T2833">The P</text:span><text:span text:style-name="T2899">roving Grounds</text:span></text:p>
      <text:p text:style-name="P513"/>
      <text:p text:style-name="P513"/>
      <text:p text:style-name="P121"><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03"><text:tab/><text:span text:style-name="T2626">They sure don’t look like they’re </text:span><text:span text:style-name="T2650">just </text:span><text:span text:style-name="T2626">sitting idl</text:span><text:span text:style-name="T2649">y by</text:span><text:span text:style-name="T2626">…</text:span></text:p>
      <text:p text:style-name="P903"><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83"><text:tab/><text:span text:style-name="T3258">Annoyed by the heat, and disappointed by the bustle, Eidos continues forward, in search of the lazy paradise the Tambulan guards had promised.</text:span></text:p>
      <text:p text:style-name="P904"><text:tab/>The Proving Grounds naturally lead into what seems to be the central space of the Fortress complex, <text:span text:style-name="T3259">this </text:span>a large courtyard through which soldiers come and go. <text:span text:style-name="T3283">At the edge of the courtyard is a </text:span>tremendous, black iron gate, <text:span text:style-name="T3259">which is in turn</text:span> dwarfed by the unfathomably large bulwark in which it is embedded.</text:p>
      <text:p text:style-name="P904"><text:tab/>However, looking away from the courtyard reveals an area that looks to be an amphitheater of some kind. <text:span text:style-name="T3260">Beside it, a massive dome sits beneath the end of the Tacribian aqueduct, drier than the desert sand surrounding it.</text:span></text:p>
      <text:p text:style-name="P904"><text:tab/><text:span text:style-name="T3261">Seeking shade and solitude—or more likely, just a seat—Eidos moves toward the dome.</text:span></text:p>
      <text:p text:style-name="P514"/>
      <text:p text:style-name="P514"/>
      <text:p text:style-name="P603">______________________________</text:p>
      <text:p text:style-name="P905"><text:span text:style-name="T2826">The D</text:span><text:span text:style-name="T2836">awn Fortress</text:span><text:span text:style-name="T2826"> – </text:span><text:span text:style-name="T2833">The T</text:span><text:span text:style-name="T2900">emple of Biracul</text:span></text:p>
      <text:p text:style-name="P514"/>
      <text:p text:style-name="P514"/>
      <text:p text:style-name="P122"><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3"><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06"><text:tab/><text:span text:style-name="T2651">Memories from when I was carried on a liquid chariot to receive my ‘reward’?</text:span></text:p>
      <text:p text:style-name="P683"><text:tab/><text:span text:style-name="T3284">Grandiose t</text:span>hough the temple <text:span text:style-name="T3284">may be</text:span>, it looks to be unfinished and unused. There are no decorations to speak of and seemingly no paraphernalia of worship, <text:span text:style-name="T3284">save one</text:span>. Sitting upon a large raised platform in the middle of the room is a solitary stone chair, serv<text:span text:style-name="T3285">ing</text:span> as the room’s sole furnishing. <text:span text:style-name="T3286">But</text:span> furniture is not the only scarce resource in the room; likewise, <text:span text:style-name="T3286">as far as Eidos can tell,</text:span> not even a single human shadow haunts the temple.</text:p>
      <text:p text:style-name="P683"><text:tab/><text:span text:style-name="T2627">Of course, there’s no water, so why would there be people?</text:span></text:p>
      <text:p text:style-name="P683"><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83"><text:tab/><text:span text:style-name="T2628">So this guy is here praying the water returns? W</text:span><text:span text:style-name="T2652">ell, if it did return, you’d be praying it never came.</text:span></text:p>
      <text:p text:style-name="P683"><text:tab/>At the clicking of Eidos feet upon the marble floor, the cleric slowly rises.</text:p>
      <text:p text:style-name="P683"><text:tab/>“Greetings, stranger, and welcome to Biracul’s house. Have you come to prepare for your death?” <text:span text:style-name="T3262">comes his rather morbid inquiry in an equally somber tone.</text:span></text:p>
      <text:p text:style-name="P683"><text:tab/>“<text:span text:style-name="T3262">Nope, just wandered in here looking for a quiet place to rest…”</text:span></text:p>
      <text:p text:style-name="P683"><text:tab/>“<text:span text:style-name="T3262">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83"><text:tab/>“<text:span text:style-name="T3263">Does it involve sitting? I’ve been walking for days now.”</text:span></text:p>
      <text:p text:style-name="P683"><text:tab/><text:span text:style-name="T3263">The cleric motions for her to sit at the font’s edge, and sit she does, but the cleric remains standing himself.</text:span></text:p>
      <text:p text:style-name="P683"><text:tab/><text:span text:style-name="T3263">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83"><text:tab/><text:span text:style-name="T3263">Eidos now lies down and stretches out her tired limbs. She breathes in deeply, completely relaxing upon the subsequent exhalation.</text:span></text:p>
      <text:p text:style-name="P909"><text:tab/><text:span text:style-name="T3263">Pretending not to notice her bizarre level of comfort in such a public location, the cleric renews his speech, “For no one foresees their own death, child; our eyes are so naturally dim that we cannot see what so clearly lies before us.”</text:span></text:p>
      <text:p text:style-name="P909"><text:span text:style-name="T3263"><text:tab/></text:span><text:span text:style-name="T2631">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20"><text:tab/>The cleric regards her, incredulity prying his jaw apart. “Fond of it? Fond of death! You’ve been stung the Daziran’s poisoned tongue! Or perhaps infected by the Tambulan’s ignorant speculations!” He breathes, trying to rein in his emotions.</text:p>
      <text:p text:style-name="P910"><text:tab/><text:span text:style-name="T2632">Did my body just complete my thought? </text:span><text:span text:style-name="T2633">No, it must have been a coincidence…</text:span></text:p>
      <text:p text:style-name="P920"><text:tab/>Composure regained, the man continues. “No man, Tacribian or otherwise, can outrun death’s terror! Even if we find inexhaustible water, even if we defeat all our enemies, even if we outwit the <text:span text:style-name="T3287">very</text:span> Jinns themselves, even then death is patiently waiting at the end of it all to rip <text:span text:style-name="T3288">o</text:span>ur Trueflesh from the False!”</text:p>
      <text:p text:style-name="P683"><text:tab/>“<text:span text:style-name="T3264">And? What’s so bad about eternal sleep? I love sleep,” she says on the brink of consummating her professed love.</text:span></text:p>
      <text:p text:style-name="P907"><text:tab/><text:span text:style-name="T3264">He frowns, the deep creases etched into his furrowed brow from a lifetime of worry now seeming to etch themselves into his very skull. “Pulling a mask of frivolity over the face of death does not unmake it, child!”</text:span></text:p>
      <text:p text:style-name="P921"><text:soft-page-break/><text:tab/>He receives no response other than a faint prelude to a snore.</text:p>
      <text:p text:style-name="P921"><text:tab/>“Run from truth if you wish. You’ll find your course is always an unending circle.” <text:span text:style-name="T3289">He begins to walk toward a set of descending stairs.</text:span> “I leave you with the words of Biracul, may they guide your preparation for what’s to come:</text:p>
      <text:p text:style-name="P683"><text:tab/>“‘The Many are but a part of the One,’ <text:span text:style-name="T3290">he says.</text:span> ‘Our experience but a shadow of the truth. Th<text:span text:style-name="T3265">ough the</text:span> ant bears<text:span text:style-name="T3265"> </text:span>a <text:span text:style-name="T3266">lone </text:span>grain of sand, the nest is a mighty creature.’ <text:span text:style-name="T3268">And now I leave in His light having done my part.</text:span>”</text:p>
      <text:p text:style-name="P683"><text:tab/><text:span text:style-name="T2629">You have no idea how right you are about the unending circle.</text:span></text:p>
      <text:p text:style-name="P683"><text:tab/><text:span text:style-name="T3265">His piece spoken, the cleric descends the stairs into the spiraling structure and into its hidden depths.</text:span></text:p>
      <text:p text:style-name="P683"><text:tab/><text:span text:style-name="T3265">Eidos sleeps.</text:span></text:p>
      <text:p text:style-name="P683"/>
      <text:p text:style-name="P683"><text:tab/><text:span text:style-name="T3267">When she awakens, the sky has dimmed.</text:span></text:p>
      <text:p text:style-name="P683"><text:tab/><text:span text:style-name="T2630">It’s morning dum-dum. You slept through the night.</text:span></text:p>
      <text:p text:style-name="P332"><text:tab/>She lightly scratches her belly and regains a seated posture. Then, rubbing the sleep from her eyes, she yawns the yawn of awakening, finally having slept her fill.</text:p>
      <text:p text:style-name="P683"><text:span text:style-name="T1493"><text:tab/></text:span><text:span text:style-name="T2630">Time to go. </text:span><text:span text:style-name="T2634">Anywhere. I don’t care where, just anywhere but here.</text:span></text:p>
      <text:p text:style-name="P683"><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15"/>
      <text:p text:style-name="P515"/>
      <text:p text:style-name="P604">________________________</text:p>
      <text:p text:style-name="P908"><text:span text:style-name="T2826">The D</text:span><text:span text:style-name="T2836">awn Fortress</text:span><text:span text:style-name="T2826"> – </text:span><text:span text:style-name="T2833">The A</text:span><text:span text:style-name="T2901">mphitheater</text:span></text:p>
      <text:p text:style-name="P515"/>
      <text:p text:style-name="P515"/>
      <text:p text:style-name="P334"><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25"><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11"><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11"><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11"><text:span text:style-name="T1499"><text:tab/></text:span><text:span text:style-name="T2635">H</text:span><text:span text:style-name="T2653">e actually came?</text:span><text:span text:style-name="T2635">! Just keep sleeping!</text:span></text:p>
      <text:p text:style-name="P335"><text:tab/>The middle age man has eyes of the kindest sort and a <text:span text:style-name="T3291">smile to </text:span>match.</text:p>
      <text:p text:style-name="P335"><text:tab/>“Nothin’ to see here, outlander,” he offers with a remorseful nod. “Wish we could be better hosts, but hasn’t been any entertainment here for quite some time; doubt it'll change anytime soon either…”</text:p>
      <text:p text:style-name="P912"><text:span text:style-name="T1499"><text:tab/>“</text:span><text:span text:style-name="T1500">Not really looking for anything in particular. Just kinda wandering for now.”</text:span></text:p>
      <text:p text:style-name="P912"><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12"><text:span text:style-name="T1500"><text:tab/></text:span><text:span text:style-name="T1502">And with that, the man continues sweeping.</text:span></text:p>
      <text:p text:style-name="P914"><text:soft-page-break/><text:span text:style-name="T1502"><text:tab/></text:span><text:span text:style-name="T2636">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637">Good enough. </text:span><text:span text:style-name="T1503">H</text:span><text:span text:style-name="T1502">er feet </text:span><text:span text:style-name="T1504">thus </text:span><text:span text:style-name="T1503">come to her aid and carry her up and away</text:span><text:span text:style-name="T1502">.</text:span></text:p>
      <text:p text:style-name="P516"/>
      <text:p text:style-name="P516"/>
      <text:p text:style-name="P605">______________________</text:p>
      <text:p text:style-name="P913"><text:span text:style-name="T2826">The D</text:span><text:span text:style-name="T2836">awn Fortress</text:span><text:span text:style-name="T2826"> – </text:span><text:span text:style-name="T2833">The </text:span><text:span text:style-name="T2902">Walls</text:span></text:p>
      <text:p text:style-name="P516"/>
      <text:p text:style-name="P516"/>
      <text:p text:style-name="P913"><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3"><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7"><text:span text:style-name="T1493"><text:tab/></text:span><text:span text:style-name="T2638">Maybe I’ll go that way next time I get exiled…</text:span></text:p>
      <text:p text:style-name="P915"><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15"><text:tab/><text:span text:style-name="T2639">It’s </text:span><text:span text:style-name="T2642">her</text:span><text:span text:style-name="T2639">… </text:span><text:span text:style-name="T2642">the girl from the Wasteland.</text:span></text:p>
      <text:p text:style-name="P915"><text:span text:style-name="T3269"><text:tab/>Eidos turns her gaze to</text:span> where this warrior’s eyes fall. <text:span text:style-name="T3270">There,</text:span> <text:span text:style-name="T3292">pearly</text:span> pillars jut from the sands like a thousand skeletal fingers clawing through their burial mound<text:span text:style-name="T3294">s</text:span>.</text:p>
      <text:p text:style-name="P917"><text:tab/><text:span text:style-name="T2639">She hasn’t gone to the Salt Forest yet to kill Shen, then.</text:span></text:p>
      <text:p text:style-name="P916"><text:tab/>But Eidos soon brings her attention back to the woman herself. Hardened by sights unmentionable, tested by trials unbearable, yet retaining an unmistakable grace in spite of <text:span text:style-name="T3293">it all</text:span>.</text:p>
      <text:p text:style-name="P916"><text:tab/><text:span text:style-name="T2640">I’d like to speak with her.</text:span></text:p>
      <text:p text:style-name="P916"><text:tab/><text:span text:style-name="T3271">She</text:span> approaches the <text:span text:style-name="T3272">solitary </text:span>Tacribian. <text:span text:style-name="T3273">T</text:span>he woman speaks without shifting her gaze from the northeast.</text:p>
      <text:p text:style-name="P916"><text:tab/>“I am Valvorthr Fwayya, bound by honor to Shariken Shen,” <text:span text:style-name="T3274">she says. “Ark willing, I offer you my ear, that I may somehow aid you as a final service in Her name.”</text:span></text:p>
      <text:p text:style-name="P916"><text:tab/>“<text:span text:style-name="T3275">Not really interested in talking.” </text:span><text:span text:style-name="T2641">Not what I hoped you’d say, </text:span><text:span text:style-name="T2654">body</text:span><text:span text:style-name="T2641">.</text:span></text:p>
      <text:p text:style-name="P916"><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16"><text:tab/>Eidos <text:span text:style-name="T3276">smiles at Fwayya</text:span> and <text:span text:style-name="T3276">then the two </text:span>stare off into the distance <text:span text:style-name="T3277">in mirrored silences</text:span>. The <text:span text:style-name="T3296">irreverent </text:span>winds, <text:span text:style-name="T3278">however,</text:span> <text:span text:style-name="T3295">loudly </text:span>howl at the fortress gates, while the sun roasts the horizon, and in between <text:span text:style-name="T3297">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16"><text:tab/><text:span text:style-name="T2643">Shen must have meant a lot to her. </text:span><text:span text:style-name="T2655">Don’t worry; death i</text:span><text:span text:style-name="T2656">sn’t permanent.</text:span></text:p>
      <text:p text:style-name="P919"><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16"><text:tab/>Fwayya at last turns around, nods sullenly and begins her descent toward the Amphitheater. Though her facade may be strong and independent, <text:span text:style-name="T3298">the</text:span> innocent honesty <text:span text:style-name="T3298">of her eyes</text:span> betrays immeasurable sadness.</text:p>
      <text:p text:style-name="P916"><text:tab/><text:span text:style-name="T2644">I wish I could help her… </text:span><text:span text:style-name="T1510">She pauses.</text:span><text:span text:style-name="T2644"> Yeah, me, the cold-blooded, nihilistic murder</text:span><text:span text:style-name="T2657">er</text:span><text:span text:style-name="T2644"> wants to help someone. How pathetic.</text:span></text:p>
      <text:p text:style-name="P916"><text:tab/><text:span text:style-name="T3279">Fwayya’s path, however, Eidos has deemed unsuitable for herself and thus she explores an alternate course. Not too far from her current locus, a</text:span> passage of stairs toward the southern end of the wall leads down into the fortress wall itself.</text:p>
      <text:p text:style-name="P916"><text:tab/><text:span text:style-name="T2644">But wait… if nothing matters? Then I’m free to care, despite my mistakes… right?</text:span></text:p>
      <text:p text:style-name="P916"><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997"><text:span text:style-name="T2982">A </text:span><text:span text:style-name="T3028">R</text:span><text:span text:style-name="T3029">eturn to the Wastes</text:span></text:p>
      <text:p text:style-name="P517"/>
      <text:p text:style-name="P517"/>
      <text:p text:style-name="P606">_______________________</text:p>
      <text:p text:style-name="P918"><text:span text:style-name="T2826">The D</text:span><text:span text:style-name="T2836">awn Fortress</text:span><text:span text:style-name="T2826"> – </text:span><text:span text:style-name="T2833">The A</text:span><text:span text:style-name="T2903">rchives</text:span></text:p>
      <text:p text:style-name="P517"/>
      <text:p text:style-name="P517"/>
      <text:p text:style-name="P125"><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30"><text:tab/><text:span text:style-name="T2658">This looks less like a fort and more like a mine… what is it these Tacribians do again?</text:span></text:p>
      <text:p text:style-name="P125"><text:tab/>Eidos penetrates deeper into the earth until the path opens up. A chamber. Shelves. Tomes upon them. <text:span text:style-name="T3301">Austere and utterly simple.</text:span></text:p>
      <text:p text:style-name="P930"><text:span text:style-name="T2440"><text:tab/>The Dawn Fortress Archives, </text:span><text:span text:style-name="T2658">I guess</text:span><text:span text:style-name="T2440">.</text:span></text:p>
      <text:p text:style-name="P125"><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4"><text:tab/>The center of the chamber’s floor is also marked by absence, a dirt-filled <text:span text:style-name="T3302">but otherwise empty, </text:span>circular space having been fashioned into the stonework. Numerous milky crystals dot the earth within, all inert. It looks to be in preparation for <text:span text:style-name="T3299">some</text:span> structure or decoration that was left unfinished.</text:p>
      <text:p text:style-name="P124"><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29"><text:tab/><text:span text:style-name="T2659">Logira. Just keep her hand away from your head, body.</text:span><text:span text:style-name="T1530"> </text:span></text:p>
      <text:p text:style-name="P336"><text:tab/>Eidos continues to idly wander among the shelves, and though Logira pursues her with a relentless gaze, she makes no attempt to stop Eidos.</text:p>
      <text:p text:style-name="P931"><text:span text:style-name="T1531"><text:tab/></text:span><text:span text:style-name="T2660">Wait, wasn’t Heyar exiled for trespassing in the Archives…?</text:span></text:p>
      <text:p text:style-name="P337"><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37"><text:tab/><text:span text:style-name="T2676">Still looks a bit worn, but not nearly as much as the ones in the Sanctuary and the Tambulan Archives.</text:span></text:p>
      <text:p text:style-name="P931"><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40"><text:span text:style-name="T1531"><text:tab/></text:span><text:span text:style-name="T2661">Luin, e</text:span><text:span text:style-name="T2680">ver-present where there’s blood to be shed, aren’t you?</text:span></text:p>
      <text:p text:style-name="P940"><text:span text:style-name="T2680"><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38"><text:tab/>Looking up the base of the majestic tree, Eidos notes three distinct animals among its branches: a serpent, a crow and, curiously, a wolf. Rays of metallic gold and red are seen radiating from the tree, as though it itself were casting divine light.</text:p>
      <text:p text:style-name="P941"><text:soft-page-break/><text:span text:style-name="T1532"><text:tab/></text:span><text:span text:style-name="T2677">What do these damn trees do anyway—</text:span><text:span text:style-name="T2678">other than host a bunch of bizarre creatures</text:span><text:span text:style-name="T2677">? </text:span><text:span text:style-name="T2681">Also</text:span><text:span text:style-name="T2679">, w</text:span><text:span text:style-name="T2662">hy the crows, serpents, and wolves? I </text:span><text:span text:style-name="T2679">mean, </text:span><text:span text:style-name="T2681">t</text:span><text:span text:style-name="T2662">he wolf has to be Fenrir, right? </text:span><text:span text:style-name="T1533"><text:s/></text:span><text:span text:style-name="T1580">She hesitates. </text:span><text:span text:style-name="T2662">Hold up. I’m getting too invested in this again.</text:span></text:p>
      <text:p text:style-name="P932"><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32"><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1071"><text:tab/>The insight disappears, and all knowledge of it along with it, save for the impression that she once knew something and is much poorer for having lost it.</text:p>
      <text:p text:style-name="P942"><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42"><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33"><text:span text:style-name="T1534"><text:tab/></text:span><text:span text:style-name="T2663">Maybe messing with that thing is what got Heyar locked up… Logira didn’t seem pleased </text:span><text:span text:style-name="T2664">with you looking at it </text:span><text:span text:style-name="T2663">just now, </text:span><text:span text:style-name="T2664">body</text:span><text:span text:style-name="T2663">.</text:span></text:p>
      <text:p text:style-name="P934"><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39"/>
      <text:p text:style-name="P339"/>
      <text:p text:style-name="P1006">THE ART OF COMBAT</text:p>
      <text:p text:style-name="P1010"><text:span text:style-name="T685">‘</text:span><text:span text:style-name="T686">Theory of Combat</text:span><text:span text:style-name="T685">’</text:span></text:p>
      <text:p text:style-name="P1006"><text:span text:style-name="T3300">cr. </text:span>Drago Gulga of Turrok</text:p>
      <text:p text:style-name="P1007">trans. Adarin of Kabu</text:p>
      <text:p text:style-name="P1006"/>
      <text:p text:style-name="P1006">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303">our </text:span>current methodology, we must first observe our opponent’s stance to determine the speed with which he will strike; then we are to choose a response that is faster, yet that maximizes our power. </text:p>
      <text:p text:style-name="P1006"/>
      <text:p text:style-name="P1006">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06"/>
      <text:p text:style-name="P1006">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18"/>
      <text:p text:style-name="P918"><text:soft-page-break/></text:p>
      <text:p text:style-name="P935"><text:tab/><text:span text:style-name="T2665">A fitting work to have in their library, I suppose…</text:span></text:p>
      <text:p text:style-name="P935"><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0"><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304">that</text:span> can never be forgiven.</text:p>
      <text:p text:style-name="P935"><text:span text:style-name="T2665"><text:tab/></text:span><text:span text:style-name="T2666">Likely something the Dazirans did… no wonder the Tacribians hate them so much. But I wonder what exactly the betrayal could’ve been…</text:span></text:p>
      <text:p text:style-name="P935"><text:span text:style-name="T2666"><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35"><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35"><text:span text:style-name="T1537"><text:tab/>“</text:span><text:span text:style-name="T1538">Was kinda tricked into thinking this would be paradise.”</text:span></text:p>
      <text:p text:style-name="P341"><text:tab/>“Paradise..?”</text:p>
      <text:p text:style-name="P341"><text:tab/>“Yep, the guards across the bridge said you’d been doing nothing since the draug raids ended—whatever that is. Said Rikharr or someone brought the last of them and that you were sitting down all day. Sounded great to me,” <text:span text:style-name="T3305">says a smiling Eidos.</text:span></text:p>
      <text:p text:style-name="P935"><text:span text:style-name="T1538"><text:tab/>Logira’s expression sours. “They said </text:span><text:span text:style-name="T2667">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35"><text:span text:style-name="T1539"><text:tab/>“</text:span><text:span text:style-name="T1540">Sure. </text:span><text:span text:style-name="T1608">C</text:span><text:span text:style-name="T1540">an I go now? I’d like to rest.” </text:span><text:span text:style-name="T2668">Yes, of course, she snuck up on you for no reason </text:span><text:span text:style-name="T2669">other than to chat</text:span><text:span text:style-name="T2668">.</text:span></text:p>
      <text:p text:style-name="P943"><text:span text:style-name="T1540"><text:tab/>“</text:span><text:span text:style-name="T1541">Yes, we can leave the Archives together. I’ll take you to a place where you can eat a meal and then rest.” </text:span><text:span text:style-name="T2669">Wait, really?</text:span></text:p>
      <text:p text:style-name="P935"><text:span text:style-name="T1541"><text:tab/>“Okay, but I’m not hungry.” </text:span><text:span text:style-name="T2669">That’s true… I don’t think I’ve ever been hungry… though I was thirsty after I woke up in Dazir… wasn’t I? </text:span><text:span text:style-name="T2670">But why am I not thirsty now?</text:span></text:p>
      <text:p text:style-name="P936"><text:span text:style-name="T1542"><text:tab/>“</text:span><text:span text:style-name="T1543">Then perhaps just rest.” She begins her silent glide toward the one door leading to and from the Archives.</text:span></text:p>
      <text:p text:style-name="P936"><text:span text:style-name="T1543"><text:tab/></text:span><text:span text:style-name="T2671">Might as well go with her, I guess.</text:span></text:p>
      <text:p text:style-name="P936"><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18"/>
      <text:p text:style-name="P518"/>
      <text:p text:style-name="P607">_______________________</text:p>
      <text:p text:style-name="P937"><text:span text:style-name="T2826">The D</text:span><text:span text:style-name="T2836">awn Fortress</text:span><text:span text:style-name="T2826"> – </text:span><text:span text:style-name="T2833">The B</text:span><text:span text:style-name="T2904">arracks</text:span></text:p>
      <text:p text:style-name="P518"/>
      <text:p text:style-name="P518"/>
      <text:p text:style-name="P938"><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44"><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44"><text:span text:style-name="T1552"><text:tab/>“</text:span><text:span text:style-name="T1614">Why?”</text:span></text:p>
      <text:p text:style-name="P944"><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44"><text:span text:style-name="T1552"><text:tab/>“</text:span><text:span text:style-name="T1614">Sure, why not?”</text:span></text:p>
      <text:p text:style-name="P944"><text:span text:style-name="T1614"><text:tab/>“</text:span><text:span text:style-name="T1552">I’ll return shortly.”</text:span></text:p>
      <text:p text:style-name="P945"><text:span text:style-name="T1552"><text:tab/></text:span><text:span text:style-name="T1553">“T</text:span><text:span text:style-name="T1614">ake your time. I’ll just be here resting.</text:span><text:span text:style-name="T1553">”</text:span></text:p>
      <text:p text:style-name="P945"><text:span text:style-name="T1553"><text:tab/>E</text:span><text:span text:style-name="T1615">idos</text:span><text:span text:style-name="T1553"> sits and immediately lets her mind wander. </text:span><text:span text:style-name="T2682">Fine, just don’t fall asleep.</text:span></text:p>
      <text:p text:style-name="P938"><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2"><text:tab/>“It’s a bitter wind blowing from the Wastes these past eves… I like it not,” says the weathered voice of an old man.</text:p>
      <text:p text:style-name="P342"><text:tab/>“What’d you expect?” chimes in a new voice, its youthful vigor in sharp contrast to the first. “The Wastewinds are always as fell as Rikharr’s stinking arse, th<text:span text:style-name="T3307">e</text:span>s<text:span text:style-name="T3307">es</text:span> night<text:span text:style-name="T3307">s</text:span> or any other, from before the beginning.”</text:p>
      <text:p text:style-name="P938"><text:span text:style-name="T1554"><text:tab/>“So you’re a deedscribe now, are you, Imat?” </text:span><text:span text:style-name="T1555">a third, distinctly feminine voice asks.</text:span><text:span text:style-name="T1554"> “Perhaps Logira will have a challenger soon!”</text:span></text:p>
      <text:p text:style-name="P938"><text:span text:style-name="T1554"><text:tab/></text:span><text:span text:style-name="T1556">Young Imat sneers at her, but holds his tongue.</text:span></text:p>
      <text:p text:style-name="P343"><text:tab/>The lady continues, “It’s for the best Diya steers clear of the Wastes, though. Ranging ill-suits him, older than Ark as he is…”</text:p>
      <text:p text:style-name="P938"><text:span text:style-name="T1556"><text:tab/></text:span><text:span text:style-name="T2672">Imat’s the young one, Diya’s the old one, but who’s the snarky lady. She seems annoying…</text:span></text:p>
      <text:p text:style-name="P938"><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38"><text:span text:style-name="T1558"><text:tab/></text:span><text:span text:style-name="T2673">Shen.</text:span></text:p>
      <text:p text:style-name="P938"><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38"><text:span text:style-name="T1558"><text:tab/></text:span><text:span text:style-name="T1560">Imat adds, “True! And what’s more, where they found it oughta be beyond the wraithglow, but Fwayya nearly fell to it—would’ve too, if it hadn't been for Shen’s sacrifice.”</text:span></text:p>
      <text:p text:style-name="P938"><text:span text:style-name="T1560"><text:tab/></text:span><text:span text:style-name="T1561">Diya picks up the thread, “And if that’s not enough, I myself heard voices and jinnwhispers on the air some nights ago…”</text:span></text:p>
      <text:p text:style-name="P938"><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38"><text:span text:style-name="T1564"><text:tab/>“</text:span><text:span text:style-name="T1566">I know the Wastes like the back of my hand! If the wraithglow’s not got him yet, I can find him!” says Diya with a resolve more solid than the walls he protects.</text:span></text:p>
      <text:p text:style-name="P938"><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38"><text:span text:style-name="T1567"><text:tab/></text:span><text:span text:style-name="T1568">A momentary silence falls upon the interlocutors as they reflect and lament.</text:span></text:p>
      <text:p text:style-name="P344"><text:soft-page-break/><text:tab/>“Besides, you two have neither the right nor the wit to undertake your own draug-brained scheme to rescue Shen, ha!” A poor attempt at levity pulls the words from Imat’s mouth.</text:p>
      <text:p text:style-name="P938"><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5"><text:tab/>“You don’t know what you’re talking about, pup!” says Diya. “You’ve never ranged past the Nearwaste. Never seen the wraithglow of the forest—or what it does to a ranger… I’d not even wish it on a jinnlickin’ Daziran!”</text:p>
      <text:p text:style-name="P938"><text:span text:style-name="T1569"><text:tab/></text:span><text:span text:style-name="T1570">Xerk frowns looking as if she will argue, but Diya just keeps on speaking.</text:span></text:p>
      <text:p text:style-name="P938"><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38"><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674">You’re absolutely right about that.</text:span><text:span text:style-name="T1572"> “Because if we don’t take care of Dazir and the Wellspring soon, all the draugnir will find is a fortress full of parched corpses!”</text:span></text:p>
      <text:p text:style-name="P946"><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6"><text:tab/>“Well we need to do something!” she says growing louder.</text:p>
      <text:p text:style-name="P346"><text:tab/>“Yeah, and that something is saving Shen, Ark protect him,” says Diya.</text:p>
      <text:p text:style-name="P938"><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38"><text:span text:style-name="T1572"><text:tab/></text:span><text:span text:style-name="T1573">Logira’s tap on Eidos’ shoulder comes as a surprise, startling her.</text:span></text:p>
      <text:p text:style-name="P938"><text:span text:style-name="T1573"><text:tab/>“</text:span><text:span text:style-name="T1574">Come,” she says. “I’ll take you to Master Khlutt.”</text:span></text:p>
      <text:p text:style-name="P938"><text:span text:style-name="T1574"><text:tab/></text:span><text:span text:style-name="T1575">B</text:span><text:span text:style-name="T1622">ut quickly r</text:span><text:span text:style-name="T1575">egaining her utter apathy, she replies, “If you say so.”</text:span></text:p>
      <text:p text:style-name="P938"><text:span text:style-name="T1575"><text:tab/>The door is a </text:span><text:span text:style-name="T1623">mere</text:span><text:span text:style-name="T1575"> five paces from where she sat, the sign above it offering nothing more than the word ‘Gymnasium’ written in a blocky script.</text:span></text:p>
      <text:p text:style-name="P938"><text:span text:style-name="T1575"><text:tab/></text:span><text:span text:style-name="T2675">And now we meet Khlutt again, though under very different circumstances, I suppose.</text:span></text:p>
      <text:p text:style-name="P519"/>
      <text:p text:style-name="P519"/>
      <text:p text:style-name="P608">_______________________</text:p>
      <text:p text:style-name="P939"><text:span text:style-name="T2826">The D</text:span><text:span text:style-name="T2836">awn Fortress</text:span><text:span text:style-name="T2826"> – </text:span><text:span text:style-name="T2833">The M</text:span><text:span text:style-name="T2905">age’s Abode</text:span></text:p>
      <text:p text:style-name="P519"/>
      <text:p text:style-name="P519"/>
      <text:p text:style-name="P939"><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50"><text:span text:style-name="T1546"><text:tab/>“</text:span><text:span text:style-name="T1646">Approach.”</text:span></text:p>
      <text:p text:style-name="P950"><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47"><text:tab/><text:span text:style-name="T2683">Khlutt. I’d recognize that cocky old man’s voice anywhere.</text:span></text:p>
      <text:p text:style-name="P939"><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39"><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47"><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47"><text:span text:style-name="T1627"><text:tab/>C</text:span><text:span text:style-name="T1546">alculating.</text:span></text:p>
      <text:p text:style-name="P947"><text:span text:style-name="T1546"><text:tab/></text:span><text:span text:style-name="T1627">A</text:span><text:span text:style-name="T1546">ssessing.</text:span></text:p>
      <text:p text:style-name="P947"><text:span text:style-name="T1546"><text:tab/></text:span><text:span text:style-name="T1627">P</text:span><text:span text:style-name="T1546">lanning.</text:span></text:p>
      <text:p text:style-name="P1072"><text:tab/>But after a lengthy silence and a domineering staredown, he deigns to speak.</text:p>
      <text:p text:style-name="P947"><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48"><text:tab/><text:span text:style-name="T2684">Just try it, asshole! I’ve got way</text:span><text:span text:style-name="T2685">s</text:span><text:span text:style-name="T2684"> to protect myself now!</text:span></text:p>
      <text:p text:style-name="P948"><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48"><text:span text:style-name="T1630"><text:tab/></text:span><text:span text:style-name="T1631">Hidden Mind descends like a curtain upon the window of her mind, now hiding her thoughts from prying sight.</text:span></text:p>
      <text:p text:style-name="P948"><text:span text:style-name="T1631"><text:tab/></text:span><text:span text:style-name="T1632">Khlutt’s expression turns from derision, to confusion, finally warping into </text:span><text:span text:style-name="T1655">wrath and contempt’s</text:span><text:span text:style-name="T1632"> bastard.</text:span></text:p>
      <text:p text:style-name="P948"><text:span text:style-name="T1632"><text:tab/>“Your mind is stained! You Unseen scum!” </text:span><text:span text:style-name="T1633">Now rising from his platform, “You’d imitate Ormenos? Then be thorough and share his fate!”</text:span></text:p>
      <text:p text:style-name="P948"><text:span text:style-name="T1633"><text:tab/></text:span><text:span text:style-name="T2686">Ormenos? The Trueflesh from the blue crystal? Khlutt knew him?</text:span></text:p>
      <text:p text:style-name="P949"><text:span text:style-name="T1634"><text:tab/></text:span><text:span text:style-name="T1635">A Glyph appears beneath her, </text:span><text:span text:style-name="T1637">its</text:span><text:span text:style-name="T1635"> blazing dark fire carving a void into the floor.</text:span></text:p>
      <text:p text:style-name="P949"><text:span text:style-name="T1635"><text:tab/></text:span><text:span text:style-name="T2687">What’s that!?</text:span></text:p>
      <text:p text:style-name="P949"><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49"><text:span text:style-name="T1635"><text:tab/></text:span><text:span text:style-name="T2687">Luin?</text:span></text:p>
      <text:p text:style-name="P1073"><text:tab/>The mage will soon be upon her.</text:p>
      <text:p text:style-name="P949"><text:span text:style-name="T1635"><text:tab/></text:span><text:span text:style-name="T2687">Luin!</text:span></text:p>
      <text:p text:style-name="P1073"><text:tab/>Only silence.</text:p>
      <text:p text:style-name="P951"><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51"><text:span text:style-name="T1634"><text:tab/>I</text:span><text:span text:style-name="T1659">n a flash</text:span><text:span text:style-name="T1634">, he is behind her.</text:span></text:p>
      <text:p text:style-name="P952"><text:span text:style-name="T1634"><text:tab/>A mind-numbing fear d</text:span><text:span text:style-name="T1639">rains</text:span><text:span text:style-name="T1634"> her </text:span><text:span text:style-name="T1639">courage.</text:span></text:p>
      <text:p text:style-name="P952"><text:span text:style-name="T1639"><text:tab/></text:span><text:span text:style-name="T1640">A</text:span><text:span text:style-name="T1634"> searing pain.</text:span></text:p>
      <text:p text:style-name="P952"><text:span text:style-name="T1634"><text:tab/></text:span><text:span text:style-name="T1641">The floor rises.</text:span></text:p>
      <text:p text:style-name="P952"><text:span text:style-name="T1641"><text:tab/></text:span><text:span text:style-name="T1642">V</text:span><text:span text:style-name="T1660">ision</text:span><text:span text:style-name="T1642"> blur</text:span><text:span text:style-name="T1660">s</text:span><text:span text:style-name="T1642">.</text:span></text:p>
      <text:p text:style-name="P952"><text:span text:style-name="T1642"><text:tab/>Then focus</text:span><text:span text:style-name="T1660">es</text:span><text:span text:style-name="T1642">.</text:span></text:p>
      <text:p text:style-name="P952"><text:span text:style-name="T1642"><text:tab/>On a </text:span><text:span text:style-name="T1634">h</text:span><text:span text:style-name="T1640">obnail s</text:span><text:span text:style-name="T1643">andal</text:span><text:span text:style-name="T1640">?</text:span></text:p>
      <text:p text:style-name="P952"><text:span text:style-name="T1634"><text:tab/></text:span><text:span text:style-name="T1640">Khlutt’s?</text:span></text:p>
      <text:p text:style-name="P952"><text:span text:style-name="T1640"><text:tab/></text:span><text:span text:style-name="T1634">C</text:span><text:span text:style-name="T1640">onnecting with her face.</text:span></text:p>
      <text:p text:style-name="P1074"><text:tab/>Darkness.</text:p>
      <text:p text:style-name="P972"><text:span text:style-name="T2982">A </text:span><text:span text:style-name="T2991">S</text:span><text:span text:style-name="T3029">econd Chance</text:span></text:p>
      <text:p text:style-name="P447"/>
      <text:p text:style-name="P447"/>
      <text:p text:style-name="P537">_________________________</text:p>
      <text:p text:style-name="P684"><text:span text:style-name="T2826">The W</text:span><text:span text:style-name="T2838">asteland</text:span><text:span text:style-name="T2826"> – </text:span><text:span text:style-name="T2833">The G</text:span><text:span text:style-name="T2838">ates of Dawn</text:span></text:p>
      <text:p text:style-name="P447"/>
      <text:p text:style-name="P447"/>
      <text:p text:style-name="P1078"><text:tab/>Two slits split open an otherwise unbroken darkness, light and its companion pain forcing their way through.</text:p>
      <text:p text:style-name="P1078"><text:tab/><text:span text:style-name="T2688">What happened?</text:span></text:p>
      <text:p text:style-name="P1078"><text:tab/>Eidos squints, trying to regulate the flow of her visual floodgates as she grows accustomed to her reawakening consciousness.</text:p>
      <text:p text:style-name="P1078"><text:tab/><text:span text:style-name="T2689">Khlutt attacked me for some ungodly reason, and then…</text:span></text:p>
      <text:p text:style-name="P1077"><text:tab/>She feels the rhythmic dance of her fingers, toes, limbs and body as blood pulsates through them.</text:p>
      <text:p text:style-name="P1077"><text:tab/><text:span text:style-name="T2690">He sealed off my Glyphs… but how?</text:span></text:p>
      <text:p text:style-name="P1077"><text:tab/>Aching muscles contract uneasily, fibers sliding against each other like rusted iron rods. But eventually she manages to pry herself from the ground, sitting, then kneeling.</text:p>
      <text:p text:style-name="P1076"><text:tab/><text:span text:style-name="T2691">Biracul’s balls! Am I in the Wasteland again?!</text:span></text:p>
      <text:p text:style-name="P684"><text:span text:style-name="T1661"><text:tab/>Suddenly, Eidos feels a gentle tap on her shoulder as though to get her attention. She spins violently towards the perceived threat, but her gaze is met with what can only be described as the antithesis of danger: a terrified and scrawny fellow in a turquoise robe.</text:span></text:p>
      <text:p text:style-name="P684"><text:span text:style-name="T1661"><text:tab/></text:span><text:span text:style-name="T2692">Heyar! You’re alive again! I’m so sorry about last time!</text:span></text:p>
      <text:p text:style-name="P684"><text:span text:style-name="T1662"><text:tab/>The man, equally startled by Eidos' sudden movement, falls back with a weak yelp. Shaking and blinking the fear from his eyes, a look of once forgotten excitement draws the corners of his lips up into shit-eating grin.</text:span></text:p>
      <text:p text:style-name="P684"><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684"><text:span text:style-name="T1662"><text:tab/>“</text:span><text:span text:style-name="T1664">What happened?” </text:span><text:span text:style-name="T2694">We got our ass kicked by Khlutt, that’s what.</text:span></text:p>
      <text:p text:style-name="P684"><text:span text:style-name="T1664"><text:tab/>“You mean you don’t remember your brief tussle with the magelord of the Dawn?! </text:span><text:span text:style-name="T1665">Well, he certainly does! </text:span><text:span text:style-name="T1666">Ha ha!</text:span><text:span text:style-name="T1665">”</text:span></text:p>
      <text:p text:style-name="P684"><text:span text:style-name="T1665"><text:tab/>“</text:span><text:span text:style-name="T1666">What I meant was, what happened </text:span><text:span text:style-name="T2693">after</text:span><text:span text:style-name="T1666"> that?” </text:span><text:span text:style-name="T2694">Actually, that’s a good question…</text:span></text:p>
      <text:p text:style-name="P684"><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684"><text:span text:style-name="T1667"><text:tab/>“</text:span><text:span text:style-name="T1669">Ah. Gotcha.”</text:span></text:p>
      <text:p text:style-name="P684"><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695">Oh no, this is the same bit as before. He wants to travel with me.</text:span></text:p>
      <text:p text:style-name="P684"><text:span text:style-name="T1671"><text:tab/>“I say we—you and myself, that is—tackle the Wasteland together! Your brawn and my brain might just get us through! What say you?” </text:span><text:span text:style-name="T2695">No, I don’t want to kill you again.</text:span></text:p>
      <text:p text:style-name="P684"><text:span text:style-name="T1671"><text:tab/>“Didn’t I just lose the only fight I’ve ever had? Not sure</text:span><text:span text:style-name="T2695"> </text:span><text:span text:style-name="T1671">I have much brawn to speak of…”</text:span></text:p>
      <text:p text:style-name="P684"><text:span text:style-name="T1671"><text:tab/>“Ho ho! Yes indeed!” he says with a mirthful laugh before adding, “Though ‘not much’ beats ‘none’—which happens to be the exact amount of brawn I claim ownership of! Ha ha!”</text:span></text:p>
      <text:p text:style-name="P684"><text:span text:style-name="T1671"><text:tab/></text:span><text:span text:style-name="T1672">Heyar then laughs. A lot. Tickled in the extreme by the hilarity of his own words. His eyes tear up with the sheer and utter genius of his joke.</text:span></text:p>
      <text:p text:style-name="P684"><text:span text:style-name="T1672"><text:tab/>“Not sure why you’re laughing,” she says, genuinely confused. </text:span><text:span text:style-name="T2696">Doesn’t matter. But whatever you do, don’t accept his offer to travel together!</text:span></text:p>
      <text:p text:style-name="P684"><text:soft-page-break/><text:span text:style-name="T1672"><text:tab/>Heyar’s fit of giggling tapers and he blushes, now a little self-conscious. “Oh. Sorry! Ho ho! The danger with having such a keen intellect is that it allows one to see the humor in everything! Ha ha!”</text:span></text:p>
      <text:p text:style-name="P684"><text:span text:style-name="T1672"><text:tab/>“If you say so.”</text:span></text:p>
      <text:p text:style-name="P684"><text:span text:style-name="T1672"><text:tab/>“You seem like a fine traveling companion for the Wastes! So? Shall we explore our tomb together, chum?”</text:span></text:p>
      <text:p text:style-name="P684"><text:span text:style-name="T1672"><text:tab/>“Doesn’t much matter to me. But I’d rather find some shade and a place to rest.” </text:span><text:span text:style-name="T2696">No! N</text:span><text:span text:style-name="T2697">ot again! Please</text:span><text:span text:style-name="T2696">!</text:span></text:p>
      <text:p text:style-name="P684"><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684"><text:span text:style-name="T1662"><text:tab/>Eidos watches as Heyar walks off, the Daziran scholar gleefully muttering to himself and making strange gesticulations, as though lecturing to the dust and stones. </text:span><text:span text:style-name="T1674">She shambles after him, beginning to bake in the afternoon sun.</text:span></text:p>
      <text:p text:style-name="P684"><text:span text:style-name="T1674"><text:tab/></text:span><text:span text:style-name="T2698">I won’t let it happen again. I won’t!</text:span></text:p>
      <text:p text:style-name="P684"><text:span text:style-name="T1674"><text:tab/>A growing fondness for the scholar makes her pursuit less of a chore, but a growing unease make</text:span><text:span text:style-name="T1675">s</text:span><text:span text:style-name="T1674"> her keep her distance.</text:span></text:p>
      <text:p text:style-name="P684"><text:span text:style-name="T1674"><text:tab/></text:span><text:span text:style-name="T2699">This time you won’t die by my hand. I promise.</text:span><text:span text:style-name="T1675"> Her resolve cemented, both body and mind trudge forth, off into the eastern Wastes.</text:span></text:p>
      <text:p text:style-name="P1080"/>
      <text:p text:style-name="P1080"/>
      <text:p text:style-name="P1081">____________________</text:p>
      <text:p text:style-name="P1082"><text:span text:style-name="T2826">The W</text:span><text:span text:style-name="T2838">asteland</text:span><text:span text:style-name="T2826"> – </text:span><text:span text:style-name="T2833">A</text:span><text:span text:style-name="T2906">rk’s Beacon</text:span></text:p>
      <text:p text:style-name="P1080"/>
      <text:p text:style-name="P1080"/>
      <text:p text:style-name="P1082"><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684"><text:span text:style-name="T1661"><text:tab/>A break in the howling winds grants her eyes the freedom to look up and forward. The Wasteland spire, </text:span><text:span text:style-name="T1678">Ark’s Beacon,</text:span><text:span text:style-name="T1661"> grows nearer. From this vantage point, she now sees that it is but a small part of a broad, stout fortification, several hundred paces wide—</text:span><text:span text:style-name="T1679">a microcosmic Dawn Fortress</text:span><text:span text:style-name="T1661">. This structure is built into the lip of a massive crater, stopping it up, and preventing t</text:span><text:span text:style-name="T1680">raffic either in or out</text:span><text:span text:style-name="T1661">.</text:span></text:p>
      <text:p text:style-name="P1085"><text:span text:style-name="T1661"><text:tab/></text:span><text:span text:style-name="T1681">When near enough, she sees evidence of recent habitation—abandoned tents, bedrolls, and ashy campfire remains, to name a few. </text:span><text:span text:style-name="T1682">E</text:span><text:span text:style-name="T1684">ven a</text:span><text:span text:style-name="T1682"> </text:span><text:span text:style-name="T1683">small </text:span><text:span text:style-name="T1682">water cistern sits nearby, </text:span><text:span text:style-name="T1684">though it is now </text:span><text:span text:style-name="T1682">as empty as the facilities it services. </text:span><text:span text:style-name="T1685">It seems the sole occupants of A</text:span><text:span text:style-name="T1686">rk’s Beacon</text:span><text:span text:style-name="T1685"> are solitude and fading memories.</text:span></text:p>
      <text:p text:style-name="P1084"><text:span text:style-name="T1682"><text:tab/></text:span><text:span text:style-name="T1681">Bringing her attention to the wall whose shadow now envelops her, she notices that on either side, a stairway lead to the top of the fortress walls.</text:span></text:p>
      <text:p text:style-name="P1083"><text:span text:style-name="T1681"><text:tab/>S</text:span><text:span text:style-name="T1687">uddenly, l</text:span><text:span text:style-name="T1681">aughter shatters the solemn silence of the Wastes, </text:span><text:span text:style-name="T1688">reminding Eidos she is not actually alone</text:span><text:span text:style-name="T1681">. S</text:span><text:span text:style-name="T1688">he</text:span><text:span text:style-name="T1681"> turns t</text:span><text:span text:style-name="T1688">o find</text:span><text:span text:style-name="T1681"> Heyar </text:span><text:span text:style-name="T1688">some twenty paces off</text:span><text:span text:style-name="T1681">, laughing at one of his own inane jokes.</text:span></text:p>
      <text:p text:style-name="P1086"><text:span text:style-name="T1661"><text:tab/></text:span><text:span text:style-name="T1689">Leaving the scholar to his boundless fun, Eidos climbs the stairs and mounts the battlements atop the wall, </text:span><text:span text:style-name="T1690">and </text:span><text:span text:style-name="T1689">her a</text:span><text:span text:style-name="T1690">scent is </text:span><text:span text:style-name="T1689">rewarded with a curious sight. From the parapet upon which she stands, a massive stone ramp descends into the crater below.</text:span></text:p>
      <text:p text:style-name="P1086"><text:span text:style-name="T1689"><text:tab/></text:span><text:span text:style-name="T1695">She k</text:span><text:span text:style-name="T1689">icks a pebble down towards the ramp. </text:span><text:span text:style-name="T1692">A</text:span><text:span text:style-name="T1689"> second l</text:span><text:span text:style-name="T1695">ater, it cracks against</text:span><text:span text:style-name="T1689"> the sloped surface </text:span><text:span text:style-name="T1695">of the crater.</text:span><text:span text:style-name="T1689"> The descent </text:span><text:span text:style-name="T1691">s</text:span><text:span text:style-name="T1696">eems</text:span><text:span text:style-name="T1691"> a simple task</text:span><text:span text:style-name="T1689">. However, g</text:span><text:span text:style-name="T1697">iven</text:span><text:span text:style-name="T1689"> the s</text:span><text:span text:style-name="T1697">mooth</text:span><text:span text:style-name="T1689"> surfaces of the wall, </text:span><text:span text:style-name="T1693">a </text:span><text:span text:style-name="T1697">return</text:span><text:span text:style-name="T1693"> ascent s</text:span><text:span text:style-name="T1697">eems</text:span><text:span text:style-name="T1693"> inversely </text:span><text:span text:style-name="T1694">proportiona</text:span><text:span text:style-name="T1698">l</text:span><text:span text:style-name="T1694"> in its </text:span><text:span text:style-name="T1693">simpli</text:span><text:span text:style-name="T1694">city</text:span><text:span text:style-name="T1689">. W</text:span><text:span text:style-name="T1699">ith this setup, t</text:span><text:span text:style-name="T1689">he whole complex a</text:span><text:span text:style-name="T1698">ppears to be</text:span><text:span text:style-name="T1689"> </text:span><text:soft-page-break/><text:span text:style-name="T1689">designed to invite invaders from the crater to mount the ramp only to be rebuffed by its formidable walls.</text:span></text:p>
      <text:p text:style-name="P1086"><text:span text:style-name="T1689"/></text:p>
      <text:p text:style-name="P1087"><text:span text:style-name="T1689">&lt;</text:span><text:span text:style-name="T24">Hallucinate archer chick convo&gt;</text:span></text:p>
      <text:p text:style-name="P1087"><text:span text:style-name="T24">&lt;Heyar comes and talks&gt;</text:span></text:p>
      <text:p text:style-name="P1087"><text:span text:style-name="T24">&lt;Eidos forces her body over the wall&gt;</text:span></text:p>
      <text:p text:style-name="P1087"><text:span text:style-name="T24">&lt;She meets the Draugs and exits through the eastern exit&gt;</text:span></text:p>
      <text:p text:style-name="P684"><text:span text:style-name="T1661"><text:tab/></text:span></text:p>
      <text:p text:style-name="P1076"><text:span text:style-name="T1661"/></text:p>
      <text:p text:style-name="P684"/>
      <text:p text:style-name="P684">- <text:span text:style-name="T3097">Stilled Sand Crater</text:span></text:p>
      <text:p text:style-name="P707">- <text:span text:style-name="T3096">Ur’Ruk</text:span></text:p>
      <text:p text:style-name="P71"><text:span text:style-name="T1">- </text:span><text:span text:style-name="T488">Dungeon of the Void</text:span></text:p>
      <text:p text:style-name="P973"><text:span text:style-name="T2982">A </text:span><text:span text:style-name="T2991">L</text:span><text:span text:style-name="T2993">ost City</text:span></text:p>
      <text:p text:style-name="P448"/>
      <text:p text:style-name="P448"/>
      <text:p text:style-name="P538">______________________</text:p>
      <text:p text:style-name="P685"><text:span text:style-name="T2826">U</text:span><text:span text:style-name="T2839">r’Ruk – </text:span><text:span text:style-name="T2833">The G</text:span><text:span text:style-name="T2839">ates of A</text:span><text:span text:style-name="T2853">wakening</text:span></text:p>
      <text:p text:style-name="P448"/>
      <text:p text:style-name="P448"/>
      <text:p text:style-name="P73"><text:tab/>???</text:p>
      <text:p text:style-name="P685"/>
      <text:p text:style-name="P685">- <text:span text:style-name="T3096">Ur’Ruk</text:span></text:p>
      <text:p text:style-name="P71"><text:span text:style-name="T1">- </text:span><text:span text:style-name="T488">Dungeon of the Void</text:span></text:p>
      <text:p text:style-name="P974"><text:span text:style-name="T2982">A </text:span><text:span text:style-name="T2991">New</text:span><text:span text:style-name="T2982"> E</text:span><text:span text:style-name="T2994">nding</text:span></text:p>
      <text:p text:style-name="P449"/>
      <text:p text:style-name="P449"/>
      <text:p text:style-name="P539">_________________________</text:p>
      <text:p text:style-name="P686"><text:span text:style-name="T2826">U</text:span><text:span text:style-name="T2840">r’Ruk – </text:span><text:span text:style-name="T2833">The D</text:span><text:span text:style-name="T2840">ungeon of the Void</text:span></text:p>
      <text:p text:style-name="P449"/>
      <text:p text:style-name="P449"/>
      <text:p text:style-name="P52"><text:tab/>???</text:p>
      <text:p text:style-name="P52"/>
      <text:p text:style-name="P46"><text:span text:style-name="T1">- </text:span><text:span text:style-name="T2020">A New Ending: </text:span><text:span text:style-name="T488">Dungeon of the Void</text:span></text:p>
      <text:p text:style-name="P1"/>
      <text:p text:style-name="P126"/>
      <text:p text:style-name="P955">A <text:span text:style-name="T3108">Dream of the Tower of Discipline</text:span></text:p>
      <text:p text:style-name="P53"/>
      <text:p text:style-name="P53"/>
      <text:p text:style-name="P391">A<text:span text:style-name="T3109">n Ally</text:span></text:p>
      <text:p text:style-name="P450"/>
      <text:p text:style-name="P450"/>
      <text:p text:style-name="P540">_____________________</text:p>
      <text:p text:style-name="P687"><text:span text:style-name="T2826">The M</text:span><text:span text:style-name="T2841">indscape</text:span><text:span text:style-name="T2826"> – </text:span><text:span text:style-name="T2833">The G</text:span><text:span text:style-name="T2841">raylands</text:span></text:p>
      <text:p text:style-name="P450"/>
      <text:p text:style-name="P450"/>
      <text:p text:style-name="P134"><text:tab/>???</text:p>
      <text:p text:style-name="P134"/>
      <text:p text:style-name="P677">- <text:span text:style-name="T3116">Talk to Ormenos</text:span></text:p>
      <text:p text:style-name="P677"/>
      <text:p text:style-name="P975"><text:span text:style-name="T3099">The Path of </text:span><text:span text:style-name="T3100">the </text:span><text:span text:style-name="T3099">S</text:span><text:span text:style-name="T3102">chemer</text:span></text:p>
      <text:p text:style-name="P54"/>
      <text:p text:style-name="P54"/>
      <text:p text:style-name="P688"><text:span text:style-name="T2982">A </text:span><text:span text:style-name="T2991">New</text:span><text:span text:style-name="T2982"> </text:span><text:span text:style-name="T3017">Approach</text:span></text:p>
      <text:p text:style-name="P451"/>
      <text:p text:style-name="P451"/>
      <text:p text:style-name="P541">______________________________</text:p>
      <text:p text:style-name="P451"><text:span text:style-name="T3082">The Sanctuary – </text:span>The Awakening Chamber</text:p>
      <text:p text:style-name="P451"/>
      <text:p text:style-name="P451"/>
      <text:p text:style-name="P54"><text:tab/>???</text:p>
      <text:p text:style-name="P54"/>
      <text:p text:style-name="P129"><text:span text:style-name="T4">- </text:span><text:span text:style-name="T5">Talk to Fenrir + Get Awareness </text:span><text:span text:style-name="T6">+ Learn to read </text:span><text:span text:style-name="T7">+ Fail at Reckoner</text:span></text:p>
      <text:p text:style-name="P836"><text:span text:style-name="T7">-</text:span><text:span text:style-name="T14"> M</text:span><text:span text:style-name="T16">eet Fam</text:span><text:span text:style-name="T14"> </text:span><text:span text:style-name="T7">+ Travel to Tambul</text:span></text:p>
      <text:p text:style-name="P130"><text:span text:style-name="T7">- Talk to Pakh + </text:span><text:span text:style-name="T11">Murdered</text:span></text:p>
      <text:p text:style-name="P131"><text:span text:style-name="T11">-</text:span><text:span text:style-name="T15"> </text:span><text:span text:style-name="T13">Dust storm + Fam dream </text:span><text:span text:style-name="T16">+ <text:s/></text:span><text:span text:style-name="T12">Get Resurrection</text:span></text:p>
      <text:p text:style-name="P143">- <text:span text:style-name="T3110">Logira + Valley of Bones + Adarin</text:span></text:p>
      <text:p text:style-name="P143">- <text:span text:style-name="T3097">Wellspring + Rikharr + Quangjo</text:span></text:p>
      <text:p text:style-name="P145">- Kill Gulganna</text:p>
      <text:p text:style-name="P976"><text:span text:style-name="T2982">A </text:span><text:span text:style-name="T2991">D</text:span><text:span text:style-name="T2995">angerous Gamble</text:span></text:p>
      <text:p text:style-name="P452"/>
      <text:p text:style-name="P452"/>
      <text:p text:style-name="P542">___________________</text:p>
      <text:p text:style-name="P689"><text:span text:style-name="T2826">The K</text:span><text:span text:style-name="T2842">aban Wilds</text:span><text:span text:style-name="T2826"> – </text:span><text:span text:style-name="T2833">Ta</text:span><text:span text:style-name="T2842">criba</text:span></text:p>
      <text:p text:style-name="P452"/>
      <text:p text:style-name="P452"/>
      <text:p text:style-name="P55"><text:tab/>???</text:p>
      <text:p text:style-name="P141"/>
      <text:p text:style-name="P141">&lt;FAMLICUS CONVO&gt;</text:p>
      <text:p text:style-name="P705"><text:span text:style-name="T184"><text:tab/>“</text:span><text:span text:style-name="T186">Hail, traveler! What brings you out to the desert? Haven’t you heard the wisdom of Biracul? That only beasts and Jinns live outside the city walls…”</text:span></text:p>
      <text:p text:style-name="P705"><text:span text:style-name="T186"><text:tab/>“Then which of the two are you, fellow traveler?” </text:span><text:span text:style-name="T188">She replies, half in jest, half in test.</text:span></text:p>
      <text:p text:style-name="P705"><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3"><text:tab/>“Disillusioned? How so?”</text:p>
      <text:p text:style-name="P705"><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05"><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05"><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4"/>
      <text:p text:style-name="P705"><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0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2"/>
      <text:p text:style-name="P133"><text:span text:style-name="T1714"><text:tab/>“Well, for now, I strongly suggest you make for the Moon Tower of Tambul, so that you may judge for yourself what’s to become of this world. I’ll simply use these ruins of Old Tacriba here as a lodge for the time being.</text:span><text:span text:style-name="T1715">”</text:span></text:p>
      <text:p text:style-name="P349"/>
      <text:p text:style-name="P349"/>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208">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209">Thank the heavens! No more damn crystals!</text:span></text:p>
      <text:p text:style-name="P127"><text:span text:style-name="T1716"><text:tab/>Departing from the pillar, Eidos resumes her journey towards the mountain range. But as the day wanes, her strength is sapped from her body. And yet still, she keeps a steady pace.</text:span><text:span text:style-name="T2728"> </text:span><text:span text:style-name="T2729">I really could use some sleep.</text:span><text:span text:style-name="T2728"> </text:span><text:span text:style-name="T1716">The setting sun and the bone-chilling gales do little to halt her progress. Onward she marches, through the night, until the dawn delivers her to her destination… </text:span><text:span text:style-name="T2729">Maybe if I just close my eyes.</text:span></text:p>
      <text:p text:style-name="P55"/>
      <text:p text:style-name="P706"><text:span text:style-name="T7">- M</text:span><text:span text:style-name="T11">eet</text:span><text:span text:style-name="T7"> Famlicus + Travel to Tambul</text:span></text:p>
      <text:p text:style-name="P130"><text:span text:style-name="T7">- Talk to Pakh + </text:span><text:span text:style-name="T11">Murdered</text:span></text:p>
      <text:p text:style-name="P132"><text:span text:style-name="T11">-</text:span><text:span text:style-name="T15"> </text:span><text:span text:style-name="T13">Dust storm + Fam dream </text:span><text:span text:style-name="T16">+ <text:s/></text:span><text:span text:style-name="T12">Get Resurrection</text:span></text:p>
      <text:p text:style-name="P143">- <text:span text:style-name="T3110">Logira + Valley of Bones + Adarin</text:span></text:p>
      <text:p text:style-name="P143">- <text:span text:style-name="T3097">Wellspring + Rikharr + Quangjo</text:span></text:p>
      <text:p text:style-name="P145">- Kill Gulganna</text:p>
      <text:p text:style-name="P142"/>
      <text:p text:style-name="P977"><text:span text:style-name="T2982">A </text:span><text:span text:style-name="T2991">C</text:span><text:span text:style-name="T2996">ornered Mage</text:span></text:p>
      <text:p text:style-name="P453"/>
      <text:p text:style-name="P453"/>
      <text:p text:style-name="P543">____________________</text:p>
      <text:p text:style-name="P690"><text:span text:style-name="T2826">Ta</text:span><text:span text:style-name="T2843">mbul</text:span><text:span text:style-name="T2826"> – </text:span><text:span text:style-name="T2833">The G</text:span><text:span text:style-name="T2843">ates of Tambul</text:span></text:p>
      <text:p text:style-name="P453"/>
      <text:p text:style-name="P453"/>
      <text:p text:style-name="P144"><text:tab/>???</text:p>
      <text:p text:style-name="P144"/>
      <text:p text:style-name="P129"><text:span text:style-name="T7">- Talk to Pakh + </text:span><text:span text:style-name="T11">Murdered</text:span></text:p>
      <text:p text:style-name="P132"><text:span text:style-name="T11">-</text:span><text:span text:style-name="T15"> </text:span><text:span text:style-name="T13">Dust storm + Fam dream </text:span><text:span text:style-name="T16">+ <text:s/></text:span><text:span text:style-name="T12">Get Resurrection</text:span></text:p>
      <text:p text:style-name="P143">- <text:span text:style-name="T3110">Logira + Valley of Bones + Adarin</text:span></text:p>
      <text:p text:style-name="P143">- <text:span text:style-name="T3097">Wellspring + Rikharr + Quangjo</text:span></text:p>
      <text:p text:style-name="P143"><text:span text:style-name="T11">- </text:span><text:span text:style-name="T3098">Kill Gulganna</text:span></text:p>
      <text:p text:style-name="P978"><text:span text:style-name="T2982">A </text:span><text:span text:style-name="T2991">P</text:span><text:span text:style-name="T3010">arting</text:span><text:span text:style-name="T2997"> Gift</text:span></text:p>
      <text:p text:style-name="P454"/>
      <text:p text:style-name="P454"/>
      <text:p text:style-name="P544">__________________</text:p>
      <text:p text:style-name="P691"><text:span text:style-name="T2826">The K</text:span><text:span text:style-name="T2844">aban Wilds</text:span><text:span text:style-name="T2826"> – </text:span><text:span text:style-name="T2833">Ta</text:span><text:span text:style-name="T2844">criba</text:span></text:p>
      <text:p text:style-name="P454"/>
      <text:p text:style-name="P454"/>
      <text:p text:style-name="P146"><text:tab/>???</text:p>
      <text:p text:style-name="P146"/>
      <text:p text:style-name="P132"><text:span text:style-name="T11">-</text:span><text:span text:style-name="T15"> </text:span><text:span text:style-name="T13">Dust storm + Fam dream </text:span><text:span text:style-name="T16">+ <text:s/></text:span><text:span text:style-name="T12">Get Resurrection</text:span></text:p>
      <text:p text:style-name="P143">- <text:span text:style-name="T3110">Logira + Valley of Bones + Adarin</text:span></text:p>
      <text:p text:style-name="P143">- <text:span text:style-name="T3097">Wellspring + Rikharr + Quangjo</text:span></text:p>
      <text:p text:style-name="P147">- Kill Gulganna</text:p>
      <text:p text:style-name="P979"><text:span text:style-name="T2982">A </text:span><text:span text:style-name="T2991">H</text:span><text:span text:style-name="T2998">eartfelt Plea</text:span></text:p>
      <text:p text:style-name="P455"/>
      <text:p text:style-name="P455"/>
      <text:p text:style-name="P545">_______________________</text:p>
      <text:p text:style-name="P692"><text:span text:style-name="T2826">The D</text:span><text:span text:style-name="T2845">awn Fortress</text:span><text:span text:style-name="T2826"> – </text:span><text:span text:style-name="T2833">The C</text:span><text:span text:style-name="T2846">avern</text:span></text:p>
      <text:p text:style-name="P455"/>
      <text:p text:style-name="P455"/>
      <text:p text:style-name="P135"><text:tab/>???</text:p>
      <text:p text:style-name="P135"/>
      <text:p text:style-name="P142">- <text:span text:style-name="T3110">Logira + Valley of Bones + Adarin</text:span></text:p>
      <text:p text:style-name="P143">- <text:span text:style-name="T3097">Wellspring + Rikharr + Quangjo</text:span></text:p>
      <text:p text:style-name="P143">- <text:span text:style-name="T3098">Kill Gulganna</text:span></text:p>
      <text:p text:style-name="P980"><text:span text:style-name="T2982">A</text:span><text:span text:style-name="T2999">n</text:span><text:span text:style-name="T2982"> </text:span><text:span text:style-name="T2991">E</text:span><text:span text:style-name="T2999">xcursion Less Ignorant</text:span></text:p>
      <text:p text:style-name="P456"/>
      <text:p text:style-name="P456"/>
      <text:p text:style-name="P546">___________________________</text:p>
      <text:p text:style-name="P693"><text:span text:style-name="T2826">The W</text:span><text:span text:style-name="T2847">ellspring</text:span><text:span text:style-name="T2826"> – </text:span><text:span text:style-name="T2833">The R</text:span><text:span text:style-name="T2847">uined Archives</text:span></text:p>
      <text:p text:style-name="P456"/>
      <text:p text:style-name="P456"/>
      <text:p text:style-name="P136"><text:tab/>???</text:p>
      <text:p text:style-name="P136"/>
      <text:p text:style-name="P142">- <text:span text:style-name="T3097">Wellspring + Rikharr + Quangjo</text:span></text:p>
      <text:p text:style-name="P143">- <text:span text:style-name="T3098">Kill Gulganna</text:span></text:p>
      <text:p text:style-name="P981"><text:span text:style-name="T2982">A </text:span><text:span text:style-name="T2991">K</text:span><text:span text:style-name="T3000">indred Beast</text:span></text:p>
      <text:p text:style-name="P457"/>
      <text:p text:style-name="P457"/>
      <text:p text:style-name="P547">______________________________</text:p>
      <text:p text:style-name="P457"><text:span text:style-name="T3082">The Sanctuary – </text:span>The Awakening Chamber</text:p>
      <text:p text:style-name="P457"/>
      <text:p text:style-name="P457"/>
      <text:p text:style-name="P137"><text:tab/>???</text:p>
      <text:p text:style-name="P137"/>
      <text:p text:style-name="P142">- <text:span text:style-name="T3098">Kill Gulganna</text:span></text:p>
      <text:p text:style-name="P956">A <text:span text:style-name="T3111">Dream of Istariath</text:span></text:p>
      <text:p text:style-name="P56"/>
      <text:p text:style-name="P56"/>
      <text:p text:style-name="P694"><text:span text:style-name="T2982">A</text:span><text:span text:style-name="T3001"> Beast</text:span></text:p>
      <text:p text:style-name="P458"/>
      <text:p text:style-name="P458"/>
      <text:p text:style-name="P548">_____________________</text:p>
      <text:p text:style-name="P694"><text:span text:style-name="T2826">The M</text:span><text:span text:style-name="T2848">indscape</text:span><text:span text:style-name="T2826"> – </text:span><text:span text:style-name="T2833">The G</text:span><text:span text:style-name="T2848">raylands</text:span></text:p>
      <text:p text:style-name="P458"/>
      <text:p text:style-name="P458"/>
      <text:p text:style-name="P138"><text:tab/>???</text:p>
      <text:p text:style-name="P138"/>
      <text:p text:style-name="P982"><text:span text:style-name="T3099">The Path of </text:span><text:span text:style-name="T3100">the </text:span><text:span text:style-name="T3099">T</text:span><text:span text:style-name="T3103">yrant</text:span></text:p>
      <text:p text:style-name="P57"/>
      <text:p text:style-name="P57"/>
      <text:p text:style-name="P695"><text:span text:style-name="T2982">A </text:span><text:span text:style-name="T3002">F</text:span><text:span text:style-name="T3007">itting Punishment</text:span></text:p>
      <text:p text:style-name="P459"/>
      <text:p text:style-name="P459"/>
      <text:p text:style-name="P549">______________________________</text:p>
      <text:p text:style-name="P459"><text:span text:style-name="T3082">The Sanctuary – </text:span>The Awakening Chamber</text:p>
      <text:p text:style-name="P459"/>
      <text:p text:style-name="P459"/>
      <text:p text:style-name="P139"><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983"><text:span text:style-name="T2982">A </text:span><text:span text:style-name="T2991">F</text:span><text:span text:style-name="T3003">ury Unleashed</text:span></text:p>
      <text:p text:style-name="P460"/>
      <text:p text:style-name="P460"/>
      <text:p text:style-name="P550">__________________</text:p>
      <text:p text:style-name="P696"><text:span text:style-name="T2826">The K</text:span><text:span text:style-name="T2849">aban Wilds</text:span><text:span text:style-name="T2826"> – </text:span><text:span text:style-name="T2833">T</text:span><text:span text:style-name="T2849">acriba</text:span></text:p>
      <text:p text:style-name="P460"/>
      <text:p text:style-name="P460"/>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984"><text:span text:style-name="T2982">A</text:span><text:span text:style-name="T3004"> </text:span><text:span text:style-name="T3005">Tragedy Revived</text:span></text:p>
      <text:p text:style-name="P461"/>
      <text:p text:style-name="P461"/>
      <text:p text:style-name="P551">____________________________</text:p>
      <text:p text:style-name="P697"><text:span text:style-name="T2826">The </text:span><text:span text:style-name="T2850">Wasteland</text:span><text:span text:style-name="T2826"> – </text:span><text:span text:style-name="T2833">The S</text:span><text:span text:style-name="T2850">tilled Sand Crater</text:span></text:p>
      <text:p text:style-name="P461"/>
      <text:p text:style-name="P461"/>
      <text:p text:style-name="P59"><text:tab/>???</text:p>
      <text:p text:style-name="P4"/>
      <text:p text:style-name="P4">- <text:span text:style-name="T18">Gather Draug army + Relive Rikharr</text:span></text:p>
      <text:p text:style-name="P4"/>
      <text:p text:style-name="P4"/>
      <text:p text:style-name="P957">A <text:span text:style-name="T3112">Dream of Ghlemere</text:span></text:p>
      <text:p text:style-name="P60"/>
      <text:p text:style-name="P60"/>
      <text:p text:style-name="P698"><text:span text:style-name="T2982">A </text:span><text:span text:style-name="T2991">S</text:span><text:span text:style-name="T3006">layer</text:span></text:p>
      <text:p text:style-name="P462"/>
      <text:p text:style-name="P462"/>
      <text:p text:style-name="P552">______________________</text:p>
      <text:p text:style-name="P698"><text:span text:style-name="T2826">The M</text:span><text:span text:style-name="T2851">indscape – </text:span><text:span text:style-name="T2833">The G</text:span><text:span text:style-name="T2851">raylands</text:span></text:p>
      <text:p text:style-name="P462"/>
      <text:p text:style-name="P462"/>
      <text:p text:style-name="P60"><text:tab/>???</text:p>
      <text:p text:style-name="P60"/>
      <text:p text:style-name="P4"/>
      <text:p text:style-name="P985"><text:span text:style-name="T3099">The Path of </text:span><text:span text:style-name="T3100">the </text:span><text:span text:style-name="T3099">T</text:span><text:span text:style-name="T3104">ruthseeker</text:span></text:p>
      <text:p text:style-name="P61"/>
      <text:p text:style-name="P61"/>
      <text:p text:style-name="P699"><text:span text:style-name="T2982">A </text:span><text:span text:style-name="T2991">F</text:span><text:span text:style-name="T3018">inal Attempt</text:span></text:p>
      <text:p text:style-name="P463"/>
      <text:p text:style-name="P463"/>
      <text:p text:style-name="P553">______________________________</text:p>
      <text:p text:style-name="P463"><text:span text:style-name="T3082">The Sanctuary – </text:span>The Awakening Chamber</text:p>
      <text:p text:style-name="P463"/>
      <text:p text:style-name="P463"/>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986"><text:span text:style-name="T2982">A </text:span><text:span text:style-name="T2991">M</text:span><text:span text:style-name="T3008">ystery Unraveled</text:span></text:p>
      <text:p text:style-name="P464"/>
      <text:p text:style-name="P464"/>
      <text:p text:style-name="P554">___________________</text:p>
      <text:p text:style-name="P700"><text:span text:style-name="T2826">The Sanctuary – </text:span><text:span text:style-name="T2833">The Ar</text:span><text:span text:style-name="T2852">chives</text:span></text:p>
      <text:p text:style-name="P464"/>
      <text:p text:style-name="P464"/>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987"><text:span text:style-name="T2982">A </text:span><text:span text:style-name="T2991">F</text:span><text:span text:style-name="T3009">amiliar Conclusion</text:span></text:p>
      <text:p text:style-name="P465"/>
      <text:p text:style-name="P465"/>
      <text:p text:style-name="P555">___________________________</text:p>
      <text:p text:style-name="P701"><text:span text:style-name="T2826">The W</text:span><text:span text:style-name="T2853">asteland</text:span><text:span text:style-name="T2826"> – </text:span><text:span text:style-name="T2833">The G</text:span><text:span text:style-name="T2854">ate of Awareness</text:span></text:p>
      <text:p text:style-name="P465"/>
      <text:p text:style-name="P465"/>
      <text:p text:style-name="P63"><text:tab/>???</text:p>
      <text:p text:style-name="P6"/>
      <text:p text:style-name="P64">- <text:span text:style-name="T21">Enter Dungeon + Flee + Die in Nowhere</text:span></text:p>
      <text:p text:style-name="P64"/>
      <text:p text:style-name="P64"/>
      <text:p text:style-name="P6"/>
      <text:p text:style-name="P958">A <text:span text:style-name="T3113">Dream of the Crimson Field</text:span></text:p>
      <text:p text:style-name="P65"/>
      <text:p text:style-name="P65"/>
      <text:p text:style-name="P702"><text:span text:style-name="T2982">A </text:span><text:span text:style-name="T2991">T</text:span><text:span text:style-name="T3011">rickster</text:span></text:p>
      <text:p text:style-name="P466"/>
      <text:p text:style-name="P466"/>
      <text:p text:style-name="P556">_____________________</text:p>
      <text:p text:style-name="P702"><text:span text:style-name="T2826">The </text:span><text:span text:style-name="T2855">Mindscape</text:span><text:span text:style-name="T2826"> – </text:span><text:span text:style-name="T2833">The G</text:span><text:span text:style-name="T2855">raylands</text:span></text:p>
      <text:p text:style-name="P466"/>
      <text:p text:style-name="P466"/>
      <text:p text:style-name="P65"><text:tab/>???</text:p>
      <text:p text:style-name="P148"/>
      <text:p text:style-name="P4">- <text:span text:style-name="T3115">Get duped by Famlicus</text:span></text:p>
      <text:p text:style-name="P988"><text:span text:style-name="T3099">The Path of </text:span><text:span text:style-name="T3100">the </text:span><text:span text:style-name="T3099">L</text:span><text:span text:style-name="T3105">unatic</text:span></text:p>
      <text:p text:style-name="P66"/>
      <text:p text:style-name="P66"/>
      <text:p text:style-name="P703"><text:span text:style-name="T2982">A </text:span><text:span text:style-name="T2991">S</text:span><text:span text:style-name="T3012">hattered Self</text:span></text:p>
      <text:p text:style-name="P467"/>
      <text:p text:style-name="P467"/>
      <text:p text:style-name="P557">______________________________</text:p>
      <text:p text:style-name="P467"><text:span text:style-name="T3082">The Sanctuary – </text:span>The Awakening Chamber</text:p>
      <text:p text:style-name="P467"/>
      <text:p text:style-name="P467"/>
      <text:p text:style-name="P66"><text:tab/>???</text:p>
      <text:p text:style-name="P66"/>
      <text:p text:style-name="P7">- <text:span text:style-name="T22">Farcasting BABY! + Talk to Vanargand + Go to Dazir</text:span></text:p>
      <text:p text:style-name="P150">- Khaa <text:span text:style-name="T3200">(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959">A <text:span text:style-name="T3114">Dream of Hamlik</text:span></text:p>
      <text:p text:style-name="P67"/>
      <text:p text:style-name="P67"/>
      <text:p text:style-name="P704"><text:span text:style-name="T2982">A </text:span><text:span text:style-name="T2991">W</text:span><text:span text:style-name="T3013">ill</text:span></text:p>
      <text:p text:style-name="P468"/>
      <text:p text:style-name="P468"/>
      <text:p text:style-name="P558">______________________</text:p>
      <text:p text:style-name="P704"><text:span text:style-name="T2826">The M</text:span><text:span text:style-name="T2856">indscape – </text:span><text:span text:style-name="T2833">The G</text:span><text:span text:style-name="T2856">raylands</text:span></text:p>
      <text:p text:style-name="P468"/>
      <text:p text:style-name="P468"/>
      <text:p text:style-name="P67"><text:tab/>???</text:p>
      <text:p text:style-name="P67"/>
      <text:p text:style-name="P128"><text:span text:style-name="T4">- </text:span><text:span text:style-name="T8">Talk to Famlicus, </text:span><text:span text:style-name="T9">don’t get duped</text:span></text:p>
      <text:p text:style-name="P990"><text:span text:style-name="T9">T</text:span><text:span text:style-name="T4">O USE LATER</text:span></text:p>
      <text:p text:style-name="P149"/>
      <text:p text:style-name="P149">&lt;GULGANNA VISION @ OBSIDIAN RUIN&gt;</text:p>
      <text:p text:style-name="P149"/>
      <text:p text:style-name="P1048"/>
      <text:p text:style-name="P1068"><text:span text:style-name="T1717"><text:tab/>Then, on the wall before her, Eidos sees a massive creature cut from cobalt, crushing the melted glass beneath its weight. While baffled by how she could </text:span><text:span text:style-name="T1718">have </text:span><text:span text:style-name="T1717">fail</text:span><text:span text:style-name="T1718">ed</text:span><text:span text:style-name="T1717"> to notice such a behemoth before now, it nevertheless could explain how this place met its ruin. The beast drips incandescent vapor upon the stair near Eidos’ feet, cracking the glass further with unbearable heat. B</text:span><text:span text:style-name="T1719">rilliant s</text:span><text:span text:style-name="T1717">pi</text:span><text:span text:style-name="T1719">k</text:span><text:span text:style-name="T1717">es along the creatures back ignite in </text:span><text:span text:style-name="T1719">a </text:span><text:span text:style-name="T1717">glorious rage and soon, Eidos can feel the light of a thousand suns welling up within its carapace, gleaming w</text:span><text:span text:style-name="T1720">hite</text:span><text:span text:style-name="T1717">-hot.</text:span></text:p>
      <text:p text:style-name="P1045"/>
      <text:p text:style-name="P1069"><text:span text:style-name="T1717">&lt;</text:span><text:span text:style-name="T1713">CONVO W/ SOMEONE&gt;</text:span></text:p>
      <text:p text:style-name="P1046"/>
      <text:p text:style-name="P1046"><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11T12:34:33.439911279</dc:date>
    <meta:editing-duration>P4DT12H58M54S</meta:editing-duration>
    <meta:editing-cycles>4446</meta:editing-cycles>
    <meta:generator>LibreOffice/6.3.3.1$Linux_X86_64 LibreOffice_project/30$Build-1</meta:generator>
    <meta:document-statistic meta:table-count="0" meta:image-count="0" meta:object-count="0" meta:page-count="140" meta:paragraph-count="2146" meta:word-count="60579" meta:character-count="352426" meta:non-whitespace-character-count="292181"/>
  </office:meta>
</office:document-meta>
</file>